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27cm"/>
    </style:style>
    <style:style style:name="co2" style:family="table-column">
      <style:table-column-properties fo:break-before="auto" style:column-width="13.684cm"/>
    </style:style>
    <style:style style:name="co3" style:family="table-column">
      <style:table-column-properties fo:break-before="auto" style:column-width="41.59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arrange object</text:p>
          </table:table-cell>
          <table:table-cell office:value-type="string">
            <text:p>disporre oggetti</text:p>
          </table:table-cell>
          <table:table-cell/>
        </table:table-row>
        <table:table-row table:style-name="ro1">
          <table:table-cell office:value-type="string">
            <text:p>1's complement</text:p>
          </table:table-cell>
          <table:table-cell office:value-type="string">
            <text:p>complemento a 1</text:p>
          </table:table-cell>
          <table:table-cell/>
        </table:table-row>
        <table:table-row table:style-name="ro1">
          <table:table-cell table:number-columns-repeated="2" office:value-type="string">
            <text:p>2.5G</text:p>
          </table:table-cell>
          <table:table-cell/>
        </table:table-row>
        <table:table-row table:style-name="ro1">
          <table:table-cell office:value-type="string">
            <text:p>3.5'' disk</text:p>
          </table:table-cell>
          <table:table-cell office:value-type="string">
            <text:p>dischetto da 3,5" <text:s/></text:p>
          </table:table-cell>
          <table:table-cell/>
        </table:table-row>
        <table:table-row table:style-name="ro1">
          <table:table-cell office:value-type="string">
            <text:p>32 kai large</text:p>
          </table:table-cell>
          <table:table-cell office:value-type="string">
            <text:p>32 kai grande</text:p>
          </table:table-cell>
          <table:table-cell office:value-type="string">
            <text:p>japanese character system</text:p>
          </table:table-cell>
        </table:table-row>
        <table:table-row table:style-name="ro1">
          <table:table-cell table:number-columns-repeated="2" office:value-type="string">
            <text:p>32 kai</text:p>
          </table:table-cell>
          <table:table-cell office:value-type="string">
            <text:p>japanese character system</text:p>
          </table:table-cell>
        </table:table-row>
        <table:table-row table:style-name="ro1">
          <table:table-cell office:value-type="string">
            <text:p>3D attributes</text:p>
          </table:table-cell>
          <table:table-cell office:value-type="string">
            <text:p>attributi 3D</text:p>
          </table:table-cell>
          <table:table-cell/>
        </table:table-row>
        <table:table-row table:style-name="ro1">
          <table:table-cell office:value-type="string">
            <text:p>3D controller</text:p>
          </table:table-cell>
          <table:table-cell office:value-type="string">
            <text:p>controller 3D</text:p>
          </table:table-cell>
          <table:table-cell/>
        </table:table-row>
        <table:table-row table:style-name="ro1">
          <table:table-cell office:value-type="string">
            <text:p>3D view</text:p>
          </table:table-cell>
          <table:table-cell office:value-type="string">
            <text:p>rappresentazione 3D</text:p>
          </table:table-cell>
          <table:table-cell/>
        </table:table-row>
        <table:table-row table:style-name="ro1">
          <table:table-cell office:value-type="string">
            <text:p>3D view</text:p>
          </table:table-cell>
          <table:table-cell office:value-type="string">
            <text:p>vista 3D</text:p>
          </table:table-cell>
          <table:table-cell/>
        </table:table-row>
        <table:table-row table:style-name="ro1">
          <table:table-cell office:value-type="string">
            <text:p>3D </text:p>
          </table:table-cell>
          <table:table-cell office:value-type="string">
            <text:p>visualizzazione 3D</text:p>
          </table:table-cell>
          <table:table-cell/>
        </table:table-row>
        <table:table-row table:style-name="ro1">
          <table:table-cell table:number-columns-repeated="2" office:value-type="string">
            <text:p>3D</text:p>
          </table:table-cell>
          <table:table-cell/>
        </table:table-row>
        <table:table-row table:style-name="ro1">
          <table:table-cell table:number-columns-repeated="2" office:value-type="string">
            <text:p>3GPP</text:p>
          </table:table-cell>
          <table:table-cell/>
        </table:table-row>
        <table:table-row table:style-name="ro1">
          <table:table-cell table:number-columns-repeated="2" office:value-type="string">
            <text:p>3GPP2</text:p>
          </table:table-cell>
          <table:table-cell/>
        </table:table-row>
        <table:table-row table:style-name="ro1">
          <table:table-cell office:value-type="string">
            <text:p>4 (low)</text:p>
          </table:table-cell>
          <table:table-cell office:value-type="string">
            <text:p>4 (bassa)</text:p>
          </table:table-cell>
          <table:table-cell office:value-type="string">
            <text:p>(screen resolution)</text:p>
          </table:table-cell>
        </table:table-row>
        <table:table-row table:style-name="ro1">
          <table:table-cell office:value-type="string">
            <text:p>5 (lowest)</text:p>
          </table:table-cell>
          <table:table-cell office:value-type="string">
            <text:p>5 (bassissima)</text:p>
          </table:table-cell>
          <table:table-cell office:value-type="string">
            <text:p>(screen resolution)</text:p>
          </table:table-cell>
        </table:table-row>
        <table:table-row table:style-name="ro1">
          <table:table-cell office:value-type="string">
            <text:p>ABCD wheel</text:p>
          </table:table-cell>
          <table:table-cell office:value-type="string">
            <text:p>selettore ABCD</text:p>
          </table:table-cell>
          <table:table-cell office:value-type="string">
            <text:p>OLH</text:p>
          </table:table-cell>
        </table:table-row>
        <table:table-row table:style-name="ro1">
          <table:table-cell office:value-type="string">
            <text:p>abort</text:p>
          </table:table-cell>
          <table:table-cell office:value-type="string">
            <text:p>interrompere</text:p>
          </table:table-cell>
          <table:table-cell/>
        </table:table-row>
        <table:table-row table:style-name="ro1">
          <table:table-cell office:value-type="string">
            <text:p>absolute record</text:p>
          </table:table-cell>
          <table:table-cell office:value-type="string">
            <text:p>numero record dati</text:p>
          </table:table-cell>
          <table:table-cell/>
        </table:table-row>
        <table:table-row table:style-name="ro1">
          <table:table-cell office:value-type="string">
            <text:p>absolute value</text:p>
          </table:table-cell>
          <table:table-cell office:value-type="string">
            <text:p>valore assoluto</text:p>
          </table:table-cell>
          <table:table-cell/>
        </table:table-row>
        <table:table-row table:style-name="ro1">
          <table:table-cell office:value-type="string">
            <text:p>accent</text:p>
          </table:table-cell>
          <table:table-cell office:value-type="string">
            <text:p>accento</text:p>
          </table:table-cell>
          <table:table-cell/>
        </table:table-row>
        <table:table-row table:style-name="ro1">
          <table:table-cell office:value-type="string">
            <text:p>accept</text:p>
          </table:table-cell>
          <table:table-cell office:value-type="string">
            <text:p>accettare</text:p>
          </table:table-cell>
          <table:table-cell/>
        </table:table-row>
        <table:table-row table:style-name="ro1">
          <table:table-cell office:value-type="string">
            <text:p>access control list (ACL)</text:p>
          </table:table-cell>
          <table:table-cell office:value-type="string">
            <text:p>elenco di controllo di accesso (ACL - Access Control List)</text:p>
          </table:table-cell>
          <table:table-cell office:value-type="string">
            <text:p>Please do not use the term “lista di controllo di accesso” any longer. Starting from Feb 2006 the right translation is "elenco di controllo di accesso"</text:p>
          </table:table-cell>
        </table:table-row>
        <table:table-row table:style-name="ro1">
          <table:table-cell office:value-type="string">
            <text:p>accessibility</text:p>
          </table:table-cell>
          <table:table-cell office:value-type="string">
            <text:p>accesso facilitato</text:p>
          </table:table-cell>
          <table:table-cell/>
        </table:table-row>
        <table:table-row table:style-name="ro1">
          <table:table-cell table:number-columns-repeated="2" office:value-type="string">
            <text:p>account</text:p>
          </table:table-cell>
          <table:table-cell/>
        </table:table-row>
        <table:table-row table:style-name="ro1">
          <table:table-cell office:value-type="string">
            <text:p>action canceled</text:p>
          </table:table-cell>
          <table:table-cell office:value-type="string">
            <text:p>azione interrotta</text:p>
          </table:table-cell>
          <table:table-cell/>
        </table:table-row>
        <table:table-row table:style-name="ro1">
          <table:table-cell office:value-type="string">
            <text:p>action not supported</text:p>
          </table:table-cell>
          <table:table-cell office:value-type="string">
            <text:p>operazione non supportata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azione</text:p>
          </table:table-cell>
          <table:table-cell/>
        </table:table-row>
        <table:table-row table:style-name="ro1">
          <table:table-cell office:value-type="string">
            <text:p>activate document</text:p>
          </table:table-cell>
          <table:table-cell office:value-type="string">
            <text:p>attivare documento</text:p>
          </table:table-cell>
          <table:table-cell/>
        </table:table-row>
        <table:table-row table:style-name="ro1">
          <table:table-cell office:value-type="string">
            <text:p>activate test mode</text:p>
          </table:table-cell>
          <table:table-cell office:value-type="string">
            <text:p>attivare modo testo</text:p>
          </table:table-cell>
          <table:table-cell/>
        </table:table-row>
        <table:table-row table:style-name="ro1">
          <table:table-cell office:value-type="string">
            <text:p>activate</text:p>
          </table:table-cell>
          <table:table-cell office:value-type="string">
            <text:p>attivare</text:p>
          </table:table-cell>
          <table:table-cell/>
        </table:table-row>
        <table:table-row table:style-name="ro1">
          <table:table-cell office:value-type="string">
            <text:p>activation order</text:p>
          </table:table-cell>
          <table:table-cell office:value-type="string">
            <text:p>sequenza di attivazione</text:p>
          </table:table-cell>
          <table:table-cell/>
        </table:table-row>
        <table:table-row table:style-name="ro1">
          <table:table-cell office:value-type="string">
            <text:p>active folders</text:p>
          </table:table-cell>
          <table:table-cell office:value-type="string">
            <text:p>gruppi attivi</text:p>
          </table:table-cell>
          <table:table-cell office:value-type="string">
            <text:p>It refers to the folders of a Newsgroup for a subscription</text:p>
          </table:table-cell>
        </table:table-row>
        <table:table-row table:style-name="ro1">
          <table:table-cell office:value-type="string">
            <text:p>active link</text:p>
          </table:table-cell>
          <table:table-cell office:value-type="string">
            <text:p>link attivo</text:p>
          </table:table-cell>
          <table:table-cell/>
        </table:table-row>
        <table:table-row table:style-name="ro1">
          <table:table-cell office:value-type="string">
            <text:p>active node</text:p>
          </table:table-cell>
          <table:table-cell office:value-type="string">
            <text:p>nodo attivo</text:p>
          </table:table-cell>
          <table:table-cell/>
        </table:table-row>
        <table:table-row table:style-name="ro1">
          <table:table-cell office:value-type="string">
            <text:p>active window</text:p>
          </table:table-cell>
          <table:table-cell office:value-type="string">
            <text:p>finestra attiva</text:p>
          </table:table-cell>
          <table:table-cell/>
        </table:table-row>
        <table:table-row table:style-name="ro1">
          <table:table-cell office:value-type="string">
            <text:p>active</text:p>
          </table:table-cell>
          <table:table-cell office:value-type="string">
            <text:p>attivo</text:p>
          </table:table-cell>
          <table:table-cell/>
        </table:table-row>
        <table:table-row table:style-name="ro1">
          <table:table-cell office:value-type="string">
            <text:p>Activex control</text:p>
          </table:table-cell>
          <table:table-cell office:value-type="string">
            <text:p>controllo Activex</text:p>
          </table:table-cell>
          <table:table-cell/>
        </table:table-row>
        <table:table-row table:style-name="ro1">
          <table:table-cell office:value-type="string">
            <text:p>acute accent</text:p>
          </table:table-cell>
          <table:table-cell office:value-type="string">
            <text:p>accento acuto</text:p>
          </table:table-cell>
          <table:table-cell/>
        </table:table-row>
        <table:table-row table:style-name="ro1">
          <table:table-cell table:number-columns-repeated="2" office:value-type="string">
            <text:p>Adabas</text:p>
          </table:table-cell>
          <table:table-cell/>
        </table:table-row>
        <table:table-row table:style-name="ro1">
          <table:table-cell office:value-type="string">
            <text:p>adapt array area</text:p>
          </table:table-cell>
          <table:table-cell office:value-type="string">
            <text:p>adattare l'area di matrice</text:p>
          </table:table-cell>
          <table:table-cell/>
        </table:table-row>
        <table:table-row table:style-name="ro1">
          <table:table-cell office:value-type="string">
            <text:p>adapt</text:p>
          </table:table-cell>
          <table:table-cell office:value-type="string">
            <text:p>adattare</text:p>
          </table:table-cell>
          <table:table-cell/>
        </table:table-row>
        <table:table-row table:style-name="ro1">
          <table:table-cell office:value-type="string">
            <text:p>add-in</text:p>
          </table:table-cell>
          <table:table-cell office:value-type="string">
            <text:p>addin</text:p>
          </table:table-cell>
          <table:table-cell/>
        </table:table-row>
        <table:table-row table:style-name="ro1">
          <table:table-cell office:value-type="string">
            <text:p>addition</text:p>
          </table:table-cell>
          <table:table-cell office:value-type="string">
            <text:p>addizione</text:p>
          </table:table-cell>
          <table:table-cell/>
        </table:table-row>
        <table:table-row table:style-name="ro1">
          <table:table-cell office:value-type="string">
            <text:p>additional formats</text:p>
          </table:table-cell>
          <table:table-cell office:value-type="string">
            <text:p>ulteriori formati</text:p>
          </table:table-cell>
          <table:table-cell/>
        </table:table-row>
        <table:table-row table:style-name="ro1">
          <table:table-cell office:value-type="string">
            <text:p>additional gallery themes</text:p>
          </table:table-cell>
          <table:table-cell office:value-type="string">
            <text:p>temi opzionali per la Gallery</text:p>
          </table:table-cell>
          <table:table-cell/>
        </table:table-row>
        <table:table-row table:style-name="ro1">
          <table:table-cell office:value-type="string">
            <text:p>additional information</text:p>
          </table:table-cell>
          <table:table-cell office:value-type="string">
            <text:p>ulteriori informazioni</text:p>
          </table:table-cell>
          <table:table-cell/>
        </table:table-row>
        <table:table-row table:style-name="ro1">
          <table:table-cell office:value-type="string">
            <text:p>additional language modules</text:p>
          </table:table-cell>
          <table:table-cell office:value-type="string">
            <text:p>moduli linguistici supplementari</text:p>
          </table:table-cell>
          <table:table-cell/>
        </table:table-row>
        <table:table-row table:style-name="ro1">
          <table:table-cell office:value-type="string">
            <text:p>additional scale factor</text:p>
          </table:table-cell>
          <table:table-cell office:value-type="string">
            <text:p>fattore distanza di quotatura</text:p>
          </table:table-cell>
          <table:table-cell/>
        </table:table-row>
        <table:table-row table:style-name="ro1">
          <table:table-cell office:value-type="string">
            <text:p>additional styles</text:p>
          </table:table-cell>
          <table:table-cell office:value-type="string">
            <text:p>altri modelli</text:p>
          </table:table-cell>
          <table:table-cell/>
        </table:table-row>
        <table:table-row table:style-name="ro1">
          <table:table-cell office:value-type="string">
            <text:p>additonal information</text:p>
          </table:table-cell>
          <table:table-cell office:value-type="string">
            <text:p>informazione aggiuntiva</text:p>
          </table:table-cell>
          <table:table-cell office:value-type="string">
            <text:p>In a text document insert a table form then open the context menu and choose “control field”-- Sun</text:p>
          </table:table-cell>
        </table:table-row>
        <table:table-row table:style-name="ro1">
          <table:table-cell office:value-type="string">
            <text:p>add-ons</text:p>
          </table:table-cell>
          <table:table-cell office:value-type="string">
            <text:p>add-on</text:p>
          </table:table-cell>
          <table:table-cell/>
        </table:table-row>
        <table:table-row table:style-name="ro1">
          <table:table-cell office:value-type="string">
            <text:p>address book source</text:p>
          </table:table-cell>
          <table:table-cell office:value-type="string">
            <text:p>fonte rubrica</text:p>
          </table:table-cell>
          <table:table-cell/>
        </table:table-row>
        <table:table-row table:style-name="ro1">
          <table:table-cell office:value-type="string">
            <text:p>address book</text:p>
          </table:table-cell>
          <table:table-cell office:value-type="string">
            <text:p>rubrica</text:p>
          </table:table-cell>
          <table:table-cell/>
        </table:table-row>
        <table:table-row table:style-name="ro1">
          <table:table-cell office:value-type="string">
            <text:p>address field</text:p>
          </table:table-cell>
          <table:table-cell office:value-type="string">
            <text:p>campo indirizzo</text:p>
          </table:table-cell>
          <table:table-cell/>
        </table:table-row>
        <table:table-row table:style-name="ro1">
          <table:table-cell office:value-type="string">
            <text:p>address form</text:p>
          </table:table-cell>
          <table:table-cell office:value-type="string">
            <text:p>inizio lettera</text:p>
          </table:table-cell>
          <table:table-cell/>
        </table:table-row>
        <table:table-row table:style-name="ro1">
          <table:table-cell office:value-type="string">
            <text:p>address</text:p>
          </table:table-cell>
          <table:table-cell office:value-type="string">
            <text:p>indirizzo</text:p>
          </table:table-cell>
          <table:table-cell/>
        </table:table-row>
        <table:table-row table:style-name="ro1">
          <table:table-cell office:value-type="string">
            <text:p>addressee data</text:p>
          </table:table-cell>
          <table:table-cell office:value-type="string">
            <text:p>dati del destinatario</text:p>
          </table:table-cell>
          <table:table-cell/>
        </table:table-row>
        <table:table-row table:style-name="ro1">
          <table:table-cell office:value-type="string">
            <text:p>addressee</text:p>
          </table:table-cell>
          <table:table-cell office:value-type="string">
            <text:p>destinatario</text:p>
          </table:table-cell>
          <table:table-cell/>
        </table:table-row>
        <table:table-row table:style-name="ro1">
          <table:table-cell office:value-type="string">
            <text:p>adjust column width</text:p>
          </table:table-cell>
          <table:table-cell office:value-type="string">
            <text:p>cambiare larghezza colonna</text:p>
          </table:table-cell>
          <table:table-cell/>
        </table:table-row>
        <table:table-row table:style-name="ro1">
          <table:table-cell office:value-type="string">
            <text:p>adjust</text:p>
          </table:table-cell>
          <table:table-cell office:value-type="string">
            <text:p>adattare</text:p>
          </table:table-cell>
          <table:table-cell/>
        </table:table-row>
        <table:table-row table:style-name="ro1">
          <table:table-cell office:value-type="string">
            <text:p>administrate</text:p>
          </table:table-cell>
          <table:table-cell office:value-type="string">
            <text:p>amministrare</text:p>
          </table:table-cell>
          <table:table-cell/>
        </table:table-row>
        <table:table-row table:style-name="ro1">
          <table:table-cell office:value-type="string">
            <text:p>administrator</text:p>
          </table:table-cell>
          <table:table-cell office:value-type="string">
            <text:p>amministratore</text:p>
          </table:table-cell>
          <table:table-cell/>
        </table:table-row>
        <table:table-row table:style-name="ro1">
          <table:table-cell office:value-type="string">
            <text:p>advance slides</text:p>
          </table:table-cell>
          <table:table-cell office:value-type="string">
            <text:p>cambio pagina</text:p>
          </table:table-cell>
          <table:table-cell/>
        </table:table-row>
        <table:table-row table:style-name="ro1">
          <table:table-cell office:value-type="string">
            <text:p>advanced filter</text:p>
          </table:table-cell>
          <table:table-cell office:value-type="string">
            <text:p>filtro speciale</text:p>
          </table:table-cell>
          <table:table-cell/>
        </table:table-row>
        <table:table-row table:style-name="ro1">
          <table:table-cell office:value-type="string">
            <text:p>agenda title</text:p>
          </table:table-cell>
          <table:table-cell office:value-type="string">
            <text:p>titolo agenda</text:p>
          </table:table-cell>
          <table:table-cell/>
        </table:table-row>
        <table:table-row table:style-name="ro1">
          <table:table-cell office:value-type="string">
            <text:p>agenda topic</text:p>
          </table:table-cell>
          <table:table-cell office:value-type="string">
            <text:p>punto all'ordine del giorno</text:p>
          </table:table-cell>
          <table:table-cell/>
        </table:table-row>
        <table:table-row table:style-name="ro1">
          <table:table-cell table:number-columns-repeated="2" office:value-type="string">
            <text:p>agenda</text:p>
          </table:table-cell>
          <table:table-cell/>
        </table:table-row>
        <table:table-row table:style-name="ro1">
          <table:table-cell office:value-type="string">
            <text:p>aging degree</text:p>
          </table:table-cell>
          <table:table-cell office:value-type="string">
            <text:p>grado di invecchiamento</text:p>
          </table:table-cell>
          <table:table-cell/>
        </table:table-row>
        <table:table-row table:style-name="ro1">
          <table:table-cell office:value-type="string">
            <text:p>aging</text:p>
          </table:table-cell>
          <table:table-cell office:value-type="string">
            <text:p>invecchiamento</text:p>
          </table:table-cell>
          <table:table-cell/>
        </table:table-row>
        <table:table-row table:style-name="ro1">
          <table:table-cell table:number-columns-repeated="2" office:value-type="string">
            <text:p>AIX</text:p>
          </table:table-cell>
          <table:table-cell/>
        </table:table-row>
        <table:table-row table:style-name="ro1">
          <table:table-cell office:value-type="string">
            <text:p>alarm event</text:p>
          </table:table-cell>
          <table:table-cell office:value-type="string">
            <text:p>evento di allarme</text:p>
          </table:table-cell>
          <table:table-cell/>
        </table:table-row>
        <table:table-row table:style-name="ro1">
          <table:table-cell table:number-columns-repeated="2" office:value-type="string">
            <text:p>alias</text:p>
          </table:table-cell>
          <table:table-cell/>
        </table:table-row>
        <table:table-row table:style-name="ro1">
          <table:table-cell office:value-type="string">
            <text:p>align bottom</text:p>
          </table:table-cell>
          <table:table-cell office:value-type="string">
            <text:p>disponi in basso</text:p>
          </table:table-cell>
          <table:table-cell/>
        </table:table-row>
        <table:table-row table:style-name="ro1">
          <table:table-cell office:value-type="string">
            <text:p>align center horizontally</text:p>
          </table:table-cell>
          <table:table-cell office:value-type="string">
            <text:p>allinea al centro in orizzontale</text:p>
          </table:table-cell>
          <table:table-cell/>
        </table:table-row>
        <table:table-row table:style-name="ro1">
          <table:table-cell office:value-type="string">
            <text:p>align center vertically</text:p>
          </table:table-cell>
          <table:table-cell office:value-type="string">
            <text:p>allinea al centro in verticale</text:p>
          </table:table-cell>
          <table:table-cell/>
        </table:table-row>
        <table:table-row table:style-name="ro1">
          <table:table-cell office:value-type="string">
            <text:p>align center</text:p>
          </table:table-cell>
          <table:table-cell office:value-type="string">
            <text:p>allinea al centro</text:p>
          </table:table-cell>
          <table:table-cell/>
        </table:table-row>
        <table:table-row table:style-name="ro1">
          <table:table-cell office:value-type="string">
            <text:p>align centered</text:p>
          </table:table-cell>
          <table:table-cell office:value-type="string">
            <text:p>centrato</text:p>
          </table:table-cell>
          <table:table-cell/>
        </table:table-row>
        <table:table-row table:style-name="ro1">
          <table:table-cell office:value-type="string">
            <text:p>align data source</text:p>
          </table:table-cell>
          <table:table-cell office:value-type="string">
            <text:p>allinea sorgente dati</text:p>
          </table:table-cell>
          <table:table-cell/>
        </table:table-row>
        <table:table-row table:style-name="ro1">
          <table:table-cell office:value-type="string">
            <text:p>align left</text:p>
          </table:table-cell>
          <table:table-cell office:value-type="string">
            <text:p>allinea a sinistra</text:p>
          </table:table-cell>
          <table:table-cell office:value-type="string">
            <text:p>menu item</text:p>
          </table:table-cell>
        </table:table-row>
        <table:table-row table:style-name="ro1">
          <table:table-cell office:value-type="string">
            <text:p>align left</text:p>
          </table:table-cell>
          <table:table-cell office:value-type="string">
            <text:p>allineato a sinistra</text:p>
          </table:table-cell>
          <table:table-cell office:value-type="string">
            <text:p>toolbox item</text:p>
          </table:table-cell>
        </table:table-row>
        <table:table-row table:style-name="ro1">
          <table:table-cell office:value-type="string">
            <text:p>align middle</text:p>
          </table:table-cell>
          <table:table-cell office:value-type="string">
            <text:p>centrato</text:p>
          </table:table-cell>
          <table:table-cell/>
        </table:table-row>
        <table:table-row table:style-name="ro1">
          <table:table-cell office:value-type="string">
            <text:p>align right</text:p>
          </table:table-cell>
          <table:table-cell office:value-type="string">
            <text:p>allinea a destra</text:p>
          </table:table-cell>
          <table:table-cell/>
        </table:table-row>
        <table:table-row table:style-name="ro1">
          <table:table-cell office:value-type="string">
            <text:p>align to bottom</text:p>
          </table:table-cell>
          <table:table-cell office:value-type="string">
            <text:p>allinea in basso</text:p>
          </table:table-cell>
          <table:table-cell/>
        </table:table-row>
        <table:table-row table:style-name="ro1">
          <table:table-cell office:value-type="string">
            <text:p>align to top</text:p>
          </table:table-cell>
          <table:table-cell office:value-type="string">
            <text:p>allinea in alto</text:p>
          </table:table-cell>
          <table:table-cell/>
        </table:table-row>
        <table:table-row table:style-name="ro1">
          <table:table-cell office:value-type="string">
            <text:p>align top</text:p>
          </table:table-cell>
          <table:table-cell office:value-type="string">
            <text:p>allinea in alto</text:p>
          </table:table-cell>
          <table:table-cell/>
        </table:table-row>
        <table:table-row table:style-name="ro1">
          <table:table-cell office:value-type="string">
            <text:p>align vertical center</text:p>
          </table:table-cell>
          <table:table-cell office:value-type="string">
            <text:p>disponi al centro in verticale</text:p>
          </table:table-cell>
          <table:table-cell/>
        </table:table-row>
        <table:table-row table:style-name="ro1">
          <table:table-cell office:value-type="string">
            <text:p>alignment</text:p>
          </table:table-cell>
          <table:table-cell office:value-type="string">
            <text:p>allineamento</text:p>
          </table:table-cell>
          <table:table-cell/>
        </table:table-row>
        <table:table-row table:style-name="ro1">
          <table:table-cell office:value-type="string">
            <text:p>allow</text:p>
          </table:table-cell>
          <table:table-cell office:value-type="string">
            <text:p>permettere</text:p>
          </table:table-cell>
          <table:table-cell/>
        </table:table-row>
        <table:table-row table:style-name="ro1">
          <table:table-cell office:value-type="string">
            <text:p>alpha</text:p>
          </table:table-cell>
          <table:table-cell office:value-type="string">
            <text:p>alfa</text:p>
          </table:table-cell>
          <table:table-cell/>
        </table:table-row>
        <table:table-row table:style-name="ro1">
          <table:table-cell office:value-type="string">
            <text:p>alphabetic presentation forms</text:p>
          </table:table-cell>
          <table:table-cell office:value-type="string">
            <text:p>forme di presentazione alfabetiche</text:p>
          </table:table-cell>
          <table:table-cell/>
        </table:table-row>
        <table:table-row table:style-name="ro1">
          <table:table-cell office:value-type="string">
            <text:p>alphabetical delimiter</text:p>
          </table:table-cell>
          <table:table-cell office:value-type="string">
            <text:p>separatori alfabetici</text:p>
          </table:table-cell>
          <table:table-cell/>
        </table:table-row>
        <table:table-row table:style-name="ro1">
          <table:table-cell office:value-type="string">
            <text:p>alphabetical index</text:p>
          </table:table-cell>
          <table:table-cell office:value-type="string">
            <text:p>indice analitico</text:p>
          </table:table-cell>
          <table:table-cell/>
        </table:table-row>
        <table:table-row table:style-name="ro1">
          <table:table-cell office:value-type="string">
            <text:p>alphanumeric</text:p>
          </table:table-cell>
          <table:table-cell office:value-type="string">
            <text:p>alfanumerico</text:p>
          </table:table-cell>
          <table:table-cell/>
        </table:table-row>
        <table:table-row table:style-name="ro1">
          <table:table-cell office:value-type="string">
            <text:p>alternating</text:p>
          </table:table-cell>
          <table:table-cell office:value-type="string">
            <text:p>alternativamente</text:p>
          </table:table-cell>
          <table:table-cell/>
        </table:table-row>
        <table:table-row table:style-name="ro1">
          <table:table-cell office:value-type="string">
            <text:p>alternative (text only)</text:p>
          </table:table-cell>
          <table:table-cell office:value-type="string">
            <text:p>testo alternativo</text:p>
          </table:table-cell>
          <table:table-cell/>
        </table:table-row>
        <table:table-row table:style-name="ro1">
          <table:table-cell office:value-type="string">
            <text:p>ambient light</text:p>
          </table:table-cell>
          <table:table-cell office:value-type="string">
            <text:p>luce ambientale</text:p>
          </table:table-cell>
          <table:table-cell/>
        </table:table-row>
        <table:table-row table:style-name="ro1">
          <table:table-cell office:value-type="string">
            <text:p>anchor</text:p>
          </table:table-cell>
          <table:table-cell office:value-type="string">
            <text:p>ancoraggio</text:p>
          </table:table-cell>
          <table:table-cell/>
        </table:table-row>
        <table:table-row table:style-name="ro1">
          <table:table-cell office:value-type="string">
            <text:p>anchor</text:p>
          </table:table-cell>
          <table:table-cell office:value-type="string">
            <text:p>ancorare</text:p>
          </table:table-cell>
          <table:table-cell/>
        </table:table-row>
        <table:table-row table:style-name="ro1">
          <table:table-cell office:value-type="string">
            <text:p>angle brackets</text:p>
          </table:table-cell>
          <table:table-cell office:value-type="string">
            <text:p>parentesi uncinate</text:p>
          </table:table-cell>
          <table:table-cell/>
        </table:table-row>
        <table:table-row table:style-name="ro1">
          <table:table-cell office:value-type="string">
            <text:p>angle control</text:p>
          </table:table-cell>
          <table:table-cell office:value-type="string">
            <text:p>controllo angolo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angolo</text:p>
          </table:table-cell>
          <table:table-cell/>
        </table:table-row>
        <table:table-row table:style-name="ro1">
          <table:table-cell office:value-type="string">
            <text:p>angled connector line</text:p>
          </table:table-cell>
          <table:table-cell office:value-type="string">
            <text:p>linea angolata una volta</text:p>
          </table:table-cell>
          <table:table-cell/>
        </table:table-row>
        <table:table-row table:style-name="ro1">
          <table:table-cell office:value-type="string">
            <text:p>angled line</text:p>
          </table:table-cell>
          <table:table-cell office:value-type="string">
            <text:p>linea angolata</text:p>
          </table:table-cell>
          <table:table-cell/>
        </table:table-row>
        <table:table-row table:style-name="ro1">
          <table:table-cell office:value-type="string">
            <text:p>animation cycles</text:p>
          </table:table-cell>
          <table:table-cell office:value-type="string">
            <text:p>passaggi animazione</text:p>
          </table:table-cell>
          <table:table-cell/>
        </table:table-row>
        <table:table-row table:style-name="ro1">
          <table:table-cell office:value-type="string">
            <text:p>animation effects</text:p>
          </table:table-cell>
          <table:table-cell office:value-type="string">
            <text:p>effetti di animazione</text:p>
          </table:table-cell>
          <table:table-cell/>
        </table:table-row>
        <table:table-row table:style-name="ro1">
          <table:table-cell office:value-type="string">
            <text:p>animation group</text:p>
          </table:table-cell>
          <table:table-cell office:value-type="string">
            <text:p>gruppo animazione</text:p>
          </table:table-cell>
          <table:table-cell/>
        </table:table-row>
        <table:table-row table:style-name="ro1">
          <table:table-cell office:value-type="string">
            <text:p>animation order</text:p>
          </table:table-cell>
          <table:table-cell office:value-type="string">
            <text:p>sequenza di animazione</text:p>
          </table:table-cell>
          <table:table-cell/>
        </table:table-row>
        <table:table-row table:style-name="ro1">
          <table:table-cell office:value-type="string">
            <text:p>animation parameters</text:p>
          </table:table-cell>
          <table:table-cell office:value-type="string">
            <text:p>parametri animazione</text:p>
          </table:table-cell>
          <table:table-cell/>
        </table:table-row>
        <table:table-row table:style-name="ro1">
          <table:table-cell office:value-type="string">
            <text:p>animation</text:p>
          </table:table-cell>
          <table:table-cell office:value-type="string">
            <text:p>animazione</text:p>
          </table:table-cell>
          <table:table-cell/>
        </table:table-row>
        <table:table-row table:style-name="ro1">
          <table:table-cell office:value-type="string">
            <text:p>animations allowed</text:p>
          </table:table-cell>
          <table:table-cell office:value-type="string">
            <text:p>permettere animazioni</text:p>
          </table:table-cell>
          <table:table-cell/>
        </table:table-row>
        <table:table-row table:style-name="ro1">
          <table:table-cell office:value-type="string">
            <text:p>animations</text:p>
          </table:table-cell>
          <table:table-cell office:value-type="string">
            <text:p>animazioni</text:p>
          </table:table-cell>
          <table:table-cell/>
        </table:table-row>
        <table:table-row table:style-name="ro1">
          <table:table-cell office:value-type="string">
            <text:p>annotation</text:p>
          </table:table-cell>
          <table:table-cell office:value-type="string">
            <text:p>annotazione</text:p>
          </table:table-cell>
          <table:table-cell/>
        </table:table-row>
        <table:table-row table:style-name="ro1">
          <table:table-cell office:value-type="string">
            <text:p>anonymous user</text:p>
          </table:table-cell>
          <table:table-cell office:value-type="string">
            <text:p>utente anonimo</text:p>
          </table:table-cell>
          <table:table-cell/>
        </table:table-row>
        <table:table-row table:style-name="ro1">
          <table:table-cell office:value-type="string">
            <text:p>another complex number</text:p>
          </table:table-cell>
          <table:table-cell office:value-type="string">
            <text:p>ulteriore numero complesso</text:p>
          </table:table-cell>
          <table:table-cell/>
        </table:table-row>
        <table:table-row table:style-name="ro1">
          <table:table-cell office:value-type="string">
            <text:p>ansi text</text:p>
          </table:table-cell>
          <table:table-cell office:value-type="string">
            <text:p>testo ansi</text:p>
          </table:table-cell>
          <table:table-cell/>
        </table:table-row>
        <table:table-row table:style-name="ro1">
          <table:table-cell table:number-columns-repeated="2" office:value-type="string">
            <text:p>antialiasing</text:p>
          </table:table-cell>
          <table:table-cell/>
        </table:table-row>
        <table:table-row table:style-name="ro1">
          <table:table-cell office:value-type="string">
            <text:p>any record</text:p>
          </table:table-cell>
          <table:table-cell office:value-type="string">
            <text:p>qualsiasi record di dati</text:p>
          </table:table-cell>
          <table:table-cell/>
        </table:table-row>
        <table:table-row table:style-name="ro1">
          <table:table-cell table:number-columns-repeated="2" office:value-type="string">
            <text:p>APOP</text:p>
          </table:table-cell>
          <table:table-cell office:value-type="string">
            <text:p>authenticated post office protocol </text:p>
          </table:table-cell>
        </table:table-row>
        <table:table-row table:style-name="ro1">
          <table:table-cell table:number-columns-repeated="2" office:value-type="string">
            <text:p>aportisdoc (palm)</text:p>
          </table:table-cell>
          <table:table-cell/>
        </table:table-row>
        <table:table-row table:style-name="ro1">
          <table:table-cell office:value-type="string">
            <text:p>appear</text:p>
          </table:table-cell>
          <table:table-cell office:value-type="string">
            <text:p>scoprire</text:p>
          </table:table-cell>
          <table:table-cell/>
        </table:table-row>
        <table:table-row table:style-name="ro1">
          <table:table-cell office:value-type="string">
            <text:p>appearance</text:p>
          </table:table-cell>
          <table:table-cell office:value-type="string">
            <text:p>rappresentazione</text:p>
          </table:table-cell>
          <table:table-cell/>
        </table:table-row>
        <table:table-row table:style-name="ro1">
          <table:table-cell office:value-type="string">
            <text:p>append libraries</text:p>
          </table:table-cell>
          <table:table-cell office:value-type="string">
            <text:p>libreria</text:p>
          </table:table-cell>
          <table:table-cell office:value-type="string">
            <text:p>allegare una </text:p>
          </table:table-cell>
        </table:table-row>
        <table:table-row table:style-name="ro1">
          <table:table-cell office:value-type="string">
            <text:p>append sheet</text:p>
          </table:table-cell>
          <table:table-cell office:value-type="string">
            <text:p>allegare una tabella</text:p>
          </table:table-cell>
          <table:table-cell/>
        </table:table-row>
        <table:table-row table:style-name="ro1">
          <table:table-cell office:value-type="string">
            <text:p>append space</text:p>
          </table:table-cell>
          <table:table-cell office:value-type="string">
            <text:p>allegare spazi</text:p>
          </table:table-cell>
          <table:table-cell/>
        </table:table-row>
        <table:table-row table:style-name="ro1">
          <table:table-cell table:number-columns-repeated="2" office:value-type="string">
            <text:p>apple/sgi audio</text:p>
          </table:table-cell>
          <table:table-cell/>
        </table:table-row>
        <table:table-row table:style-name="ro1">
          <table:table-cell office:value-type="string">
            <text:p>applet object</text:p>
          </table:table-cell>
          <table:table-cell office:value-type="string">
            <text:p>oggetto applet</text:p>
          </table:table-cell>
          <table:table-cell/>
        </table:table-row>
        <table:table-row table:style-name="ro1">
          <table:table-cell office:value-type="string">
            <text:p>applet</text:p>
          </table:table-cell>
          <table:table-cell office:value-type="string">
            <text:p>applet (la/l')</text:p>
          </table:table-cell>
          <table:table-cell/>
        </table:table-row>
        <table:table-row table:style-name="ro1">
          <table:table-cell office:value-type="string">
            <text:p>applets</text:p>
          </table:table-cell>
          <table:table-cell office:value-type="string">
            <text:p>applet (le)</text:p>
          </table:table-cell>
          <table:table-cell/>
        </table:table-row>
        <table:table-row table:style-name="ro1">
          <table:table-cell office:value-type="string">
            <text:p>application background</text:p>
          </table:table-cell>
          <table:table-cell office:value-type="string">
            <text:p>sfondo delle applicazioni</text:p>
          </table:table-cell>
          <table:table-cell/>
        </table:table-row>
        <table:table-row table:style-name="ro1">
          <table:table-cell office:value-type="string">
            <text:p>application component</text:p>
          </table:table-cell>
          <table:table-cell office:value-type="string">
            <text:p>componente di applicazione</text:p>
          </table:table-cell>
          <table:table-cell/>
        </table:table-row>
        <table:table-row table:style-name="ro1">
          <table:table-cell office:value-type="string">
            <text:p>application provisioning</text:p>
          </table:table-cell>
          <table:table-cell office:value-type="string">
            <text:p>provisioning di applicazione</text:p>
          </table:table-cell>
          <table:table-cell/>
        </table:table-row>
        <table:table-row table:style-name="ro1">
          <table:table-cell office:value-type="string">
            <text:p>application</text:p>
          </table:table-cell>
          <table:table-cell office:value-type="string">
            <text:p>applicazione</text:p>
          </table:table-cell>
          <table:table-cell/>
        </table:table-row>
        <table:table-row table:style-name="ro1">
          <table:table-cell office:value-type="string">
            <text:p>application/document</text:p>
          </table:table-cell>
          <table:table-cell office:value-type="string">
            <text:p>applicazione/documento</text:p>
          </table:table-cell>
          <table:table-cell/>
        </table:table-row>
        <table:table-row table:style-name="ro1">
          <table:table-cell office:value-type="string">
            <text:p>applications</text:p>
          </table:table-cell>
          <table:table-cell office:value-type="string">
            <text:p>Applicazioni</text:p>
          </table:table-cell>
          <table:table-cell/>
        </table:table-row>
        <table:table-row table:style-name="ro1">
          <table:table-cell office:value-type="string">
            <text:p>applied paragraph styles</text:p>
          </table:table-cell>
          <table:table-cell office:value-type="string">
            <text:p>modello di paragrafo impostato</text:p>
          </table:table-cell>
          <table:table-cell/>
        </table:table-row>
        <table:table-row table:style-name="ro1">
          <table:table-cell office:value-type="string">
            <text:p>applied styles</text:p>
          </table:table-cell>
          <table:table-cell office:value-type="string">
            <text:p>modelli usati</text:p>
          </table:table-cell>
          <table:table-cell/>
        </table:table-row>
        <table:table-row table:style-name="ro1">
          <table:table-cell office:value-type="string">
            <text:p>applied</text:p>
          </table:table-cell>
          <table:table-cell office:value-type="string">
            <text:p>applicato</text:p>
          </table:table-cell>
          <table:table-cell/>
        </table:table-row>
        <table:table-row table:style-name="ro1">
          <table:table-cell office:value-type="string">
            <text:p>apply 3D favorite</text:p>
          </table:table-cell>
          <table:table-cell office:value-type="string">
            <text:p>applicare 3D preferito</text:p>
          </table:table-cell>
          <table:table-cell/>
        </table:table-row>
        <table:table-row table:style-name="ro1">
          <table:table-cell office:value-type="string">
            <text:p>apply attributes</text:p>
          </table:table-cell>
          <table:table-cell office:value-type="string">
            <text:p>applicare attributi</text:p>
          </table:table-cell>
          <table:table-cell/>
        </table:table-row>
        <table:table-row table:style-name="ro1">
          <table:table-cell office:value-type="string">
            <text:p>apply autoformat options</text:p>
          </table:table-cell>
          <table:table-cell office:value-type="string">
            <text:p>applicare le opzioni di formattazione automatica</text:p>
          </table:table-cell>
          <table:table-cell/>
        </table:table-row>
        <table:table-row table:style-name="ro1">
          <table:table-cell office:value-type="string">
            <text:p>apply border</text:p>
          </table:table-cell>
          <table:table-cell office:value-type="string">
            <text:p>applicare bordo</text:p>
          </table:table-cell>
          <table:table-cell/>
        </table:table-row>
        <table:table-row table:style-name="ro1">
          <table:table-cell office:value-type="string">
            <text:p>apply cell style</text:p>
          </table:table-cell>
          <table:table-cell office:value-type="string">
            <text:p>applicare modello di cella</text:p>
          </table:table-cell>
          <table:table-cell/>
        </table:table-row>
        <table:table-row table:style-name="ro1">
          <table:table-cell office:value-type="string">
            <text:p>apply column name</text:p>
          </table:table-cell>
          <table:table-cell office:value-type="string">
            <text:p>importare nomi colonne</text:p>
          </table:table-cell>
          <table:table-cell/>
        </table:table-row>
        <table:table-row table:style-name="ro1">
          <table:table-cell office:value-type="string">
            <text:p>apply columns</text:p>
          </table:table-cell>
          <table:table-cell office:value-type="string">
            <text:p>applicare colonne</text:p>
          </table:table-cell>
          <table:table-cell/>
        </table:table-row>
        <table:table-row table:style-name="ro1">
          <table:table-cell office:value-type="string">
            <text:p>apply field format</text:p>
          </table:table-cell>
          <table:table-cell office:value-type="string">
            <text:p>usare formattazioni di campo</text:p>
          </table:table-cell>
          <table:table-cell/>
        </table:table-row>
        <table:table-row table:style-name="ro1">
          <table:table-cell office:value-type="string">
            <text:p>apply filter</text:p>
          </table:table-cell>
          <table:table-cell office:value-type="string">
            <text:p>applicare filtro</text:p>
          </table:table-cell>
          <table:table-cell/>
        </table:table-row>
        <table:table-row table:style-name="ro1">
          <table:table-cell office:value-type="string">
            <text:p>apply form-based filter</text:p>
          </table:table-cell>
          <table:table-cell office:value-type="string">
            <text:p>applicare filtro basato sul formulario</text:p>
          </table:table-cell>
          <table:table-cell/>
        </table:table-row>
        <table:table-row table:style-name="ro1">
          <table:table-cell office:value-type="string">
            <text:p>apply frame style</text:p>
          </table:table-cell>
          <table:table-cell office:value-type="string">
            <text:p>applicare modello di cornice</text:p>
          </table:table-cell>
          <table:table-cell/>
        </table:table-row>
        <table:table-row table:style-name="ro1">
          <table:table-cell office:value-type="string">
            <text:p>apply names</text:p>
          </table:table-cell>
          <table:table-cell office:value-type="string">
            <text:p>applicare nomi</text:p>
          </table:table-cell>
          <table:table-cell/>
        </table:table-row>
        <table:table-row table:style-name="ro1">
          <table:table-cell office:value-type="string">
            <text:p>apply page style</text:p>
          </table:table-cell>
          <table:table-cell office:value-type="string">
            <text:p>applicare modello di pagina</text:p>
          </table:table-cell>
          <table:table-cell office:value-type="string">
            <text:p>assegnare modello di pagina </text:p>
          </table:table-cell>
        </table:table-row>
        <table:table-row table:style-name="ro1">
          <table:table-cell office:value-type="string">
            <text:p>apply presentation layout</text:p>
          </table:table-cell>
          <table:table-cell office:value-type="string">
            <text:p>assegnare layout di presentazione</text:p>
          </table:table-cell>
          <table:table-cell/>
        </table:table-row>
        <table:table-row table:style-name="ro1">
          <table:table-cell office:value-type="string">
            <text:p>apply replacement table</text:p>
          </table:table-cell>
          <table:table-cell office:value-type="string">
            <text:p>applicare tabella di sostituzione</text:p>
          </table:table-cell>
          <table:table-cell/>
        </table:table-row>
        <table:table-row table:style-name="ro1">
          <table:table-cell office:value-type="string">
            <text:p>apply style</text:p>
          </table:table-cell>
          <table:table-cell office:value-type="string">
            <text:p>applicare modello</text:p>
          </table:table-cell>
          <table:table-cell/>
        </table:table-row>
        <table:table-row table:style-name="ro1">
          <table:table-cell office:value-type="string">
            <text:p>apply styles</text:p>
          </table:table-cell>
          <table:table-cell office:value-type="string">
            <text:p>applicare stili</text:p>
          </table:table-cell>
          <table:table-cell/>
        </table:table-row>
        <table:table-row table:style-name="ro1">
          <table:table-cell office:value-type="string">
            <text:p>apply user data</text:p>
          </table:table-cell>
          <table:table-cell office:value-type="string">
            <text:p>usare i dati utente</text:p>
          </table:table-cell>
          <table:table-cell/>
        </table:table-row>
        <table:table-row table:style-name="ro1">
          <table:table-cell office:value-type="string">
            <text:p>apply</text:p>
          </table:table-cell>
          <table:table-cell office:value-type="string">
            <text:p>applicare</text:p>
          </table:table-cell>
          <table:table-cell office:value-type="string">
            <text:p>“activate” a function or a formatting</text:p>
          </table:table-cell>
        </table:table-row>
        <table:table-row table:style-name="ro1">
          <table:table-cell office:value-type="string">
            <text:p>apply</text:p>
          </table:table-cell>
          <table:table-cell office:value-type="string">
            <text:p>assegnare</text:p>
          </table:table-cell>
          <table:table-cell office:value-type="string">
            <text:p>(a layout – a style) </text:p>
          </table:table-cell>
        </table:table-row>
        <table:table-row table:style-name="ro1">
          <table:table-cell office:value-type="string">
            <text:p>arabic presentation forms</text:p>
          </table:table-cell>
          <table:table-cell office:value-type="string">
            <text:p>forme di presentazione arabe</text:p>
          </table:table-cell>
          <table:table-cell/>
        </table:table-row>
        <table:table-row table:style-name="ro1">
          <table:table-cell office:value-type="string">
            <text:p>arc</text:p>
          </table:table-cell>
          <table:table-cell office:value-type="string">
            <text:p>arco</text:p>
          </table:table-cell>
          <table:table-cell/>
        </table:table-row>
        <table:table-row table:style-name="ro1">
          <table:table-cell office:value-type="string">
            <text:p>arccosine</text:p>
          </table:table-cell>
          <table:table-cell office:value-type="string">
            <text:p>arcocoseno</text:p>
          </table:table-cell>
          <table:table-cell/>
        </table:table-row>
        <table:table-row table:style-name="ro1">
          <table:table-cell office:value-type="string">
            <text:p>arccotangent</text:p>
          </table:table-cell>
          <table:table-cell office:value-type="string">
            <text:p>arcocotangente</text:p>
          </table:table-cell>
          <table:table-cell/>
        </table:table-row>
        <table:table-row table:style-name="ro1">
          <table:table-cell office:value-type="string">
            <text:p>archive file</text:p>
          </table:table-cell>
          <table:table-cell office:value-type="string">
            <text:p>file di archivio</text:p>
          </table:table-cell>
          <table:table-cell/>
        </table:table-row>
        <table:table-row table:style-name="ro1">
          <table:table-cell office:value-type="string">
            <text:p>archives</text:p>
          </table:table-cell>
          <table:table-cell office:value-type="string">
            <text:p>archivi</text:p>
          </table:table-cell>
          <table:table-cell/>
        </table:table-row>
        <table:table-row table:style-name="ro1">
          <table:table-cell office:value-type="string">
            <text:p>arcsine</text:p>
          </table:table-cell>
          <table:table-cell office:value-type="string">
            <text:p>arcoseno</text:p>
          </table:table-cell>
          <table:table-cell/>
        </table:table-row>
        <table:table-row table:style-name="ro1">
          <table:table-cell office:value-type="string">
            <text:p>arctangent</text:p>
          </table:table-cell>
          <table:table-cell office:value-type="string">
            <text:p>arcotangente</text:p>
          </table:table-cell>
          <table:table-cell/>
        </table:table-row>
        <table:table-row table:style-name="ro1">
          <table:table-cell office:value-type="string">
            <text:p>area hyperbolic cosine</text:p>
          </table:table-cell>
          <table:table-cell office:value-type="string">
            <text:p>inversa del coseno iperbolico</text:p>
          </table:table-cell>
          <table:table-cell/>
        </table:table-row>
        <table:table-row table:style-name="ro1">
          <table:table-cell office:value-type="string">
            <text:p>area hyperbolic cotangent</text:p>
          </table:table-cell>
          <table:table-cell office:value-type="string">
            <text:p>inversa della cotangente iperbolica</text:p>
          </table:table-cell>
          <table:table-cell/>
        </table:table-row>
        <table:table-row table:style-name="ro1">
          <table:table-cell office:value-type="string">
            <text:p>area hyperbolic sine</text:p>
          </table:table-cell>
          <table:table-cell office:value-type="string">
            <text:p>inversa del seno iperbolico</text:p>
          </table:table-cell>
          <table:table-cell/>
        </table:table-row>
        <table:table-row table:style-name="ro1">
          <table:table-cell office:value-type="string">
            <text:p>area hyperbolic tangent</text:p>
          </table:table-cell>
          <table:table-cell office:value-type="string">
            <text:p>inversa della tangente iperbolica</text:p>
          </table:table-cell>
          <table:table-cell/>
        </table:table-row>
        <table:table-row table:style-name="ro1">
          <table:table-cell table:number-columns-repeated="2" office:value-type="string">
            <text:p>area</text:p>
          </table:table-cell>
          <table:table-cell/>
        </table:table-row>
        <table:table-row table:style-name="ro1">
          <table:table-cell office:value-type="string">
            <text:p>areas</text:p>
          </table:table-cell>
          <table:table-cell office:value-type="string">
            <text:p>aree</text:p>
          </table:table-cell>
          <table:table-cell/>
        </table:table-row>
        <table:table-row table:style-name="ro1">
          <table:table-cell office:value-type="string">
            <text:p>arrange icons</text:p>
          </table:table-cell>
          <table:table-cell office:value-type="string">
            <text:p>disporre simboli</text:p>
          </table:table-cell>
          <table:table-cell/>
        </table:table-row>
        <table:table-row table:style-name="ro1">
          <table:table-cell office:value-type="string">
            <text:p>arrange object</text:p>
          </table:table-cell>
          <table:table-cell office:value-type="string">
            <text:p>disporre oggetti</text:p>
          </table:table-cell>
          <table:table-cell/>
        </table:table-row>
        <table:table-row table:style-name="ro1">
          <table:table-cell office:value-type="string">
            <text:p>arrange</text:p>
          </table:table-cell>
          <table:table-cell office:value-type="string">
            <text:p>disporre</text:p>
          </table:table-cell>
          <table:table-cell/>
        </table:table-row>
        <table:table-row table:style-name="ro1">
          <table:table-cell office:value-type="string">
            <text:p>array</text:p>
          </table:table-cell>
          <table:table-cell office:value-type="string">
            <text:p>matrice</text:p>
          </table:table-cell>
          <table:table-cell/>
        </table:table-row>
        <table:table-row table:style-name="ro1">
          <table:table-cell office:value-type="string">
            <text:p>arrow concave</text:p>
          </table:table-cell>
          <table:table-cell office:value-type="string">
            <text:p>freccia concava</text:p>
          </table:table-cell>
          <table:table-cell/>
        </table:table-row>
        <table:table-row table:style-name="ro1">
          <table:table-cell office:value-type="string">
            <text:p>arrow cursor</text:p>
          </table:table-cell>
          <table:table-cell office:value-type="string">
            <text:p>cursore a freccia ricurva</text:p>
          </table:table-cell>
          <table:table-cell/>
        </table:table-row>
        <table:table-row table:style-name="ro1">
          <table:table-cell office:value-type="string">
            <text:p>arrow</text:p>
          </table:table-cell>
          <table:table-cell office:value-type="string">
            <text:p>freccia</text:p>
          </table:table-cell>
          <table:table-cell/>
        </table:table-row>
        <table:table-row table:style-name="ro1">
          <table:table-cell office:value-type="string">
            <text:p>arrowheads</text:p>
          </table:table-cell>
          <table:table-cell office:value-type="string">
            <text:p>estremità linea</text:p>
          </table:table-cell>
          <table:table-cell/>
        </table:table-row>
        <table:table-row table:style-name="ro1">
          <table:table-cell office:value-type="string">
            <text:p>article</text:p>
          </table:table-cell>
          <table:table-cell office:value-type="string">
            <text:p>articolo</text:p>
          </table:table-cell>
          <table:table-cell/>
        </table:table-row>
        <table:table-row table:style-name="ro1">
          <table:table-cell office:value-type="string">
            <text:p>artificial turf</text:p>
          </table:table-cell>
          <table:table-cell office:value-type="string">
            <text:p>prato artificiale</text:p>
          </table:table-cell>
          <table:table-cell/>
        </table:table-row>
        <table:table-row table:style-name="ro1">
          <table:table-cell office:value-type="string">
            <text:p>as button</text:p>
          </table:table-cell>
          <table:table-cell office:value-type="string">
            <text:p>come pulsante</text:p>
          </table:table-cell>
          <table:table-cell/>
        </table:table-row>
        <table:table-row table:style-name="ro1">
          <table:table-cell office:value-type="string">
            <text:p>as character</text:p>
          </table:table-cell>
          <table:table-cell office:value-type="string">
            <text:p>come carattere</text:p>
          </table:table-cell>
          <table:table-cell/>
        </table:table-row>
        <table:table-row table:style-name="ro1">
          <table:table-cell office:value-type="string">
            <text:p>as data sheet</text:p>
          </table:table-cell>
          <table:table-cell office:value-type="string">
            <text:p>tabellare</text:p>
          </table:table-cell>
          <table:table-cell/>
        </table:table-row>
        <table:table-row table:style-name="ro1">
          <table:table-cell office:value-type="string">
            <text:p>ascending</text:p>
          </table:table-cell>
          <table:table-cell office:value-type="string">
            <text:p>crescente</text:p>
          </table:table-cell>
          <table:table-cell/>
        </table:table-row>
        <table:table-row table:style-name="ro1">
          <table:table-cell office:value-type="string">
            <text:p>ascii filter options</text:p>
          </table:table-cell>
          <table:table-cell office:value-type="string">
            <text:p>opzioni filtro ascii</text:p>
          </table:table-cell>
          <table:table-cell/>
        </table:table-row>
        <table:table-row table:style-name="ro1">
          <table:table-cell office:value-type="string">
            <text:p>asian font</text:p>
          </table:table-cell>
          <table:table-cell office:value-type="string">
            <text:p>caratteri asiatici</text:p>
          </table:table-cell>
          <table:table-cell/>
        </table:table-row>
        <table:table-row table:style-name="ro1">
          <table:table-cell office:value-type="string">
            <text:p>asian languages support</text:p>
          </table:table-cell>
          <table:table-cell office:value-type="string">
            <text:p>supporto lingue asiatiche</text:p>
          </table:table-cell>
          <table:table-cell/>
        </table:table-row>
        <table:table-row table:style-name="ro1">
          <table:table-cell office:value-type="string">
            <text:p>asian layout</text:p>
          </table:table-cell>
          <table:table-cell office:value-type="string">
            <text:p>layout asiatico</text:p>
          </table:table-cell>
          <table:table-cell/>
        </table:table-row>
        <table:table-row table:style-name="ro1">
          <table:table-cell office:value-type="string">
            <text:p>asian text font</text:p>
          </table:table-cell>
          <table:table-cell office:value-type="string">
            <text:p>carattere asiatico</text:p>
          </table:table-cell>
          <table:table-cell/>
        </table:table-row>
        <table:table-row table:style-name="ro1">
          <table:table-cell office:value-type="string">
            <text:p>asian text:</text:p>
          </table:table-cell>
          <table:table-cell office:value-type="string">
            <text:p>testo asiatico:</text:p>
          </table:table-cell>
          <table:table-cell/>
        </table:table-row>
        <table:table-row table:style-name="ro1">
          <table:table-cell office:value-type="string">
            <text:p>asian typography</text:p>
          </table:table-cell>
          <table:table-cell office:value-type="string">
            <text:p>tipografia asiatica</text:p>
          </table:table-cell>
          <table:table-cell/>
        </table:table-row>
        <table:table-row table:style-name="ro1">
          <table:table-cell office:value-type="string">
            <text:p>asinh</text:p>
          </table:table-cell>
          <table:table-cell office:value-type="string">
            <text:p>arcsenh</text:p>
          </table:table-cell>
          <table:table-cell/>
        </table:table-row>
        <table:table-row table:style-name="ro1">
          <table:table-cell office:value-type="string">
            <text:p>assign design</text:p>
          </table:table-cell>
          <table:table-cell office:value-type="string">
            <text:p>assegnare disegno</text:p>
          </table:table-cell>
          <table:table-cell/>
        </table:table-row>
        <table:table-row table:style-name="ro1">
          <table:table-cell office:value-type="string">
            <text:p>assign macro</text:p>
          </table:table-cell>
          <table:table-cell office:value-type="string">
            <text:p>assegnare macro</text:p>
          </table:table-cell>
          <table:table-cell/>
        </table:table-row>
        <table:table-row table:style-name="ro1">
          <table:table-cell office:value-type="string">
            <text:p>assign names</text:p>
          </table:table-cell>
          <table:table-cell office:value-type="string">
            <text:p>assegnare nomi</text:p>
          </table:table-cell>
          <table:table-cell/>
        </table:table-row>
        <table:table-row table:style-name="ro1">
          <table:table-cell office:value-type="string">
            <text:p>assign styles</text:p>
          </table:table-cell>
          <table:table-cell office:value-type="string">
            <text:p>assegnare modello</text:p>
          </table:table-cell>
          <table:table-cell/>
        </table:table-row>
        <table:table-row table:style-name="ro1">
          <table:table-cell office:value-type="string">
            <text:p>assign</text:p>
          </table:table-cell>
          <table:table-cell office:value-type="string">
            <text:p>assegnare</text:p>
          </table:table-cell>
          <table:table-cell/>
        </table:table-row>
        <table:table-row table:style-name="ro1">
          <table:table-cell office:value-type="string">
            <text:p>assigned macro</text:p>
          </table:table-cell>
          <table:table-cell office:value-type="string">
            <text:p>macro assegnata</text:p>
          </table:table-cell>
          <table:table-cell/>
        </table:table-row>
        <table:table-row table:style-name="ro1">
          <table:table-cell office:value-type="string">
            <text:p>assigned to</text:p>
          </table:table-cell>
          <table:table-cell office:value-type="string">
            <text:p>riferito a</text:p>
          </table:table-cell>
          <table:table-cell/>
        </table:table-row>
        <table:table-row table:style-name="ro1">
          <table:table-cell office:value-type="string">
            <text:p>assignment</text:p>
          </table:table-cell>
          <table:table-cell office:value-type="string">
            <text:p>assegnazione</text:p>
          </table:table-cell>
          <table:table-cell/>
        </table:table-row>
        <table:table-row table:style-name="ro1">
          <table:table-cell office:value-type="string">
            <text:p>Assistive Technology tools (AT)</text:p>
          </table:table-cell>
          <table:table-cell office:value-type="string">
            <text:p>funzioni di accesso facilitato</text:p>
          </table:table-cell>
          <table:table-cell/>
        </table:table-row>
        <table:table-row table:style-name="ro1">
          <table:table-cell table:number-columns-repeated="2" office:value-type="string">
            <text:p>ATM (Asynchronous Transfer Mode)</text:p>
          </table:table-cell>
          <table:table-cell/>
        </table:table-row>
        <table:table-row table:style-name="ro1">
          <table:table-cell office:value-type="string">
            <text:p>attach data</text:p>
          </table:table-cell>
          <table:table-cell office:value-type="string">
            <text:p>allegare i dati</text:p>
          </table:table-cell>
          <table:table-cell/>
        </table:table-row>
        <table:table-row table:style-name="ro1">
          <table:table-cell office:value-type="string">
            <text:p>attach file</text:p>
          </table:table-cell>
          <table:table-cell office:value-type="string">
            <text:p>allegare file</text:p>
          </table:table-cell>
          <table:table-cell/>
        </table:table-row>
        <table:table-row table:style-name="ro1">
          <table:table-cell office:value-type="string">
            <text:p>attachments</text:p>
          </table:table-cell>
          <table:table-cell office:value-type="string">
            <text:p>allegati</text:p>
          </table:table-cell>
          <table:table-cell/>
        </table:table-row>
        <table:table-row table:style-name="ro1">
          <table:table-cell office:value-type="string">
            <text:p>audit trail</text:p>
          </table:table-cell>
          <table:table-cell office:value-type="string">
            <text:p>traccia di riferimento per la revisione</text:p>
          </table:table-cell>
          <table:table-cell/>
        </table:table-row>
        <table:table-row table:style-name="ro1">
          <table:table-cell office:value-type="string">
            <text:p>auditing</text:p>
          </table:table-cell>
          <table:table-cell office:value-type="string">
            <text:p>revisione</text:p>
          </table:table-cell>
          <table:table-cell/>
        </table:table-row>
        <table:table-row table:style-name="ro1">
          <table:table-cell office:value-type="string">
            <text:p>authentication method</text:p>
          </table:table-cell>
          <table:table-cell office:value-type="string">
            <text:p>metodo di autenticazione</text:p>
          </table:table-cell>
          <table:table-cell/>
        </table:table-row>
        <table:table-row table:style-name="ro1">
          <table:table-cell office:value-type="string">
            <text:p>authentication, authorization, and accounting (AAA)</text:p>
          </table:table-cell>
          <table:table-cell office:value-type="string">
            <text:p>autenticazione, autorizzazione e accounting (AAA)</text:p>
          </table:table-cell>
          <table:table-cell/>
        </table:table-row>
        <table:table-row table:style-name="ro1">
          <table:table-cell office:value-type="string">
            <text:p>author</text:p>
          </table:table-cell>
          <table:table-cell office:value-type="string">
            <text:p>mittente</text:p>
          </table:table-cell>
          <table:table-cell/>
        </table:table-row>
        <table:table-row table:style-name="ro1">
          <table:table-cell office:value-type="string">
            <text:p>auto line length</text:p>
          </table:table-cell>
          <table:table-cell office:value-type="string">
            <text:p>lunghezza automatica linea</text:p>
          </table:table-cell>
          <table:table-cell/>
        </table:table-row>
        <table:table-row table:style-name="ro1">
          <table:table-cell office:value-type="string">
            <text:p>autoabstract to presentation</text:p>
          </table:table-cell>
          <table:table-cell office:value-type="string">
            <text:p>abstract automatico alla presentazione</text:p>
          </table:table-cell>
          <table:table-cell/>
        </table:table-row>
        <table:table-row table:style-name="ro1">
          <table:table-cell office:value-type="string">
            <text:p>autocad import filter</text:p>
          </table:table-cell>
          <table:table-cell office:value-type="string">
            <text:p>filtro d'importazione autocad</text:p>
          </table:table-cell>
          <table:table-cell/>
        </table:table-row>
        <table:table-row table:style-name="ro1">
          <table:table-cell office:value-type="string">
            <text:p>autocad import</text:p>
          </table:table-cell>
          <table:table-cell office:value-type="string">
            <text:p>importazione autocad</text:p>
          </table:table-cell>
          <table:table-cell/>
        </table:table-row>
        <table:table-row table:style-name="ro1">
          <table:table-cell office:value-type="string">
            <text:p>autocalculate</text:p>
          </table:table-cell>
          <table:table-cell office:value-type="string">
            <text:p>calcolo automatico</text:p>
          </table:table-cell>
          <table:table-cell/>
        </table:table-row>
        <table:table-row table:style-name="ro1">
          <table:table-cell office:value-type="string">
            <text:p>autocalculation on/off</text:p>
          </table:table-cell>
          <table:table-cell office:value-type="string">
            <text:p>calcolo automatico on/off</text:p>
          </table:table-cell>
          <table:table-cell/>
        </table:table-row>
        <table:table-row table:style-name="ro1">
          <table:table-cell office:value-type="string">
            <text:p>autocheck</text:p>
          </table:table-cell>
          <table:table-cell office:value-type="string">
            <text:p>controllo automatico</text:p>
          </table:table-cell>
          <table:table-cell/>
        </table:table-row>
        <table:table-row table:style-name="ro1">
          <table:table-cell office:value-type="string">
            <text:p>autocontour</text:p>
          </table:table-cell>
          <table:table-cell office:value-type="string">
            <text:p>contorno automatico</text:p>
          </table:table-cell>
          <table:table-cell/>
        </table:table-row>
        <table:table-row table:style-name="ro1">
          <table:table-cell office:value-type="string">
            <text:p>autocorrect/autoformat</text:p>
          </table:table-cell>
          <table:table-cell office:value-type="string">
            <text:p>correzione/formattazione automatica</text:p>
          </table:table-cell>
          <table:table-cell/>
        </table:table-row>
        <table:table-row table:style-name="ro1">
          <table:table-cell office:value-type="string">
            <text:p>autofill</text:p>
          </table:table-cell>
          <table:table-cell office:value-type="string">
            <text:p>riempimento automaticamente</text:p>
          </table:table-cell>
          <table:table-cell/>
        </table:table-row>
        <table:table-row table:style-name="ro1">
          <table:table-cell office:value-type="string">
            <text:p>autofilter</text:p>
          </table:table-cell>
          <table:table-cell office:value-type="string">
            <text:p>filtro automatico</text:p>
          </table:table-cell>
          <table:table-cell/>
        </table:table-row>
        <table:table-row table:style-name="ro1">
          <table:table-cell office:value-type="string">
            <text:p>autofit frame height</text:p>
          </table:table-cell>
          <table:table-cell office:value-type="string">
            <text:p>adattamento automatico dell'altezza cornice</text:p>
          </table:table-cell>
          <table:table-cell/>
        </table:table-row>
        <table:table-row table:style-name="ro1">
          <table:table-cell office:value-type="string">
            <text:p>autofit frame width</text:p>
          </table:table-cell>
          <table:table-cell office:value-type="string">
            <text:p>adattamento automatico della larghezza cornice</text:p>
          </table:table-cell>
          <table:table-cell/>
        </table:table-row>
        <table:table-row table:style-name="ro1">
          <table:table-cell office:value-type="string">
            <text:p>autofit height</text:p>
          </table:table-cell>
          <table:table-cell office:value-type="string">
            <text:p>adattamento altezza automatico</text:p>
          </table:table-cell>
          <table:table-cell/>
        </table:table-row>
        <table:table-row table:style-name="ro1">
          <table:table-cell office:value-type="string">
            <text:p>autofit width</text:p>
          </table:table-cell>
          <table:table-cell office:value-type="string">
            <text:p>adattamento automatico larghezza</text:p>
          </table:table-cell>
          <table:table-cell/>
        </table:table-row>
        <table:table-row table:style-name="ro1">
          <table:table-cell office:value-type="string">
            <text:p>autoformat while typing</text:p>
          </table:table-cell>
          <table:table-cell office:value-type="string">
            <text:p>formattazione automatica durante la digitazione</text:p>
          </table:table-cell>
          <table:table-cell/>
        </table:table-row>
        <table:table-row table:style-name="ro1">
          <table:table-cell office:value-type="string">
            <text:p>autoformat</text:p>
          </table:table-cell>
          <table:table-cell office:value-type="string">
            <text:p>formattazione automatica</text:p>
          </table:table-cell>
          <table:table-cell/>
        </table:table-row>
        <table:table-row table:style-name="ro1">
          <table:table-cell table:number-columns-repeated="2" office:value-type="string">
            <text:p>AutoHide</text:p>
          </table:table-cell>
          <table:table-cell/>
        </table:table-row>
        <table:table-row table:style-name="ro1">
          <table:table-cell office:value-type="string">
            <text:p>auto-increment statement</text:p>
          </table:table-cell>
          <table:table-cell office:value-type="string">
            <text:p>espressione incremento automatico</text:p>
          </table:table-cell>
          <table:table-cell/>
        </table:table-row>
        <table:table-row table:style-name="ro1">
          <table:table-cell office:value-type="string">
            <text:p>autoinput on/off</text:p>
          </table:table-cell>
          <table:table-cell office:value-type="string">
            <text:p>digitazione automatica on/off</text:p>
          </table:table-cell>
          <table:table-cell/>
        </table:table-row>
        <table:table-row table:style-name="ro1">
          <table:table-cell office:value-type="string">
            <text:p>autoinput</text:p>
          </table:table-cell>
          <table:table-cell office:value-type="string">
            <text:p>digitazione automatica</text:p>
          </table:table-cell>
          <table:table-cell/>
        </table:table-row>
        <table:table-row table:style-name="ro1">
          <table:table-cell office:value-type="string">
            <text:p>automail</text:p>
          </table:table-cell>
          <table:table-cell office:value-type="string">
            <text:p>mail automatica</text:p>
          </table:table-cell>
          <table:table-cell/>
        </table:table-row>
        <table:table-row table:style-name="ro1">
          <table:table-cell office:value-type="string">
            <text:p>automatic control focus</text:p>
          </table:table-cell>
          <table:table-cell office:value-type="string">
            <text:p>punto focale automatico di controllo</text:p>
          </table:table-cell>
          <table:table-cell/>
        </table:table-row>
        <table:table-row table:style-name="ro1">
          <table:table-cell office:value-type="string">
            <text:p>automatic detection</text:p>
          </table:table-cell>
          <table:table-cell office:value-type="string">
            <text:p>riconoscimento automatico</text:p>
          </table:table-cell>
          <table:table-cell/>
        </table:table-row>
        <table:table-row table:style-name="ro1">
          <table:table-cell office:value-type="string">
            <text:p>automatic line break</text:p>
          </table:table-cell>
          <table:table-cell office:value-type="string">
            <text:p>testo a capo automatico</text:p>
          </table:table-cell>
          <table:table-cell/>
        </table:table-row>
        <table:table-row table:style-name="ro1">
          <table:table-cell office:value-type="string">
            <text:p>automatic page breaks</text:p>
          </table:table-cell>
          <table:table-cell office:value-type="string">
            <text:p>interruzioni pagina automatiche</text:p>
          </table:table-cell>
          <table:table-cell/>
        </table:table-row>
        <table:table-row table:style-name="ro1">
          <table:table-cell office:value-type="string">
            <text:p>automatic positioning</text:p>
          </table:table-cell>
          <table:table-cell office:value-type="string">
            <text:p>posizionamento automatico</text:p>
          </table:table-cell>
          <table:table-cell/>
        </table:table-row>
        <table:table-row table:style-name="ro1">
          <table:table-cell office:value-type="string">
            <text:p>automatic row break</text:p>
          </table:table-cell>
          <table:table-cell office:value-type="string">
            <text:p>a capo automatico</text:p>
          </table:table-cell>
          <table:table-cell/>
        </table:table-row>
        <table:table-row table:style-name="ro1">
          <table:table-cell office:value-type="string">
            <text:p>automatic scrolling</text:p>
          </table:table-cell>
          <table:table-cell office:value-type="string">
            <text:p>scorrimento automatico</text:p>
          </table:table-cell>
          <table:table-cell/>
        </table:table-row>
        <table:table-row table:style-name="ro1">
          <table:table-cell office:value-type="string">
            <text:p>automatic sort</text:p>
          </table:table-cell>
          <table:table-cell office:value-type="string">
            <text:p>ordine autom.</text:p>
          </table:table-cell>
          <table:table-cell/>
        </table:table-row>
        <table:table-row table:style-name="ro1">
          <table:table-cell office:value-type="string">
            <text:p>automatic text alignment</text:p>
          </table:table-cell>
          <table:table-cell office:value-type="string">
            <text:p>allineamento automatico testo</text:p>
          </table:table-cell>
          <table:table-cell/>
        </table:table-row>
        <table:table-row table:style-name="ro1">
          <table:table-cell office:value-type="string">
            <text:p>automatic type recognition</text:p>
          </table:table-cell>
          <table:table-cell office:value-type="string">
            <text:p>riconoscimento autom. tipo</text:p>
          </table:table-cell>
          <table:table-cell/>
        </table:table-row>
        <table:table-row table:style-name="ro1">
          <table:table-cell office:value-type="string">
            <text:p>automatic</text:p>
          </table:table-cell>
          <table:table-cell office:value-type="string">
            <text:p>automatico</text:p>
          </table:table-cell>
          <table:table-cell/>
        </table:table-row>
        <table:table-row table:style-name="ro1">
          <table:table-cell office:value-type="string">
            <text:p>automatically</text:p>
          </table:table-cell>
          <table:table-cell office:value-type="string">
            <text:p>in modo automatico</text:p>
          </table:table-cell>
          <table:table-cell/>
        </table:table-row>
        <table:table-row table:style-name="ro1">
          <table:table-cell office:value-type="string">
            <text:p>autonumbering</text:p>
          </table:table-cell>
          <table:table-cell office:value-type="string">
            <text:p>numerazione automatica</text:p>
          </table:table-cell>
          <table:table-cell/>
        </table:table-row>
        <table:table-row table:style-name="ro1">
          <table:table-cell office:value-type="string">
            <text:p>autooutline</text:p>
          </table:table-cell>
          <table:table-cell office:value-type="string">
            <text:p>struttura automatica</text:p>
          </table:table-cell>
          <table:table-cell/>
        </table:table-row>
        <table:table-row table:style-name="ro1">
          <table:table-cell office:value-type="string">
            <text:p>autopilot agenda</text:p>
          </table:table-cell>
          <table:table-cell office:value-type="string">
            <text:p>Pilota automatico agenda</text:p>
          </table:table-cell>
          <table:table-cell/>
        </table:table-row>
        <table:table-row table:style-name="ro1">
          <table:table-cell office:value-type="string">
            <text:p>autopilot combo box</text:p>
          </table:table-cell>
          <table:table-cell office:value-type="string">
            <text:p>Pilota automatico casella combinata</text:p>
          </table:table-cell>
          <table:table-cell/>
        </table:table-row>
        <table:table-row table:style-name="ro1">
          <table:table-cell office:value-type="string">
            <text:p>autopilot fax</text:p>
          </table:table-cell>
          <table:table-cell office:value-type="string">
            <text:p>Pilota automatico fax</text:p>
          </table:table-cell>
          <table:table-cell/>
        </table:table-row>
        <table:table-row table:style-name="ro1">
          <table:table-cell office:value-type="string">
            <text:p>autopilot group element</text:p>
          </table:table-cell>
          <table:table-cell office:value-type="string">
            <text:p>Pilota automatico - elemento di gruppo</text:p>
          </table:table-cell>
          <table:table-cell/>
        </table:table-row>
        <table:table-row table:style-name="ro1">
          <table:table-cell office:value-type="string">
            <text:p>autopilot letter</text:p>
          </table:table-cell>
          <table:table-cell office:value-type="string">
            <text:p>Pilota automatico lettera</text:p>
          </table:table-cell>
          <table:table-cell/>
        </table:table-row>
        <table:table-row table:style-name="ro1">
          <table:table-cell office:value-type="string">
            <text:p>autopilot list box</text:p>
          </table:table-cell>
          <table:table-cell office:value-type="string">
            <text:p>Pilota automatico casella di riepilogo</text:p>
          </table:table-cell>
          <table:table-cell/>
        </table:table-row>
        <table:table-row table:style-name="ro1">
          <table:table-cell office:value-type="string">
            <text:p>autopilot memo</text:p>
          </table:table-cell>
          <table:table-cell office:value-type="string">
            <text:p>Pilota automatico memo</text:p>
          </table:table-cell>
          <table:table-cell/>
        </table:table-row>
        <table:table-row table:style-name="ro1">
          <table:table-cell office:value-type="string">
            <text:p>autopilot menu</text:p>
          </table:table-cell>
          <table:table-cell office:value-type="string">
            <text:p>menu Pilota automatico</text:p>
          </table:table-cell>
          <table:table-cell/>
        </table:table-row>
        <table:table-row table:style-name="ro1">
          <table:table-cell office:value-type="string">
            <text:p>autopilot presentation</text:p>
          </table:table-cell>
          <table:table-cell office:value-type="string">
            <text:p>Pilota automatico presentazione</text:p>
          </table:table-cell>
          <table:table-cell/>
        </table:table-row>
        <table:table-row table:style-name="ro1">
          <table:table-cell office:value-type="string">
            <text:p>autopilot query</text:p>
          </table:table-cell>
          <table:table-cell office:value-type="string">
            <text:p>Pilota automatico - ricerca</text:p>
          </table:table-cell>
          <table:table-cell/>
        </table:table-row>
        <table:table-row table:style-name="ro1">
          <table:table-cell office:value-type="string">
            <text:p>autopilot table element</text:p>
          </table:table-cell>
          <table:table-cell office:value-type="string">
            <text:p>Pilota automatico - elemento tabella</text:p>
          </table:table-cell>
          <table:table-cell/>
        </table:table-row>
        <table:table-row table:style-name="ro1">
          <table:table-cell office:value-type="string">
            <text:p>autopilot table</text:p>
          </table:table-cell>
          <table:table-cell office:value-type="string">
            <text:p>Pilota automatico - tabella</text:p>
          </table:table-cell>
          <table:table-cell/>
        </table:table-row>
        <table:table-row table:style-name="ro1">
          <table:table-cell office:value-type="string">
            <text:p>autopilot web page</text:p>
          </table:table-cell>
          <table:table-cell office:value-type="string">
            <text:p>Pilota automatico pagina Web</text:p>
          </table:table-cell>
          <table:table-cell/>
        </table:table-row>
        <table:table-row table:style-name="ro1">
          <table:table-cell office:value-type="string">
            <text:p>autopilot</text:p>
          </table:table-cell>
          <table:table-cell office:value-type="string">
            <text:p>Pilota automatico</text:p>
          </table:table-cell>
          <table:table-cell/>
        </table:table-row>
        <table:table-row table:style-name="ro1">
          <table:table-cell office:value-type="string">
            <text:p>autopilot: functions</text:p>
          </table:table-cell>
          <table:table-cell office:value-type="string">
            <text:p>Pilota automatico di funzione</text:p>
          </table:table-cell>
          <table:table-cell/>
        </table:table-row>
        <table:table-row table:style-name="ro1">
          <table:table-cell office:value-type="string">
            <text:p>autopilots on/off</text:p>
          </table:table-cell>
          <table:table-cell office:value-type="string">
            <text:p>Pilota automatico on/off</text:p>
          </table:table-cell>
          <table:table-cell/>
        </table:table-row>
        <table:table-row table:style-name="ro1">
          <table:table-cell office:value-type="string">
            <text:p>autopilots</text:p>
          </table:table-cell>
          <table:table-cell office:value-type="string">
            <text:p>Pilota automatico</text:p>
          </table:table-cell>
          <table:table-cell/>
        </table:table-row>
        <table:table-row table:style-name="ro1">
          <table:table-cell office:value-type="string">
            <text:p>autorefresh</text:p>
          </table:table-cell>
          <table:table-cell office:value-type="string">
            <text:p>aggiornare automaticamente</text:p>
          </table:table-cell>
          <table:table-cell/>
        </table:table-row>
        <table:table-row table:style-name="ro1">
          <table:table-cell office:value-type="string">
            <text:p>autosave</text:p>
          </table:table-cell>
          <table:table-cell office:value-type="string">
            <text:p>salvare automaticamente</text:p>
          </table:table-cell>
          <table:table-cell/>
        </table:table-row>
        <table:table-row table:style-name="ro1">
          <table:table-cell table:number-columns-repeated="2" office:value-type="string">
            <text:p>AutoShow</text:p>
          </table:table-cell>
          <table:table-cell/>
        </table:table-row>
        <table:table-row table:style-name="ro1">
          <table:table-cell office:value-type="string">
            <text:p>autosize text</text:p>
          </table:table-cell>
          <table:table-cell office:value-type="string">
            <text:p>dimensione testo automatico</text:p>
          </table:table-cell>
          <table:table-cell/>
        </table:table-row>
        <table:table-row table:style-name="ro1">
          <table:table-cell office:value-type="string">
            <text:p>autospellcheck</text:p>
          </table:table-cell>
          <table:table-cell office:value-type="string">
            <text:p>controllo ortografico automatico</text:p>
          </table:table-cell>
          <table:table-cell/>
        </table:table-row>
        <table:table-row table:style-name="ro1">
          <table:table-cell office:value-type="string">
            <text:p>AutoText</text:p>
          </table:table-cell>
          <table:table-cell office:value-type="string">
            <text:p>Testo automatico</text:p>
          </table:table-cell>
          <table:table-cell/>
        </table:table-row>
        <table:table-row table:style-name="ro1">
          <table:table-cell office:value-type="string">
            <text:p>autoupdate display</text:p>
          </table:table-cell>
          <table:table-cell office:value-type="string">
            <text:p>aggiornamento automatico della vista</text:p>
          </table:table-cell>
          <table:table-cell/>
        </table:table-row>
        <table:table-row table:style-name="ro1">
          <table:table-cell office:value-type="string">
            <text:p>autoupdate traces</text:p>
          </table:table-cell>
          <table:table-cell office:value-type="string">
            <text:p>aggiornare automaticamente le tracce</text:p>
          </table:table-cell>
          <table:table-cell/>
        </table:table-row>
        <table:table-row table:style-name="ro1">
          <table:table-cell office:value-type="string">
            <text:p>autoupdate</text:p>
          </table:table-cell>
          <table:table-cell office:value-type="string">
            <text:p>aggiornamento automaticamente</text:p>
          </table:table-cell>
          <table:table-cell/>
        </table:table-row>
        <table:table-row table:style-name="ro1">
          <table:table-cell office:value-type="string">
            <text:p>autovalue</text:p>
          </table:table-cell>
          <table:table-cell office:value-type="string">
            <text:p>valore automatico</text:p>
          </table:table-cell>
          <table:table-cell/>
        </table:table-row>
        <table:table-row table:style-name="ro1">
          <table:table-cell office:value-type="string">
            <text:p>available buttons</text:p>
          </table:table-cell>
          <table:table-cell office:value-type="string">
            <text:p>pulsanti disponibili</text:p>
          </table:table-cell>
          <table:table-cell/>
        </table:table-row>
        <table:table-row table:style-name="ro1">
          <table:table-cell office:value-type="string">
            <text:p>available databases</text:p>
          </table:table-cell>
          <table:table-cell office:value-type="string">
            <text:p>database disponibili</text:p>
          </table:table-cell>
          <table:table-cell/>
        </table:table-row>
        <table:table-row table:style-name="ro1">
          <table:table-cell office:value-type="string">
            <text:p>available language modules</text:p>
          </table:table-cell>
          <table:table-cell office:value-type="string">
            <text:p>moduli linguistici disponibili</text:p>
          </table:table-cell>
          <table:table-cell/>
        </table:table-row>
        <table:table-row table:style-name="ro1">
          <table:table-cell office:value-type="string">
            <text:p>available tables/ranges</text:p>
          </table:table-cell>
          <table:table-cell office:value-type="string">
            <text:p>sezioni/tabelle disponibili</text:p>
          </table:table-cell>
          <table:table-cell/>
        </table:table-row>
        <table:table-row table:style-name="ro1">
          <table:table-cell office:value-type="string">
            <text:p>available updates</text:p>
          </table:table-cell>
          <table:table-cell office:value-type="string">
            <text:p>Aggiornamenti disponibili</text:p>
          </table:table-cell>
          <table:table-cell/>
        </table:table-row>
        <table:table-row table:style-name="ro1">
          <table:table-cell office:value-type="string">
            <text:p>average</text:p>
          </table:table-cell>
          <table:table-cell office:value-type="string">
            <text:p>media</text:p>
          </table:table-cell>
          <table:table-cell/>
        </table:table-row>
        <table:table-row table:style-name="ro1">
          <table:table-cell office:value-type="string">
            <text:p>axes</text:p>
          </table:table-cell>
          <table:table-cell office:value-type="string">
            <text:p>asse</text:p>
          </table:table-cell>
          <table:table-cell/>
        </table:table-row>
        <table:table-row table:style-name="ro1">
          <table:table-cell office:value-type="string">
            <text:p>axestitle on/off</text:p>
          </table:table-cell>
          <table:table-cell office:value-type="string">
            <text:p>mostra/nascondi il titolo degli assi</text:p>
          </table:table-cell>
          <table:table-cell/>
        </table:table-row>
        <table:table-row table:style-name="ro1">
          <table:table-cell office:value-type="string">
            <text:p>axial light red/white</text:p>
          </table:table-cell>
          <table:table-cell office:value-type="string">
            <text:p>assiale rosso chiaro/bianco</text:p>
          </table:table-cell>
          <table:table-cell/>
        </table:table-row>
        <table:table-row table:style-name="ro1">
          <table:table-cell office:value-type="string">
            <text:p>axial</text:p>
          </table:table-cell>
          <table:table-cell office:value-type="string">
            <text:p>assiale</text:p>
          </table:table-cell>
          <table:table-cell/>
        </table:table-row>
        <table:table-row table:style-name="ro1">
          <table:table-cell office:value-type="string">
            <text:p>b&amp;w preview</text:p>
          </table:table-cell>
          <table:table-cell office:value-type="string">
            <text:p>anteprima in bianco e nero</text:p>
          </table:table-cell>
          <table:table-cell/>
        </table:table-row>
        <table:table-row table:style-name="ro1">
          <table:table-cell table:number-columns-repeated="2" office:value-type="string">
            <text:p>ba/va, ha/fa</text:p>
          </table:table-cell>
          <table:table-cell/>
        </table:table-row>
        <table:table-row table:style-name="ro1">
          <table:table-cell office:value-type="string">
            <text:p>back to message</text:p>
          </table:table-cell>
          <table:table-cell office:value-type="string">
            <text:p>ritorna al messaggio</text:p>
          </table:table-cell>
          <table:table-cell/>
        </table:table-row>
        <table:table-row table:style-name="ro1">
          <table:table-cell office:value-type="string">
            <text:p>back to webtop</text:p>
          </table:table-cell>
          <table:table-cell office:value-type="string">
            <text:p>ritorna al webtop</text:p>
          </table:table-cell>
          <table:table-cell/>
        </table:table-row>
        <table:table-row table:style-name="ro1">
          <table:table-cell office:value-type="string">
            <text:p>back up</text:p>
          </table:table-cell>
          <table:table-cell office:value-type="string">
            <text:p>eseguire il backup</text:p>
          </table:table-cell>
          <table:table-cell/>
        </table:table-row>
        <table:table-row table:style-name="ro1">
          <table:table-cell office:value-type="string">
            <text:p>back</text:p>
          </table:table-cell>
          <table:table-cell office:value-type="string">
            <text:p>indietro</text:p>
          </table:table-cell>
          <table:table-cell/>
        </table:table-row>
        <table:table-row table:style-name="ro1"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/>
        </table:table-row>
        <table:table-row table:style-name="ro1">
          <table:table-cell office:value-type="string">
            <text:p>background fill</text:p>
          </table:table-cell>
          <table:table-cell office:value-type="string">
            <text:p>riempimento sfondo</text:p>
          </table:table-cell>
          <table:table-cell/>
        </table:table-row>
        <table:table-row table:style-name="ro1">
          <table:table-cell office:value-type="string">
            <text:p>background image</text:p>
          </table:table-cell>
          <table:table-cell office:value-type="string">
            <text:p>immagine di sfondo</text:p>
          </table:table-cell>
          <table:table-cell/>
        </table:table-row>
        <table:table-row table:style-name="ro1">
          <table:table-cell office:value-type="string">
            <text:p>background objects</text:p>
          </table:table-cell>
          <table:table-cell office:value-type="string">
            <text:p>oggetti di sfondo</text:p>
          </table:table-cell>
          <table:table-cell/>
        </table:table-row>
        <table:table-row table:style-name="ro1">
          <table:table-cell office:value-type="string">
            <text:p>background pattern</text:p>
          </table:table-cell>
          <table:table-cell office:value-type="string">
            <text:p>motivo sfondo</text:p>
          </table:table-cell>
          <table:table-cell/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sfondo</text:p>
          </table:table-cell>
          <table:table-cell/>
        </table:table-row>
        <table:table-row table:style-name="ro1">
          <table:table-cell office:value-type="string">
            <text:p>backgrounds</text:p>
          </table:table-cell>
          <table:table-cell office:value-type="string">
            <text:p>sfondi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(Backspace)</text:p>
          </table:table-cell>
          <table:table-cell/>
        </table:table-row>
        <table:table-row table:style-name="ro1">
          <table:table-cell office:value-type="string">
            <text:p>backup file</text:p>
          </table:table-cell>
          <table:table-cell office:value-type="string">
            <text:p>file di backup</text:p>
          </table:table-cell>
          <table:table-cell/>
        </table:table-row>
        <table:table-row table:style-name="ro1">
          <table:table-cell office:value-type="string">
            <text:p>backups</text:p>
          </table:table-cell>
          <table:table-cell office:value-type="string">
            <text:p>backup</text:p>
          </table:table-cell>
          <table:table-cell/>
        </table:table-row>
        <table:table-row table:style-name="ro1">
          <table:table-cell office:value-type="string">
            <text:p>backwards</text:p>
          </table:table-cell>
          <table:table-cell office:value-type="string">
            <text:p>indietro</text:p>
          </table:table-cell>
          <table:table-cell/>
        </table:table-row>
        <table:table-row table:style-name="ro1">
          <table:table-cell office:value-type="string">
            <text:p>balloons</text:p>
          </table:table-cell>
          <table:table-cell office:value-type="string">
            <text:p>vignetta</text:p>
          </table:table-cell>
          <table:table-cell/>
        </table:table-row>
        <table:table-row table:style-name="ro1">
          <table:table-cell office:value-type="string">
            <text:p>bar width</text:p>
          </table:table-cell>
          <table:table-cell office:value-type="string">
            <text:p>larghezza barre</text:p>
          </table:table-cell>
          <table:table-cell/>
        </table:table-row>
        <table:table-row table:style-name="ro1">
          <table:table-cell office:value-type="string">
            <text:p>bar/column shape</text:p>
          </table:table-cell>
          <table:table-cell office:value-type="string">
            <text:p>forma barre/colonne</text:p>
          </table:table-cell>
          <table:table-cell/>
        </table:table-row>
        <table:table-row table:style-name="ro1">
          <table:table-cell office:value-type="string">
            <text:p>bars</text:p>
          </table:table-cell>
          <table:table-cell office:value-type="string">
            <text:p>barre</text:p>
          </table:table-cell>
          <table:table-cell/>
        </table:table-row>
        <table:table-row table:style-name="ro1">
          <table:table-cell office:value-type="string">
            <text:p>base at bottom</text:p>
          </table:table-cell>
          <table:table-cell office:value-type="string">
            <text:p>base in basso</text:p>
          </table:table-cell>
          <table:table-cell/>
        </table:table-row>
        <table:table-row table:style-name="ro1">
          <table:table-cell office:value-type="string">
            <text:p>base at top</text:p>
          </table:table-cell>
          <table:table-cell office:value-type="string">
            <text:p>base in alto</text:p>
          </table:table-cell>
          <table:table-cell/>
        </table:table-row>
        <table:table-row table:style-name="ro1">
          <table:table-cell office:value-type="string">
            <text:p>base format</text:p>
          </table:table-cell>
          <table:table-cell office:value-type="string">
            <text:p>formato di base</text:p>
          </table:table-cell>
          <table:table-cell/>
        </table:table-row>
        <table:table-row table:style-name="ro1">
          <table:table-cell office:value-type="string">
            <text:p>base in middle</text:p>
          </table:table-cell>
          <table:table-cell office:value-type="string">
            <text:p>base al centro</text:p>
          </table:table-cell>
          <table:table-cell/>
        </table:table-row>
        <table:table-row table:style-name="ro1">
          <table:table-cell office:value-type="string">
            <text:p>base line centered</text:p>
          </table:table-cell>
          <table:table-cell office:value-type="string">
            <text:p>linea di base centrata</text:p>
          </table:table-cell>
          <table:table-cell/>
        </table:table-row>
        <table:table-row table:style-name="ro1">
          <table:table-cell office:value-type="string">
            <text:p>base line</text:p>
          </table:table-cell>
          <table:table-cell office:value-type="string">
            <text:p>linea di base</text:p>
          </table:table-cell>
          <table:table-cell/>
        </table:table-row>
        <table:table-row table:style-name="ro1">
          <table:table-cell office:value-type="string">
            <text:p>base point</text:p>
          </table:table-cell>
          <table:table-cell office:value-type="string">
            <text:p>punto base</text:p>
          </table:table-cell>
          <table:table-cell/>
        </table:table-row>
        <table:table-row table:style-name="ro1">
          <table:table-cell office:value-type="string">
            <text:p>base text</text:p>
          </table:table-cell>
          <table:table-cell office:value-type="string">
            <text:p>testo base</text:p>
          </table:table-cell>
          <table:table-cell/>
        </table:table-row>
        <table:table-row table:style-name="ro1">
          <table:table-cell table:number-columns-repeated="2" office:value-type="string">
            <text:p>base</text:p>
          </table:table-cell>
          <table:table-cell/>
        </table:table-row>
        <table:table-row table:style-name="ro1">
          <table:table-cell office:value-type="string">
            <text:p>basic runtime error</text:p>
          </table:table-cell>
          <table:table-cell office:value-type="string">
            <text:p>errore di runtime basic</text:p>
          </table:table-cell>
          <table:table-cell/>
        </table:table-row>
        <table:table-row table:style-name="ro1">
          <table:table-cell office:value-type="string">
            <text:p>basis</text:p>
          </table:table-cell>
          <table:table-cell office:value-type="string">
            <text:p>base</text:p>
          </table:table-cell>
          <table:table-cell/>
        </table:table-row>
        <table:table-row table:style-name="ro1">
          <table:table-cell office:value-type="string">
            <text:p>batch file</text:p>
          </table:table-cell>
          <table:table-cell office:value-type="string">
            <text:p>file di batch</text:p>
          </table:table-cell>
          <table:table-cell/>
        </table:table-row>
        <table:table-row table:style-name="ro1">
          <table:table-cell table:number-columns-repeated="2" office:value-type="string">
            <text:p>beamer</text:p>
          </table:table-cell>
          <table:table-cell/>
        </table:table-row>
        <table:table-row table:style-name="ro1">
          <table:table-cell office:value-type="string">
            <text:p>before commencing</text:p>
          </table:table-cell>
          <table:table-cell office:value-type="string">
            <text:p>prima dell'esecuzione</text:p>
          </table:table-cell>
          <table:table-cell/>
        </table:table-row>
        <table:table-row table:style-name="ro1">
          <table:table-cell office:value-type="string">
            <text:p>before current sheet</text:p>
          </table:table-cell>
          <table:table-cell office:value-type="string">
            <text:p>prima della tabella corrente</text:p>
          </table:table-cell>
          <table:table-cell/>
        </table:table-row>
        <table:table-row table:style-name="ro1">
          <table:table-cell office:value-type="string">
            <text:p>before deletion</text:p>
          </table:table-cell>
          <table:table-cell office:value-type="string">
            <text:p>prima di eliminare</text:p>
          </table:table-cell>
          <table:table-cell/>
        </table:table-row>
        <table:table-row table:style-name="ro1">
          <table:table-cell office:value-type="string">
            <text:p>before insert</text:p>
          </table:table-cell>
          <table:table-cell office:value-type="string">
            <text:p>prima di inserire</text:p>
          </table:table-cell>
          <table:table-cell/>
        </table:table-row>
        <table:table-row table:style-name="ro1">
          <table:table-cell office:value-type="string">
            <text:p>before inserting autotext</text:p>
          </table:table-cell>
          <table:table-cell office:value-type="string">
            <text:p>prima d'inserire il testo automatico</text:p>
          </table:table-cell>
          <table:table-cell/>
        </table:table-row>
        <table:table-row table:style-name="ro1">
          <table:table-cell office:value-type="string">
            <text:p>before paragraph</text:p>
          </table:table-cell>
          <table:table-cell office:value-type="string">
            <text:p>precede il testo</text:p>
          </table:table-cell>
          <table:table-cell/>
        </table:table-row>
        <table:table-row table:style-name="ro1">
          <table:table-cell office:value-type="string">
            <text:p>before unloading</text:p>
          </table:table-cell>
          <table:table-cell office:value-type="string">
            <text:p>prima di scaricare</text:p>
          </table:table-cell>
          <table:table-cell/>
        </table:table-row>
        <table:table-row table:style-name="ro1">
          <table:table-cell office:value-type="string">
            <text:p>before updating</text:p>
          </table:table-cell>
          <table:table-cell office:value-type="string">
            <text:p>prima di aggiornare</text:p>
          </table:table-cell>
          <table:table-cell/>
        </table:table-row>
        <table:table-row table:style-name="ro1">
          <table:table-cell office:value-type="string">
            <text:p>begin horizontal</text:p>
          </table:table-cell>
          <table:table-cell office:value-type="string">
            <text:p>inizio orizzontale</text:p>
          </table:table-cell>
          <table:table-cell/>
        </table:table-row>
        <table:table-row table:style-name="ro1">
          <table:table-cell office:value-type="string">
            <text:p>begin vertical</text:p>
          </table:table-cell>
          <table:table-cell office:value-type="string">
            <text:p>inizio verticale</text:p>
          </table:table-cell>
          <table:table-cell/>
        </table:table-row>
        <table:table-row table:style-name="ro1">
          <table:table-cell table:number-columns-repeated="2" office:value-type="string">
            <text:p>Berkeley DB</text:p>
          </table:table-cell>
          <table:table-cell/>
        </table:table-row>
        <table:table-row table:style-name="ro1">
          <table:table-cell office:value-type="string">
            <text:p>Bézier curve</text:p>
          </table:table-cell>
          <table:table-cell office:value-type="string">
            <text:p>curva di Bézier</text:p>
          </table:table-cell>
          <table:table-cell/>
        </table:table-row>
        <table:table-row table:style-name="ro1">
          <table:table-cell office:value-type="string">
            <text:p>Bézier mode</text:p>
          </table:table-cell>
          <table:table-cell office:value-type="string">
            <text:p>Modo Bézier</text:p>
          </table:table-cell>
          <table:table-cell/>
        </table:table-row>
        <table:table-row table:style-name="ro1">
          <table:table-cell office:value-type="string">
            <text:p>Bézier object bar</text:p>
          </table:table-cell>
          <table:table-cell office:value-type="string">
            <text:p>barra degli oggetti di Bézier</text:p>
          </table:table-cell>
          <table:table-cell/>
        </table:table-row>
        <table:table-row table:style-name="ro1">
          <table:table-cell table:number-columns-repeated="2" office:value-type="string">
            <text:p>Bézier</text:p>
          </table:table-cell>
          <table:table-cell/>
        </table:table-row>
        <table:table-row table:style-name="ro1">
          <table:table-cell office:value-type="string">
            <text:p>bibliography database</text:p>
          </table:table-cell>
          <table:table-cell office:value-type="string">
            <text:p>database bibliografico</text:p>
          </table:table-cell>
          <table:table-cell/>
        </table:table-row>
        <table:table-row table:style-name="ro1">
          <table:table-cell office:value-type="string">
            <text:p>bibliography entry</text:p>
          </table:table-cell>
          <table:table-cell office:value-type="string">
            <text:p>voce bibliografia</text:p>
          </table:table-cell>
          <table:table-cell/>
        </table:table-row>
        <table:table-row table:style-name="ro1">
          <table:table-cell office:value-type="string">
            <text:p>bibliography</text:p>
          </table:table-cell>
          <table:table-cell office:value-type="string">
            <text:p>bibliografia</text:p>
          </table:table-cell>
          <table:table-cell/>
        </table:table-row>
        <table:table-row table:style-name="ro1">
          <table:table-cell office:value-type="string">
            <text:p>binary file</text:p>
          </table:table-cell>
          <table:table-cell office:value-type="string">
            <text:p>file binario</text:p>
          </table:table-cell>
          <table:table-cell/>
        </table:table-row>
        <table:table-row table:style-name="ro1">
          <table:table-cell office:value-type="string">
            <text:p>binary operator expected</text:p>
          </table:table-cell>
          <table:table-cell office:value-type="string">
            <text:p>operatore binario atteso</text:p>
          </table:table-cell>
          <table:table-cell/>
        </table:table-row>
        <table:table-row table:style-name="ro1">
          <table:table-cell office:value-type="string">
            <text:p>binary</text:p>
          </table:table-cell>
          <table:table-cell office:value-type="string">
            <text:p>binario</text:p>
          </table:table-cell>
          <table:table-cell/>
        </table:table-row>
        <table:table-row table:style-name="ro1">
          <table:table-cell office:value-type="string">
            <text:p>birth day</text:p>
          </table:table-cell>
          <table:table-cell office:value-type="string">
            <text:p>giorno nascita</text:p>
          </table:table-cell>
          <table:table-cell/>
        </table:table-row>
        <table:table-row table:style-name="ro1">
          <table:table-cell office:value-type="string">
            <text:p>birth month</text:p>
          </table:table-cell>
          <table:table-cell office:value-type="string">
            <text:p>mese nascita</text:p>
          </table:table-cell>
          <table:table-cell/>
        </table:table-row>
        <table:table-row table:style-name="ro1">
          <table:table-cell office:value-type="string">
            <text:p>birth year</text:p>
          </table:table-cell>
          <table:table-cell office:value-type="string">
            <text:p>anno nascita</text:p>
          </table:table-cell>
          <table:table-cell/>
        </table:table-row>
        <table:table-row table:style-name="ro1">
          <table:table-cell office:value-type="string">
            <text:p>bitmap object</text:p>
          </table:table-cell>
          <table:table-cell office:value-type="string">
            <text:p>oggetto bitmap</text:p>
          </table:table-cell>
          <table:table-cell/>
        </table:table-row>
        <table:table-row table:style-name="ro1">
          <table:table-cell office:value-type="string">
            <text:p>bitmap scaling</text:p>
          </table:table-cell>
          <table:table-cell office:value-type="string">
            <text:p>estensione bitmap</text:p>
          </table:table-cell>
          <table:table-cell/>
        </table:table-row>
        <table:table-row table:style-name="ro1">
          <table:table-cell office:value-type="string">
            <text:p>bitmap with transparency</text:p>
          </table:table-cell>
          <table:table-cell office:value-type="string">
            <text:p>bitmap con trasparenza</text:p>
          </table:table-cell>
          <table:table-cell/>
        </table:table-row>
        <table:table-row table:style-name="ro1">
          <table:table-cell table:number-columns-repeated="2" office:value-type="string">
            <text:p>bitmap</text:p>
          </table:table-cell>
          <table:table-cell/>
        </table:table-row>
        <table:table-row table:style-name="ro1">
          <table:table-cell office:value-type="string">
            <text:p>bitmapped graphic</text:p>
          </table:table-cell>
          <table:table-cell office:value-type="string">
            <text:p>grafica bitmap</text:p>
          </table:table-cell>
          <table:table-cell/>
        </table:table-row>
        <table:table-row table:style-name="ro1">
          <table:table-cell office:value-type="string">
            <text:p>black &amp; white</text:p>
          </table:table-cell>
          <table:table-cell office:value-type="string">
            <text:p>bianco e nero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ero</text:p>
          </table:table-cell>
          <table:table-cell/>
        </table:table-row>
        <table:table-row table:style-name="ro1">
          <table:table-cell office:value-type="string">
            <text:p>blank graphic object</text:p>
          </table:table-cell>
          <table:table-cell office:value-type="string">
            <text:p>oggetto grafico vuoto</text:p>
          </table:table-cell>
          <table:table-cell/>
        </table:table-row>
        <table:table-row table:style-name="ro1">
          <table:table-cell office:value-type="string">
            <text:p>blank group object</text:p>
          </table:table-cell>
          <table:table-cell office:value-type="string">
            <text:p>gruppo di oggetti vuoto</text:p>
          </table:table-cell>
          <table:table-cell/>
        </table:table-row>
        <table:table-row table:style-name="ro1">
          <table:table-cell office:value-type="string">
            <text:p>blank group objects</text:p>
          </table:table-cell>
          <table:table-cell office:value-type="string">
            <text:p>gruppi di oggetti vuoti</text:p>
          </table:table-cell>
          <table:table-cell/>
        </table:table-row>
        <table:table-row table:style-name="ro1">
          <table:table-cell office:value-type="string">
            <text:p>blank lines</text:p>
          </table:table-cell>
          <table:table-cell office:value-type="string">
            <text:p>righe vuote</text:p>
          </table:table-cell>
          <table:table-cell/>
        </table:table-row>
        <table:table-row table:style-name="ro1">
          <table:table-cell office:value-type="string">
            <text:p>blank linked graphic</text:p>
          </table:table-cell>
          <table:table-cell office:value-type="string">
            <text:p>oggetto grafico vuoto collegato</text:p>
          </table:table-cell>
          <table:table-cell/>
        </table:table-row>
        <table:table-row table:style-name="ro1">
          <table:table-cell office:value-type="string">
            <text:p>blank page</text:p>
          </table:table-cell>
          <table:table-cell office:value-type="string">
            <text:p>pagina vuota</text:p>
          </table:table-cell>
          <table:table-cell/>
        </table:table-row>
        <table:table-row table:style-name="ro1">
          <table:table-cell office:value-type="string">
            <text:p>blank slide</text:p>
          </table:table-cell>
          <table:table-cell office:value-type="string">
            <text:p>diapositiva vuota</text:p>
          </table:table-cell>
          <table:table-cell/>
        </table:table-row>
        <table:table-row table:style-name="ro1">
          <table:table-cell office:value-type="string">
            <text:p>blank template</text:p>
          </table:table-cell>
          <table:table-cell office:value-type="string">
            <text:p>modello vuoto</text:p>
          </table:table-cell>
          <table:table-cell/>
        </table:table-row>
        <table:table-row table:style-name="ro1">
          <table:table-cell office:value-type="string">
            <text:p>blank document</text:p>
          </table:table-cell>
          <table:table-cell office:value-type="string">
            <text:p>nuovo documento</text:p>
          </table:table-cell>
          <table:table-cell/>
        </table:table-row>
        <table:table-row table:style-name="ro1">
          <table:table-cell office:value-type="string">
            <text:p>blank</text:p>
          </table:table-cell>
          <table:table-cell office:value-type="string">
            <text:p>vuoto</text:p>
          </table:table-cell>
          <table:table-cell/>
        </table:table-row>
        <table:table-row table:style-name="ro1">
          <table:table-cell office:value-type="string">
            <text:p>blind copy to</text:p>
          </table:table-cell>
          <table:table-cell office:value-type="string">
            <text:p>bcc a</text:p>
          </table:table-cell>
          <table:table-cell/>
        </table:table-row>
        <table:table-row table:style-name="ro1">
          <table:table-cell office:value-type="string">
            <text:p>blind copy</text:p>
          </table:table-cell>
          <table:table-cell office:value-type="string">
            <text:p>bcc</text:p>
          </table:table-cell>
          <table:table-cell/>
        </table:table-row>
        <table:table-row table:style-name="ro1">
          <table:table-cell office:value-type="string">
            <text:p>blink</text:p>
          </table:table-cell>
          <table:table-cell office:value-type="string">
            <text:p>lampeggio</text:p>
          </table:table-cell>
          <table:table-cell/>
        </table:table-row>
        <table:table-row table:style-name="ro1">
          <table:table-cell office:value-type="string">
            <text:p>blinking</text:p>
          </table:table-cell>
          <table:table-cell office:value-type="string">
            <text:p>lampeggiante</text:p>
          </table:table-cell>
          <table:table-cell/>
        </table:table-row>
        <table:table-row table:style-name="ro1">
          <table:table-cell office:value-type="string">
            <text:p>block elements</text:p>
          </table:table-cell>
          <table:table-cell office:value-type="string">
            <text:p>blocchi</text:p>
          </table:table-cell>
          <table:table-cell/>
        </table:table-row>
        <table:table-row table:style-name="ro1">
          <table:table-cell office:value-type="string">
            <text:p>block increment</text:p>
          </table:table-cell>
          <table:table-cell office:value-type="string">
            <text:p>incremento blocco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blu</text:p>
          </table:table-cell>
          <table:table-cell/>
        </table:table-row>
        <table:table-row table:style-name="ro1">
          <table:table-cell table:number-columns-repeated="2" office:value-type="string">
            <text:p>Bluetooth</text:p>
          </table:table-cell>
          <table:table-cell/>
        </table:table-row>
        <table:table-row table:style-name="ro1">
          <table:table-cell office:value-type="string">
            <text:p>bold (thickness)</text:p>
          </table:table-cell>
          <table:table-cell office:value-type="string">
            <text:p>grassetto (spessore carattere)</text:p>
          </table:table-cell>
          <table:table-cell/>
        </table:table-row>
        <table:table-row table:style-name="ro1">
          <table:table-cell office:value-type="string">
            <text:p>bold italic</text:p>
          </table:table-cell>
          <table:table-cell office:value-type="string">
            <text:p>grassetto corsivo</text:p>
          </table:table-cell>
          <table:table-cell/>
        </table:table-row>
        <table:table-row table:style-name="ro1">
          <table:table-cell office:value-type="string">
            <text:p>bold off</text:p>
          </table:table-cell>
          <table:table-cell office:value-type="string">
            <text:p>grassetto off</text:p>
          </table:table-cell>
          <table:table-cell/>
        </table:table-row>
        <table:table-row table:style-name="ro1">
          <table:table-cell office:value-type="string">
            <text:p>bold on</text:p>
          </table:table-cell>
          <table:table-cell office:value-type="string">
            <text:p>grassetto on</text:p>
          </table:table-cell>
          <table:table-cell/>
        </table:table-row>
        <table:table-row table:style-name="ro1">
          <table:table-cell office:value-type="string">
            <text:p>bold</text:p>
          </table:table-cell>
          <table:table-cell office:value-type="string">
            <text:p>grassetto</text:p>
          </table:table-cell>
          <table:table-cell/>
        </table:table-row>
        <table:table-row table:style-name="ro1">
          <table:table-cell office:value-type="string">
            <text:p>book excerpt</text:p>
          </table:table-cell>
          <table:table-cell office:value-type="string">
            <text:p>brano</text:p>
          </table:table-cell>
          <table:table-cell/>
        </table:table-row>
        <table:table-row table:style-name="ro1">
          <table:table-cell office:value-type="string">
            <text:p>book title</text:p>
          </table:table-cell>
          <table:table-cell office:value-type="string">
            <text:p>titolo del libro</text:p>
          </table:table-cell>
          <table:table-cell/>
        </table:table-row>
        <table:table-row table:style-name="ro1">
          <table:table-cell office:value-type="string">
            <text:p>book</text:p>
          </table:table-cell>
          <table:table-cell office:value-type="string">
            <text:p>libro</text:p>
          </table:table-cell>
          <table:table-cell/>
        </table:table-row>
        <table:table-row table:style-name="ro1">
          <table:table-cell office:value-type="string">
            <text:p>bookmark file</text:p>
          </table:table-cell>
          <table:table-cell office:value-type="string">
            <text:p>file di bookmark</text:p>
          </table:table-cell>
          <table:table-cell/>
        </table:table-row>
        <table:table-row table:style-name="ro1">
          <table:table-cell office:value-type="string">
            <text:p>bookmark folder</text:p>
          </table:table-cell>
          <table:table-cell office:value-type="string">
            <text:p>cartella dei bookmark</text:p>
          </table:table-cell>
          <table:table-cell/>
        </table:table-row>
        <table:table-row table:style-name="ro1">
          <table:table-cell office:value-type="string">
            <text:p>bookmark subscription</text:p>
          </table:table-cell>
          <table:table-cell office:value-type="string">
            <text:p>sottoscrizione bookmark</text:p>
          </table:table-cell>
          <table:table-cell/>
        </table:table-row>
        <table:table-row table:style-name="ro1">
          <table:table-cell table:number-columns-repeated="2" office:value-type="string">
            <text:p>bookmark</text:p>
          </table:table-cell>
          <table:table-cell office:value-type="string">
            <text:p>browser</text:p>
          </table:table-cell>
        </table:table-row>
        <table:table-row table:style-name="ro1">
          <table:table-cell office:value-type="string">
            <text:p>bookmark</text:p>
          </table:table-cell>
          <table:table-cell office:value-type="string">
            <text:p>segnalibro</text:p>
          </table:table-cell>
          <table:table-cell office:value-type="string">
            <text:p>text document </text:p>
          </table:table-cell>
        </table:table-row>
        <table:table-row table:style-name="ro1">
          <table:table-cell office:value-type="string">
            <text:p>bookmarks</text:p>
          </table:table-cell>
          <table:table-cell office:value-type="string">
            <text:p>segnalibri</text:p>
          </table:table-cell>
          <table:table-cell/>
        </table:table-row>
        <table:table-row table:style-name="ro1">
          <table:table-cell office:value-type="string">
            <text:p>boolean and</text:p>
          </table:table-cell>
          <table:table-cell office:value-type="string">
            <text:p>e logico</text:p>
          </table:table-cell>
          <table:table-cell/>
        </table:table-row>
        <table:table-row table:style-name="ro1">
          <table:table-cell office:value-type="string">
            <text:p>boolean not</text:p>
          </table:table-cell>
          <table:table-cell office:value-type="string">
            <text:p>no logico</text:p>
          </table:table-cell>
          <table:table-cell/>
        </table:table-row>
        <table:table-row table:style-name="ro1">
          <table:table-cell office:value-type="string">
            <text:p>boolean or</text:p>
          </table:table-cell>
          <table:table-cell office:value-type="string">
            <text:p>o logico</text:p>
          </table:table-cell>
          <table:table-cell/>
        </table:table-row>
        <table:table-row table:style-name="ro1">
          <table:table-cell office:value-type="string">
            <text:p>boolean value</text:p>
          </table:table-cell>
          <table:table-cell office:value-type="string">
            <text:p>valore booleano</text:p>
          </table:table-cell>
          <table:table-cell/>
        </table:table-row>
        <table:table-row table:style-name="ro1">
          <table:table-cell office:value-type="string">
            <text:p>boolean xor</text:p>
          </table:table-cell>
          <table:table-cell office:value-type="string">
            <text:p>logica o esclusiva</text:p>
          </table:table-cell>
          <table:table-cell/>
        </table:table-row>
        <table:table-row table:style-name="ro1">
          <table:table-cell table:number-columns-repeated="2" office:value-type="string">
            <text:p>bopomofo</text:p>
          </table:table-cell>
          <table:table-cell/>
        </table:table-row>
        <table:table-row table:style-name="ro1">
          <table:table-cell table:number-columns-repeated="2" office:value-type="string">
            <text:p>bordeaux</text:p>
          </table:table-cell>
          <table:table-cell/>
        </table:table-row>
        <table:table-row table:style-name="ro1">
          <table:table-cell office:value-type="string">
            <text:p>border / background</text:p>
          </table:table-cell>
          <table:table-cell office:value-type="string">
            <text:p>bordo / sfondo</text:p>
          </table:table-cell>
          <table:table-cell/>
        </table:table-row>
        <table:table-row table:style-name="ro1">
          <table:table-cell office:value-type="string">
            <text:p>border</text:p>
          </table:table-cell>
          <table:table-cell office:value-type="string">
            <text:p>bordo</text:p>
          </table:table-cell>
          <table:table-cell/>
        </table:table-row>
        <table:table-row table:style-name="ro1">
          <table:table-cell office:value-type="string">
            <text:p>bottom border line</text:p>
          </table:table-cell>
          <table:table-cell office:value-type="string">
            <text:p>bordo inferiore</text:p>
          </table:table-cell>
          <table:table-cell/>
        </table:table-row>
        <table:table-row table:style-name="ro1">
          <table:table-cell office:value-type="string">
            <text:p>bottom left</text:p>
          </table:table-cell>
          <table:table-cell office:value-type="string">
            <text:p>a sinistra in basso</text:p>
          </table:table-cell>
          <table:table-cell/>
        </table:table-row>
        <table:table-row table:style-name="ro1">
          <table:table-cell office:value-type="string">
            <text:p>bottom margin</text:p>
          </table:table-cell>
          <table:table-cell office:value-type="string">
            <text:p>margine inferiore</text:p>
          </table:table-cell>
          <table:table-cell/>
        </table:table-row>
        <table:table-row table:style-name="ro1">
          <table:table-cell office:value-type="string">
            <text:p>bottom middle</text:p>
          </table:table-cell>
          <table:table-cell office:value-type="string">
            <text:p>al centro in basso</text:p>
          </table:table-cell>
          <table:table-cell/>
        </table:table-row>
        <table:table-row table:style-name="ro1">
          <table:table-cell office:value-type="string">
            <text:p>bottom of baseline</text:p>
          </table:table-cell>
          <table:table-cell office:value-type="string">
            <text:p>base in basso</text:p>
          </table:table-cell>
          <table:table-cell/>
        </table:table-row>
        <table:table-row table:style-name="ro1">
          <table:table-cell office:value-type="string">
            <text:p>bottom of character</text:p>
          </table:table-cell>
          <table:table-cell office:value-type="string">
            <text:p>carattere in basso</text:p>
          </table:table-cell>
          <table:table-cell/>
        </table:table-row>
        <table:table-row table:style-name="ro1">
          <table:table-cell office:value-type="string">
            <text:p>bottom of line</text:p>
          </table:table-cell>
          <table:table-cell office:value-type="string">
            <text:p>riga in basso</text:p>
          </table:table-cell>
          <table:table-cell/>
        </table:table-row>
        <table:table-row table:style-name="ro1">
          <table:table-cell office:value-type="string">
            <text:p>bottom paragraph border</text:p>
          </table:table-cell>
          <table:table-cell office:value-type="string">
            <text:p>margine inferiore paragrafo</text:p>
          </table:table-cell>
          <table:table-cell/>
        </table:table-row>
        <table:table-row table:style-name="ro1">
          <table:table-cell office:value-type="string">
            <text:p>bottom right</text:p>
          </table:table-cell>
          <table:table-cell office:value-type="string">
            <text:p>a destra/in basso</text:p>
          </table:table-cell>
          <table:table-cell/>
        </table:table-row>
        <table:table-row table:style-name="ro1">
          <table:table-cell office:value-type="string">
            <text:p>bottom row</text:p>
          </table:table-cell>
          <table:table-cell office:value-type="string">
            <text:p>riga inferiore</text:p>
          </table:table-cell>
          <table:table-cell/>
        </table:table-row>
        <table:table-row table:style-name="ro1">
          <table:table-cell office:value-type="string">
            <text:p>bottom to top</text:p>
          </table:table-cell>
          <table:table-cell office:value-type="string">
            <text:p>dal basso in alto</text:p>
          </table:table-cell>
          <table:table-cell/>
        </table:table-row>
        <table:table-row table:style-name="ro1">
          <table:table-cell office:value-type="string">
            <text:p>bottom</text:p>
          </table:table-cell>
          <table:table-cell office:value-type="string">
            <text:p>in basso</text:p>
          </table:table-cell>
          <table:table-cell/>
        </table:table-row>
        <table:table-row table:style-name="ro1">
          <table:table-cell office:value-type="string">
            <text:p>bound field</text:p>
          </table:table-cell>
          <table:table-cell office:value-type="string">
            <text:p>campo collegato</text:p>
          </table:table-cell>
          <table:table-cell/>
        </table:table-row>
        <table:table-row table:style-name="ro1">
          <table:table-cell office:value-type="string">
            <text:p>box drawing</text:p>
          </table:table-cell>
          <table:table-cell office:value-type="string">
            <text:p>disegno caselle</text:p>
          </table:table-cell>
          <table:table-cell/>
        </table:table-row>
        <table:table-row table:style-name="ro1">
          <table:table-cell office:value-type="string">
            <text:p>braces (scalable)</text:p>
          </table:table-cell>
          <table:table-cell office:value-type="string">
            <text:p>parentesi graffe (in scala)</text:p>
          </table:table-cell>
          <table:table-cell/>
        </table:table-row>
        <table:table-row table:style-name="ro1">
          <table:table-cell office:value-type="string">
            <text:p>braces bottom (scalable)</text:p>
          </table:table-cell>
          <table:table-cell office:value-type="string">
            <text:p>parentesi tonda in basso (in scala)</text:p>
          </table:table-cell>
          <table:table-cell/>
        </table:table-row>
        <table:table-row table:style-name="ro1">
          <table:table-cell office:value-type="string">
            <text:p>braces top (scalable)</text:p>
          </table:table-cell>
          <table:table-cell office:value-type="string">
            <text:p>parentesi tonda in alto (in scala)</text:p>
          </table:table-cell>
          <table:table-cell/>
        </table:table-row>
        <table:table-row table:style-name="ro1">
          <table:table-cell office:value-type="string">
            <text:p>braces</text:p>
          </table:table-cell>
          <table:table-cell office:value-type="string">
            <text:p>parentesi graffe</text:p>
          </table:table-cell>
          <table:table-cell/>
        </table:table-row>
        <table:table-row table:style-name="ro1">
          <table:table-cell office:value-type="string">
            <text:p>brackets</text:p>
          </table:table-cell>
          <table:table-cell office:value-type="string">
            <text:p>parentesi</text:p>
          </table:table-cell>
          <table:table-cell/>
        </table:table-row>
        <table:table-row table:style-name="ro1">
          <table:table-cell office:value-type="string">
            <text:p>brand</text:p>
          </table:table-cell>
          <table:table-cell office:value-type="string">
            <text:p>marca</text:p>
          </table:table-cell>
          <table:table-cell/>
        </table:table-row>
        <table:table-row table:style-name="ro1">
          <table:table-cell office:value-type="string">
            <text:p>break link</text:p>
          </table:table-cell>
          <table:table-cell office:value-type="string">
            <text:p>interruzione</text:p>
          </table:table-cell>
          <table:table-cell/>
        </table:table-row>
        <table:table-row table:style-name="ro1">
          <table:table-cell office:value-type="string">
            <text:p>break</text:p>
          </table:table-cell>
          <table:table-cell office:value-type="string">
            <text:p>(Inter)</text:p>
          </table:table-cell>
          <table:table-cell/>
        </table:table-row>
        <table:table-row table:style-name="ro1">
          <table:table-cell office:value-type="string">
            <text:p>break</text:p>
          </table:table-cell>
          <table:table-cell office:value-type="string">
            <text:p>interruzione</text:p>
          </table:table-cell>
          <table:table-cell/>
        </table:table-row>
        <table:table-row table:style-name="ro1">
          <table:table-cell office:value-type="string">
            <text:p>breakpoint</text:p>
          </table:table-cell>
          <table:table-cell office:value-type="string">
            <text:p>punto di interruzione</text:p>
          </table:table-cell>
          <table:table-cell/>
        </table:table-row>
        <table:table-row table:style-name="ro1">
          <table:table-cell office:value-type="string">
            <text:p>brightness</text:p>
          </table:table-cell>
          <table:table-cell office:value-type="string">
            <text:p>luminosità</text:p>
          </table:table-cell>
          <table:table-cell/>
        </table:table-row>
        <table:table-row table:style-name="ro1">
          <table:table-cell office:value-type="string">
            <text:p>bring along</text:p>
          </table:table-cell>
          <table:table-cell office:value-type="string">
            <text:p>portare</text:p>
          </table:table-cell>
          <table:table-cell/>
        </table:table-row>
        <table:table-row table:style-name="ro1">
          <table:table-cell office:value-type="string">
            <text:p>bring forward</text:p>
          </table:table-cell>
          <table:table-cell office:value-type="string">
            <text:p>portare più avanti</text:p>
          </table:table-cell>
          <table:table-cell/>
        </table:table-row>
        <table:table-row table:style-name="ro1">
          <table:table-cell office:value-type="string">
            <text:p>bring to front</text:p>
          </table:table-cell>
          <table:table-cell office:value-type="string">
            <text:p>portare in primo piano</text:p>
          </table:table-cell>
          <table:table-cell/>
        </table:table-row>
        <table:table-row table:style-name="ro1">
          <table:table-cell office:value-type="string">
            <text:p>brochure</text:p>
          </table:table-cell>
          <table:table-cell office:value-type="string">
            <text:p>dépliant</text:p>
          </table:table-cell>
          <table:table-cell/>
        </table:table-row>
        <table:table-row table:style-name="ro1">
          <table:table-cell office:value-type="string">
            <text:p>broken line</text:p>
          </table:table-cell>
          <table:table-cell office:value-type="string">
            <text:p>linea interrotta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marrone</text:p>
          </table:table-cell>
          <table:table-cell/>
        </table:table-row>
        <table:table-row table:style-name="ro1">
          <table:table-cell office:value-type="string">
            <text:p>brownstone</text:p>
          </table:table-cell>
          <table:table-cell office:value-type="string">
            <text:p>mattoni</text:p>
          </table:table-cell>
          <table:table-cell/>
        </table:table-row>
        <table:table-row table:style-name="ro1">
          <table:table-cell office:value-type="string">
            <text:p>browse</text:p>
          </table:table-cell>
          <table:table-cell office:value-type="string">
            <text:p>sfogliare</text:p>
          </table:table-cell>
          <table:table-cell office:value-type="string">
            <text:p>when it refers to a button for the search of a file or a folder </text:p>
          </table:table-cell>
        </table:table-row>
        <table:table-row table:style-name="ro1">
          <table:table-cell office:value-type="string">
            <text:p>browser options</text:p>
          </table:table-cell>
          <table:table-cell office:value-type="string">
            <text:p>opzioni browser</text:p>
          </table:table-cell>
          <table:table-cell/>
        </table:table-row>
        <table:table-row table:style-name="ro1">
          <table:table-cell office:value-type="string">
            <text:p>browsing</text:p>
          </table:table-cell>
          <table:table-cell office:value-type="string">
            <text:p>navigazione, spostamento</text:p>
          </table:table-cell>
          <table:table-cell/>
        </table:table-row>
        <table:table-row table:style-name="ro1">
          <table:table-cell office:value-type="string">
            <text:p>brush</text:p>
          </table:table-cell>
          <table:table-cell office:value-type="string">
            <text:p>pennello</text:p>
          </table:table-cell>
          <table:table-cell/>
        </table:table-row>
        <table:table-row table:style-name="ro1">
          <table:table-cell office:value-type="string">
            <text:p>b-spline with symbols</text:p>
          </table:table-cell>
          <table:table-cell office:value-type="string">
            <text:p>b-spline con simboli</text:p>
          </table:table-cell>
          <table:table-cell/>
        </table:table-row>
        <table:table-row table:style-name="ro1">
          <table:table-cell office:value-type="string">
            <text:p>build from bottom</text:p>
          </table:table-cell>
          <table:table-cell office:value-type="string">
            <text:p>forma dal basso</text:p>
          </table:table-cell>
          <table:table-cell/>
        </table:table-row>
        <table:table-row table:style-name="ro1">
          <table:table-cell office:value-type="string">
            <text:p>build from left</text:p>
          </table:table-cell>
          <table:table-cell office:value-type="string">
            <text:p>modella da sinistra</text:p>
          </table:table-cell>
          <table:table-cell/>
        </table:table-row>
        <table:table-row table:style-name="ro1">
          <table:table-cell office:value-type="string">
            <text:p>build from right</text:p>
          </table:table-cell>
          <table:table-cell office:value-type="string">
            <text:p>modella da destra</text:p>
          </table:table-cell>
          <table:table-cell/>
        </table:table-row>
        <table:table-row table:style-name="ro1">
          <table:table-cell office:value-type="string">
            <text:p>build from top</text:p>
          </table:table-cell>
          <table:table-cell office:value-type="string">
            <text:p>forma dall'alto</text:p>
          </table:table-cell>
          <table:table-cell/>
        </table:table-row>
        <table:table-row table:style-name="ro1">
          <table:table-cell office:value-type="string">
            <text:p>build up</text:p>
          </table:table-cell>
          <table:table-cell office:value-type="string">
            <text:p>modellare</text:p>
          </table:table-cell>
          <table:table-cell/>
        </table:table-row>
        <table:table-row table:style-name="ro1">
          <table:table-cell office:value-type="string">
            <text:p>build-in compatibility</text:p>
          </table:table-cell>
          <table:table-cell office:value-type="string">
            <text:p>compatibilità integrata</text:p>
          </table:table-cell>
          <table:table-cell/>
        </table:table-row>
        <table:table-row table:style-name="ro1">
          <table:table-cell office:value-type="string">
            <text:p>built-in</text:p>
          </table:table-cell>
          <table:table-cell office:value-type="string">
            <text:p>integrare</text:p>
          </table:table-cell>
          <table:table-cell office:value-type="string">
            <text:p>integrato</text:p>
          </table:table-cell>
        </table:table-row>
        <table:table-row table:style-name="ro1">
          <table:table-cell office:value-type="string">
            <text:p>bullet</text:p>
          </table:table-cell>
          <table:table-cell office:value-type="string">
            <text:p>punti</text:p>
          </table:table-cell>
          <table:table-cell/>
        </table:table-row>
        <table:table-row table:style-name="ro1">
          <table:table-cell office:value-type="string">
            <text:p>business correspondence</text:p>
          </table:table-cell>
          <table:table-cell office:value-type="string">
            <text:p>corrispondenza commerciale</text:p>
          </table:table-cell>
          <table:table-cell/>
        </table:table-row>
        <table:table-row table:style-name="ro1">
          <table:table-cell office:value-type="string">
            <text:p>business data</text:p>
          </table:table-cell>
          <table:table-cell office:value-type="string">
            <text:p>dati lavoro</text:p>
          </table:table-cell>
          <table:table-cell/>
        </table:table-row>
        <table:table-row table:style-name="ro1">
          <table:table-cell office:value-type="string">
            <text:p>business letter</text:p>
          </table:table-cell>
          <table:table-cell office:value-type="string">
            <text:p>lettera commerciale</text:p>
          </table:table-cell>
          <table:table-cell/>
        </table:table-row>
        <table:table-row table:style-name="ro1">
          <table:table-cell office:value-type="string">
            <text:p>busy</text:p>
          </table:table-cell>
          <table:table-cell office:value-type="string">
            <text:p>sovraccarico</text:p>
          </table:table-cell>
          <table:table-cell/>
        </table:table-row>
        <table:table-row table:style-name="ro1">
          <table:table-cell office:value-type="string">
            <text:p>button type</text:p>
          </table:table-cell>
          <table:table-cell office:value-type="string">
            <text:p>tipo di pulsante</text:p>
          </table:table-cell>
          <table:table-cell/>
        </table:table-row>
        <table:table-row table:style-name="ro1">
          <table:table-cell office:value-type="string">
            <text:p>button</text:p>
          </table:table-cell>
          <table:table-cell office:value-type="string">
            <text:p>pulsante</text:p>
          </table:table-cell>
          <table:table-cell/>
        </table:table-row>
        <table:table-row table:style-name="ro1">
          <table:table-cell office:value-type="string">
            <text:p>buttons in use</text:p>
          </table:table-cell>
          <table:table-cell office:value-type="string">
            <text:p>pulsanti utilizzati</text:p>
          </table:table-cell>
          <table:table-cell/>
        </table:table-row>
        <table:table-row table:style-name="ro1">
          <table:table-cell table:number-columns-repeated="2" office:value-type="string">
            <text:p>byte</text:p>
          </table:table-cell>
          <table:table-cell/>
        </table:table-row>
        <table:table-row table:style-name="ro1">
          <table:table-cell table:number-columns-repeated="2" office:value-type="string">
            <text:p>cache</text:p>
          </table:table-cell>
          <table:table-cell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calcolare</text:p>
          </table:table-cell>
          <table:table-cell/>
        </table:table-row>
        <table:table-row table:style-name="ro1">
          <table:table-cell office:value-type="string">
            <text:p>calendar</text:p>
          </table:table-cell>
          <table:table-cell office:value-type="string">
            <text:p>calendario</text:p>
          </table:table-cell>
          <table:table-cell/>
        </table:table-row>
        <table:table-row table:style-name="ro1">
          <table:table-cell office:value-type="string">
            <text:p>callout attributes</text:p>
          </table:table-cell>
          <table:table-cell office:value-type="string">
            <text:p>attributi legenda</text:p>
          </table:table-cell>
          <table:table-cell/>
        </table:table-row>
        <table:table-row table:style-name="ro1">
          <table:table-cell office:value-type="string">
            <text:p>callout type</text:p>
          </table:table-cell>
          <table:table-cell office:value-type="string">
            <text:p>tipo di legenda</text:p>
          </table:table-cell>
          <table:table-cell/>
        </table:table-row>
        <table:table-row table:style-name="ro1">
          <table:table-cell office:value-type="string">
            <text:p>callout</text:p>
          </table:table-cell>
          <table:table-cell office:value-type="string">
            <text:p>legenda</text:p>
          </table:table-cell>
          <table:table-cell/>
        </table:table-row>
        <table:table-row table:style-name="ro1">
          <table:table-cell office:value-type="string">
            <text:p>callouts</text:p>
          </table:table-cell>
          <table:table-cell office:value-type="string">
            <text:p>legenda</text:p>
          </table:table-cell>
          <table:table-cell/>
        </table:table-row>
        <table:table-row table:style-name="ro1">
          <table:table-cell office:value-type="string">
            <text:p>camera position</text:p>
          </table:table-cell>
          <table:table-cell office:value-type="string">
            <text:p>posizione focale</text:p>
          </table:table-cell>
          <table:table-cell/>
        </table:table-row>
        <table:table-row table:style-name="ro1">
          <table:table-cell office:value-type="string">
            <text:p>camera</text:p>
          </table:table-cell>
          <table:table-cell office:value-type="string">
            <text:p>punto di osservazione</text:p>
          </table:table-cell>
          <table:table-cell/>
        </table:table-row>
        <table:table-row table:style-name="ro1">
          <table:table-cell office:value-type="string">
            <text:p>canadan aboriginal syllables</text:p>
          </table:table-cell>
          <table:table-cell office:value-type="string">
            <text:p>sillabe delle lingue autoctone canadesi</text:p>
          </table:table-cell>
          <table:table-cell/>
        </table:table-row>
        <table:table-row table:style-name="ro1">
          <table:table-cell office:value-type="string">
            <text:p>cancel AutoPilot</text:p>
          </table:table-cell>
          <table:table-cell office:value-type="string">
            <text:p>interrompere Pilota automatico</text:p>
          </table:table-cell>
          <table:table-cell/>
        </table:table-row>
        <table:table-row table:style-name="ro1">
          <table:table-cell office:value-type="string">
            <text:p>cancel recording</text:p>
          </table:table-cell>
          <table:table-cell office:value-type="string">
            <text:p>annullare la registrazione</text:p>
          </table:table-cell>
          <table:table-cell/>
        </table:table-row>
        <table:table-row table:style-name="ro1">
          <table:table-cell office:value-type="string">
            <text:p>cancel</text:p>
          </table:table-cell>
          <table:table-cell office:value-type="string">
            <text:p>annullare</text:p>
          </table:table-cell>
          <table:table-cell/>
        </table:table-row>
        <table:table-row table:style-name="ro1">
          <table:table-cell office:value-type="string">
            <text:p>canceled by user</text:p>
          </table:table-cell>
          <table:table-cell office:value-type="string">
            <text:p>interruzione dell'utente</text:p>
          </table:table-cell>
          <table:table-cell/>
        </table:table-row>
        <table:table-row table:style-name="ro1">
          <table:table-cell office:value-type="string">
            <text:p>capital words</text:p>
          </table:table-cell>
          <table:table-cell office:value-type="string">
            <text:p>parole maiuscole</text:p>
          </table:table-cell>
          <table:table-cell/>
        </table:table-row>
        <table:table-row table:style-name="ro1">
          <table:table-cell office:value-type="string">
            <text:p>capitalization error</text:p>
          </table:table-cell>
          <table:table-cell office:value-type="string">
            <text:p>errore relativo alle lettere maiuscole</text:p>
          </table:table-cell>
          <table:table-cell/>
        </table:table-row>
        <table:table-row table:style-name="ro1">
          <table:table-cell office:value-type="string">
            <text:p>capitals</text:p>
          </table:table-cell>
          <table:table-cell office:value-type="string">
            <text:p>maiuscolo</text:p>
          </table:table-cell>
          <table:table-cell/>
        </table:table-row>
        <table:table-row table:style-name="ro1">
          <table:table-cell office:value-type="string">
            <text:p>caps lock</text:p>
          </table:table-cell>
          <table:table-cell office:value-type="string">
            <text:p>(Bloc maiusc)</text:p>
          </table:table-cell>
          <table:table-cell/>
        </table:table-row>
        <table:table-row table:style-name="ro1">
          <table:table-cell office:value-type="string">
            <text:p>caption</text:p>
          </table:table-cell>
          <table:table-cell office:value-type="string">
            <text:p>didascalia</text:p>
          </table:table-cell>
          <table:table-cell office:value-type="string">
            <text:p>a meno che non stia a significare -intestazione- <text:s/>(Paolo)</text:p>
          </table:table-cell>
        </table:table-row>
        <table:table-row table:style-name="ro1">
          <table:table-cell office:value-type="string">
            <text:p>caption </text:p>
          </table:table-cell>
          <table:table-cell office:value-type="string">
            <text:p>intestazione</text:p>
          </table:table-cell>
          <table:table-cell office:value-type="string">
            <text:p>(heading)</text:p>
          </table:table-cell>
        </table:table-row>
        <table:table-row table:style-name="ro1">
          <table:table-cell office:value-type="string">
            <text:p>caption characters</text:p>
          </table:table-cell>
          <table:table-cell office:value-type="string">
            <text:p>carattere per dicitura</text:p>
          </table:table-cell>
          <table:table-cell/>
        </table:table-row>
        <table:table-row table:style-name="ro1">
          <table:table-cell office:value-type="string">
            <text:p>caption text</text:p>
          </table:table-cell>
          <table:table-cell office:value-type="string">
            <text:p>dicitura</text:p>
          </table:table-cell>
          <table:table-cell/>
        </table:table-row>
        <table:table-row table:style-name="ro1">
          <table:table-cell office:value-type="string">
            <text:p>cascade</text:p>
          </table:table-cell>
          <table:table-cell office:value-type="string">
            <text:p>sovrapporre</text:p>
          </table:table-cell>
          <table:table-cell/>
        </table:table-row>
        <table:table-row table:style-name="ro1">
          <table:table-cell office:value-type="string">
            <text:p>case match</text:p>
          </table:table-cell>
          <table:table-cell office:value-type="string">
            <text:p>stile carattere</text:p>
          </table:table-cell>
          <table:table-cell/>
        </table:table-row>
        <table:table-row table:style-name="ro1">
          <table:table-cell office:value-type="string">
            <text:p>case sensitive</text:p>
          </table:table-cell>
          <table:table-cell office:value-type="string">
            <text:p>maiuscole/minuscole</text:p>
          </table:table-cell>
          <table:table-cell/>
        </table:table-row>
        <table:table-row table:style-name="ro1">
          <table:table-cell office:value-type="string">
            <text:p>case/characters</text:p>
          </table:table-cell>
          <table:table-cell office:value-type="string">
            <text:p>maiuscole/minuscole</text:p>
          </table:table-cell>
          <table:table-cell/>
        </table:table-row>
        <table:table-row table:style-name="ro1">
          <table:table-cell office:value-type="string">
            <text:p>catalog</text:p>
          </table:table-cell>
          <table:table-cell office:value-type="string">
            <text:p>catalogo</text:p>
          </table:table-cell>
          <table:table-cell/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categorie</text:p>
          </table:table-cell>
          <table:table-cell/>
        </table:table-row>
        <table:table-row table:style-name="ro1">
          <table:table-cell office:value-type="string">
            <text:p>category and number</text:p>
          </table:table-cell>
          <table:table-cell office:value-type="string">
            <text:p>numero e categoria</text:p>
          </table:table-cell>
          <table:table-cell/>
        </table:table-row>
        <table:table-row table:style-name="ro1">
          <table:table-cell office:value-type="string">
            <text:p>cde integration</text:p>
          </table:table-cell>
          <table:table-cell office:value-type="string">
            <text:p>integrazione CDE</text:p>
          </table:table-cell>
          <table:table-cell/>
        </table:table-row>
        <table:table-row table:style-name="ro1">
          <table:table-cell table:number-columns-repeated="2" office:value-type="string">
            <text:p>CDMA (Code-Division Multiple Access)</text:p>
          </table:table-cell>
          <table:table-cell/>
        </table:table-row>
        <table:table-row table:style-name="ro1">
          <table:table-cell office:value-type="string">
            <text:p>cd-rom drive</text:p>
          </table:table-cell>
          <table:table-cell office:value-type="string">
            <text:p>lettore di CD</text:p>
          </table:table-cell>
          <table:table-cell office:value-type="string">
            <text:p>drive CD-ROM </text:p>
          </table:table-cell>
        </table:table-row>
        <table:table-row table:style-name="ro1">
          <table:table-cell office:value-type="string">
            <text:p>cell pop-up menu</text:p>
          </table:table-cell>
          <table:table-cell office:value-type="string">
            <text:p>menu a comparsa per celle</text:p>
          </table:table-cell>
          <table:table-cell/>
        </table:table-row>
        <table:table-row table:style-name="ro1">
          <table:table-cell office:value-type="string">
            <text:p>cell protection</text:p>
          </table:table-cell>
          <table:table-cell office:value-type="string">
            <text:p>protezione celle</text:p>
          </table:table-cell>
          <table:table-cell/>
        </table:table-row>
        <table:table-row table:style-name="ro1">
          <table:table-cell office:value-type="string">
            <text:p>cell style</text:p>
          </table:table-cell>
          <table:table-cell office:value-type="string">
            <text:p>modello di cella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cella</text:p>
          </table:table-cell>
          <table:table-cell/>
        </table:table-row>
        <table:table-row table:style-name="ro1">
          <table:table-cell office:value-type="string">
            <text:p>center area</text:p>
          </table:table-cell>
          <table:table-cell office:value-type="string">
            <text:p>area centrale</text:p>
          </table:table-cell>
          <table:table-cell/>
        </table:table-row>
        <table:table-row table:style-name="ro1">
          <table:table-cell office:value-type="string">
            <text:p>center of character</text:p>
          </table:table-cell>
          <table:table-cell office:value-type="string">
            <text:p>carattere centrato</text:p>
          </table:table-cell>
          <table:table-cell/>
        </table:table-row>
        <table:table-row table:style-name="ro1">
          <table:table-cell office:value-type="string">
            <text:p>center of line</text:p>
          </table:table-cell>
          <table:table-cell office:value-type="string">
            <text:p>riga centrata</text:p>
          </table:table-cell>
          <table:table-cell/>
        </table:table-row>
        <table:table-row table:style-name="ro1">
          <table:table-cell office:value-type="string">
            <text:p>center</text:p>
          </table:table-cell>
          <table:table-cell office:value-type="string">
            <text:p>al centro</text:p>
          </table:table-cell>
          <table:table-cell/>
        </table:table-row>
        <table:table-row table:style-name="ro1">
          <table:table-cell office:value-type="string">
            <text:p>centered</text:p>
          </table:table-cell>
          <table:table-cell office:value-type="string">
            <text:p>centrato</text:p>
          </table:table-cell>
          <table:table-cell/>
        </table:table-row>
        <table:table-row table:style-name="ro1">
          <table:table-cell office:value-type="string">
            <text:p>centimeter</text:p>
          </table:table-cell>
          <table:table-cell office:value-type="string">
            <text:p>centimetro</text:p>
          </table:table-cell>
          <table:table-cell/>
        </table:table-row>
        <table:table-row table:style-name="ro1">
          <table:table-cell office:value-type="string">
            <text:p>central configuration tool</text:p>
          </table:table-cell>
          <table:table-cell office:value-type="string">
            <text:p>strumento per la configurazione centrale</text:p>
          </table:table-cell>
          <table:table-cell/>
        </table:table-row>
        <table:table-row table:style-name="ro1">
          <table:table-cell office:value-type="string">
            <text:p>change anchor</text:p>
          </table:table-cell>
          <table:table-cell office:value-type="string">
            <text:p>cambiare ancoraggio</text:p>
          </table:table-cell>
          <table:table-cell/>
        </table:table-row>
        <table:table-row table:style-name="ro1">
          <table:table-cell office:value-type="string">
            <text:p>change database range</text:p>
          </table:table-cell>
          <table:table-cell office:value-type="string">
            <text:p>modificare aree database</text:p>
          </table:table-cell>
          <table:table-cell/>
        </table:table-row>
        <table:table-row table:style-name="ro1">
          <table:table-cell office:value-type="string">
            <text:p>change database</text:p>
          </table:table-cell>
          <table:table-cell office:value-type="string">
            <text:p>cambiare database</text:p>
          </table:table-cell>
          <table:table-cell/>
        </table:table-row>
        <table:table-row table:style-name="ro1">
          <table:table-cell office:value-type="string">
            <text:p>change font</text:p>
          </table:table-cell>
          <table:table-cell office:value-type="string">
            <text:p>cambiare font</text:p>
          </table:table-cell>
          <table:table-cell/>
        </table:table-row>
        <table:table-row table:style-name="ro1">
          <table:table-cell office:value-type="string">
            <text:p>change name</text:p>
          </table:table-cell>
          <table:table-cell office:value-type="string">
            <text:p>cambiare nome</text:p>
          </table:table-cell>
          <table:table-cell/>
        </table:table-row>
        <table:table-row table:style-name="ro1">
          <table:table-cell office:value-type="string">
            <text:p>change page number</text:p>
          </table:table-cell>
          <table:table-cell office:value-type="string">
            <text:p>cambiare numero pagina</text:p>
          </table:table-cell>
          <table:table-cell/>
        </table:table-row>
        <table:table-row table:style-name="ro1">
          <table:table-cell office:value-type="string">
            <text:p>change password protection</text:p>
          </table:table-cell>
          <table:table-cell office:value-type="string">
            <text:p>cambia protezione password</text:p>
          </table:table-cell>
          <table:table-cell/>
        </table:table-row>
        <table:table-row table:style-name="ro1">
          <table:table-cell office:value-type="string">
            <text:p>change password</text:p>
          </table:table-cell>
          <table:table-cell office:value-type="string">
            <text:p>cambiare password</text:p>
          </table:table-cell>
          <table:table-cell/>
        </table:table-row>
        <table:table-row table:style-name="ro1">
          <table:table-cell office:value-type="string">
            <text:p>change position</text:p>
          </table:table-cell>
          <table:table-cell office:value-type="string">
            <text:p>cambiare posizione</text:p>
          </table:table-cell>
          <table:table-cell/>
        </table:table-row>
        <table:table-row table:style-name="ro1">
          <table:table-cell office:value-type="string">
            <text:p>change scale</text:p>
          </table:table-cell>
          <table:table-cell office:value-type="string">
            <text:p>modificare scala</text:p>
          </table:table-cell>
          <table:table-cell/>
        </table:table-row>
        <table:table-row table:style-name="ro1">
          <table:table-cell office:value-type="string">
            <text:p>change slides manually</text:p>
          </table:table-cell>
          <table:table-cell office:value-type="string">
            <text:p>avanzamento manuale</text:p>
          </table:table-cell>
          <table:table-cell/>
        </table:table-row>
        <table:table-row table:style-name="ro1">
          <table:table-cell office:value-type="string">
            <text:p>change tracking</text:p>
          </table:table-cell>
          <table:table-cell office:value-type="string">
            <text:p>annotazione delle modifiche</text:p>
          </table:table-cell>
          <table:table-cell/>
        </table:table-row>
        <table:table-row table:style-name="ro1">
          <table:table-cell office:value-type="string">
            <text:p>changed attributes</text:p>
          </table:table-cell>
          <table:table-cell office:value-type="string">
            <text:p>cambiare attributi</text:p>
          </table:table-cell>
          <table:table-cell/>
        </table:table-row>
        <table:table-row table:style-name="ro1">
          <table:table-cell office:value-type="string">
            <text:p>changed contents</text:p>
          </table:table-cell>
          <table:table-cell office:value-type="string">
            <text:p>modificare contenuto</text:p>
          </table:table-cell>
          <table:table-cell/>
        </table:table-row>
        <table:table-row table:style-name="ro1">
          <table:table-cell office:value-type="string">
            <text:p>changed</text:p>
          </table:table-cell>
          <table:table-cell office:value-type="string">
            <text:p>modificato</text:p>
          </table:table-cell>
          <table:table-cell/>
        </table:table-row>
        <table:table-row table:style-name="ro1">
          <table:table-cell office:value-type="string">
            <text:p>changes rejected</text:p>
          </table:table-cell>
          <table:table-cell office:value-type="string">
            <text:p>modifiche non salvate</text:p>
          </table:table-cell>
          <table:table-cell/>
        </table:table-row>
        <table:table-row table:style-name="ro1">
          <table:table-cell office:value-type="string">
            <text:p>changes</text:p>
          </table:table-cell>
          <table:table-cell office:value-type="string">
            <text:p>modifiche</text:p>
          </table:table-cell>
          <table:table-cell/>
        </table:table-row>
        <table:table-row table:style-name="ro1">
          <table:table-cell office:value-type="string">
            <text:p>channel subscription</text:p>
          </table:table-cell>
          <table:table-cell office:value-type="string">
            <text:p>sottoscrizione channel</text:p>
          </table:table-cell>
          <table:table-cell/>
        </table:table-row>
        <table:table-row table:style-name="ro1">
          <table:table-cell office:value-type="string">
            <text:p>chapter entry</text:p>
          </table:table-cell>
          <table:table-cell office:value-type="string">
            <text:p>voce capitolo</text:p>
          </table:table-cell>
          <table:table-cell/>
        </table:table-row>
        <table:table-row table:style-name="ro1">
          <table:table-cell office:value-type="string">
            <text:p>chapter info</text:p>
          </table:table-cell>
          <table:table-cell office:value-type="string">
            <text:p>informazioni capitolo</text:p>
          </table:table-cell>
          <table:table-cell/>
        </table:table-row>
        <table:table-row table:style-name="ro1">
          <table:table-cell office:value-type="string">
            <text:p>chapter name</text:p>
          </table:table-cell>
          <table:table-cell office:value-type="string">
            <text:p>nome capitolo</text:p>
          </table:table-cell>
          <table:table-cell/>
        </table:table-row>
        <table:table-row table:style-name="ro1">
          <table:table-cell office:value-type="string">
            <text:p>chapter no.</text:p>
          </table:table-cell>
          <table:table-cell office:value-type="string">
            <text:p>capitolo no.</text:p>
          </table:table-cell>
          <table:table-cell/>
        </table:table-row>
        <table:table-row table:style-name="ro1">
          <table:table-cell office:value-type="string">
            <text:p>chapter number</text:p>
          </table:table-cell>
          <table:table-cell office:value-type="string">
            <text:p>numero capitolo</text:p>
          </table:table-cell>
          <table:table-cell/>
        </table:table-row>
        <table:table-row table:style-name="ro1">
          <table:table-cell office:value-type="string">
            <text:p>chapter styles</text:p>
          </table:table-cell>
          <table:table-cell office:value-type="string">
            <text:p>modelli di capitolo</text:p>
          </table:table-cell>
          <table:table-cell/>
        </table:table-row>
        <table:table-row table:style-name="ro1">
          <table:table-cell office:value-type="string">
            <text:p>chapter</text:p>
          </table:table-cell>
          <table:table-cell office:value-type="string">
            <text:p>capitolo</text:p>
          </table:table-cell>
          <table:table-cell/>
        </table:table-row>
        <table:table-row table:style-name="ro1">
          <table:table-cell office:value-type="string">
            <text:p>chapters</text:p>
          </table:table-cell>
          <table:table-cell office:value-type="string">
            <text:p>capitoli</text:p>
          </table:table-cell>
          <table:table-cell/>
        </table:table-row>
        <table:table-row table:style-name="ro1">
          <table:table-cell office:value-type="string">
            <text:p>character background</text:p>
          </table:table-cell>
          <table:table-cell office:value-type="string">
            <text:p>sfondo carattere</text:p>
          </table:table-cell>
          <table:table-cell/>
        </table:table-row>
        <table:table-row table:style-name="ro1">
          <table:table-cell office:value-type="string">
            <text:p>character code</text:p>
          </table:table-cell>
          <table:table-cell office:value-type="string">
            <text:p>codice carattere</text:p>
          </table:table-cell>
          <table:table-cell/>
        </table:table-row>
        <table:table-row table:style-name="ro1">
          <table:table-cell office:value-type="string">
            <text:p>character set color</text:p>
          </table:table-cell>
          <table:table-cell office:value-type="string">
            <text:p>colore set di caratteri</text:p>
          </table:table-cell>
          <table:table-cell/>
        </table:table-row>
        <table:table-row table:style-name="ro1">
          <table:table-cell office:value-type="string">
            <text:p>character set</text:p>
          </table:table-cell>
          <table:table-cell office:value-type="string">
            <text:p>set di caratteri</text:p>
          </table:table-cell>
          <table:table-cell/>
        </table:table-row>
        <table:table-row table:style-name="ro1">
          <table:table-cell office:value-type="string">
            <text:p>character spacing</text:p>
          </table:table-cell>
          <table:table-cell office:value-type="string">
            <text:p>spazio tra caratteri</text:p>
          </table:table-cell>
          <table:table-cell/>
        </table:table-row>
        <table:table-row table:style-name="ro1">
          <table:table-cell office:value-type="string">
            <text:p>character style</text:p>
          </table:table-cell>
          <table:table-cell office:value-type="string">
            <text:p>modello di carattere</text:p>
          </table:table-cell>
          <table:table-cell/>
        </table:table-row>
        <table:table-row table:style-name="ro1">
          <table:table-cell office:value-type="string">
            <text:p>character type</text:p>
          </table:table-cell>
          <table:table-cell office:value-type="string">
            <text:p>tipo di carattere</text:p>
          </table:table-cell>
          <table:table-cell/>
        </table:table-row>
        <table:table-row table:style-name="ro1">
          <table:table-cell office:value-type="string">
            <text:p>character</text:p>
          </table:table-cell>
          <table:table-cell office:value-type="string">
            <text:p>carattere</text:p>
          </table:table-cell>
          <table:table-cell/>
        </table:table-row>
        <table:table-row table:style-name="ro1">
          <table:table-cell office:value-type="string">
            <text:p>characters after break</text:p>
          </table:table-cell>
          <table:table-cell office:value-type="string">
            <text:p>caratteri dopo la sillabazione</text:p>
          </table:table-cell>
          <table:table-cell/>
        </table:table-row>
        <table:table-row table:style-name="ro1">
          <table:table-cell office:value-type="string">
            <text:p>characters before break</text:p>
          </table:table-cell>
          <table:table-cell office:value-type="string">
            <text:p>caratteri prima della sillabazione</text:p>
          </table:table-cell>
          <table:table-cell/>
        </table:table-row>
        <table:table-row table:style-name="ro1">
          <table:table-cell office:value-type="string">
            <text:p>characters per line</text:p>
          </table:table-cell>
          <table:table-cell office:value-type="string">
            <text:p>caratteri per riga</text:p>
          </table:table-cell>
          <table:table-cell/>
        </table:table-row>
        <table:table-row table:style-name="ro1">
          <table:table-cell office:value-type="string">
            <text:p>characters scaled</text:p>
          </table:table-cell>
          <table:table-cell office:value-type="string">
            <text:p>scala carattere</text:p>
          </table:table-cell>
          <table:table-cell/>
        </table:table-row>
        <table:table-row table:style-name="ro1">
          <table:table-cell office:value-type="string">
            <text:p>charcoal sketch</text:p>
          </table:table-cell>
          <table:table-cell office:value-type="string">
            <text:p>carboncino</text:p>
          </table:table-cell>
          <table:table-cell/>
        </table:table-row>
        <table:table-row table:style-name="ro1">
          <table:table-cell office:value-type="string">
            <text:p>chart area</text:p>
          </table:table-cell>
          <table:table-cell office:value-type="string">
            <text:p>area del diagramma</text:p>
          </table:table-cell>
          <table:table-cell/>
        </table:table-row>
        <table:table-row table:style-name="ro1">
          <table:table-cell office:value-type="string">
            <text:p>chart bar</text:p>
          </table:table-cell>
          <table:table-cell office:value-type="string">
            <text:p>barra dei diagrammi</text:p>
          </table:table-cell>
          <table:table-cell/>
        </table:table-row>
        <table:table-row table:style-name="ro1">
          <table:table-cell office:value-type="string">
            <text:p>chart category</text:p>
          </table:table-cell>
          <table:table-cell office:value-type="string">
            <text:p>categoria diagramma</text:p>
          </table:table-cell>
          <table:table-cell/>
        </table:table-row>
        <table:table-row table:style-name="ro1">
          <table:table-cell office:value-type="string">
            <text:p>chart colors</text:p>
          </table:table-cell>
          <table:table-cell office:value-type="string">
            <text:p>colori diagramma</text:p>
          </table:table-cell>
          <table:table-cell/>
        </table:table-row>
        <table:table-row table:style-name="ro1">
          <table:table-cell office:value-type="string">
            <text:p>chart data</text:p>
          </table:table-cell>
          <table:table-cell office:value-type="string">
            <text:p>dati del diagramma</text:p>
          </table:table-cell>
          <table:table-cell/>
        </table:table-row>
        <table:table-row table:style-name="ro1">
          <table:table-cell office:value-type="string">
            <text:p>chart floor</text:p>
          </table:table-cell>
          <table:table-cell office:value-type="string">
            <text:p>pavimento del diagramma</text:p>
          </table:table-cell>
          <table:table-cell/>
        </table:table-row>
        <table:table-row table:style-name="ro1">
          <table:table-cell office:value-type="string">
            <text:p>chart mode</text:p>
          </table:table-cell>
          <table:table-cell office:value-type="string">
            <text:p>modo diagramma</text:p>
          </table:table-cell>
          <table:table-cell/>
        </table:table-row>
        <table:table-row table:style-name="ro1">
          <table:table-cell office:value-type="string">
            <text:p>chart type</text:p>
          </table:table-cell>
          <table:table-cell office:value-type="string">
            <text:p>tipo di diagramma</text:p>
          </table:table-cell>
          <table:table-cell/>
        </table:table-row>
        <table:table-row table:style-name="ro1">
          <table:table-cell office:value-type="string">
            <text:p>chart wall</text:p>
          </table:table-cell>
          <table:table-cell office:value-type="string">
            <text:p>pareti del diagramma</text:p>
          </table:table-cell>
          <table:table-cell/>
        </table:table-row>
        <table:table-row table:style-name="ro1">
          <table:table-cell office:value-type="string">
            <text:p>chart</text:p>
          </table:table-cell>
          <table:table-cell office:value-type="string">
            <text:p>diagramma</text:p>
          </table:table-cell>
          <table:table-cell/>
        </table:table-row>
        <table:table-row table:style-name="ro1">
          <table:table-cell office:value-type="string">
            <text:p>chat</text:p>
          </table:table-cell>
          <table:table-cell office:value-type="string">
            <text:p>conversare in linea</text:p>
          </table:table-cell>
          <table:table-cell/>
        </table:table-row>
        <table:table-row table:style-name="ro1">
          <table:table-cell office:value-type="string">
            <text:p>check box</text:p>
          </table:table-cell>
          <table:table-cell office:value-type="string">
            <text:p>casella di controllo</text:p>
          </table:table-cell>
          <table:table-cell/>
        </table:table-row>
        <table:table-row table:style-name="ro1">
          <table:table-cell office:value-type="string">
            <text:p>check capitalization</text:p>
          </table:table-cell>
          <table:table-cell office:value-type="string">
            <text:p>maiuscole e minuscole</text:p>
          </table:table-cell>
          <table:table-cell/>
        </table:table-row>
        <table:table-row table:style-name="ro1">
          <table:table-cell office:value-type="string">
            <text:p>check special regions</text:p>
          </table:table-cell>
          <table:table-cell office:value-type="string">
            <text:p>controllare aree speciali</text:p>
          </table:table-cell>
          <table:table-cell/>
        </table:table-row>
        <table:table-row table:style-name="ro1">
          <table:table-cell office:value-type="string">
            <text:p>check uppercase words</text:p>
          </table:table-cell>
          <table:table-cell office:value-type="string">
            <text:p>controllare parole maiuscole</text:p>
          </table:table-cell>
          <table:table-cell/>
        </table:table-row>
        <table:table-row table:style-name="ro1">
          <table:table-cell office:value-type="string">
            <text:p>check</text:p>
          </table:table-cell>
          <table:table-cell office:value-type="string">
            <text:p>verifica</text:p>
          </table:table-cell>
          <table:table-cell/>
        </table:table-row>
        <table:table-row table:style-name="ro1">
          <table:table-cell office:value-type="string">
            <text:p>checkered diagonal</text:p>
          </table:table-cell>
          <table:table-cell office:value-type="string">
            <text:p>a quadretti diagonali</text:p>
          </table:table-cell>
          <table:table-cell/>
        </table:table-row>
        <table:table-row table:style-name="ro1">
          <table:table-cell office:value-type="string">
            <text:p>checkered</text:p>
          </table:table-cell>
          <table:table-cell office:value-type="string">
            <text:p>a quadretti</text:p>
          </table:table-cell>
          <table:table-cell/>
        </table:table-row>
        <table:table-row table:style-name="ro1">
          <table:table-cell office:value-type="string">
            <text:p>Checking for Updates</text:p>
          </table:table-cell>
          <table:table-cell office:value-type="string">
            <text:p>Ricerca aggiornamenti</text:p>
          </table:table-cell>
          <table:table-cell/>
        </table:table-row>
        <table:table-row table:style-name="ro1">
          <table:table-cell office:value-type="string">
            <text:p>checksum</text:p>
          </table:table-cell>
          <table:table-cell office:value-type="string">
            <text:p>somma di controllo</text:p>
          </table:table-cell>
          <table:table-cell/>
        </table:table-row>
        <table:table-row table:style-name="ro1">
          <table:table-cell table:number-columns-repeated="2" office:value-type="string">
            <text:p>chi</text:p>
          </table:table-cell>
          <table:table-cell/>
        </table:table-row>
        <table:table-row table:style-name="ro1">
          <table:table-cell office:value-type="string">
            <text:p>choose a driver</text:p>
          </table:table-cell>
          <table:table-cell office:value-type="string">
            <text:p>selezionare un driver</text:p>
          </table:table-cell>
          <table:table-cell/>
        </table:table-row>
        <table:table-row table:style-name="ro1">
          <table:table-cell office:value-type="string">
            <text:p>choose a name</text:p>
          </table:table-cell>
          <table:table-cell office:value-type="string">
            <text:p>indicare un nome</text:p>
          </table:table-cell>
          <table:table-cell/>
        </table:table-row>
        <table:table-row table:style-name="ro1">
          <table:table-cell office:value-type="string">
            <text:p>choose a variant</text:p>
          </table:table-cell>
          <table:table-cell office:value-type="string">
            <text:p>scegliere una variante</text:p>
          </table:table-cell>
          <table:table-cell/>
        </table:table-row>
        <table:table-row table:style-name="ro1">
          <table:table-cell office:value-type="string">
            <text:p>choose data source</text:p>
          </table:table-cell>
          <table:table-cell office:value-type="string">
            <text:p>selezionare sorgente dati</text:p>
          </table:table-cell>
          <table:table-cell/>
        </table:table-row>
        <table:table-row table:style-name="ro1">
          <table:table-cell office:value-type="string">
            <text:p>choose database</text:p>
          </table:table-cell>
          <table:table-cell office:value-type="string">
            <text:p>scelta database</text:p>
          </table:table-cell>
          <table:table-cell/>
        </table:table-row>
        <table:table-row table:style-name="ro1">
          <table:table-cell office:value-type="string">
            <text:p>choose themes</text:p>
          </table:table-cell>
          <table:table-cell office:value-type="string">
            <text:p>scelta argomento</text:p>
          </table:table-cell>
          <table:table-cell/>
        </table:table-row>
        <table:table-row table:style-name="ro1">
          <table:table-cell office:value-type="string">
            <text:p>choose</text:p>
          </table:table-cell>
          <table:table-cell office:value-type="string">
            <text:p>scegliere</text:p>
          </table:table-cell>
          <table:table-cell/>
        </table:table-row>
        <table:table-row table:style-name="ro1">
          <table:table-cell office:value-type="string">
            <text:p>chrome</text:p>
          </table:table-cell>
          <table:table-cell office:value-type="string">
            <text:p>cromato</text:p>
          </table:table-cell>
          <table:table-cell/>
        </table:table-row>
        <table:table-row table:style-name="ro1">
          <table:table-cell table:number-columns-repeated="2" office:value-type="string">
            <text:p>cHTML</text:p>
          </table:table-cell>
          <table:table-cell office:value-type="string">
            <text:p>simplified version of HTML suitable for mobile devices</text:p>
          </table:table-cell>
        </table:table-row>
        <table:table-row table:style-name="ro1">
          <table:table-cell office:value-type="string">
            <text:p>circle arc</text:p>
          </table:table-cell>
          <table:table-cell office:value-type="string">
            <text:p>arco di cerchio</text:p>
          </table:table-cell>
          <table:table-cell/>
        </table:table-row>
        <table:table-row table:style-name="ro1">
          <table:table-cell office:value-type="string">
            <text:p>circle attributes</text:p>
          </table:table-cell>
          <table:table-cell office:value-type="string">
            <text:p>attributi cerchio</text:p>
          </table:table-cell>
          <table:table-cell/>
        </table:table-row>
        <table:table-row table:style-name="ro1">
          <table:table-cell office:value-type="string">
            <text:p>circle pie</text:p>
          </table:table-cell>
          <table:table-cell office:value-type="string">
            <text:p>settore di cerchio</text:p>
          </table:table-cell>
          <table:table-cell/>
        </table:table-row>
        <table:table-row table:style-name="ro1">
          <table:table-cell office:value-type="string">
            <text:p>circle pie, unfilled</text:p>
          </table:table-cell>
          <table:table-cell office:value-type="string">
            <text:p>settore di cerchio vuoto</text:p>
          </table:table-cell>
          <table:table-cell/>
        </table:table-row>
        <table:table-row table:style-name="ro1">
          <table:table-cell office:value-type="string">
            <text:p>circle sector</text:p>
          </table:table-cell>
          <table:table-cell office:value-type="string">
            <text:p>settore di cerchio</text:p>
          </table:table-cell>
          <table:table-cell/>
        </table:table-row>
        <table:table-row table:style-name="ro1">
          <table:table-cell office:value-type="string">
            <text:p>circle segment</text:p>
          </table:table-cell>
          <table:table-cell office:value-type="string">
            <text:p>segmento di cerchio</text:p>
          </table:table-cell>
          <table:table-cell/>
        </table:table-row>
        <table:table-row table:style-name="ro1">
          <table:table-cell office:value-type="string">
            <text:p>circle segment, unfilled</text:p>
          </table:table-cell>
          <table:table-cell office:value-type="string">
            <text:p>segmento di cerchio vuoto</text:p>
          </table:table-cell>
          <table:table-cell/>
        </table:table-row>
        <table:table-row table:style-name="ro1">
          <table:table-cell office:value-type="string">
            <text:p>circle</text:p>
          </table:table-cell>
          <table:table-cell office:value-type="string">
            <text:p>cerchio</text:p>
          </table:table-cell>
          <table:table-cell/>
        </table:table-row>
        <table:table-row table:style-name="ro1">
          <table:table-cell office:value-type="string">
            <text:p>circle, unfilled</text:p>
          </table:table-cell>
          <table:table-cell office:value-type="string">
            <text:p>cerchio vuoto</text:p>
          </table:table-cell>
          <table:table-cell/>
        </table:table-row>
        <table:table-row table:style-name="ro1">
          <table:table-cell office:value-type="string">
            <text:p>circular reference</text:p>
          </table:table-cell>
          <table:table-cell office:value-type="string">
            <text:p>riferimento circolare</text:p>
          </table:table-cell>
          <table:table-cell/>
        </table:table-row>
        <table:table-row table:style-name="ro1">
          <table:table-cell office:value-type="string">
            <text:p>circumflex</text:p>
          </table:table-cell>
          <table:table-cell office:value-type="string">
            <text:p>accento circonflesso</text:p>
          </table:table-cell>
          <table:table-cell/>
        </table:table-row>
        <table:table-row table:style-name="ro1">
          <table:table-cell office:value-type="string">
            <text:p>city</text:p>
          </table:table-cell>
          <table:table-cell office:value-type="string">
            <text:p>località</text:p>
          </table:table-cell>
          <table:table-cell/>
        </table:table-row>
        <table:table-row table:style-name="ro1">
          <table:table-cell office:value-type="string">
            <text:p>cjk compatibility forms</text:p>
          </table:table-cell>
          <table:table-cell office:value-type="string">
            <text:p>forme compatibili cjk</text:p>
          </table:table-cell>
          <table:table-cell/>
        </table:table-row>
        <table:table-row table:style-name="ro1">
          <table:table-cell office:value-type="string">
            <text:p>cjk compatibility ideographs</text:p>
          </table:table-cell>
          <table:table-cell office:value-type="string">
            <text:p>ideogrammi compatibili cjk</text:p>
          </table:table-cell>
          <table:table-cell/>
        </table:table-row>
        <table:table-row table:style-name="ro1">
          <table:table-cell office:value-type="string">
            <text:p>cjk compatibility</text:p>
          </table:table-cell>
          <table:table-cell office:value-type="string">
            <text:p>compatibilità cjk</text:p>
          </table:table-cell>
          <table:table-cell/>
        </table:table-row>
        <table:table-row table:style-name="ro1">
          <table:table-cell office:value-type="string">
            <text:p>cjk miscellaneous</text:p>
          </table:table-cell>
          <table:table-cell office:value-type="string">
            <text:p>caratteri cjk</text:p>
          </table:table-cell>
          <table:table-cell/>
        </table:table-row>
        <table:table-row table:style-name="ro1">
          <table:table-cell office:value-type="string">
            <text:p>cjk unified ideographs</text:p>
          </table:table-cell>
          <table:table-cell office:value-type="string">
            <text:p>ideogramma cjk unificato</text:p>
          </table:table-cell>
          <table:table-cell/>
        </table:table-row>
        <table:table-row table:style-name="ro1">
          <table:table-cell office:value-type="string">
            <text:p>Claris Works import</text:p>
          </table:table-cell>
          <table:table-cell office:value-type="string">
            <text:p>importazione Claris Works</text:p>
          </table:table-cell>
          <table:table-cell/>
        </table:table-row>
        <table:table-row table:style-name="ro1">
          <table:table-cell office:value-type="string">
            <text:p>class id</text:p>
          </table:table-cell>
          <table:table-cell office:value-type="string">
            <text:p>indice di classe</text:p>
          </table:table-cell>
          <table:table-cell/>
        </table:table-row>
        <table:table-row table:style-name="ro1">
          <table:table-cell office:value-type="string">
            <text:p>class</text:p>
          </table:table-cell>
          <table:table-cell office:value-type="string">
            <text:p>classe</text:p>
          </table:table-cell>
          <table:table-cell/>
        </table:table-row>
        <table:table-row table:style-name="ro1">
          <table:table-cell office:value-type="string">
            <text:p>classic</text:p>
          </table:table-cell>
          <table:table-cell office:value-type="string">
            <text:p>classico</text:p>
          </table:table-cell>
          <table:table-cell/>
        </table:table-row>
        <table:table-row table:style-name="ro1">
          <table:table-cell table:number-columns-repeated="2" office:value-type="string">
            <text:p>classpath</text:p>
          </table:table-cell>
          <table:table-cell/>
        </table:table-row>
        <table:table-row table:style-name="ro1">
          <table:table-cell office:value-type="string">
            <text:p>clear disk cache</text:p>
          </table:table-cell>
          <table:table-cell office:value-type="string">
            <text:p>eliminare cache del disco rigido</text:p>
          </table:table-cell>
          <table:table-cell/>
        </table:table-row>
        <table:table-row table:style-name="ro1">
          <table:table-cell office:value-type="string">
            <text:p>clear memory cache</text:p>
          </table:table-cell>
          <table:table-cell office:value-type="string">
            <text:p>cancellare la cache della memoria</text:p>
          </table:table-cell>
          <table:table-cell/>
        </table:table-row>
        <table:table-row table:style-name="ro1">
          <table:table-cell office:value-type="string">
            <text:p>clear outline</text:p>
          </table:table-cell>
          <table:table-cell office:value-type="string">
            <text:p>eliminare struttura</text:p>
          </table:table-cell>
          <table:table-cell/>
        </table:table-row>
        <table:table-row table:style-name="ro1">
          <table:table-cell office:value-type="string">
            <text:p>clear print range</text:p>
          </table:table-cell>
          <table:table-cell office:value-type="string">
            <text:p>rimuovere area di stampa</text:p>
          </table:table-cell>
          <table:table-cell/>
        </table:table-row>
        <table:table-row table:style-name="ro1">
          <table:table-cell office:value-type="string">
            <text:p>clear query</text:p>
          </table:table-cell>
          <table:table-cell office:value-type="string">
            <text:p>eliminare ricerca</text:p>
          </table:table-cell>
          <table:table-cell/>
        </table:table-row>
        <table:table-row table:style-name="ro1">
          <table:table-cell office:value-type="string">
            <text:p>client-side image map</text:p>
          </table:table-cell>
          <table:table-cell office:value-type="string">
            <text:p>image map dalla parte del client</text:p>
          </table:table-cell>
          <table:table-cell/>
        </table:table-row>
        <table:table-row table:style-name="ro1">
          <table:table-cell office:value-type="string">
            <text:p>cliparts</text:p>
          </table:table-cell>
          <table:table-cell office:value-type="string">
            <text:p>clipart</text:p>
          </table:table-cell>
          <table:table-cell/>
        </table:table-row>
        <table:table-row table:style-name="ro1">
          <table:table-cell office:value-type="string">
            <text:p>close all files</text:p>
          </table:table-cell>
          <table:table-cell office:value-type="string">
            <text:p>chiudere tutti i file</text:p>
          </table:table-cell>
          <table:table-cell/>
        </table:table-row>
        <table:table-row table:style-name="ro1">
          <table:table-cell office:value-type="string">
            <text:p>close all windows</text:p>
          </table:table-cell>
          <table:table-cell office:value-type="string">
            <text:p>chiudere tutte le finestre</text:p>
          </table:table-cell>
          <table:table-cell/>
        </table:table-row>
        <table:table-row table:style-name="ro1">
          <table:table-cell office:value-type="string">
            <text:p>close application</text:p>
          </table:table-cell>
          <table:table-cell office:value-type="string">
            <text:p>chiudere applicazione</text:p>
          </table:table-cell>
          <table:table-cell/>
        </table:table-row>
        <table:table-row table:style-name="ro1">
          <table:table-cell office:value-type="string">
            <text:p>close</text:p>
          </table:table-cell>
          <table:table-cell office:value-type="string">
            <text:p>chiudere</text:p>
          </table:table-cell>
          <table:table-cell/>
        </table:table-row>
        <table:table-row table:style-name="ro1">
          <table:table-cell table:number-columns-repeated="2" office:value-type="string">
            <text:p>CMYK</text:p>
          </table:table-cell>
          <table:table-cell/>
        </table:table-row>
        <table:table-row table:style-name="ro1">
          <table:table-cell office:value-type="string">
            <text:p>coarse grained</text:p>
          </table:table-cell>
          <table:table-cell office:value-type="string">
            <text:p>grana grossa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string">
            <text:p>codice</text:p>
          </table:table-cell>
          <table:table-cell/>
        </table:table-row>
        <table:table-row table:style-name="ro1">
          <table:table-cell office:value-type="string">
            <text:p>code-set independent</text:p>
          </table:table-cell>
          <table:table-cell office:value-type="string">
            <text:p>indipendente da un set di codici</text:p>
          </table:table-cell>
          <table:table-cell/>
        </table:table-row>
        <table:table-row table:style-name="ro1">
          <table:table-cell office:value-type="string">
            <text:p>coding standard</text:p>
          </table:table-cell>
          <table:table-cell office:value-type="string">
            <text:p>standard di codifica</text:p>
          </table:table-cell>
          <table:table-cell/>
        </table:table-row>
        <table:table-row table:style-name="ro1">
          <table:table-cell office:value-type="string">
            <text:p>coefficients</text:p>
          </table:table-cell>
          <table:table-cell office:value-type="string">
            <text:p>coefficienti</text:p>
          </table:table-cell>
          <table:table-cell/>
        </table:table-row>
        <table:table-row table:style-name="ro1">
          <table:table-cell office:value-type="string">
            <text:p>collate</text:p>
          </table:table-cell>
          <table:table-cell office:value-type="string">
            <text:p>ordinare</text:p>
          </table:table-cell>
          <table:table-cell/>
        </table:table-row>
        <table:table-row table:style-name="ro1">
          <table:table-cell office:value-type="string">
            <text:p>color bar</text:p>
          </table:table-cell>
          <table:table-cell office:value-type="string">
            <text:p>barra dei colori</text:p>
          </table:table-cell>
          <table:table-cell/>
        </table:table-row>
        <table:table-row table:style-name="ro1">
          <table:table-cell office:value-type="string">
            <text:p>color depth</text:p>
          </table:table-cell>
          <table:table-cell office:value-type="string">
            <text:p>profondità cromatica</text:p>
          </table:table-cell>
          <table:table-cell/>
        </table:table-row>
        <table:table-row table:style-name="ro1">
          <table:table-cell office:value-type="string">
            <text:p>color format</text:p>
          </table:table-cell>
          <table:table-cell office:value-type="string">
            <text:p>formato colore</text:p>
          </table:table-cell>
          <table:table-cell/>
        </table:table-row>
        <table:table-row table:style-name="ro1">
          <table:table-cell office:value-type="string">
            <text:p>color palette</text:p>
          </table:table-cell>
          <table:table-cell office:value-type="string">
            <text:p>tavola dei colori</text:p>
          </table:table-cell>
          <table:table-cell/>
        </table:table-row>
        <table:table-row table:style-name="ro1">
          <table:table-cell office:value-type="string">
            <text:p>color preview</text:p>
          </table:table-cell>
          <table:table-cell office:value-type="string">
            <text:p>colore di anteprima</text:p>
          </table:table-cell>
          <table:table-cell/>
        </table:table-row>
        <table:table-row table:style-name="ro1">
          <table:table-cell office:value-type="string">
            <text:p>color required</text:p>
          </table:table-cell>
          <table:table-cell office:value-type="string">
            <text:p>atteso colore</text:p>
          </table:table-cell>
          <table:table-cell/>
        </table:table-row>
        <table:table-row table:style-name="ro1">
          <table:table-cell office:value-type="string">
            <text:p>color resolution</text:p>
          </table:table-cell>
          <table:table-cell office:value-type="string">
            <text:p>profondità cromatica</text:p>
          </table:table-cell>
          <table:table-cell/>
        </table:table-row>
        <table:table-row table:style-name="ro1">
          <table:table-cell office:value-type="string">
            <text:p>color scheme deletion</text:p>
          </table:table-cell>
          <table:table-cell office:value-type="string">
            <text:p>conferma eliminazione dello schema</text:p>
          </table:table-cell>
          <table:table-cell/>
        </table:table-row>
        <table:table-row table:style-name="ro1">
          <table:table-cell office:value-type="string">
            <text:p>color scheme</text:p>
          </table:table-cell>
          <table:table-cell office:value-type="string">
            <text:p>schema colori</text:p>
          </table:table-cell>
          <table:table-cell/>
        </table:table-row>
        <table:table-row table:style-name="ro1">
          <table:table-cell office:value-type="string">
            <text:p>color setting</text:p>
          </table:table-cell>
          <table:table-cell office:value-type="string">
            <text:p>impostazione colori</text:p>
          </table:table-cell>
          <table:table-cell/>
        </table:table-row>
        <table:table-row table:style-name="ro1">
          <table:table-cell office:value-type="string">
            <text:p>color table</text:p>
          </table:table-cell>
          <table:table-cell office:value-type="string">
            <text:p>tavola dei colori</text:p>
          </table:table-cell>
          <table:table-cell/>
        </table:table-row>
        <table:table-row table:style-name="ro1">
          <table:table-cell office:value-type="string">
            <text:p>color</text:p>
          </table:table-cell>
          <table:table-cell office:value-type="string">
            <text:p>colore</text:p>
          </table:table-cell>
          <table:table-cell/>
        </table:table-row>
        <table:table-row table:style-name="ro1">
          <table:table-cell office:value-type="string">
            <text:p>colored tab controls</text:p>
          </table:table-cell>
          <table:table-cell office:value-type="string">
            <text:p>schede colorate</text:p>
          </table:table-cell>
          <table:table-cell/>
        </table:table-row>
        <table:table-row table:style-name="ro1">
          <table:table-cell office:value-type="string">
            <text:p>column arrangement</text:p>
          </table:table-cell>
          <table:table-cell office:value-type="string">
            <text:p>assegnazione colonne</text:p>
          </table:table-cell>
          <table:table-cell/>
        </table:table-row>
        <table:table-row table:style-name="ro1">
          <table:table-cell office:value-type="string">
            <text:p>column break</text:p>
          </table:table-cell>
          <table:table-cell office:value-type="string">
            <text:p>interruzione colonna</text:p>
          </table:table-cell>
          <table:table-cell/>
        </table:table-row>
        <table:table-row table:style-name="ro1">
          <table:table-cell office:value-type="string">
            <text:p>column deleted</text:p>
          </table:table-cell>
          <table:table-cell office:value-type="string">
            <text:p>colonna cancellata</text:p>
          </table:table-cell>
          <table:table-cell/>
        </table:table-row>
        <table:table-row table:style-name="ro1">
          <table:table-cell office:value-type="string">
            <text:p>column labels</text:p>
          </table:table-cell>
          <table:table-cell office:value-type="string">
            <text:p>intestazioni colonne</text:p>
          </table:table-cell>
          <table:table-cell/>
        </table:table-row>
        <table:table-row table:style-name="ro1">
          <table:table-cell office:value-type="string">
            <text:p>column marker</text:p>
          </table:table-cell>
          <table:table-cell office:value-type="string">
            <text:p>separatore</text:p>
          </table:table-cell>
          <table:table-cell/>
        </table:table-row>
        <table:table-row table:style-name="ro1">
          <table:table-cell office:value-type="string">
            <text:p>column names</text:p>
          </table:table-cell>
          <table:table-cell office:value-type="string">
            <text:p>nomi colonna</text:p>
          </table:table-cell>
          <table:table-cell/>
        </table:table-row>
        <table:table-row table:style-name="ro1">
          <table:table-cell office:value-type="string">
            <text:p>column spacing</text:p>
          </table:table-cell>
          <table:table-cell office:value-type="string">
            <text:p>distanza colonne</text:p>
          </table:table-cell>
          <table:table-cell/>
        </table:table-row>
        <table:table-row table:style-name="ro1">
          <table:table-cell office:value-type="string">
            <text:p>column type</text:p>
          </table:table-cell>
          <table:table-cell office:value-type="string">
            <text:p>tipo colonna</text:p>
          </table:table-cell>
          <table:table-cell/>
        </table:table-row>
        <table:table-row table:style-name="ro1">
          <table:table-cell office:value-type="string">
            <text:p>column wrap</text:p>
          </table:table-cell>
          <table:table-cell office:value-type="string">
            <text:p>scorrimento a colonne</text:p>
          </table:table-cell>
          <table:table-cell/>
        </table:table-row>
        <table:table-row table:style-name="ro1">
          <table:table-cell office:value-type="string">
            <text:p>column</text:p>
          </table:table-cell>
          <table:table-cell office:value-type="string">
            <text:p>colonna</text:p>
          </table:table-cell>
          <table:table-cell/>
        </table:table-row>
        <table:table-row table:style-name="ro1">
          <table:table-cell office:value-type="string">
            <text:p>column/row headers on/off</text:p>
          </table:table-cell>
          <table:table-cell office:value-type="string">
            <text:p>mostrare/nascondere intestazioni righe/colonne</text:p>
          </table:table-cell>
          <table:table-cell/>
        </table:table-row>
        <table:table-row table:style-name="ro1">
          <table:table-cell office:value-type="string">
            <text:p>columns to repeat</text:p>
          </table:table-cell>
          <table:table-cell office:value-type="string">
            <text:p>colonna da ripetere</text:p>
          </table:table-cell>
          <table:table-cell/>
        </table:table-row>
        <table:table-row table:style-name="ro1">
          <table:table-cell office:value-type="string">
            <text:p>combination</text:p>
          </table:table-cell>
          <table:table-cell office:value-type="string">
            <text:p>combinazione</text:p>
          </table:table-cell>
          <table:table-cell/>
        </table:table-row>
        <table:table-row table:style-name="ro1">
          <table:table-cell office:value-type="string">
            <text:p>combine characters</text:p>
          </table:table-cell>
          <table:table-cell office:value-type="string">
            <text:p>combinare caratteri</text:p>
          </table:table-cell>
          <table:table-cell/>
        </table:table-row>
        <table:table-row table:style-name="ro1">
          <table:table-cell office:value-type="string">
            <text:p>combine identical entries</text:p>
          </table:table-cell>
          <table:table-cell office:value-type="string">
            <text:p>riunire voci uguali</text:p>
          </table:table-cell>
          <table:table-cell/>
        </table:table-row>
        <table:table-row table:style-name="ro1">
          <table:table-cell office:value-type="string">
            <text:p>combine paragraphs</text:p>
          </table:table-cell>
          <table:table-cell office:value-type="string">
            <text:p>mantenere assieme i paragrafi</text:p>
          </table:table-cell>
          <table:table-cell/>
        </table:table-row>
        <table:table-row table:style-name="ro1">
          <table:table-cell office:value-type="string">
            <text:p>combine</text:p>
          </table:table-cell>
          <table:table-cell office:value-type="string">
            <text:p>combinare</text:p>
          </table:table-cell>
          <table:table-cell/>
        </table:table-row>
        <table:table-row table:style-name="ro1">
          <table:table-cell office:value-type="string">
            <text:p>combining diacritical marks</text:p>
          </table:table-cell>
          <table:table-cell office:value-type="string">
            <text:p>caratteri diacritici di combinazione</text:p>
          </table:table-cell>
          <table:table-cell/>
        </table:table-row>
        <table:table-row table:style-name="ro1">
          <table:table-cell office:value-type="string">
            <text:p>combining diacritical symbols</text:p>
          </table:table-cell>
          <table:table-cell office:value-type="string">
            <text:p>simboli diacritici di combinazione</text:p>
          </table:table-cell>
          <table:table-cell/>
        </table:table-row>
        <table:table-row table:style-name="ro1">
          <table:table-cell office:value-type="string">
            <text:p>combo box</text:p>
          </table:table-cell>
          <table:table-cell office:value-type="string">
            <text:p>casella combinata</text:p>
          </table:table-cell>
          <table:table-cell/>
        </table:table-row>
        <table:table-row table:style-name="ro1">
          <table:table-cell office:value-type="string">
            <text:p>comma</text:p>
          </table:table-cell>
          <table:table-cell office:value-type="string">
            <text:p>virgola</text:p>
          </table:table-cell>
          <table:table-cell/>
        </table:table-row>
        <table:table-row table:style-name="ro1">
          <table:table-cell office:value-type="string">
            <text:p>command mode</text:p>
          </table:table-cell>
          <table:table-cell office:value-type="string">
            <text:p>modo comando</text:p>
          </table:table-cell>
          <table:table-cell/>
        </table:table-row>
        <table:table-row table:style-name="ro1">
          <table:table-cell office:value-type="string">
            <text:p>command successfully executed</text:p>
          </table:table-cell>
          <table:table-cell office:value-type="string">
            <text:p>comando eseguito con successo</text:p>
          </table:table-cell>
          <table:table-cell/>
        </table:table-row>
        <table:table-row table:style-name="ro1">
          <table:table-cell office:value-type="string">
            <text:p>command to execute</text:p>
          </table:table-cell>
          <table:table-cell office:value-type="string">
            <text:p>comando da eseguire</text:p>
          </table:table-cell>
          <table:table-cell/>
        </table:table-row>
        <table:table-row table:style-name="ro1">
          <table:table-cell office:value-type="string">
            <text:p>command</text:p>
          </table:table-cell>
          <table:table-cell office:value-type="string">
            <text:p>comando</text:p>
          </table:table-cell>
          <table:table-cell/>
        </table:table-row>
        <table:table-row table:style-name="ro1">
          <table:table-cell office:value-type="string">
            <text:p>comment</text:p>
          </table:table-cell>
          <table:table-cell office:value-type="string">
            <text:p>commento</text:p>
          </table:table-cell>
          <table:table-cell/>
        </table:table-row>
        <table:table-row table:style-name="ro1">
          <table:table-cell office:value-type="string">
            <text:p>commentator information system</text:p>
          </table:table-cell>
          <table:table-cell office:value-type="string">
            <text:p>informazioni per i commentatori</text:p>
          </table:table-cell>
          <table:table-cell/>
        </table:table-row>
        <table:table-row table:style-name="ro1">
          <table:table-cell office:value-type="string">
            <text:p>commercial-grade (adj.)</text:p>
          </table:table-cell>
          <table:table-cell office:value-type="string">
            <text:p>di qualità commerciale</text:p>
          </table:table-cell>
          <table:table-cell/>
        </table:table-row>
        <table:table-row table:style-name="ro1">
          <table:table-cell office:value-type="string">
            <text:p>communication</text:p>
          </table:table-cell>
          <table:table-cell office:value-type="string">
            <text:p>comunicazione</text:p>
          </table:table-cell>
          <table:table-cell/>
        </table:table-row>
        <table:table-row table:style-name="ro1">
          <table:table-cell office:value-type="string">
            <text:p>company</text:p>
          </table:table-cell>
          <table:table-cell office:value-type="string">
            <text:p>azienda</text:p>
          </table:table-cell>
          <table:table-cell/>
        </table:table-row>
        <table:table-row table:style-name="ro1">
          <table:table-cell office:value-type="string">
            <text:p>compare document</text:p>
          </table:table-cell>
          <table:table-cell office:value-type="string">
            <text:p>confronto documento</text:p>
          </table:table-cell>
          <table:table-cell/>
        </table:table-row>
        <table:table-row table:style-name="ro1">
          <table:table-cell office:value-type="string">
            <text:p>compare</text:p>
          </table:table-cell>
          <table:table-cell office:value-type="string">
            <text:p>confrontare</text:p>
          </table:table-cell>
          <table:table-cell/>
        </table:table-row>
        <table:table-row table:style-name="ro1">
          <table:table-cell office:value-type="string">
            <text:p>comparison aborted</text:p>
          </table:table-cell>
          <table:table-cell office:value-type="string">
            <text:p>confronto interrotto</text:p>
          </table:table-cell>
          <table:table-cell/>
        </table:table-row>
        <table:table-row table:style-name="ro1">
          <table:table-cell office:value-type="string">
            <text:p>compatibility</text:p>
          </table:table-cell>
          <table:table-cell office:value-type="string">
            <text:p>compatibilità</text:p>
          </table:table-cell>
          <table:table-cell/>
        </table:table-row>
        <table:table-row table:style-name="ro1">
          <table:table-cell office:value-type="string">
            <text:p>compile error</text:p>
          </table:table-cell>
          <table:table-cell office:value-type="string">
            <text:p>errore di compilazione</text:p>
          </table:table-cell>
          <table:table-cell/>
        </table:table-row>
        <table:table-row table:style-name="ro1">
          <table:table-cell office:value-type="string">
            <text:p>compile installation profiles</text:p>
          </table:table-cell>
          <table:table-cell office:value-type="string">
            <text:p>raccogliere i profili di installazione</text:p>
          </table:table-cell>
          <table:table-cell/>
        </table:table-row>
        <table:table-row table:style-name="ro1">
          <table:table-cell office:value-type="string">
            <text:p>compile</text:p>
          </table:table-cell>
          <table:table-cell office:value-type="string">
            <text:p>compilare</text:p>
          </table:table-cell>
          <table:table-cell/>
        </table:table-row>
        <table:table-row table:style-name="ro1">
          <table:table-cell office:value-type="string">
            <text:p>complete directory</text:p>
          </table:table-cell>
          <table:table-cell office:value-type="string">
            <text:p>tutte le cartelle</text:p>
          </table:table-cell>
          <table:table-cell/>
        </table:table-row>
        <table:table-row table:style-name="ro1">
          <table:table-cell office:value-type="string">
            <text:p>complete words only</text:p>
          </table:table-cell>
          <table:table-cell office:value-type="string">
            <text:p>solo parole intere</text:p>
          </table:table-cell>
          <table:table-cell/>
        </table:table-row>
        <table:table-row table:style-name="ro1">
          <table:table-cell office:value-type="string">
            <text:p>complex data model</text:p>
          </table:table-cell>
          <table:table-cell office:value-type="string">
            <text:p>modello di dati complesso</text:p>
          </table:table-cell>
          <table:table-cell/>
        </table:table-row>
        <table:table-row table:style-name="ro1">
          <table:table-cell office:value-type="string">
            <text:p>complex number</text:p>
          </table:table-cell>
          <table:table-cell office:value-type="string">
            <text:p>numero complesso</text:p>
          </table:table-cell>
          <table:table-cell/>
        </table:table-row>
        <table:table-row table:style-name="ro1">
          <table:table-cell office:value-type="string">
            <text:p>complex numbers set</text:p>
          </table:table-cell>
          <table:table-cell office:value-type="string">
            <text:p>insieme dei numeri complessi</text:p>
          </table:table-cell>
          <table:table-cell/>
        </table:table-row>
        <table:table-row table:style-name="ro1">
          <table:table-cell office:value-type="string">
            <text:p>complex text layout</text:p>
          </table:table-cell>
          <table:table-cell office:value-type="string">
            <text:p>disposizione testo complesso</text:p>
          </table:table-cell>
          <table:table-cell/>
        </table:table-row>
        <table:table-row table:style-name="ro1">
          <table:table-cell office:value-type="string">
            <text:p>complex</text:p>
          </table:table-cell>
          <table:table-cell office:value-type="string">
            <text:p>complesso</text:p>
          </table:table-cell>
          <table:table-cell/>
        </table:table-row>
        <table:table-row table:style-name="ro1">
          <table:table-cell office:value-type="string">
            <text:p>complimentary close</text:p>
          </table:table-cell>
          <table:table-cell office:value-type="string">
            <text:p>formula di saluto</text:p>
          </table:table-cell>
          <table:table-cell office:value-type="string">
            <text:p>formula di apertura </text:p>
          </table:table-cell>
        </table:table-row>
        <table:table-row table:style-name="ro1">
          <table:table-cell office:value-type="string">
            <text:p>component resized</text:p>
          </table:table-cell>
          <table:table-cell office:value-type="string">
            <text:p>dimensione cambiata</text:p>
          </table:table-cell>
          <table:table-cell/>
        </table:table-row>
        <table:table-row table:style-name="ro1">
          <table:table-cell office:value-type="string">
            <text:p>component</text:p>
          </table:table-cell>
          <table:table-cell office:value-type="string">
            <text:p>componente [il]</text:p>
          </table:table-cell>
          <table:table-cell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componenti [i]</text:p>
          </table:table-cell>
          <table:table-cell/>
        </table:table-row>
        <table:table-row table:style-name="ro1">
          <table:table-cell office:value-type="string">
            <text:p>compress punctuation only</text:p>
          </table:table-cell>
          <table:table-cell office:value-type="string">
            <text:p>comprimere solo le interpunzioni</text:p>
          </table:table-cell>
          <table:table-cell/>
        </table:table-row>
        <table:table-row table:style-name="ro1">
          <table:table-cell office:value-type="string">
            <text:p>compression</text:p>
          </table:table-cell>
          <table:table-cell office:value-type="string">
            <text:p>compressione</text:p>
          </table:table-cell>
          <table:table-cell/>
        </table:table-row>
        <table:table-row table:style-name="ro1">
          <table:table-cell office:value-type="string">
            <text:p>compute-intensive application</text:p>
          </table:table-cell>
          <table:table-cell office:value-type="string">
            <text:p>applicazioni complesse</text:p>
          </table:table-cell>
          <table:table-cell/>
        </table:table-row>
        <table:table-row table:style-name="ro1">
          <table:table-cell office:value-type="string">
            <text:p>compute-intensive modeling</text:p>
          </table:table-cell>
          <table:table-cell office:value-type="string">
            <text:p>elaborazione di modelli complessi</text:p>
          </table:table-cell>
          <table:table-cell/>
        </table:table-row>
        <table:table-row table:style-name="ro1">
          <table:table-cell office:value-type="string">
            <text:p>computing infrastructure</text:p>
          </table:table-cell>
          <table:table-cell office:value-type="string">
            <text:p>infrastruttura informatica</text:p>
          </table:table-cell>
          <table:table-cell/>
        </table:table-row>
        <table:table-row table:style-name="ro1">
          <table:table-cell office:value-type="string">
            <text:p>concatenate</text:p>
          </table:table-cell>
          <table:table-cell office:value-type="string">
            <text:p>concatenazione</text:p>
          </table:table-cell>
          <table:table-cell/>
        </table:table-row>
        <table:table-row table:style-name="ro1">
          <table:table-cell office:value-type="string">
            <text:p>concordance file</text:p>
          </table:table-cell>
          <table:table-cell office:value-type="string">
            <text:p>file di concordanza</text:p>
          </table:table-cell>
          <table:table-cell/>
        </table:table-row>
        <table:table-row table:style-name="ro1">
          <table:table-cell office:value-type="string">
            <text:p>condensed</text:p>
          </table:table-cell>
          <table:table-cell office:value-type="string">
            <text:p>compatto</text:p>
          </table:table-cell>
          <table:table-cell/>
        </table:table-row>
        <table:table-row table:style-name="ro1">
          <table:table-cell office:value-type="string">
            <text:p>condition</text:p>
          </table:table-cell>
          <table:table-cell office:value-type="string">
            <text:p>condizione</text:p>
          </table:table-cell>
          <table:table-cell/>
        </table:table-row>
        <table:table-row table:style-name="ro1">
          <table:table-cell office:value-type="string">
            <text:p>conditional formatting</text:p>
          </table:table-cell>
          <table:table-cell office:value-type="string">
            <text:p>formattazione condizionata</text:p>
          </table:table-cell>
          <table:table-cell/>
        </table:table-row>
        <table:table-row table:style-name="ro1">
          <table:table-cell office:value-type="string">
            <text:p>conditional paths</text:p>
          </table:table-cell>
          <table:table-cell office:value-type="string">
            <text:p>percorsi condizionati</text:p>
          </table:table-cell>
          <table:table-cell/>
        </table:table-row>
        <table:table-row table:style-name="ro1">
          <table:table-cell office:value-type="string">
            <text:p>conditional styles</text:p>
          </table:table-cell>
          <table:table-cell office:value-type="string">
            <text:p>modelli condizionati</text:p>
          </table:table-cell>
          <table:table-cell/>
        </table:table-row>
        <table:table-row table:style-name="ro1">
          <table:table-cell office:value-type="string">
            <text:p>conditional text</text:p>
          </table:table-cell>
          <table:table-cell office:value-type="string">
            <text:p>testo condizionale</text:p>
          </table:table-cell>
          <table:table-cell/>
        </table:table-row>
        <table:table-row table:style-name="ro1">
          <table:table-cell office:value-type="string">
            <text:p>cone</text:p>
          </table:table-cell>
          <table:table-cell office:value-type="string">
            <text:p>cono</text:p>
          </table:table-cell>
          <table:table-cell/>
        </table:table-row>
        <table:table-row table:style-name="ro1">
          <table:table-cell office:value-type="string">
            <text:p>conference proceedings</text:p>
          </table:table-cell>
          <table:table-cell office:value-type="string">
            <text:p>rapporto sulla conferenza</text:p>
          </table:table-cell>
          <table:table-cell/>
        </table:table-row>
        <table:table-row table:style-name="ro1">
          <table:table-cell office:value-type="string">
            <text:p>confidence</text:p>
          </table:table-cell>
          <table:table-cell office:value-type="string">
            <text:p>riservatezza</text:p>
          </table:table-cell>
          <table:table-cell/>
        </table:table-row>
        <table:table-row table:style-name="ro1">
          <table:table-cell office:value-type="string">
            <text:p>confidential</text:p>
          </table:table-cell>
          <table:table-cell office:value-type="string">
            <text:p>riservato</text:p>
          </table:table-cell>
          <table:table-cell/>
        </table:table-row>
        <table:table-row table:style-name="ro1">
          <table:table-cell office:value-type="string">
            <text:p>confidentiality level</text:p>
          </table:table-cell>
          <table:table-cell office:value-type="string">
            <text:p>livello di riservatezza</text:p>
          </table:table-cell>
          <table:table-cell/>
        </table:table-row>
        <table:table-row table:style-name="ro1">
          <table:table-cell office:value-type="string">
            <text:p>configuration file</text:p>
          </table:table-cell>
          <table:table-cell office:value-type="string">
            <text:p>file di configurazione</text:p>
          </table:table-cell>
          <table:table-cell/>
        </table:table-row>
        <table:table-row table:style-name="ro1">
          <table:table-cell office:value-type="string">
            <text:p>configuration management feature</text:p>
          </table:table-cell>
          <table:table-cell office:value-type="string">
            <text:p>funzione di gestione della configurazione</text:p>
          </table:table-cell>
          <table:table-cell/>
        </table:table-row>
        <table:table-row table:style-name="ro1">
          <table:table-cell office:value-type="string">
            <text:p>configuration</text:p>
          </table:table-cell>
          <table:table-cell office:value-type="string">
            <text:p>configurazione</text:p>
          </table:table-cell>
          <table:table-cell/>
        </table:table-row>
        <table:table-row table:style-name="ro1">
          <table:table-cell office:value-type="string">
            <text:p>configure</text:p>
          </table:table-cell>
          <table:table-cell office:value-type="string">
            <text:p>adattare</text:p>
          </table:table-cell>
          <table:table-cell office:value-type="string">
            <text:p>configurare </text:p>
          </table:table-cell>
        </table:table-row>
        <table:table-row table:style-name="ro1">
          <table:table-cell office:value-type="string">
            <text:p>confirm delete</text:p>
          </table:table-cell>
          <table:table-cell office:value-type="string">
            <text:p>confermare 'elimina'</text:p>
          </table:table-cell>
          <table:table-cell/>
        </table:table-row>
        <table:table-row table:style-name="ro1">
          <table:table-cell office:value-type="string">
            <text:p>confirm deletion</text:p>
          </table:table-cell>
          <table:table-cell office:value-type="string">
            <text:p>confermare 'elimina'</text:p>
          </table:table-cell>
          <table:table-cell/>
        </table:table-row>
        <table:table-row table:style-name="ro1">
          <table:table-cell office:value-type="string">
            <text:p>confirm file replacement</text:p>
          </table:table-cell>
          <table:table-cell office:value-type="string">
            <text:p>confermare sostituzione dati</text:p>
          </table:table-cell>
          <table:table-cell/>
        </table:table-row>
        <table:table-row table:style-name="ro1">
          <table:table-cell office:value-type="string">
            <text:p>confirm master password</text:p>
          </table:table-cell>
          <table:table-cell office:value-type="string">
            <text:p>confermare password principale</text:p>
          </table:table-cell>
          <table:table-cell/>
        </table:table-row>
        <table:table-row table:style-name="ro1">
          <table:table-cell office:value-type="string">
            <text:p>confirm overwrite</text:p>
          </table:table-cell>
          <table:table-cell office:value-type="string">
            <text:p>domanda di controllo</text:p>
          </table:table-cell>
          <table:table-cell/>
        </table:table-row>
        <table:table-row table:style-name="ro1">
          <table:table-cell office:value-type="string">
            <text:p>confirm</text:p>
          </table:table-cell>
          <table:table-cell office:value-type="string">
            <text:p>confermare</text:p>
          </table:table-cell>
          <table:table-cell/>
        </table:table-row>
        <table:table-row table:style-name="ro1">
          <table:table-cell office:value-type="string">
            <text:p>connect</text:p>
          </table:table-cell>
          <table:table-cell office:value-type="string">
            <text:p>collegare</text:p>
          </table:table-cell>
          <table:table-cell/>
        </table:table-row>
        <table:table-row table:style-name="ro1">
          <table:table-cell office:value-type="string">
            <text:p>connection failed</text:p>
          </table:table-cell>
          <table:table-cell office:value-type="string">
            <text:p>impossibile creare il collegamento</text:p>
          </table:table-cell>
          <table:table-cell/>
        </table:table-row>
        <table:table-row table:style-name="ro1">
          <table:table-cell office:value-type="string">
            <text:p>connection lines</text:p>
          </table:table-cell>
          <table:table-cell office:value-type="string">
            <text:p>linee di collegamento</text:p>
          </table:table-cell>
          <table:table-cell/>
        </table:table-row>
        <table:table-row table:style-name="ro1">
          <table:table-cell office:value-type="string">
            <text:p>connection lost</text:p>
          </table:table-cell>
          <table:table-cell office:value-type="string">
            <text:p>il collegamento è stato interrotto</text:p>
          </table:table-cell>
          <table:table-cell/>
        </table:table-row>
        <table:table-row table:style-name="ro1">
          <table:table-cell office:value-type="string">
            <text:p>connection mode</text:p>
          </table:table-cell>
          <table:table-cell office:value-type="string">
            <text:p>modo collegamento</text:p>
          </table:table-cell>
          <table:table-cell/>
        </table:table-row>
        <table:table-row table:style-name="ro1">
          <table:table-cell office:value-type="string">
            <text:p>connection pool</text:p>
          </table:table-cell>
          <table:table-cell office:value-type="string">
            <text:p>insieme di collegamenti</text:p>
          </table:table-cell>
          <table:table-cell/>
        </table:table-row>
        <table:table-row table:style-name="ro1">
          <table:table-cell office:value-type="string">
            <text:p>connection</text:p>
          </table:table-cell>
          <table:table-cell office:value-type="string">
            <text:p>collegamento</text:p>
          </table:table-cell>
          <table:table-cell/>
        </table:table-row>
        <table:table-row table:style-name="ro1">
          <table:table-cell office:value-type="string">
            <text:p>connector attributes</text:p>
          </table:table-cell>
          <table:table-cell office:value-type="string">
            <text:p>attributi connettore</text:p>
          </table:table-cell>
          <table:table-cell/>
        </table:table-row>
        <table:table-row table:style-name="ro1">
          <table:table-cell office:value-type="string">
            <text:p>connector reserved</text:p>
          </table:table-cell>
          <table:table-cell office:value-type="string">
            <text:p>riservato per connettore</text:p>
          </table:table-cell>
          <table:table-cell/>
        </table:table-row>
        <table:table-row table:style-name="ro1">
          <table:table-cell office:value-type="string">
            <text:p>connector with arrows</text:p>
          </table:table-cell>
          <table:table-cell office:value-type="string">
            <text:p>connettore con frecce</text:p>
          </table:table-cell>
          <table:table-cell/>
        </table:table-row>
        <table:table-row table:style-name="ro1">
          <table:table-cell office:value-type="string">
            <text:p>connector with circles</text:p>
          </table:table-cell>
          <table:table-cell office:value-type="string">
            <text:p>connettore con cerchi</text:p>
          </table:table-cell>
          <table:table-cell/>
        </table:table-row>
        <table:table-row table:style-name="ro1">
          <table:table-cell office:value-type="string">
            <text:p>connector</text:p>
          </table:table-cell>
          <table:table-cell office:value-type="string">
            <text:p>connettore</text:p>
          </table:table-cell>
          <table:table-cell/>
        </table:table-row>
        <table:table-row table:style-name="ro1">
          <table:table-cell office:value-type="string">
            <text:p>consecutive numbering</text:p>
          </table:table-cell>
          <table:table-cell office:value-type="string">
            <text:p>numerazione continua</text:p>
          </table:table-cell>
          <table:table-cell/>
        </table:table-row>
        <table:table-row table:style-name="ro1">
          <table:table-cell office:value-type="string">
            <text:p>consolidate by</text:p>
          </table:table-cell>
          <table:table-cell office:value-type="string">
            <text:p>consolidare per</text:p>
          </table:table-cell>
          <table:table-cell/>
        </table:table-row>
        <table:table-row table:style-name="ro1">
          <table:table-cell office:value-type="string">
            <text:p>consolidate data</text:p>
          </table:table-cell>
          <table:table-cell office:value-type="string">
            <text:p>consolidare i dati</text:p>
          </table:table-cell>
          <table:table-cell/>
        </table:table-row>
        <table:table-row table:style-name="ro1">
          <table:table-cell office:value-type="string">
            <text:p>consolidate</text:p>
          </table:table-cell>
          <table:table-cell office:value-type="string">
            <text:p>consolidare</text:p>
          </table:table-cell>
          <table:table-cell/>
        </table:table-row>
        <table:table-row table:style-name="ro1">
          <table:table-cell office:value-type="string">
            <text:p>consolidation ranges</text:p>
          </table:table-cell>
          <table:table-cell office:value-type="string">
            <text:p>aree di consolidamento</text:p>
          </table:table-cell>
          <table:table-cell/>
        </table:table-row>
        <table:table-row table:style-name="ro1">
          <table:table-cell office:value-type="string">
            <text:p>constant value</text:p>
          </table:table-cell>
          <table:table-cell office:value-type="string">
            <text:p>valore costante</text:p>
          </table:table-cell>
          <table:table-cell/>
        </table:table-row>
        <table:table-row table:style-name="ro1">
          <table:table-cell office:value-type="string">
            <text:p>constraints</text:p>
          </table:table-cell>
          <table:table-cell office:value-type="string">
            <text:p>limitazioni</text:p>
          </table:table-cell>
          <table:table-cell/>
        </table:table-row>
        <table:table-row table:style-name="ro1">
          <table:table-cell office:value-type="string">
            <text:p>contains column labels</text:p>
          </table:table-cell>
          <table:table-cell office:value-type="string">
            <text:p>contiene intestazioni colonne</text:p>
          </table:table-cell>
          <table:table-cell/>
        </table:table-row>
        <table:table-row table:style-name="ro1">
          <table:table-cell office:value-type="string">
            <text:p>contains row labels</text:p>
          </table:table-cell>
          <table:table-cell office:value-type="string">
            <text:p>include intestazioni righe</text:p>
          </table:table-cell>
          <table:table-cell/>
        </table:table-row>
        <table:table-row table:style-name="ro1">
          <table:table-cell office:value-type="string">
            <text:p>contains</text:p>
          </table:table-cell>
          <table:table-cell office:value-type="string">
            <text:p>contiene</text:p>
          </table:table-cell>
          <table:table-cell/>
        </table:table-row>
        <table:table-row table:style-name="ro1">
          <table:table-cell office:value-type="string">
            <text:p>content type</text:p>
          </table:table-cell>
          <table:table-cell office:value-type="string">
            <text:p>tipo di contenuto</text:p>
          </table:table-cell>
          <table:table-cell/>
        </table:table-row>
        <table:table-row table:style-name="ro1">
          <table:table-cell office:value-type="string">
            <text:p>content view</text:p>
          </table:table-cell>
          <table:table-cell office:value-type="string">
            <text:p>commuta la vista del contenuto</text:p>
          </table:table-cell>
          <table:table-cell/>
        </table:table-row>
        <table:table-row table:style-name="ro1">
          <table:table-cell office:value-type="string">
            <text:p>content</text:p>
          </table:table-cell>
          <table:table-cell office:value-type="string">
            <text:p>contenuto</text:p>
          </table:table-cell>
          <table:table-cell/>
        </table:table-row>
        <table:table-row table:style-name="ro1">
          <table:table-cell office:value-type="string">
            <text:p>contents heading</text:p>
          </table:table-cell>
          <table:table-cell office:value-type="string">
            <text:p>intestazione indice</text:p>
          </table:table-cell>
          <table:table-cell/>
        </table:table-row>
        <table:table-row table:style-name="ro1">
          <table:table-cell office:value-type="string">
            <text:p>contents not protected</text:p>
          </table:table-cell>
          <table:table-cell office:value-type="string">
            <text:p>contenuto non protetto</text:p>
          </table:table-cell>
          <table:table-cell/>
        </table:table-row>
        <table:table-row table:style-name="ro1">
          <table:table-cell office:value-type="string">
            <text:p>contents protected</text:p>
          </table:table-cell>
          <table:table-cell office:value-type="string">
            <text:p>contenuto protetto</text:p>
          </table:table-cell>
          <table:table-cell/>
        </table:table-row>
        <table:table-row table:style-name="ro1">
          <table:table-cell office:value-type="string">
            <text:p>contents</text:p>
          </table:table-cell>
          <table:table-cell office:value-type="string">
            <text:p>indice</text:p>
          </table:table-cell>
          <table:table-cell/>
        </table:table-row>
        <table:table-row table:style-name="ro1">
          <table:table-cell office:value-type="string">
            <text:p>context</text:p>
          </table:table-cell>
          <table:table-cell office:value-type="string">
            <text:p>contesto</text:p>
          </table:table-cell>
          <table:table-cell/>
        </table:table-row>
        <table:table-row table:style-name="ro1">
          <table:table-cell office:value-type="string">
            <text:p>context-aware services</text:p>
          </table:table-cell>
          <table:table-cell office:value-type="string">
            <text:p>servizi sensibili al contesto</text:p>
          </table:table-cell>
          <table:table-cell/>
        </table:table-row>
        <table:table-row table:style-name="ro1">
          <table:table-cell office:value-type="string">
            <text:p>continuation notice</text:p>
          </table:table-cell>
          <table:table-cell office:value-type="string">
            <text:p>avvertenza che la nota continua</text:p>
          </table:table-cell>
          <table:table-cell/>
        </table:table-row>
        <table:table-row table:style-name="ro1">
          <table:table-cell office:value-type="string">
            <text:p>continuation page</text:p>
          </table:table-cell>
          <table:table-cell office:value-type="string">
            <text:p>pagina successiva</text:p>
          </table:table-cell>
          <table:table-cell/>
        </table:table-row>
        <table:table-row table:style-name="ro1">
          <table:table-cell office:value-type="string">
            <text:p>continue search backwards</text:p>
          </table:table-cell>
          <table:table-cell office:value-type="string">
            <text:p>cercare all'indietro</text:p>
          </table:table-cell>
          <table:table-cell/>
        </table:table-row>
        <table:table-row table:style-name="ro1">
          <table:table-cell office:value-type="string">
            <text:p>continue search forward</text:p>
          </table:table-cell>
          <table:table-cell office:value-type="string">
            <text:p>cercare in avanti</text:p>
          </table:table-cell>
          <table:table-cell/>
        </table:table-row>
        <table:table-row table:style-name="ro1">
          <table:table-cell office:value-type="string">
            <text:p>continuous</text:p>
          </table:table-cell>
          <table:table-cell office:value-type="string">
            <text:p>continuo</text:p>
          </table:table-cell>
          <table:table-cell office:value-type="string">
            <text:p>piena </text:p>
          </table:table-cell>
        </table:table-row>
        <table:table-row table:style-name="ro1">
          <table:table-cell office:value-type="string">
            <text:p>contour control</text:p>
          </table:table-cell>
          <table:table-cell office:value-type="string">
            <text:p>controllo contorno</text:p>
          </table:table-cell>
          <table:table-cell/>
        </table:table-row>
        <table:table-row table:style-name="ro1">
          <table:table-cell office:value-type="string">
            <text:p>contour dialog</text:p>
          </table:table-cell>
          <table:table-cell office:value-type="string">
            <text:p>dialogo contorno</text:p>
          </table:table-cell>
          <table:table-cell/>
        </table:table-row>
        <table:table-row table:style-name="ro1">
          <table:table-cell office:value-type="string">
            <text:p>contour editor</text:p>
          </table:table-cell>
          <table:table-cell office:value-type="string">
            <text:p>editor contorno</text:p>
          </table:table-cell>
          <table:table-cell/>
        </table:table-row>
        <table:table-row table:style-name="ro1">
          <table:table-cell office:value-type="string">
            <text:p>contour mode</text:p>
          </table:table-cell>
          <table:table-cell office:value-type="string">
            <text:p>modo profilo</text:p>
          </table:table-cell>
          <table:table-cell/>
        </table:table-row>
        <table:table-row table:style-name="ro1">
          <table:table-cell office:value-type="string">
            <text:p>contour</text:p>
          </table:table-cell>
          <table:table-cell office:value-type="string">
            <text:p>contorno</text:p>
          </table:table-cell>
          <table:table-cell/>
        </table:table-row>
        <table:table-row table:style-name="ro1">
          <table:table-cell office:value-type="string">
            <text:p>contractions (yo-on, sokuon)</text:p>
          </table:table-cell>
          <table:table-cell office:value-type="string">
            <text:p>contrazioni (yo-on, sokuon)</text:p>
          </table:table-cell>
          <table:table-cell office:value-type="string">
            <text:p>(japanese writing system) </text:p>
          </table:table-cell>
        </table:table-row>
        <table:table-row table:style-name="ro1">
          <table:table-cell office:value-type="string">
            <text:p>contrast</text:p>
          </table:table-cell>
          <table:table-cell office:value-type="string">
            <text:p>contrasto</text:p>
          </table:table-cell>
          <table:table-cell/>
        </table:table-row>
        <table:table-row table:style-name="ro1">
          <table:table-cell office:value-type="string">
            <text:p>control bar</text:p>
          </table:table-cell>
          <table:table-cell office:value-type="string">
            <text:p>barra dei campi di controllo</text:p>
          </table:table-cell>
          <table:table-cell/>
        </table:table-row>
        <table:table-row table:style-name="ro1">
          <table:table-cell office:value-type="string">
            <text:p>control focus</text:p>
          </table:table-cell>
          <table:table-cell office:value-type="string">
            <text:p>campo di controllo focus</text:p>
          </table:table-cell>
          <table:table-cell/>
        </table:table-row>
        <table:table-row table:style-name="ro1">
          <table:table-cell office:value-type="string">
            <text:p>control password</text:p>
          </table:table-cell>
          <table:table-cell office:value-type="string">
            <text:p>verifica password</text:p>
          </table:table-cell>
          <table:table-cell/>
        </table:table-row>
        <table:table-row table:style-name="ro1">
          <table:table-cell office:value-type="string">
            <text:p>control pictures</text:p>
          </table:table-cell>
          <table:table-cell office:value-type="string">
            <text:p>simboli tastiera</text:p>
          </table:table-cell>
          <table:table-cell/>
        </table:table-row>
        <table:table-row table:style-name="ro1">
          <table:table-cell office:value-type="string">
            <text:p>control properties</text:p>
          </table:table-cell>
          <table:table-cell office:value-type="string">
            <text:p>proprietà campo di controllo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campo di controllo</text:p>
          </table:table-cell>
          <table:table-cell/>
        </table:table-row>
        <table:table-row table:style-name="ro1">
          <table:table-cell office:value-type="string">
            <text:p>controls toolbar</text:p>
          </table:table-cell>
          <table:table-cell office:value-type="string">
            <text:p>barra dei campi di controllo</text:p>
          </table:table-cell>
          <table:table-cell/>
        </table:table-row>
        <table:table-row table:style-name="ro1">
          <table:table-cell office:value-type="string">
            <text:p>convert polygon segment</text:p>
          </table:table-cell>
          <table:table-cell office:value-type="string">
            <text:p>convertire segmento poligono</text:p>
          </table:table-cell>
          <table:table-cell/>
        </table:table-row>
        <table:table-row table:style-name="ro1">
          <table:table-cell office:value-type="string">
            <text:p>convert table/text</text:p>
          </table:table-cell>
          <table:table-cell office:value-type="string">
            <text:p>convertire tabella/testo</text:p>
          </table:table-cell>
          <table:table-cell/>
        </table:table-row>
        <table:table-row table:style-name="ro1">
          <table:table-cell office:value-type="string">
            <text:p>convert to bitmap</text:p>
          </table:table-cell>
          <table:table-cell office:value-type="string">
            <text:p>convertire in bitmap</text:p>
          </table:table-cell>
          <table:table-cell/>
        </table:table-row>
        <table:table-row table:style-name="ro1">
          <table:table-cell office:value-type="string">
            <text:p>convert to contour</text:p>
          </table:table-cell>
          <table:table-cell office:value-type="string">
            <text:p>convertire in contorno</text:p>
          </table:table-cell>
          <table:table-cell/>
        </table:table-row>
        <table:table-row table:style-name="ro1">
          <table:table-cell office:value-type="string">
            <text:p>convert to curve</text:p>
          </table:table-cell>
          <table:table-cell office:value-type="string">
            <text:p>convertire in curva</text:p>
          </table:table-cell>
          <table:table-cell/>
        </table:table-row>
        <table:table-row table:style-name="ro1">
          <table:table-cell office:value-type="string">
            <text:p>convert to metafile</text:p>
          </table:table-cell>
          <table:table-cell office:value-type="string">
            <text:p>convertire in metafile</text:p>
          </table:table-cell>
          <table:table-cell/>
        </table:table-row>
        <table:table-row table:style-name="ro1">
          <table:table-cell office:value-type="string">
            <text:p>convert to polygon</text:p>
          </table:table-cell>
          <table:table-cell office:value-type="string">
            <text:p>convertire in poligono</text:p>
          </table:table-cell>
          <table:table-cell/>
        </table:table-row>
        <table:table-row table:style-name="ro1">
          <table:table-cell office:value-type="string">
            <text:p>convert</text:p>
          </table:table-cell>
          <table:table-cell office:value-type="string">
            <text:p>convertire</text:p>
          </table:table-cell>
          <table:table-cell/>
        </table:table-row>
        <table:table-row table:style-name="ro1">
          <table:table-cell office:value-type="string">
            <text:p>converting the documents</text:p>
          </table:table-cell>
          <table:table-cell office:value-type="string">
            <text:p>conversione dei documenti</text:p>
          </table:table-cell>
          <table:table-cell/>
        </table:table-row>
        <table:table-row table:style-name="ro1">
          <table:table-cell office:value-type="string">
            <text:p>cookie reception</text:p>
          </table:table-cell>
          <table:table-cell office:value-type="string">
            <text:p>ricevimento cookie</text:p>
          </table:table-cell>
          <table:table-cell/>
        </table:table-row>
        <table:table-row table:style-name="ro1">
          <table:table-cell office:value-type="string">
            <text:p>cookies</text:p>
          </table:table-cell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oproduct</text:p>
          </table:table-cell>
          <table:table-cell office:value-type="string">
            <text:p>coprodotto</text:p>
          </table:table-cell>
          <table:table-cell/>
        </table:table-row>
        <table:table-row table:style-name="ro1">
          <table:table-cell office:value-type="string">
            <text:p>copy back</text:p>
          </table:table-cell>
          <table:table-cell office:value-type="string">
            <text:p>ricopiare all'indietro</text:p>
          </table:table-cell>
          <table:table-cell/>
        </table:table-row>
        <table:table-row table:style-name="ro1">
          <table:table-cell office:value-type="string">
            <text:p>copy column description</text:p>
          </table:table-cell>
          <table:table-cell office:value-type="string">
            <text:p>copiare la descrizione della colonna</text:p>
          </table:table-cell>
          <table:table-cell/>
        </table:table-row>
        <table:table-row table:style-name="ro1">
          <table:table-cell office:value-type="string">
            <text:p>copy entire sheet</text:p>
          </table:table-cell>
          <table:table-cell office:value-type="string">
            <text:p>copiare intera tabella</text:p>
          </table:table-cell>
          <table:table-cell/>
        </table:table-row>
        <table:table-row table:style-name="ro1">
          <table:table-cell office:value-type="string">
            <text:p>copy graphics</text:p>
          </table:table-cell>
          <table:table-cell office:value-type="string">
            <text:p>copiare immagine</text:p>
          </table:table-cell>
          <table:table-cell/>
        </table:table-row>
        <table:table-row table:style-name="ro1">
          <table:table-cell office:value-type="string">
            <text:p>copy heading</text:p>
          </table:table-cell>
          <table:table-cell office:value-type="string">
            <text:p>copiare intestazione</text:p>
          </table:table-cell>
          <table:table-cell/>
        </table:table-row>
        <table:table-row table:style-name="ro1">
          <table:table-cell office:value-type="string">
            <text:p>copy HTML table</text:p>
          </table:table-cell>
          <table:table-cell office:value-type="string">
            <text:p>copiare tabella HTML</text:p>
          </table:table-cell>
          <table:table-cell/>
        </table:table-row>
        <table:table-row table:style-name="ro1">
          <table:table-cell office:value-type="string">
            <text:p>copy link</text:p>
          </table:table-cell>
          <table:table-cell office:value-type="string">
            <text:p>copiare link</text:p>
          </table:table-cell>
          <table:table-cell/>
        </table:table-row>
        <table:table-row table:style-name="ro1">
          <table:table-cell office:value-type="string">
            <text:p>copy list</text:p>
          </table:table-cell>
          <table:table-cell office:value-type="string">
            <text:p>copiare elenco</text:p>
          </table:table-cell>
          <table:table-cell/>
        </table:table-row>
        <table:table-row table:style-name="ro1">
          <table:table-cell office:value-type="string">
            <text:p>copy page</text:p>
          </table:table-cell>
          <table:table-cell office:value-type="string">
            <text:p>copiare pagina</text:p>
          </table:table-cell>
          <table:table-cell/>
        </table:table-row>
        <table:table-row table:style-name="ro1">
          <table:table-cell office:value-type="string">
            <text:p>copy results to</text:p>
          </table:table-cell>
          <table:table-cell office:value-type="string">
            <text:p>risultato a partire da</text:p>
          </table:table-cell>
          <table:table-cell office:value-type="string">
            <text:p>scrivere il risultato del filtro in </text:p>
          </table:table-cell>
        </table:table-row>
        <table:table-row table:style-name="ro1">
          <table:table-cell office:value-type="string">
            <text:p>copy rtf table</text:p>
          </table:table-cell>
          <table:table-cell office:value-type="string">
            <text:p>copia tabella rtf</text:p>
          </table:table-cell>
          <table:table-cell/>
        </table:table-row>
        <table:table-row table:style-name="ro1">
          <table:table-cell office:value-type="string">
            <text:p>copy sheet</text:p>
          </table:table-cell>
          <table:table-cell office:value-type="string">
            <text:p>copia tabella</text:p>
          </table:table-cell>
          <table:table-cell/>
        </table:table-row>
        <table:table-row table:style-name="ro1">
          <table:table-cell office:value-type="string">
            <text:p>copy table</text:p>
          </table:table-cell>
          <table:table-cell office:value-type="string">
            <text:p>copia tabella</text:p>
          </table:table-cell>
          <table:table-cell/>
        </table:table-row>
        <table:table-row table:style-name="ro1">
          <table:table-cell office:value-type="string">
            <text:p>copy to</text:p>
          </table:table-cell>
          <table:table-cell office:value-type="string">
            <text:p>copia a</text:p>
          </table:table-cell>
          <table:table-cell/>
        </table:table-row>
        <table:table-row table:style-name="ro1">
          <table:table-cell office:value-type="string">
            <text:p>copy user files</text:p>
          </table:table-cell>
          <table:table-cell office:value-type="string">
            <text:p>copia dei file dell'utente</text:p>
          </table:table-cell>
          <table:table-cell/>
        </table:table-row>
        <table:table-row table:style-name="ro1">
          <table:table-cell office:value-type="string">
            <text:p>copy values only</text:p>
          </table:table-cell>
          <table:table-cell office:value-type="string">
            <text:p>copiare solo i valori</text:p>
          </table:table-cell>
          <table:table-cell/>
        </table:table-row>
        <table:table-row table:style-name="ro1">
          <table:table-cell office:value-type="string">
            <text:p>copy when moving</text:p>
          </table:table-cell>
          <table:table-cell office:value-type="string">
            <text:p>copia nello spostare</text:p>
          </table:table-cell>
          <table:table-cell/>
        </table:table-row>
        <table:table-row table:style-name="ro1">
          <table:table-cell office:value-type="string">
            <text:p>copy</text:p>
          </table:table-cell>
          <table:table-cell office:value-type="string">
            <text:p>copia</text:p>
          </table:table-cell>
          <table:table-cell/>
        </table:table-row>
        <table:table-row table:style-name="ro1">
          <table:table-cell office:value-type="string">
            <text:p>copy/move to</text:p>
          </table:table-cell>
          <table:table-cell office:value-type="string">
            <text:p>copia/sposta a</text:p>
          </table:table-cell>
          <table:table-cell/>
        </table:table-row>
        <table:table-row table:style-name="ro1">
          <table:table-cell office:value-type="string">
            <text:p>copy-back error</text:p>
          </table:table-cell>
          <table:table-cell office:value-type="string">
            <text:p>errore di copy-back</text:p>
          </table:table-cell>
          <table:table-cell/>
        </table:table-row>
        <table:table-row table:style-name="ro1">
          <table:table-cell office:value-type="string">
            <text:p>copying in progress</text:p>
          </table:table-cell>
          <table:table-cell office:value-type="string">
            <text:p>copia in corso</text:p>
          </table:table-cell>
          <table:table-cell/>
        </table:table-row>
        <table:table-row table:style-name="ro1">
          <table:table-cell office:value-type="string">
            <text:p>core OS</text:p>
          </table:table-cell>
          <table:table-cell office:value-type="string">
            <text:p>sistema operativo principale</text:p>
          </table:table-cell>
          <table:table-cell/>
        </table:table-row>
        <table:table-row table:style-name="ro1">
          <table:table-cell office:value-type="string">
            <text:p>corner control</text:p>
          </table:table-cell>
          <table:table-cell office:value-type="string">
            <text:p>controllo spigolo</text:p>
          </table:table-cell>
          <table:table-cell/>
        </table:table-row>
        <table:table-row table:style-name="ro1">
          <table:table-cell office:value-type="string">
            <text:p>corner point</text:p>
          </table:table-cell>
          <table:table-cell office:value-type="string">
            <text:p>imposta angolo</text:p>
          </table:table-cell>
          <table:table-cell/>
        </table:table-row>
        <table:table-row table:style-name="ro1">
          <table:table-cell office:value-type="string">
            <text:p>corner radius</text:p>
          </table:table-cell>
          <table:table-cell office:value-type="string">
            <text:p>raggio d'angolo</text:p>
          </table:table-cell>
          <table:table-cell/>
        </table:table-row>
        <table:table-row table:style-name="ro1">
          <table:table-cell office:value-type="string">
            <text:p>corner</text:p>
          </table:table-cell>
          <table:table-cell office:value-type="string">
            <text:p>angoloso</text:p>
          </table:table-cell>
          <table:table-cell/>
        </table:table-row>
        <table:table-row table:style-name="ro1">
          <table:table-cell office:value-type="string">
            <text:p>correl</text:p>
          </table:table-cell>
          <table:table-cell office:value-type="string">
            <text:p>correlazione</text:p>
          </table:table-cell>
          <table:table-cell/>
        </table:table-row>
        <table:table-row table:style-name="ro1">
          <table:table-cell office:value-type="string">
            <text:p>cosine</text:p>
          </table:table-cell>
          <table:table-cell office:value-type="string">
            <text:p>coseno</text:p>
          </table:table-cell>
          <table:table-cell/>
        </table:table-row>
        <table:table-row table:style-name="ro1">
          <table:table-cell office:value-type="string">
            <text:p>cost of operations</text:p>
          </table:table-cell>
          <table:table-cell office:value-type="string">
            <text:p>costo di gestione</text:p>
          </table:table-cell>
          <table:table-cell/>
        </table:table-row>
        <table:table-row table:style-name="ro1">
          <table:table-cell office:value-type="string">
            <text:p>cost</text:p>
          </table:table-cell>
          <table:table-cell office:value-type="string">
            <text:p>costo</text:p>
          </table:table-cell>
          <table:table-cell/>
        </table:table-row>
        <table:table-row table:style-name="ro1">
          <table:table-cell office:value-type="string">
            <text:p>cotangent</text:p>
          </table:table-cell>
          <table:table-cell office:value-type="string">
            <text:p>cotangente</text:p>
          </table:table-cell>
          <table:table-cell/>
        </table:table-row>
        <table:table-row table:style-name="ro1">
          <table:table-cell office:value-type="string">
            <text:p>count lines</text:p>
          </table:table-cell>
          <table:table-cell office:value-type="string">
            <text:p>contare le righe</text:p>
          </table:table-cell>
          <table:table-cell/>
        </table:table-row>
        <table:table-row table:style-name="ro1">
          <table:table-cell office:value-type="string">
            <text:p>count</text:p>
          </table:table-cell>
          <table:table-cell office:value-type="string">
            <text:p>contare</text:p>
          </table:table-cell>
          <table:table-cell/>
        </table:table-row>
        <table:table-row table:style-name="ro1">
          <table:table-cell office:value-type="string">
            <text:p>count</text:p>
          </table:table-cell>
          <table:table-cell office:value-type="string">
            <text:p>numero</text:p>
          </table:table-cell>
          <table:table-cell/>
        </table:table-row>
        <table:table-row table:style-name="ro1">
          <table:table-cell office:value-type="string">
            <text:p>counting</text:p>
          </table:table-cell>
          <table:table-cell office:value-type="string">
            <text:p>conteggio</text:p>
          </table:table-cell>
          <table:table-cell/>
        </table:table-row>
        <table:table-row table:style-name="ro1">
          <table:table-cell office:value-type="string">
            <text:p>country</text:p>
          </table:table-cell>
          <table:table-cell office:value-type="string">
            <text:p>paese</text:p>
          </table:table-cell>
          <table:table-cell/>
        </table:table-row>
        <table:table-row table:style-name="ro1">
          <table:table-cell office:value-type="string">
            <text:p>country/region</text:p>
          </table:table-cell>
          <table:table-cell office:value-type="string">
            <text:p>paese/regione</text:p>
          </table:table-cell>
          <table:table-cell/>
        </table:table-row>
        <table:table-row table:style-name="ro1">
          <table:table-cell office:value-type="string">
            <text:p>country/state</text:p>
          </table:table-cell>
          <table:table-cell office:value-type="string">
            <text:p>provincia/paese</text:p>
          </table:table-cell>
          <table:table-cell/>
        </table:table-row>
        <table:table-row table:style-name="ro1">
          <table:table-cell office:value-type="string">
            <text:p>cover</text:p>
          </table:table-cell>
          <table:table-cell office:value-type="string">
            <text:p>copertura</text:p>
          </table:table-cell>
          <table:table-cell/>
        </table:table-row>
        <table:table-row table:style-name="ro1">
          <table:table-cell table:number-columns-repeated="2" office:value-type="string">
            <text:p>crash</text:p>
          </table:table-cell>
          <table:table-cell/>
        </table:table-row>
        <table:table-row table:style-name="ro1">
          <table:table-cell office:value-type="string">
            <text:p>create autoabstract</text:p>
          </table:table-cell>
          <table:table-cell office:value-type="string">
            <text:p>creare un sommario automatico </text:p>
          </table:table-cell>
          <table:table-cell/>
        </table:table-row>
        <table:table-row table:style-name="ro1">
          <table:table-cell office:value-type="string">
            <text:p>create control</text:p>
          </table:table-cell>
          <table:table-cell office:value-type="string">
            <text:p>creare controllo</text:p>
          </table:table-cell>
          <table:table-cell/>
        </table:table-row>
        <table:table-row table:style-name="ro1">
          <table:table-cell office:value-type="string">
            <text:p>create datapilot table</text:p>
          </table:table-cell>
          <table:table-cell office:value-type="string">
            <text:p>creare tabella di datapilot</text:p>
          </table:table-cell>
          <table:table-cell/>
        </table:table-row>
        <table:table-row table:style-name="ro1">
          <table:table-cell office:value-type="string">
            <text:p>create directory</text:p>
          </table:table-cell>
          <table:table-cell office:value-type="string">
            <text:p>creare cartella</text:p>
          </table:table-cell>
          <table:table-cell/>
        </table:table-row>
        <table:table-row table:style-name="ro1">
          <table:table-cell office:value-type="string">
            <text:p>create document</text:p>
          </table:table-cell>
          <table:table-cell office:value-type="string">
            <text:p>creare documento</text:p>
          </table:table-cell>
          <table:table-cell/>
        </table:table-row>
        <table:table-row table:style-name="ro1">
          <table:table-cell office:value-type="string">
            <text:p>create extrusion object</text:p>
          </table:table-cell>
          <table:table-cell office:value-type="string">
            <text:p>creare un oggetto di estrusione</text:p>
          </table:table-cell>
          <table:table-cell/>
        </table:table-row>
        <table:table-row table:style-name="ro1">
          <table:table-cell office:value-type="string">
            <text:p>create fontwork object</text:p>
          </table:table-cell>
          <table:table-cell office:value-type="string">
            <text:p>creare un oggetto fontwork</text:p>
          </table:table-cell>
          <table:table-cell/>
        </table:table-row>
        <table:table-row table:style-name="ro1">
          <table:table-cell office:value-type="string">
            <text:p>create from file</text:p>
          </table:table-cell>
          <table:table-cell office:value-type="string">
            <text:p>creare da file</text:p>
          </table:table-cell>
          <table:table-cell/>
        </table:table-row>
        <table:table-row table:style-name="ro1">
          <table:table-cell office:value-type="string">
            <text:p>create group</text:p>
          </table:table-cell>
          <table:table-cell office:value-type="string">
            <text:p>creare gruppo</text:p>
          </table:table-cell>
          <table:table-cell/>
        </table:table-row>
        <table:table-row table:style-name="ro1">
          <table:table-cell office:value-type="string">
            <text:p>create HTML document</text:p>
          </table:table-cell>
          <table:table-cell office:value-type="string">
            <text:p>creare documento HTML</text:p>
          </table:table-cell>
          <table:table-cell/>
        </table:table-row>
        <table:table-row table:style-name="ro1">
          <table:table-cell office:value-type="string">
            <text:p>create log file</text:p>
          </table:table-cell>
          <table:table-cell office:value-type="string">
            <text:p>creare file di log</text:p>
          </table:table-cell>
          <table:table-cell/>
        </table:table-row>
        <table:table-row table:style-name="ro1">
          <table:table-cell office:value-type="string">
            <text:p>create master document</text:p>
          </table:table-cell>
          <table:table-cell office:value-type="string">
            <text:p>creare documento master</text:p>
          </table:table-cell>
          <table:table-cell/>
        </table:table-row>
        <table:table-row table:style-name="ro1">
          <table:table-cell office:value-type="string">
            <text:p>create names</text:p>
          </table:table-cell>
          <table:table-cell office:value-type="string">
            <text:p>creare nomi</text:p>
          </table:table-cell>
          <table:table-cell/>
        </table:table-row>
        <table:table-row table:style-name="ro1">
          <table:table-cell office:value-type="string">
            <text:p>create new folder</text:p>
          </table:table-cell>
          <table:table-cell office:value-type="string">
            <text:p>creare nuova cartella</text:p>
          </table:table-cell>
          <table:table-cell/>
        </table:table-row>
        <table:table-row table:style-name="ro1">
          <table:table-cell office:value-type="string">
            <text:p>create new</text:p>
          </table:table-cell>
          <table:table-cell office:value-type="string">
            <text:p>creare nuovo</text:p>
          </table:table-cell>
          <table:table-cell/>
        </table:table-row>
        <table:table-row table:style-name="ro1">
          <table:table-cell office:value-type="string">
            <text:p>create option group</text:p>
          </table:table-cell>
          <table:table-cell office:value-type="string">
            <text:p>creare gruppo di opzioni</text:p>
          </table:table-cell>
          <table:table-cell/>
        </table:table-row>
        <table:table-row table:style-name="ro1">
          <table:table-cell office:value-type="string">
            <text:p>create primary key</text:p>
          </table:table-cell>
          <table:table-cell office:value-type="string">
            <text:p>creare chiave primaria</text:p>
          </table:table-cell>
          <table:table-cell/>
        </table:table-row>
        <table:table-row table:style-name="ro1">
          <table:table-cell office:value-type="string">
            <text:p>create rotation object</text:p>
          </table:table-cell>
          <table:table-cell office:value-type="string">
            <text:p>creare un oggetto di rotazione</text:p>
          </table:table-cell>
          <table:table-cell/>
        </table:table-row>
        <table:table-row table:style-name="ro1">
          <table:table-cell office:value-type="string">
            <text:p>create row only</text:p>
          </table:table-cell>
          <table:table-cell office:value-type="string">
            <text:p>creare solo righe</text:p>
          </table:table-cell>
          <table:table-cell/>
        </table:table-row>
        <table:table-row table:style-name="ro1">
          <table:table-cell office:value-type="string">
            <text:p>create scenario</text:p>
          </table:table-cell>
          <table:table-cell office:value-type="string">
            <text:p>creare scenario</text:p>
          </table:table-cell>
          <table:table-cell/>
        </table:table-row>
        <table:table-row table:style-name="ro1">
          <table:table-cell office:value-type="string">
            <text:p>create separate file</text:p>
          </table:table-cell>
          <table:table-cell office:value-type="string">
            <text:p>creare file distinto</text:p>
          </table:table-cell>
          <table:table-cell/>
        </table:table-row>
        <table:table-row table:style-name="ro1">
          <table:table-cell office:value-type="string">
            <text:p>create slides</text:p>
          </table:table-cell>
          <table:table-cell office:value-type="string">
            <text:p>creare pagine</text:p>
          </table:table-cell>
          <table:table-cell/>
        </table:table-row>
        <table:table-row table:style-name="ro1">
          <table:table-cell office:value-type="string">
            <text:p>create style</text:p>
          </table:table-cell>
          <table:table-cell office:value-type="string">
            <text:p>creare modello</text:p>
          </table:table-cell>
          <table:table-cell/>
        </table:table-row>
        <table:table-row table:style-name="ro1">
          <table:table-cell office:value-type="string">
            <text:p>create summary</text:p>
          </table:table-cell>
          <table:table-cell office:value-type="string">
            <text:p>creare sommario</text:p>
          </table:table-cell>
          <table:table-cell/>
        </table:table-row>
        <table:table-row table:style-name="ro1">
          <table:table-cell office:value-type="string">
            <text:p>create table element</text:p>
          </table:table-cell>
          <table:table-cell office:value-type="string">
            <text:p>creare elemento tabelle</text:p>
          </table:table-cell>
          <table:table-cell/>
        </table:table-row>
        <table:table-row table:style-name="ro1">
          <table:table-cell office:value-type="string">
            <text:p>create table</text:p>
          </table:table-cell>
          <table:table-cell office:value-type="string">
            <text:p>creare tabella</text:p>
          </table:table-cell>
          <table:table-cell/>
        </table:table-row>
        <table:table-row table:style-name="ro1">
          <table:table-cell office:value-type="string">
            <text:p>create template</text:p>
          </table:table-cell>
          <table:table-cell office:value-type="string">
            <text:p>creazione modelli</text:p>
          </table:table-cell>
          <table:table-cell/>
        </table:table-row>
        <table:table-row table:style-name="ro1">
          <table:table-cell office:value-type="string">
            <text:p>create title page</text:p>
          </table:table-cell>
          <table:table-cell office:value-type="string">
            <text:p>creare pagina sommario</text:p>
          </table:table-cell>
          <table:table-cell/>
        </table:table-row>
        <table:table-row table:style-name="ro1">
          <table:table-cell office:value-type="string">
            <text:p>created</text:p>
          </table:table-cell>
          <table:table-cell office:value-type="string">
            <text:p>creato</text:p>
          </table:table-cell>
          <table:table-cell/>
        </table:table-row>
        <table:table-row table:style-name="ro1">
          <table:table-cell office:value-type="string">
            <text:p>creating abstract</text:p>
          </table:table-cell>
          <table:table-cell office:value-type="string">
            <text:p>creare sommario</text:p>
          </table:table-cell>
          <table:table-cell/>
        </table:table-row>
        <table:table-row table:style-name="ro1">
          <table:table-cell office:value-type="string">
            <text:p>creating database files</text:p>
          </table:table-cell>
          <table:table-cell office:value-type="string">
            <text:p>creare file database</text:p>
          </table:table-cell>
          <table:table-cell/>
        </table:table-row>
        <table:table-row table:style-name="ro1">
          <table:table-cell office:value-type="string">
            <text:p>creating directories</text:p>
          </table:table-cell>
          <table:table-cell office:value-type="string">
            <text:p>creazione delle cartelle</text:p>
          </table:table-cell>
          <table:table-cell/>
        </table:table-row>
        <table:table-row table:style-name="ro1">
          <table:table-cell office:value-type="string">
            <text:p>creating local settings</text:p>
          </table:table-cell>
          <table:table-cell office:value-type="string">
            <text:p>creare impostazioni locali</text:p>
          </table:table-cell>
          <table:table-cell office:value-type="string">
            <text:p>impostazioni locali in corso </text:p>
          </table:table-cell>
        </table:table-row>
        <table:table-row table:style-name="ro1">
          <table:table-cell office:value-type="string">
            <text:p>criteria</text:p>
          </table:table-cell>
          <table:table-cell office:value-type="string">
            <text:p>criteri</text:p>
          </table:table-cell>
          <table:table-cell/>
        </table:table-row>
        <table:table-row table:style-name="ro1">
          <table:table-cell table:number-columns-repeated="2" office:value-type="string">
            <text:p>cronjob</text:p>
          </table:table-cell>
          <table:table-cell office:value-type="string">
            <text:p>(UNIX only) A task that is executed automatically by the cron daemon at a configured time. See also crontab file. </text:p>
          </table:table-cell>
        </table:table-row>
        <table:table-row table:style-name="ro1">
          <table:table-cell table:number-columns-repeated="2" office:value-type="string">
            <text:p>crontab</text:p>
          </table:table-cell>
          <table:table-cell/>
        </table:table-row>
        <table:table-row table:style-name="ro1">
          <table:table-cell office:value-type="string">
            <text:p>crop</text:p>
          </table:table-cell>
          <table:table-cell office:value-type="string">
            <text:p>taglia</text:p>
          </table:table-cell>
          <table:table-cell/>
        </table:table-row>
        <table:table-row table:style-name="ro1">
          <table:table-cell office:value-type="string">
            <text:p>cross-fade from bottom</text:p>
          </table:table-cell>
          <table:table-cell office:value-type="string">
            <text:p>dissolvere dal basso</text:p>
          </table:table-cell>
          <table:table-cell/>
        </table:table-row>
        <table:table-row table:style-name="ro1">
          <table:table-cell office:value-type="string">
            <text:p>cross-fade from left</text:p>
          </table:table-cell>
          <table:table-cell office:value-type="string">
            <text:p>dissolvere da sinistra</text:p>
          </table:table-cell>
          <table:table-cell/>
        </table:table-row>
        <table:table-row table:style-name="ro1">
          <table:table-cell office:value-type="string">
            <text:p>cross-fade from right</text:p>
          </table:table-cell>
          <table:table-cell office:value-type="string">
            <text:p>dissolvere da destra</text:p>
          </table:table-cell>
          <table:table-cell/>
        </table:table-row>
        <table:table-row table:style-name="ro1">
          <table:table-cell office:value-type="string">
            <text:p>cross-fade from top</text:p>
          </table:table-cell>
          <table:table-cell office:value-type="string">
            <text:p>dissolvere dall'alto</text:p>
          </table:table-cell>
          <table:table-cell/>
        </table:table-row>
        <table:table-row table:style-name="ro1">
          <table:table-cell office:value-type="string">
            <text:p>cross-fading</text:p>
          </table:table-cell>
          <table:table-cell office:value-type="string">
            <text:p>dissolvi <text:s/></text:p>
          </table:table-cell>
          <table:table-cell/>
        </table:table-row>
        <table:table-row table:style-name="ro1">
          <table:table-cell office:value-type="string">
            <text:p>cross-fading</text:p>
          </table:table-cell>
          <table:table-cell office:value-type="string">
            <text:p>morphing</text:p>
          </table:table-cell>
          <table:table-cell/>
        </table:table-row>
        <table:table-row table:style-name="ro1">
          <table:table-cell office:value-type="string">
            <text:p>cross-fading</text:p>
          </table:table-cell>
          <table:table-cell office:value-type="string">
            <text:p>sfogliare</text:p>
          </table:table-cell>
          <table:table-cell office:value-type="string">
            <text:p>quando si riferisce a un pulsante per la ricerca di un file o una cartella</text:p>
          </table:table-cell>
        </table:table-row>
        <table:table-row table:style-name="ro1">
          <table:table-cell office:value-type="string">
            <text:p>cross-platform software</text:p>
          </table:table-cell>
          <table:table-cell office:value-type="string">
            <text:p>software indipendente dalla piattaforma</text:p>
          </table:table-cell>
          <table:table-cell/>
        </table:table-row>
        <table:table-row table:style-name="ro1">
          <table:table-cell office:value-type="string">
            <text:p>cross-platform support</text:p>
          </table:table-cell>
          <table:table-cell office:value-type="string">
            <text:p>supporto di piattaforme diverse </text:p>
          </table:table-cell>
          <table:table-cell/>
        </table:table-row>
        <table:table-row table:style-name="ro1">
          <table:table-cell office:value-type="string">
            <text:p>cross-reference</text:p>
          </table:table-cell>
          <table:table-cell office:value-type="string">
            <text:p><text:s text:c="3"/>riferimento incrociato </text:p>
          </table:table-cell>
          <table:table-cell/>
        </table:table-row>
        <table:table-row table:style-name="ro1">
          <table:table-cell office:value-type="string">
            <text:p>Cross-referencing</text:p>
          </table:table-cell>
          <table:table-cell office:value-type="string">
            <text:p><text:s text:c="3"/>riferimento incrociato </text:p>
          </table:table-cell>
          <table:table-cell/>
        </table:table-row>
        <table:table-row table:style-name="ro1">
          <table:table-cell office:value-type="string">
            <text:p>CRS (Central Repository System)</text:p>
          </table:table-cell>
          <table:table-cell office:value-type="string">
            <text:p>Sistema di archiviazione centrale (CRS)</text:p>
          </table:table-cell>
          <table:table-cell/>
        </table:table-row>
        <table:table-row table:style-name="ro1">
          <table:table-cell office:value-type="string">
            <text:p>ctl font</text:p>
          </table:table-cell>
          <table:table-cell office:value-type="string">
            <text:p>carattere per script complessi</text:p>
          </table:table-cell>
          <table:table-cell/>
        </table:table-row>
        <table:table-row table:style-name="ro1">
          <table:table-cell office:value-type="string">
            <text:p>ctl</text:p>
          </table:table-cell>
          <table:table-cell office:value-type="string">
            <text:p>script complessi</text:p>
          </table:table-cell>
          <table:table-cell/>
        </table:table-row>
        <table:table-row table:style-name="ro1">
          <table:table-cell office:value-type="string">
            <text:p>CTRL</text:p>
          </table:table-cell>
          <table:table-cell office:value-type="string">
            <text:p>(Ctrl)</text:p>
          </table:table-cell>
          <table:table-cell/>
        </table:table-row>
        <table:table-row table:style-name="ro1">
          <table:table-cell office:value-type="string">
            <text:p>cube</text:p>
          </table:table-cell>
          <table:table-cell office:value-type="string">
            <text:p>cubo</text:p>
          </table:table-cell>
          <table:table-cell/>
        </table:table-row>
        <table:table-row table:style-name="ro1">
          <table:table-cell office:value-type="string">
            <text:p>cubic spline</text:p>
          </table:table-cell>
          <table:table-cell office:value-type="string">
            <text:p>spline cubico</text:p>
          </table:table-cell>
          <table:table-cell/>
        </table:table-row>
        <table:table-row table:style-name="ro1">
          <table:table-cell office:value-type="string">
            <text:p>currency field</text:p>
          </table:table-cell>
          <table:table-cell office:value-type="string">
            <text:p>campo valuta</text:p>
          </table:table-cell>
          <table:table-cell/>
        </table:table-row>
        <table:table-row table:style-name="ro1">
          <table:table-cell office:value-type="string">
            <text:p>currency ranges</text:p>
          </table:table-cell>
          <table:table-cell office:value-type="string">
            <text:p>aree valuta</text:p>
          </table:table-cell>
          <table:table-cell/>
        </table:table-row>
        <table:table-row table:style-name="ro1">
          <table:table-cell office:value-type="string">
            <text:p>currency symbol</text:p>
          </table:table-cell>
          <table:table-cell office:value-type="string">
            <text:p>simbolo valuta</text:p>
          </table:table-cell>
          <table:table-cell/>
        </table:table-row>
        <table:table-row table:style-name="ro1">
          <table:table-cell office:value-type="string">
            <text:p>currency</text:p>
          </table:table-cell>
          <table:table-cell office:value-type="string">
            <text:p>valuta</text:p>
          </table:table-cell>
          <table:table-cell/>
        </table:table-row>
        <table:table-row table:style-name="ro1">
          <table:table-cell office:value-type="string">
            <text:p>current basic module</text:p>
          </table:table-cell>
          <table:table-cell office:value-type="string">
            <text:p>modulo basic attuale</text:p>
          </table:table-cell>
          <table:table-cell/>
        </table:table-row>
        <table:table-row table:style-name="ro1">
          <table:table-cell office:value-type="string">
            <text:p>current context</text:p>
          </table:table-cell>
          <table:table-cell office:value-type="string">
            <text:p>contesto corrente</text:p>
          </table:table-cell>
          <table:table-cell/>
        </table:table-row>
        <table:table-row table:style-name="ro1">
          <table:table-cell office:value-type="string">
            <text:p>current date</text:p>
          </table:table-cell>
          <table:table-cell office:value-type="string">
            <text:p>data attuale</text:p>
          </table:table-cell>
          <table:table-cell/>
        </table:table-row>
        <table:table-row table:style-name="ro1">
          <table:table-cell office:value-type="string">
            <text:p>current document only</text:p>
          </table:table-cell>
          <table:table-cell office:value-type="string">
            <text:p>solo per il documento attivo</text:p>
          </table:table-cell>
          <table:table-cell/>
        </table:table-row>
        <table:table-row table:style-name="ro1">
          <table:table-cell office:value-type="string">
            <text:p>current driver</text:p>
          </table:table-cell>
          <table:table-cell office:value-type="string">
            <text:p>driver attuale</text:p>
          </table:table-cell>
          <table:table-cell/>
        </table:table-row>
        <table:table-row table:style-name="ro1">
          <table:table-cell office:value-type="string">
            <text:p>current index</text:p>
          </table:table-cell>
          <table:table-cell office:value-type="string">
            <text:p>indice attuale</text:p>
          </table:table-cell>
          <table:table-cell/>
        </table:table-row>
        <table:table-row table:style-name="ro1">
          <table:table-cell office:value-type="string">
            <text:p>current library</text:p>
          </table:table-cell>
          <table:table-cell office:value-type="string">
            <text:p>libreria attuale</text:p>
          </table:table-cell>
          <table:table-cell/>
        </table:table-row>
        <table:table-row table:style-name="ro1">
          <table:table-cell office:value-type="string">
            <text:p>current location</text:p>
          </table:table-cell>
          <table:table-cell office:value-type="string">
            <text:p>posizione attuale</text:p>
          </table:table-cell>
          <table:table-cell/>
        </table:table-row>
        <table:table-row table:style-name="ro1">
          <table:table-cell office:value-type="string">
            <text:p>current printer</text:p>
          </table:table-cell>
          <table:table-cell office:value-type="string">
            <text:p>stampante attuale</text:p>
          </table:table-cell>
          <table:table-cell/>
        </table:table-row>
        <table:table-row table:style-name="ro1">
          <table:table-cell office:value-type="string">
            <text:p>current section</text:p>
          </table:table-cell>
          <table:table-cell office:value-type="string">
            <text:p>sezione attuale</text:p>
          </table:table-cell>
          <table:table-cell office:value-type="string">
            <text:p>[sezione attiva] </text:p>
          </table:table-cell>
        </table:table-row>
        <table:table-row table:style-name="ro1">
          <table:table-cell office:value-type="string">
            <text:p>current selection only</text:p>
          </table:table-cell>
          <table:table-cell office:value-type="string">
            <text:p>solo nella selezione</text:p>
          </table:table-cell>
          <table:table-cell/>
        </table:table-row>
        <table:table-row table:style-name="ro1">
          <table:table-cell office:value-type="string">
            <text:p>current selection</text:p>
          </table:table-cell>
          <table:table-cell office:value-type="string">
            <text:p>selezione attuale</text:p>
          </table:table-cell>
          <table:table-cell office:value-type="string">
            <text:p>[selezione attiva] </text:p>
          </table:table-cell>
        </table:table-row>
        <table:table-row table:style-name="ro1">
          <table:table-cell office:value-type="string">
            <text:p>current time</text:p>
          </table:table-cell>
          <table:table-cell office:value-type="string">
            <text:p>orario corrente</text:p>
          </table:table-cell>
          <table:table-cell/>
        </table:table-row>
        <table:table-row table:style-name="ro1">
          <table:table-cell office:value-type="string">
            <text:p>current value</text:p>
          </table:table-cell>
          <table:table-cell office:value-type="string">
            <text:p>valori attuali</text:p>
          </table:table-cell>
          <table:table-cell office:value-type="string">
            <text:p>[valori attivi] </text:p>
          </table:table-cell>
        </table:table-row>
        <table:table-row table:style-name="ro1">
          <table:table-cell office:value-type="string">
            <text:p>current version</text:p>
          </table:table-cell>
          <table:table-cell office:value-type="string">
            <text:p>versione attuale</text:p>
          </table:table-cell>
          <table:table-cell/>
        </table:table-row>
        <table:table-row table:style-name="ro1">
          <table:table-cell office:value-type="string">
            <text:p>current</text:p>
          </table:table-cell>
          <table:table-cell office:value-type="string">
            <text:p>attuale, attivo, corrente</text:p>
          </table:table-cell>
          <table:table-cell/>
        </table:table-row>
        <table:table-row table:style-name="ro1">
          <table:table-cell office:value-type="string">
            <text:p>currently selected item</text:p>
          </table:table-cell>
          <table:table-cell office:value-type="string">
            <text:p>oggetto selezionato</text:p>
          </table:table-cell>
          <table:table-cell/>
        </table:table-row>
        <table:table-row table:style-name="ro1">
          <table:table-cell office:value-type="string">
            <text:p>currently used memory</text:p>
          </table:table-cell>
          <table:table-cell office:value-type="string">
            <text:p>memoria attualmente in uso</text:p>
          </table:table-cell>
          <table:table-cell/>
        </table:table-row>
        <table:table-row table:style-name="ro1">
          <table:table-cell office:value-type="string">
            <text:p>cursor control</text:p>
          </table:table-cell>
          <table:table-cell office:value-type="string">
            <text:p>controllo cursore</text:p>
          </table:table-cell>
          <table:table-cell/>
        </table:table-row>
        <table:table-row table:style-name="ro1">
          <table:table-cell office:value-type="string">
            <text:p>cursor type</text:p>
          </table:table-cell>
          <table:table-cell office:value-type="string">
            <text:p>tipo di cursore</text:p>
          </table:table-cell>
          <table:table-cell/>
        </table:table-row>
        <table:table-row table:style-name="ro1">
          <table:table-cell office:value-type="string">
            <text:p>curve integral</text:p>
          </table:table-cell>
          <table:table-cell office:value-type="string">
            <text:p>integrale curvilineo</text:p>
          </table:table-cell>
          <table:table-cell/>
        </table:table-row>
        <table:table-row table:style-name="ro1">
          <table:table-cell office:value-type="string">
            <text:p>curve objects</text:p>
          </table:table-cell>
          <table:table-cell office:value-type="string">
            <text:p>oggetti curva</text:p>
          </table:table-cell>
          <table:table-cell/>
        </table:table-row>
        <table:table-row table:style-name="ro1">
          <table:table-cell office:value-type="string">
            <text:p>curve</text:p>
          </table:table-cell>
          <table:table-cell office:value-type="string">
            <text:p>curva</text:p>
          </table:table-cell>
          <table:table-cell/>
        </table:table-row>
        <table:table-row table:style-name="ro1">
          <table:table-cell office:value-type="string">
            <text:p>curve, filled</text:p>
          </table:table-cell>
          <table:table-cell office:value-type="string">
            <text:p>curva piena</text:p>
          </table:table-cell>
          <table:table-cell/>
        </table:table-row>
        <table:table-row table:style-name="ro1">
          <table:table-cell office:value-type="string">
            <text:p>curved connector</text:p>
          </table:table-cell>
          <table:table-cell office:value-type="string">
            <text:p>connettore curvo</text:p>
          </table:table-cell>
          <table:table-cell/>
        </table:table-row>
        <table:table-row table:style-name="ro1">
          <table:table-cell office:value-type="string">
            <text:p>custom fonts</text:p>
          </table:table-cell>
          <table:table-cell office:value-type="string">
            <text:p>caratteri personalizzati</text:p>
          </table:table-cell>
          <table:table-cell/>
        </table:table-row>
        <table:table-row table:style-name="ro1">
          <table:table-cell office:value-type="string">
            <text:p>custom format</text:p>
          </table:table-cell>
          <table:table-cell office:value-type="string">
            <text:p>formato personalizzato</text:p>
          </table:table-cell>
          <table:table-cell/>
        </table:table-row>
        <table:table-row table:style-name="ro1">
          <table:table-cell office:value-type="string">
            <text:p>custom heading</text:p>
          </table:table-cell>
          <table:table-cell office:value-type="string">
            <text:p>intestazione personalizzata</text:p>
          </table:table-cell>
          <table:table-cell/>
        </table:table-row>
        <table:table-row table:style-name="ro1">
          <table:table-cell office:value-type="string">
            <text:p>custom hyphens</text:p>
          </table:table-cell>
          <table:table-cell office:value-type="string">
            <text:p>sillabazione manuale</text:p>
          </table:table-cell>
          <table:table-cell/>
        </table:table-row>
        <table:table-row table:style-name="ro1">
          <table:table-cell office:value-type="string">
            <text:p>custom installation</text:p>
          </table:table-cell>
          <table:table-cell office:value-type="string">
            <text:p>installazione personalizzata</text:p>
          </table:table-cell>
          <table:table-cell/>
        </table:table-row>
        <table:table-row table:style-name="ro1">
          <table:table-cell office:value-type="string">
            <text:p>custom quotes</text:p>
          </table:table-cell>
          <table:table-cell office:value-type="string">
            <text:p>virgolette tipografiche</text:p>
          </table:table-cell>
          <table:table-cell/>
        </table:table-row>
        <table:table-row table:style-name="ro1">
          <table:table-cell office:value-type="string">
            <text:p>custom slide show</text:p>
          </table:table-cell>
          <table:table-cell office:value-type="string">
            <text:p>presentazione personalizzata</text:p>
          </table:table-cell>
          <table:table-cell/>
        </table:table-row>
        <table:table-row table:style-name="ro1">
          <table:table-cell office:value-type="string">
            <text:p>custom sort order</text:p>
          </table:table-cell>
          <table:table-cell office:value-type="string">
            <text:p>sequenza personalizzata</text:p>
          </table:table-cell>
          <table:table-cell/>
        </table:table-row>
        <table:table-row table:style-name="ro1">
          <table:table-cell office:value-type="string">
            <text:p>custom styles</text:p>
          </table:table-cell>
          <table:table-cell office:value-type="string">
            <text:p>modelli personalizzati</text:p>
          </table:table-cell>
          <table:table-cell/>
        </table:table-row>
        <table:table-row table:style-name="ro1">
          <table:table-cell office:value-type="string">
            <text:p>customer support</text:p>
          </table:table-cell>
          <table:table-cell office:value-type="string">
            <text:p>supporto tecnico</text:p>
          </table:table-cell>
          <table:table-cell/>
        </table:table-row>
        <table:table-row table:style-name="ro1">
          <table:table-cell office:value-type="string">
            <text:p>customize buttons</text:p>
          </table:table-cell>
          <table:table-cell office:value-type="string">
            <text:p>modifica pulsante</text:p>
          </table:table-cell>
          <table:table-cell/>
        </table:table-row>
        <table:table-row table:style-name="ro1">
          <table:table-cell office:value-type="string">
            <text:p>customize toolbars</text:p>
          </table:table-cell>
          <table:table-cell office:value-type="string">
            <text:p>adatta barra dei simboli</text:p>
          </table:table-cell>
          <table:table-cell/>
        </table:table-row>
        <table:table-row table:style-name="ro1">
          <table:table-cell office:value-type="string">
            <text:p>customize toolbars</text:p>
          </table:table-cell>
          <table:table-cell office:value-type="string">
            <text:p>personalizzare barre dei simboli</text:p>
          </table:table-cell>
          <table:table-cell/>
        </table:table-row>
        <table:table-row table:style-name="ro1">
          <table:table-cell office:value-type="string">
            <text:p>customizing</text:p>
          </table:table-cell>
          <table:table-cell office:value-type="string">
            <text:p>personalizzare</text:p>
          </table:table-cell>
          <table:table-cell/>
        </table:table-row>
        <table:table-row table:style-name="ro1">
          <table:table-cell office:value-type="string">
            <text:p>cut</text:p>
          </table:table-cell>
          <table:table-cell office:value-type="string">
            <text:p>tagliare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ciano</text:p>
          </table:table-cell>
          <table:table-cell/>
        </table:table-row>
        <table:table-row table:style-name="ro1">
          <table:table-cell office:value-type="string">
            <text:p>cylinder</text:p>
          </table:table-cell>
          <table:table-cell office:value-type="string">
            <text:p>cilindro</text:p>
          </table:table-cell>
          <table:table-cell/>
        </table:table-row>
        <table:table-row table:style-name="ro1">
          <table:table-cell office:value-type="string">
            <text:p>cylinder</text:p>
          </table:table-cell>
          <table:table-cell office:value-type="string">
            <text:p>colonne rotonde</text:p>
          </table:table-cell>
          <table:table-cell/>
        </table:table-row>
        <table:table-row table:style-name="ro1">
          <table:table-cell office:value-type="string">
            <text:p>Cylinder, deep</text:p>
          </table:table-cell>
          <table:table-cell office:value-type="string">
            <text:p>colonne rontonde, in basso</text:p>
          </table:table-cell>
          <table:table-cell/>
        </table:table-row>
        <table:table-row table:style-name="ro1">
          <table:table-cell office:value-type="string">
            <text:p>cylinder, percent</text:p>
          </table:table-cell>
          <table:table-cell office:value-type="string">
            <text:p>colonne rotonde, percentuale</text:p>
          </table:table-cell>
          <table:table-cell/>
        </table:table-row>
        <table:table-row table:style-name="ro1">
          <table:table-cell office:value-type="string">
            <text:p>cylinder, stacked</text:p>
          </table:table-cell>
          <table:table-cell office:value-type="string">
            <text:p>colonne rotonde sovrapposte</text:p>
          </table:table-cell>
          <table:table-cell/>
        </table:table-row>
        <table:table-row table:style-name="ro1">
          <table:table-cell office:value-type="string">
            <text:p>dark violet</text:p>
          </table:table-cell>
          <table:table-cell office:value-type="string">
            <text:p>lilla scuro</text:p>
          </table:table-cell>
          <table:table-cell/>
        </table:table-row>
        <table:table-row table:style-name="ro1">
          <table:table-cell office:value-type="string">
            <text:p>dash (bold)</text:p>
          </table:table-cell>
          <table:table-cell office:value-type="string">
            <text:p>tratto grassetto</text:p>
          </table:table-cell>
          <table:table-cell/>
        </table:table-row>
        <table:table-row table:style-name="ro1">
          <table:table-cell office:value-type="string">
            <text:p>dash</text:p>
          </table:table-cell>
          <table:table-cell office:value-type="string">
            <text:p>tratto</text:p>
          </table:table-cell>
          <table:table-cell/>
        </table:table-row>
        <table:table-row table:style-name="ro1">
          <table:table-cell office:value-type="string">
            <text:p>dashed</text:p>
          </table:table-cell>
          <table:table-cell office:value-type="string">
            <text:p>a tratti</text:p>
          </table:table-cell>
          <table:table-cell/>
        </table:table-row>
        <table:table-row table:style-name="ro1">
          <table:table-cell office:value-type="string">
            <text:p>dashes and dots</text:p>
          </table:table-cell>
          <table:table-cell office:value-type="string">
            <text:p>trattini e punti</text:p>
          </table:table-cell>
          <table:table-cell/>
        </table:table-row>
        <table:table-row table:style-name="ro1">
          <table:table-cell office:value-type="string">
            <text:p>data column symbol</text:p>
          </table:table-cell>
          <table:table-cell office:value-type="string">
            <text:p>simbolo dati colonna</text:p>
          </table:table-cell>
          <table:table-cell/>
        </table:table-row>
        <table:table-row table:style-name="ro1">
          <table:table-cell office:value-type="string">
            <text:p>data columns label</text:p>
          </table:table-cell>
          <table:table-cell office:value-type="string">
            <text:p>dicitura colonne di dati</text:p>
          </table:table-cell>
          <table:table-cell/>
        </table:table-row>
        <table:table-row table:style-name="ro1">
          <table:table-cell office:value-type="string">
            <text:p>data field</text:p>
          </table:table-cell>
          <table:table-cell office:value-type="string">
            <text:p>campo di dati</text:p>
          </table:table-cell>
          <table:table-cell/>
        </table:table-row>
        <table:table-row table:style-name="ro1">
          <table:table-cell office:value-type="string">
            <text:p>data in columns</text:p>
          </table:table-cell>
          <table:table-cell office:value-type="string">
            <text:p>dati nelle colonne</text:p>
          </table:table-cell>
          <table:table-cell/>
        </table:table-row>
        <table:table-row table:style-name="ro1">
          <table:table-cell office:value-type="string">
            <text:p>data in rows</text:p>
          </table:table-cell>
          <table:table-cell office:value-type="string">
            <text:p>dati nelle righe</text:p>
          </table:table-cell>
          <table:table-cell/>
        </table:table-row>
        <table:table-row table:style-name="ro1">
          <table:table-cell office:value-type="string">
            <text:p>data increment (mb)</text:p>
          </table:table-cell>
          <table:table-cell office:value-type="string">
            <text:p>dimensione di incremento (mb)</text:p>
          </table:table-cell>
          <table:table-cell/>
        </table:table-row>
        <table:table-row table:style-name="ro1">
          <table:table-cell office:value-type="string">
            <text:p>data labels</text:p>
          </table:table-cell>
          <table:table-cell office:value-type="string">
            <text:p>dicitura dati</text:p>
          </table:table-cell>
          <table:table-cell/>
        </table:table-row>
        <table:table-row table:style-name="ro1">
          <table:table-cell office:value-type="string">
            <text:p>data point</text:p>
          </table:table-cell>
          <table:table-cell office:value-type="string">
            <text:p>punto dati</text:p>
          </table:table-cell>
          <table:table-cell/>
        </table:table-row>
        <table:table-row table:style-name="ro1">
          <table:table-cell office:value-type="string">
            <text:p>data points order</text:p>
          </table:table-cell>
          <table:table-cell office:value-type="string">
            <text:p>ordine dei punti di appoggio</text:p>
          </table:table-cell>
          <table:table-cell/>
        </table:table-row>
        <table:table-row table:style-name="ro1">
          <table:table-cell office:value-type="string">
            <text:p>data range</text:p>
          </table:table-cell>
          <table:table-cell office:value-type="string">
            <text:p>area dati</text:p>
          </table:table-cell>
          <table:table-cell/>
        </table:table-row>
        <table:table-row table:style-name="ro1">
          <table:table-cell office:value-type="string">
            <text:p>data rows label</text:p>
          </table:table-cell>
          <table:table-cell office:value-type="string">
            <text:p>dicitura righe di dati</text:p>
          </table:table-cell>
          <table:table-cell/>
        </table:table-row>
        <table:table-row table:style-name="ro1">
          <table:table-cell office:value-type="string">
            <text:p>data schema</text:p>
          </table:table-cell>
          <table:table-cell office:value-type="string">
            <text:p>schema dati</text:p>
          </table:table-cell>
          <table:table-cell/>
        </table:table-row>
        <table:table-row table:style-name="ro1">
          <table:table-cell office:value-type="string">
            <text:p>data series symbol</text:p>
          </table:table-cell>
          <table:table-cell office:value-type="string">
            <text:p>simbolo serie di dati</text:p>
          </table:table-cell>
          <table:table-cell/>
        </table:table-row>
        <table:table-row table:style-name="ro1">
          <table:table-cell office:value-type="string">
            <text:p>data series</text:p>
          </table:table-cell>
          <table:table-cell office:value-type="string">
            <text:p>serie di dati</text:p>
          </table:table-cell>
          <table:table-cell/>
        </table:table-row>
        <table:table-row table:style-name="ro1">
          <table:table-cell office:value-type="string">
            <text:p>data source administration</text:p>
          </table:table-cell>
          <table:table-cell office:value-type="string">
            <text:p>gestione delle sorgenti di dati</text:p>
          </table:table-cell>
          <table:table-cell/>
        </table:table-row>
        <table:table-row table:style-name="ro1">
          <table:table-cell office:value-type="string">
            <text:p>data source name</text:p>
          </table:table-cell>
          <table:table-cell office:value-type="string">
            <text:p>nome sorgente dati</text:p>
          </table:table-cell>
          <table:table-cell/>
        </table:table-row>
        <table:table-row table:style-name="ro1">
          <table:table-cell office:value-type="string">
            <text:p>data source object</text:p>
          </table:table-cell>
          <table:table-cell office:value-type="string">
            <text:p>oggetto sorgente dati</text:p>
          </table:table-cell>
          <table:table-cell/>
        </table:table-row>
        <table:table-row table:style-name="ro1">
          <table:table-cell office:value-type="string">
            <text:p>data source table</text:p>
          </table:table-cell>
          <table:table-cell office:value-type="string">
            <text:p>tabella sorgente dati</text:p>
          </table:table-cell>
          <table:table-cell/>
        </table:table-row>
        <table:table-row table:style-name="ro1">
          <table:table-cell office:value-type="string">
            <text:p>data source URL</text:p>
          </table:table-cell>
          <table:table-cell office:value-type="string">
            <text:p>URL sorgente dati</text:p>
          </table:table-cell>
          <table:table-cell/>
        </table:table-row>
        <table:table-row table:style-name="ro1">
          <table:table-cell office:value-type="string">
            <text:p>data source</text:p>
          </table:table-cell>
          <table:table-cell office:value-type="string">
            <text:p>sorgente dati</text:p>
          </table:table-cell>
          <table:table-cell/>
        </table:table-row>
        <table:table-row table:style-name="ro1">
          <table:table-cell office:value-type="string">
            <text:p>data storage system</text:p>
          </table:table-cell>
          <table:table-cell office:value-type="string">
            <text:p>sistema di memorizzazione di dati</text:p>
          </table:table-cell>
          <table:table-cell/>
        </table:table-row>
        <table:table-row table:style-name="ro1">
          <table:table-cell office:value-type="string">
            <text:p>data swapping</text:p>
          </table:table-cell>
          <table:table-cell office:value-type="string">
            <text:p>trasferimento dei dati</text:p>
          </table:table-cell>
          <table:table-cell/>
        </table:table-row>
        <table:table-row table:style-name="ro1">
          <table:table-cell office:value-type="string">
            <text:p>data type mismatch</text:p>
          </table:table-cell>
          <table:table-cell office:value-type="string">
            <text:p>tipo di dati non compatibili</text:p>
          </table:table-cell>
          <table:table-cell/>
        </table:table-row>
        <table:table-row table:style-name="ro1">
          <table:table-cell office:value-type="string">
            <text:p>data visualization program</text:p>
          </table:table-cell>
          <table:table-cell office:value-type="string">
            <text:p>programma di visualizzazione di dati</text:p>
          </table:table-cell>
          <table:table-cell/>
        </table:table-row>
        <table:table-row table:style-name="ro1">
          <table:table-cell office:value-type="string">
            <text:p>data</text:p>
          </table:table-cell>
          <table:table-cell office:value-type="string">
            <text:p>dati</text:p>
          </table:table-cell>
          <table:table-cell/>
        </table:table-row>
        <table:table-row table:style-name="ro1">
          <table:table-cell office:value-type="string">
            <text:p>database columns</text:p>
          </table:table-cell>
          <table:table-cell office:value-type="string">
            <text:p>colonne database</text:p>
          </table:table-cell>
          <table:table-cell/>
        </table:table-row>
        <table:table-row table:style-name="ro1">
          <table:table-cell office:value-type="string">
            <text:p>database connection</text:p>
          </table:table-cell>
          <table:table-cell office:value-type="string">
            <text:p>connessione al database, connessione del database</text:p>
          </table:table-cell>
          <table:table-cell/>
        </table:table-row>
        <table:table-row table:style-name="ro1">
          <table:table-cell office:value-type="string">
            <text:p>database field</text:p>
          </table:table-cell>
          <table:table-cell office:value-type="string">
            <text:p>campo database</text:p>
          </table:table-cell>
          <table:table-cell/>
        </table:table-row>
        <table:table-row table:style-name="ro1">
          <table:table-cell office:value-type="string">
            <text:p>database import terminated</text:p>
          </table:table-cell>
          <table:table-cell office:value-type="string">
            <text:p>importazione database interrotta</text:p>
          </table:table-cell>
          <table:table-cell/>
        </table:table-row>
        <table:table-row table:style-name="ro1">
          <table:table-cell office:value-type="string">
            <text:p>database name</text:p>
          </table:table-cell>
          <table:table-cell office:value-type="string">
            <text:p>nome database</text:p>
          </table:table-cell>
          <table:table-cell/>
        </table:table-row>
        <table:table-row table:style-name="ro1">
          <table:table-cell office:value-type="string">
            <text:p>database ranges</text:p>
          </table:table-cell>
          <table:table-cell office:value-type="string">
            <text:p>aree database</text:p>
          </table:table-cell>
          <table:table-cell/>
        </table:table-row>
        <table:table-row table:style-name="ro1">
          <table:table-cell office:value-type="string">
            <text:p>database selection</text:p>
          </table:table-cell>
          <table:table-cell office:value-type="string">
            <text:p>scelta database</text:p>
          </table:table-cell>
          <table:table-cell/>
        </table:table-row>
        <table:table-row table:style-name="ro1">
          <table:table-cell office:value-type="string">
            <text:p>database size (mb)</text:p>
          </table:table-cell>
          <table:table-cell office:value-type="string">
            <text:p>dimensioni database (mb)</text:p>
          </table:table-cell>
          <table:table-cell/>
        </table:table-row>
        <table:table-row table:style-name="ro1">
          <table:table-cell office:value-type="string">
            <text:p>database statistics</text:p>
          </table:table-cell>
          <table:table-cell office:value-type="string">
            <text:p>statistiche database</text:p>
          </table:table-cell>
          <table:table-cell/>
        </table:table-row>
        <table:table-row table:style-name="ro1">
          <table:table-cell office:value-type="string">
            <text:p>database table</text:p>
          </table:table-cell>
          <table:table-cell office:value-type="string">
            <text:p>tabella database</text:p>
          </table:table-cell>
          <table:table-cell/>
        </table:table-row>
        <table:table-row table:style-name="ro1">
          <table:table-cell office:value-type="string">
            <text:p>database type</text:p>
          </table:table-cell>
          <table:table-cell office:value-type="string">
            <text:p>tipo di database</text:p>
          </table:table-cell>
          <table:table-cell/>
        </table:table-row>
        <table:table-row table:style-name="ro1">
          <table:table-cell table:number-columns-repeated="2" office:value-type="string">
            <text:p>database</text:p>
          </table:table-cell>
          <table:table-cell/>
        </table:table-row>
        <table:table-row table:style-name="ro1">
          <table:table-cell office:value-type="string">
            <text:p>databases in use</text:p>
          </table:table-cell>
          <table:table-cell office:value-type="string">
            <text:p>database utilizzati</text:p>
          </table:table-cell>
          <table:table-cell/>
        </table:table-row>
        <table:table-row table:style-name="ro1">
          <table:table-cell office:value-type="string">
            <text:p>datapilot filter</text:p>
          </table:table-cell>
          <table:table-cell office:value-type="string">
            <text:p>filtro datapilot</text:p>
          </table:table-cell>
          <table:table-cell/>
        </table:table-row>
        <table:table-row table:style-name="ro1">
          <table:table-cell office:value-type="string">
            <text:p>datapilot pop-up menu</text:p>
          </table:table-cell>
          <table:table-cell office:value-type="string">
            <text:p>menu a comparsa datapilot</text:p>
          </table:table-cell>
          <table:table-cell/>
        </table:table-row>
        <table:table-row table:style-name="ro1">
          <table:table-cell table:number-columns-repeated="2" office:value-type="string">
            <text:p>datapilot</text:p>
          </table:table-cell>
          <table:table-cell/>
        </table:table-row>
        <table:table-row table:style-name="ro1">
          <table:table-cell office:value-type="string">
            <text:p>date and time</text:p>
          </table:table-cell>
          <table:table-cell office:value-type="string">
            <text:p>data e ora</text:p>
          </table:table-cell>
          <table:table-cell/>
        </table:table-row>
        <table:table-row table:style-name="ro1">
          <table:table-cell office:value-type="string">
            <text:p>date field</text:p>
          </table:table-cell>
          <table:table-cell office:value-type="string">
            <text:p>campo data</text:p>
          </table:table-cell>
          <table:table-cell/>
        </table:table-row>
        <table:table-row table:style-name="ro1">
          <table:table-cell office:value-type="string">
            <text:p>date format</text:p>
          </table:table-cell>
          <table:table-cell office:value-type="string">
            <text:p>formato data</text:p>
          </table:table-cell>
          <table:table-cell/>
        </table:table-row>
        <table:table-row table:style-name="ro1">
          <table:table-cell office:value-type="string">
            <text:p>date modified</text:p>
          </table:table-cell>
          <table:table-cell office:value-type="string">
            <text:p>data di modifica</text:p>
          </table:table-cell>
          <table:table-cell/>
        </table:table-row>
        <table:table-row table:style-name="ro1">
          <table:table-cell office:value-type="string">
            <text:p>date</text:p>
          </table:table-cell>
          <table:table-cell office:value-type="string">
            <text:p>data</text:p>
          </table:table-cell>
          <table:table-cell/>
        </table:table-row>
        <table:table-row table:style-name="ro1">
          <table:table-cell office:value-type="string">
            <text:p>dbase export</text:p>
          </table:table-cell>
          <table:table-cell office:value-type="string">
            <text:p>esportazione dbase</text:p>
          </table:table-cell>
          <table:table-cell/>
        </table:table-row>
        <table:table-row table:style-name="ro1">
          <table:table-cell table:number-columns-repeated="2" office:value-type="string">
            <text:p>dbase</text:p>
          </table:table-cell>
          <table:table-cell/>
        </table:table-row>
        <table:table-row table:style-name="ro1">
          <table:table-cell office:value-type="string">
            <text:p>DDE automatic</text:p>
          </table:table-cell>
          <table:table-cell office:value-type="string">
            <text:p>DDE automatico</text:p>
          </table:table-cell>
          <table:table-cell/>
        </table:table-row>
        <table:table-row table:style-name="ro1">
          <table:table-cell office:value-type="string">
            <text:p>DDE channel locked</text:p>
          </table:table-cell>
          <table:table-cell office:value-type="string">
            <text:p>canale DDE bloccato</text:p>
          </table:table-cell>
          <table:table-cell/>
        </table:table-row>
        <table:table-row table:style-name="ro1">
          <table:table-cell office:value-type="string">
            <text:p>DDE command</text:p>
          </table:table-cell>
          <table:table-cell office:value-type="string">
            <text:p>comando DDE</text:p>
          </table:table-cell>
          <table:table-cell/>
        </table:table-row>
        <table:table-row table:style-name="ro1">
          <table:table-cell office:value-type="string">
            <text:p>dde</text:p>
          </table:table-cell>
          <table:table-cell office:value-type="string">
            <text:p>DDE</text:p>
          </table:table-cell>
          <table:table-cell/>
        </table:table-row>
        <table:table-row table:style-name="ro1">
          <table:table-cell office:value-type="string">
            <text:p>deactivate document</text:p>
          </table:table-cell>
          <table:table-cell office:value-type="string">
            <text:p>disattivare documento</text:p>
          </table:table-cell>
          <table:table-cell/>
        </table:table-row>
        <table:table-row table:style-name="ro1">
          <table:table-cell office:value-type="string">
            <text:p>deactivate for</text:p>
          </table:table-cell>
          <table:table-cell office:value-type="string">
            <text:p>disattivare per</text:p>
          </table:table-cell>
          <table:table-cell/>
        </table:table-row>
        <table:table-row table:style-name="ro1">
          <table:table-cell office:value-type="string">
            <text:p>deactivate</text:p>
          </table:table-cell>
          <table:table-cell office:value-type="string">
            <text:p>disattivare</text:p>
          </table:table-cell>
          <table:table-cell/>
        </table:table-row>
        <table:table-row table:style-name="ro1">
          <table:table-cell office:value-type="string">
            <text:p>decimal accuracy</text:p>
          </table:table-cell>
          <table:table-cell office:value-type="string">
            <text:p>posizioni decimali</text:p>
          </table:table-cell>
          <table:table-cell/>
        </table:table-row>
        <table:table-row table:style-name="ro1">
          <table:table-cell office:value-type="string">
            <text:p>decimal places</text:p>
          </table:table-cell>
          <table:table-cell office:value-type="string">
            <text:p>posizioni decimali</text:p>
          </table:table-cell>
          <table:table-cell/>
        </table:table-row>
        <table:table-row table:style-name="ro1">
          <table:table-cell office:value-type="string">
            <text:p>decimal separator</text:p>
          </table:table-cell>
          <table:table-cell office:value-type="string">
            <text:p>carattere di separazione decimali</text:p>
          </table:table-cell>
          <table:table-cell/>
        </table:table-row>
        <table:table-row table:style-name="ro1">
          <table:table-cell office:value-type="string">
            <text:p>decimal symbol</text:p>
          </table:table-cell>
          <table:table-cell office:value-type="string">
            <text:p>carattere decimale</text:p>
          </table:table-cell>
          <table:table-cell/>
        </table:table-row>
        <table:table-row table:style-name="ro1">
          <table:table-cell office:value-type="string">
            <text:p>decimal</text:p>
          </table:table-cell>
          <table:table-cell office:value-type="string">
            <text:p>decimale</text:p>
          </table:table-cell>
          <table:table-cell/>
        </table:table-row>
        <table:table-row table:style-name="ro1">
          <table:table-cell office:value-type="string">
            <text:p>decrease indent</text:p>
          </table:table-cell>
          <table:table-cell office:value-type="string">
            <text:p>ridurre rientro</text:p>
          </table:table-cell>
          <table:table-cell/>
        </table:table-row>
        <table:table-row table:style-name="ro1">
          <table:table-cell office:value-type="string">
            <text:p>decrease spacing</text:p>
          </table:table-cell>
          <table:table-cell office:value-type="string">
            <text:p>ridurre spaziatura paragrafi</text:p>
          </table:table-cell>
          <table:table-cell/>
        </table:table-row>
        <table:table-row table:style-name="ro1">
          <table:table-cell office:value-type="string">
            <text:p>decrement indent value</text:p>
          </table:table-cell>
          <table:table-cell office:value-type="string">
            <text:p>ridurre rientro valore</text:p>
          </table:table-cell>
          <table:table-cell/>
        </table:table-row>
        <table:table-row table:style-name="ro1">
          <table:table-cell office:value-type="string">
            <text:p>default </text:p>
          </table:table-cell>
          <table:table-cell office:value-type="string">
            <text:p>predefinito</text:p>
          </table:table-cell>
          <table:table-cell/>
        </table:table-row>
        <table:table-row table:style-name="ro1">
          <table:table-cell office:value-type="string">
            <text:p>default button</text:p>
          </table:table-cell>
          <table:table-cell office:value-type="string">
            <text:p>pulsante standard</text:p>
          </table:table-cell>
          <table:table-cell/>
        </table:table-row>
        <table:table-row table:style-name="ro1">
          <table:table-cell office:value-type="string">
            <text:p>default colors</text:p>
          </table:table-cell>
          <table:table-cell office:value-type="string">
            <text:p>colori di base</text:p>
          </table:table-cell>
          <table:table-cell/>
        </table:table-row>
        <table:table-row table:style-name="ro1">
          <table:table-cell office:value-type="string">
            <text:p>default control</text:p>
          </table:table-cell>
          <table:table-cell office:value-type="string">
            <text:p>elemento di controllo standard</text:p>
          </table:table-cell>
          <table:table-cell/>
        </table:table-row>
        <table:table-row table:style-name="ro1">
          <table:table-cell office:value-type="string">
            <text:p>default currency</text:p>
          </table:table-cell>
          <table:table-cell office:value-type="string">
            <text:p>valuta standard</text:p>
          </table:table-cell>
          <table:table-cell/>
        </table:table-row>
        <table:table-row table:style-name="ro1">
          <table:table-cell office:value-type="string">
            <text:p>default e-mail program</text:p>
          </table:table-cell>
          <table:table-cell office:value-type="string">
            <text:p>programma standard eMail</text:p>
          </table:table-cell>
          <table:table-cell/>
        </table:table-row>
        <table:table-row table:style-name="ro1">
          <table:table-cell office:value-type="string">
            <text:p>default field selection</text:p>
          </table:table-cell>
          <table:table-cell office:value-type="string">
            <text:p>selezione campi standard</text:p>
          </table:table-cell>
          <table:table-cell/>
        </table:table-row>
        <table:table-row table:style-name="ro1">
          <table:table-cell office:value-type="string">
            <text:p>default filter</text:p>
          </table:table-cell>
          <table:table-cell office:value-type="string">
            <text:p>filtro standard</text:p>
          </table:table-cell>
          <table:table-cell/>
        </table:table-row>
        <table:table-row table:style-name="ro1">
          <table:table-cell office:value-type="string">
            <text:p>default fonts</text:p>
          </table:table-cell>
          <table:table-cell office:value-type="string">
            <text:p>carattere standard</text:p>
          </table:table-cell>
          <table:table-cell/>
        </table:table-row>
        <table:table-row table:style-name="ro1">
          <table:table-cell office:value-type="string">
            <text:p>default HTML editor</text:p>
          </table:table-cell>
          <table:table-cell office:value-type="string">
            <text:p>HTML editor standard</text:p>
          </table:table-cell>
          <table:table-cell/>
        </table:table-row>
        <table:table-row table:style-name="ro1">
          <table:table-cell office:value-type="string">
            <text:p>default layout</text:p>
          </table:table-cell>
          <table:table-cell office:value-type="string">
            <text:p>layout standard</text:p>
          </table:table-cell>
          <table:table-cell/>
        </table:table-row>
        <table:table-row table:style-name="ro1">
          <table:table-cell office:value-type="string">
            <text:p>default orientation</text:p>
          </table:table-cell>
          <table:table-cell office:value-type="string">
            <text:p>orientamento standard</text:p>
          </table:table-cell>
          <table:table-cell/>
        </table:table-row>
        <table:table-row table:style-name="ro1">
          <table:table-cell office:value-type="string">
            <text:p>default paths</text:p>
          </table:table-cell>
          <table:table-cell office:value-type="string">
            <text:p>percorsi standard</text:p>
          </table:table-cell>
          <table:table-cell/>
        </table:table-row>
        <table:table-row table:style-name="ro1">
          <table:table-cell office:value-type="string">
            <text:p>default printer</text:p>
          </table:table-cell>
          <table:table-cell office:value-type="string">
            <text:p>stampante predefinita</text:p>
          </table:table-cell>
          <table:table-cell/>
        </table:table-row>
        <table:table-row table:style-name="ro1">
          <table:table-cell office:value-type="string">
            <text:p>default selection</text:p>
          </table:table-cell>
          <table:table-cell office:value-type="string">
            <text:p>selezione standard</text:p>
          </table:table-cell>
          <table:table-cell/>
        </table:table-row>
        <table:table-row table:style-name="ro1">
          <table:table-cell office:value-type="string">
            <text:p>default value</text:p>
          </table:table-cell>
          <table:table-cell office:value-type="string">
            <text:p>valore standard</text:p>
          </table:table-cell>
          <table:table-cell/>
        </table:table-row>
        <table:table-row table:style-name="ro1">
          <table:table-cell office:value-type="string">
            <text:p>defective Java installation</text:p>
          </table:table-cell>
          <table:table-cell office:value-type="string">
            <text:p>installazione Java difettosa</text:p>
          </table:table-cell>
          <table:table-cell/>
        </table:table-row>
        <table:table-row table:style-name="ro1">
          <table:table-cell office:value-type="string">
            <text:p>define</text:p>
          </table:table-cell>
          <table:table-cell office:value-type="string">
            <text:p>definire</text:p>
          </table:table-cell>
          <table:table-cell/>
        </table:table-row>
        <table:table-row table:style-name="ro1">
          <table:table-cell office:value-type="string">
            <text:p>definition and data</text:p>
          </table:table-cell>
          <table:table-cell office:value-type="string">
            <text:p>definizione e dati</text:p>
          </table:table-cell>
          <table:table-cell/>
        </table:table-row>
        <table:table-row table:style-name="ro1">
          <table:table-cell office:value-type="string">
            <text:p>definition</text:p>
          </table:table-cell>
          <table:table-cell office:value-type="string">
            <text:p>definizione</text:p>
          </table:table-cell>
          <table:table-cell/>
        </table:table-row>
        <table:table-row table:style-name="ro1">
          <table:table-cell office:value-type="string">
            <text:p>degrees freedom</text:p>
          </table:table-cell>
          <table:table-cell office:value-type="string">
            <text:p>gradi libertà</text:p>
          </table:table-cell>
          <table:table-cell/>
        </table:table-row>
        <table:table-row table:style-name="ro1">
          <table:table-cell office:value-type="string">
            <text:p>degrees</text:p>
          </table:table-cell>
          <table:table-cell office:value-type="string">
            <text:p>grado</text:p>
          </table:table-cell>
          <table:table-cell/>
        </table:table-row>
        <table:table-row table:style-name="ro1">
          <table:table-cell office:value-type="string">
            <text:p>deinstall</text:p>
          </table:table-cell>
          <table:table-cell office:value-type="string">
            <text:p>disinstallazione</text:p>
          </table:table-cell>
          <table:table-cell/>
        </table:table-row>
        <table:table-row table:style-name="ro1">
          <table:table-cell office:value-type="string">
            <text:p>delay</text:p>
          </table:table-cell>
          <table:table-cell office:value-type="string">
            <text:p>ritardo</text:p>
          </table:table-cell>
          <table:table-cell/>
        </table:table-row>
        <table:table-row table:style-name="ro1">
          <table:table-cell office:value-type="string">
            <text:p>delete all files</text:p>
          </table:table-cell>
          <table:table-cell office:value-type="string">
            <text:p>cancellare tutti i file</text:p>
          </table:table-cell>
          <table:table-cell/>
        </table:table-row>
        <table:table-row table:style-name="ro1">
          <table:table-cell office:value-type="string">
            <text:p>delete autoformat</text:p>
          </table:table-cell>
          <table:table-cell office:value-type="string">
            <text:p>cancellare formattazione automatica</text:p>
          </table:table-cell>
          <table:table-cell/>
        </table:table-row>
        <table:table-row table:style-name="ro1">
          <table:table-cell office:value-type="string">
            <text:p>delete autotext</text:p>
          </table:table-cell>
          <table:table-cell office:value-type="string">
            <text:p>eliminare inserimento testo automatico</text:p>
          </table:table-cell>
          <table:table-cell/>
        </table:table-row>
        <table:table-row table:style-name="ro1">
          <table:table-cell office:value-type="string">
            <text:p>delete bitmap</text:p>
          </table:table-cell>
          <table:table-cell office:value-type="string">
            <text:p>cancellare bitmap</text:p>
          </table:table-cell>
          <table:table-cell office:value-type="string">
            <text:p>eliminare bitmap </text:p>
          </table:table-cell>
        </table:table-row>
        <table:table-row table:style-name="ro1">
          <table:table-cell office:value-type="string">
            <text:p>delete bookmark</text:p>
          </table:table-cell>
          <table:table-cell office:value-type="string">
            <text:p>eliminare segnalibro</text:p>
          </table:table-cell>
          <table:table-cell/>
        </table:table-row>
        <table:table-row table:style-name="ro1">
          <table:table-cell office:value-type="string">
            <text:p>delete cascade</text:p>
          </table:table-cell>
          <table:table-cell office:value-type="string">
            <text:p>eliminare cascata</text:p>
          </table:table-cell>
          <table:table-cell/>
        </table:table-row>
        <table:table-row table:style-name="ro1">
          <table:table-cell office:value-type="string">
            <text:p>delete cells</text:p>
          </table:table-cell>
          <table:table-cell office:value-type="string">
            <text:p>eliminare celle</text:p>
          </table:table-cell>
          <table:table-cell/>
        </table:table-row>
        <table:table-row table:style-name="ro1">
          <table:table-cell office:value-type="string">
            <text:p>delete column break</text:p>
          </table:table-cell>
          <table:table-cell office:value-type="string">
            <text:p>eliminare interruzione colonna</text:p>
          </table:table-cell>
          <table:table-cell/>
        </table:table-row>
        <table:table-row table:style-name="ro1">
          <table:table-cell office:value-type="string">
            <text:p>delete column</text:p>
          </table:table-cell>
          <table:table-cell office:value-type="string">
            <text:p>eliminare colonna</text:p>
          </table:table-cell>
          <table:table-cell/>
        </table:table-row>
        <table:table-row table:style-name="ro1">
          <table:table-cell office:value-type="string">
            <text:p>delete contents</text:p>
          </table:table-cell>
          <table:table-cell office:value-type="string">
            <text:p>eliminare contenuti</text:p>
          </table:table-cell>
          <table:table-cell/>
        </table:table-row>
        <table:table-row table:style-name="ro1">
          <table:table-cell office:value-type="string">
            <text:p>delete current index</text:p>
          </table:table-cell>
          <table:table-cell office:value-type="string">
            <text:p>eliminare l'indice attuale</text:p>
          </table:table-cell>
          <table:table-cell/>
        </table:table-row>
        <table:table-row table:style-name="ro1">
          <table:table-cell office:value-type="string">
            <text:p>delete data source</text:p>
          </table:table-cell>
          <table:table-cell office:value-type="string">
            <text:p>eliminare sorgente dati</text:p>
          </table:table-cell>
          <table:table-cell/>
        </table:table-row>
        <table:table-row table:style-name="ro1">
          <table:table-cell office:value-type="string">
            <text:p>delete datapilot table</text:p>
          </table:table-cell>
          <table:table-cell office:value-type="string">
            <text:p>eliminare tabella datapilot</text:p>
          </table:table-cell>
          <table:table-cell/>
        </table:table-row>
        <table:table-row table:style-name="ro1">
          <table:table-cell office:value-type="string">
            <text:p>delete drawing objects</text:p>
          </table:table-cell>
          <table:table-cell office:value-type="string">
            <text:p>eliminare oggetti di disegno</text:p>
          </table:table-cell>
          <table:table-cell/>
        </table:table-row>
        <table:table-row table:style-name="ro1">
          <table:table-cell office:value-type="string">
            <text:p>delete driver</text:p>
          </table:table-cell>
          <table:table-cell office:value-type="string">
            <text:p>eliminare driver</text:p>
          </table:table-cell>
          <table:table-cell/>
        </table:table-row>
        <table:table-row table:style-name="ro1">
          <table:table-cell office:value-type="string">
            <text:p>delete entire column(s)</text:p>
          </table:table-cell>
          <table:table-cell office:value-type="string">
            <text:p>cancellare colonne</text:p>
          </table:table-cell>
          <table:table-cell/>
        </table:table-row>
        <table:table-row table:style-name="ro1">
          <table:table-cell office:value-type="string">
            <text:p>delete entire row(s)</text:p>
          </table:table-cell>
          <table:table-cell office:value-type="string">
            <text:p>cancellare righe</text:p>
          </table:table-cell>
          <table:table-cell/>
        </table:table-row>
        <table:table-row table:style-name="ro1">
          <table:table-cell office:value-type="string">
            <text:p>delete entry</text:p>
          </table:table-cell>
          <table:table-cell office:value-type="string">
            <text:p>cancellare voce</text:p>
          </table:table-cell>
          <table:table-cell/>
        </table:table-row>
        <table:table-row table:style-name="ro1">
          <table:table-cell office:value-type="string">
            <text:p>delete event entries</text:p>
          </table:table-cell>
          <table:table-cell office:value-type="string">
            <text:p>eliminare gli eventi</text:p>
          </table:table-cell>
          <table:table-cell/>
        </table:table-row>
        <table:table-row table:style-name="ro1">
          <table:table-cell office:value-type="string">
            <text:p>delete frame</text:p>
          </table:table-cell>
          <table:table-cell office:value-type="string">
            <text:p>eliminare cornice</text:p>
          </table:table-cell>
          <table:table-cell/>
        </table:table-row>
        <table:table-row table:style-name="ro1">
          <table:table-cell office:value-type="string">
            <text:p>delete gradient</text:p>
          </table:table-cell>
          <table:table-cell office:value-type="string">
            <text:p>eliminare sfumatura</text:p>
          </table:table-cell>
          <table:table-cell/>
        </table:table-row>
        <table:table-row table:style-name="ro1">
          <table:table-cell office:value-type="string">
            <text:p>delete graphics</text:p>
          </table:table-cell>
          <table:table-cell office:value-type="string">
            <text:p>eliminare immagine</text:p>
          </table:table-cell>
          <table:table-cell/>
        </table:table-row>
        <table:table-row table:style-name="ro1">
          <table:table-cell office:value-type="string">
            <text:p>delete hatching</text:p>
          </table:table-cell>
          <table:table-cell office:value-type="string">
            <text:p>eliminare tratteggio</text:p>
          </table:table-cell>
          <table:table-cell/>
        </table:table-row>
        <table:table-row table:style-name="ro1">
          <table:table-cell office:value-type="string">
            <text:p>delete history</text:p>
          </table:table-cell>
          <table:table-cell office:value-type="string">
            <text:p>eliminare cronologia</text:p>
          </table:table-cell>
          <table:table-cell/>
        </table:table-row>
        <table:table-row table:style-name="ro1">
          <table:table-cell office:value-type="string">
            <text:p>delete icon</text:p>
          </table:table-cell>
          <table:table-cell office:value-type="string">
            <text:p>eliminare simbolo</text:p>
          </table:table-cell>
          <table:table-cell/>
        </table:table-row>
        <table:table-row table:style-name="ro1">
          <table:table-cell office:value-type="string">
            <text:p>delete index</text:p>
          </table:table-cell>
          <table:table-cell office:value-type="string">
            <text:p>rimuovi indice</text:p>
          </table:table-cell>
          <table:table-cell/>
        </table:table-row>
        <table:table-row table:style-name="ro1">
          <table:table-cell office:value-type="string">
            <text:p>delete join</text:p>
          </table:table-cell>
          <table:table-cell office:value-type="string">
            <text:p>termina collegamento</text:p>
          </table:table-cell>
          <table:table-cell/>
        </table:table-row>
        <table:table-row table:style-name="ro1">
          <table:table-cell office:value-type="string">
            <text:p>delete layer</text:p>
          </table:table-cell>
          <table:table-cell office:value-type="string">
            <text:p>eliminare livello</text:p>
          </table:table-cell>
          <table:table-cell/>
        </table:table-row>
        <table:table-row table:style-name="ro1">
          <table:table-cell office:value-type="string">
            <text:p>delete line style</text:p>
          </table:table-cell>
          <table:table-cell office:value-type="string">
            <text:p>eliminare stile riga</text:p>
          </table:table-cell>
          <table:table-cell/>
        </table:table-row>
        <table:table-row table:style-name="ro1">
          <table:table-cell office:value-type="string">
            <text:p>delete link</text:p>
          </table:table-cell>
          <table:table-cell office:value-type="string">
            <text:p>eliminare collegamento</text:p>
          </table:table-cell>
          <table:table-cell/>
        </table:table-row>
        <table:table-row table:style-name="ro1">
          <table:table-cell office:value-type="string">
            <text:p>delete message</text:p>
          </table:table-cell>
          <table:table-cell office:value-type="string">
            <text:p>elimina messaggio</text:p>
          </table:table-cell>
          <table:table-cell/>
        </table:table-row>
        <table:table-row table:style-name="ro1">
          <table:table-cell office:value-type="string">
            <text:p>delete numbering</text:p>
          </table:table-cell>
          <table:table-cell office:value-type="string">
            <text:p>eliminare numerazione</text:p>
          </table:table-cell>
          <table:table-cell/>
        </table:table-row>
        <table:table-row table:style-name="ro1">
          <table:table-cell office:value-type="string">
            <text:p>delete object</text:p>
          </table:table-cell>
          <table:table-cell office:value-type="string">
            <text:p>eliminare oggetto</text:p>
          </table:table-cell>
          <table:table-cell/>
        </table:table-row>
        <table:table-row table:style-name="ro1">
          <table:table-cell office:value-type="string">
            <text:p>delete page breaks</text:p>
          </table:table-cell>
          <table:table-cell office:value-type="string">
            <text:p>eliminare interruzioni di pagina</text:p>
          </table:table-cell>
          <table:table-cell/>
        </table:table-row>
        <table:table-row table:style-name="ro1">
          <table:table-cell office:value-type="string">
            <text:p>delete page</text:p>
          </table:table-cell>
          <table:table-cell office:value-type="string">
            <text:p>eliminare pagina</text:p>
          </table:table-cell>
          <table:table-cell/>
        </table:table-row>
        <table:table-row table:style-name="ro1">
          <table:table-cell office:value-type="string">
            <text:p>delete partnership</text:p>
          </table:table-cell>
          <table:table-cell office:value-type="string">
            <text:p>eliminare la partnership</text:p>
          </table:table-cell>
          <table:table-cell/>
        </table:table-row>
        <table:table-row table:style-name="ro1">
          <table:table-cell office:value-type="string">
            <text:p>delete points</text:p>
          </table:table-cell>
          <table:table-cell office:value-type="string">
            <text:p>eliminare punti</text:p>
          </table:table-cell>
          <table:table-cell/>
        </table:table-row>
        <table:table-row table:style-name="ro1">
          <table:table-cell office:value-type="string">
            <text:p>delete record</text:p>
          </table:table-cell>
          <table:table-cell office:value-type="string">
            <text:p>eliminare record di dati</text:p>
          </table:table-cell>
          <table:table-cell/>
        </table:table-row>
        <table:table-row table:style-name="ro1">
          <table:table-cell office:value-type="string">
            <text:p>delete row break</text:p>
          </table:table-cell>
          <table:table-cell office:value-type="string">
            <text:p>eliminare interruzione riga</text:p>
          </table:table-cell>
          <table:table-cell/>
        </table:table-row>
        <table:table-row table:style-name="ro1">
          <table:table-cell office:value-type="string">
            <text:p>delete row</text:p>
          </table:table-cell>
          <table:table-cell office:value-type="string">
            <text:p>eliminare riga</text:p>
          </table:table-cell>
          <table:table-cell/>
        </table:table-row>
        <table:table-row table:style-name="ro1">
          <table:table-cell office:value-type="string">
            <text:p>delete section</text:p>
          </table:table-cell>
          <table:table-cell office:value-type="string">
            <text:p>eliminare area</text:p>
          </table:table-cell>
          <table:table-cell office:value-type="string">
            <text:p>eliminare sezione </text:p>
          </table:table-cell>
        </table:table-row>
        <table:table-row table:style-name="ro1">
          <table:table-cell office:value-type="string">
            <text:p>delete selected design</text:p>
          </table:table-cell>
          <table:table-cell office:value-type="string">
            <text:p>eliminare design selezionato</text:p>
          </table:table-cell>
          <table:table-cell/>
        </table:table-row>
        <table:table-row table:style-name="ro1">
          <table:table-cell office:value-type="string">
            <text:p>delete sheet</text:p>
          </table:table-cell>
          <table:table-cell office:value-type="string">
            <text:p>eliminare tabella</text:p>
          </table:table-cell>
          <table:table-cell/>
        </table:table-row>
        <table:table-row table:style-name="ro1">
          <table:table-cell office:value-type="string">
            <text:p>delete slide</text:p>
          </table:table-cell>
          <table:table-cell office:value-type="string">
            <text:p>eliminare pagina</text:p>
          </table:table-cell>
          <table:table-cell/>
        </table:table-row>
        <table:table-row table:style-name="ro1">
          <table:table-cell office:value-type="string">
            <text:p>delete snap line</text:p>
          </table:table-cell>
          <table:table-cell office:value-type="string">
            <text:p>eliminare linea di cattura</text:p>
          </table:table-cell>
          <table:table-cell/>
        </table:table-row>
        <table:table-row table:style-name="ro1">
          <table:table-cell office:value-type="string">
            <text:p>delete snap point</text:p>
          </table:table-cell>
          <table:table-cell office:value-type="string">
            <text:p>eliminare punto di cattura</text:p>
          </table:table-cell>
          <table:table-cell/>
        </table:table-row>
        <table:table-row table:style-name="ro1">
          <table:table-cell office:value-type="string">
            <text:p>delete table window</text:p>
          </table:table-cell>
          <table:table-cell office:value-type="string">
            <text:p>eliminare finestra di tabella</text:p>
          </table:table-cell>
          <table:table-cell/>
        </table:table-row>
        <table:table-row table:style-name="ro1">
          <table:table-cell office:value-type="string">
            <text:p>delete table</text:p>
          </table:table-cell>
          <table:table-cell office:value-type="string">
            <text:p>eliminare tabella</text:p>
          </table:table-cell>
          <table:table-cell/>
        </table:table-row>
        <table:table-row table:style-name="ro1">
          <table:table-cell office:value-type="string">
            <text:p>delete unused backgrounds</text:p>
          </table:table-cell>
          <table:table-cell office:value-type="string">
            <text:p>eliminare pagine di sfondo non utilizzate</text:p>
          </table:table-cell>
          <table:table-cell/>
        </table:table-row>
        <table:table-row table:style-name="ro1">
          <table:table-cell office:value-type="string">
            <text:p>delete user</text:p>
          </table:table-cell>
          <table:table-cell office:value-type="string">
            <text:p>cancellare utente</text:p>
          </table:table-cell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(Canc)</text:p>
          </table:table-cell>
          <table:table-cell office:value-type="string">
            <text:p>Keyboard 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eliminare</text:p>
          </table:table-cell>
          <table:table-cell/>
        </table:table-row>
        <table:table-row table:style-name="ro1">
          <table:table-cell office:value-type="string">
            <text:p>deleting directories</text:p>
          </table:table-cell>
          <table:table-cell office:value-type="string">
            <text:p>eliminare le cartelle</text:p>
          </table:table-cell>
          <table:table-cell/>
        </table:table-row>
        <table:table-row table:style-name="ro1">
          <table:table-cell office:value-type="string">
            <text:p>deleting files</text:p>
          </table:table-cell>
          <table:table-cell office:value-type="string">
            <text:p>eliminare i file</text:p>
          </table:table-cell>
          <table:table-cell/>
        </table:table-row>
        <table:table-row table:style-name="ro1">
          <table:table-cell office:value-type="string">
            <text:p>deleting local settings</text:p>
          </table:table-cell>
          <table:table-cell office:value-type="string">
            <text:p>eliminare le impostazioni locali</text:p>
          </table:table-cell>
          <table:table-cell/>
        </table:table-row>
        <table:table-row table:style-name="ro1">
          <table:table-cell office:value-type="string">
            <text:p>deletion</text:p>
          </table:table-cell>
          <table:table-cell office:value-type="string">
            <text:p>eliminare</text:p>
          </table:table-cell>
          <table:table-cell/>
        </table:table-row>
        <table:table-row table:style-name="ro1">
          <table:table-cell office:value-type="string">
            <text:p>demote chapter</text:p>
          </table:table-cell>
          <table:table-cell office:value-type="string">
            <text:p>capitolo inferiore</text:p>
          </table:table-cell>
          <table:table-cell/>
        </table:table-row>
        <table:table-row table:style-name="ro1">
          <table:table-cell office:value-type="string">
            <text:p>demote level</text:p>
          </table:table-cell>
          <table:table-cell office:value-type="string">
            <text:p>livello inferiore</text:p>
          </table:table-cell>
          <table:table-cell/>
        </table:table-row>
        <table:table-row table:style-name="ro1">
          <table:table-cell office:value-type="string">
            <text:p>demote</text:p>
          </table:table-cell>
          <table:table-cell office:value-type="string">
            <text:p>inferiore</text:p>
          </table:table-cell>
          <table:table-cell/>
        </table:table-row>
        <table:table-row table:style-name="ro1">
          <table:table-cell office:value-type="string">
            <text:p>denominator</text:p>
          </table:table-cell>
          <table:table-cell office:value-type="string">
            <text:p>denominatore</text:p>
          </table:table-cell>
          <table:table-cell/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reparto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profondità</text:p>
          </table:table-cell>
          <table:table-cell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zione</text:p>
          </table:table-cell>
          <table:table-cell/>
        </table:table-row>
        <table:table-row table:style-name="ro1">
          <table:table-cell office:value-type="string">
            <text:p>desktop toolbar</text:p>
          </table:table-cell>
          <table:table-cell office:value-type="string">
            <text:p>barra degli strumenti del desktop</text:p>
          </table:table-cell>
          <table:table-cell/>
        </table:table-row>
        <table:table-row table:style-name="ro1">
          <table:table-cell table:number-columns-repeated="2" office:value-type="string">
            <text:p>desktop</text:p>
          </table:table-cell>
          <table:table-cell/>
        </table:table-row>
        <table:table-row table:style-name="ro1">
          <table:table-cell office:value-type="string">
            <text:p>destination</text:p>
          </table:table-cell>
          <table:table-cell office:value-type="string">
            <text:p>destinazione</text:p>
          </table:table-cell>
          <table:table-cell/>
        </table:table-row>
        <table:table-row table:style-name="ro1">
          <table:table-cell office:value-type="string">
            <text:p>detailed view</text:p>
          </table:table-cell>
          <table:table-cell office:value-type="string">
            <text:p>vista dettagli</text:p>
          </table:table-cell>
          <table:table-cell/>
        </table:table-row>
        <table:table-row table:style-name="ro1">
          <table:table-cell office:value-type="string">
            <text:p>details</text:p>
          </table:table-cell>
          <table:table-cell office:value-type="string">
            <text:p>dettagli</text:p>
          </table:table-cell>
          <table:table-cell/>
        </table:table-row>
        <table:table-row table:style-name="ro1">
          <table:table-cell office:value-type="string">
            <text:p>detective error</text:p>
          </table:table-cell>
          <table:table-cell office:value-type="string">
            <text:p>errore detective</text:p>
          </table:table-cell>
          <table:table-cell/>
        </table:table-row>
        <table:table-row table:style-name="ro1">
          <table:table-cell office:value-type="string">
            <text:p>detective fill mode</text:p>
          </table:table-cell>
          <table:table-cell office:value-type="string">
            <text:p>modo di riempimento detective</text:p>
          </table:table-cell>
          <table:table-cell/>
        </table:table-row>
        <table:table-row table:style-name="ro1">
          <table:table-cell table:number-columns-repeated="2" office:value-type="string">
            <text:p>detective</text:p>
          </table:table-cell>
          <table:table-cell/>
        </table:table-row>
        <table:table-row table:style-name="ro1">
          <table:table-cell office:value-type="string">
            <text:p>Device Emulator Registry</text:p>
          </table:table-cell>
          <table:table-cell office:value-type="string">
            <text:p>Registro di sistema dell'emulatore di periferica (Device Emulator Registry)</text:p>
          </table:table-cell>
          <table:table-cell/>
        </table:table-row>
        <table:table-row table:style-name="ro1">
          <table:table-cell office:value-type="string">
            <text:p>device i/o error</text:p>
          </table:table-cell>
          <table:table-cell office:value-type="string">
            <text:p>errore di i/o</text:p>
          </table:table-cell>
          <table:table-cell/>
        </table:table-row>
        <table:table-row table:style-name="ro1">
          <table:table-cell office:value-type="string">
            <text:p>device not available</text:p>
          </table:table-cell>
          <table:table-cell office:value-type="string">
            <text:p>apparecchio non disponibile</text:p>
          </table:table-cell>
          <table:table-cell/>
        </table:table-row>
        <table:table-row table:style-name="ro1">
          <table:table-cell office:value-type="string">
            <text:p>device used</text:p>
          </table:table-cell>
          <table:table-cell office:value-type="string">
            <text:p>apparecchiatura usata</text:p>
          </table:table-cell>
          <table:table-cell/>
        </table:table-row>
        <table:table-row table:style-name="ro1">
          <table:table-cell office:value-type="string">
            <text:p>device</text:p>
          </table:table-cell>
          <table:table-cell office:value-type="string">
            <text:p>apparecchio</text:p>
          </table:table-cell>
          <table:table-cell/>
        </table:table-row>
        <table:table-row table:style-name="ro1">
          <table:table-cell office:value-type="string">
            <text:p>diagonal down</text:p>
          </table:table-cell>
          <table:table-cell office:value-type="string">
            <text:p>diagonale in basso</text:p>
          </table:table-cell>
          <table:table-cell/>
        </table:table-row>
        <table:table-row table:style-name="ro1">
          <table:table-cell office:value-type="string">
            <text:p>diagonal line</text:p>
          </table:table-cell>
          <table:table-cell office:value-type="string">
            <text:p>linea diagonale</text:p>
          </table:table-cell>
          <table:table-cell/>
        </table:table-row>
        <table:table-row table:style-name="ro1">
          <table:table-cell office:value-type="string">
            <text:p>diagonal up</text:p>
          </table:table-cell>
          <table:table-cell office:value-type="string">
            <text:p>diagonale in alto</text:p>
          </table:table-cell>
          <table:table-cell/>
        </table:table-row>
        <table:table-row table:style-name="ro1">
          <table:table-cell office:value-type="string">
            <text:p>dialer</text:p>
          </table:table-cell>
          <table:table-cell office:value-type="string">
            <text:p>aiuto selezione</text:p>
          </table:table-cell>
          <table:table-cell/>
        </table:table-row>
        <table:table-row table:style-name="ro1">
          <table:table-cell office:value-type="string">
            <text:p>dialog center</text:p>
          </table:table-cell>
          <table:table-cell office:value-type="string">
            <text:p>centro del dialogo</text:p>
          </table:table-cell>
          <table:table-cell/>
        </table:table-row>
        <table:table-row table:style-name="ro1">
          <table:table-cell office:value-type="string">
            <text:p>dialog</text:p>
          </table:table-cell>
          <table:table-cell office:value-type="string">
            <text:p>finestra di dialogo</text:p>
          </table:table-cell>
          <table:table-cell/>
        </table:table-row>
        <table:table-row table:style-name="ro1">
          <table:table-cell office:value-type="string">
            <text:p>dialog box</text:p>
          </table:table-cell>
          <table:table-cell office:value-type="string">
            <text:p>finestra di dialogo </text:p>
          </table:table-cell>
          <table:table-cell/>
        </table:table-row>
        <table:table-row table:style-name="ro1">
          <table:table-cell table:number-columns-repeated="2" office:value-type="string">
            <text:p>Diameter</text:p>
          </table:table-cell>
          <table:table-cell/>
        </table:table-row>
        <table:table-row table:style-name="ro1">
          <table:table-cell office:value-type="string">
            <text:p>diamond</text:p>
          </table:table-cell>
          <table:table-cell office:value-type="string">
            <text:p>losanga</text:p>
          </table:table-cell>
          <table:table-cell office:value-type="string">
            <text:p>carattere speciale</text:p>
          </table:table-cell>
        </table:table-row>
        <table:table-row table:style-name="ro1">
          <table:table-cell office:value-type="string">
            <text:p>dictate</text:p>
          </table:table-cell>
          <table:table-cell office:value-type="string">
            <text:p>dettare</text:p>
          </table:table-cell>
          <table:table-cell/>
        </table:table-row>
        <table:table-row table:style-name="ro1">
          <table:table-cell office:value-type="string">
            <text:p>dictionary error</text:p>
          </table:table-cell>
          <table:table-cell office:value-type="string">
            <text:p>errore nel dizionario</text:p>
          </table:table-cell>
          <table:table-cell/>
        </table:table-row>
        <table:table-row table:style-name="ro1">
          <table:table-cell office:value-type="string">
            <text:p>dictionary</text:p>
          </table:table-cell>
          <table:table-cell office:value-type="string">
            <text:p>dizionario</text:p>
          </table:table-cell>
          <table:table-cell/>
        </table:table-row>
        <table:table-row table:style-name="ro1">
          <table:table-cell office:value-type="string">
            <text:p>dif export</text:p>
          </table:table-cell>
          <table:table-cell office:value-type="string">
            <text:p>esportare dif</text:p>
          </table:table-cell>
          <table:table-cell/>
        </table:table-row>
        <table:table-row table:style-name="ro1">
          <table:table-cell office:value-type="string">
            <text:p>difference</text:p>
          </table:table-cell>
          <table:table-cell office:value-type="string">
            <text:p>differenza</text:p>
          </table:table-cell>
          <table:table-cell/>
        </table:table-row>
        <table:table-row table:style-name="ro1">
          <table:table-cell office:value-type="string">
            <text:p>digital signal processing</text:p>
          </table:table-cell>
          <table:table-cell office:value-type="string">
            <text:p>elaborazione del segnale digitale</text:p>
          </table:table-cell>
          <table:table-cell office:value-type="string">
            <text:p>Acronym DSP </text:p>
          </table:table-cell>
        </table:table-row>
        <table:table-row table:style-name="ro1">
          <table:table-cell office:value-type="string">
            <text:p>dimension line overhang</text:p>
          </table:table-cell>
          <table:table-cell office:value-type="string">
            <text:p>sporgenza linee di quotatura</text:p>
          </table:table-cell>
          <table:table-cell/>
        </table:table-row>
        <table:table-row table:style-name="ro1">
          <table:table-cell office:value-type="string">
            <text:p>dimension line space</text:p>
          </table:table-cell>
          <table:table-cell office:value-type="string">
            <text:p>distanza linea di quotatura</text:p>
          </table:table-cell>
          <table:table-cell/>
        </table:table-row>
        <table:table-row table:style-name="ro1">
          <table:table-cell office:value-type="string">
            <text:p>dimension line</text:p>
          </table:table-cell>
          <table:table-cell office:value-type="string">
            <text:p>linea di quotatura</text:p>
          </table:table-cell>
          <table:table-cell/>
        </table:table-row>
        <table:table-row table:style-name="ro1">
          <table:table-cell office:value-type="string">
            <text:p>dimension value format</text:p>
          </table:table-cell>
          <table:table-cell office:value-type="string">
            <text:p>formato testo di quotatura</text:p>
          </table:table-cell>
          <table:table-cell/>
        </table:table-row>
        <table:table-row table:style-name="ro1">
          <table:table-cell office:value-type="string">
            <text:p>dimensioning attributes</text:p>
          </table:table-cell>
          <table:table-cell office:value-type="string">
            <text:p>attributi di quotatura</text:p>
          </table:table-cell>
          <table:table-cell/>
        </table:table-row>
        <table:table-row table:style-name="ro1">
          <table:table-cell office:value-type="string">
            <text:p>dimensioning objects</text:p>
          </table:table-cell>
          <table:table-cell office:value-type="string">
            <text:p>oggetti di quotatura</text:p>
          </table:table-cell>
          <table:table-cell/>
        </table:table-row>
        <table:table-row table:style-name="ro1">
          <table:table-cell office:value-type="string">
            <text:p>dimensioning</text:p>
          </table:table-cell>
          <table:table-cell office:value-type="string">
            <text:p>quotatura</text:p>
          </table:table-cell>
          <table:table-cell/>
        </table:table-row>
        <table:table-row table:style-name="ro1">
          <table:table-cell office:value-type="string">
            <text:p>dimensions</text:p>
          </table:table-cell>
          <table:table-cell office:value-type="string">
            <text:p>dimensioni</text:p>
          </table:table-cell>
          <table:table-cell/>
        </table:table-row>
        <table:table-row table:style-name="ro1">
          <table:table-cell office:value-type="string">
            <text:p>dimensions</text:p>
          </table:table-cell>
          <table:table-cell office:value-type="string">
            <text:p>quotatura</text:p>
          </table:table-cell>
          <table:table-cell/>
        </table:table-row>
        <table:table-row table:style-name="ro1">
          <table:table-cell office:value-type="string">
            <text:p>direct column break</text:p>
          </table:table-cell>
          <table:table-cell office:value-type="string">
            <text:p>interruzione di colonna fissa</text:p>
          </table:table-cell>
          <table:table-cell/>
        </table:table-row>
        <table:table-row table:style-name="ro1">
          <table:table-cell office:value-type="string">
            <text:p>direct cursor on/off</text:p>
          </table:table-cell>
          <table:table-cell office:value-type="string">
            <text:p>cursore diretto on/off</text:p>
          </table:table-cell>
          <table:table-cell/>
        </table:table-row>
        <table:table-row table:style-name="ro1">
          <table:table-cell office:value-type="string">
            <text:p>direct cursor</text:p>
          </table:table-cell>
          <table:table-cell office:value-type="string">
            <text:p>cursore diretto</text:p>
          </table:table-cell>
          <table:table-cell/>
        </table:table-row>
        <table:table-row table:style-name="ro1">
          <table:table-cell office:value-type="string">
            <text:p>direct page break</text:p>
          </table:table-cell>
          <table:table-cell office:value-type="string">
            <text:p>interruzione di pagina fissa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direzione</text:p>
          </table:table-cell>
          <table:table-cell/>
        </table:table-row>
        <table:table-row table:style-name="ro1">
          <table:table-cell office:value-type="string">
            <text:p>directory path</text:p>
          </table:table-cell>
          <table:table-cell office:value-type="string">
            <text:p>percorso cartella</text:p>
          </table:table-cell>
          <table:table-cell/>
        </table:table-row>
        <table:table-row table:style-name="ro1">
          <table:table-cell office:value-type="string">
            <text:p>directory server</text:p>
          </table:table-cell>
          <table:table-cell office:value-type="string">
            <text:p>directory server (il)</text:p>
          </table:table-cell>
          <table:table-cell/>
        </table:table-row>
        <table:table-row table:style-name="ro1">
          <table:table-cell office:value-type="string">
            <text:p>directory system agent</text:p>
          </table:table-cell>
          <table:table-cell office:value-type="string">
            <text:p>agente di sistema di directory</text:p>
          </table:table-cell>
          <table:table-cell office:value-type="string">
            <text:p>Acronym DSA </text:p>
          </table:table-cell>
        </table:table-row>
        <table:table-row table:style-name="ro1">
          <table:table-cell office:value-type="string">
            <text:p>directory</text:p>
          </table:table-cell>
          <table:table-cell office:value-type="string">
            <text:p>cartella</text:p>
          </table:table-cell>
          <table:table-cell/>
        </table:table-row>
        <table:table-row table:style-name="ro1">
          <table:table-cell office:value-type="string">
            <text:p>disable commands</text:p>
          </table:table-cell>
          <table:table-cell office:value-type="string">
            <text:p>disattiva comandi</text:p>
          </table:table-cell>
          <table:table-cell/>
        </table:table-row>
        <table:table-row table:style-name="ro1">
          <table:table-cell office:value-type="string">
            <text:p>disc</text:p>
          </table:table-cell>
          <table:table-cell office:value-type="string">
            <text:p>disco</text:p>
          </table:table-cell>
          <table:table-cell/>
        </table:table-row>
        <table:table-row table:style-name="ro1">
          <table:table-cell office:value-type="string">
            <text:p>discard changes</text:p>
          </table:table-cell>
          <table:table-cell office:value-type="string">
            <text:p>annullare modifiche</text:p>
          </table:table-cell>
          <table:table-cell/>
        </table:table-row>
        <table:table-row table:style-name="ro1">
          <table:table-cell office:value-type="string">
            <text:p>discard</text:p>
          </table:table-cell>
          <table:table-cell office:value-type="string">
            <text:p>Non salvare</text:p>
          </table:table-cell>
          <table:table-cell office:value-type="string">
            <text:p>esci </text:p>
          </table:table-cell>
        </table:table-row>
        <table:table-row table:style-name="ro1">
          <table:table-cell office:value-type="string">
            <text:p>disconnect</text:p>
          </table:table-cell>
          <table:table-cell office:value-type="string">
            <text:p>chiudere collegamento</text:p>
          </table:table-cell>
          <table:table-cell/>
        </table:table-row>
        <table:table-row table:style-name="ro1">
          <table:table-cell office:value-type="string">
            <text:p>disconnected</text:p>
          </table:table-cell>
          <table:table-cell office:value-type="string">
            <text:p>collegamento interrotto</text:p>
          </table:table-cell>
          <table:table-cell/>
        </table:table-row>
        <table:table-row table:style-name="ro1">
          <table:table-cell office:value-type="string">
            <text:p>discount</text:p>
          </table:table-cell>
          <table:table-cell office:value-type="string">
            <text:p>sconto</text:p>
          </table:table-cell>
          <table:table-cell/>
        </table:table-row>
        <table:table-row table:style-name="ro1">
          <table:table-cell office:value-type="string">
            <text:p>disk drive</text:p>
          </table:table-cell>
          <table:table-cell office:value-type="string">
            <text:p>floppy disk</text:p>
          </table:table-cell>
          <table:table-cell/>
        </table:table-row>
        <table:table-row table:style-name="ro1">
          <table:table-cell office:value-type="string">
            <text:p>disk not ready</text:p>
          </table:table-cell>
          <table:table-cell office:value-type="string">
            <text:p>dischetto non pronto</text:p>
          </table:table-cell>
          <table:table-cell/>
        </table:table-row>
        <table:table-row table:style-name="ro1">
          <table:table-cell office:value-type="string">
            <text:p>display all</text:p>
          </table:table-cell>
          <table:table-cell office:value-type="string">
            <text:p>mostrare tutto</text:p>
          </table:table-cell>
          <table:table-cell/>
        </table:table-row>
        <table:table-row table:style-name="ro1">
          <table:table-cell office:value-type="string">
            <text:p>display black&amp;white</text:p>
          </table:table-cell>
          <table:table-cell office:value-type="string">
            <text:p>visualizzare in bianco e nero</text:p>
          </table:table-cell>
          <table:table-cell/>
        </table:table-row>
        <table:table-row table:style-name="ro1">
          <table:table-cell office:value-type="string">
            <text:p>display bullets</text:p>
          </table:table-cell>
          <table:table-cell office:value-type="string">
            <text:p>mostrare caratteri per la numerazione</text:p>
          </table:table-cell>
          <table:table-cell/>
        </table:table-row>
        <table:table-row table:style-name="ro1">
          <table:table-cell office:value-type="string">
            <text:p>display colors</text:p>
          </table:table-cell>
          <table:table-cell office:value-type="string">
            <text:p>visualizzare a colori</text:p>
          </table:table-cell>
          <table:table-cell/>
        </table:table-row>
        <table:table-row table:style-name="ro1">
          <table:table-cell office:value-type="string">
            <text:p>display dialog box</text:p>
          </table:table-cell>
          <table:table-cell office:value-type="string">
            <text:p>visualizzare la finestra di dialogo</text:p>
          </table:table-cell>
          <table:table-cell/>
        </table:table-row>
        <table:table-row table:style-name="ro1">
          <table:table-cell office:value-type="string">
            <text:p>display drop caps</text:p>
          </table:table-cell>
          <table:table-cell office:value-type="string">
            <text:p>mostrare capolettera</text:p>
          </table:table-cell>
          <table:table-cell/>
        </table:table-row>
        <table:table-row table:style-name="ro1">
          <table:table-cell office:value-type="string">
            <text:p>display duration</text:p>
          </table:table-cell>
          <table:table-cell office:value-type="string">
            <text:p>durata visualizzazione</text:p>
          </table:table-cell>
          <table:table-cell/>
        </table:table-row>
        <table:table-row table:style-name="ro1">
          <table:table-cell office:value-type="string">
            <text:p>display field</text:p>
          </table:table-cell>
          <table:table-cell office:value-type="string">
            <text:p>campo di visualizzazione</text:p>
          </table:table-cell>
          <table:table-cell/>
        </table:table-row>
        <table:table-row table:style-name="ro1">
          <table:table-cell office:value-type="string">
            <text:p>display grayscale</text:p>
          </table:table-cell>
          <table:table-cell office:value-type="string">
            <text:p>visualizzare toni di grigio</text:p>
          </table:table-cell>
          <table:table-cell/>
        </table:table-row>
        <table:table-row table:style-name="ro1">
          <table:table-cell office:value-type="string">
            <text:p>display grid</text:p>
          </table:table-cell>
          <table:table-cell office:value-type="string">
            <text:p>mostrare griglia</text:p>
          </table:table-cell>
          <table:table-cell/>
        </table:table-row>
        <table:table-row table:style-name="ro1">
          <table:table-cell office:value-type="string">
            <text:p>display inactive records</text:p>
          </table:table-cell>
          <table:table-cell office:value-type="string">
            <text:p>mostrare record non attivi</text:p>
          </table:table-cell>
          <table:table-cell/>
        </table:table-row>
        <table:table-row table:style-name="ro1">
          <table:table-cell office:value-type="string">
            <text:p>display plug-ins</text:p>
          </table:table-cell>
          <table:table-cell office:value-type="string">
            <text:p>mostrare i plugins</text:p>
          </table:table-cell>
          <table:table-cell/>
        </table:table-row>
        <table:table-row table:style-name="ro1">
          <table:table-cell office:value-type="string">
            <text:p>display properties</text:p>
          </table:table-cell>
          <table:table-cell office:value-type="string">
            <text:p>mostrare proprietà</text:p>
          </table:table-cell>
          <table:table-cell/>
        </table:table-row>
        <table:table-row table:style-name="ro1">
          <table:table-cell office:value-type="string">
            <text:p>display quality</text:p>
          </table:table-cell>
          <table:table-cell office:value-type="string">
            <text:p>qualità di visualizzazione</text:p>
          </table:table-cell>
          <table:table-cell/>
        </table:table-row>
        <table:table-row table:style-name="ro1">
          <table:table-cell office:value-type="string">
            <text:p>display report</text:p>
          </table:table-cell>
          <table:table-cell office:value-type="string">
            <text:p>visualizzare rapporto</text:p>
          </table:table-cell>
          <table:table-cell/>
        </table:table-row>
        <table:table-row table:style-name="ro1">
          <table:table-cell office:value-type="string">
            <text:p>display warning</text:p>
          </table:table-cell>
          <table:table-cell office:value-type="string">
            <text:p>mostrare avviso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office:value-type="string">
            <text:p>mostrare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office:value-type="string">
            <text:p>visualizzazione</text:p>
          </table:table-cell>
          <table:table-cell/>
        </table:table-row>
        <table:table-row table:style-name="ro1">
          <table:table-cell office:value-type="string">
            <text:p>displaywrite import</text:p>
          </table:table-cell>
          <table:table-cell office:value-type="string">
            <text:p>importazione displaywrite</text:p>
          </table:table-cell>
          <table:table-cell/>
        </table:table-row>
        <table:table-row table:style-name="ro1">
          <table:table-cell office:value-type="string">
            <text:p>dissertation</text:p>
          </table:table-cell>
          <table:table-cell office:value-type="string">
            <text:p>dottorato di ricerca</text:p>
          </table:table-cell>
          <table:table-cell/>
        </table:table-row>
        <table:table-row table:style-name="ro1">
          <table:table-cell office:value-type="string">
            <text:p>dissolve</text:p>
          </table:table-cell>
          <table:table-cell office:value-type="string">
            <text:p>risolvi</text:p>
          </table:table-cell>
          <table:table-cell/>
        </table:table-row>
        <table:table-row table:style-name="ro1">
          <table:table-cell office:value-type="string">
            <text:p>distance</text:p>
          </table:table-cell>
          <table:table-cell office:value-type="string">
            <text:p>distanza</text:p>
          </table:table-cell>
          <table:table-cell/>
        </table:table-row>
        <table:table-row table:style-name="ro1">
          <table:table-cell office:value-type="string">
            <text:p>distinct values</text:p>
          </table:table-cell>
          <table:table-cell office:value-type="string">
            <text:p>valori univoci</text:p>
          </table:table-cell>
          <table:table-cell/>
        </table:table-row>
        <table:table-row table:style-name="ro1">
          <table:table-cell office:value-type="string">
            <text:p>distort</text:p>
          </table:table-cell>
          <table:table-cell office:value-type="string">
            <text:p>distorcere</text:p>
          </table:table-cell>
          <table:table-cell/>
        </table:table-row>
        <table:table-row table:style-name="ro1">
          <table:table-cell office:value-type="string">
            <text:p>distribute selected objects</text:p>
          </table:table-cell>
          <table:table-cell office:value-type="string">
            <text:p>distribuire gli oggetti della selezione</text:p>
          </table:table-cell>
          <table:table-cell/>
        </table:table-row>
        <table:table-row table:style-name="ro1">
          <table:table-cell office:value-type="string">
            <text:p>distribute</text:p>
          </table:table-cell>
          <table:table-cell office:value-type="string">
            <text:p>distribuire</text:p>
          </table:table-cell>
          <table:table-cell/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distribuzione</text:p>
          </table:table-cell>
          <table:table-cell/>
        </table:table-row>
        <table:table-row table:style-name="ro1">
          <table:table-cell office:value-type="string">
            <text:p>divide</text:p>
          </table:table-cell>
          <table:table-cell office:value-type="string">
            <text:p>dividere</text:p>
          </table:table-cell>
          <table:table-cell/>
        </table:table-row>
        <table:table-row table:style-name="ro1">
          <table:table-cell office:value-type="string">
            <text:p>dividend</text:p>
          </table:table-cell>
          <table:table-cell office:value-type="string">
            <text:p>dividendo</text:p>
          </table:table-cell>
          <table:table-cell/>
        </table:table-row>
        <table:table-row table:style-name="ro1">
          <table:table-cell office:value-type="string">
            <text:p>division (slash)</text:p>
          </table:table-cell>
          <table:table-cell office:value-type="string">
            <text:p>divisione (barra)</text:p>
          </table:table-cell>
          <table:table-cell/>
        </table:table-row>
        <table:table-row table:style-name="ro1">
          <table:table-cell office:value-type="string">
            <text:p>division by zero</text:p>
          </table:table-cell>
          <table:table-cell office:value-type="string">
            <text:p>diviso zero</text:p>
          </table:table-cell>
          <table:table-cell/>
        </table:table-row>
        <table:table-row table:style-name="ro1">
          <table:table-cell office:value-type="string">
            <text:p>divisor</text:p>
          </table:table-cell>
          <table:table-cell office:value-type="string">
            <text:p>divisore</text:p>
          </table:table-cell>
          <table:table-cell/>
        </table:table-row>
        <table:table-row table:style-name="ro1">
          <table:table-cell table:number-columns-repeated="2" office:value-type="string">
            <text:p>DN</text:p>
          </table:table-cell>
          <table:table-cell office:value-type="string">
            <text:p>Distinguished Name </text:p>
          </table:table-cell>
        </table:table-row>
        <table:table-row table:style-name="ro1">
          <table:table-cell office:value-type="string">
            <text:p>dns server</text:p>
          </table:table-cell>
          <table:table-cell office:value-type="string">
            <text:p>server dns</text:p>
          </table:table-cell>
          <table:table-cell/>
        </table:table-row>
        <table:table-row table:style-name="ro1">
          <table:table-cell office:value-type="string">
            <text:p>do not delete</text:p>
          </table:table-cell>
          <table:table-cell office:value-type="string">
            <text:p>non eliminare</text:p>
          </table:table-cell>
          <table:table-cell/>
        </table:table-row>
        <table:table-row table:style-name="ro1">
          <table:table-cell office:value-type="string">
            <text:p>do not import</text:p>
          </table:table-cell>
          <table:table-cell office:value-type="string">
            <text:p>non importare</text:p>
          </table:table-cell>
          <table:table-cell/>
        </table:table-row>
        <table:table-row table:style-name="ro1">
          <table:table-cell office:value-type="string">
            <text:p>do not invert</text:p>
          </table:table-cell>
          <table:table-cell office:value-type="string">
            <text:p>non invertire</text:p>
          </table:table-cell>
          <table:table-cell/>
        </table:table-row>
        <table:table-row table:style-name="ro1">
          <table:table-cell office:value-type="string">
            <text:p>do not run</text:p>
          </table:table-cell>
          <table:table-cell office:value-type="string">
            <text:p>non eseguire</text:p>
          </table:table-cell>
          <table:table-cell/>
        </table:table-row>
        <table:table-row table:style-name="ro1">
          <table:table-cell office:value-type="string">
            <text:p>do not save</text:p>
          </table:table-cell>
          <table:table-cell office:value-type="string">
            <text:p>Non salvare</text:p>
          </table:table-cell>
          <table:table-cell/>
        </table:table-row>
        <table:table-row table:style-name="ro1">
          <table:table-cell office:value-type="string">
            <text:p>do not split</text:p>
          </table:table-cell>
          <table:table-cell office:value-type="string">
            <text:p>non separare</text:p>
          </table:table-cell>
          <table:table-cell/>
        </table:table-row>
        <table:table-row table:style-name="ro1">
          <table:table-cell office:value-type="string">
            <text:p>doc information</text:p>
          </table:table-cell>
          <table:table-cell office:value-type="string">
            <text:p>info documento</text:p>
          </table:table-cell>
          <table:table-cell/>
        </table:table-row>
        <table:table-row table:style-name="ro1">
          <table:table-cell office:value-type="string">
            <text:p>docked toolbar</text:p>
          </table:table-cell>
          <table:table-cell office:value-type="string">
            <text:p>barra strumenti agganciata</text:p>
          </table:table-cell>
          <table:table-cell/>
        </table:table-row>
        <table:table-row table:style-name="ro1">
          <table:table-cell office:value-type="string">
            <text:p>docking/floating</text:p>
          </table:table-cell>
          <table:table-cell office:value-type="string">
            <text:p>aggancio/separazione</text:p>
          </table:table-cell>
          <table:table-cell/>
        </table:table-row>
        <table:table-row table:style-name="ro1">
          <table:table-cell office:value-type="string">
            <text:p>dock/undock windows</text:p>
          </table:table-cell>
          <table:table-cell office:value-type="string">
            <text:p>ancorare/sganciare finestra</text:p>
          </table:table-cell>
          <table:table-cell/>
        </table:table-row>
        <table:table-row table:style-name="ro1">
          <table:table-cell office:value-type="string">
            <text:p>document already open</text:p>
          </table:table-cell>
          <table:table-cell office:value-type="string">
            <text:p>documento già aperto ed attivato</text:p>
          </table:table-cell>
          <table:table-cell/>
        </table:table-row>
        <table:table-row table:style-name="ro1">
          <table:table-cell office:value-type="string">
            <text:p>document as e-mail</text:p>
          </table:table-cell>
          <table:table-cell office:value-type="string">
            <text:p>documento come eMail</text:p>
          </table:table-cell>
          <table:table-cell/>
        </table:table-row>
        <table:table-row table:style-name="ro1">
          <table:table-cell office:value-type="string">
            <text:p>document background</text:p>
          </table:table-cell>
          <table:table-cell office:value-type="string">
            <text:p>colore di sfondo documento</text:p>
          </table:table-cell>
          <table:table-cell/>
        </table:table-row>
        <table:table-row table:style-name="ro1">
          <table:table-cell office:value-type="string">
            <text:p>document boundaries</text:p>
          </table:table-cell>
          <table:table-cell office:value-type="string">
            <text:p>margini documento</text:p>
          </table:table-cell>
          <table:table-cell/>
        </table:table-row>
        <table:table-row table:style-name="ro1">
          <table:table-cell office:value-type="string">
            <text:p>document contents</text:p>
          </table:table-cell>
          <table:table-cell office:value-type="string">
            <text:p>contenuto dei documenti</text:p>
          </table:table-cell>
          <table:table-cell/>
        </table:table-row>
        <table:table-row table:style-name="ro1">
          <table:table-cell office:value-type="string">
            <text:p>document converter</text:p>
          </table:table-cell>
          <table:table-cell office:value-type="string">
            <text:p>convertitore di documenti</text:p>
          </table:table-cell>
          <table:table-cell/>
        </table:table-row>
        <table:table-row table:style-name="ro1">
          <table:table-cell office:value-type="string">
            <text:p>document converter</text:p>
          </table:table-cell>
          <table:table-cell office:value-type="string">
            <text:p>convertitore di documenti</text:p>
          </table:table-cell>
          <table:table-cell/>
        </table:table-row>
        <table:table-row table:style-name="ro1">
          <table:table-cell office:value-type="string">
            <text:p>document count</text:p>
          </table:table-cell>
          <table:table-cell office:value-type="string">
            <text:p>numero di documenti</text:p>
          </table:table-cell>
          <table:table-cell/>
        </table:table-row>
        <table:table-row table:style-name="ro1">
          <table:table-cell office:value-type="string">
            <text:p>document from abstract</text:p>
          </table:table-cell>
          <table:table-cell office:value-type="string">
            <text:p>crea documento dal sunto</text:p>
          </table:table-cell>
          <table:table-cell/>
        </table:table-row>
        <table:table-row table:style-name="ro1">
          <table:table-cell office:value-type="string">
            <text:p>document is read-only</text:p>
          </table:table-cell>
          <table:table-cell office:value-type="string">
            <text:p>il documento è protetto</text:p>
          </table:table-cell>
          <table:table-cell/>
        </table:table-row>
        <table:table-row table:style-name="ro1">
          <table:table-cell office:value-type="string">
            <text:p>document language</text:p>
          </table:table-cell>
          <table:table-cell office:value-type="string">
            <text:p>lingua del documento</text:p>
          </table:table-cell>
          <table:table-cell/>
        </table:table-row>
        <table:table-row table:style-name="ro1">
          <table:table-cell office:value-type="string">
            <text:p>document link</text:p>
          </table:table-cell>
          <table:table-cell office:value-type="string">
            <text:p>collegamento al documento</text:p>
          </table:table-cell>
          <table:table-cell/>
        </table:table-row>
        <table:table-row table:style-name="ro1">
          <table:table-cell office:value-type="string">
            <text:p>document manager</text:p>
          </table:table-cell>
          <table:table-cell office:value-type="string">
            <text:p>gestione documento</text:p>
          </table:table-cell>
          <table:table-cell/>
        </table:table-row>
        <table:table-row table:style-name="ro1">
          <table:table-cell office:value-type="string">
            <text:p>document mode</text:p>
          </table:table-cell>
          <table:table-cell office:value-type="string">
            <text:p>modo documento</text:p>
          </table:table-cell>
          <table:table-cell/>
        </table:table-row>
        <table:table-row table:style-name="ro1">
          <table:table-cell office:value-type="string">
            <text:p>document number</text:p>
          </table:table-cell>
          <table:table-cell office:value-type="string">
            <text:p>numero revisioni</text:p>
          </table:table-cell>
          <table:table-cell office:value-type="string">
            <text:p>In the menu File – Properties </text:p>
          </table:table-cell>
        </table:table-row>
        <table:table-row table:style-name="ro1">
          <table:table-cell office:value-type="string">
            <text:p>document options</text:p>
          </table:table-cell>
          <table:table-cell office:value-type="string">
            <text:p>opzioni di documento</text:p>
          </table:table-cell>
          <table:table-cell/>
        </table:table-row>
        <table:table-row table:style-name="ro1">
          <table:table-cell office:value-type="string">
            <text:p>document position</text:p>
          </table:table-cell>
          <table:table-cell office:value-type="string">
            <text:p>posizione documento</text:p>
          </table:table-cell>
          <table:table-cell/>
        </table:table-row>
        <table:table-row table:style-name="ro1">
          <table:table-cell office:value-type="string">
            <text:p>document properties</text:p>
          </table:table-cell>
          <table:table-cell office:value-type="string">
            <text:p>proprietà documento</text:p>
          </table:table-cell>
          <table:table-cell/>
        </table:table-row>
        <table:table-row table:style-name="ro1">
          <table:table-cell office:value-type="string">
            <text:p>document statistics</text:p>
          </table:table-cell>
          <table:table-cell office:value-type="string">
            <text:p>statistiche documento</text:p>
          </table:table-cell>
          <table:table-cell/>
        </table:table-row>
        <table:table-row table:style-name="ro1">
          <table:table-cell office:value-type="string">
            <text:p>document status</text:p>
          </table:table-cell>
          <table:table-cell office:value-type="string">
            <text:p>stato del documento</text:p>
          </table:table-cell>
          <table:table-cell/>
        </table:table-row>
        <table:table-row table:style-name="ro1">
          <table:table-cell office:value-type="string">
            <text:p>document type</text:p>
          </table:table-cell>
          <table:table-cell office:value-type="string">
            <text:p>tipo documento</text:p>
          </table:table-cell>
          <table:table-cell/>
        </table:table-row>
        <table:table-row table:style-name="ro1">
          <table:table-cell office:value-type="string">
            <text:p>document view</text:p>
          </table:table-cell>
          <table:table-cell office:value-type="string">
            <text:p>vista documento</text:p>
          </table:table-cell>
          <table:table-cell/>
        </table:table-row>
        <table:table-row table:style-name="ro1">
          <table:table-cell office:value-type="string">
            <text:p>document</text:p>
          </table:table-cell>
          <table:table-cell office:value-type="string">
            <text:p>documento</text:p>
          </table:table-cell>
          <table:table-cell/>
        </table:table-row>
        <table:table-row table:style-name="ro1">
          <table:table-cell office:value-type="string">
            <text:p>does not divide</text:p>
          </table:table-cell>
          <table:table-cell office:value-type="string">
            <text:p>non divide</text:p>
          </table:table-cell>
          <table:table-cell/>
        </table:table-row>
        <table:table-row table:style-name="ro1">
          <table:table-cell office:value-type="string">
            <text:p>domain user</text:p>
          </table:table-cell>
          <table:table-cell office:value-type="string">
            <text:p>dominio utente</text:p>
          </table:table-cell>
          <table:table-cell/>
        </table:table-row>
        <table:table-row table:style-name="ro1">
          <table:table-cell office:value-type="string">
            <text:p>domain</text:p>
          </table:table-cell>
          <table:table-cell office:value-type="string">
            <text:p>area</text:p>
          </table:table-cell>
          <table:table-cell/>
        </table:table-row>
        <table:table-row table:style-name="ro1">
          <table:table-cell office:value-type="string">
            <text:p>don't count lines</text:p>
          </table:table-cell>
          <table:table-cell office:value-type="string">
            <text:p>non contare le righe</text:p>
          </table:table-cell>
          <table:table-cell/>
        </table:table-row>
        <table:table-row table:style-name="ro1">
          <table:table-cell office:value-type="string">
            <text:p>don't display tips</text:p>
          </table:table-cell>
          <table:table-cell office:value-type="string">
            <text:p>non mostrare più i suggerimenti</text:p>
          </table:table-cell>
          <table:table-cell/>
        </table:table-row>
        <table:table-row table:style-name="ro1">
          <table:table-cell office:value-type="string">
            <text:p>don't hide</text:p>
          </table:table-cell>
          <table:table-cell office:value-type="string">
            <text:p>non nascondere</text:p>
          </table:table-cell>
          <table:table-cell/>
        </table:table-row>
        <table:table-row table:style-name="ro1">
          <table:table-cell office:value-type="string">
            <text:p>don't mirror</text:p>
          </table:table-cell>
          <table:table-cell office:value-type="string">
            <text:p>non rispecchiare</text:p>
          </table:table-cell>
          <table:table-cell/>
        </table:table-row>
        <table:table-row table:style-name="ro1">
          <table:table-cell office:value-type="string">
            <text:p>don't print</text:p>
          </table:table-cell>
          <table:table-cell office:value-type="string">
            <text:p>non stampare</text:p>
          </table:table-cell>
          <table:table-cell/>
        </table:table-row>
        <table:table-row table:style-name="ro1">
          <table:table-cell office:value-type="string">
            <text:p>don't split paragraph</text:p>
          </table:table-cell>
          <table:table-cell office:value-type="string">
            <text:p>non dividere paragrafo</text:p>
          </table:table-cell>
          <table:table-cell/>
        </table:table-row>
        <table:table-row table:style-name="ro1">
          <table:table-cell office:value-type="string">
            <text:p>don't split table</text:p>
          </table:table-cell>
          <table:table-cell office:value-type="string">
            <text:p>non separare la tabella</text:p>
          </table:table-cell>
          <table:table-cell/>
        </table:table-row>
        <table:table-row table:style-name="ro1">
          <table:table-cell office:value-type="string">
            <text:p>dos text</text:p>
          </table:table-cell>
          <table:table-cell office:value-type="string">
            <text:p>testo dos</text:p>
          </table:table-cell>
          <table:table-cell/>
        </table:table-row>
        <table:table-row table:style-name="ro1">
          <table:table-cell office:value-type="string">
            <text:p>dot dash (bold)</text:p>
          </table:table-cell>
          <table:table-cell office:value-type="string">
            <text:p>punto tratto grassetto</text:p>
          </table:table-cell>
          <table:table-cell/>
        </table:table-row>
        <table:table-row table:style-name="ro1">
          <table:table-cell office:value-type="string">
            <text:p>dot dash</text:p>
          </table:table-cell>
          <table:table-cell office:value-type="string">
            <text:p>punto tratto</text:p>
          </table:table-cell>
          <table:table-cell/>
        </table:table-row>
        <table:table-row table:style-name="ro1">
          <table:table-cell office:value-type="string">
            <text:p>dot dot dash</text:p>
          </table:table-cell>
          <table:table-cell office:value-type="string">
            <text:p>punto punto tratto</text:p>
          </table:table-cell>
          <table:table-cell/>
        </table:table-row>
        <table:table-row table:style-name="ro1">
          <table:table-cell office:value-type="string">
            <text:p>dot</text:p>
          </table:table-cell>
          <table:table-cell office:value-type="string">
            <text:p>punto</text:p>
          </table:table-cell>
          <table:table-cell/>
        </table:table-row>
        <table:table-row table:style-name="ro1">
          <table:table-cell office:value-type="string">
            <text:p>dots at bottom</text:p>
          </table:table-cell>
          <table:table-cell office:value-type="string">
            <text:p>punti in basso</text:p>
          </table:table-cell>
          <table:table-cell/>
        </table:table-row>
        <table:table-row table:style-name="ro1">
          <table:table-cell office:value-type="string">
            <text:p>dots in middle</text:p>
          </table:table-cell>
          <table:table-cell office:value-type="string">
            <text:p>punti al centro</text:p>
          </table:table-cell>
          <table:table-cell/>
        </table:table-row>
        <table:table-row table:style-name="ro1">
          <table:table-cell office:value-type="string">
            <text:p>dots to bottom</text:p>
          </table:table-cell>
          <table:table-cell office:value-type="string">
            <text:p>punti in basso</text:p>
          </table:table-cell>
          <table:table-cell/>
        </table:table-row>
        <table:table-row table:style-name="ro1">
          <table:table-cell office:value-type="string">
            <text:p>dots to top</text:p>
          </table:table-cell>
          <table:table-cell office:value-type="string">
            <text:p>punti in alto</text:p>
          </table:table-cell>
          <table:table-cell/>
        </table:table-row>
        <table:table-row table:style-name="ro1">
          <table:table-cell office:value-type="string">
            <text:p>dots vertically</text:p>
          </table:table-cell>
          <table:table-cell office:value-type="string">
            <text:p>punti verticali</text:p>
          </table:table-cell>
          <table:table-cell/>
        </table:table-row>
        <table:table-row table:style-name="ro1">
          <table:table-cell office:value-type="string">
            <text:p>dots</text:p>
          </table:table-cell>
          <table:table-cell office:value-type="string">
            <text:p>punti</text:p>
          </table:table-cell>
          <table:table-cell/>
        </table:table-row>
        <table:table-row table:style-name="ro1">
          <table:table-cell office:value-type="string">
            <text:p>dotted (bold)</text:p>
          </table:table-cell>
          <table:table-cell office:value-type="string">
            <text:p>punto grassetto</text:p>
          </table:table-cell>
          <table:table-cell/>
        </table:table-row>
        <table:table-row table:style-name="ro1">
          <table:table-cell office:value-type="string">
            <text:p>dotted underline (bold)</text:p>
          </table:table-cell>
          <table:table-cell office:value-type="string">
            <text:p>sottolineato grassetto punteggiato</text:p>
          </table:table-cell>
          <table:table-cell/>
        </table:table-row>
        <table:table-row table:style-name="ro1">
          <table:table-cell office:value-type="string">
            <text:p>dotted underline</text:p>
          </table:table-cell>
          <table:table-cell office:value-type="string">
            <text:p>sottolineatura punteggiata</text:p>
          </table:table-cell>
          <table:table-cell/>
        </table:table-row>
        <table:table-row table:style-name="ro1">
          <table:table-cell office:value-type="string">
            <text:p>dotted</text:p>
          </table:table-cell>
          <table:table-cell office:value-type="string">
            <text:p>punto</text:p>
          </table:table-cell>
          <table:table-cell/>
        </table:table-row>
        <table:table-row table:style-name="ro1">
          <table:table-cell office:value-type="string">
            <text:p>double arrow left</text:p>
          </table:table-cell>
          <table:table-cell office:value-type="string">
            <text:p>freccia doppia a sinistra</text:p>
          </table:table-cell>
          <table:table-cell/>
        </table:table-row>
        <table:table-row table:style-name="ro1">
          <table:table-cell office:value-type="string">
            <text:p>double arrow right</text:p>
          </table:table-cell>
          <table:table-cell office:value-type="string">
            <text:p>freccia doppia a destra</text:p>
          </table:table-cell>
          <table:table-cell/>
        </table:table-row>
        <table:table-row table:style-name="ro1">
          <table:table-cell office:value-type="string">
            <text:p>double arrow</text:p>
          </table:table-cell>
          <table:table-cell office:value-type="string">
            <text:p>freccia doppia</text:p>
          </table:table-cell>
          <table:table-cell/>
        </table:table-row>
        <table:table-row table:style-name="ro1">
          <table:table-cell office:value-type="string">
            <text:p>double curve integral</text:p>
          </table:table-cell>
          <table:table-cell office:value-type="string">
            <text:p>integrale curvilineo doppio</text:p>
          </table:table-cell>
          <table:table-cell/>
        </table:table-row>
        <table:table-row table:style-name="ro1">
          <table:table-cell office:value-type="string">
            <text:p>double dot</text:p>
          </table:table-cell>
          <table:table-cell office:value-type="string">
            <text:p>due punti</text:p>
          </table:table-cell>
          <table:table-cell/>
        </table:table-row>
        <table:table-row table:style-name="ro1">
          <table:table-cell office:value-type="string">
            <text:p>double integral</text:p>
          </table:table-cell>
          <table:table-cell office:value-type="string">
            <text:p>integrale doppio</text:p>
          </table:table-cell>
          <table:table-cell/>
        </table:table-row>
        <table:table-row table:style-name="ro1">
          <table:table-cell office:value-type="string">
            <text:p>double lines (scalable)</text:p>
          </table:table-cell>
          <table:table-cell office:value-type="string">
            <text:p>linee doppie (in scala)</text:p>
          </table:table-cell>
          <table:table-cell/>
        </table:table-row>
        <table:table-row table:style-name="ro1">
          <table:table-cell office:value-type="string">
            <text:p>double lines</text:p>
          </table:table-cell>
          <table:table-cell office:value-type="string">
            <text:p>linee doppie</text:p>
          </table:table-cell>
          <table:table-cell/>
        </table:table-row>
        <table:table-row table:style-name="ro1">
          <table:table-cell office:value-type="string">
            <text:p>double quotes</text:p>
          </table:table-cell>
          <table:table-cell office:value-type="string">
            <text:p>virgolette doppie</text:p>
          </table:table-cell>
          <table:table-cell/>
        </table:table-row>
        <table:table-row table:style-name="ro1">
          <table:table-cell office:value-type="string">
            <text:p>double square brackets</text:p>
          </table:table-cell>
          <table:table-cell office:value-type="string">
            <text:p>parentesi quadre doppie</text:p>
          </table:table-cell>
          <table:table-cell/>
        </table:table-row>
        <table:table-row table:style-name="ro1">
          <table:table-cell office:value-type="string">
            <text:p>double strikethrough</text:p>
          </table:table-cell>
          <table:table-cell office:value-type="string">
            <text:p>barrato doppio</text:p>
          </table:table-cell>
          <table:table-cell/>
        </table:table-row>
        <table:table-row table:style-name="ro1">
          <table:table-cell office:value-type="string">
            <text:p>double underlne</text:p>
          </table:table-cell>
          <table:table-cell office:value-type="string">
            <text:p>sottolineatura doppia</text:p>
          </table:table-cell>
          <table:table-cell/>
        </table:table-row>
        <table:table-row table:style-name="ro1">
          <table:table-cell office:value-type="string">
            <text:p>double wave</text:p>
          </table:table-cell>
          <table:table-cell office:value-type="string">
            <text:p>ondulato doppio</text:p>
          </table:table-cell>
          <table:table-cell/>
        </table:table-row>
        <table:table-row table:style-name="ro1">
          <table:table-cell office:value-type="string">
            <text:p>double</text:p>
          </table:table-cell>
          <table:table-cell office:value-type="string">
            <text:p>doppia</text:p>
          </table:table-cell>
          <table:table-cell/>
        </table:table-row>
        <table:table-row table:style-name="ro1">
          <table:table-cell office:value-type="string">
            <text:p>double-angled line</text:p>
          </table:table-cell>
          <table:table-cell office:value-type="string">
            <text:p>linea angolata due volte</text:p>
          </table:table-cell>
          <table:table-cell/>
        </table:table-row>
        <table:table-row table:style-name="ro1">
          <table:table-cell office:value-type="string">
            <text:p>double-lined</text:p>
          </table:table-cell>
          <table:table-cell office:value-type="string">
            <text:p>due righe</text:p>
          </table:table-cell>
          <table:table-cell/>
        </table:table-row>
        <table:table-row table:style-name="ro1">
          <table:table-cell office:value-type="string">
            <text:p>double-sided</text:p>
          </table:table-cell>
          <table:table-cell office:value-type="string">
            <text:p>due pagine</text:p>
          </table:table-cell>
          <table:table-cell/>
        </table:table-row>
        <table:table-row table:style-name="ro1">
          <table:table-cell office:value-type="string">
            <text:p>down arrow</text:p>
          </table:table-cell>
          <table:table-cell office:value-type="string">
            <text:p>(Freccia Su)</text:p>
          </table:table-cell>
          <table:table-cell office:value-type="string">
            <text:p>Keyboard </text:p>
          </table:table-cell>
        </table:table-row>
        <table:table-row table:style-name="ro1">
          <table:table-cell office:value-type="string">
            <text:p>down arrow</text:p>
          </table:table-cell>
          <table:table-cell office:value-type="string">
            <text:p>freccia in basso</text:p>
          </table:table-cell>
          <table:table-cell office:value-type="string">
            <text:p>graphic arrow </text:p>
          </table:table-cell>
        </table:table-row>
        <table:table-row table:style-name="ro1">
          <table:table-cell office:value-type="string">
            <text:p>down one level</text:p>
          </table:table-cell>
          <table:table-cell office:value-type="string">
            <text:p>un livello più in alto</text:p>
          </table:table-cell>
          <table:table-cell/>
        </table:table-row>
        <table:table-row table:style-name="ro1">
          <table:table-cell office:value-type="string">
            <text:p>down</text:p>
          </table:table-cell>
          <table:table-cell office:value-type="string">
            <text:p>in basso</text:p>
          </table:table-cell>
          <table:table-cell/>
        </table:table-row>
        <table:table-row table:style-name="ro1">
          <table:table-cell table:number-columns-repeated="2" office:value-type="string">
            <text:p>download</text:p>
          </table:table-cell>
          <table:table-cell/>
        </table:table-row>
        <table:table-row table:style-name="ro1">
          <table:table-cell office:value-type="string">
            <text:p>download</text:p>
          </table:table-cell>
          <table:table-cell office:value-type="string">
            <text:p>scaricare</text:p>
          </table:table-cell>
          <table:table-cell/>
        </table:table-row>
        <table:table-row table:style-name="ro1">
          <table:table-cell office:value-type="string">
            <text:p>downwards</text:p>
          </table:table-cell>
          <table:table-cell office:value-type="string">
            <text:p>in basso</text:p>
          </table:table-cell>
          <table:table-cell/>
        </table:table-row>
        <table:table-row table:style-name="ro1">
          <table:table-cell office:value-type="string">
            <text:p>drag and drop</text:p>
          </table:table-cell>
          <table:table-cell office:value-type="string">
            <text:p>Drag&amp;Drop</text:p>
          </table:table-cell>
          <table:table-cell/>
        </table:table-row>
        <table:table-row table:style-name="ro1">
          <table:table-cell office:value-type="string">
            <text:p>drag mode</text:p>
          </table:table-cell>
          <table:table-cell office:value-type="string">
            <text:p>trascinamento</text:p>
          </table:table-cell>
          <table:table-cell/>
        </table:table-row>
        <table:table-row table:style-name="ro1">
          <table:table-cell office:value-type="string">
            <text:p>draw functions</text:p>
          </table:table-cell>
          <table:table-cell office:value-type="string">
            <text:p>funzioni di disegno</text:p>
          </table:table-cell>
          <table:table-cell/>
        </table:table-row>
        <table:table-row table:style-name="ro1">
          <table:table-cell office:value-type="string">
            <text:p>draw object bar</text:p>
          </table:table-cell>
          <table:table-cell office:value-type="string">
            <text:p>barra degli oggetti per disegno</text:p>
          </table:table-cell>
          <table:table-cell/>
        </table:table-row>
        <table:table-row table:style-name="ro1">
          <table:table-cell office:value-type="string">
            <text:p>draw object bar/graphics</text:p>
          </table:table-cell>
          <table:table-cell office:value-type="string">
            <text:p>barra degli oggetti disegno/immagine</text:p>
          </table:table-cell>
          <table:table-cell/>
        </table:table-row>
        <table:table-row table:style-name="ro1">
          <table:table-cell office:value-type="string">
            <text:p>draw object text</text:p>
          </table:table-cell>
          <table:table-cell office:value-type="string">
            <text:p>oggetto di disegno testo</text:p>
          </table:table-cell>
          <table:table-cell/>
        </table:table-row>
        <table:table-row table:style-name="ro1">
          <table:table-cell office:value-type="string">
            <text:p>draw object</text:p>
          </table:table-cell>
          <table:table-cell office:value-type="string">
            <text:p>oggetto di disegno</text:p>
          </table:table-cell>
          <table:table-cell/>
        </table:table-row>
        <table:table-row table:style-name="ro1">
          <table:table-cell office:value-type="string">
            <text:p>draw object(s)</text:p>
          </table:table-cell>
          <table:table-cell office:value-type="string">
            <text:p>oggetto(i) di disegno</text:p>
          </table:table-cell>
          <table:table-cell/>
        </table:table-row>
        <table:table-row table:style-name="ro1">
          <table:table-cell office:value-type="string">
            <text:p>draw text</text:p>
          </table:table-cell>
          <table:table-cell office:value-type="string">
            <text:p>testo di disegno</text:p>
          </table:table-cell>
          <table:table-cell/>
        </table:table-row>
        <table:table-row table:style-name="ro1">
          <table:table-cell office:value-type="string">
            <text:p>draw toolbar/graphics</text:p>
          </table:table-cell>
          <table:table-cell office:value-type="string">
            <text:p>barra degli oggetti disegno/immagine</text:p>
          </table:table-cell>
          <table:table-cell/>
        </table:table-row>
        <table:table-row table:style-name="ro1">
          <table:table-cell office:value-type="string">
            <text:p>drawing format</text:p>
          </table:table-cell>
          <table:table-cell office:value-type="string">
            <text:p>formato disegno</text:p>
          </table:table-cell>
          <table:table-cell/>
        </table:table-row>
        <table:table-row table:style-name="ro1">
          <table:table-cell office:value-type="string">
            <text:p>drawing object bar</text:p>
          </table:table-cell>
          <table:table-cell office:value-type="string">
            <text:p>barra degli oggetti per disegno</text:p>
          </table:table-cell>
          <table:table-cell/>
        </table:table-row>
        <table:table-row table:style-name="ro1">
          <table:table-cell office:value-type="string">
            <text:p>drawing objects</text:p>
          </table:table-cell>
          <table:table-cell office:value-type="string">
            <text:p>oggetti di disegno</text:p>
          </table:table-cell>
          <table:table-cell/>
        </table:table-row>
        <table:table-row table:style-name="ro1">
          <table:table-cell office:value-type="string">
            <text:p>drawing scale</text:p>
          </table:table-cell>
          <table:table-cell office:value-type="string">
            <text:p>scala di disegno</text:p>
          </table:table-cell>
          <table:table-cell/>
        </table:table-row>
        <table:table-row table:style-name="ro1">
          <table:table-cell office:value-type="string">
            <text:p>drawing view</text:p>
          </table:table-cell>
          <table:table-cell office:value-type="string">
            <text:p>modo disegno</text:p>
          </table:table-cell>
          <table:table-cell office:value-type="string">
            <text:p>vista disegno</text:p>
          </table:table-cell>
        </table:table-row>
        <table:table-row table:style-name="ro1">
          <table:table-cell office:value-type="string">
            <text:p>drawing</text:p>
          </table:table-cell>
          <table:table-cell office:value-type="string">
            <text:p>disegno</text:p>
          </table:table-cell>
          <table:table-cell/>
        </table:table-row>
        <table:table-row table:style-name="ro1">
          <table:table-cell office:value-type="string">
            <text:p>drawings and controls</text:p>
          </table:table-cell>
          <table:table-cell office:value-type="string">
            <text:p>disegni e controlli</text:p>
          </table:table-cell>
          <table:table-cell/>
        </table:table-row>
        <table:table-row table:style-name="ro1">
          <table:table-cell office:value-type="string">
            <text:p>drawings toolbar</text:p>
          </table:table-cell>
          <table:table-cell office:value-type="string">
            <text:p>barra degli oggetti per disegno</text:p>
          </table:table-cell>
          <table:table-cell/>
        </table:table-row>
        <table:table-row table:style-name="ro1">
          <table:table-cell table:number-columns-repeated="2" office:value-type="string">
            <text:p>drive</text:p>
          </table:table-cell>
          <table:table-cell/>
        </table:table-row>
        <table:table-row table:style-name="ro1">
          <table:table-cell office:value-type="string">
            <text:p>driver directory</text:p>
          </table:table-cell>
          <table:table-cell office:value-type="string">
            <text:p>cartella driver</text:p>
          </table:table-cell>
          <table:table-cell/>
        </table:table-row>
        <table:table-row table:style-name="ro1">
          <table:table-cell office:value-type="string">
            <text:p>driver installation</text:p>
          </table:table-cell>
          <table:table-cell office:value-type="string">
            <text:p>installazione driver</text:p>
          </table:table-cell>
          <table:table-cell/>
        </table:table-row>
        <table:table-row table:style-name="ro1">
          <table:table-cell office:value-type="string">
            <text:p>driver name</text:p>
          </table:table-cell>
          <table:table-cell office:value-type="string">
            <text:p>nome driver</text:p>
          </table:table-cell>
          <table:table-cell/>
        </table:table-row>
        <table:table-row table:style-name="ro1">
          <table:table-cell office:value-type="string">
            <text:p>driver settings</text:p>
          </table:table-cell>
          <table:table-cell office:value-type="string">
            <text:p>impostazioni drive</text:p>
          </table:table-cell>
          <table:table-cell/>
        </table:table-row>
        <table:table-row table:style-name="ro1">
          <table:table-cell table:number-columns-repeated="2" office:value-type="string">
            <text:p>driver</text:p>
          </table:table-cell>
          <table:table-cell/>
        </table:table-row>
        <table:table-row table:style-name="ro1">
          <table:table-cell office:value-type="string">
            <text:p>drop caps</text:p>
          </table:table-cell>
          <table:table-cell office:value-type="string">
            <text:p>capolettera</text:p>
          </table:table-cell>
          <table:table-cell/>
        </table:table-row>
        <table:table-row table:style-name="ro1">
          <table:table-cell office:value-type="string">
            <text:p>drop down</text:p>
          </table:table-cell>
          <table:table-cell office:value-type="string">
            <text:p>mostra</text:p>
          </table:table-cell>
          <table:table-cell/>
        </table:table-row>
        <table:table-row table:style-name="ro1">
          <table:table-cell office:value-type="string">
            <text:p>dropdown</text:p>
          </table:table-cell>
          <table:table-cell office:value-type="string">
            <text:p>apribile</text:p>
          </table:table-cell>
          <table:table-cell/>
        </table:table-row>
        <table:table-row table:style-name="ro1">
          <table:table-cell office:value-type="string">
            <text:p>droplets</text:p>
          </table:table-cell>
          <table:table-cell office:value-type="string">
            <text:p>gocce</text:p>
          </table:table-cell>
          <table:table-cell/>
        </table:table-row>
        <table:table-row table:style-name="ro1">
          <table:table-cell table:number-columns-repeated="2" office:value-type="string">
            <text:p>DTD</text:p>
          </table:table-cell>
          <table:table-cell office:value-type="string">
            <text:p>document type definition </text:p>
          </table:table-cell>
        </table:table-row>
        <table:table-row table:style-name="ro1">
          <table:table-cell table:number-columns-repeated="2" office:value-type="string">
            <text:p>DTLB</text:p>
          </table:table-cell>
          <table:table-cell/>
        </table:table-row>
        <table:table-row table:style-name="ro1">
          <table:table-cell table:number-columns-repeated="2" office:value-type="string">
            <text:p>duplex</text:p>
          </table:table-cell>
          <table:table-cell/>
        </table:table-row>
        <table:table-row table:style-name="ro1">
          <table:table-cell office:value-type="string">
            <text:p>duplicate definition</text:p>
          </table:table-cell>
          <table:table-cell office:value-type="string">
            <text:p>definizione doppia</text:p>
          </table:table-cell>
          <table:table-cell/>
        </table:table-row>
        <table:table-row table:style-name="ro1">
          <table:table-cell office:value-type="string">
            <text:p>duplicate section name</text:p>
          </table:table-cell>
          <table:table-cell office:value-type="string">
            <text:p>nome area doppio</text:p>
          </table:table-cell>
          <table:table-cell/>
        </table:table-row>
        <table:table-row table:style-name="ro1">
          <table:table-cell office:value-type="string">
            <text:p>duplicate slide</text:p>
          </table:table-cell>
          <table:table-cell office:value-type="string">
            <text:p>duplicare pagina</text:p>
          </table:table-cell>
          <table:table-cell/>
        </table:table-row>
        <table:table-row table:style-name="ro1">
          <table:table-cell office:value-type="string">
            <text:p>duplicate</text:p>
          </table:table-cell>
          <table:table-cell office:value-type="string">
            <text:p>duplicare</text:p>
          </table:table-cell>
          <table:table-cell/>
        </table:table-row>
        <table:table-row table:style-name="ro1">
          <table:table-cell office:value-type="string">
            <text:p>duration</text:p>
          </table:table-cell>
          <table:table-cell office:value-type="string">
            <text:p>durata</text:p>
          </table:table-cell>
          <table:table-cell/>
        </table:table-row>
        <table:table-row table:style-name="ro1">
          <table:table-cell office:value-type="string">
            <text:p>dynamic report template</text:p>
          </table:table-cell>
          <table:table-cell office:value-type="string">
            <text:p>modello dinamico per rapporto</text:p>
          </table:table-cell>
          <table:table-cell/>
        </table:table-row>
        <table:table-row table:style-name="ro1">
          <table:table-cell office:value-type="string">
            <text:p>dynamic-bidding system</text:p>
          </table:table-cell>
          <table:table-cell office:value-type="string">
            <text:p>sistema dinamico per le offerte</text:p>
          </table:table-cell>
          <table:table-cell/>
        </table:table-row>
        <table:table-row table:style-name="ro1">
          <table:table-cell office:value-type="string">
            <text:p>early-access</text:p>
          </table:table-cell>
          <table:table-cell office:value-type="string">
            <text:p>accesso iniziale</text:p>
          </table:table-cell>
          <table:table-cell office:value-type="string">
            <text:p>in contesti come 'accesso iniziale del software xyz' </text:p>
          </table:table-cell>
        </table:table-row>
        <table:table-row table:style-name="ro1">
          <table:table-cell office:value-type="string">
            <text:p>ECC-protected</text:p>
          </table:table-cell>
          <table:table-cell office:value-type="string">
            <text:p>protetto con algoritmo ECC</text:p>
          </table:table-cell>
          <table:table-cell/>
        </table:table-row>
        <table:table-row table:style-name="ro1">
          <table:table-cell office:value-type="string">
            <text:p>ECC-protected</text:p>
          </table:table-cell>
          <table:table-cell office:value-type="string">
            <text:p>protetto con algoritmo ECC</text:p>
          </table:table-cell>
          <table:table-cell/>
        </table:table-row>
        <table:table-row table:style-name="ro1">
          <table:table-cell table:number-columns-repeated="2" office:value-type="string">
            <text:p>EDGE (Enhanced Data GSM Environment)</text:p>
          </table:table-cell>
          <table:table-cell/>
        </table:table-row>
        <table:table-row table:style-name="ro1">
          <table:table-cell table:number-columns-repeated="2" office:value-type="string">
            <text:p>edge server</text:p>
          </table:table-cell>
          <table:table-cell/>
        </table:table-row>
        <table:table-row table:style-name="ro1">
          <table:table-cell office:value-type="string">
            <text:p>edge service</text:p>
          </table:table-cell>
          <table:table-cell office:value-type="string">
            <text:p>servizio "marginale" emergente</text:p>
          </table:table-cell>
          <table:table-cell/>
        </table:table-row>
        <table:table-row table:style-name="ro1">
          <table:table-cell office:value-type="string">
            <text:p>edit 3D view</text:p>
          </table:table-cell>
          <table:table-cell office:value-type="string">
            <text:p>modificare vista 3D</text:p>
          </table:table-cell>
          <table:table-cell/>
        </table:table-row>
        <table:table-row table:style-name="ro1">
          <table:table-cell office:value-type="string">
            <text:p>edit all axes</text:p>
          </table:table-cell>
          <table:table-cell office:value-type="string">
            <text:p>modificare tutti gli assi</text:p>
          </table:table-cell>
          <table:table-cell/>
        </table:table-row>
        <table:table-row table:style-name="ro1">
          <table:table-cell office:value-type="string">
            <text:p>edit all titles</text:p>
          </table:table-cell>
          <table:table-cell office:value-type="string">
            <text:p>modificare tutti i titoli</text:p>
          </table:table-cell>
          <table:table-cell/>
        </table:table-row>
        <table:table-row table:style-name="ro1">
          <table:table-cell office:value-type="string">
            <text:p>edit applet</text:p>
          </table:table-cell>
          <table:table-cell office:value-type="string">
            <text:p>modificare applet</text:p>
          </table:table-cell>
          <table:table-cell/>
        </table:table-row>
        <table:table-row table:style-name="ro1">
          <table:table-cell office:value-type="string">
            <text:p>edit autotext</text:p>
          </table:table-cell>
          <table:table-cell office:value-type="string">
            <text:p>modificare testo automatico</text:p>
          </table:table-cell>
          <table:table-cell/>
        </table:table-row>
        <table:table-row table:style-name="ro1">
          <table:table-cell office:value-type="string">
            <text:p>edit axis</text:p>
          </table:table-cell>
          <table:table-cell office:value-type="string">
            <text:p>modificare asse</text:p>
          </table:table-cell>
          <table:table-cell/>
        </table:table-row>
        <table:table-row table:style-name="ro1">
          <table:table-cell office:value-type="string">
            <text:p>edit bibliography entry</text:p>
          </table:table-cell>
          <table:table-cell office:value-type="string">
            <text:p>modificare voce bibliografica</text:p>
          </table:table-cell>
          <table:table-cell/>
        </table:table-row>
        <table:table-row table:style-name="ro1">
          <table:table-cell office:value-type="string">
            <text:p>edit categories</text:p>
          </table:table-cell>
          <table:table-cell office:value-type="string">
            <text:p>modificare categorie</text:p>
          </table:table-cell>
          <table:table-cell/>
        </table:table-row>
        <table:table-row table:style-name="ro1">
          <table:table-cell office:value-type="string">
            <text:p>edit cell style</text:p>
          </table:table-cell>
          <table:table-cell office:value-type="string">
            <text:p>modificare modello di cella</text:p>
          </table:table-cell>
          <table:table-cell/>
        </table:table-row>
        <table:table-row table:style-name="ro1">
          <table:table-cell office:value-type="string">
            <text:p>edit changes</text:p>
          </table:table-cell>
          <table:table-cell office:value-type="string">
            <text:p>modificare cambiamenti</text:p>
          </table:table-cell>
          <table:table-cell/>
        </table:table-row>
        <table:table-row table:style-name="ro1">
          <table:table-cell office:value-type="string">
            <text:p>edit chart area</text:p>
          </table:table-cell>
          <table:table-cell office:value-type="string">
            <text:p>modificare area diagramma</text:p>
          </table:table-cell>
          <table:table-cell/>
        </table:table-row>
        <table:table-row table:style-name="ro1">
          <table:table-cell office:value-type="string">
            <text:p>edit chart data</text:p>
          </table:table-cell>
          <table:table-cell office:value-type="string">
            <text:p>modificare dati di diagramma</text:p>
          </table:table-cell>
          <table:table-cell/>
        </table:table-row>
        <table:table-row table:style-name="ro1">
          <table:table-cell office:value-type="string">
            <text:p>edit chart floor</text:p>
          </table:table-cell>
          <table:table-cell office:value-type="string">
            <text:p>modificare pavimento del diagramma</text:p>
          </table:table-cell>
          <table:table-cell/>
        </table:table-row>
        <table:table-row table:style-name="ro1">
          <table:table-cell office:value-type="string">
            <text:p>edit chart type</text:p>
          </table:table-cell>
          <table:table-cell office:value-type="string">
            <text:p>modificare tipo di diagramma</text:p>
          </table:table-cell>
          <table:table-cell/>
        </table:table-row>
        <table:table-row table:style-name="ro1">
          <table:table-cell office:value-type="string">
            <text:p>edit chart wall</text:p>
          </table:table-cell>
          <table:table-cell office:value-type="string">
            <text:p>modificare parete del diagramma</text:p>
          </table:table-cell>
          <table:table-cell/>
        </table:table-row>
        <table:table-row table:style-name="ro1">
          <table:table-cell office:value-type="string">
            <text:p>edit column description</text:p>
          </table:table-cell>
          <table:table-cell office:value-type="string">
            <text:p>cambia descrizione colonna</text:p>
          </table:table-cell>
          <table:table-cell/>
        </table:table-row>
        <table:table-row table:style-name="ro1">
          <table:table-cell office:value-type="string">
            <text:p>edit comment</text:p>
          </table:table-cell>
          <table:table-cell office:value-type="string">
            <text:p>modificare commento</text:p>
          </table:table-cell>
          <table:table-cell/>
        </table:table-row>
        <table:table-row table:style-name="ro1">
          <table:table-cell office:value-type="string">
            <text:p>edit concordance file</text:p>
          </table:table-cell>
          <table:table-cell office:value-type="string">
            <text:p>modificare file di concordanza</text:p>
          </table:table-cell>
          <table:table-cell/>
        </table:table-row>
        <table:table-row table:style-name="ro1">
          <table:table-cell office:value-type="string">
            <text:p>edit contour</text:p>
          </table:table-cell>
          <table:table-cell office:value-type="string">
            <text:p>modificare contorno</text:p>
          </table:table-cell>
          <table:table-cell/>
        </table:table-row>
        <table:table-row table:style-name="ro1">
          <table:table-cell office:value-type="string">
            <text:p>edit custom dictionary</text:p>
          </table:table-cell>
          <table:table-cell office:value-type="string">
            <text:p>modificare dizionario</text:p>
          </table:table-cell>
          <table:table-cell/>
        </table:table-row>
        <table:table-row table:style-name="ro1">
          <table:table-cell office:value-type="string">
            <text:p>edit data point</text:p>
          </table:table-cell>
          <table:table-cell office:value-type="string">
            <text:p>modificare punto dati</text:p>
          </table:table-cell>
          <table:table-cell/>
        </table:table-row>
        <table:table-row table:style-name="ro1">
          <table:table-cell office:value-type="string">
            <text:p>edit data series</text:p>
          </table:table-cell>
          <table:table-cell office:value-type="string">
            <text:p>modificare serie di dati</text:p>
          </table:table-cell>
          <table:table-cell/>
        </table:table-row>
        <table:table-row table:style-name="ro1">
          <table:table-cell office:value-type="string">
            <text:p>edit data series/points</text:p>
          </table:table-cell>
          <table:table-cell office:value-type="string">
            <text:p>modificare punto/serie di dati</text:p>
          </table:table-cell>
          <table:table-cell/>
        </table:table-row>
        <table:table-row table:style-name="ro1">
          <table:table-cell office:value-type="string">
            <text:p>edit data</text:p>
          </table:table-cell>
          <table:table-cell office:value-type="string">
            <text:p>modificare dati</text:p>
          </table:table-cell>
          <table:table-cell/>
        </table:table-row>
        <table:table-row table:style-name="ro1">
          <table:table-cell office:value-type="string">
            <text:p>edit datapilot table</text:p>
          </table:table-cell>
          <table:table-cell office:value-type="string">
            <text:p>modificare tabella di datapilot</text:p>
          </table:table-cell>
          <table:table-cell/>
        </table:table-row>
        <table:table-row table:style-name="ro1">
          <table:table-cell office:value-type="string">
            <text:p>edit document</text:p>
          </table:table-cell>
          <table:table-cell office:value-type="string">
            <text:p>modificare documento</text:p>
          </table:table-cell>
          <table:table-cell/>
        </table:table-row>
        <table:table-row table:style-name="ro1">
          <table:table-cell office:value-type="string">
            <text:p>edit field names</text:p>
          </table:table-cell>
          <table:table-cell office:value-type="string">
            <text:p>modificare informazioni nomi</text:p>
          </table:table-cell>
          <table:table-cell/>
        </table:table-row>
        <table:table-row table:style-name="ro1">
          <table:table-cell office:value-type="string">
            <text:p>edit file</text:p>
          </table:table-cell>
          <table:table-cell office:value-type="string">
            <text:p>modificare file</text:p>
          </table:table-cell>
          <table:table-cell/>
        </table:table-row>
        <table:table-row table:style-name="ro1">
          <table:table-cell office:value-type="string">
            <text:p>edit filter settings</text:p>
          </table:table-cell>
          <table:table-cell office:value-type="string">
            <text:p>modificare impostazioni filtro</text:p>
          </table:table-cell>
          <table:table-cell/>
        </table:table-row>
        <table:table-row table:style-name="ro1">
          <table:table-cell office:value-type="string">
            <text:p>edit footnote</text:p>
          </table:table-cell>
          <table:table-cell office:value-type="string">
            <text:p>modificare nota a piè pagina</text:p>
          </table:table-cell>
          <table:table-cell/>
        </table:table-row>
        <table:table-row table:style-name="ro1">
          <table:table-cell office:value-type="string">
            <text:p>edit footnote/endnote</text:p>
          </table:table-cell>
          <table:table-cell office:value-type="string">
            <text:p>modificare note a piè pagina/di chiusura</text:p>
          </table:table-cell>
          <table:table-cell/>
        </table:table-row>
        <table:table-row table:style-name="ro1">
          <table:table-cell office:value-type="string">
            <text:p>edit frameset</text:p>
          </table:table-cell>
          <table:table-cell office:value-type="string">
            <text:p>modificare frameset</text:p>
          </table:table-cell>
          <table:table-cell/>
        </table:table-row>
        <table:table-row table:style-name="ro1">
          <table:table-cell office:value-type="string">
            <text:p>edit function</text:p>
          </table:table-cell>
          <table:table-cell office:value-type="string">
            <text:p>modificare funzione</text:p>
          </table:table-cell>
          <table:table-cell/>
        </table:table-row>
        <table:table-row table:style-name="ro1">
          <table:table-cell office:value-type="string">
            <text:p>edit glue points</text:p>
          </table:table-cell>
          <table:table-cell office:value-type="string">
            <text:p>modificare punti di incollaggio</text:p>
          </table:table-cell>
          <table:table-cell/>
        </table:table-row>
        <table:table-row table:style-name="ro1">
          <table:table-cell office:value-type="string">
            <text:p>edit graphics</text:p>
          </table:table-cell>
          <table:table-cell office:value-type="string">
            <text:p>modificare immagine</text:p>
          </table:table-cell>
          <table:table-cell/>
        </table:table-row>
        <table:table-row table:style-name="ro1">
          <table:table-cell office:value-type="string">
            <text:p>edit grid</text:p>
          </table:table-cell>
          <table:table-cell office:value-type="string">
            <text:p>modificare griglia</text:p>
          </table:table-cell>
          <table:table-cell/>
        </table:table-row>
        <table:table-row table:style-name="ro1">
          <table:table-cell office:value-type="string">
            <text:p>edit hyperlink</text:p>
          </table:table-cell>
          <table:table-cell office:value-type="string">
            <text:p>modificare hyperlink</text:p>
          </table:table-cell>
          <table:table-cell/>
        </table:table-row>
        <table:table-row table:style-name="ro1">
          <table:table-cell office:value-type="string">
            <text:p>edit index entry</text:p>
          </table:table-cell>
          <table:table-cell office:value-type="string">
            <text:p>modificare voce di indice</text:p>
          </table:table-cell>
          <table:table-cell/>
        </table:table-row>
        <table:table-row table:style-name="ro1">
          <table:table-cell office:value-type="string">
            <text:p>edit index</text:p>
          </table:table-cell>
          <table:table-cell office:value-type="string">
            <text:p>modificare indice</text:p>
          </table:table-cell>
          <table:table-cell/>
        </table:table-row>
        <table:table-row table:style-name="ro1">
          <table:table-cell office:value-type="string">
            <text:p>edit legend</text:p>
          </table:table-cell>
          <table:table-cell office:value-type="string">
            <text:p>modificare legenda</text:p>
          </table:table-cell>
          <table:table-cell/>
        </table:table-row>
        <table:table-row table:style-name="ro1">
          <table:table-cell office:value-type="string">
            <text:p>edit link</text:p>
          </table:table-cell>
          <table:table-cell office:value-type="string">
            <text:p>modificare collegamento</text:p>
          </table:table-cell>
          <table:table-cell/>
        </table:table-row>
        <table:table-row table:style-name="ro1">
          <table:table-cell office:value-type="string">
            <text:p>edit macros</text:p>
          </table:table-cell>
          <table:table-cell office:value-type="string">
            <text:p>modificare macro</text:p>
          </table:table-cell>
          <table:table-cell/>
        </table:table-row>
        <table:table-row table:style-name="ro1">
          <table:table-cell office:value-type="string">
            <text:p>edit maintitle</text:p>
          </table:table-cell>
          <table:table-cell office:value-type="string">
            <text:p>modificare titolo principale</text:p>
          </table:table-cell>
          <table:table-cell/>
        </table:table-row>
        <table:table-row table:style-name="ro1">
          <table:table-cell office:value-type="string">
            <text:p>edit mask</text:p>
          </table:table-cell>
          <table:table-cell office:value-type="string">
            <text:p>maschera di digitazione</text:p>
          </table:table-cell>
          <table:table-cell/>
        </table:table-row>
        <table:table-row table:style-name="ro1">
          <table:table-cell office:value-type="string">
            <text:p>edit modules</text:p>
          </table:table-cell>
          <table:table-cell office:value-type="string">
            <text:p>modificare moduli</text:p>
          </table:table-cell>
          <table:table-cell/>
        </table:table-row>
        <table:table-row table:style-name="ro1">
          <table:table-cell office:value-type="string">
            <text:p>edit negative deviation</text:p>
          </table:table-cell>
          <table:table-cell office:value-type="string">
            <text:p>modificare deviazione negativa</text:p>
          </table:table-cell>
          <table:table-cell/>
        </table:table-row>
        <table:table-row table:style-name="ro1">
          <table:table-cell office:value-type="string">
            <text:p>edit note</text:p>
          </table:table-cell>
          <table:table-cell office:value-type="string">
            <text:p>modificare nota</text:p>
          </table:table-cell>
          <table:table-cell/>
        </table:table-row>
        <table:table-row table:style-name="ro1">
          <table:table-cell office:value-type="string">
            <text:p>edit now</text:p>
          </table:table-cell>
          <table:table-cell office:value-type="string">
            <text:p>modificare subito</text:p>
          </table:table-cell>
          <table:table-cell/>
        </table:table-row>
        <table:table-row table:style-name="ro1">
          <table:table-cell office:value-type="string">
            <text:p>edit number format</text:p>
          </table:table-cell>
          <table:table-cell office:value-type="string">
            <text:p>modificare formato numero</text:p>
          </table:table-cell>
          <table:table-cell/>
        </table:table-row>
        <table:table-row table:style-name="ro1">
          <table:table-cell office:value-type="string">
            <text:p>edit numbering</text:p>
          </table:table-cell>
          <table:table-cell office:value-type="string">
            <text:p>modificare numerazione</text:p>
          </table:table-cell>
          <table:table-cell/>
        </table:table-row>
        <table:table-row table:style-name="ro1">
          <table:table-cell office:value-type="string">
            <text:p>edit object</text:p>
          </table:table-cell>
          <table:table-cell office:value-type="string">
            <text:p>modificare oggetto</text:p>
          </table:table-cell>
          <table:table-cell/>
        </table:table-row>
        <table:table-row table:style-name="ro1">
          <table:table-cell office:value-type="string">
            <text:p>edit page style</text:p>
          </table:table-cell>
          <table:table-cell office:value-type="string">
            <text:p>modificare modello di pagina</text:p>
          </table:table-cell>
          <table:table-cell/>
        </table:table-row>
        <table:table-row table:style-name="ro1">
          <table:table-cell office:value-type="string">
            <text:p>edit paragraph style</text:p>
          </table:table-cell>
          <table:table-cell office:value-type="string">
            <text:p>modificare modello paragrafo</text:p>
          </table:table-cell>
          <table:table-cell/>
        </table:table-row>
        <table:table-row table:style-name="ro1">
          <table:table-cell office:value-type="string">
            <text:p>edit points</text:p>
          </table:table-cell>
          <table:table-cell office:value-type="string">
            <text:p>modificare punti</text:p>
          </table:table-cell>
          <table:table-cell/>
        </table:table-row>
        <table:table-row table:style-name="ro1">
          <table:table-cell office:value-type="string">
            <text:p>edit positive deviation</text:p>
          </table:table-cell>
          <table:table-cell office:value-type="string">
            <text:p>modificare deviazione positiva</text:p>
          </table:table-cell>
          <table:table-cell/>
        </table:table-row>
        <table:table-row table:style-name="ro1">
          <table:table-cell office:value-type="string">
            <text:p>edit print range</text:p>
          </table:table-cell>
          <table:table-cell office:value-type="string">
            <text:p>modificare area di stampa</text:p>
          </table:table-cell>
          <table:table-cell/>
        </table:table-row>
        <table:table-row table:style-name="ro1">
          <table:table-cell office:value-type="string">
            <text:p>edit properties</text:p>
          </table:table-cell>
          <table:table-cell office:value-type="string">
            <text:p>modificare le proprietà</text:p>
          </table:table-cell>
          <table:table-cell/>
        </table:table-row>
        <table:table-row table:style-name="ro1">
          <table:table-cell office:value-type="string">
            <text:p>edit query</text:p>
          </table:table-cell>
          <table:table-cell office:value-type="string">
            <text:p>modificare ricerca</text:p>
          </table:table-cell>
          <table:table-cell/>
        </table:table-row>
        <table:table-row table:style-name="ro1">
          <table:table-cell office:value-type="string">
            <text:p>edit range names</text:p>
          </table:table-cell>
          <table:table-cell office:value-type="string">
            <text:p>modificare nomi</text:p>
          </table:table-cell>
          <table:table-cell/>
        </table:table-row>
        <table:table-row table:style-name="ro1">
          <table:table-cell office:value-type="string">
            <text:p>edit scenario</text:p>
          </table:table-cell>
          <table:table-cell office:value-type="string">
            <text:p>modificare scenario</text:p>
          </table:table-cell>
          <table:table-cell/>
        </table:table-row>
        <table:table-row table:style-name="ro1">
          <table:table-cell office:value-type="string">
            <text:p>edit script</text:p>
          </table:table-cell>
          <table:table-cell office:value-type="string">
            <text:p>modificare script</text:p>
          </table:table-cell>
          <table:table-cell/>
        </table:table-row>
        <table:table-row table:style-name="ro1">
          <table:table-cell office:value-type="string">
            <text:p>edit sections</text:p>
          </table:table-cell>
          <table:table-cell office:value-type="string">
            <text:p>modificare sezioni</text:p>
          </table:table-cell>
          <table:table-cell/>
        </table:table-row>
        <table:table-row table:style-name="ro1">
          <table:table-cell office:value-type="string">
            <text:p>edit snap line</text:p>
          </table:table-cell>
          <table:table-cell office:value-type="string">
            <text:p>modificare linea di cattura</text:p>
          </table:table-cell>
          <table:table-cell/>
        </table:table-row>
        <table:table-row table:style-name="ro1">
          <table:table-cell office:value-type="string">
            <text:p>edit snap point</text:p>
          </table:table-cell>
          <table:table-cell office:value-type="string">
            <text:p>modificare punto di cattura</text:p>
          </table:table-cell>
          <table:table-cell/>
        </table:table-row>
        <table:table-row table:style-name="ro1">
          <table:table-cell office:value-type="string">
            <text:p>edit subtitle</text:p>
          </table:table-cell>
          <table:table-cell office:value-type="string">
            <text:p>modificare sottotitolo</text:p>
          </table:table-cell>
          <table:table-cell/>
        </table:table-row>
        <table:table-row table:style-name="ro1">
          <table:table-cell office:value-type="string">
            <text:p>edit symbols</text:p>
          </table:table-cell>
          <table:table-cell office:value-type="string">
            <text:p>modificare simboli</text:p>
          </table:table-cell>
          <table:table-cell/>
        </table:table-row>
        <table:table-row table:style-name="ro1">
          <table:table-cell office:value-type="string">
            <text:p>edit table</text:p>
          </table:table-cell>
          <table:table-cell office:value-type="string">
            <text:p>modificare tabella</text:p>
          </table:table-cell>
          <table:table-cell/>
        </table:table-row>
        <table:table-row table:style-name="ro1">
          <table:table-cell office:value-type="string">
            <text:p>edit template</text:p>
          </table:table-cell>
          <table:table-cell office:value-type="string">
            <text:p>modificare modello</text:p>
          </table:table-cell>
          <table:table-cell/>
        </table:table-row>
        <table:table-row table:style-name="ro1">
          <table:table-cell office:value-type="string">
            <text:p>edit the link</text:p>
          </table:table-cell>
          <table:table-cell office:value-type="string">
            <text:p>modificare il collegamento</text:p>
          </table:table-cell>
          <table:table-cell/>
        </table:table-row>
        <table:table-row table:style-name="ro1">
          <table:table-cell office:value-type="string">
            <text:p>edit title</text:p>
          </table:table-cell>
          <table:table-cell office:value-type="string">
            <text:p>modificare titolo</text:p>
          </table:table-cell>
          <table:table-cell/>
        </table:table-row>
        <table:table-row table:style-name="ro1">
          <table:table-cell office:value-type="string">
            <text:p>edit X axis</text:p>
          </table:table-cell>
          <table:table-cell office:value-type="string">
            <text:p>modificare asse X</text:p>
          </table:table-cell>
          <table:table-cell/>
        </table:table-row>
        <table:table-row table:style-name="ro1">
          <table:table-cell office:value-type="string">
            <text:p>edit Y axis</text:p>
          </table:table-cell>
          <table:table-cell office:value-type="string">
            <text:p>modificare asse Y</text:p>
          </table:table-cell>
          <table:table-cell/>
        </table:table-row>
        <table:table-row table:style-name="ro1">
          <table:table-cell office:value-type="string">
            <text:p>edit Z axis</text:p>
          </table:table-cell>
          <table:table-cell office:value-type="string">
            <text:p>modificare asse Z</text:p>
          </table:table-cell>
          <table:table-cell/>
        </table:table-row>
        <table:table-row table:style-name="ro1">
          <table:table-cell office:value-type="string">
            <text:p>edit</text:p>
          </table:table-cell>
          <table:table-cell office:value-type="string">
            <text:p>modificare</text:p>
          </table:table-cell>
          <table:table-cell/>
        </table:table-row>
        <table:table-row table:style-name="ro1">
          <table:table-cell office:value-type="string">
            <text:p>editing time</text:p>
          </table:table-cell>
          <table:table-cell office:value-type="string">
            <text:p>tempo di modifica</text:p>
          </table:table-cell>
          <table:table-cell/>
        </table:table-row>
        <table:table-row table:style-name="ro1">
          <table:table-cell office:value-type="string">
            <text:p>editing view</text:p>
          </table:table-cell>
          <table:table-cell office:value-type="string">
            <text:p>vista modifica</text:p>
          </table:table-cell>
          <table:table-cell/>
        </table:table-row>
        <table:table-row table:style-name="ro1">
          <table:table-cell office:value-type="string">
            <text:p>edition</text:p>
          </table:table-cell>
          <table:table-cell office:value-type="string">
            <text:p>edizione</text:p>
          </table:table-cell>
          <table:table-cell/>
        </table:table-row>
        <table:table-row table:style-name="ro1">
          <table:table-cell office:value-type="string">
            <text:p>editor</text:p>
          </table:table-cell>
          <table:table-cell office:value-type="string">
            <text:p>editore</text:p>
          </table:table-cell>
          <table:table-cell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formazione</text:p>
          </table:table-cell>
          <table:table-cell/>
        </table:table-row>
        <table:table-row table:style-name="ro1">
          <table:table-cell office:value-type="string">
            <text:p>effect</text:p>
          </table:table-cell>
          <table:table-cell office:value-type="string">
            <text:p>effettivo</text:p>
          </table:table-cell>
          <table:table-cell/>
        </table:table-row>
        <table:table-row table:style-name="ro1">
          <table:table-cell office:value-type="string">
            <text:p>eighth outline level</text:p>
          </table:table-cell>
          <table:table-cell office:value-type="string">
            <text:p>ottavo livello struttura</text:p>
          </table:table-cell>
          <table:table-cell/>
        </table:table-row>
        <table:table-row table:style-name="ro1">
          <table:table-cell office:value-type="string">
            <text:p>electronic gate</text:p>
          </table:table-cell>
          <table:table-cell office:value-type="string">
            <text:p>cancelletto elettronico</text:p>
          </table:table-cell>
          <table:table-cell/>
        </table:table-row>
        <table:table-row table:style-name="ro1">
          <table:table-cell office:value-type="string">
            <text:p>element inserted</text:p>
          </table:table-cell>
          <table:table-cell office:value-type="string">
            <text:p>elemento inserito</text:p>
          </table:table-cell>
          <table:table-cell/>
        </table:table-row>
        <table:table-row table:style-name="ro1">
          <table:table-cell office:value-type="string">
            <text:p>element removed</text:p>
          </table:table-cell>
          <table:table-cell office:value-type="string">
            <text:p>elemento rimosso</text:p>
          </table:table-cell>
          <table:table-cell/>
        </table:table-row>
        <table:table-row table:style-name="ro1">
          <table:table-cell office:value-type="string">
            <text:p>element replaced</text:p>
          </table:table-cell>
          <table:table-cell office:value-type="string">
            <text:p>elemento sostituito</text:p>
          </table:table-cell>
          <table:table-cell/>
        </table:table-row>
        <table:table-row table:style-name="ro1">
          <table:table-cell office:value-type="string">
            <text:p>element</text:p>
          </table:table-cell>
          <table:table-cell office:value-type="string">
            <text:p>elemento</text:p>
          </table:table-cell>
          <table:table-cell/>
        </table:table-row>
        <table:table-row table:style-name="ro1">
          <table:table-cell office:value-type="string">
            <text:p>eliminate points</text:p>
          </table:table-cell>
          <table:table-cell office:value-type="string">
            <text:p>ridurre i punti</text:p>
          </table:table-cell>
          <table:table-cell/>
        </table:table-row>
        <table:table-row table:style-name="ro1">
          <table:table-cell office:value-type="string">
            <text:p>ellipse pie</text:p>
          </table:table-cell>
          <table:table-cell office:value-type="string">
            <text:p>settore di ellisse</text:p>
          </table:table-cell>
          <table:table-cell/>
        </table:table-row>
        <table:table-row table:style-name="ro1">
          <table:table-cell office:value-type="string">
            <text:p>ellipse pie, unfilled</text:p>
          </table:table-cell>
          <table:table-cell office:value-type="string">
            <text:p>settore di ellisse vuota</text:p>
          </table:table-cell>
          <table:table-cell/>
        </table:table-row>
        <table:table-row table:style-name="ro1">
          <table:table-cell office:value-type="string">
            <text:p>ellipse segment</text:p>
          </table:table-cell>
          <table:table-cell office:value-type="string">
            <text:p>segmento di ellisse</text:p>
          </table:table-cell>
          <table:table-cell/>
        </table:table-row>
        <table:table-row table:style-name="ro1">
          <table:table-cell office:value-type="string">
            <text:p>ellipse segment, unfilled</text:p>
          </table:table-cell>
          <table:table-cell office:value-type="string">
            <text:p>segmento di ellisse vuota</text:p>
          </table:table-cell>
          <table:table-cell/>
        </table:table-row>
        <table:table-row table:style-name="ro1">
          <table:table-cell office:value-type="string">
            <text:p>ellipse</text:p>
          </table:table-cell>
          <table:table-cell office:value-type="string">
            <text:p>ellisse</text:p>
          </table:table-cell>
          <table:table-cell/>
        </table:table-row>
        <table:table-row table:style-name="ro1">
          <table:table-cell office:value-type="string">
            <text:p>ellipse, unfilled</text:p>
          </table:table-cell>
          <table:table-cell office:value-type="string">
            <text:p>ellisse vuota</text:p>
          </table:table-cell>
          <table:table-cell/>
        </table:table-row>
        <table:table-row table:style-name="ro1">
          <table:table-cell office:value-type="string">
            <text:p>ellipses</text:p>
          </table:table-cell>
          <table:table-cell office:value-type="string">
            <text:p>ellissi</text:p>
          </table:table-cell>
          <table:table-cell/>
        </table:table-row>
        <table:table-row table:style-name="ro1">
          <table:table-cell office:value-type="string">
            <text:p>ellipsoid</text:p>
          </table:table-cell>
          <table:table-cell office:value-type="string">
            <text:p>ellissoidale</text:p>
          </table:table-cell>
          <table:table-cell/>
        </table:table-row>
        <table:table-row table:style-name="ro1">
          <table:table-cell office:value-type="string">
            <text:p>elliptical arc</text:p>
          </table:table-cell>
          <table:table-cell office:value-type="string">
            <text:p>arco ellittico</text:p>
          </table:table-cell>
          <table:table-cell/>
        </table:table-row>
        <table:table-row table:style-name="ro1">
          <table:table-cell office:value-type="string">
            <text:p>elliptical arcs</text:p>
          </table:table-cell>
          <table:table-cell office:value-type="string">
            <text:p>archi ellittici</text:p>
          </table:table-cell>
          <table:table-cell/>
        </table:table-row>
        <table:table-row table:style-name="ro1">
          <table:table-cell office:value-type="string">
            <text:p>e-mail &amp; news</text:p>
          </table:table-cell>
          <table:table-cell office:value-type="string">
            <text:p>eMail &amp; News</text:p>
          </table:table-cell>
          <table:table-cell/>
        </table:table-row>
        <table:table-row table:style-name="ro1">
          <table:table-cell office:value-type="string">
            <text:p>e-mail address</text:p>
          </table:table-cell>
          <table:table-cell office:value-type="string">
            <text:p>indirizzo eMail</text:p>
          </table:table-cell>
          <table:table-cell/>
        </table:table-row>
        <table:table-row table:style-name="ro1">
          <table:table-cell office:value-type="string">
            <text:p>e-mail</text:p>
          </table:table-cell>
          <table:table-cell office:value-type="string">
            <text:p>eMail</text:p>
          </table:table-cell>
          <table:table-cell/>
        </table:table-row>
        <table:table-row table:style-name="ro1">
          <table:table-cell office:value-type="string">
            <text:p>embedding</text:p>
          </table:table-cell>
          <table:table-cell office:value-type="string">
            <text:p>incorporare</text:p>
          </table:table-cell>
          <table:table-cell office:value-type="string">
            <text:p>incorporamento</text:p>
          </table:table-cell>
        </table:table-row>
        <table:table-row table:style-name="ro1">
          <table:table-cell office:value-type="string">
            <text:p>embedded and emerging edge services opportunities</text:p>
          </table:table-cell>
          <table:table-cell office:value-type="string">
            <text:p>settori dei sistemi embedded e dei servizi marginali emergenti</text:p>
          </table:table-cell>
          <table:table-cell/>
        </table:table-row>
        <table:table-row table:style-name="ro1">
          <table:table-cell office:value-type="string">
            <text:p>embedded object (OLE)</text:p>
          </table:table-cell>
          <table:table-cell office:value-type="string">
            <text:p>oggetto incorporato (OLE)</text:p>
          </table:table-cell>
          <table:table-cell/>
        </table:table-row>
        <table:table-row table:style-name="ro1">
          <table:table-cell office:value-type="string">
            <text:p>embossed</text:p>
          </table:table-cell>
          <table:table-cell office:value-type="string">
            <text:p>in rilievo</text:p>
          </table:table-cell>
          <table:table-cell/>
        </table:table-row>
        <table:table-row table:style-name="ro1">
          <table:table-cell table:number-columns-repeated="2" office:value-type="string">
            <text:p>emoticons</text:p>
          </table:table-cell>
          <table:table-cell/>
        </table:table-row>
        <table:table-row table:style-name="ro1">
          <table:table-cell office:value-type="string">
            <text:p>emphasis mark</text:p>
          </table:table-cell>
          <table:table-cell office:value-type="string">
            <text:p>carattere di accentuazione</text:p>
          </table:table-cell>
          <table:table-cell/>
        </table:table-row>
        <table:table-row table:style-name="ro1">
          <table:table-cell office:value-type="string">
            <text:p>emphasis</text:p>
          </table:table-cell>
          <table:table-cell office:value-type="string">
            <text:p>enfasi</text:p>
          </table:table-cell>
          <table:table-cell/>
        </table:table-row>
        <table:table-row table:style-name="ro1">
          <table:table-cell office:value-type="string">
            <text:p>empty</text:p>
          </table:table-cell>
          <table:table-cell office:value-type="string">
            <text:p>vuoto</text:p>
          </table:table-cell>
          <table:table-cell/>
        </table:table-row>
        <table:table-row table:style-name="ro1">
          <table:table-cell office:value-type="string">
            <text:p>enable font replacement</text:p>
          </table:table-cell>
          <table:table-cell office:value-type="string">
            <text:p>attivare la sostituzione dei font</text:p>
          </table:table-cell>
          <table:table-cell/>
        </table:table-row>
        <table:table-row table:style-name="ro1">
          <table:table-cell office:value-type="string">
            <text:p>enable plug-ins</text:p>
          </table:table-cell>
          <table:table-cell office:value-type="string">
            <text:p>attivazione plugin</text:p>
          </table:table-cell>
          <table:table-cell/>
        </table:table-row>
        <table:table-row table:style-name="ro1">
          <table:table-cell office:value-type="string">
            <text:p>enable word completion</text:p>
          </table:table-cell>
          <table:table-cell office:value-type="string">
            <text:p>attivare completamento parole</text:p>
          </table:table-cell>
          <table:table-cell/>
        </table:table-row>
        <table:table-row table:style-name="ro1">
          <table:table-cell office:value-type="string">
            <text:p>enable</text:p>
          </table:table-cell>
          <table:table-cell office:value-type="string">
            <text:p>permettere</text:p>
          </table:table-cell>
          <table:table-cell office:value-type="string">
            <text:p>abilitare - a function / a device </text:p>
          </table:table-cell>
        </table:table-row>
        <table:table-row table:style-name="ro2">
          <table:table-cell table:style-name="ce2" office:value-type="string">
            <text:p>enable watch</text:p>
          </table:table-cell>
          <table:table-cell office:value-type="string">
            <text:p>attiva controllo </text:p>
          </table:table-cell>
          <table:table-cell table:style-name="ce2" office:value-type="string">
            <text:p>(prima era "Controllo sì/no", non adeguato,perché nella finestra "Controllo" ("Watch") esiste poi un comando "Rimuovi controllo")(VM)</text:p>
          </table:table-cell>
        </table:table-row>
        <table:table-row table:style-name="ro2">
          <table:table-cell office:value-type="string">
            <text:p>enabled</text:p>
          </table:table-cell>
          <table:table-cell office:value-type="string">
            <text:p>abilitato</text:p>
          </table:table-cell>
          <table:table-cell table:style-name="ce2" office:value-type="string">
            <text:p><text:s/></text:p>
          </table:table-cell>
        </table:table-row>
        <table:table-row table:style-name="ro1">
          <table:table-cell office:value-type="string">
            <text:p>enclosed alphanumerics</text:p>
          </table:table-cell>
          <table:table-cell office:value-type="string">
            <text:p>alfanumerici inclusi</text:p>
          </table:table-cell>
          <table:table-cell table:style-name="ce2"/>
        </table:table-row>
        <table:table-row table:style-name="ro1">
          <table:table-cell office:value-type="string">
            <text:p>enclosing character</text:p>
          </table:table-cell>
          <table:table-cell office:value-type="string">
            <text:p>carattere di inclusione</text:p>
          </table:table-cell>
          <table:table-cell/>
        </table:table-row>
        <table:table-row table:style-name="ro1">
          <table:table-cell office:value-type="string">
            <text:p>enclosure(s)</text:p>
          </table:table-cell>
          <table:table-cell office:value-type="string">
            <text:p>allegato/i</text:p>
          </table:table-cell>
          <table:table-cell/>
        </table:table-row>
        <table:table-row table:style-name="ro1">
          <table:table-cell office:value-type="string">
            <text:p>end angle</text:p>
          </table:table-cell>
          <table:table-cell office:value-type="string">
            <text:p>angolo fine</text:p>
          </table:table-cell>
          <table:table-cell/>
        </table:table-row>
        <table:table-row table:style-name="ro1">
          <table:table-cell office:value-type="string">
            <text:p>end horizontal</text:p>
          </table:table-cell>
          <table:table-cell office:value-type="string">
            <text:p>fine orizzontale</text:p>
          </table:table-cell>
          <table:table-cell/>
        </table:table-row>
        <table:table-row table:style-name="ro1">
          <table:table-cell office:value-type="string">
            <text:p>end of document</text:p>
          </table:table-cell>
          <table:table-cell office:value-type="string">
            <text:p>fine documento</text:p>
          </table:table-cell>
          <table:table-cell/>
        </table:table-row>
        <table:table-row table:style-name="ro1">
          <table:table-cell office:value-type="string">
            <text:p>end of footnote</text:p>
          </table:table-cell>
          <table:table-cell office:value-type="string">
            <text:p>alla fine del piè pagina</text:p>
          </table:table-cell>
          <table:table-cell/>
        </table:table-row>
        <table:table-row table:style-name="ro1">
          <table:table-cell office:value-type="string">
            <text:p>end of page</text:p>
          </table:table-cell>
          <table:table-cell office:value-type="string">
            <text:p>fine pagina</text:p>
          </table:table-cell>
          <table:table-cell/>
        </table:table-row>
        <table:table-row table:style-name="ro1">
          <table:table-cell office:value-type="string">
            <text:p>end value</text:p>
          </table:table-cell>
          <table:table-cell office:value-type="string">
            <text:p>valore finale</text:p>
          </table:table-cell>
          <table:table-cell/>
        </table:table-row>
        <table:table-row table:style-name="ro1">
          <table:table-cell office:value-type="string">
            <text:p>end vertical</text:p>
          </table:table-cell>
          <table:table-cell office:value-type="string">
            <text:p>fine verticale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(Fine)</text:p>
          </table:table-cell>
          <table:table-cell/>
        </table:table-row>
        <table:table-row table:style-name="ro1">
          <table:table-cell office:value-type="string">
            <text:p>endless</text:p>
          </table:table-cell>
          <table:table-cell office:value-type="string">
            <text:p>continuo</text:p>
          </table:table-cell>
          <table:table-cell office:value-type="string">
            <text:p>Keyboard</text:p>
          </table:table-cell>
        </table:table-row>
        <table:table-row table:style-name="ro1">
          <table:table-cell office:value-type="string">
            <text:p>endnote anchor</text:p>
          </table:table-cell>
          <table:table-cell office:value-type="string">
            <text:p>richiamo di nota di chiusura</text:p>
          </table:table-cell>
          <table:table-cell/>
        </table:table-row>
        <table:table-row table:style-name="ro1">
          <table:table-cell office:value-type="string">
            <text:p>endnote area</text:p>
          </table:table-cell>
          <table:table-cell office:value-type="string">
            <text:p>area note di chiusura</text:p>
          </table:table-cell>
          <table:table-cell/>
        </table:table-row>
        <table:table-row table:style-name="ro1">
          <table:table-cell office:value-type="string">
            <text:p>endnote characters</text:p>
          </table:table-cell>
          <table:table-cell office:value-type="string">
            <text:p>carattere nota di chiusura</text:p>
          </table:table-cell>
          <table:table-cell/>
        </table:table-row>
        <table:table-row table:style-name="ro1">
          <table:table-cell office:value-type="string">
            <text:p>endnote</text:p>
          </table:table-cell>
          <table:table-cell office:value-type="string">
            <text:p>nota di chiusura</text:p>
          </table:table-cell>
          <table:table-cell/>
        </table:table-row>
        <table:table-row table:style-name="ro1">
          <table:table-cell office:value-type="string">
            <text:p>endnotes</text:p>
          </table:table-cell>
          <table:table-cell office:value-type="string">
            <text:p>note di chiusura</text:p>
          </table:table-cell>
          <table:table-cell/>
        </table:table-row>
        <table:table-row table:style-name="ro1">
          <table:table-cell office:value-type="string">
            <text:p>end-to-end capabilities</text:p>
          </table:table-cell>
          <table:table-cell office:value-type="string">
            <text:p>funzionalità end-to-end</text:p>
          </table:table-cell>
          <table:table-cell/>
        </table:table-row>
        <table:table-row table:style-name="ro1">
          <table:table-cell office:value-type="string">
            <text:p>engraved</text:p>
          </table:table-cell>
          <table:table-cell office:value-type="string">
            <text:p>incavato</text:p>
          </table:table-cell>
          <table:table-cell office:value-type="string">
            <text:p>incisione</text:p>
          </table:table-cell>
        </table:table-row>
        <table:table-row table:style-name="ro1">
          <table:table-cell office:value-type="string">
            <text:p>enhance edges</text:p>
          </table:table-cell>
          <table:table-cell office:value-type="string">
            <text:p>evidenzia gli angoli</text:p>
          </table:table-cell>
          <table:table-cell/>
        </table:table-row>
        <table:table-row table:style-name="ro1">
          <table:table-cell office:value-type="string">
            <text:p>enlargement</text:p>
          </table:table-cell>
          <table:table-cell office:value-type="string">
            <text:p>ingrandimento</text:p>
          </table:table-cell>
          <table:table-cell/>
        </table:table-row>
        <table:table-row table:style-name="ro1">
          <table:table-cell office:value-type="string">
            <text:p>Enter</text:p>
          </table:table-cell>
          <table:table-cell office:value-type="string">
            <text:p>(Invio)</text:p>
          </table:table-cell>
          <table:table-cell/>
        </table:table-row>
        <table:table-row table:style-name="ro1">
          <table:table-cell office:value-type="string">
            <text:p>enter</text:p>
          </table:table-cell>
          <table:table-cell office:value-type="string">
            <text:p>indicare</text:p>
          </table:table-cell>
          <table:table-cell/>
        </table:table-row>
        <table:table-row table:style-name="ro1">
          <table:table-cell office:value-type="string">
            <text:p>enterprise portal platform</text:p>
          </table:table-cell>
          <table:table-cell office:value-type="string">
            <text:p>piattaforma per portale aziendale</text:p>
          </table:table-cell>
          <table:table-cell/>
        </table:table-row>
        <table:table-row table:style-name="ro1">
          <table:table-cell office:value-type="string">
            <text:p>enterprise service provider</text:p>
          </table:table-cell>
          <table:table-cell office:value-type="string">
            <text:p>provider di servizi aziendali</text:p>
          </table:table-cell>
          <table:table-cell/>
        </table:table-row>
        <table:table-row table:style-name="ro1">
          <table:table-cell office:value-type="string">
            <text:p>enterprise-class application</text:p>
          </table:table-cell>
          <table:table-cell office:value-type="string">
            <text:p>applicazione per le imprese</text:p>
          </table:table-cell>
          <table:table-cell/>
        </table:table-row>
        <table:table-row table:style-name="ro1">
          <table:table-cell office:value-type="string">
            <text:p>entire cells</text:p>
          </table:table-cell>
          <table:table-cell office:value-type="string">
            <text:p>celle intere</text:p>
          </table:table-cell>
          <table:table-cell/>
        </table:table-row>
        <table:table-row table:style-name="ro1">
          <table:table-cell office:value-type="string">
            <text:p>entire document</text:p>
          </table:table-cell>
          <table:table-cell office:value-type="string">
            <text:p>intero documento</text:p>
          </table:table-cell>
          <table:table-cell/>
        </table:table-row>
        <table:table-row table:style-name="ro1">
          <table:table-cell office:value-type="string">
            <text:p>entire frame</text:p>
          </table:table-cell>
          <table:table-cell office:value-type="string">
            <text:p>intera cornice</text:p>
          </table:table-cell>
          <table:table-cell/>
        </table:table-row>
        <table:table-row table:style-name="ro1">
          <table:table-cell office:value-type="string">
            <text:p>entire page</text:p>
          </table:table-cell>
          <table:table-cell office:value-type="string">
            <text:p>pagina intera</text:p>
          </table:table-cell>
          <table:table-cell/>
        </table:table-row>
        <table:table-row table:style-name="ro1">
          <table:table-cell office:value-type="string">
            <text:p>entry required</text:p>
          </table:table-cell>
          <table:table-cell office:value-type="string">
            <text:p>digitazione necessaria</text:p>
          </table:table-cell>
          <table:table-cell/>
        </table:table-row>
        <table:table-row table:style-name="ro1">
          <table:table-cell office:value-type="string">
            <text:p>entry</text:p>
          </table:table-cell>
          <table:table-cell office:value-type="string">
            <text:p>voce</text:p>
          </table:table-cell>
          <table:table-cell/>
        </table:table-row>
        <table:table-row table:style-name="ro1">
          <table:table-cell office:value-type="string">
            <text:p>envelope orientation</text:p>
          </table:table-cell>
          <table:table-cell office:value-type="string">
            <text:p>caricamento busta</text:p>
          </table:table-cell>
          <table:table-cell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ambiente</text:p>
          </table:table-cell>
          <table:table-cell/>
        </table:table-row>
        <table:table-row table:style-name="ro1">
          <table:table-cell office:value-type="string">
            <text:p>e-procurement program</text:p>
          </table:table-cell>
          <table:table-cell office:value-type="string">
            <text:p>programma di e-procurement</text:p>
          </table:table-cell>
          <table:table-cell/>
        </table:table-row>
        <table:table-row table:style-name="ro1">
          <table:table-cell table:number-columns-repeated="2" office:value-type="string">
            <text:p>e-procurement</text:p>
          </table:table-cell>
          <table:table-cell/>
        </table:table-row>
        <table:table-row table:style-name="ro1">
          <table:table-cell office:value-type="string">
            <text:p>eps export options</text:p>
          </table:table-cell>
          <table:table-cell office:value-type="string">
            <text:p>opzioni d'esportazione eps</text:p>
          </table:table-cell>
          <table:table-cell/>
        </table:table-row>
        <table:table-row table:style-name="ro1">
          <table:table-cell office:value-type="string">
            <text:p>eps import/export filter</text:p>
          </table:table-cell>
          <table:table-cell office:value-type="string">
            <text:p>filtro d'importazione/esportazione eps</text:p>
          </table:table-cell>
          <table:table-cell/>
        </table:table-row>
        <table:table-row table:style-name="ro1">
          <table:table-cell office:value-type="string">
            <text:p>equal to</text:p>
          </table:table-cell>
          <table:table-cell office:value-type="string">
            <text:p>uguale a</text:p>
          </table:table-cell>
          <table:table-cell/>
        </table:table-row>
        <table:table-row table:style-name="ro1">
          <table:table-cell office:value-type="string">
            <text:p>equal</text:p>
          </table:table-cell>
          <table:table-cell office:value-type="string">
            <text:p>uguale</text:p>
          </table:table-cell>
          <table:table-cell/>
        </table:table-row>
        <table:table-row table:style-name="ro1">
          <table:table-cell office:value-type="string">
            <text:p>equivalent to</text:p>
          </table:table-cell>
          <table:table-cell office:value-type="string">
            <text:p>corrisponde a</text:p>
          </table:table-cell>
          <table:table-cell/>
        </table:table-row>
        <table:table-row table:style-name="ro1">
          <table:table-cell office:value-type="string">
            <text:p>error accessing [...]</text:p>
          </table:table-cell>
          <table:table-cell office:value-type="string">
            <text:p>impossibile accedere a [...]</text:p>
          </table:table-cell>
          <table:table-cell/>
        </table:table-row>
        <table:table-row table:style-name="ro1">
          <table:table-cell office:value-type="string">
            <text:p>error alert</text:p>
          </table:table-cell>
          <table:table-cell office:value-type="string">
            <text:p>messaggio di errore</text:p>
          </table:table-cell>
          <table:table-cell/>
        </table:table-row>
        <table:table-row table:style-name="ro1">
          <table:table-cell office:value-type="string">
            <text:p>error handler</text:p>
          </table:table-cell>
          <table:table-cell office:value-type="string">
            <text:p>gestore di errori</text:p>
          </table:table-cell>
          <table:table-cell/>
        </table:table-row>
        <table:table-row table:style-name="ro1">
          <table:table-cell office:value-type="string">
            <text:p>Error Report Tool</text:p>
          </table:table-cell>
          <table:table-cell office:value-type="string">
            <text:p>programma di notifica errori</text:p>
          </table:table-cell>
          <table:table-cell/>
        </table:table-row>
        <table:table-row table:style-name="ro1">
          <table:table-cell office:value-type="string">
            <text:p>error</text:p>
          </table:table-cell>
          <table:table-cell office:value-type="string">
            <text:p>errore</text:p>
          </table:table-cell>
          <table:table-cell/>
        </table:table-row>
        <table:table-row table:style-name="ro1">
          <table:table-cell office:value-type="string">
            <text:p>Escape</text:p>
          </table:table-cell>
          <table:table-cell office:value-type="string">
            <text:p>(Esc)</text:p>
          </table:table-cell>
          <table:table-cell office:value-type="string">
            <text:p>Keyboard </text:p>
          </table:table-cell>
        </table:table-row>
        <table:table-row table:style-name="ro1">
          <table:table-cell table:number-columns-repeated="2" office:value-type="string">
            <text:p>ESMTP</text:p>
          </table:table-cell>
          <table:table-cell office:value-type="string">
            <text:p>Extended Simple Mail Transfer Protocol </text:p>
          </table:table-cell>
        </table:table-row>
        <table:table-row table:style-name="ro1">
          <table:table-cell office:value-type="string">
            <text:p>e-tail</text:p>
          </table:table-cell>
          <table:table-cell office:value-type="string">
            <text:p>e-tail, vendita al dettaglio elettronica</text:p>
          </table:table-cell>
          <table:table-cell office:value-type="string">
            <text:p>ISV: Independent Software Vendor </text:p>
          </table:table-cell>
        </table:table-row>
        <table:table-row table:style-name="ro1">
          <table:table-cell office:value-type="string">
            <text:p>euro converter</text:p>
          </table:table-cell>
          <table:table-cell office:value-type="string">
            <text:p>convertitore euro</text:p>
          </table:table-cell>
          <table:table-cell/>
        </table:table-row>
        <table:table-row table:style-name="ro1">
          <table:table-cell office:value-type="string">
            <text:p>evaluation minutes</text:p>
          </table:table-cell>
          <table:table-cell office:value-type="string">
            <text:p>protocollo dello svolgimento</text:p>
          </table:table-cell>
          <table:table-cell/>
        </table:table-row>
        <table:table-row table:style-name="ro1">
          <table:table-cell office:value-type="string">
            <text:p>even</text:p>
          </table:table-cell>
          <table:table-cell office:value-type="string">
            <text:p>pari</text:p>
          </table:table-cell>
          <table:table-cell/>
        </table:table-row>
        <table:table-row table:style-name="ro1">
          <table:table-cell office:value-type="string">
            <text:p>event</text:p>
          </table:table-cell>
          <table:table-cell office:value-type="string">
            <text:p>evento</text:p>
          </table:table-cell>
          <table:table-cell/>
        </table:table-row>
        <table:table-row table:style-name="ro1">
          <table:table-cell office:value-type="string">
            <text:p>every</text:p>
          </table:table-cell>
          <table:table-cell office:value-type="string">
            <text:p>ogni</text:p>
          </table:table-cell>
          <table:table-cell/>
        </table:table-row>
        <table:table-row table:style-name="ro1">
          <table:table-cell office:value-type="string">
            <text:p>exact</text:p>
          </table:table-cell>
          <table:table-cell office:value-type="string">
            <text:p>identico</text:p>
          </table:table-cell>
          <table:table-cell/>
        </table:table-row>
        <table:table-row table:style-name="ro1">
          <table:table-cell office:value-type="string">
            <text:p>example</text:p>
          </table:table-cell>
          <table:table-cell office:value-type="string">
            <text:p>esempio</text:p>
          </table:table-cell>
          <table:table-cell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ccezioni</text:p>
          </table:table-cell>
          <table:table-cell/>
        </table:table-row>
        <table:table-row table:style-name="ro1">
          <table:table-cell office:value-type="string">
            <text:p>excess length</text:p>
          </table:table-cell>
          <table:table-cell office:value-type="string">
            <text:p>lunghezza in eccesso</text:p>
          </table:table-cell>
          <table:table-cell/>
        </table:table-row>
        <table:table-row table:style-name="ro1">
          <table:table-cell office:value-type="string">
            <text:p>excess size</text:p>
          </table:table-cell>
          <table:table-cell office:value-type="string">
            <text:p>sovradimensionato</text:p>
          </table:table-cell>
          <table:table-cell/>
        </table:table-row>
        <table:table-row table:style-name="ro1">
          <table:table-cell office:value-type="string">
            <text:p>exchange background page</text:p>
          </table:table-cell>
          <table:table-cell office:value-type="string">
            <text:p>scambiare pagina di sfondo</text:p>
          </table:table-cell>
          <table:table-cell/>
        </table:table-row>
        <table:table-row table:style-name="ro1">
          <table:table-cell office:value-type="string">
            <text:p>exchange characters</text:p>
          </table:table-cell>
          <table:table-cell office:value-type="string">
            <text:p>scambiare i caratteri</text:p>
          </table:table-cell>
          <table:table-cell/>
        </table:table-row>
        <table:table-row table:style-name="ro1">
          <table:table-cell office:value-type="string">
            <text:p>exchange databases</text:p>
          </table:table-cell>
          <table:table-cell office:value-type="string">
            <text:p>scambiare database</text:p>
          </table:table-cell>
          <table:table-cell/>
        </table:table-row>
        <table:table-row table:style-name="ro1">
          <table:table-cell office:value-type="string">
            <text:p>exchange source:</text:p>
          </table:table-cell>
          <table:table-cell office:value-type="string">
            <text:p>cambiare sorgente a:</text:p>
          </table:table-cell>
          <table:table-cell/>
        </table:table-row>
        <table:table-row table:style-name="ro1">
          <table:table-cell office:value-type="string">
            <text:p>execute macro</text:p>
          </table:table-cell>
          <table:table-cell office:value-type="string">
            <text:p>eseguire macro</text:p>
          </table:table-cell>
          <table:table-cell/>
        </table:table-row>
        <table:table-row table:style-name="ro1">
          <table:table-cell office:value-type="string">
            <text:p>execute query immediately</text:p>
          </table:table-cell>
          <table:table-cell office:value-type="string">
            <text:p>avviare subito la ricerca</text:p>
          </table:table-cell>
          <table:table-cell/>
        </table:table-row>
        <table:table-row table:style-name="ro1">
          <table:table-cell office:value-type="string">
            <text:p>execute sql statement</text:p>
          </table:table-cell>
          <table:table-cell office:value-type="string">
            <text:p>eseguire il comando sql</text:p>
          </table:table-cell>
          <table:table-cell/>
        </table:table-row>
        <table:table-row table:style-name="ro1">
          <table:table-cell office:value-type="string">
            <text:p>execute</text:p>
          </table:table-cell>
          <table:table-cell office:value-type="string">
            <text:p>eseguire</text:p>
          </table:table-cell>
          <table:table-cell/>
        </table:table-row>
        <table:table-row table:style-name="ro1">
          <table:table-cell office:value-type="string">
            <text:p>existence quantor</text:p>
          </table:table-cell>
          <table:table-cell office:value-type="string">
            <text:p>quantificatore di esistenza</text:p>
          </table:table-cell>
          <table:table-cell office:value-type="string">
            <text:p>OLH </text:p>
          </table:table-cell>
        </table:table-row>
        <table:table-row table:style-name="ro1">
          <table:table-cell office:value-type="string">
            <text:p>existing columns</text:p>
          </table:table-cell>
          <table:table-cell office:value-type="string">
            <text:p>colonne disponibili</text:p>
          </table:table-cell>
          <table:table-cell/>
        </table:table-row>
        <table:table-row table:style-name="ro1">
          <table:table-cell office:value-type="string">
            <text:p>existing fields</text:p>
          </table:table-cell>
          <table:table-cell office:value-type="string">
            <text:p>campi disponibili</text:p>
          </table:table-cell>
          <table:table-cell/>
        </table:table-row>
        <table:table-row table:style-name="ro1">
          <table:table-cell office:value-type="string">
            <text:p>existing slides</text:p>
          </table:table-cell>
          <table:table-cell office:value-type="string">
            <text:p>pagine della presentazione</text:p>
          </table:table-cell>
          <table:table-cell/>
        </table:table-row>
        <table:table-row table:style-name="ro1">
          <table:table-cell office:value-type="string">
            <text:p>exit direction bottom</text:p>
          </table:table-cell>
          <table:table-cell office:value-type="string">
            <text:p>direzione di uscita in basso</text:p>
          </table:table-cell>
          <table:table-cell/>
        </table:table-row>
        <table:table-row table:style-name="ro1">
          <table:table-cell office:value-type="string">
            <text:p>exit direction left</text:p>
          </table:table-cell>
          <table:table-cell office:value-type="string">
            <text:p>direzione di uscita a sinistra</text:p>
          </table:table-cell>
          <table:table-cell/>
        </table:table-row>
        <table:table-row table:style-name="ro1">
          <table:table-cell office:value-type="string">
            <text:p>exit direction right</text:p>
          </table:table-cell>
          <table:table-cell office:value-type="string">
            <text:p>direzione di uscita a destra</text:p>
          </table:table-cell>
          <table:table-cell/>
        </table:table-row>
        <table:table-row table:style-name="ro1">
          <table:table-cell office:value-type="string">
            <text:p>exit direction top</text:p>
          </table:table-cell>
          <table:table-cell office:value-type="string">
            <text:p>direzione di uscita in alto</text:p>
          </table:table-cell>
          <table:table-cell/>
        </table:table-row>
        <table:table-row table:style-name="ro1">
          <table:table-cell office:value-type="string">
            <text:p>exit direction</text:p>
          </table:table-cell>
          <table:table-cell office:value-type="string">
            <text:p>direzione di uscita</text:p>
          </table:table-cell>
          <table:table-cell/>
        </table:table-row>
        <table:table-row table:style-name="ro1">
          <table:table-cell office:value-type="string">
            <text:p>exit fill mode</text:p>
          </table:table-cell>
          <table:table-cell office:value-type="string">
            <text:p>termina modo riempimento</text:p>
          </table:table-cell>
          <table:table-cell/>
        </table:table-row>
        <table:table-row table:style-name="ro1">
          <table:table-cell office:value-type="string">
            <text:p>exit group</text:p>
          </table:table-cell>
          <table:table-cell office:value-type="string">
            <text:p>uscire dal gruppo</text:p>
          </table:table-cell>
          <table:table-cell/>
        </table:table-row>
        <table:table-row table:style-name="ro1">
          <table:table-cell office:value-type="string">
            <text:p>exit position</text:p>
          </table:table-cell>
          <table:table-cell office:value-type="string">
            <text:p>posizione di uscita</text:p>
          </table:table-cell>
          <table:table-cell/>
        </table:table-row>
        <table:table-row table:style-name="ro1">
          <table:table-cell office:value-type="string">
            <text:p>exit</text:p>
          </table:table-cell>
          <table:table-cell office:value-type="string">
            <text:p>uscire</text:p>
          </table:table-cell>
          <table:table-cell/>
        </table:table-row>
        <table:table-row table:style-name="ro1">
          <table:table-cell office:value-type="string">
            <text:p>exiting the AutoPilot</text:p>
          </table:table-cell>
          <table:table-cell office:value-type="string">
            <text:p>chiusura del Pilota automatico.</text:p>
          </table:table-cell>
          <table:table-cell/>
        </table:table-row>
        <table:table-row table:style-name="ro1">
          <table:table-cell office:value-type="string">
            <text:p>expand formatting</text:p>
          </table:table-cell>
          <table:table-cell office:value-type="string">
            <text:p>espandere formattazione</text:p>
          </table:table-cell>
          <table:table-cell/>
        </table:table-row>
        <table:table-row table:style-name="ro1">
          <table:table-cell office:value-type="string">
            <text:p>expand single word</text:p>
          </table:table-cell>
          <table:table-cell office:value-type="string">
            <text:p>giustificazione forzata</text:p>
          </table:table-cell>
          <table:table-cell/>
        </table:table-row>
        <table:table-row table:style-name="ro1">
          <table:table-cell office:value-type="string">
            <text:p>expandable memory</text:p>
          </table:table-cell>
          <table:table-cell office:value-type="string">
            <text:p>memoria espandibile</text:p>
          </table:table-cell>
          <table:table-cell/>
        </table:table-row>
        <table:table-row table:style-name="ro1">
          <table:table-cell office:value-type="string">
            <text:p>expanded</text:p>
          </table:table-cell>
          <table:table-cell office:value-type="string">
            <text:p>esteso</text:p>
          </table:table-cell>
          <table:table-cell/>
        </table:table-row>
        <table:table-row table:style-name="ro1">
          <table:table-cell office:value-type="string">
            <text:p>expiration date</text:p>
          </table:table-cell>
          <table:table-cell office:value-type="string">
            <text:p>data di scadenza</text:p>
          </table:table-cell>
          <table:table-cell/>
        </table:table-row>
        <table:table-row table:style-name="ro1">
          <table:table-cell table:number-columns-repeated="2" office:value-type="string">
            <text:p>Explorer on/off</text:p>
          </table:table-cell>
          <table:table-cell/>
        </table:table-row>
        <table:table-row table:style-name="ro1">
          <table:table-cell table:number-columns-repeated="2" office:value-type="string">
            <text:p>Explorer</text:p>
          </table:table-cell>
          <table:table-cell/>
        </table:table-row>
        <table:table-row table:style-name="ro1">
          <table:table-cell office:value-type="string">
            <text:p>exponential increasing</text:p>
          </table:table-cell>
          <table:table-cell office:value-type="string">
            <text:p>esponenziale crescente</text:p>
          </table:table-cell>
          <table:table-cell/>
        </table:table-row>
        <table:table-row table:style-name="ro1">
          <table:table-cell office:value-type="string">
            <text:p>exponential regression</text:p>
          </table:table-cell>
          <table:table-cell office:value-type="string">
            <text:p>regressione esponenziale</text:p>
          </table:table-cell>
          <table:table-cell/>
        </table:table-row>
        <table:table-row table:style-name="ro1">
          <table:table-cell office:value-type="string">
            <text:p>export</text:p>
          </table:table-cell>
          <table:table-cell office:value-type="string">
            <text:p>esportare</text:p>
          </table:table-cell>
          <table:table-cell/>
        </table:table-row>
        <table:table-row table:style-name="ro1">
          <table:table-cell office:value-type="string">
            <text:p>extend edges</text:p>
          </table:table-cell>
          <table:table-cell office:value-type="string">
            <text:p>bordo più lungo</text:p>
          </table:table-cell>
          <table:table-cell/>
        </table:table-row>
        <table:table-row table:style-name="ro1">
          <table:table-cell office:value-type="string">
            <text:p>extended help</text:p>
          </table:table-cell>
          <table:table-cell office:value-type="string">
            <text:p>guida ampliata</text:p>
          </table:table-cell>
          <table:table-cell/>
        </table:table-row>
        <table:table-row table:style-name="ro1">
          <table:table-cell office:value-type="string">
            <text:p>extended selection on</text:p>
          </table:table-cell>
          <table:table-cell office:value-type="string">
            <text:p>attivare selezione ampliata</text:p>
          </table:table-cell>
          <table:table-cell/>
        </table:table-row>
        <table:table-row table:style-name="ro1">
          <table:table-cell office:value-type="string">
            <text:p>extended tips</text:p>
          </table:table-cell>
          <table:table-cell office:value-type="string">
            <text:p>guida attiva</text:p>
          </table:table-cell>
          <table:table-cell/>
        </table:table-row>
        <table:table-row table:style-name="ro1">
          <table:table-cell office:value-type="string">
            <text:p>extensible environment</text:p>
          </table:table-cell>
          <table:table-cell office:value-type="string">
            <text:p>ambiente estensibile</text:p>
          </table:table-cell>
          <table:table-cell/>
        </table:table-row>
        <table:table-row table:style-name="ro1">
          <table:table-cell table:number-columns-repeated="2" office:value-type="string">
            <text:p>extensible markup language</text:p>
          </table:table-cell>
          <table:table-cell office:value-type="string">
            <text:p>XML </text:p>
          </table:table-cell>
        </table:table-row>
        <table:table-row table:style-name="ro1">
          <table:table-cell table:number-columns-repeated="2" office:value-type="string">
            <text:p>extensible style language transformation</text:p>
          </table:table-cell>
          <table:table-cell office:value-type="string">
            <text:p>XSLT </text:p>
          </table:table-cell>
        </table:table-row>
        <table:table-row table:style-name="ro1">
          <table:table-cell table:number-columns-repeated="2" office:value-type="string">
            <text:p>extensible style language</text:p>
          </table:table-cell>
          <table:table-cell office:value-type="string">
            <text:p>XSLT </text:p>
          </table:table-cell>
        </table:table-row>
        <table:table-row table:style-name="ro1">
          <table:table-cell office:value-type="string">
            <text:p>extension</text:p>
          </table:table-cell>
          <table:table-cell office:value-type="string">
            <text:p>estensione</text:p>
          </table:table-cell>
          <table:table-cell/>
        </table:table-row>
        <table:table-row table:style-name="ro1">
          <table:table-cell office:value-type="string">
            <text:p>extent</text:p>
          </table:table-cell>
          <table:table-cell office:value-type="string">
            <text:p>volume</text:p>
          </table:table-cell>
          <table:table-cell/>
        </table:table-row>
        <table:table-row table:style-name="ro1">
          <table:table-cell office:value-type="string">
            <text:p>external application busy</text:p>
          </table:table-cell>
          <table:table-cell office:value-type="string">
            <text:p>l'applicazione esterna non è pronta</text:p>
          </table:table-cell>
          <table:table-cell/>
        </table:table-row>
        <table:table-row table:style-name="ro1">
          <table:table-cell office:value-type="string">
            <text:p>external browser</text:p>
          </table:table-cell>
          <table:table-cell office:value-type="string">
            <text:p>browser esterno</text:p>
          </table:table-cell>
          <table:table-cell/>
        </table:table-row>
        <table:table-row table:style-name="ro1">
          <table:table-cell office:value-type="string">
            <text:p>external data</text:p>
          </table:table-cell>
          <table:table-cell office:value-type="string">
            <text:p>dati esterni</text:p>
          </table:table-cell>
          <table:table-cell/>
        </table:table-row>
        <table:table-row table:style-name="ro1">
          <table:table-cell office:value-type="string">
            <text:p>external programs</text:p>
          </table:table-cell>
          <table:table-cell office:value-type="string">
            <text:p>programmi ausiliari</text:p>
          </table:table-cell>
          <table:table-cell/>
        </table:table-row>
        <table:table-row table:style-name="ro1">
          <table:table-cell office:value-type="string">
            <text:p>external source</text:p>
          </table:table-cell>
          <table:table-cell office:value-type="string">
            <text:p>sorgente dati esterna</text:p>
          </table:table-cell>
          <table:table-cell/>
        </table:table-row>
        <table:table-row table:style-name="ro1">
          <table:table-cell office:value-type="string">
            <text:p>external source/interface</text:p>
          </table:table-cell>
          <table:table-cell office:value-type="string">
            <text:p>sorgente esterna/interfaccia</text:p>
          </table:table-cell>
          <table:table-cell/>
        </table:table-row>
        <table:table-row table:style-name="ro1">
          <table:table-cell office:value-type="string">
            <text:p>extracondensed</text:p>
          </table:table-cell>
          <table:table-cell office:value-type="string">
            <text:p>extra compatto</text:p>
          </table:table-cell>
          <table:table-cell/>
        </table:table-row>
        <table:table-row table:style-name="ro1">
          <table:table-cell office:value-type="string">
            <text:p>extracting</text:p>
          </table:table-cell>
          <table:table-cell office:value-type="string">
            <text:p>estrazione</text:p>
          </table:table-cell>
          <table:table-cell/>
        </table:table-row>
        <table:table-row table:style-name="ro1">
          <table:table-cell office:value-type="string">
            <text:p>extraexpanded</text:p>
          </table:table-cell>
          <table:table-cell office:value-type="string">
            <text:p>extra espanso</text:p>
          </table:table-cell>
          <table:table-cell/>
        </table:table-row>
        <table:table-row table:style-name="ro1">
          <table:table-cell office:value-type="string">
            <text:p>extras</text:p>
          </table:table-cell>
          <table:table-cell office:value-type="string">
            <text:p>strumenti</text:p>
          </table:table-cell>
          <table:table-cell/>
        </table:table-row>
        <table:table-row table:style-name="ro1">
          <table:table-cell office:value-type="string">
            <text:p>extrusion object</text:p>
          </table:table-cell>
          <table:table-cell office:value-type="string">
            <text:p>oggetto di estrusione</text:p>
          </table:table-cell>
          <table:table-cell/>
        </table:table-row>
        <table:table-row table:style-name="ro1">
          <table:table-cell office:value-type="string">
            <text:p>eyedropper</text:p>
          </table:table-cell>
          <table:table-cell office:value-type="string">
            <text:p>contagocce</text:p>
          </table:table-cell>
          <table:table-cell/>
        </table:table-row>
        <table:table-row table:style-name="ro1">
          <table:table-cell office:value-type="string">
            <text:p>facility</text:p>
          </table:table-cell>
          <table:table-cell office:value-type="string">
            <text:p>origine</text:p>
          </table:table-cell>
          <table:table-cell office:value-type="string">
            <text:p>In a Messaging Server log-file entry, a designation of the software subsystem (such as Network or Account) that generated the log entry</text:p>
          </table:table-cell>
        </table:table-row>
        <table:table-row table:style-name="ro1">
          <table:table-cell office:value-type="string">
            <text:p>factdouble</text:p>
          </table:table-cell>
          <table:table-cell office:value-type="string">
            <text:p>fattore doppio</text:p>
          </table:table-cell>
          <table:table-cell/>
        </table:table-row>
        <table:table-row table:style-name="ro1">
          <table:table-cell office:value-type="string">
            <text:p>factor</text:p>
          </table:table-cell>
          <table:table-cell office:value-type="string">
            <text:p>fattore</text:p>
          </table:table-cell>
          <table:table-cell/>
        </table:table-row>
        <table:table-row table:style-name="ro1">
          <table:table-cell office:value-type="string">
            <text:p>factorial</text:p>
          </table:table-cell>
          <table:table-cell office:value-type="string">
            <text:p>fattoriale</text:p>
          </table:table-cell>
          <table:table-cell/>
        </table:table-row>
        <table:table-row table:style-name="ro1">
          <table:table-cell office:value-type="string">
            <text:p>fade clockwise</text:p>
          </table:table-cell>
          <table:table-cell office:value-type="string">
            <text:p>espandere in senso orario</text:p>
          </table:table-cell>
          <table:table-cell/>
        </table:table-row>
        <table:table-row table:style-name="ro1">
          <table:table-cell office:value-type="string">
            <text:p>fade counter-clockwise</text:p>
          </table:table-cell>
          <table:table-cell office:value-type="string">
            <text:p>espandere in senso antiorario</text:p>
          </table:table-cell>
          <table:table-cell/>
        </table:table-row>
        <table:table-row table:style-name="ro1">
          <table:table-cell office:value-type="string">
            <text:p>fade from center</text:p>
          </table:table-cell>
          <table:table-cell office:value-type="string">
            <text:p>espandere all'esterno</text:p>
          </table:table-cell>
          <table:table-cell/>
        </table:table-row>
        <table:table-row table:style-name="ro1">
          <table:table-cell office:value-type="string">
            <text:p>fade horizontally</text:p>
          </table:table-cell>
          <table:table-cell office:value-type="string">
            <text:p>espandere in orizzontale</text:p>
          </table:table-cell>
          <table:table-cell/>
        </table:table-row>
        <table:table-row table:style-name="ro1">
          <table:table-cell office:value-type="string">
            <text:p>fade object</text:p>
          </table:table-cell>
          <table:table-cell office:value-type="string">
            <text:p>nascondere oggetto</text:p>
          </table:table-cell>
          <table:table-cell/>
        </table:table-row>
        <table:table-row table:style-name="ro1">
          <table:table-cell office:value-type="string">
            <text:p>fade to center</text:p>
          </table:table-cell>
          <table:table-cell office:value-type="string">
            <text:p>espandere verso l'interno</text:p>
          </table:table-cell>
          <table:table-cell/>
        </table:table-row>
        <table:table-row table:style-name="ro1">
          <table:table-cell office:value-type="string">
            <text:p>fade vertically</text:p>
          </table:table-cell>
          <table:table-cell office:value-type="string">
            <text:p>espandere in verticale</text:p>
          </table:table-cell>
          <table:table-cell/>
        </table:table-row>
        <table:table-row table:style-name="ro1">
          <table:table-cell office:value-type="string">
            <text:p>fade with sound</text:p>
          </table:table-cell>
          <table:table-cell office:value-type="string">
            <text:p>sfumare con suono</text:p>
          </table:table-cell>
          <table:table-cell/>
        </table:table-row>
        <table:table-row table:style-name="ro1">
          <table:table-cell office:value-type="string">
            <text:p>fade</text:p>
          </table:table-cell>
          <table:table-cell office:value-type="string">
            <text:p>espandere</text:p>
          </table:table-cell>
          <table:table-cell/>
        </table:table-row>
        <table:table-row table:style-name="ro1">
          <table:table-cell office:value-type="string">
            <text:p>failover resource</text:p>
          </table:table-cell>
          <table:table-cell office:value-type="string">
            <text:p>risorsa di failover</text:p>
          </table:table-cell>
          <table:table-cell/>
        </table:table-row>
        <table:table-row table:style-name="ro1">
          <table:table-cell office:value-type="string">
            <text:p>fast</text:p>
          </table:table-cell>
          <table:table-cell office:value-type="string">
            <text:p>veloce</text:p>
          </table:table-cell>
          <table:table-cell/>
        </table:table-row>
        <table:table-row table:style-name="ro1">
          <table:table-cell office:value-type="string">
            <text:p>faulty Java installation</text:p>
          </table:table-cell>
          <table:table-cell office:value-type="string">
            <text:p>installazione corrotta di Java</text:p>
          </table:table-cell>
          <table:table-cell/>
        </table:table-row>
        <table:table-row table:style-name="ro1">
          <table:table-cell office:value-type="string">
            <text:p>faulty password confirmation</text:p>
          </table:table-cell>
          <table:table-cell office:value-type="string">
            <text:p>conferma errata della password</text:p>
          </table:table-cell>
          <table:table-cell/>
        </table:table-row>
        <table:table-row table:style-name="ro1">
          <table:table-cell office:value-type="string">
            <text:p>favorite</text:p>
          </table:table-cell>
          <table:table-cell office:value-type="string">
            <text:p>preferito</text:p>
          </table:table-cell>
          <table:table-cell/>
        </table:table-row>
        <table:table-row table:style-name="ro1">
          <table:table-cell office:value-type="string">
            <text:p>fax cover</text:p>
          </table:table-cell>
          <table:table-cell office:value-type="string">
            <text:p>copertina fax</text:p>
          </table:table-cell>
          <table:table-cell/>
        </table:table-row>
        <table:table-row table:style-name="ro1">
          <table:table-cell office:value-type="string">
            <text:p>fax letter</text:p>
          </table:table-cell>
          <table:table-cell office:value-type="string">
            <text:p>lettera fax</text:p>
          </table:table-cell>
          <table:table-cell/>
        </table:table-row>
        <table:table-row table:style-name="ro1">
          <table:table-cell office:value-type="string">
            <text:p>fax message</text:p>
          </table:table-cell>
          <table:table-cell office:value-type="string">
            <text:p>messaggio fax</text:p>
          </table:table-cell>
          <table:table-cell/>
        </table:table-row>
        <table:table-row table:style-name="ro1">
          <table:table-cell office:value-type="string">
            <text:p>fax number</text:p>
          </table:table-cell>
          <table:table-cell office:value-type="string">
            <text:p>numero fax</text:p>
          </table:table-cell>
          <table:table-cell/>
        </table:table-row>
        <table:table-row table:style-name="ro1">
          <table:table-cell office:value-type="string">
            <text:p>fax printer</text:p>
          </table:table-cell>
          <table:table-cell office:value-type="string">
            <text:p>stampante fax</text:p>
          </table:table-cell>
          <table:table-cell/>
        </table:table-row>
        <table:table-row table:style-name="ro1">
          <table:table-cell table:number-columns-repeated="2" office:value-type="string">
            <text:p>fax</text:p>
          </table:table-cell>
          <table:table-cell/>
        </table:table-row>
        <table:table-row table:style-name="ro1">
          <table:table-cell office:value-type="string">
            <text:p>fibre channel disk drive</text:p>
          </table:table-cell>
          <table:table-cell office:value-type="string">
            <text:p>unità disco in fibra ottica</text:p>
          </table:table-cell>
          <table:table-cell/>
        </table:table-row>
        <table:table-row table:style-name="ro1">
          <table:table-cell office:value-type="string">
            <text:p>field assignment</text:p>
          </table:table-cell>
          <table:table-cell office:value-type="string">
            <text:p>assegnazione campo</text:p>
          </table:table-cell>
          <table:table-cell/>
        </table:table-row>
        <table:table-row table:style-name="ro1">
          <table:table-cell office:value-type="string">
            <text:p>field border</text:p>
          </table:table-cell>
          <table:table-cell office:value-type="string">
            <text:p>bordo campo</text:p>
          </table:table-cell>
          <table:table-cell/>
        </table:table-row>
        <table:table-row table:style-name="ro1">
          <table:table-cell office:value-type="string">
            <text:p>field codes</text:p>
          </table:table-cell>
          <table:table-cell office:value-type="string">
            <text:p>nome di campo</text:p>
          </table:table-cell>
          <table:table-cell/>
        </table:table-row>
        <table:table-row table:style-name="ro1">
          <table:table-cell office:value-type="string">
            <text:p>field delimiter</text:p>
          </table:table-cell>
          <table:table-cell office:value-type="string">
            <text:p>separatore di campo</text:p>
          </table:table-cell>
          <table:table-cell/>
        </table:table-row>
        <table:table-row table:style-name="ro1">
          <table:table-cell office:value-type="string">
            <text:p>field format</text:p>
          </table:table-cell>
          <table:table-cell office:value-type="string">
            <text:p>formattazione di campo</text:p>
          </table:table-cell>
          <table:table-cell/>
        </table:table-row>
        <table:table-row table:style-name="ro1">
          <table:table-cell office:value-type="string">
            <text:p>field length</text:p>
          </table:table-cell>
          <table:table-cell office:value-type="string">
            <text:p>lunghezza di campo</text:p>
          </table:table-cell>
          <table:table-cell/>
        </table:table-row>
        <table:table-row table:style-name="ro1">
          <table:table-cell office:value-type="string">
            <text:p>field link</text:p>
          </table:table-cell>
          <table:table-cell office:value-type="string">
            <text:p>collegamento campo</text:p>
          </table:table-cell>
          <table:table-cell/>
        </table:table-row>
        <table:table-row table:style-name="ro1">
          <table:table-cell office:value-type="string">
            <text:p>field name</text:p>
          </table:table-cell>
          <table:table-cell office:value-type="string">
            <text:p>nome di campo</text:p>
          </table:table-cell>
          <table:table-cell/>
        </table:table-row>
        <table:table-row table:style-name="ro1">
          <table:table-cell office:value-type="string">
            <text:p>field names on/off</text:p>
          </table:table-cell>
          <table:table-cell office:value-type="string">
            <text:p>nomi di campo on/off</text:p>
          </table:table-cell>
          <table:table-cell/>
        </table:table-row>
        <table:table-row table:style-name="ro1">
          <table:table-cell office:value-type="string">
            <text:p>field options</text:p>
          </table:table-cell>
          <table:table-cell office:value-type="string">
            <text:p>opzioni campo</text:p>
          </table:table-cell>
          <table:table-cell/>
        </table:table-row>
        <table:table-row table:style-name="ro1">
          <table:table-cell office:value-type="string">
            <text:p>field properties</text:p>
          </table:table-cell>
          <table:table-cell office:value-type="string">
            <text:p>proprietà di campo</text:p>
          </table:table-cell>
          <table:table-cell/>
        </table:table-row>
        <table:table-row table:style-name="ro1">
          <table:table-cell office:value-type="string">
            <text:p>field selection</text:p>
          </table:table-cell>
          <table:table-cell office:value-type="string">
            <text:p>selezione campo</text:p>
          </table:table-cell>
          <table:table-cell/>
        </table:table-row>
        <table:table-row table:style-name="ro1">
          <table:table-cell office:value-type="string">
            <text:p>field separator</text:p>
          </table:table-cell>
          <table:table-cell office:value-type="string">
            <text:p>separatore di campo</text:p>
          </table:table-cell>
          <table:table-cell/>
        </table:table-row>
        <table:table-row table:style-name="ro1">
          <table:table-cell office:value-type="string">
            <text:p>field shadings</text:p>
          </table:table-cell>
          <table:table-cell office:value-type="string">
            <text:p>contrassegni</text:p>
          </table:table-cell>
          <table:table-cell office:value-type="string">
            <text:p>selezioni </text:p>
          </table:table-cell>
        </table:table-row>
        <table:table-row table:style-name="ro1">
          <table:table-cell office:value-type="string">
            <text:p>field type</text:p>
          </table:table-cell>
          <table:table-cell office:value-type="string">
            <text:p>tipo di campo</text:p>
          </table:table-cell>
          <table:table-cell/>
        </table:table-row>
        <table:table-row table:style-name="ro1">
          <table:table-cell office:value-type="string">
            <text:p>field values</text:p>
          </table:table-cell>
          <table:table-cell office:value-type="string">
            <text:p>valore campi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string">
            <text:p>campo</text:p>
          </table:table-cell>
          <table:table-cell/>
        </table:table-row>
        <table:table-row table:style-name="ro1">
          <table:table-cell office:value-type="string">
            <text:p>fields dialog</text:p>
          </table:table-cell>
          <table:table-cell office:value-type="string">
            <text:p>dialogo comando di campo</text:p>
          </table:table-cell>
          <table:table-cell/>
        </table:table-row>
        <table:table-row table:style-name="ro1">
          <table:table-cell office:value-type="string">
            <text:p>fields in form</text:p>
          </table:table-cell>
          <table:table-cell office:value-type="string">
            <text:p>campi nel formulario</text:p>
          </table:table-cell>
          <table:table-cell/>
        </table:table-row>
        <table:table-row table:style-name="ro1">
          <table:table-cell office:value-type="string">
            <text:p>fields in query</text:p>
          </table:table-cell>
          <table:table-cell office:value-type="string">
            <text:p>campi nella ricerca</text:p>
          </table:table-cell>
          <table:table-cell/>
        </table:table-row>
        <table:table-row table:style-name="ro1">
          <table:table-cell office:value-type="string">
            <text:p>fields in report</text:p>
          </table:table-cell>
          <table:table-cell office:value-type="string">
            <text:p>campi nel rapporto</text:p>
          </table:table-cell>
          <table:table-cell/>
        </table:table-row>
        <table:table-row table:style-name="ro1">
          <table:table-cell office:value-type="string">
            <text:p>fields involved</text:p>
          </table:table-cell>
          <table:table-cell office:value-type="string">
            <text:p>campi considerati</text:p>
          </table:table-cell>
          <table:table-cell/>
        </table:table-row>
        <table:table-row table:style-name="ro1">
          <table:table-cell office:value-type="string">
            <text:p>fields</text:p>
          </table:table-cell>
          <table:table-cell office:value-type="string">
            <text:p>comandi di campo</text:p>
          </table:table-cell>
          <table:table-cell/>
        </table:table-row>
        <table:table-row table:style-name="ro1">
          <table:table-cell office:value-type="string">
            <text:p>fiery</text:p>
          </table:table-cell>
          <table:table-cell office:value-type="string">
            <text:p>fiamma</text:p>
          </table:table-cell>
          <table:table-cell/>
        </table:table-row>
        <table:table-row table:style-name="ro1">
          <table:table-cell office:value-type="string">
            <text:p>fifth outline level</text:p>
          </table:table-cell>
          <table:table-cell office:value-type="string">
            <text:p>quinto livello struttura</text:p>
          </table:table-cell>
          <table:table-cell/>
        </table:table-row>
        <table:table-row table:style-name="ro1">
          <table:table-cell office:value-type="string">
            <text:p>file already exists</text:p>
          </table:table-cell>
          <table:table-cell office:value-type="string">
            <text:p>il file esiste già</text:p>
          </table:table-cell>
          <table:table-cell/>
        </table:table-row>
        <table:table-row table:style-name="ro1">
          <table:table-cell office:value-type="string">
            <text:p>file already open</text:p>
          </table:table-cell>
          <table:table-cell office:value-type="string">
            <text:p>file già aperto</text:p>
          </table:table-cell>
          <table:table-cell/>
        </table:table-row>
        <table:table-row table:style-name="ro1">
          <table:table-cell office:value-type="string">
            <text:p>file attachment</text:p>
          </table:table-cell>
          <table:table-cell office:value-type="string">
            <text:p>file allegato</text:p>
          </table:table-cell>
          <table:table-cell/>
        </table:table-row>
        <table:table-row table:style-name="ro1">
          <table:table-cell office:value-type="string">
            <text:p>file cache</text:p>
          </table:table-cell>
          <table:table-cell office:value-type="string">
            <text:p>cache di file</text:p>
          </table:table-cell>
          <table:table-cell/>
        </table:table-row>
        <table:table-row table:style-name="ro1">
          <table:table-cell office:value-type="string">
            <text:p>file format</text:p>
          </table:table-cell>
          <table:table-cell office:value-type="string">
            <text:p>formato file</text:p>
          </table:table-cell>
          <table:table-cell/>
        </table:table-row>
        <table:table-row table:style-name="ro1">
          <table:table-cell table:number-columns-repeated="2" office:value-type="string">
            <text:p>file locking</text:p>
          </table:table-cell>
          <table:table-cell/>
        </table:table-row>
        <table:table-row table:style-name="ro1">
          <table:table-cell table:number-columns-repeated="2" office:value-type="string">
            <text:p>file manager</text:p>
          </table:table-cell>
          <table:table-cell/>
        </table:table-row>
        <table:table-row table:style-name="ro1">
          <table:table-cell office:value-type="string">
            <text:p>file menu</text:p>
          </table:table-cell>
          <table:table-cell office:value-type="string">
            <text:p>menu File</text:p>
          </table:table-cell>
          <table:table-cell/>
        </table:table-row>
        <table:table-row table:style-name="ro1">
          <table:table-cell office:value-type="string">
            <text:p>file name</text:p>
          </table:table-cell>
          <table:table-cell office:value-type="string">
            <text:p>nome file</text:p>
          </table:table-cell>
          <table:table-cell/>
        </table:table-row>
        <table:table-row table:style-name="ro1">
          <table:table-cell office:value-type="string">
            <text:p>file not found</text:p>
          </table:table-cell>
          <table:table-cell office:value-type="string">
            <text:p>file non trovato</text:p>
          </table:table-cell>
          <table:table-cell/>
        </table:table-row>
        <table:table-row table:style-name="ro1">
          <table:table-cell office:value-type="string">
            <text:p>file selection</text:p>
          </table:table-cell>
          <table:table-cell office:value-type="string">
            <text:p>selezione file</text:p>
          </table:table-cell>
          <table:table-cell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file system (il)</text:p>
          </table:table-cell>
          <table:table-cell/>
        </table:table-row>
        <table:table-row table:style-name="ro1">
          <table:table-cell office:value-type="string">
            <text:p>file type</text:p>
          </table:table-cell>
          <table:table-cell office:value-type="string">
            <text:p>tipo di file</text:p>
          </table:table-cell>
          <table:table-cell/>
        </table:table-row>
        <table:table-row table:style-name="ro1">
          <table:table-cell table:number-columns-repeated="2" office:value-type="string">
            <text:p>file</text:p>
          </table:table-cell>
          <table:table-cell/>
        </table:table-row>
        <table:table-row table:style-name="ro1">
          <table:table-cell office:value-type="string">
            <text:p>file-based permission</text:p>
          </table:table-cell>
          <table:table-cell office:value-type="string">
            <text:p>autorizzazione in base ai file</text:p>
          </table:table-cell>
          <table:table-cell/>
        </table:table-row>
        <table:table-row table:style-name="ro1">
          <table:table-cell office:value-type="string">
            <text:p>fill character</text:p>
          </table:table-cell>
          <table:table-cell office:value-type="string">
            <text:p>carattere di riempimento</text:p>
          </table:table-cell>
          <table:table-cell/>
        </table:table-row>
        <table:table-row table:style-name="ro1">
          <table:table-cell office:value-type="string">
            <text:p>fill color</text:p>
          </table:table-cell>
          <table:table-cell office:value-type="string">
            <text:p>colore di riempimento</text:p>
          </table:table-cell>
          <table:table-cell/>
        </table:table-row>
        <table:table-row table:style-name="ro1">
          <table:table-cell office:value-type="string">
            <text:p>fill data series</text:p>
          </table:table-cell>
          <table:table-cell office:value-type="string">
            <text:p>compilare serie di dati</text:p>
          </table:table-cell>
          <table:table-cell/>
        </table:table-row>
        <table:table-row table:style-name="ro1">
          <table:table-cell office:value-type="string">
            <text:p>fill down</text:p>
          </table:table-cell>
          <table:table-cell office:value-type="string">
            <text:p>compilare verso il basso</text:p>
          </table:table-cell>
          <table:table-cell/>
        </table:table-row>
        <table:table-row table:style-name="ro1">
          <table:table-cell office:value-type="string">
            <text:p>fill format mode</text:p>
          </table:table-cell>
          <table:table-cell office:value-type="string">
            <text:p>modo riempimento</text:p>
          </table:table-cell>
          <table:table-cell/>
        </table:table-row>
        <table:table-row table:style-name="ro1">
          <table:table-cell office:value-type="string">
            <text:p>fill mode</text:p>
          </table:table-cell>
          <table:table-cell office:value-type="string">
            <text:p>modo riempimento</text:p>
          </table:table-cell>
          <table:table-cell/>
        </table:table-row>
        <table:table-row table:style-name="ro1">
          <table:table-cell office:value-type="string">
            <text:p>fill parameters</text:p>
          </table:table-cell>
          <table:table-cell office:value-type="string">
            <text:p>compilare parametri</text:p>
          </table:table-cell>
          <table:table-cell/>
        </table:table-row>
        <table:table-row table:style-name="ro1">
          <table:table-cell office:value-type="string">
            <text:p>fill right</text:p>
          </table:table-cell>
          <table:table-cell office:value-type="string">
            <text:p>compilare verso destra</text:p>
          </table:table-cell>
          <table:table-cell/>
        </table:table-row>
        <table:table-row table:style-name="ro1">
          <table:table-cell office:value-type="string">
            <text:p>fill sheet</text:p>
          </table:table-cell>
          <table:table-cell office:value-type="string">
            <text:p>compilare tabella</text:p>
          </table:table-cell>
          <table:table-cell/>
        </table:table-row>
        <table:table-row table:style-name="ro1">
          <table:table-cell office:value-type="string">
            <text:p>fill sheets</text:p>
          </table:table-cell>
          <table:table-cell office:value-type="string">
            <text:p>riempire tabella</text:p>
          </table:table-cell>
          <table:table-cell/>
        </table:table-row>
        <table:table-row table:style-name="ro1">
          <table:table-cell office:value-type="string">
            <text:p>fill style</text:p>
          </table:table-cell>
          <table:table-cell office:value-type="string">
            <text:p>stile riempimento</text:p>
          </table:table-cell>
          <table:table-cell/>
        </table:table-row>
        <table:table-row table:style-name="ro1">
          <table:table-cell office:value-type="string">
            <text:p>fill up</text:p>
          </table:table-cell>
          <table:table-cell office:value-type="string">
            <text:p>compilare verso l'alto</text:p>
          </table:table-cell>
          <table:table-cell/>
        </table:table-row>
        <table:table-row table:style-name="ro1">
          <table:table-cell office:value-type="string">
            <text:p>fillbitmap position</text:p>
          </table:table-cell>
          <table:table-cell office:value-type="string">
            <text:p>posizione bitmap di riempimento</text:p>
          </table:table-cell>
          <table:table-cell/>
        </table:table-row>
        <table:table-row table:style-name="ro1">
          <table:table-cell office:value-type="string">
            <text:p>fillbitmap width</text:p>
          </table:table-cell>
          <table:table-cell office:value-type="string">
            <text:p>larghezza bitmap di riempimento</text:p>
          </table:table-cell>
          <table:table-cell/>
        </table:table-row>
        <table:table-row table:style-name="ro1">
          <table:table-cell office:value-type="string">
            <text:p>fillbitmap</text:p>
          </table:table-cell>
          <table:table-cell office:value-type="string">
            <text:p>bitmap di riempimento</text:p>
          </table:table-cell>
          <table:table-cell/>
        </table:table-row>
        <table:table-row table:style-name="ro1">
          <table:table-cell office:value-type="string">
            <text:p>fillcolor</text:p>
          </table:table-cell>
          <table:table-cell office:value-type="string">
            <text:p>colore di riempimento</text:p>
          </table:table-cell>
          <table:table-cell/>
        </table:table-row>
        <table:table-row table:style-name="ro1">
          <table:table-cell office:value-type="string">
            <text:p>filled circle</text:p>
          </table:table-cell>
          <table:table-cell office:value-type="string">
            <text:p>cerchio pieno</text:p>
          </table:table-cell>
          <table:table-cell/>
        </table:table-row>
        <table:table-row table:style-name="ro1">
          <table:table-cell office:value-type="string">
            <text:p>filter bar</text:p>
          </table:table-cell>
          <table:table-cell office:value-type="string">
            <text:p>barra dei filtri</text:p>
          </table:table-cell>
          <table:table-cell/>
        </table:table-row>
        <table:table-row table:style-name="ro1">
          <table:table-cell office:value-type="string">
            <text:p>filter criteria</text:p>
          </table:table-cell>
          <table:table-cell office:value-type="string">
            <text:p>criteri filtro</text:p>
          </table:table-cell>
          <table:table-cell/>
        </table:table-row>
        <table:table-row table:style-name="ro1">
          <table:table-cell office:value-type="string">
            <text:p>filter for</text:p>
          </table:table-cell>
          <table:table-cell office:value-type="string">
            <text:p>filtra per</text:p>
          </table:table-cell>
          <table:table-cell/>
        </table:table-row>
        <table:table-row table:style-name="ro1">
          <table:table-cell office:value-type="string">
            <text:p>filter navigator</text:p>
          </table:table-cell>
          <table:table-cell office:value-type="string">
            <text:p>navigatore filtro</text:p>
          </table:table-cell>
          <table:table-cell/>
        </table:table-row>
        <table:table-row table:style-name="ro1">
          <table:table-cell office:value-type="string">
            <text:p>filter not found.</text:p>
          </table:table-cell>
          <table:table-cell office:value-type="string">
            <text:p>filtro non trovato.</text:p>
          </table:table-cell>
          <table:table-cell/>
        </table:table-row>
        <table:table-row table:style-name="ro1">
          <table:table-cell office:value-type="string">
            <text:p>filter proposal</text:p>
          </table:table-cell>
          <table:table-cell office:value-type="string">
            <text:p>filtro proposto</text:p>
          </table:table-cell>
          <table:table-cell/>
        </table:table-row>
        <table:table-row table:style-name="ro1">
          <table:table-cell office:value-type="string">
            <text:p>filter selection</text:p>
          </table:table-cell>
          <table:table-cell office:value-type="string">
            <text:p>scelta filtro</text:p>
          </table:table-cell>
          <table:table-cell/>
        </table:table-row>
        <table:table-row table:style-name="ro1">
          <table:table-cell office:value-type="string">
            <text:p>filter settings</text:p>
          </table:table-cell>
          <table:table-cell office:value-type="string">
            <text:p>impostazioni filtro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string">
            <text:p>filtro</text:p>
          </table:table-cell>
          <table:table-cell/>
        </table:table-row>
        <table:table-row table:style-name="ro1">
          <table:table-cell office:value-type="string">
            <text:p>final angle</text:p>
          </table:table-cell>
          <table:table-cell office:value-type="string">
            <text:p>angolo finale</text:p>
          </table:table-cell>
          <table:table-cell/>
        </table:table-row>
        <table:table-row table:style-name="ro1">
          <table:table-cell office:value-type="string">
            <text:p>final character</text:p>
          </table:table-cell>
          <table:table-cell office:value-type="string">
            <text:p>ultimo carattere</text:p>
          </table:table-cell>
          <table:table-cell/>
        </table:table-row>
        <table:table-row table:style-name="ro1">
          <table:table-cell office:value-type="string">
            <text:p>financial</text:p>
          </table:table-cell>
          <table:table-cell office:value-type="string">
            <text:p>finanza</text:p>
          </table:table-cell>
          <table:table-cell/>
        </table:table-row>
        <table:table-row table:style-name="ro1">
          <table:table-cell office:value-type="string">
            <text:p>find &amp; replace</text:p>
          </table:table-cell>
          <table:table-cell office:value-type="string">
            <text:p>Cerca &amp; sostituisci</text:p>
          </table:table-cell>
          <table:table-cell/>
        </table:table-row>
        <table:table-row table:style-name="ro1">
          <table:table-cell office:value-type="string">
            <text:p>find address</text:p>
          </table:table-cell>
          <table:table-cell office:value-type="string">
            <text:p>cerca indirizzo</text:p>
          </table:table-cell>
          <table:table-cell/>
        </table:table-row>
        <table:table-row table:style-name="ro1">
          <table:table-cell office:value-type="string">
            <text:p>find all</text:p>
          </table:table-cell>
          <table:table-cell office:value-type="string">
            <text:p>cerca tutto</text:p>
          </table:table-cell>
          <table:table-cell/>
        </table:table-row>
        <table:table-row table:style-name="ro1">
          <table:table-cell office:value-type="string">
            <text:p>find files</text:p>
          </table:table-cell>
          <table:table-cell office:value-type="string">
            <text:p>cerca file</text:p>
          </table:table-cell>
          <table:table-cell/>
        </table:table-row>
        <table:table-row table:style-name="ro1">
          <table:table-cell office:value-type="string">
            <text:p>find graphics</text:p>
          </table:table-cell>
          <table:table-cell office:value-type="string">
            <text:p>cerca immagine</text:p>
          </table:table-cell>
          <table:table-cell/>
        </table:table-row>
        <table:table-row table:style-name="ro1">
          <table:table-cell office:value-type="string">
            <text:p>find on/off</text:p>
          </table:table-cell>
          <table:table-cell office:value-type="string">
            <text:p>cerca on/off</text:p>
          </table:table-cell>
          <table:table-cell/>
        </table:table-row>
        <table:table-row table:style-name="ro1">
          <table:table-cell office:value-type="string">
            <text:p>Find on/off</text:p>
          </table:table-cell>
          <table:table-cell office:value-type="string">
            <text:p>ricerca</text:p>
          </table:table-cell>
          <table:table-cell/>
        </table:table-row>
        <table:table-row table:style-name="ro1">
          <table:table-cell office:value-type="string">
            <text:p>find parenthesis</text:p>
          </table:table-cell>
          <table:table-cell office:value-type="string">
            <text:p>cercare parentesi</text:p>
          </table:table-cell>
          <table:table-cell/>
        </table:table-row>
        <table:table-row table:style-name="ro1">
          <table:table-cell office:value-type="string">
            <text:p>find record</text:p>
          </table:table-cell>
          <table:table-cell office:value-type="string">
            <text:p>cercare record di dati</text:p>
          </table:table-cell>
          <table:table-cell/>
        </table:table-row>
        <table:table-row table:style-name="ro1">
          <table:table-cell office:value-type="string">
            <text:p>find</text:p>
          </table:table-cell>
          <table:table-cell office:value-type="string">
            <text:p>cercare</text:p>
          </table:table-cell>
          <table:table-cell office:value-type="string">
            <text:p>trovare </text:p>
          </table:table-cell>
        </table:table-row>
        <table:table-row table:style-name="ro1">
          <table:table-cell office:value-type="string">
            <text:p>find_text</text:p>
          </table:table-cell>
          <table:table-cell office:value-type="string">
            <text:p>cercare testo</text:p>
          </table:table-cell>
          <table:table-cell/>
        </table:table-row>
        <table:table-row table:style-name="ro1">
          <table:table-cell office:value-type="string">
            <text:p>fine dashed</text:p>
          </table:table-cell>
          <table:table-cell office:value-type="string">
            <text:p>a tratti fini</text:p>
          </table:table-cell>
          <table:table-cell/>
        </table:table-row>
        <table:table-row table:style-name="ro1">
          <table:table-cell office:value-type="string">
            <text:p>fine dotted</text:p>
          </table:table-cell>
          <table:table-cell office:value-type="string">
            <text:p>a punti fini</text:p>
          </table:table-cell>
          <table:table-cell/>
        </table:table-row>
        <table:table-row table:style-name="ro1">
          <table:table-cell office:value-type="string">
            <text:p>firewall</text:p>
          </table:table-cell>
          <table:table-cell office:value-type="string">
            <text:p>firewall (il)</text:p>
          </table:table-cell>
          <table:table-cell office:value-type="string">
            <text:p>(UNIX only) A task that is executed automatically by the cron daemon at a configured time. See also crontab file. </text:p>
          </table:table-cell>
        </table:table-row>
        <table:table-row table:style-name="ro1">
          <table:table-cell office:value-type="string">
            <text:p>firing</text:p>
          </table:table-cell>
          <table:table-cell office:value-type="string">
            <text:p>lancio</text:p>
          </table:table-cell>
          <table:table-cell/>
        </table:table-row>
        <table:table-row table:style-name="ro1">
          <table:table-cell office:value-type="string">
            <text:p>first convert</text:p>
          </table:table-cell>
          <table:table-cell office:value-type="string">
            <text:p>prima conversione</text:p>
          </table:table-cell>
          <table:table-cell/>
        </table:table-row>
        <table:table-row table:style-name="ro1">
          <table:table-cell office:value-type="string">
            <text:p>first interest</text:p>
          </table:table-cell>
          <table:table-cell office:value-type="string">
            <text:p>primo interesse</text:p>
          </table:table-cell>
          <table:table-cell/>
        </table:table-row>
        <table:table-row table:style-name="ro1">
          <table:table-cell office:value-type="string">
            <text:p>first level</text:p>
          </table:table-cell>
          <table:table-cell office:value-type="string">
            <text:p>primo livello</text:p>
          </table:table-cell>
          <table:table-cell/>
        </table:table-row>
        <table:table-row table:style-name="ro1">
          <table:table-cell office:value-type="string">
            <text:p>first line indent</text:p>
          </table:table-cell>
          <table:table-cell office:value-type="string">
            <text:p>rientro corpo del testo</text:p>
          </table:table-cell>
          <table:table-cell/>
        </table:table-row>
        <table:table-row table:style-name="ro1">
          <table:table-cell office:value-type="string">
            <text:p>first page number</text:p>
          </table:table-cell>
          <table:table-cell office:value-type="string">
            <text:p>primo numero di pagina</text:p>
          </table:table-cell>
          <table:table-cell/>
        </table:table-row>
        <table:table-row table:style-name="ro1">
          <table:table-cell office:value-type="string">
            <text:p>first page</text:p>
          </table:table-cell>
          <table:table-cell office:value-type="string">
            <text:p>prima pagina</text:p>
          </table:table-cell>
          <table:table-cell/>
        </table:table-row>
        <table:table-row table:style-name="ro1">
          <table:table-cell office:value-type="string">
            <text:p>first paragraph</text:p>
          </table:table-cell>
          <table:table-cell office:value-type="string">
            <text:p>primo paragrafo</text:p>
          </table:table-cell>
          <table:table-cell/>
        </table:table-row>
        <table:table-row table:style-name="ro1">
          <table:table-cell office:value-type="string">
            <text:p>first record</text:p>
          </table:table-cell>
          <table:table-cell office:value-type="string">
            <text:p>primo record di dati</text:p>
          </table:table-cell>
          <table:table-cell/>
        </table:table-row>
        <table:table-row table:style-name="ro1">
          <table:table-cell office:value-type="string">
            <text:p>first slide</text:p>
          </table:table-cell>
          <table:table-cell office:value-type="string">
            <text:p>prima pagina</text:p>
          </table:table-cell>
          <table:table-cell/>
        </table:table-row>
        <table:table-row table:style-name="ro1">
          <table:table-cell office:value-type="string">
            <text:p>fit to frame</text:p>
          </table:table-cell>
          <table:table-cell office:value-type="string">
            <text:p>adattare alla cornice</text:p>
          </table:table-cell>
          <table:table-cell/>
        </table:table-row>
        <table:table-row table:style-name="ro1">
          <table:table-cell office:value-type="string">
            <text:p>fit to line</text:p>
          </table:table-cell>
          <table:table-cell office:value-type="string">
            <text:p>adattare alla riga</text:p>
          </table:table-cell>
          <table:table-cell/>
        </table:table-row>
        <table:table-row table:style-name="ro1">
          <table:table-cell office:value-type="string">
            <text:p>fit to page</text:p>
          </table:table-cell>
          <table:table-cell office:value-type="string">
            <text:p>adattare alla pagina</text:p>
          </table:table-cell>
          <table:table-cell/>
        </table:table-row>
        <table:table-row table:style-name="ro1">
          <table:table-cell office:value-type="string">
            <text:p>fit to size</text:p>
          </table:table-cell>
          <table:table-cell office:value-type="string">
            <text:p>altezza automatica</text:p>
          </table:table-cell>
          <table:table-cell/>
        </table:table-row>
        <table:table-row table:style-name="ro1">
          <table:table-cell office:value-type="string">
            <text:p>fit to window</text:p>
          </table:table-cell>
          <table:table-cell office:value-type="string">
            <text:p>adattare alla finestra</text:p>
          </table:table-cell>
          <table:table-cell/>
        </table:table-row>
        <table:table-row table:style-name="ro1">
          <table:table-cell office:value-type="string">
            <text:p>fit-to-size text object</text:p>
          </table:table-cell>
          <table:table-cell office:value-type="string">
            <text:p>oggetto di testo adattato</text:p>
          </table:table-cell>
          <table:table-cell/>
        </table:table-row>
        <table:table-row table:style-name="ro1">
          <table:table-cell office:value-type="string">
            <text:p>fixed column width</text:p>
          </table:table-cell>
          <table:table-cell office:value-type="string">
            <text:p>ampiezza colonna fissa</text:p>
          </table:table-cell>
          <table:table-cell/>
        </table:table-row>
        <table:table-row table:style-name="ro1">
          <table:table-cell office:value-type="string">
            <text:p>fixed content</text:p>
          </table:table-cell>
          <table:table-cell office:value-type="string">
            <text:p>fissare il contenuto</text:p>
          </table:table-cell>
          <table:table-cell/>
        </table:table-row>
        <table:table-row table:style-name="ro1">
          <table:table-cell office:value-type="string">
            <text:p>fixed height</text:p>
          </table:table-cell>
          <table:table-cell office:value-type="string">
            <text:p>altezza fissa</text:p>
          </table:table-cell>
          <table:table-cell/>
        </table:table-row>
        <table:table-row table:style-name="ro1">
          <table:table-cell office:value-type="string">
            <text:p>fixed horizontal center</text:p>
          </table:table-cell>
          <table:table-cell office:value-type="string">
            <text:p>allineato al centro fissato in orizzontale</text:p>
          </table:table-cell>
          <table:table-cell/>
        </table:table-row>
        <table:table-row table:style-name="ro1">
          <table:table-cell office:value-type="string">
            <text:p>fixed horizontal left</text:p>
          </table:table-cell>
          <table:table-cell office:value-type="string">
            <text:p>allineato a sinistra fissato in orizzontale</text:p>
          </table:table-cell>
          <table:table-cell/>
        </table:table-row>
        <table:table-row table:style-name="ro1">
          <table:table-cell office:value-type="string">
            <text:p>fixed horizontal right</text:p>
          </table:table-cell>
          <table:table-cell office:value-type="string">
            <text:p>allineato a destra fissato in orizzontale</text:p>
          </table:table-cell>
          <table:table-cell/>
        </table:table-row>
        <table:table-row table:style-name="ro1">
          <table:table-cell office:value-type="string">
            <text:p>fixed vertical center</text:p>
          </table:table-cell>
          <table:table-cell office:value-type="string">
            <text:p>allineato al centro fissato in verticale</text:p>
          </table:table-cell>
          <table:table-cell/>
        </table:table-row>
        <table:table-row table:style-name="ro1">
          <table:table-cell office:value-type="string">
            <text:p>fixed width</text:p>
          </table:table-cell>
          <table:table-cell office:value-type="string">
            <text:p>larghezza fissa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fisso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bandiere</text:p>
          </table:table-cell>
          <table:table-cell/>
        </table:table-row>
        <table:table-row table:style-name="ro1">
          <table:table-cell office:value-type="string">
            <text:p>flagship system</text:p>
          </table:table-cell>
          <table:table-cell office:value-type="string">
            <text:p>fiore all'occhiello (sistema più rappresentativo dell'azienda)</text:p>
          </table:table-cell>
          <table:table-cell/>
        </table:table-row>
        <table:table-row table:style-name="ro1">
          <table:table-cell office:value-type="string">
            <text:p>flash</text:p>
          </table:table-cell>
          <table:table-cell office:value-type="string">
            <text:p>lampeggia</text:p>
          </table:table-cell>
          <table:table-cell/>
        </table:table-row>
        <table:table-row table:style-name="ro1">
          <table:table-cell office:value-type="string">
            <text:p>flat buttons</text:p>
          </table:table-cell>
          <table:table-cell office:value-type="string">
            <text:p>pulsanti piatti</text:p>
          </table:table-cell>
          <table:table-cell/>
        </table:table-row>
        <table:table-row table:style-name="ro1">
          <table:table-cell table:number-columns-repeated="2" office:value-type="string">
            <text:p>flat xml</text:p>
          </table:table-cell>
          <table:table-cell/>
        </table:table-row>
        <table:table-row table:style-name="ro1">
          <table:table-cell office:value-type="string">
            <text:p>flat</text:p>
          </table:table-cell>
          <table:table-cell office:value-type="string">
            <text:p>piano</text:p>
          </table:table-cell>
          <table:table-cell/>
        </table:table-row>
        <table:table-row table:style-name="ro1">
          <table:table-cell office:value-type="string">
            <text:p>flat-panel monitor</text:p>
          </table:table-cell>
          <table:table-cell office:value-type="string">
            <text:p>monitor a schermo piatto</text:p>
          </table:table-cell>
          <table:table-cell/>
        </table:table-row>
        <table:table-row table:style-name="ro1">
          <table:table-cell office:value-type="string">
            <text:p>flip diagonal</text:p>
          </table:table-cell>
          <table:table-cell office:value-type="string">
            <text:p>rispecchiare in diagonale</text:p>
          </table:table-cell>
          <table:table-cell/>
        </table:table-row>
        <table:table-row table:style-name="ro1">
          <table:table-cell office:value-type="string">
            <text:p>flip freehand</text:p>
          </table:table-cell>
          <table:table-cell office:value-type="string">
            <text:p>rispecchiare liberamente</text:p>
          </table:table-cell>
          <table:table-cell/>
        </table:table-row>
        <table:table-row table:style-name="ro1">
          <table:table-cell office:value-type="string">
            <text:p>flip horizontally</text:p>
          </table:table-cell>
          <table:table-cell office:value-type="string">
            <text:p>rispecchiare in orizzontale</text:p>
          </table:table-cell>
          <table:table-cell/>
        </table:table-row>
        <table:table-row table:style-name="ro1">
          <table:table-cell office:value-type="string">
            <text:p>flip vertically</text:p>
          </table:table-cell>
          <table:table-cell office:value-type="string">
            <text:p>rispecchiare in verticale</text:p>
          </table:table-cell>
          <table:table-cell/>
        </table:table-row>
        <table:table-row table:style-name="ro1">
          <table:table-cell office:value-type="string">
            <text:p>flip</text:p>
          </table:table-cell>
          <table:table-cell office:value-type="string">
            <text:p>rispecchiare</text:p>
          </table:table-cell>
          <table:table-cell/>
        </table:table-row>
        <table:table-row table:style-name="ro1">
          <table:table-cell office:value-type="string">
            <text:p>floating frame properties</text:p>
          </table:table-cell>
          <table:table-cell office:value-type="string">
            <text:p>proprietà frame</text:p>
          </table:table-cell>
          <table:table-cell/>
        </table:table-row>
        <table:table-row table:style-name="ro1">
          <table:table-cell office:value-type="string">
            <text:p>floating frame</text:p>
          </table:table-cell>
          <table:table-cell office:value-type="string">
            <text:p>frame</text:p>
          </table:table-cell>
          <table:table-cell/>
        </table:table-row>
        <table:table-row table:style-name="ro1">
          <table:table-cell office:value-type="string">
            <text:p>floating point performance</text:p>
          </table:table-cell>
          <table:table-cell office:value-type="string">
            <text:p>prestazioni in virgola mobile</text:p>
          </table:table-cell>
          <table:table-cell/>
        </table:table-row>
        <table:table-row table:style-name="ro1">
          <table:table-cell office:value-type="string">
            <text:p>floating point pipeline</text:p>
          </table:table-cell>
          <table:table-cell office:value-type="string">
            <text:p>pipeline in virgola mobile</text:p>
          </table:table-cell>
          <table:table-cell/>
        </table:table-row>
        <table:table-row table:style-name="ro1">
          <table:table-cell office:value-type="string">
            <text:p>floating point register</text:p>
          </table:table-cell>
          <table:table-cell office:value-type="string">
            <text:p>registro in virgola mobile</text:p>
          </table:table-cell>
          <table:table-cell/>
        </table:table-row>
        <table:table-row table:style-name="ro1">
          <table:table-cell office:value-type="string">
            <text:p>floating toolbar</text:p>
          </table:table-cell>
          <table:table-cell office:value-type="string">
            <text:p>barra strumenti mobile</text:p>
          </table:table-cell>
          <table:table-cell/>
        </table:table-row>
        <table:table-row table:style-name="ro1">
          <table:table-cell office:value-type="string">
            <text:p>floating toolbars</text:p>
          </table:table-cell>
          <table:table-cell office:value-type="string">
            <text:p>barre strumenti mobili</text:p>
          </table:table-cell>
          <table:table-cell/>
        </table:table-row>
        <table:table-row table:style-name="ro1">
          <table:table-cell office:value-type="string">
            <text:p>floating window</text:p>
          </table:table-cell>
          <table:table-cell office:value-type="string">
            <text:p>barra mobile</text:p>
          </table:table-cell>
          <table:table-cell/>
        </table:table-row>
        <table:table-row table:style-name="ro1">
          <table:table-cell office:value-type="string">
            <text:p>floating</text:p>
          </table:table-cell>
          <table:table-cell office:value-type="string">
            <text:p>mobile</text:p>
          </table:table-cell>
          <table:table-cell office:value-type="string">
            <text:p>fluttuante</text:p>
          </table:table-cell>
        </table:table-row>
        <table:table-row table:style-name="ro1">
          <table:table-cell office:value-type="string">
            <text:p>flow charts</text:p>
          </table:table-cell>
          <table:table-cell office:value-type="string">
            <text:p>diagramma di flusso</text:p>
          </table:table-cell>
          <table:table-cell/>
        </table:table-row>
        <table:table-row table:style-name="ro1">
          <table:table-cell office:value-type="string">
            <text:p>fly in</text:p>
          </table:table-cell>
          <table:table-cell office:value-type="string">
            <text:p>sovrapporre</text:p>
          </table:table-cell>
          <table:table-cell/>
        </table:table-row>
        <table:table-row table:style-name="ro1">
          <table:table-cell office:value-type="string">
            <text:p>fly out bottom</text:p>
          </table:table-cell>
          <table:table-cell office:value-type="string">
            <text:p>uscita verso il basso</text:p>
          </table:table-cell>
          <table:table-cell/>
        </table:table-row>
        <table:table-row table:style-name="ro1">
          <table:table-cell office:value-type="string">
            <text:p>fly out left</text:p>
          </table:table-cell>
          <table:table-cell office:value-type="string">
            <text:p>uscita a sinistra</text:p>
          </table:table-cell>
          <table:table-cell/>
        </table:table-row>
        <table:table-row table:style-name="ro1">
          <table:table-cell office:value-type="string">
            <text:p>fly out right</text:p>
          </table:table-cell>
          <table:table-cell office:value-type="string">
            <text:p>uscita a destra</text:p>
          </table:table-cell>
          <table:table-cell/>
        </table:table-row>
        <table:table-row table:style-name="ro1">
          <table:table-cell office:value-type="string">
            <text:p>fly out top</text:p>
          </table:table-cell>
          <table:table-cell office:value-type="string">
            <text:p>uscita in alto</text:p>
          </table:table-cell>
          <table:table-cell/>
        </table:table-row>
        <table:table-row table:style-name="ro1">
          <table:table-cell office:value-type="string">
            <text:p>focal length</text:p>
          </table:table-cell>
          <table:table-cell office:value-type="string">
            <text:p>ampiezza focale</text:p>
          </table:table-cell>
          <table:table-cell/>
        </table:table-row>
        <table:table-row table:style-name="ro1">
          <table:table-cell office:value-type="string">
            <text:p>folder bookmarks</text:p>
          </table:table-cell>
          <table:table-cell office:value-type="string">
            <text:p>bookmark della cartella</text:p>
          </table:table-cell>
          <table:table-cell/>
        </table:table-row>
        <table:table-row table:style-name="ro1">
          <table:table-cell office:value-type="string">
            <text:p>folder</text:p>
          </table:table-cell>
          <table:table-cell office:value-type="string">
            <text:p>cartella</text:p>
          </table:table-cell>
          <table:table-cell/>
        </table:table-row>
        <table:table-row table:style-name="ro1">
          <table:table-cell office:value-type="string">
            <text:p>following page</text:p>
          </table:table-cell>
          <table:table-cell office:value-type="string">
            <text:p>pagina successiva</text:p>
          </table:table-cell>
          <table:table-cell/>
        </table:table-row>
        <table:table-row table:style-name="ro1">
          <table:table-cell office:value-type="string">
            <text:p>follow-up</text:p>
          </table:table-cell>
          <table:table-cell office:value-type="string">
            <text:p>valutazione</text:p>
          </table:table-cell>
          <table:table-cell/>
        </table:table-row>
        <table:table-row table:style-name="ro1">
          <table:table-cell office:value-type="string">
            <text:p>font attributes</text:p>
          </table:table-cell>
          <table:table-cell office:value-type="string">
            <text:p>attributi carattere</text:p>
          </table:table-cell>
          <table:table-cell/>
        </table:table-row>
        <table:table-row table:style-name="ro1">
          <table:table-cell office:value-type="string">
            <text:p>font color fill</text:p>
          </table:table-cell>
          <table:table-cell office:value-type="string">
            <text:p>colore riempimento carattere</text:p>
          </table:table-cell>
          <table:table-cell/>
        </table:table-row>
        <table:table-row table:style-name="ro1">
          <table:table-cell office:value-type="string">
            <text:p>font color</text:p>
          </table:table-cell>
          <table:table-cell office:value-type="string">
            <text:p>colore carattere</text:p>
          </table:table-cell>
          <table:table-cell/>
        </table:table-row>
        <table:table-row table:style-name="ro1">
          <table:table-cell office:value-type="string">
            <text:p>font effect</text:p>
          </table:table-cell>
          <table:table-cell office:value-type="string">
            <text:p>effetto carattere</text:p>
          </table:table-cell>
          <table:table-cell/>
        </table:table-row>
        <table:table-row table:style-name="ro1">
          <table:table-cell office:value-type="string">
            <text:p>font history</text:p>
          </table:table-cell>
          <table:table-cell office:value-type="string">
            <text:p>tipi di carattere selezionati</text:p>
          </table:table-cell>
          <table:table-cell/>
        </table:table-row>
        <table:table-row table:style-name="ro1">
          <table:table-cell office:value-type="string">
            <text:p>font metrics conversion</text:p>
          </table:table-cell>
          <table:table-cell office:value-type="string">
            <text:p>conversione dei font di metrica</text:p>
          </table:table-cell>
          <table:table-cell/>
        </table:table-row>
        <table:table-row table:style-name="ro1">
          <table:table-cell office:value-type="string">
            <text:p>font name</text:p>
          </table:table-cell>
          <table:table-cell office:value-type="string">
            <text:p>nome del carattere</text:p>
          </table:table-cell>
          <table:table-cell/>
        </table:table-row>
        <table:table-row table:style-name="ro1">
          <table:table-cell office:value-type="string">
            <text:p>font position</text:p>
          </table:table-cell>
          <table:table-cell office:value-type="string">
            <text:p>posizione carattere</text:p>
          </table:table-cell>
          <table:table-cell/>
        </table:table-row>
        <table:table-row table:style-name="ro1">
          <table:table-cell office:value-type="string">
            <text:p>font replacement</text:p>
          </table:table-cell>
          <table:table-cell office:value-type="string">
            <text:p>sostituzione carattere</text:p>
          </table:table-cell>
          <table:table-cell/>
        </table:table-row>
        <table:table-row table:style-name="ro1">
          <table:table-cell office:value-type="string">
            <text:p>font shadow</text:p>
          </table:table-cell>
          <table:table-cell office:value-type="string">
            <text:p>ombra carattere</text:p>
          </table:table-cell>
          <table:table-cell/>
        </table:table-row>
        <table:table-row table:style-name="ro1">
          <table:table-cell office:value-type="string">
            <text:p>font size</text:p>
          </table:table-cell>
          <table:table-cell office:value-type="string">
            <text:p>dimensioni carattere</text:p>
          </table:table-cell>
          <table:table-cell/>
        </table:table-row>
        <table:table-row table:style-name="ro1">
          <table:table-cell office:value-type="string">
            <text:p>font weight</text:p>
          </table:table-cell>
          <table:table-cell office:value-type="string">
            <text:p>spessore del carattere</text:p>
          </table:table-cell>
          <table:table-cell/>
        </table:table-row>
        <table:table-row table:style-name="ro1">
          <table:table-cell office:value-type="string">
            <text:p>font width</text:p>
          </table:table-cell>
          <table:table-cell office:value-type="string">
            <text:p>larghezza carattere</text:p>
          </table:table-cell>
          <table:table-cell/>
        </table:table-row>
        <table:table-row table:style-name="ro1">
          <table:table-cell office:value-type="string">
            <text:p>font</text:p>
          </table:table-cell>
          <table:table-cell office:value-type="string">
            <text:p>carattere</text:p>
          </table:table-cell>
          <table:table-cell office:value-type="string">
            <text:p>tipo di carattere </text:p>
          </table:table-cell>
        </table:table-row>
        <table:table-row table:style-name="ro1">
          <table:table-cell office:value-type="string">
            <text:p>fontwork alignment</text:p>
          </table:table-cell>
          <table:table-cell office:value-type="string">
            <text:p>allineamento fontwork</text:p>
          </table:table-cell>
          <table:table-cell/>
        </table:table-row>
        <table:table-row table:style-name="ro1">
          <table:table-cell office:value-type="string">
            <text:p>fontwork attributes</text:p>
          </table:table-cell>
          <table:table-cell office:value-type="string">
            <text:p>attributi fontwork</text:p>
          </table:table-cell>
          <table:table-cell/>
        </table:table-row>
        <table:table-row table:style-name="ro1">
          <table:table-cell office:value-type="string">
            <text:p>fontwork default form</text:p>
          </table:table-cell>
          <table:table-cell office:value-type="string">
            <text:p>forma standard fontwork</text:p>
          </table:table-cell>
          <table:table-cell/>
        </table:table-row>
        <table:table-row table:style-name="ro1">
          <table:table-cell office:value-type="string">
            <text:p>fontwork font begin</text:p>
          </table:table-cell>
          <table:table-cell office:value-type="string">
            <text:p>inizio carattere fontwork</text:p>
          </table:table-cell>
          <table:table-cell/>
        </table:table-row>
        <table:table-row table:style-name="ro1">
          <table:table-cell office:value-type="string">
            <text:p>fontwork mirror</text:p>
          </table:table-cell>
          <table:table-cell office:value-type="string">
            <text:p>carattere rispecchiato fontwork</text:p>
          </table:table-cell>
          <table:table-cell/>
        </table:table-row>
        <table:table-row table:style-name="ro1">
          <table:table-cell office:value-type="string">
            <text:p>fontwork outline</text:p>
          </table:table-cell>
          <table:table-cell office:value-type="string">
            <text:p>carattere contorno fontwork</text:p>
          </table:table-cell>
          <table:table-cell/>
        </table:table-row>
        <table:table-row table:style-name="ro1">
          <table:table-cell office:value-type="string">
            <text:p>fontwork shadow color</text:p>
          </table:table-cell>
          <table:table-cell office:value-type="string">
            <text:p>colore ombra fontwork</text:p>
          </table:table-cell>
          <table:table-cell/>
        </table:table-row>
        <table:table-row table:style-name="ro1">
          <table:table-cell office:value-type="string">
            <text:p>fontwork shadow transparency</text:p>
          </table:table-cell>
          <table:table-cell office:value-type="string">
            <text:p>trasparenza ombra fontwork</text:p>
          </table:table-cell>
          <table:table-cell/>
        </table:table-row>
        <table:table-row table:style-name="ro1">
          <table:table-cell office:value-type="string">
            <text:p>fontwork shadow</text:p>
          </table:table-cell>
          <table:table-cell office:value-type="string">
            <text:p>ombra fontwork</text:p>
          </table:table-cell>
          <table:table-cell/>
        </table:table-row>
        <table:table-row table:style-name="ro1">
          <table:table-cell office:value-type="string">
            <text:p>fontwork style</text:p>
          </table:table-cell>
          <table:table-cell office:value-type="string">
            <text:p>stile fontwork</text:p>
          </table:table-cell>
          <table:table-cell/>
        </table:table-row>
        <table:table-row table:style-name="ro1">
          <table:table-cell table:number-columns-repeated="2" office:value-type="string">
            <text:p>fontwork</text:p>
          </table:table-cell>
          <table:table-cell/>
        </table:table-row>
        <table:table-row table:style-name="ro1">
          <table:table-cell office:value-type="string">
            <text:p>footer left</text:p>
          </table:table-cell>
          <table:table-cell office:value-type="string">
            <text:p>piè di pagina a sinistra</text:p>
          </table:table-cell>
          <table:table-cell/>
        </table:table-row>
        <table:table-row table:style-name="ro1">
          <table:table-cell office:value-type="string">
            <text:p>footer on</text:p>
          </table:table-cell>
          <table:table-cell office:value-type="string">
            <text:p>attiva piè di pagina</text:p>
          </table:table-cell>
          <table:table-cell/>
        </table:table-row>
        <table:table-row table:style-name="ro1">
          <table:table-cell office:value-type="string">
            <text:p>footer right</text:p>
          </table:table-cell>
          <table:table-cell office:value-type="string">
            <text:p>piè di pagina a destra</text:p>
          </table:table-cell>
          <table:table-cell/>
        </table:table-row>
        <table:table-row table:style-name="ro1">
          <table:table-cell office:value-type="string">
            <text:p>footer</text:p>
          </table:table-cell>
          <table:table-cell office:value-type="string">
            <text:p>piè di pagina</text:p>
          </table:table-cell>
          <table:table-cell/>
        </table:table-row>
        <table:table-row table:style-name="ro1">
          <table:table-cell office:value-type="string">
            <text:p>footers</text:p>
          </table:table-cell>
          <table:table-cell office:value-type="string">
            <text:p>piè di pagina</text:p>
          </table:table-cell>
          <table:table-cell/>
        </table:table-row>
        <table:table-row table:style-name="ro1">
          <table:table-cell office:value-type="string">
            <text:p>footnote anchor</text:p>
          </table:table-cell>
          <table:table-cell office:value-type="string">
            <text:p>richiamo di nota</text:p>
          </table:table-cell>
          <table:table-cell/>
        </table:table-row>
        <table:table-row table:style-name="ro1">
          <table:table-cell office:value-type="string">
            <text:p>footnote area</text:p>
          </table:table-cell>
          <table:table-cell office:value-type="string">
            <text:p>area note a piè pagina</text:p>
          </table:table-cell>
          <table:table-cell/>
        </table:table-row>
        <table:table-row table:style-name="ro1">
          <table:table-cell office:value-type="string">
            <text:p>footnote characters</text:p>
          </table:table-cell>
          <table:table-cell office:value-type="string">
            <text:p>carattere della nota</text:p>
          </table:table-cell>
          <table:table-cell/>
        </table:table-row>
        <table:table-row table:style-name="ro1">
          <table:table-cell office:value-type="string">
            <text:p>footnote settings</text:p>
          </table:table-cell>
          <table:table-cell office:value-type="string">
            <text:p>impostazioni note a piè pagina</text:p>
          </table:table-cell>
          <table:table-cell/>
        </table:table-row>
        <table:table-row table:style-name="ro1">
          <table:table-cell office:value-type="string">
            <text:p>footnote</text:p>
          </table:table-cell>
          <table:table-cell office:value-type="string">
            <text:p>nota a piè pagina</text:p>
          </table:table-cell>
          <table:table-cell/>
        </table:table-row>
        <table:table-row table:style-name="ro1">
          <table:table-cell office:value-type="string">
            <text:p>for all</text:p>
          </table:table-cell>
          <table:table-cell office:value-type="string">
            <text:p>per tutti</text:p>
          </table:table-cell>
          <table:table-cell/>
        </table:table-row>
        <table:table-row table:style-name="ro1">
          <table:table-cell office:value-type="string">
            <text:p>for data range</text:p>
          </table:table-cell>
          <table:table-cell office:value-type="string">
            <text:p>per l'area dati</text:p>
          </table:table-cell>
          <table:table-cell/>
        </table:table-row>
        <table:table-row table:style-name="ro1">
          <table:table-cell office:value-type="string">
            <text:p>for your information</text:p>
          </table:table-cell>
          <table:table-cell office:value-type="string">
            <text:p>per conoscenza</text:p>
          </table:table-cell>
          <table:table-cell/>
        </table:table-row>
        <table:table-row table:style-name="ro1">
          <table:table-cell office:value-type="string">
            <text:p>forbidden characters</text:p>
          </table:table-cell>
          <table:table-cell office:value-type="string">
            <text:p>caratteri non ammessi</text:p>
          </table:table-cell>
          <table:table-cell/>
        </table:table-row>
        <table:table-row table:style-name="ro1">
          <table:table-cell office:value-type="string">
            <text:p>forecast</text:p>
          </table:table-cell>
          <table:table-cell office:value-type="string">
            <text:p>previsione</text:p>
          </table:table-cell>
          <table:table-cell/>
        </table:table-row>
        <table:table-row table:style-name="ro1">
          <table:table-cell office:value-type="string">
            <text:p>foreground color</text:p>
          </table:table-cell>
          <table:table-cell office:value-type="string">
            <text:p>colore in primo piano</text:p>
          </table:table-cell>
          <table:table-cell/>
        </table:table-row>
        <table:table-row table:style-name="ro1">
          <table:table-cell office:value-type="string">
            <text:p>form letter</text:p>
          </table:table-cell>
          <table:table-cell office:value-type="string">
            <text:p>stampa in serie</text:p>
          </table:table-cell>
          <table:table-cell/>
        </table:table-row>
        <table:table-row table:style-name="ro1">
          <table:table-cell office:value-type="string">
            <text:p>form name</text:p>
          </table:table-cell>
          <table:table-cell office:value-type="string">
            <text:p>nome del formulario</text:p>
          </table:table-cell>
          <table:table-cell/>
        </table:table-row>
        <table:table-row table:style-name="ro1">
          <table:table-cell office:value-type="string">
            <text:p>form navigator</text:p>
          </table:table-cell>
          <table:table-cell office:value-type="string">
            <text:p>navigatore formulario</text:p>
          </table:table-cell>
          <table:table-cell/>
        </table:table-row>
        <table:table-row table:style-name="ro1">
          <table:table-cell office:value-type="string">
            <text:p>form objects</text:p>
          </table:table-cell>
          <table:table-cell office:value-type="string">
            <text:p>oggetti per formulario</text:p>
          </table:table-cell>
          <table:table-cell/>
        </table:table-row>
        <table:table-row table:style-name="ro1">
          <table:table-cell office:value-type="string">
            <text:p>form of address</text:p>
          </table:table-cell>
          <table:table-cell office:value-type="string">
            <text:p>formula di apertura</text:p>
          </table:table-cell>
          <table:table-cell/>
        </table:table-row>
        <table:table-row table:style-name="ro1">
          <table:table-cell office:value-type="string">
            <text:p>form properties</text:p>
          </table:table-cell>
          <table:table-cell office:value-type="string">
            <text:p>proprietà formulario</text:p>
          </table:table-cell>
          <table:table-cell/>
        </table:table-row>
        <table:table-row table:style-name="ro1">
          <table:table-cell office:value-type="string">
            <text:p>form</text:p>
          </table:table-cell>
          <table:table-cell office:value-type="string">
            <text:p>formulario</text:p>
          </table:table-cell>
          <table:table-cell office:value-type="string">
            <text:p>forma</text:p>
          </table:table-cell>
        </table:table-row>
        <table:table-row table:style-name="ro1">
          <table:table-cell office:value-type="string">
            <text:p>format cell</text:p>
          </table:table-cell>
          <table:table-cell office:value-type="string">
            <text:p>formattare cella</text:p>
          </table:table-cell>
          <table:table-cell/>
        </table:table-row>
        <table:table-row table:style-name="ro1">
          <table:table-cell office:value-type="string">
            <text:p>format code</text:p>
          </table:table-cell>
          <table:table-cell office:value-type="string">
            <text:p>codice del formato</text:p>
          </table:table-cell>
          <table:table-cell/>
        </table:table-row>
        <table:table-row table:style-name="ro1">
          <table:table-cell office:value-type="string">
            <text:p>format example</text:p>
          </table:table-cell>
          <table:table-cell office:value-type="string">
            <text:p>esempio di formato</text:p>
          </table:table-cell>
          <table:table-cell/>
        </table:table-row>
        <table:table-row table:style-name="ro1">
          <table:table-cell office:value-type="string">
            <text:p>format menu</text:p>
          </table:table-cell>
          <table:table-cell office:value-type="string">
            <text:p>menu di formattazione</text:p>
          </table:table-cell>
          <table:table-cell/>
        </table:table-row>
        <table:table-row table:style-name="ro1">
          <table:table-cell office:value-type="string">
            <text:p>format</text:p>
          </table:table-cell>
          <table:table-cell office:value-type="string">
            <text:p>formato</text:p>
          </table:table-cell>
          <table:table-cell office:value-type="string">
            <text:p>formattazione 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string">
            <text:p>formattare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formatted field</text:p>
          </table:table-cell>
          <table:table-cell office:value-type="string">
            <text:p>campo formattato</text:p>
          </table:table-cell>
          <table:table-cell/>
        </table:table-row>
        <table:table-row table:style-name="ro1">
          <table:table-cell office:value-type="string">
            <text:p>formatted text [rtf]</text:p>
          </table:table-cell>
          <table:table-cell office:value-type="string">
            <text:p>testo formattato [rtf]</text:p>
          </table:table-cell>
          <table:table-cell/>
        </table:table-row>
        <table:table-row table:style-name="ro1">
          <table:table-cell office:value-type="string">
            <text:p>formatted</text:p>
          </table:table-cell>
          <table:table-cell office:value-type="string">
            <text:p>formattato</text:p>
          </table:table-cell>
          <table:table-cell/>
        </table:table-row>
        <table:table-row table:style-name="ro1">
          <table:table-cell office:value-type="string">
            <text:p>formatting on/off</text:p>
          </table:table-cell>
          <table:table-cell office:value-type="string">
            <text:p>formattazione on/off</text:p>
          </table:table-cell>
          <table:table-cell/>
        </table:table-row>
        <table:table-row table:style-name="ro1">
          <table:table-cell office:value-type="string">
            <text:p>formatting</text:p>
          </table:table-cell>
          <table:table-cell office:value-type="string">
            <text:p>formattazione</text:p>
          </table:table-cell>
          <table:table-cell/>
        </table:table-row>
        <table:table-row table:style-name="ro1">
          <table:table-cell office:value-type="string">
            <text:p>form-based filters</text:p>
          </table:table-cell>
          <table:table-cell office:value-type="string">
            <text:p>filtro basato su formula</text:p>
          </table:table-cell>
          <table:table-cell/>
        </table:table-row>
        <table:table-row table:style-name="ro1">
          <table:table-cell office:value-type="string">
            <text:p>forms and contracts</text:p>
          </table:table-cell>
          <table:table-cell office:value-type="string">
            <text:p>formulari e contratti</text:p>
          </table:table-cell>
          <table:table-cell/>
        </table:table-row>
        <table:table-row table:style-name="ro1">
          <table:table-cell office:value-type="string">
            <text:p>forms to import:</text:p>
          </table:table-cell>
          <table:table-cell office:value-type="string">
            <text:p>formulari da importare:</text:p>
          </table:table-cell>
          <table:table-cell/>
        </table:table-row>
        <table:table-row table:style-name="ro1">
          <table:table-cell office:value-type="string">
            <text:p>formula bar</text:p>
          </table:table-cell>
          <table:table-cell office:value-type="string">
            <text:p>barra di calcolo</text:p>
          </table:table-cell>
          <table:table-cell/>
        </table:table-row>
        <table:table-row table:style-name="ro1">
          <table:table-cell office:value-type="string">
            <text:p>formula cell</text:p>
          </table:table-cell>
          <table:table-cell office:value-type="string">
            <text:p>cella formula</text:p>
          </table:table-cell>
          <table:table-cell/>
        </table:table-row>
        <table:table-row table:style-name="ro1">
          <table:table-cell office:value-type="string">
            <text:p>formula cursor</text:p>
          </table:table-cell>
          <table:table-cell office:value-type="string">
            <text:p>cursore di formula</text:p>
          </table:table-cell>
          <table:table-cell/>
        </table:table-row>
        <table:table-row table:style-name="ro1">
          <table:table-cell office:value-type="string">
            <text:p>formula fonts</text:p>
          </table:table-cell>
          <table:table-cell office:value-type="string">
            <text:p>carattere formule</text:p>
          </table:table-cell>
          <table:table-cell/>
        </table:table-row>
        <table:table-row table:style-name="ro1">
          <table:table-cell office:value-type="string">
            <text:p>formula options</text:p>
          </table:table-cell>
          <table:table-cell office:value-type="string">
            <text:p>opzioni formule</text:p>
          </table:table-cell>
          <table:table-cell/>
        </table:table-row>
        <table:table-row table:style-name="ro1">
          <table:table-cell office:value-type="string">
            <text:p>formula overflow</text:p>
          </table:table-cell>
          <table:table-cell office:value-type="string">
            <text:p>formula troppo lunga</text:p>
          </table:table-cell>
          <table:table-cell/>
        </table:table-row>
        <table:table-row table:style-name="ro1">
          <table:table-cell table:number-columns-repeated="2" office:value-type="string">
            <text:p>formula</text:p>
          </table:table-cell>
          <table:table-cell/>
        </table:table-row>
        <table:table-row table:style-name="ro1">
          <table:table-cell office:value-type="string">
            <text:p>formulas</text:p>
          </table:table-cell>
          <table:table-cell office:value-type="string">
            <text:p>formule</text:p>
          </table:table-cell>
          <table:table-cell/>
        </table:table-row>
        <table:table-row table:style-name="ro1">
          <table:table-cell office:value-type="string">
            <text:p>Forte development tools suite</text:p>
          </table:table-cell>
          <table:table-cell office:value-type="string">
            <text:p>suite di sviluppo Forte</text:p>
          </table:table-cell>
          <table:table-cell/>
        </table:table-row>
        <table:table-row table:style-name="ro1">
          <table:table-cell office:value-type="string">
            <text:p>Forte Tools software</text:p>
          </table:table-cell>
          <table:table-cell office:value-type="string">
            <text:p>Software Forte Tools</text:p>
          </table:table-cell>
          <table:table-cell/>
        </table:table-row>
        <table:table-row table:style-name="ro1">
          <table:table-cell office:value-type="string">
            <text:p>forward message</text:p>
          </table:table-cell>
          <table:table-cell office:value-type="string">
            <text:p>inoltrare il messaggio</text:p>
          </table:table-cell>
          <table:table-cell/>
        </table:table-row>
        <table:table-row table:style-name="ro1">
          <table:table-cell office:value-type="string">
            <text:p>forward</text:p>
          </table:table-cell>
          <table:table-cell office:value-type="string">
            <text:p>in avanti</text:p>
          </table:table-cell>
          <table:table-cell/>
        </table:table-row>
        <table:table-row table:style-name="ro1">
          <table:table-cell office:value-type="string">
            <text:p>Fourth Generation (4G)</text:p>
          </table:table-cell>
          <table:table-cell office:value-type="string">
            <text:p>Quarta generazione (4G)</text:p>
          </table:table-cell>
          <table:table-cell/>
        </table:table-row>
        <table:table-row table:style-name="ro1">
          <table:table-cell office:value-type="string">
            <text:p>fourth outline level</text:p>
          </table:table-cell>
          <table:table-cell office:value-type="string">
            <text:p>quarto livello struttura</text:p>
          </table:table-cell>
          <table:table-cell/>
        </table:table-row>
        <table:table-row table:style-name="ro1">
          <table:table-cell office:value-type="string">
            <text:p>fraction bar</text:p>
          </table:table-cell>
          <table:table-cell office:value-type="string">
            <text:p>linee di frazione</text:p>
          </table:table-cell>
          <table:table-cell/>
        </table:table-row>
        <table:table-row table:style-name="ro1">
          <table:table-cell office:value-type="string">
            <text:p>fraction</text:p>
          </table:table-cell>
          <table:table-cell office:value-type="string">
            <text:p>frazione</text:p>
          </table:table-cell>
          <table:table-cell office:value-type="string">
            <text:p>divisore</text:p>
          </table:table-cell>
        </table:table-row>
        <table:table-row table:style-name="ro1">
          <table:table-cell office:value-type="string">
            <text:p>frame contents</text:p>
          </table:table-cell>
          <table:table-cell office:value-type="string">
            <text:p>contenuto cornice</text:p>
          </table:table-cell>
          <table:table-cell/>
        </table:table-row>
        <table:table-row table:style-name="ro1">
          <table:table-cell office:value-type="string">
            <text:p>frame element</text:p>
          </table:table-cell>
          <table:table-cell office:value-type="string">
            <text:p>elemento di cornice</text:p>
          </table:table-cell>
          <table:table-cell/>
        </table:table-row>
        <table:table-row table:style-name="ro1">
          <table:table-cell office:value-type="string">
            <text:p>frame object bar</text:p>
          </table:table-cell>
          <table:table-cell office:value-type="string">
            <text:p>barra degli oggetti per cornice</text:p>
          </table:table-cell>
          <table:table-cell/>
        </table:table-row>
        <table:table-row table:style-name="ro1">
          <table:table-cell office:value-type="string">
            <text:p>frame properties</text:p>
          </table:table-cell>
          <table:table-cell office:value-type="string">
            <text:p>proprietà cornice</text:p>
          </table:table-cell>
          <table:table-cell/>
        </table:table-row>
        <table:table-row table:style-name="ro1">
          <table:table-cell office:value-type="string">
            <text:p>frame style</text:p>
          </table:table-cell>
          <table:table-cell office:value-type="string">
            <text:p>modello di cornice</text:p>
          </table:table-cell>
          <table:table-cell/>
        </table:table-row>
        <table:table-row table:style-name="ro1">
          <table:table-cell office:value-type="string">
            <text:p>frame text area</text:p>
          </table:table-cell>
          <table:table-cell office:value-type="string">
            <text:p>area del testo della cornice</text:p>
          </table:table-cell>
          <table:table-cell/>
        </table:table-row>
        <table:table-row table:style-name="ro1">
          <table:table-cell table:number-columns-repeated="2" office:value-type="string">
            <text:p>frame</text:p>
          </table:table-cell>
          <table:table-cell office:value-type="string">
            <text:p>cornice (in a text document)</text:p>
          </table:table-cell>
        </table:table-row>
        <table:table-row table:style-name="ro1">
          <table:table-cell office:value-type="string">
            <text:p>frames</text:p>
          </table:table-cell>
          <table:table-cell office:value-type="string">
            <text:p>cornici</text:p>
          </table:table-cell>
          <table:table-cell/>
        </table:table-row>
        <table:table-row table:style-name="ro1">
          <table:table-cell office:value-type="string">
            <text:p>frameset document</text:p>
          </table:table-cell>
          <table:table-cell office:value-type="string">
            <text:p>documento di frameset</text:p>
          </table:table-cell>
          <table:table-cell/>
        </table:table-row>
        <table:table-row table:style-name="ro1">
          <table:table-cell office:value-type="string">
            <text:p>frameset spacing</text:p>
          </table:table-cell>
          <table:table-cell office:value-type="string">
            <text:p>spaziatura frameset</text:p>
          </table:table-cell>
          <table:table-cell/>
        </table:table-row>
        <table:table-row table:style-name="ro1">
          <table:table-cell table:number-columns-repeated="2" office:value-type="string">
            <text:p>frameset</text:p>
          </table:table-cell>
          <table:table-cell/>
        </table:table-row>
        <table:table-row table:style-name="ro1">
          <table:table-cell office:value-type="string">
            <text:p>free indexes</text:p>
          </table:table-cell>
          <table:table-cell office:value-type="string">
            <text:p>indici liberi</text:p>
          </table:table-cell>
          <table:table-cell/>
        </table:table-row>
        <table:table-row table:style-name="ro1">
          <table:table-cell table:number-columns-repeated="2" office:value-type="string">
            <text:p>Free Standards Group</text:p>
          </table:table-cell>
          <table:table-cell/>
        </table:table-row>
        <table:table-row table:style-name="ro1">
          <table:table-cell office:value-type="string">
            <text:p>freeform line</text:p>
          </table:table-cell>
          <table:table-cell office:value-type="string">
            <text:p>linea a mano libera</text:p>
          </table:table-cell>
          <table:table-cell office:value-type="string">
            <text:p>curva a mano libera </text:p>
          </table:table-cell>
        </table:table-row>
        <table:table-row table:style-name="ro1">
          <table:table-cell office:value-type="string">
            <text:p>freeform line, filled</text:p>
          </table:table-cell>
          <table:table-cell office:value-type="string">
            <text:p>linea a mano libera, piena</text:p>
          </table:table-cell>
          <table:table-cell/>
        </table:table-row>
        <table:table-row table:style-name="ro1">
          <table:table-cell office:value-type="string">
            <text:p>freeform polygon</text:p>
          </table:table-cell>
          <table:table-cell office:value-type="string">
            <text:p>poligono a mano libera</text:p>
          </table:table-cell>
          <table:table-cell/>
        </table:table-row>
        <table:table-row table:style-name="ro1">
          <table:table-cell office:value-type="string">
            <text:p>freeze window</text:p>
          </table:table-cell>
          <table:table-cell office:value-type="string">
            <text:p>fissare finestre</text:p>
          </table:table-cell>
          <table:table-cell/>
        </table:table-row>
        <table:table-row table:style-name="ro1">
          <table:table-cell office:value-type="string">
            <text:p>freeze</text:p>
          </table:table-cell>
          <table:table-cell office:value-type="string">
            <text:p>fissare</text:p>
          </table:table-cell>
          <table:table-cell office:value-type="string">
            <text:p>cells in a spreadsheet 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frequenza</text:p>
          </table:table-cell>
          <table:table-cell/>
        </table:table-row>
        <table:table-row table:style-name="ro1">
          <table:table-cell office:value-type="string">
            <text:p>from beginning</text:p>
          </table:table-cell>
          <table:table-cell office:value-type="string">
            <text:p>dall'inizio</text:p>
          </table:table-cell>
          <table:table-cell/>
        </table:table-row>
        <table:table-row table:style-name="ro1">
          <table:table-cell office:value-type="string">
            <text:p>from bibliography database</text:p>
          </table:table-cell>
          <table:table-cell office:value-type="string">
            <text:p>dal database bibliografico</text:p>
          </table:table-cell>
          <table:table-cell/>
        </table:table-row>
        <table:table-row table:style-name="ro1">
          <table:table-cell office:value-type="string">
            <text:p>from bottom</text:p>
          </table:table-cell>
          <table:table-cell office:value-type="string">
            <text:p>dal basso</text:p>
          </table:table-cell>
          <table:table-cell/>
        </table:table-row>
        <table:table-row table:style-name="ro1">
          <table:table-cell office:value-type="string">
            <text:p>from database</text:p>
          </table:table-cell>
          <table:table-cell office:value-type="string">
            <text:p>dal database</text:p>
          </table:table-cell>
          <table:table-cell/>
        </table:table-row>
        <table:table-row table:style-name="ro1">
          <table:table-cell office:value-type="string">
            <text:p>from document content</text:p>
          </table:table-cell>
          <table:table-cell office:value-type="string">
            <text:p>dal contenuto del documento</text:p>
          </table:table-cell>
          <table:table-cell/>
        </table:table-row>
        <table:table-row table:style-name="ro1">
          <table:table-cell office:value-type="string">
            <text:p>from driver</text:p>
          </table:table-cell>
          <table:table-cell office:value-type="string">
            <text:p>dal driver</text:p>
          </table:table-cell>
          <table:table-cell/>
        </table:table-row>
        <table:table-row table:style-name="ro1">
          <table:table-cell office:value-type="string">
            <text:p>from inside</text:p>
          </table:table-cell>
          <table:table-cell office:value-type="string">
            <text:p>dall'interno</text:p>
          </table:table-cell>
          <table:table-cell/>
        </table:table-row>
        <table:table-row table:style-name="ro1">
          <table:table-cell office:value-type="string">
            <text:p>from left</text:p>
          </table:table-cell>
          <table:table-cell office:value-type="string">
            <text:p>da sinistra</text:p>
          </table:table-cell>
          <table:table-cell/>
        </table:table-row>
        <table:table-row table:style-name="ro1">
          <table:table-cell office:value-type="string">
            <text:p>from right</text:p>
          </table:table-cell>
          <table:table-cell office:value-type="string">
            <text:p>da destra</text:p>
          </table:table-cell>
          <table:table-cell/>
        </table:table-row>
        <table:table-row table:style-name="ro1">
          <table:table-cell office:value-type="string">
            <text:p>from row</text:p>
          </table:table-cell>
          <table:table-cell office:value-type="string">
            <text:p>dalla riga</text:p>
          </table:table-cell>
          <table:table-cell/>
        </table:table-row>
        <table:table-row table:style-name="ro1">
          <table:table-cell office:value-type="string">
            <text:p>from template</text:p>
          </table:table-cell>
          <table:table-cell office:value-type="string">
            <text:p>da modello</text:p>
          </table:table-cell>
          <table:table-cell/>
        </table:table-row>
        <table:table-row table:style-name="ro1">
          <table:table-cell office:value-type="string">
            <text:p>from unit</text:p>
          </table:table-cell>
          <table:table-cell office:value-type="string">
            <text:p>da misura</text:p>
          </table:table-cell>
          <table:table-cell/>
        </table:table-row>
        <table:table-row table:style-name="ro1">
          <table:table-cell office:value-type="string">
            <text:p>front panel</text:p>
          </table:table-cell>
          <table:table-cell office:value-type="string">
            <text:p>pannello principale</text:p>
          </table:table-cell>
          <table:table-cell/>
        </table:table-row>
        <table:table-row table:style-name="ro1">
          <table:table-cell office:value-type="string">
            <text:p>front matter</text:p>
          </table:table-cell>
          <table:table-cell office:value-type="string">
            <text:p>prologo </text:p>
          </table:table-cell>
          <table:table-cell/>
        </table:table-row>
        <table:table-row table:style-name="ro1">
          <table:table-cell office:value-type="string">
            <text:p>ftp folder</text:p>
          </table:table-cell>
          <table:table-cell office:value-type="string">
            <text:p>cartella ftp</text:p>
          </table:table-cell>
          <table:table-cell/>
        </table:table-row>
        <table:table-row table:style-name="ro1">
          <table:table-cell office:value-type="string">
            <text:p>ftp link</text:p>
          </table:table-cell>
          <table:table-cell office:value-type="string">
            <text:p>collegamento ftp</text:p>
          </table:table-cell>
          <table:table-cell/>
        </table:table-row>
        <table:table-row table:style-name="ro1">
          <table:table-cell office:value-type="string">
            <text:p>ftp proxy</text:p>
          </table:table-cell>
          <table:table-cell office:value-type="string">
            <text:p>proxy ftp</text:p>
          </table:table-cell>
          <table:table-cell/>
        </table:table-row>
        <table:table-row table:style-name="ro1">
          <table:table-cell office:value-type="string">
            <text:p>full (outer) join</text:p>
          </table:table-cell>
          <table:table-cell office:value-type="string">
            <text:p>relazione completa</text:p>
          </table:table-cell>
          <table:table-cell/>
        </table:table-row>
        <table:table-row table:style-name="ro1">
          <table:table-cell office:value-type="string">
            <text:p>full circle</text:p>
          </table:table-cell>
          <table:table-cell office:value-type="string">
            <text:p>cerchio pieno</text:p>
          </table:table-cell>
          <table:table-cell/>
        </table:table-row>
        <table:table-row table:style-name="ro1">
          <table:table-cell office:value-type="string">
            <text:p>full screen</text:p>
          </table:table-cell>
          <table:table-cell office:value-type="string">
            <text:p>schermo intero</text:p>
          </table:table-cell>
          <table:table-cell/>
        </table:table-row>
        <table:table-row table:style-name="ro1">
          <table:table-cell office:value-type="string">
            <text:p>full width</text:p>
          </table:table-cell>
          <table:table-cell office:value-type="string">
            <text:p>a tutta larghezza</text:p>
          </table:table-cell>
          <table:table-cell/>
        </table:table-row>
        <table:table-row table:style-name="ro1">
          <table:table-cell office:value-type="string">
            <text:p>fully qualified domain</text:p>
          </table:table-cell>
          <table:table-cell office:value-type="string">
            <text:p>dominio completo</text:p>
          </table:table-cell>
          <table:table-cell/>
        </table:table-row>
        <table:table-row table:style-name="ro1">
          <table:table-cell office:value-type="string">
            <text:p>fully qualified name</text:p>
          </table:table-cell>
          <table:table-cell office:value-type="string">
            <text:p>nome completo</text:p>
          </table:table-cell>
          <table:table-cell/>
        </table:table-row>
        <table:table-row table:style-name="ro1">
          <table:table-cell office:value-type="string">
            <text:p>function bar on/off</text:p>
          </table:table-cell>
          <table:table-cell office:value-type="string">
            <text:p>barra delle funzioni on/off</text:p>
          </table:table-cell>
          <table:table-cell/>
        </table:table-row>
        <table:table-row table:style-name="ro1">
          <table:table-cell office:value-type="string">
            <text:p>function bar</text:p>
          </table:table-cell>
          <table:table-cell office:value-type="string">
            <text:p>barra delle funzioni</text:p>
          </table:table-cell>
          <table:table-cell/>
        </table:table-row>
        <table:table-row table:style-name="ro1">
          <table:table-cell office:value-type="string">
            <text:p>function expected</text:p>
          </table:table-cell>
          <table:table-cell office:value-type="string">
            <text:p>attesa funzione</text:p>
          </table:table-cell>
          <table:table-cell/>
        </table:table-row>
        <table:table-row table:style-name="ro1">
          <table:table-cell office:value-type="string">
            <text:p>function list</text:p>
          </table:table-cell>
          <table:table-cell office:value-type="string">
            <text:p>lista funzioni</text:p>
          </table:table-cell>
          <table:table-cell/>
        </table:table-row>
        <table:table-row table:style-name="ro1">
          <table:table-cell office:value-type="string">
            <text:p>function not known</text:p>
          </table:table-cell>
          <table:table-cell office:value-type="string">
            <text:p>funzione sconosciuta</text:p>
          </table:table-cell>
          <table:table-cell/>
        </table:table-row>
        <table:table-row table:style-name="ro1">
          <table:table-cell office:value-type="string">
            <text:p>function result</text:p>
          </table:table-cell>
          <table:table-cell office:value-type="string">
            <text:p>subtotale</text:p>
          </table:table-cell>
          <table:table-cell/>
        </table:table-row>
        <table:table-row table:style-name="ro1">
          <table:table-cell office:value-type="string">
            <text:p>function</text:p>
          </table:table-cell>
          <table:table-cell office:value-type="string">
            <text:p>funzione</text:p>
          </table:table-cell>
          <table:table-cell/>
        </table:table-row>
        <table:table-row table:style-name="ro1">
          <table:table-cell office:value-type="string">
            <text:p>function_type</text:p>
          </table:table-cell>
          <table:table-cell office:value-type="string">
            <text:p>tipo funzione</text:p>
          </table:table-cell>
          <table:table-cell/>
        </table:table-row>
        <table:table-row table:style-name="ro1">
          <table:table-cell office:value-type="string">
            <text:p>functional unit</text:p>
          </table:table-cell>
          <table:table-cell office:value-type="string">
            <text:p>unità funzionale</text:p>
          </table:table-cell>
          <table:table-cell/>
        </table:table-row>
        <table:table-row table:style-name="ro1">
          <table:table-cell office:value-type="string">
            <text:p>functions for cells</text:p>
          </table:table-cell>
          <table:table-cell office:value-type="string">
            <text:p>funzione delle celle</text:p>
          </table:table-cell>
          <table:table-cell/>
        </table:table-row>
        <table:table-row table:style-name="ro1">
          <table:table-cell office:value-type="string">
            <text:p>functions list</text:p>
          </table:table-cell>
          <table:table-cell office:value-type="string">
            <text:p>elenco funzioni</text:p>
          </table:table-cell>
          <table:table-cell/>
        </table:table-row>
        <table:table-row table:style-name="ro1">
          <table:table-cell office:value-type="string">
            <text:p>further information</text:p>
          </table:table-cell>
          <table:table-cell office:value-type="string">
            <text:p>ulteriori informazioni</text:p>
          </table:table-cell>
          <table:table-cell/>
        </table:table-row>
        <table:table-row table:style-name="ro1">
          <table:table-cell office:value-type="string">
            <text:p>further objects</text:p>
          </table:table-cell>
          <table:table-cell office:value-type="string">
            <text:p>altri oggetti</text:p>
          </table:table-cell>
          <table:table-cell/>
        </table:table-row>
        <table:table-row table:style-name="ro1">
          <table:table-cell office:value-type="string">
            <text:p>further OLE objects</text:p>
          </table:table-cell>
          <table:table-cell office:value-type="string">
            <text:p>ulteriori oggetti OLE</text:p>
          </table:table-cell>
          <table:table-cell/>
        </table:table-row>
        <table:table-row table:style-name="ro1">
          <table:table-cell office:value-type="string">
            <text:p>further settings</text:p>
          </table:table-cell>
          <table:table-cell office:value-type="string">
            <text:p>ulteriori impostazioni</text:p>
          </table:table-cell>
          <table:table-cell/>
        </table:table-row>
        <table:table-row table:style-name="ro1">
          <table:table-cell office:value-type="string">
            <text:p>future cookie handling</text:p>
          </table:table-cell>
          <table:table-cell office:value-type="string">
            <text:p>gestione futura dei cookies</text:p>
          </table:table-cell>
          <table:table-cell/>
        </table:table-row>
        <table:table-row table:style-name="ro1">
          <table:table-cell office:value-type="string">
            <text:p>Gallery theme</text:p>
          </table:table-cell>
          <table:table-cell office:value-type="string">
            <text:p>argomento Gallery</text:p>
          </table:table-cell>
          <table:table-cell/>
        </table:table-row>
        <table:table-row table:style-name="ro1">
          <table:table-cell table:number-columns-repeated="2" office:value-type="string">
            <text:p>Gallery</text:p>
          </table:table-cell>
          <table:table-cell/>
        </table:table-row>
        <table:table-row table:style-name="ro1">
          <table:table-cell table:number-columns-repeated="2" office:value-type="string">
            <text:p>gamma</text:p>
          </table:table-cell>
          <table:table-cell/>
        </table:table-row>
        <table:table-row table:style-name="ro1">
          <table:table-cell table:number-columns-repeated="2" office:value-type="string">
            <text:p>Gauss</text:p>
          </table:table-cell>
          <table:table-cell/>
        </table:table-row>
        <table:table-row table:style-name="ro1">
          <table:table-cell office:value-type="string">
            <text:p>GDI metafile</text:p>
          </table:table-cell>
          <table:table-cell office:value-type="string">
            <text:p>metafile GDI</text:p>
          </table:table-cell>
          <table:table-cell/>
        </table:table-row>
        <table:table-row table:style-name="ro1">
          <table:table-cell office:value-type="string">
            <text:p>general error</text:p>
          </table:table-cell>
          <table:table-cell office:value-type="string">
            <text:p>errore generale</text:p>
          </table:table-cell>
          <table:table-cell/>
        </table:table-row>
        <table:table-row table:style-name="ro1">
          <table:table-cell office:value-type="string">
            <text:p>general help modules</text:p>
          </table:table-cell>
          <table:table-cell office:value-type="string">
            <text:p>moduli generali della guida</text:p>
          </table:table-cell>
          <table:table-cell/>
        </table:table-row>
        <table:table-row table:style-name="ro1">
          <table:table-cell office:value-type="string">
            <text:p>general input/output error</text:p>
          </table:table-cell>
          <table:table-cell office:value-type="string">
            <text:p>errore generale di i/o</text:p>
          </table:table-cell>
          <table:table-cell/>
        </table:table-row>
        <table:table-row table:style-name="ro1">
          <table:table-cell office:value-type="string">
            <text:p>general layout</text:p>
          </table:table-cell>
          <table:table-cell office:value-type="string">
            <text:p>layout generale</text:p>
          </table:table-cell>
          <table:table-cell/>
        </table:table-row>
        <table:table-row table:style-name="ro1">
          <table:table-cell office:value-type="string">
            <text:p>general network error</text:p>
          </table:table-cell>
          <table:table-cell office:value-type="string">
            <text:p>errore generale di rete</text:p>
          </table:table-cell>
          <table:table-cell/>
        </table:table-row>
        <table:table-row table:style-name="ro1">
          <table:table-cell office:value-type="string">
            <text:p>general OLE error</text:p>
          </table:table-cell>
          <table:table-cell office:value-type="string">
            <text:p>errore generale OLE</text:p>
          </table:table-cell>
          <table:table-cell/>
        </table:table-row>
        <table:table-row table:style-name="ro1">
          <table:table-cell office:value-type="string">
            <text:p>general options</text:p>
          </table:table-cell>
          <table:table-cell office:value-type="string">
            <text:p>opzioni generali</text:p>
          </table:table-cell>
          <table:table-cell/>
        </table:table-row>
        <table:table-row table:style-name="ro1">
          <table:table-cell office:value-type="string">
            <text:p>general punctuation</text:p>
          </table:table-cell>
          <table:table-cell office:value-type="string">
            <text:p>punteggiatura generale</text:p>
          </table:table-cell>
          <table:table-cell/>
        </table:table-row>
        <table:table-row table:style-name="ro1">
          <table:table-cell office:value-type="string">
            <text:p>general StarOffice settings</text:p>
          </table:table-cell>
          <table:table-cell office:value-type="string">
            <text:p>impostazioni generali per StarOffice</text:p>
          </table:table-cell>
          <table:table-cell/>
        </table:table-row>
        <table:table-row table:style-name="ro1">
          <table:table-cell office:value-type="string">
            <text:p>general</text:p>
          </table:table-cell>
          <table:table-cell office:value-type="string">
            <text:p>generale</text:p>
          </table:table-cell>
          <table:table-cell/>
        </table:table-row>
        <table:table-row table:style-name="ro1">
          <table:table-cell office:value-type="string">
            <text:p>general-purpose Linux server</text:p>
          </table:table-cell>
          <table:table-cell office:value-type="string">
            <text:p>server generici per Linux</text:p>
          </table:table-cell>
          <table:table-cell/>
        </table:table-row>
        <table:table-row table:style-name="ro1">
          <table:table-cell office:value-type="string">
            <text:p>generating source</text:p>
          </table:table-cell>
          <table:table-cell office:value-type="string">
            <text:p>creazione del testo sorgente</text:p>
          </table:table-cell>
          <table:table-cell/>
        </table:table-row>
        <table:table-row table:style-name="ro1">
          <table:table-cell office:value-type="string">
            <text:p>generic configuration editor</text:p>
          </table:table-cell>
          <table:table-cell office:value-type="string">
            <text:p>editor di configurazione generico</text:p>
          </table:table-cell>
          <table:table-cell/>
        </table:table-row>
        <table:table-row table:style-name="ro1">
          <table:table-cell office:value-type="string">
            <text:p>generic</text:p>
          </table:table-cell>
          <table:table-cell office:value-type="string">
            <text:p>generico</text:p>
          </table:table-cell>
          <table:table-cell/>
        </table:table-row>
        <table:table-row table:style-name="ro1">
          <table:table-cell office:value-type="string">
            <text:p>geometric shapes</text:p>
          </table:table-cell>
          <table:table-cell office:value-type="string">
            <text:p>simboli geometrici</text:p>
          </table:table-cell>
          <table:table-cell/>
        </table:table-row>
        <table:table-row table:style-name="ro1">
          <table:table-cell office:value-type="string">
            <text:p>geometry</text:p>
          </table:table-cell>
          <table:table-cell office:value-type="string">
            <text:p>geometria</text:p>
          </table:table-cell>
          <table:table-cell/>
        </table:table-row>
        <table:table-row table:style-name="ro1">
          <table:table-cell office:value-type="string">
            <text:p>GIF export</text:p>
          </table:table-cell>
          <table:table-cell office:value-type="string">
            <text:p>esportazione GIF</text:p>
          </table:table-cell>
          <table:table-cell/>
        </table:table-row>
        <table:table-row table:style-name="ro1">
          <table:table-cell office:value-type="string">
            <text:p>GIF options</text:p>
          </table:table-cell>
          <table:table-cell office:value-type="string">
            <text:p>opzioni GIF</text:p>
          </table:table-cell>
          <table:table-cell/>
        </table:table-row>
        <table:table-row table:style-name="ro1">
          <table:table-cell table:number-columns-repeated="2" office:value-type="string">
            <text:p>GIF</text:p>
          </table:table-cell>
          <table:table-cell/>
        </table:table-row>
        <table:table-row table:style-name="ro1">
          <table:table-cell office:value-type="string">
            <text:p>given angle</text:p>
          </table:table-cell>
          <table:table-cell office:value-type="string">
            <text:p>angolo dato</text:p>
          </table:table-cell>
          <table:table-cell/>
        </table:table-row>
        <table:table-row table:style-name="ro1">
          <table:table-cell office:value-type="string">
            <text:p>globalization architecture</text:p>
          </table:table-cell>
          <table:table-cell office:value-type="string">
            <text:p>architettura di globalizzazione</text:p>
          </table:table-cell>
          <table:table-cell/>
        </table:table-row>
        <table:table-row table:style-name="ro1">
          <table:table-cell office:value-type="string">
            <text:p>glue point relative</text:p>
          </table:table-cell>
          <table:table-cell office:value-type="string">
            <text:p>posizione relativa punto di incollaggio</text:p>
          </table:table-cell>
          <table:table-cell/>
        </table:table-row>
        <table:table-row table:style-name="ro1">
          <table:table-cell office:value-type="string">
            <text:p>glue points mode</text:p>
          </table:table-cell>
          <table:table-cell office:value-type="string">
            <text:p>modo punti incollaggio</text:p>
          </table:table-cell>
          <table:table-cell/>
        </table:table-row>
        <table:table-row table:style-name="ro1">
          <table:table-cell office:value-type="string">
            <text:p>glue points</text:p>
          </table:table-cell>
          <table:table-cell office:value-type="string">
            <text:p>punti di incollaggio</text:p>
          </table:table-cell>
          <table:table-cell/>
        </table:table-row>
        <table:table-row table:style-name="ro1">
          <table:table-cell office:value-type="string">
            <text:p>Gnome integration</text:p>
          </table:table-cell>
          <table:table-cell office:value-type="string">
            <text:p>integrazione Gnome</text:p>
          </table:table-cell>
          <table:table-cell office:value-type="string">
            <text:p>Gnome= desktop program for Unix/Solaris </text:p>
          </table:table-cell>
        </table:table-row>
        <table:table-row table:style-name="ro1">
          <table:table-cell office:value-type="string">
            <text:p>go right</text:p>
          </table:table-cell>
          <table:table-cell office:value-type="string">
            <text:p>carattere a destra</text:p>
          </table:table-cell>
          <table:table-cell/>
        </table:table-row>
        <table:table-row table:style-name="ro1">
          <table:table-cell office:value-type="string">
            <text:p>go to page</text:p>
          </table:table-cell>
          <table:table-cell office:value-type="string">
            <text:p>andare alla pagina</text:p>
          </table:table-cell>
          <table:table-cell/>
        </table:table-row>
        <table:table-row table:style-name="ro1">
          <table:table-cell office:value-type="string">
            <text:p>go to record</text:p>
          </table:table-cell>
          <table:table-cell office:value-type="string">
            <text:p>andare al record di dati</text:p>
          </table:table-cell>
          <table:table-cell/>
        </table:table-row>
        <table:table-row table:style-name="ro1">
          <table:table-cell office:value-type="string">
            <text:p>goal seek</text:p>
          </table:table-cell>
          <table:table-cell office:value-type="string">
            <text:p>ricerca valore destinazione</text:p>
          </table:table-cell>
          <table:table-cell/>
        </table:table-row>
        <table:table-row table:style-name="ro1">
          <table:table-cell office:value-type="string">
            <text:p>gold</text:p>
          </table:table-cell>
          <table:table-cell office:value-type="string">
            <text:p>oro</text:p>
          </table:table-cell>
          <table:table-cell/>
        </table:table-row>
        <table:table-row table:style-name="ro1">
          <table:table-cell table:number-columns-repeated="2" office:value-type="string">
            <text:p>Gouraud</text:p>
          </table:table-cell>
          <table:table-cell/>
        </table:table-row>
        <table:table-row table:style-name="ro1">
          <table:table-cell office:value-type="string">
            <text:p>gradient stripes</text:p>
          </table:table-cell>
          <table:table-cell office:value-type="string">
            <text:p>bande sfumate</text:p>
          </table:table-cell>
          <table:table-cell/>
        </table:table-row>
        <table:table-row table:style-name="ro1">
          <table:table-cell office:value-type="string">
            <text:p>gradient</text:p>
          </table:table-cell>
          <table:table-cell office:value-type="string">
            <text:p>sfumatura</text:p>
          </table:table-cell>
          <table:table-cell/>
        </table:table-row>
        <table:table-row table:style-name="ro1">
          <table:table-cell office:value-type="string">
            <text:p>graphic refreshing</text:p>
          </table:table-cell>
          <table:table-cell office:value-type="string">
            <text:p>aggiornamento delle immagini </text:p>
          </table:table-cell>
          <table:table-cell/>
        </table:table-row>
        <table:table-row table:style-name="ro1">
          <table:table-cell office:value-type="string">
            <text:p>graphic rendering</text:p>
          </table:table-cell>
          <table:table-cell office:value-type="string">
            <text:p>rendering delle immagini </text:p>
          </table:table-cell>
          <table:table-cell/>
        </table:table-row>
        <table:table-row table:style-name="ro1">
          <table:table-cell office:value-type="string">
            <text:p>graphic</text:p>
          </table:table-cell>
          <table:table-cell office:value-type="string">
            <text:p>immagine</text:p>
          </table:table-cell>
          <table:table-cell/>
        </table:table-row>
        <table:table-row table:style-name="ro1">
          <table:table-cell office:value-type="string">
            <text:p>graphics and objects</text:p>
          </table:table-cell>
          <table:table-cell office:value-type="string">
            <text:p>immagini e oggetti</text:p>
          </table:table-cell>
          <table:table-cell/>
        </table:table-row>
        <table:table-row table:style-name="ro1">
          <table:table-cell office:value-type="string">
            <text:p>graphics attributes</text:p>
          </table:table-cell>
          <table:table-cell office:value-type="string">
            <text:p>attributi grafici</text:p>
          </table:table-cell>
          <table:table-cell/>
        </table:table-row>
        <table:table-row table:style-name="ro1">
          <table:table-cell office:value-type="string">
            <text:p>graphics cache</text:p>
          </table:table-cell>
          <table:table-cell office:value-type="string">
            <text:p>cache grafica</text:p>
          </table:table-cell>
          <table:table-cell/>
        </table:table-row>
        <table:table-row table:style-name="ro1">
          <table:table-cell office:value-type="string">
            <text:p>graphics export</text:p>
          </table:table-cell>
          <table:table-cell office:value-type="string">
            <text:p>esportare immagine</text:p>
          </table:table-cell>
          <table:table-cell/>
        </table:table-row>
        <table:table-row table:style-name="ro1">
          <table:table-cell office:value-type="string">
            <text:p>graphics file name</text:p>
          </table:table-cell>
          <table:table-cell office:value-type="string">
            <text:p>nome file immagine</text:p>
          </table:table-cell>
          <table:table-cell/>
        </table:table-row>
        <table:table-row table:style-name="ro1">
          <table:table-cell office:value-type="string">
            <text:p>graphics filter</text:p>
          </table:table-cell>
          <table:table-cell office:value-type="string">
            <text:p>filtro grafico</text:p>
          </table:table-cell>
          <table:table-cell/>
        </table:table-row>
        <table:table-row table:style-name="ro1">
          <table:table-cell office:value-type="string">
            <text:p>graphics load faulty</text:p>
          </table:table-cell>
          <table:table-cell office:value-type="string">
            <text:p>caricamento immagine errato</text:p>
          </table:table-cell>
          <table:table-cell/>
        </table:table-row>
        <table:table-row table:style-name="ro1">
          <table:table-cell office:value-type="string">
            <text:p>graphics load successful</text:p>
          </table:table-cell>
          <table:table-cell office:value-type="string">
            <text:p>caricamento immagine riuscito</text:p>
          </table:table-cell>
          <table:table-cell/>
        </table:table-row>
        <table:table-row table:style-name="ro1">
          <table:table-cell office:value-type="string">
            <text:p>graphics load terminated</text:p>
          </table:table-cell>
          <table:table-cell office:value-type="string">
            <text:p>caricamento immagine interrotto</text:p>
          </table:table-cell>
          <table:table-cell/>
        </table:table-row>
        <table:table-row table:style-name="ro1">
          <table:table-cell office:value-type="string">
            <text:p>graphics mode</text:p>
          </table:table-cell>
          <table:table-cell office:value-type="string">
            <text:p>modo immagine</text:p>
          </table:table-cell>
          <table:table-cell/>
        </table:table-row>
        <table:table-row table:style-name="ro1">
          <table:table-cell office:value-type="string">
            <text:p>graphics object bar</text:p>
          </table:table-cell>
          <table:table-cell office:value-type="string">
            <text:p>barra degli oggetti grafici</text:p>
          </table:table-cell>
          <table:table-cell/>
        </table:table-row>
        <table:table-row table:style-name="ro1">
          <table:table-cell office:value-type="string">
            <text:p>graphics objects</text:p>
          </table:table-cell>
          <table:table-cell office:value-type="string">
            <text:p>oggetti grafici</text:p>
          </table:table-cell>
          <table:table-cell/>
        </table:table-row>
        <table:table-row table:style-name="ro1">
          <table:table-cell office:value-type="string">
            <text:p>graphics properties</text:p>
          </table:table-cell>
          <table:table-cell office:value-type="string">
            <text:p>proprietà immagine</text:p>
          </table:table-cell>
          <table:table-cell/>
        </table:table-row>
        <table:table-row table:style-name="ro1">
          <table:table-cell office:value-type="string">
            <text:p>graphics styles</text:p>
          </table:table-cell>
          <table:table-cell office:value-type="string">
            <text:p>modelli di oggetti grafici</text:p>
          </table:table-cell>
          <table:table-cell/>
        </table:table-row>
        <table:table-row table:style-name="ro1">
          <table:table-cell office:value-type="string">
            <text:p>grave accent</text:p>
          </table:table-cell>
          <table:table-cell office:value-type="string">
            <text:p>accento grave</text:p>
          </table:table-cell>
          <table:table-cell/>
        </table:table-row>
        <table:table-row table:style-name="ro1">
          <table:table-cell office:value-type="string">
            <text:p>gravel</text:p>
          </table:table-cell>
          <table:table-cell office:value-type="string">
            <text:p>ghiaia</text:p>
          </table:table-cell>
          <table:table-cell/>
        </table:table-row>
        <table:table-row table:style-name="ro1">
          <table:table-cell office:value-type="string">
            <text:p>gray</text:p>
          </table:table-cell>
          <table:table-cell office:value-type="string">
            <text:p>grigio</text:p>
          </table:table-cell>
          <table:table-cell/>
        </table:table-row>
        <table:table-row table:style-name="ro1">
          <table:table-cell office:value-type="string">
            <text:p>grayscale preview</text:p>
          </table:table-cell>
          <table:table-cell office:value-type="string">
            <text:p>anteprima toni di grigio</text:p>
          </table:table-cell>
          <table:table-cell/>
        </table:table-row>
        <table:table-row table:style-name="ro1">
          <table:table-cell office:value-type="string">
            <text:p>grayscale</text:p>
          </table:table-cell>
          <table:table-cell office:value-type="string">
            <text:p>toni di grigio</text:p>
          </table:table-cell>
          <table:table-cell/>
        </table:table-row>
        <table:table-row table:style-name="ro1">
          <table:table-cell office:value-type="string">
            <text:p>greater than</text:p>
          </table:table-cell>
          <table:table-cell office:value-type="string">
            <text:p>maggiore di</text:p>
          </table:table-cell>
          <table:table-cell/>
        </table:table-row>
        <table:table-row table:style-name="ro1">
          <table:table-cell office:value-type="string">
            <text:p>greater</text:p>
          </table:table-cell>
          <table:table-cell office:value-type="string">
            <text:p>maggiore</text:p>
          </table:table-cell>
          <table:table-cell/>
        </table:table-row>
        <table:table-row table:style-name="ro1">
          <table:table-cell office:value-type="string">
            <text:p>greatest common divisor</text:p>
          </table:table-cell>
          <table:table-cell office:value-type="string">
            <text:p>massimo comune divisor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erde</text:p>
          </table:table-cell>
          <table:table-cell/>
        </table:table-row>
        <table:table-row table:style-name="ro1">
          <table:table-cell office:value-type="string">
            <text:p>grid color</text:p>
          </table:table-cell>
          <table:table-cell office:value-type="string">
            <text:p>colore griglia</text:p>
          </table:table-cell>
          <table:table-cell/>
        </table:table-row>
        <table:table-row table:style-name="ro1">
          <table:table-cell office:value-type="string">
            <text:p>grid display</text:p>
          </table:table-cell>
          <table:table-cell office:value-type="string">
            <text:p>vista griglia</text:p>
          </table:table-cell>
          <table:table-cell/>
        </table:table-row>
        <table:table-row table:style-name="ro1">
          <table:table-cell office:value-type="string">
            <text:p>grid layout</text:p>
          </table:table-cell>
          <table:table-cell office:value-type="string">
            <text:p>layout griglia</text:p>
          </table:table-cell>
          <table:table-cell/>
        </table:table-row>
        <table:table-row table:style-name="ro1">
          <table:table-cell office:value-type="string">
            <text:p>grid lines</text:p>
          </table:table-cell>
          <table:table-cell office:value-type="string">
            <text:p>linee della griglia</text:p>
          </table:table-cell>
          <table:table-cell/>
        </table:table-row>
        <table:table-row table:style-name="ro1">
          <table:table-cell office:value-type="string">
            <text:p>grid to front</text:p>
          </table:table-cell>
          <table:table-cell office:value-type="string">
            <text:p>griglia davanti</text:p>
          </table:table-cell>
          <table:table-cell/>
        </table:table-row>
        <table:table-row table:style-name="ro1">
          <table:table-cell office:value-type="string">
            <text:p>grid</text:p>
          </table:table-cell>
          <table:table-cell office:value-type="string">
            <text:p>griglia</text:p>
          </table:table-cell>
          <table:table-cell/>
        </table:table-row>
        <table:table-row table:style-name="ro1">
          <table:table-cell office:value-type="string">
            <text:p>group box</text:p>
          </table:table-cell>
          <table:table-cell office:value-type="string">
            <text:p>casella di gruppo</text:p>
          </table:table-cell>
          <table:table-cell/>
        </table:table-row>
        <table:table-row table:style-name="ro1">
          <table:table-cell office:value-type="string">
            <text:p>group brackets</text:p>
          </table:table-cell>
          <table:table-cell office:value-type="string">
            <text:p>parentesi di raggruppamento</text:p>
          </table:table-cell>
          <table:table-cell/>
        </table:table-row>
        <table:table-row table:style-name="ro1">
          <table:table-cell office:value-type="string">
            <text:p>group draw objects</text:p>
          </table:table-cell>
          <table:table-cell office:value-type="string">
            <text:p>raggruppare oggetti di disegno</text:p>
          </table:table-cell>
          <table:table-cell/>
        </table:table-row>
        <table:table-row table:style-name="ro1">
          <table:table-cell office:value-type="string">
            <text:p>group object</text:p>
          </table:table-cell>
          <table:table-cell office:value-type="string">
            <text:p>oggetto di gruppo</text:p>
          </table:table-cell>
          <table:table-cell/>
        </table:table-row>
        <table:table-row table:style-name="ro1">
          <table:table-cell office:value-type="string">
            <text:p>group</text:p>
          </table:table-cell>
          <table:table-cell office:value-type="string">
            <text:p>gruppo</text:p>
          </table:table-cell>
          <table:table-cell/>
        </table:table-row>
        <table:table-row table:style-name="ro1">
          <table:table-cell office:value-type="string">
            <text:p>group</text:p>
          </table:table-cell>
          <table:table-cell office:value-type="string">
            <text:p>raggruppare</text:p>
          </table:table-cell>
          <table:table-cell/>
        </table:table-row>
        <table:table-row table:style-name="ro1">
          <table:table-cell office:value-type="string">
            <text:p>growth</text:p>
          </table:table-cell>
          <table:table-cell office:value-type="string">
            <text:p>crescita</text:p>
          </table:table-cell>
          <table:table-cell office:value-type="string">
            <text:p>finance </text:p>
          </table:table-cell>
        </table:table-row>
        <table:table-row table:style-name="ro1">
          <table:table-cell office:value-type="string">
            <text:p>growth</text:p>
          </table:table-cell>
          <table:table-cell office:value-type="string">
            <text:p>esponenziale</text:p>
          </table:table-cell>
          <table:table-cell office:value-type="string">
            <text:p>mathematics </text:p>
          </table:table-cell>
        </table:table-row>
        <table:table-row table:style-name="ro1">
          <table:table-cell table:number-columns-repeated="2" office:value-type="string">
            <text:p>GSM (Global System for Mobile Communications)</text:p>
          </table:table-cell>
          <table:table-cell/>
        </table:table-row>
        <table:table-row table:style-name="ro1">
          <table:table-cell office:value-type="string">
            <text:p>guess</text:p>
          </table:table-cell>
          <table:table-cell office:value-type="string">
            <text:p>ipotesi</text:p>
          </table:table-cell>
          <table:table-cell office:value-type="string">
            <text:p>mathematics </text:p>
          </table:table-cell>
        </table:table-row>
        <table:table-row table:style-name="ro1">
          <table:table-cell office:value-type="string">
            <text:p>guests</text:p>
          </table:table-cell>
          <table:table-cell office:value-type="string">
            <text:p>ospite(i)</text:p>
          </table:table-cell>
          <table:table-cell/>
        </table:table-row>
        <table:table-row table:style-name="ro1">
          <table:table-cell office:value-type="string">
            <text:p>guide distance</text:p>
          </table:table-cell>
          <table:table-cell office:value-type="string">
            <text:p>distanza linee guida</text:p>
          </table:table-cell>
          <table:table-cell/>
        </table:table-row>
        <table:table-row table:style-name="ro1">
          <table:table-cell office:value-type="string">
            <text:p>guide overhang</text:p>
          </table:table-cell>
          <table:table-cell office:value-type="string">
            <text:p>sporgenza linee guida</text:p>
          </table:table-cell>
          <table:table-cell/>
        </table:table-row>
        <table:table-row table:style-name="ro1">
          <table:table-cell office:value-type="string">
            <text:p>guides to front</text:p>
          </table:table-cell>
          <table:table-cell office:value-type="string">
            <text:p>linee guida davanti</text:p>
          </table:table-cell>
          <table:table-cell/>
        </table:table-row>
        <table:table-row table:style-name="ro1">
          <table:table-cell office:value-type="string">
            <text:p>guides when moving</text:p>
          </table:table-cell>
          <table:table-cell office:value-type="string">
            <text:p>linee guida durante lo spostamento</text:p>
          </table:table-cell>
          <table:table-cell/>
        </table:table-row>
        <table:table-row table:style-name="ro1">
          <table:table-cell office:value-type="string">
            <text:p>guides</text:p>
          </table:table-cell>
          <table:table-cell office:value-type="string">
            <text:p>linee guida</text:p>
          </table:table-cell>
          <table:table-cell/>
        </table:table-row>
        <table:table-row table:style-name="ro1">
          <table:table-cell office:value-type="string">
            <text:p>half-sphere</text:p>
          </table:table-cell>
          <table:table-cell office:value-type="string">
            <text:p>semisfera</text:p>
          </table:table-cell>
          <table:table-cell/>
        </table:table-row>
        <table:table-row table:style-name="ro1">
          <table:table-cell office:value-type="string">
            <text:p>half-width</text:p>
          </table:table-cell>
          <table:table-cell office:value-type="string">
            <text:p>metà larghezza</text:p>
          </table:table-cell>
          <table:table-cell/>
        </table:table-row>
        <table:table-row table:style-name="ro1">
          <table:table-cell office:value-type="string">
            <text:p>handheld computer</text:p>
          </table:table-cell>
          <table:table-cell office:value-type="string">
            <text:p>computer portatile</text:p>
          </table:table-cell>
          <table:table-cell/>
        </table:table-row>
        <table:table-row table:style-name="ro1">
          <table:table-cell office:value-type="string">
            <text:p>handle</text:p>
          </table:table-cell>
          <table:table-cell office:value-type="string">
            <text:p>maniglia</text:p>
          </table:table-cell>
          <table:table-cell/>
        </table:table-row>
        <table:table-row table:style-name="ro1">
          <table:table-cell office:value-type="string">
            <text:p>handout background</text:p>
          </table:table-cell>
          <table:table-cell office:value-type="string">
            <text:p>sfondo stampato</text:p>
          </table:table-cell>
          <table:table-cell/>
        </table:table-row>
        <table:table-row table:style-name="ro1">
          <table:table-cell office:value-type="string">
            <text:p>handout view</text:p>
          </table:table-cell>
          <table:table-cell office:value-type="string">
            <text:p>vista stampato</text:p>
          </table:table-cell>
          <table:table-cell/>
        </table:table-row>
        <table:table-row table:style-name="ro1">
          <table:table-cell office:value-type="string">
            <text:p>handout</text:p>
          </table:table-cell>
          <table:table-cell office:value-type="string">
            <text:p>stampati</text:p>
          </table:table-cell>
          <table:table-cell/>
        </table:table-row>
        <table:table-row table:style-name="ro1">
          <table:table-cell office:value-type="string">
            <text:p>hang</text:p>
          </table:table-cell>
          <table:table-cell office:value-type="string">
            <text:p>stallo</text:p>
          </table:table-cell>
          <table:table-cell/>
        </table:table-row>
        <table:table-row table:style-name="ro1">
          <table:table-cell office:value-type="string">
            <text:p>hanging punctuation</text:p>
          </table:table-cell>
          <table:table-cell office:value-type="string">
            <text:p>punteggiatura sospesa</text:p>
          </table:table-cell>
          <table:table-cell/>
        </table:table-row>
        <table:table-row table:style-name="ro1">
          <table:table-cell office:value-type="string">
            <text:p>hard disk</text:p>
          </table:table-cell>
          <table:table-cell office:value-type="string">
            <text:p>disco rigido</text:p>
          </table:table-cell>
          <table:table-cell/>
        </table:table-row>
        <table:table-row table:style-name="ro1">
          <table:table-cell office:value-type="string">
            <text:p>hardware redundancy</text:p>
          </table:table-cell>
          <table:table-cell office:value-type="string">
            <text:p>ridondanza hardware</text:p>
          </table:table-cell>
          <table:table-cell/>
        </table:table-row>
        <table:table-row table:style-name="ro1">
          <table:table-cell office:value-type="string">
            <text:p>hatching</text:p>
          </table:table-cell>
          <table:table-cell office:value-type="string">
            <text:p>tratteggio</text:p>
          </table:table-cell>
          <table:table-cell/>
        </table:table-row>
        <table:table-row table:style-name="ro1">
          <table:table-cell office:value-type="string">
            <text:p>header</text:p>
          </table:table-cell>
          <table:table-cell office:value-type="string">
            <text:p>intestazione</text:p>
          </table:table-cell>
          <table:table-cell office:value-type="string">
            <text:p>the header of a document (opposite to the footer)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string">
            <text:p>riga d'intestazione</text:p>
          </table:table-cell>
          <table:table-cell office:value-type="string">
            <text:p>in spreadsheets and tables it is the first raw with the headings of the columns</text:p>
          </table:table-cell>
        </table:table-row>
        <table:table-row table:style-name="ro1">
          <table:table-cell office:value-type="string">
            <text:p>headers &amp; footers</text:p>
          </table:table-cell>
          <table:table-cell office:value-type="string">
            <text:p>intestazioni e piè di pagina</text:p>
          </table:table-cell>
          <table:table-cell office:value-type="string">
            <text:p>Sun</text:p>
          </table:table-cell>
        </table:table-row>
        <table:table-row table:style-name="ro1">
          <table:table-cell office:value-type="string">
            <text:p>heading</text:p>
          </table:table-cell>
          <table:table-cell office:value-type="string">
            <text:p>intestazione</text:p>
          </table:table-cell>
          <table:table-cell office:value-type="string">
            <text:p>the header of a document (opposite to the footer) </text:p>
          </table:table-cell>
        </table:table-row>
        <table:table-row table:style-name="ro1">
          <table:table-cell office:value-type="string">
            <text:p>height of fillbitmap</text:p>
          </table:table-cell>
          <table:table-cell office:value-type="string">
            <text:p>altezza bitmap di riempimento</text:p>
          </table:table-cell>
          <table:table-cell office:value-type="string">
            <text:p>Sun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altezza</text:p>
          </table:table-cell>
          <table:table-cell office:value-type="string">
            <text:p>Sun</text:p>
          </table:table-cell>
        </table:table-row>
        <table:table-row table:style-name="ro1">
          <table:table-cell table:number-columns-repeated="2" office:value-type="string">
            <text:p>Help Agent</text:p>
          </table:table-cell>
          <table:table-cell/>
        </table:table-row>
        <table:table-row table:style-name="ro1">
          <table:table-cell office:value-type="string">
            <text:p>help bar</text:p>
          </table:table-cell>
          <table:table-cell office:value-type="string">
            <text:p>barra della Guida</text:p>
          </table:table-cell>
          <table:table-cell/>
        </table:table-row>
        <table:table-row table:style-name="ro1">
          <table:table-cell office:value-type="string">
            <text:p>Help file name</text:p>
          </table:table-cell>
          <table:table-cell office:value-type="string">
            <text:p>nome file della Guida</text:p>
          </table:table-cell>
          <table:table-cell/>
        </table:table-row>
        <table:table-row table:style-name="ro1">
          <table:table-cell office:value-type="string">
            <text:p>Help file</text:p>
          </table:table-cell>
          <table:table-cell office:value-type="string">
            <text:p>file della Guida</text:p>
          </table:table-cell>
          <table:table-cell/>
        </table:table-row>
        <table:table-row table:style-name="ro1">
          <table:table-cell office:value-type="string">
            <text:p>Help id</text:p>
          </table:table-cell>
          <table:table-cell office:value-type="string">
            <text:p>identifica la Guida</text:p>
          </table:table-cell>
          <table:table-cell/>
        </table:table-row>
        <table:table-row table:style-name="ro1">
          <table:table-cell office:value-type="string">
            <text:p>Help index</text:p>
          </table:table-cell>
          <table:table-cell office:value-type="string">
            <text:p>indice della Guida</text:p>
          </table:table-cell>
          <table:table-cell/>
        </table:table-row>
        <table:table-row table:style-name="ro1">
          <table:table-cell office:value-type="string">
            <text:p>Help information</text:p>
          </table:table-cell>
          <table:table-cell office:value-type="string">
            <text:p>informazioni sulla Guida</text:p>
          </table:table-cell>
          <table:table-cell/>
        </table:table-row>
        <table:table-row table:style-name="ro1">
          <table:table-cell office:value-type="string">
            <text:p>Help menu</text:p>
          </table:table-cell>
          <table:table-cell office:value-type="string">
            <text:p>menu della Guida</text:p>
          </table:table-cell>
          <table:table-cell/>
        </table:table-row>
        <table:table-row table:style-name="ro1">
          <table:table-cell office:value-type="string">
            <text:p>Help on help</text:p>
          </table:table-cell>
          <table:table-cell office:value-type="string">
            <text:p>aiuto sulla Guida</text:p>
          </table:table-cell>
          <table:table-cell/>
        </table:table-row>
        <table:table-row table:style-name="ro1">
          <table:table-cell office:value-type="string">
            <text:p>help set</text:p>
          </table:table-cell>
          <table:table-cell office:value-type="string">
            <text:p>argomenti della guida</text:p>
          </table:table-cell>
          <table:table-cell/>
        </table:table-row>
        <table:table-row table:style-name="ro1">
          <table:table-cell office:value-type="string">
            <text:p>Help text</text:p>
          </table:table-cell>
          <table:table-cell office:value-type="string">
            <text:p>testo della Guida</text:p>
          </table:table-cell>
          <table:table-cell/>
        </table:table-row>
        <table:table-row table:style-name="ro1">
          <table:table-cell office:value-type="string">
            <text:p>Help URL</text:p>
          </table:table-cell>
          <table:table-cell office:value-type="string">
            <text:p>URL della Guida</text:p>
          </table:table-cell>
          <table:table-cell/>
        </table:table-row>
        <table:table-row table:style-name="ro1">
          <table:table-cell office:value-type="string">
            <text:p>Help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Help</text:p>
          </table:table-cell>
          <table:table-cell office:value-type="string">
            <text:p>Guida</text:p>
          </table:table-cell>
          <table:table-cell/>
        </table:table-row>
        <table:table-row table:style-name="ro1">
          <table:table-cell office:value-type="string">
            <text:p>hidden control</text:p>
          </table:table-cell>
          <table:table-cell office:value-type="string">
            <text:p>campo di controllo nascosto</text:p>
          </table:table-cell>
          <table:table-cell/>
        </table:table-row>
        <table:table-row table:style-name="ro1">
          <table:table-cell office:value-type="string">
            <text:p>hidden pages</text:p>
          </table:table-cell>
          <table:table-cell office:value-type="string">
            <text:p>pagine nascoste</text:p>
          </table:table-cell>
          <table:table-cell/>
        </table:table-row>
        <table:table-row table:style-name="ro1">
          <table:table-cell office:value-type="string">
            <text:p>hidden paragraph</text:p>
          </table:table-cell>
          <table:table-cell office:value-type="string">
            <text:p>paragrafo vuoto</text:p>
          </table:table-cell>
          <table:table-cell/>
        </table:table-row>
        <table:table-row table:style-name="ro1">
          <table:table-cell office:value-type="string">
            <text:p>hidden sheets</text:p>
          </table:table-cell>
          <table:table-cell office:value-type="string">
            <text:p>tabelle nascoste</text:p>
          </table:table-cell>
          <table:table-cell/>
        </table:table-row>
        <table:table-row table:style-name="ro1">
          <table:table-cell office:value-type="string">
            <text:p>hidden text</text:p>
          </table:table-cell>
          <table:table-cell office:value-type="string">
            <text:p>testo nascosto</text:p>
          </table:table-cell>
          <table:table-cell/>
        </table:table-row>
        <table:table-row table:style-name="ro1">
          <table:table-cell office:value-type="string">
            <text:p>hidden</text:p>
          </table:table-cell>
          <table:table-cell office:value-type="string">
            <text:p>nascosto</text:p>
          </table:table-cell>
          <table:table-cell/>
        </table:table-row>
        <table:table-row table:style-name="ro1">
          <table:table-cell office:value-type="string">
            <text:p>hide author</text:p>
          </table:table-cell>
          <table:table-cell office:value-type="string">
            <text:p>nascondere l'autore</text:p>
          </table:table-cell>
          <table:table-cell/>
        </table:table-row>
        <table:table-row table:style-name="ro1">
          <table:table-cell office:value-type="string">
            <text:p>hide autofilter</text:p>
          </table:table-cell>
          <table:table-cell office:value-type="string">
            <text:p>nascondere filtro automatico</text:p>
          </table:table-cell>
          <table:table-cell/>
        </table:table-row>
        <table:table-row table:style-name="ro1">
          <table:table-cell office:value-type="string">
            <text:p>hide column</text:p>
          </table:table-cell>
          <table:table-cell office:value-type="string">
            <text:p>nascondere colonna</text:p>
          </table:table-cell>
          <table:table-cell/>
        </table:table-row>
        <table:table-row table:style-name="ro1">
          <table:table-cell office:value-type="string">
            <text:p>hide navigation pane</text:p>
          </table:table-cell>
          <table:table-cell office:value-type="string">
            <text:p>nascondere area di navigazione</text:p>
          </table:table-cell>
          <table:table-cell/>
        </table:table-row>
        <table:table-row table:style-name="ro1">
          <table:table-cell office:value-type="string">
            <text:p>hide sheet</text:p>
          </table:table-cell>
          <table:table-cell office:value-type="string">
            <text:p>nascondere la tabella</text:p>
          </table:table-cell>
          <table:table-cell/>
        </table:table-row>
        <table:table-row table:style-name="ro1">
          <table:table-cell office:value-type="string">
            <text:p>hide thread</text:p>
          </table:table-cell>
          <table:table-cell office:value-type="string">
            <text:p>nascondere discussione</text:p>
          </table:table-cell>
          <table:table-cell/>
        </table:table-row>
        <table:table-row table:style-name="ro1">
          <table:table-cell office:value-type="string">
            <text:p>hierarchical</text:p>
          </table:table-cell>
          <table:table-cell office:value-type="string">
            <text:p>gerarchico</text:p>
          </table:table-cell>
          <table:table-cell/>
        </table:table-row>
        <table:table-row table:style-name="ro1">
          <table:table-cell office:value-type="string">
            <text:p>high contrast black</text:p>
          </table:table-cell>
          <table:table-cell office:value-type="string">
            <text:p>nero a contrasto</text:p>
          </table:table-cell>
          <table:table-cell/>
        </table:table-row>
        <table:table-row table:style-name="ro1">
          <table:table-cell office:value-type="string">
            <text:p>high contrast preview</text:p>
          </table:table-cell>
          <table:table-cell office:value-type="string">
            <text:p>anteprima a contrasto elevato</text:p>
          </table:table-cell>
          <table:table-cell/>
        </table:table-row>
        <table:table-row table:style-name="ro1">
          <table:table-cell office:value-type="string">
            <text:p>high contrast white</text:p>
          </table:table-cell>
          <table:table-cell office:value-type="string">
            <text:p>bianco a contrasto</text:p>
          </table:table-cell>
          <table:table-cell/>
        </table:table-row>
        <table:table-row table:style-name="ro1">
          <table:table-cell office:value-type="string">
            <text:p>high contrast</text:p>
          </table:table-cell>
          <table:table-cell office:value-type="string">
            <text:p>contrasto</text:p>
          </table:table-cell>
          <table:table-cell/>
        </table:table-row>
        <table:table-row table:style-name="ro1">
          <table:table-cell office:value-type="string">
            <text:p>high print quality</text:p>
          </table:table-cell>
          <table:table-cell office:value-type="string">
            <text:p>qualità ottima</text:p>
          </table:table-cell>
          <table:table-cell/>
        </table:table-row>
        <table:table-row table:style-name="ro1">
          <table:table-cell office:value-type="string">
            <text:p>high-end graphics visualisation capability</text:p>
          </table:table-cell>
          <table:table-cell office:value-type="string">
            <text:p>funzionalità di visualizzazione grafica innovative</text:p>
          </table:table-cell>
          <table:table-cell office:value-type="string">
            <text:p>innovative funzionalità di visualizzazione grafica</text:p>
          </table:table-cell>
        </table:table-row>
        <table:table-row table:style-name="ro1">
          <table:table-cell office:value-type="string">
            <text:p>higher version</text:p>
          </table:table-cell>
          <table:table-cell office:value-type="string">
            <text:p>versione più recente</text:p>
          </table:table-cell>
          <table:table-cell/>
        </table:table-row>
        <table:table-row table:style-name="ro1">
          <table:table-cell table:number-columns-repeated="2" office:value-type="string">
            <text:p>Highground Systems</text:p>
          </table:table-cell>
          <table:table-cell/>
        </table:table-row>
        <table:table-row table:style-name="ro1">
          <table:table-cell office:value-type="string">
            <text:p>highlight changes</text:p>
          </table:table-cell>
          <table:table-cell office:value-type="string">
            <text:p>mostrare revisione</text:p>
          </table:table-cell>
          <table:table-cell/>
        </table:table-row>
        <table:table-row table:style-name="ro1">
          <table:table-cell office:value-type="string">
            <text:p>highlight fill</text:p>
          </table:table-cell>
          <table:table-cell office:value-type="string">
            <text:p>colore sfondo caratteri</text:p>
          </table:table-cell>
          <table:table-cell/>
        </table:table-row>
        <table:table-row table:style-name="ro1">
          <table:table-cell office:value-type="string">
            <text:p>highlight</text:p>
          </table:table-cell>
          <table:table-cell office:value-type="string">
            <text:p>evidenziare</text:p>
          </table:table-cell>
          <table:table-cell/>
        </table:table-row>
        <table:table-row table:style-name="ro1">
          <table:table-cell office:value-type="string">
            <text:p>highlight</text:p>
          </table:table-cell>
          <table:table-cell office:value-type="string">
            <text:p>evidenziazione</text:p>
          </table:table-cell>
          <table:table-cell office:value-type="string">
            <text:p>when it refers to syntax</text:p>
          </table:table-cell>
        </table:table-row>
        <table:table-row table:style-name="ro1">
          <table:table-cell office:value-type="string">
            <text:p>highlight</text:p>
          </table:table-cell>
          <table:table-cell office:value-type="string">
            <text:p>rilievo</text:p>
          </table:table-cell>
          <table:table-cell/>
        </table:table-row>
        <table:table-row table:style-name="ro1">
          <table:table-cell office:value-type="string">
            <text:p>highlighting</text:p>
          </table:table-cell>
          <table:table-cell office:value-type="string">
            <text:p>sfondo caratteri</text:p>
          </table:table-cell>
          <table:table-cell/>
        </table:table-row>
        <table:table-row table:style-name="ro1">
          <table:table-cell office:value-type="string">
            <text:p>hint</text:p>
          </table:table-cell>
          <table:table-cell office:value-type="string">
            <text:p>suggerimento</text:p>
          </table:table-cell>
          <table:table-cell office:value-type="string">
            <text:p>OLH </text:p>
          </table:table-cell>
        </table:table-row>
        <table:table-row table:style-name="ro1">
          <table:table-cell table:number-columns-repeated="2" office:value-type="string">
            <text:p>hiragana</text:p>
          </table:table-cell>
          <table:table-cell office:value-type="string">
            <text:p>japanese character system </text:p>
          </table:table-cell>
        </table:table-row>
        <table:table-row table:style-name="ro1">
          <table:table-cell table:number-columns-repeated="2" office:value-type="string">
            <text:p>hiragana/katakana</text:p>
          </table:table-cell>
          <table:table-cell office:value-type="string">
            <text:p>japanese character system </text:p>
          </table:table-cell>
        </table:table-row>
        <table:table-row table:style-name="ro1">
          <table:table-cell office:value-type="string">
            <text:p>holidays</text:p>
          </table:table-cell>
          <table:table-cell office:value-type="string">
            <text:p>vacanze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(Home)</text:p>
          </table:table-cell>
          <table:table-cell/>
        </table:table-row>
        <table:table-row table:style-name="ro1">
          <table:table-cell table:number-columns-repeated="2" office:value-type="string">
            <text:p>homepage</text:p>
          </table:table-cell>
          <table:table-cell/>
        </table:table-row>
        <table:table-row table:style-name="ro1">
          <table:table-cell office:value-type="string">
            <text:p>horizontal alignment default</text:p>
          </table:table-cell>
          <table:table-cell office:value-type="string">
            <text:p>allineamento orizzontale standard</text:p>
          </table:table-cell>
          <table:table-cell/>
        </table:table-row>
        <table:table-row table:style-name="ro1">
          <table:table-cell office:value-type="string">
            <text:p>horizontal checkerboard</text:p>
          </table:table-cell>
          <table:table-cell office:value-type="string">
            <text:p>scacchiera orizzontale</text:p>
          </table:table-cell>
          <table:table-cell/>
        </table:table-row>
        <table:table-row table:style-name="ro1">
          <table:table-cell office:value-type="string">
            <text:p>horizontal cones</text:p>
          </table:table-cell>
          <table:table-cell office:value-type="string">
            <text:p>coni orizzontali</text:p>
          </table:table-cell>
          <table:table-cell/>
        </table:table-row>
        <table:table-row table:style-name="ro1">
          <table:table-cell office:value-type="string">
            <text:p>horizontal cones, deep</text:p>
          </table:table-cell>
          <table:table-cell office:value-type="string">
            <text:p>coni orizzontali, in basso</text:p>
          </table:table-cell>
          <table:table-cell/>
        </table:table-row>
        <table:table-row table:style-name="ro1">
          <table:table-cell office:value-type="string">
            <text:p>horizontal line</text:p>
          </table:table-cell>
          <table:table-cell office:value-type="string">
            <text:p>linea orizzontale</text:p>
          </table:table-cell>
          <table:table-cell/>
        </table:table-row>
        <table:table-row table:style-name="ro1">
          <table:table-cell office:value-type="string">
            <text:p>horizontal pyramids</text:p>
          </table:table-cell>
          <table:table-cell office:value-type="string">
            <text:p>piramidi orizzontali</text:p>
          </table:table-cell>
          <table:table-cell/>
        </table:table-row>
        <table:table-row table:style-name="ro1">
          <table:table-cell office:value-type="string">
            <text:p>horizontal pyramids, deep</text:p>
          </table:table-cell>
          <table:table-cell office:value-type="string">
            <text:p>piramidi orizzontali, in basso</text:p>
          </table:table-cell>
          <table:table-cell/>
        </table:table-row>
        <table:table-row table:style-name="ro1">
          <table:table-cell office:value-type="string">
            <text:p>horizontal pyramids, percent</text:p>
          </table:table-cell>
          <table:table-cell office:value-type="string">
            <text:p>piramidi orizzontali, percentuale</text:p>
          </table:table-cell>
          <table:table-cell/>
        </table:table-row>
        <table:table-row table:style-name="ro1">
          <table:table-cell office:value-type="string">
            <text:p>horizontal pyramids, stacked</text:p>
          </table:table-cell>
          <table:table-cell office:value-type="string">
            <text:p>piramidi orizzontali sovrapposte</text:p>
          </table:table-cell>
          <table:table-cell/>
        </table:table-row>
        <table:table-row table:style-name="ro1">
          <table:table-cell office:value-type="string">
            <text:p>horizontal ruler</text:p>
          </table:table-cell>
          <table:table-cell office:value-type="string">
            <text:p>righello orizzontale</text:p>
          </table:table-cell>
          <table:table-cell/>
        </table:table-row>
        <table:table-row table:style-name="ro1">
          <table:table-cell office:value-type="string">
            <text:p>horizontal scroll bar</text:p>
          </table:table-cell>
          <table:table-cell office:value-type="string">
            <text:p>barra di scorrimento orizzontale</text:p>
          </table:table-cell>
          <table:table-cell/>
        </table:table-row>
        <table:table-row table:style-name="ro1">
          <table:table-cell office:value-type="string">
            <text:p>horizontal shadow outline</text:p>
          </table:table-cell>
          <table:table-cell office:value-type="string">
            <text:p>spostamento orizzontale ombra</text:p>
          </table:table-cell>
          <table:table-cell/>
        </table:table-row>
        <table:table-row table:style-name="ro1">
          <table:table-cell office:value-type="string">
            <text:p>horizontal text anchor</text:p>
          </table:table-cell>
          <table:table-cell office:value-type="string">
            <text:p>ancoraggio testo orizzontale</text:p>
          </table:table-cell>
          <table:table-cell/>
        </table:table-row>
        <table:table-row table:style-name="ro1">
          <table:table-cell office:value-type="string">
            <text:p>horizontal</text:p>
          </table:table-cell>
          <table:table-cell office:value-type="string">
            <text:p>orizzontale</text:p>
          </table:table-cell>
          <table:table-cell/>
        </table:table-row>
        <table:table-row table:style-name="ro1">
          <table:table-cell office:value-type="string">
            <text:p>horizontal, stacked cones</text:p>
          </table:table-cell>
          <table:table-cell office:value-type="string">
            <text:p>coni orizzontali sovrapposti</text:p>
          </table:table-cell>
          <table:table-cell/>
        </table:table-row>
        <table:table-row table:style-name="ro1">
          <table:table-cell office:value-type="string">
            <text:p>horizontally</text:p>
          </table:table-cell>
          <table:table-cell office:value-type="string">
            <text:p>in orizzontale</text:p>
          </table:table-cell>
          <table:table-cell/>
        </table:table-row>
        <table:table-row table:style-name="ro1">
          <table:table-cell office:value-type="string">
            <text:p>host name</text:p>
          </table:table-cell>
          <table:table-cell office:value-type="string">
            <text:p>nome host</text:p>
          </table:table-cell>
          <table:table-cell/>
        </table:table-row>
        <table:table-row table:style-name="ro1">
          <table:table-cell table:number-columns-repeated="2" office:value-type="string">
            <text:p>host</text:p>
          </table:table-cell>
          <table:table-cell/>
        </table:table-row>
        <table:table-row table:style-name="ro1">
          <table:table-cell office:value-type="string">
            <text:p>hot spot</text:p>
          </table:table-cell>
          <table:table-cell office:value-type="string">
            <text:p>area attiva</text:p>
          </table:table-cell>
          <table:table-cell/>
        </table:table-row>
        <table:table-row table:style-name="ro1">
          <table:table-cell office:value-type="string">
            <text:p>hour</text:p>
          </table:table-cell>
          <table:table-cell office:value-type="string">
            <text:p>ora</text:p>
          </table:table-cell>
          <table:table-cell/>
        </table:table-row>
        <table:table-row table:style-name="ro1">
          <table:table-cell table:number-columns-repeated="2" office:value-type="string">
            <text:p>HP-UX</text:p>
          </table:table-cell>
          <table:table-cell/>
        </table:table-row>
        <table:table-row table:style-name="ro1">
          <table:table-cell office:value-type="string">
            <text:p>HTML compatibility</text:p>
          </table:table-cell>
          <table:table-cell office:value-type="string">
            <text:p>compatibilità HTML</text:p>
          </table:table-cell>
          <table:table-cell/>
        </table:table-row>
        <table:table-row table:style-name="ro1">
          <table:table-cell office:value-type="string">
            <text:p>HTML document options</text:p>
          </table:table-cell>
          <table:table-cell office:value-type="string">
            <text:p>opzioni documento HTML</text:p>
          </table:table-cell>
          <table:table-cell/>
        </table:table-row>
        <table:table-row table:style-name="ro1">
          <table:table-cell office:value-type="string">
            <text:p>HTML document</text:p>
          </table:table-cell>
          <table:table-cell office:value-type="string">
            <text:p>documento HTML</text:p>
          </table:table-cell>
          <table:table-cell/>
        </table:table-row>
        <table:table-row table:style-name="ro1">
          <table:table-cell office:value-type="string">
            <text:p>HTML export</text:p>
          </table:table-cell>
          <table:table-cell office:value-type="string">
            <text:p>esportazione HTML</text:p>
          </table:table-cell>
          <table:table-cell/>
        </table:table-row>
        <table:table-row table:style-name="ro1">
          <table:table-cell office:value-type="string">
            <text:p>HTML source</text:p>
          </table:table-cell>
          <table:table-cell office:value-type="string">
            <text:p>testo sorgente HTML</text:p>
          </table:table-cell>
          <table:table-cell/>
        </table:table-row>
        <table:table-row table:style-name="ro1">
          <table:table-cell office:value-type="string">
            <text:p>HTML styles</text:p>
          </table:table-cell>
          <table:table-cell office:value-type="string">
            <text:p>modelli HTML</text:p>
          </table:table-cell>
          <table:table-cell/>
        </table:table-row>
        <table:table-row table:style-name="ro1">
          <table:table-cell table:number-columns-repeated="2" office:value-type="string">
            <text:p>HTML</text:p>
          </table:table-cell>
          <table:table-cell/>
        </table:table-row>
        <table:table-row table:style-name="ro1">
          <table:table-cell office:value-type="string">
            <text:p>http engine</text:p>
          </table:table-cell>
          <table:table-cell office:value-type="string">
            <text:p>motore http</text:p>
          </table:table-cell>
          <table:table-cell/>
        </table:table-row>
        <table:table-row table:style-name="ro1">
          <table:table-cell office:value-type="string">
            <text:p>hyperbolic cosine</text:p>
          </table:table-cell>
          <table:table-cell office:value-type="string">
            <text:p>coseno iperbolico</text:p>
          </table:table-cell>
          <table:table-cell/>
        </table:table-row>
        <table:table-row table:style-name="ro1">
          <table:table-cell office:value-type="string">
            <text:p>hyperbolic cotangent</text:p>
          </table:table-cell>
          <table:table-cell office:value-type="string">
            <text:p>cotangente iperbolica</text:p>
          </table:table-cell>
          <table:table-cell/>
        </table:table-row>
        <table:table-row table:style-name="ro1">
          <table:table-cell office:value-type="string">
            <text:p>hyperbolic sine</text:p>
          </table:table-cell>
          <table:table-cell office:value-type="string">
            <text:p>seno iperbolico</text:p>
          </table:table-cell>
          <table:table-cell/>
        </table:table-row>
        <table:table-row table:style-name="ro1">
          <table:table-cell office:value-type="string">
            <text:p>hyperbolic tangent</text:p>
          </table:table-cell>
          <table:table-cell office:value-type="string">
            <text:p>tangente iperbolica</text:p>
          </table:table-cell>
          <table:table-cell/>
        </table:table-row>
        <table:table-row table:style-name="ro1">
          <table:table-cell table:number-columns-repeated="2" office:value-type="string">
            <text:p>HyperLAN</text:p>
          </table:table-cell>
          <table:table-cell/>
        </table:table-row>
        <table:table-row table:style-name="ro1">
          <table:table-cell office:value-type="string">
            <text:p>hyperlink bar</text:p>
          </table:table-cell>
          <table:table-cell office:value-type="string">
            <text:p>barra degli hyperlink</text:p>
          </table:table-cell>
          <table:table-cell/>
        </table:table-row>
        <table:table-row table:style-name="ro1">
          <table:table-cell office:value-type="string">
            <text:p>hyperlink dialog</text:p>
          </table:table-cell>
          <table:table-cell office:value-type="string">
            <text:p>dialogo hyperlink</text:p>
          </table:table-cell>
          <table:table-cell/>
        </table:table-row>
        <table:table-row table:style-name="ro1">
          <table:table-cell office:value-type="string">
            <text:p>hyperlink end</text:p>
          </table:table-cell>
          <table:table-cell office:value-type="string">
            <text:p>fine hyperlink</text:p>
          </table:table-cell>
          <table:table-cell/>
        </table:table-row>
        <table:table-row table:style-name="ro1">
          <table:table-cell office:value-type="string">
            <text:p>hyperlink start</text:p>
          </table:table-cell>
          <table:table-cell office:value-type="string">
            <text:p>inizio hyperlink</text:p>
          </table:table-cell>
          <table:table-cell/>
        </table:table-row>
        <table:table-row table:style-name="ro1">
          <table:table-cell office:value-type="string">
            <text:p>hyperlink type</text:p>
          </table:table-cell>
          <table:table-cell office:value-type="string">
            <text:p>tipo di hyperlink</text:p>
          </table:table-cell>
          <table:table-cell/>
        </table:table-row>
        <table:table-row table:style-name="ro1">
          <table:table-cell table:number-columns-repeated="2" office:value-type="string">
            <text:p>hyperlink</text:p>
          </table:table-cell>
          <table:table-cell/>
        </table:table-row>
        <table:table-row table:style-name="ro1">
          <table:table-cell office:value-type="string">
            <text:p>hyperlinks active</text:p>
          </table:table-cell>
          <table:table-cell office:value-type="string">
            <text:p>hyperlink attivi</text:p>
          </table:table-cell>
          <table:table-cell/>
        </table:table-row>
        <table:table-row table:style-name="ro1">
          <table:table-cell office:value-type="string">
            <text:p>hyphenate special regions</text:p>
          </table:table-cell>
          <table:table-cell office:value-type="string">
            <text:p>sillabazione aree speciali</text:p>
          </table:table-cell>
          <table:table-cell/>
        </table:table-row>
        <table:table-row table:style-name="ro1">
          <table:table-cell office:value-type="string">
            <text:p>hyphenate without inquiry</text:p>
          </table:table-cell>
          <table:table-cell office:value-type="string">
            <text:p>sillabazione senza conferma</text:p>
          </table:table-cell>
          <table:table-cell/>
        </table:table-row>
        <table:table-row table:style-name="ro1">
          <table:table-cell office:value-type="string">
            <text:p>hyphenate</text:p>
          </table:table-cell>
          <table:table-cell office:value-type="string">
            <text:p>sillabazione</text:p>
          </table:table-cell>
          <table:table-cell/>
        </table:table-row>
        <table:table-row table:style-name="ro1">
          <table:table-cell office:value-type="string">
            <text:p>hyphenation active</text:p>
          </table:table-cell>
          <table:table-cell office:value-type="string">
            <text:p>funzione di sillabazione attiva</text:p>
          </table:table-cell>
          <table:table-cell/>
        </table:table-row>
        <table:table-row table:style-name="ro1">
          <table:table-cell office:value-type="string">
            <text:p>hyphenation completed</text:p>
          </table:table-cell>
          <table:table-cell office:value-type="string">
            <text:p>sillabazione conclusa</text:p>
          </table:table-cell>
          <table:table-cell/>
        </table:table-row>
        <table:table-row table:style-name="ro1">
          <table:table-cell office:value-type="string">
            <text:p>hyphenation not available</text:p>
          </table:table-cell>
          <table:table-cell office:value-type="string">
            <text:p>sillabazione non disponibile</text:p>
          </table:table-cell>
          <table:table-cell/>
        </table:table-row>
        <table:table-row table:style-name="ro1">
          <table:table-cell office:value-type="string">
            <text:p>hyphenation</text:p>
          </table:table-cell>
          <table:table-cell office:value-type="string">
            <text:p>sillabazione</text:p>
          </table:table-cell>
          <table:table-cell/>
        </table:table-row>
        <table:table-row table:style-name="ro1">
          <table:table-cell office:value-type="string">
            <text:p>i/o active</text:p>
          </table:table-cell>
          <table:table-cell office:value-type="string">
            <text:p>i/o attivo</text:p>
          </table:table-cell>
          <table:table-cell/>
        </table:table-row>
        <table:table-row table:style-name="ro1">
          <table:table-cell office:value-type="string">
            <text:p>I/O board</text:p>
          </table:table-cell>
          <table:table-cell office:value-type="string">
            <text:p>scheda I/O</text:p>
          </table:table-cell>
          <table:table-cell/>
        </table:table-row>
        <table:table-row table:style-name="ro1">
          <table:table-cell office:value-type="string">
            <text:p>icalendar-file</text:p>
          </table:table-cell>
          <table:table-cell office:value-type="string">
            <text:p>file icalendar</text:p>
          </table:table-cell>
          <table:table-cell/>
        </table:table-row>
        <table:table-row table:style-name="ro1">
          <table:table-cell office:value-type="string">
            <text:p>icon view</text:p>
          </table:table-cell>
          <table:table-cell office:value-type="string">
            <text:p>vista simboli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imbolo</text:p>
          </table:table-cell>
          <table:table-cell/>
        </table:table-row>
        <table:table-row table:style-name="ro1">
          <table:table-cell office:value-type="string">
            <text:p>identical</text:p>
          </table:table-cell>
          <table:table-cell office:value-type="string">
            <text:p>identico</text:p>
          </table:table-cell>
          <table:table-cell/>
        </table:table-row>
        <table:table-row table:style-name="ro1">
          <table:table-cell office:value-type="string">
            <text:p>identifier expected</text:p>
          </table:table-cell>
          <table:table-cell office:value-type="string">
            <text:p>atteso identificatore</text:p>
          </table:table-cell>
          <table:table-cell/>
        </table:table-row>
        <table:table-row table:style-name="ro1">
          <table:table-cell office:value-type="string">
            <text:p>identifier</text:p>
          </table:table-cell>
          <table:table-cell office:value-type="string">
            <text:p>identificatore</text:p>
          </table:table-cell>
          <table:table-cell/>
        </table:table-row>
        <table:table-row table:style-name="ro1">
          <table:table-cell office:value-type="string">
            <text:p>identify</text:p>
          </table:table-cell>
          <table:table-cell office:value-type="string">
            <text:p>individuare</text:p>
          </table:table-cell>
          <table:table-cell/>
        </table:table-row>
        <table:table-row table:style-name="ro1">
          <table:table-cell office:value-type="string">
            <text:p>identity management</text:p>
          </table:table-cell>
          <table:table-cell office:value-type="string">
            <text:p>gestione dell'identità</text:p>
          </table:table-cell>
          <table:table-cell/>
        </table:table-row>
        <table:table-row table:style-name="ro1">
          <table:table-cell office:value-type="string">
            <text:p>identity</text:p>
          </table:table-cell>
          <table:table-cell office:value-type="string">
            <text:p>identità</text:p>
          </table:table-cell>
          <table:table-cell/>
        </table:table-row>
        <table:table-row table:style-name="ro1">
          <table:table-cell table:number-columns-repeated="2" office:value-type="string">
            <text:p>IEEE</text:p>
          </table:table-cell>
          <table:table-cell/>
        </table:table-row>
        <table:table-row table:style-name="ro1">
          <table:table-cell office:value-type="string">
            <text:p>IETF SIGTRAN working group</text:p>
          </table:table-cell>
          <table:table-cell office:value-type="string">
            <text:p>Gruppo di lavoro IETF SIGTRAN</text:p>
          </table:table-cell>
          <table:table-cell/>
        </table:table-row>
        <table:table-row table:style-name="ro1">
          <table:table-cell office:value-type="string">
            <text:p>if</text:p>
          </table:table-cell>
          <table:table-cell office:value-type="string">
            <text:p>se</text:p>
          </table:table-cell>
          <table:table-cell/>
        </table:table-row>
        <table:table-row table:style-name="ro1">
          <table:table-cell office:value-type="string">
            <text:p>ignore</text:p>
          </table:table-cell>
          <table:table-cell office:value-type="string">
            <text:p>ignorare</text:p>
          </table:table-cell>
          <table:table-cell/>
        </table:table-row>
        <table:table-row table:style-name="ro1">
          <table:table-cell office:value-type="string">
            <text:p>illumination</text:p>
          </table:table-cell>
          <table:table-cell office:value-type="string">
            <text:p>illuminazione</text:p>
          </table:table-cell>
          <table:table-cell/>
        </table:table-row>
        <table:table-row table:style-name="ro1">
          <table:table-cell office:value-type="string">
            <text:p>illustration index heading</text:p>
          </table:table-cell>
          <table:table-cell office:value-type="string">
            <text:p>intestazione indice illustrazioni</text:p>
          </table:table-cell>
          <table:table-cell/>
        </table:table-row>
        <table:table-row table:style-name="ro1">
          <table:table-cell office:value-type="string">
            <text:p>illustration index</text:p>
          </table:table-cell>
          <table:table-cell office:value-type="string">
            <text:p>indice delle illustrazioni</text:p>
          </table:table-cell>
          <table:table-cell/>
        </table:table-row>
        <table:table-row table:style-name="ro1">
          <table:table-cell office:value-type="string">
            <text:p>illustration</text:p>
          </table:table-cell>
          <table:table-cell office:value-type="string">
            <text:p>illustrazione</text:p>
          </table:table-cell>
          <table:table-cell/>
        </table:table-row>
        <table:table-row table:style-name="ro1">
          <table:table-cell office:value-type="string">
            <text:p>image bullet</text:p>
          </table:table-cell>
          <table:table-cell office:value-type="string">
            <text:p>carattere per elenchi puntati</text:p>
          </table:table-cell>
          <table:table-cell/>
        </table:table-row>
        <table:table-row table:style-name="ro1">
          <table:table-cell office:value-type="string">
            <text:p>image button</text:p>
          </table:table-cell>
          <table:table-cell office:value-type="string">
            <text:p>pulsante immagine</text:p>
          </table:table-cell>
          <table:table-cell/>
        </table:table-row>
        <table:table-row table:style-name="ro1">
          <table:table-cell office:value-type="string">
            <text:p>image control</text:p>
          </table:table-cell>
          <table:table-cell office:value-type="string">
            <text:p>campo di controllo immagine</text:p>
          </table:table-cell>
          <table:table-cell/>
        </table:table-row>
        <table:table-row table:style-name="ro1">
          <table:table-cell office:value-type="string">
            <text:p>image editor</text:p>
          </table:table-cell>
          <table:table-cell office:value-type="string">
            <text:p>editor di immagini</text:p>
          </table:table-cell>
          <table:table-cell/>
        </table:table-row>
        <table:table-row table:style-name="ro1">
          <table:table-cell office:value-type="string">
            <text:p>image options</text:p>
          </table:table-cell>
          <table:table-cell office:value-type="string">
            <text:p>opzioni immagine</text:p>
          </table:table-cell>
          <table:table-cell/>
        </table:table-row>
        <table:table-row table:style-name="ro1">
          <table:table-cell office:value-type="string">
            <text:p>image preview</text:p>
          </table:table-cell>
          <table:table-cell office:value-type="string">
            <text:p>anteprima immagine</text:p>
          </table:table-cell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mmagine</text:p>
          </table:table-cell>
          <table:table-cell/>
        </table:table-row>
        <table:table-row table:style-name="ro1">
          <table:table-cell office:value-type="string">
            <text:p>ImageMap editor</text:p>
          </table:table-cell>
          <table:table-cell office:value-type="string">
            <text:p>editor Imagemap</text:p>
          </table:table-cell>
          <table:table-cell/>
        </table:table-row>
        <table:table-row table:style-name="ro1">
          <table:table-cell office:value-type="string">
            <text:p>imaginary part</text:p>
          </table:table-cell>
          <table:table-cell office:value-type="string">
            <text:p>coefficiente immaginario</text:p>
          </table:table-cell>
          <table:table-cell/>
        </table:table-row>
        <table:table-row table:style-name="ro1">
          <table:table-cell office:value-type="string">
            <text:p>IMAP account</text:p>
          </table:table-cell>
          <table:table-cell office:value-type="string">
            <text:p>account IMAP</text:p>
          </table:table-cell>
          <table:table-cell/>
        </table:table-row>
        <table:table-row table:style-name="ro1">
          <table:table-cell office:value-type="string">
            <text:p>import</text:p>
          </table:table-cell>
          <table:table-cell office:value-type="string">
            <text:p>importare</text:p>
          </table:table-cell>
          <table:table-cell/>
        </table:table-row>
        <table:table-row table:style-name="ro1">
          <table:table-cell office:value-type="string">
            <text:p>important accessibility notes</text:p>
          </table:table-cell>
          <table:table-cell office:value-type="string">
            <text:p>avvertenze importanti per l'accessibilità</text:p>
          </table:table-cell>
          <table:table-cell/>
        </table:table-row>
        <table:table-row table:style-name="ro1">
          <table:table-cell office:value-type="string">
            <text:p>important information</text:p>
          </table:table-cell>
          <table:table-cell office:value-type="string">
            <text:p>informazioni importanti</text:p>
          </table:table-cell>
          <table:table-cell/>
        </table:table-row>
        <table:table-row table:style-name="ro1">
          <table:table-cell office:value-type="string">
            <text:p>important note</text:p>
          </table:table-cell>
          <table:table-cell office:value-type="string">
            <text:p>avvertenza importante</text:p>
          </table:table-cell>
          <table:table-cell/>
        </table:table-row>
        <table:table-row table:style-name="ro1">
          <table:table-cell office:value-type="string">
            <text:p>imported</text:p>
          </table:table-cell>
          <table:table-cell office:value-type="string">
            <text:p>importato</text:p>
          </table:table-cell>
          <table:table-cell/>
        </table:table-row>
        <table:table-row table:style-name="ro1">
          <table:table-cell table:number-columns-repeated="2" office:value-type="string">
            <text:p>Impress</text:p>
          </table:table-cell>
          <table:table-cell/>
        </table:table-row>
        <table:table-row table:style-name="ro1">
          <table:table-cell office:value-type="string">
            <text:p>in the directory</text:p>
          </table:table-cell>
          <table:table-cell office:value-type="string">
            <text:p>nella cartella</text:p>
          </table:table-cell>
          <table:table-cell/>
        </table:table-row>
        <table:table-row table:style-name="ro1">
          <table:table-cell office:value-type="string">
            <text:p>inactive menu items</text:p>
          </table:table-cell>
          <table:table-cell office:value-type="string">
            <text:p>voci menu non attive</text:p>
          </table:table-cell>
          <table:table-cell/>
        </table:table-row>
        <table:table-row table:style-name="ro1">
          <table:table-cell office:value-type="string">
            <text:p>inactive</text:p>
          </table:table-cell>
          <table:table-cell office:value-type="string">
            <text:p>non attivo</text:p>
          </table:table-cell>
          <table:table-cell/>
        </table:table-row>
        <table:table-row table:style-name="ro1">
          <table:table-cell office:value-type="string">
            <text:p>inadmissable path</text:p>
          </table:table-cell>
          <table:table-cell office:value-type="string">
            <text:p>percorso incorretto</text:p>
          </table:table-cell>
          <table:table-cell/>
        </table:table-row>
        <table:table-row table:style-name="ro1">
          <table:table-cell office:value-type="string">
            <text:p>inbox</text:p>
          </table:table-cell>
          <table:table-cell office:value-type="string">
            <text:p>posta in arrivo</text:p>
          </table:table-cell>
          <table:table-cell/>
        </table:table-row>
        <table:table-row table:style-name="ro1">
          <table:table-cell office:value-type="string">
            <text:p>inch</text:p>
          </table:table-cell>
          <table:table-cell office:value-type="string">
            <text:p>pollice</text:p>
          </table:table-cell>
          <table:table-cell/>
        </table:table-row>
        <table:table-row table:style-name="ro1">
          <table:table-cell office:value-type="string">
            <text:p>include formats</text:p>
          </table:table-cell>
          <table:table-cell office:value-type="string">
            <text:p>includere formati</text:p>
          </table:table-cell>
          <table:table-cell/>
        </table:table-row>
        <table:table-row table:style-name="ro1">
          <table:table-cell office:value-type="string">
            <text:p>include transparent objects</text:p>
          </table:table-cell>
          <table:table-cell office:value-type="string">
            <text:p>includere oggetti trasparenti</text:p>
          </table:table-cell>
          <table:table-cell/>
        </table:table-row>
        <table:table-row table:style-name="ro1">
          <table:table-cell office:value-type="string">
            <text:p>included outline levels</text:p>
          </table:table-cell>
          <table:table-cell office:value-type="string">
            <text:p>livelli di capitolo inclusi</text:p>
          </table:table-cell>
          <table:table-cell/>
        </table:table-row>
        <table:table-row table:style-name="ro1">
          <table:table-cell office:value-type="string">
            <text:p>including styles</text:p>
          </table:table-cell>
          <table:table-cell office:value-type="string">
            <text:p>includi modelli</text:p>
          </table:table-cell>
          <table:table-cell/>
        </table:table-row>
        <table:table-row table:style-name="ro1">
          <table:table-cell office:value-type="string">
            <text:p>including subdirectories</text:p>
          </table:table-cell>
          <table:table-cell office:value-type="string">
            <text:p>incluse sottocartelle</text:p>
          </table:table-cell>
          <table:table-cell/>
        </table:table-row>
        <table:table-row table:style-name="ro1">
          <table:table-cell office:value-type="string">
            <text:p>including subfolders</text:p>
          </table:table-cell>
          <table:table-cell office:value-type="string">
            <text:p>comprese le sottocartelle</text:p>
          </table:table-cell>
          <table:table-cell/>
        </table:table-row>
        <table:table-row table:style-name="ro1">
          <table:table-cell office:value-type="string">
            <text:p>incorrect file mode</text:p>
          </table:table-cell>
          <table:table-cell office:value-type="string">
            <text:p>modo file errato</text:p>
          </table:table-cell>
          <table:table-cell/>
        </table:table-row>
        <table:table-row table:style-name="ro1">
          <table:table-cell office:value-type="string">
            <text:p>incorrect format</text:p>
          </table:table-cell>
          <table:table-cell office:value-type="string">
            <text:p>formato errato</text:p>
          </table:table-cell>
          <table:table-cell/>
        </table:table-row>
        <table:table-row table:style-name="ro1">
          <table:table-cell office:value-type="string">
            <text:p>incorrect password</text:p>
          </table:table-cell>
          <table:table-cell office:value-type="string">
            <text:p>password errata</text:p>
          </table:table-cell>
          <table:table-cell/>
        </table:table-row>
        <table:table-row table:style-name="ro1">
          <table:table-cell office:value-type="string">
            <text:p>incorrect record length</text:p>
          </table:table-cell>
          <table:table-cell office:value-type="string">
            <text:p>lunghezza record di dati errata</text:p>
          </table:table-cell>
          <table:table-cell/>
        </table:table-row>
        <table:table-row table:style-name="ro1">
          <table:table-cell office:value-type="string">
            <text:p>incorrect record number</text:p>
          </table:table-cell>
          <table:table-cell office:value-type="string">
            <text:p>numero record errato</text:p>
          </table:table-cell>
          <table:table-cell/>
        </table:table-row>
        <table:table-row table:style-name="ro1">
          <table:table-cell office:value-type="string">
            <text:p>increase font</text:p>
          </table:table-cell>
          <table:table-cell office:value-type="string">
            <text:p>ingrandire carattere</text:p>
          </table:table-cell>
          <table:table-cell/>
        </table:table-row>
        <table:table-row table:style-name="ro1">
          <table:table-cell office:value-type="string">
            <text:p>increase indent</text:p>
          </table:table-cell>
          <table:table-cell office:value-type="string">
            <text:p>aumentare rientro</text:p>
          </table:table-cell>
          <table:table-cell/>
        </table:table-row>
        <table:table-row table:style-name="ro1">
          <table:table-cell office:value-type="string">
            <text:p>increase spacing</text:p>
          </table:table-cell>
          <table:table-cell office:value-type="string">
            <text:p>aumentare spaziatura paragrafo</text:p>
          </table:table-cell>
          <table:table-cell/>
        </table:table-row>
        <table:table-row table:style-name="ro1">
          <table:table-cell office:value-type="string">
            <text:p>increment indent value</text:p>
          </table:table-cell>
          <table:table-cell office:value-type="string">
            <text:p>aumentare rientro valore</text:p>
          </table:table-cell>
          <table:table-cell/>
        </table:table-row>
        <table:table-row table:style-name="ro1">
          <table:table-cell office:value-type="string">
            <text:p>increments</text:p>
          </table:table-cell>
          <table:table-cell office:value-type="string">
            <text:p>incremento</text:p>
          </table:table-cell>
          <table:table-cell office:value-type="string">
            <text:p>when it refers to a gradient </text:p>
          </table:table-cell>
        </table:table-row>
        <table:table-row table:style-name="ro1">
          <table:table-cell office:value-type="string">
            <text:p>increments</text:p>
          </table:table-cell>
          <table:table-cell office:value-type="string">
            <text:p>passaggi</text:p>
          </table:table-cell>
          <table:table-cell office:value-type="string">
            <text:p>in the cross-fading function [StarOffice Draw] it indicates the number of steps to transform an object into another. </text:p>
          </table:table-cell>
        </table:table-row>
        <table:table-row table:style-name="ro1">
          <table:table-cell office:value-type="string">
            <text:p>indent</text:p>
          </table:table-cell>
          <table:table-cell office:value-type="string">
            <text:p>rientro</text:p>
          </table:table-cell>
          <table:table-cell/>
        </table:table-row>
        <table:table-row table:style-name="ro1">
          <table:table-cell office:value-type="string">
            <text:p>indents and spacing</text:p>
          </table:table-cell>
          <table:table-cell office:value-type="string">
            <text:p>rientri e interlinee</text:p>
          </table:table-cell>
          <table:table-cell/>
        </table:table-row>
        <table:table-row table:style-name="ro1">
          <table:table-cell office:value-type="string">
            <text:p>index design</text:p>
          </table:table-cell>
          <table:table-cell office:value-type="string">
            <text:p>struttura indice</text:p>
          </table:table-cell>
          <table:table-cell/>
        </table:table-row>
        <table:table-row table:style-name="ro1">
          <table:table-cell office:value-type="string">
            <text:p>index details</text:p>
          </table:table-cell>
          <table:table-cell office:value-type="string">
            <text:p>dettagli indice</text:p>
          </table:table-cell>
          <table:table-cell/>
        </table:table-row>
        <table:table-row table:style-name="ro1">
          <table:table-cell office:value-type="string">
            <text:p>index entry</text:p>
          </table:table-cell>
          <table:table-cell office:value-type="string">
            <text:p>voce di indice</text:p>
          </table:table-cell>
          <table:table-cell/>
        </table:table-row>
        <table:table-row table:style-name="ro1">
          <table:table-cell office:value-type="string">
            <text:p>index field</text:p>
          </table:table-cell>
          <table:table-cell office:value-type="string">
            <text:p>campo indice</text:p>
          </table:table-cell>
          <table:table-cell/>
        </table:table-row>
        <table:table-row table:style-name="ro1">
          <table:table-cell office:value-type="string">
            <text:p>index heading</text:p>
          </table:table-cell>
          <table:table-cell office:value-type="string">
            <text:p>intestazione indice analitico</text:p>
          </table:table-cell>
          <table:table-cell/>
        </table:table-row>
        <table:table-row table:style-name="ro1">
          <table:table-cell office:value-type="string">
            <text:p>index identifier:</text:p>
          </table:table-cell>
          <table:table-cell office:value-type="string">
            <text:p>identificatore indice</text:p>
          </table:table-cell>
          <table:table-cell/>
        </table:table-row>
        <table:table-row table:style-name="ro1">
          <table:table-cell office:value-type="string">
            <text:p>index markings</text:p>
          </table:table-cell>
          <table:table-cell office:value-type="string">
            <text:p>contrassegni indice</text:p>
          </table:table-cell>
          <table:table-cell/>
        </table:table-row>
        <table:table-row table:style-name="ro1">
          <table:table-cell office:value-type="string">
            <text:p>index marks</text:p>
          </table:table-cell>
          <table:table-cell office:value-type="string">
            <text:p>contrassegni indice</text:p>
          </table:table-cell>
          <table:table-cell/>
        </table:table-row>
        <table:table-row table:style-name="ro1">
          <table:table-cell office:value-type="string">
            <text:p>index of tables</text:p>
          </table:table-cell>
          <table:table-cell office:value-type="string">
            <text:p>indice delle tabelle</text:p>
          </table:table-cell>
          <table:table-cell/>
        </table:table-row>
        <table:table-row table:style-name="ro1">
          <table:table-cell office:value-type="string">
            <text:p>index separator</text:p>
          </table:table-cell>
          <table:table-cell office:value-type="string">
            <text:p>separatore indice analitico</text:p>
          </table:table-cell>
          <table:table-cell/>
        </table:table-row>
        <table:table-row table:style-name="ro1">
          <table:table-cell office:value-type="string">
            <text:p>index styles</text:p>
          </table:table-cell>
          <table:table-cell office:value-type="string">
            <text:p>modelli di indice</text:p>
          </table:table-cell>
          <table:table-cell/>
        </table:table-row>
        <table:table-row table:style-name="ro1">
          <table:table-cell office:value-type="string">
            <text:p>index</text:p>
          </table:table-cell>
          <table:table-cell office:value-type="string">
            <text:p>indice</text:p>
          </table:table-cell>
          <table:table-cell office:value-type="string">
            <text:p>indice analitico </text:p>
          </table:table-cell>
        </table:table-row>
        <table:table-row table:style-name="ro1">
          <table:table-cell office:value-type="string">
            <text:p>indirect</text:p>
          </table:table-cell>
          <table:table-cell office:value-type="string">
            <text:p>indiretto</text:p>
          </table:table-cell>
          <table:table-cell/>
        </table:table-row>
        <table:table-row table:style-name="ro1">
          <table:table-cell table:number-columns-repeated="2" office:value-type="string">
            <text:p>Info2002</text:p>
          </table:table-cell>
          <table:table-cell/>
        </table:table-row>
        <table:table-row table:style-name="ro1">
          <table:table-cell office:value-type="string">
            <text:p>information and setup</text:p>
          </table:table-cell>
          <table:table-cell office:value-type="string">
            <text:p>informazione e setup</text:p>
          </table:table-cell>
          <table:table-cell/>
        </table:table-row>
        <table:table-row table:style-name="ro1">
          <table:table-cell office:value-type="string">
            <text:p>information distribution application</text:p>
          </table:table-cell>
          <table:table-cell office:value-type="string">
            <text:p>applicazione per la distribuzione delle informazioni</text:p>
          </table:table-cell>
          <table:table-cell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informazione</text:p>
          </table:table-cell>
          <table:table-cell/>
        </table:table-row>
        <table:table-row table:style-name="ro1">
          <table:table-cell office:value-type="string">
            <text:p>infrastructure software application</text:p>
          </table:table-cell>
          <table:table-cell office:value-type="string">
            <text:p>applicazione software dell'infrastruttura</text:p>
          </table:table-cell>
          <table:table-cell/>
        </table:table-row>
        <table:table-row table:style-name="ro1">
          <table:table-cell office:value-type="string">
            <text:p>initial character</text:p>
          </table:table-cell>
          <table:table-cell office:value-type="string">
            <text:p>carattere iniziale</text:p>
          </table:table-cell>
          <table:table-cell/>
        </table:table-row>
        <table:table-row table:style-name="ro1">
          <table:table-cell office:value-type="string">
            <text:p>initial value</text:p>
          </table:table-cell>
          <table:table-cell office:value-type="string">
            <text:p>valore iniziale</text:p>
          </table:table-cell>
          <table:table-cell/>
        </table:table-row>
        <table:table-row table:style-name="ro1">
          <table:table-cell office:value-type="string">
            <text:p>initialize</text:p>
          </table:table-cell>
          <table:table-cell office:value-type="string">
            <text:p>inizializzare</text:p>
          </table:table-cell>
          <table:table-cell/>
        </table:table-row>
        <table:table-row table:style-name="ro1">
          <table:table-cell office:value-type="string">
            <text:p>initials</text:p>
          </table:table-cell>
          <table:table-cell office:value-type="string">
            <text:p>iniziali</text:p>
          </table:table-cell>
          <table:table-cell/>
        </table:table-row>
        <table:table-row table:style-name="ro1">
          <table:table-cell office:value-type="string">
            <text:p>inner frame border</text:p>
          </table:table-cell>
          <table:table-cell office:value-type="string">
            <text:p>margine cornice interno</text:p>
          </table:table-cell>
          <table:table-cell/>
        </table:table-row>
        <table:table-row table:style-name="ro1">
          <table:table-cell office:value-type="string">
            <text:p>inner margin</text:p>
          </table:table-cell>
          <table:table-cell office:value-type="string">
            <text:p>bordo interno</text:p>
          </table:table-cell>
          <table:table-cell/>
        </table:table-row>
        <table:table-row table:style-name="ro1">
          <table:table-cell office:value-type="string">
            <text:p>inner page border</text:p>
          </table:table-cell>
          <table:table-cell office:value-type="string">
            <text:p>margine pagina interno</text:p>
          </table:table-cell>
          <table:table-cell/>
        </table:table-row>
        <table:table-row table:style-name="ro1">
          <table:table-cell office:value-type="string">
            <text:p>inner paragraph border</text:p>
          </table:table-cell>
          <table:table-cell office:value-type="string">
            <text:p>margine paragrafo interno</text:p>
          </table:table-cell>
          <table:table-cell/>
        </table:table-row>
        <table:table-row table:style-name="ro1">
          <table:table-cell office:value-type="string">
            <text:p>inner wrap</text:p>
          </table:table-cell>
          <table:table-cell office:value-type="string">
            <text:p>scorrimento interno</text:p>
          </table:table-cell>
          <table:table-cell/>
        </table:table-row>
        <table:table-row table:style-name="ro1">
          <table:table-cell office:value-type="string">
            <text:p>inner</text:p>
          </table:table-cell>
          <table:table-cell office:value-type="string">
            <text:p>interno</text:p>
          </table:table-cell>
          <table:table-cell/>
        </table:table-row>
        <table:table-row table:style-name="ro1">
          <table:table-cell office:value-type="string">
            <text:p>input field (user)</text:p>
          </table:table-cell>
          <table:table-cell office:value-type="string">
            <text:p>campo di digitazione (utente)</text:p>
          </table:table-cell>
          <table:table-cell/>
        </table:table-row>
        <table:table-row table:style-name="ro1">
          <table:table-cell office:value-type="string">
            <text:p>input field (variable)</text:p>
          </table:table-cell>
          <table:table-cell office:value-type="string">
            <text:p>campo di digitazione (variabile)</text:p>
          </table:table-cell>
          <table:table-cell/>
        </table:table-row>
        <table:table-row table:style-name="ro1">
          <table:table-cell office:value-type="string">
            <text:p>input field</text:p>
          </table:table-cell>
          <table:table-cell office:value-type="string">
            <text:p>campo di digitazione</text:p>
          </table:table-cell>
          <table:table-cell/>
        </table:table-row>
        <table:table-row table:style-name="ro1">
          <table:table-cell office:value-type="string">
            <text:p>input file error</text:p>
          </table:table-cell>
          <table:table-cell office:value-type="string">
            <text:p>errore nel file di input</text:p>
          </table:table-cell>
          <table:table-cell/>
        </table:table-row>
        <table:table-row table:style-name="ro1">
          <table:table-cell office:value-type="string">
            <text:p>input help</text:p>
          </table:table-cell>
          <table:table-cell office:value-type="string">
            <text:p>aiuto per la digitazione</text:p>
          </table:table-cell>
          <table:table-cell/>
        </table:table-row>
        <table:table-row table:style-name="ro1">
          <table:table-cell office:value-type="string">
            <text:p>input in tables</text:p>
          </table:table-cell>
          <table:table-cell office:value-type="string">
            <text:p>digitazione in tabelle</text:p>
          </table:table-cell>
          <table:table-cell/>
        </table:table-row>
        <table:table-row table:style-name="ro1">
          <table:table-cell office:value-type="string">
            <text:p>input line</text:p>
          </table:table-cell>
          <table:table-cell office:value-type="string">
            <text:p>riga di digitazione</text:p>
          </table:table-cell>
          <table:table-cell/>
        </table:table-row>
        <table:table-row table:style-name="ro1">
          <table:table-cell office:value-type="string">
            <text:p>input options</text:p>
          </table:table-cell>
          <table:table-cell office:value-type="string">
            <text:p>opzioni di digitazione</text:p>
          </table:table-cell>
          <table:table-cell/>
        </table:table-row>
        <table:table-row table:style-name="ro1">
          <table:table-cell office:value-type="string">
            <text:p>input required</text:p>
          </table:table-cell>
          <table:table-cell office:value-type="string">
            <text:p>digitazione necessaria</text:p>
          </table:table-cell>
          <table:table-cell/>
        </table:table-row>
        <table:table-row table:style-name="ro1">
          <table:table-cell office:value-type="string">
            <text:p>input settings</text:p>
          </table:table-cell>
          <table:table-cell office:value-type="string">
            <text:p>impostazioni di digitazione</text:p>
          </table:table-cell>
          <table:table-cell/>
        </table:table-row>
        <table:table-row table:style-name="ro1">
          <table:table-cell office:value-type="string">
            <text:p>input</text:p>
          </table:table-cell>
          <table:table-cell office:value-type="string">
            <text:p>digitazione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(Ins)</text:p>
          </table:table-cell>
          <table:table-cell/>
        </table:table-row>
        <table:table-row table:style-name="ro1">
          <table:table-cell office:value-type="string">
            <text:p>insert applet</text:p>
          </table:table-cell>
          <table:table-cell office:value-type="string">
            <text:p>inserire applet</text:p>
          </table:table-cell>
          <table:table-cell/>
        </table:table-row>
        <table:table-row table:style-name="ro1">
          <table:table-cell office:value-type="string">
            <text:p>insert</text:p>
          </table:table-cell>
          <table:table-cell office:value-type="string">
            <text:p>inserire</text:p>
          </table:table-cell>
          <table:table-cell office:value-type="string">
            <text:p>a file, a chart, a table in a document – a row, a column in a spreadsheet </text:p>
          </table:table-cell>
        </table:table-row>
        <table:table-row table:style-name="ro1">
          <table:table-cell office:value-type="string">
            <text:p>insertion</text:p>
          </table:table-cell>
          <table:table-cell office:value-type="string">
            <text:p>inserimento</text:p>
          </table:table-cell>
          <table:table-cell/>
        </table:table-row>
        <table:table-row table:style-name="ro1">
          <table:table-cell office:value-type="string">
            <text:p>inside</text:p>
          </table:table-cell>
          <table:table-cell office:value-type="string">
            <text:p>all'interno</text:p>
          </table:table-cell>
          <table:table-cell/>
        </table:table-row>
        <table:table-row table:style-name="ro1">
          <table:table-cell office:value-type="string">
            <text:p>install</text:p>
          </table:table-cell>
          <table:table-cell office:value-type="string">
            <text:p>installare</text:p>
          </table:table-cell>
          <table:table-cell/>
        </table:table-row>
        <table:table-row table:style-name="ro1">
          <table:table-cell office:value-type="string">
            <text:p>installation complete</text:p>
          </table:table-cell>
          <table:table-cell office:value-type="string">
            <text:p>installazione terminata</text:p>
          </table:table-cell>
          <table:table-cell/>
        </table:table-row>
        <table:table-row table:style-name="ro1">
          <table:table-cell office:value-type="string">
            <text:p>installation directory</text:p>
          </table:table-cell>
          <table:table-cell office:value-type="string">
            <text:p>cartella d'installazione</text:p>
          </table:table-cell>
          <table:table-cell/>
        </table:table-row>
        <table:table-row table:style-name="ro1">
          <table:table-cell office:value-type="string">
            <text:p>installation instructions</text:p>
          </table:table-cell>
          <table:table-cell office:value-type="string">
            <text:p>istruzioni per l'installazione</text:p>
          </table:table-cell>
          <table:table-cell/>
        </table:table-row>
        <table:table-row table:style-name="ro1">
          <table:table-cell office:value-type="string">
            <text:p>installation profiles</text:p>
          </table:table-cell>
          <table:table-cell office:value-type="string">
            <text:p>profilo d'installazione</text:p>
          </table:table-cell>
          <table:table-cell/>
        </table:table-row>
        <table:table-row table:style-name="ro1">
          <table:table-cell office:value-type="string">
            <text:p>installation program</text:p>
          </table:table-cell>
          <table:table-cell office:value-type="string">
            <text:p>programma di installazione</text:p>
          </table:table-cell>
          <table:table-cell/>
        </table:table-row>
        <table:table-row table:style-name="ro1">
          <table:table-cell office:value-type="string">
            <text:p>installation set</text:p>
          </table:table-cell>
          <table:table-cell office:value-type="string">
            <text:p>kit di installazione</text:p>
          </table:table-cell>
          <table:table-cell/>
        </table:table-row>
        <table:table-row table:style-name="ro1">
          <table:table-cell office:value-type="string">
            <text:p>installation</text:p>
          </table:table-cell>
          <table:table-cell office:value-type="string">
            <text:p>installazione</text:p>
          </table:table-cell>
          <table:table-cell/>
        </table:table-row>
        <table:table-row table:style-name="ro1">
          <table:table-cell office:value-type="string">
            <text:p>installed printers</text:p>
          </table:table-cell>
          <table:table-cell office:value-type="string">
            <text:p>stampanti installate</text:p>
          </table:table-cell>
          <table:table-cell/>
        </table:table-row>
        <table:table-row table:style-name="ro1">
          <table:table-cell office:value-type="string">
            <text:p>installs PGP support</text:p>
          </table:table-cell>
          <table:table-cell office:value-type="string">
            <text:p>PGP</text:p>
          </table:table-cell>
          <table:table-cell/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istituzione</text:p>
          </table:table-cell>
          <table:table-cell/>
        </table:table-row>
        <table:table-row table:style-name="ro1">
          <table:table-cell office:value-type="string">
            <text:p>insufficient memory</text:p>
          </table:table-cell>
          <table:table-cell office:value-type="string">
            <text:p>memoria disponibile insufficiente</text:p>
          </table:table-cell>
          <table:table-cell office:value-type="string">
            <text:p>memoria insufficiente </text:p>
          </table:table-cell>
        </table:table-row>
        <table:table-row table:style-name="ro1">
          <table:table-cell office:value-type="string">
            <text:p>integer</text:p>
          </table:table-cell>
          <table:table-cell office:value-type="string">
            <text:p>numero intero</text:p>
          </table:table-cell>
          <table:table-cell/>
        </table:table-row>
        <table:table-row table:style-name="ro1">
          <table:table-cell office:value-type="string">
            <text:p>integers set</text:p>
          </table:table-cell>
          <table:table-cell office:value-type="string">
            <text:p>insieme dei numeri interi</text:p>
          </table:table-cell>
          <table:table-cell/>
        </table:table-row>
        <table:table-row table:style-name="ro1">
          <table:table-cell office:value-type="string">
            <text:p>integral</text:p>
          </table:table-cell>
          <table:table-cell office:value-type="string">
            <text:p>integrale</text:p>
          </table:table-cell>
          <table:table-cell/>
        </table:table-row>
        <table:table-row table:style-name="ro1">
          <table:table-cell office:value-type="string">
            <text:p>integrated desktop</text:p>
          </table:table-cell>
          <table:table-cell office:value-type="string">
            <text:p>desktop integrato</text:p>
          </table:table-cell>
          <table:table-cell/>
        </table:table-row>
        <table:table-row table:style-name="ro1">
          <table:table-cell office:value-type="string">
            <text:p>intended recipient</text:p>
          </table:table-cell>
          <table:table-cell office:value-type="string">
            <text:p>destinatario previsto</text:p>
          </table:table-cell>
          <table:table-cell/>
        </table:table-row>
        <table:table-row table:style-name="ro1">
          <table:table-cell office:value-type="string">
            <text:p>intensity</text:p>
          </table:table-cell>
          <table:table-cell office:value-type="string">
            <text:p>intensità</text:p>
          </table:table-cell>
          <table:table-cell/>
        </table:table-row>
        <table:table-row table:style-name="ro1">
          <table:table-cell office:value-type="string">
            <text:p>interaction</text:p>
          </table:table-cell>
          <table:table-cell office:value-type="string">
            <text:p>interazione</text:p>
          </table:table-cell>
          <table:table-cell/>
        </table:table-row>
        <table:table-row table:style-name="ro1">
          <table:table-cell office:value-type="string">
            <text:p>intercept</text:p>
          </table:table-cell>
          <table:table-cell office:value-type="string">
            <text:p>intercettare</text:p>
          </table:table-cell>
          <table:table-cell/>
        </table:table-row>
        <table:table-row table:style-name="ro1">
          <table:table-cell office:value-type="string">
            <text:p>interface not supported</text:p>
          </table:table-cell>
          <table:table-cell office:value-type="string">
            <text:p>interfaccia non supportata</text:p>
          </table:table-cell>
          <table:table-cell/>
        </table:table-row>
        <table:table-row table:style-name="ro1">
          <table:table-cell office:value-type="string">
            <text:p>intermediate color</text:p>
          </table:table-cell>
          <table:table-cell office:value-type="string">
            <text:p>colore intermedio</text:p>
          </table:table-cell>
          <table:table-cell/>
        </table:table-row>
        <table:table-row table:style-name="ro1">
          <table:table-cell office:value-type="string">
            <text:p>Internet bar</text:p>
          </table:table-cell>
          <table:table-cell office:value-type="string">
            <text:p>barra di Internet</text:p>
          </table:table-cell>
          <table:table-cell/>
        </table:table-row>
        <table:table-row table:style-name="ro1">
          <table:table-cell office:value-type="string">
            <text:p>Internet document</text:p>
          </table:table-cell>
          <table:table-cell office:value-type="string">
            <text:p>documento Internet</text:p>
          </table:table-cell>
          <table:table-cell/>
        </table:table-row>
        <table:table-row table:style-name="ro1">
          <table:table-cell office:value-type="string">
            <text:p>Internet link</text:p>
          </table:table-cell>
          <table:table-cell office:value-type="string">
            <text:p>link Internet</text:p>
          </table:table-cell>
          <table:table-cell/>
        </table:table-row>
        <table:table-row table:style-name="ro1">
          <table:table-cell office:value-type="string">
            <text:p>Internet options</text:p>
          </table:table-cell>
          <table:table-cell office:value-type="string">
            <text:p>opzioni Internet</text:p>
          </table:table-cell>
          <table:table-cell/>
        </table:table-row>
        <table:table-row table:style-name="ro1">
          <table:table-cell table:number-columns-repeated="2" office:value-type="string">
            <text:p>Internet</text:p>
          </table:table-cell>
          <table:table-cell/>
        </table:table-row>
        <table:table-row table:style-name="ro1">
          <table:table-cell office:value-type="string">
            <text:p>interoffice memo</text:p>
          </table:table-cell>
          <table:table-cell office:value-type="string">
            <text:p>memo interno azienda</text:p>
          </table:table-cell>
          <table:table-cell/>
        </table:table-row>
        <table:table-row table:style-name="ro1">
          <table:table-cell office:value-type="string">
            <text:p>interrupt macro</text:p>
          </table:table-cell>
          <table:table-cell office:value-type="string">
            <text:p>arrestare l'esecuzione macro</text:p>
          </table:table-cell>
          <table:table-cell/>
        </table:table-row>
        <table:table-row table:style-name="ro1">
          <table:table-cell office:value-type="string">
            <text:p>intersect</text:p>
          </table:table-cell>
          <table:table-cell office:value-type="string">
            <text:p>intersecare</text:p>
          </table:table-cell>
          <table:table-cell/>
        </table:table-row>
        <table:table-row table:style-name="ro1">
          <table:table-cell office:value-type="string">
            <text:p>intersection</text:p>
          </table:table-cell>
          <table:table-cell office:value-type="string">
            <text:p>intersezione</text:p>
          </table:table-cell>
          <table:table-cell/>
        </table:table-row>
        <table:table-row table:style-name="ro1">
          <table:table-cell office:value-type="string">
            <text:p>interval</text:p>
          </table:table-cell>
          <table:table-cell office:value-type="string">
            <text:p>intervallo</text:p>
          </table:table-cell>
          <table:table-cell/>
        </table:table-row>
        <table:table-row table:style-name="ro1">
          <table:table-cell office:value-type="string">
            <text:p>into equal proportions</text:p>
          </table:table-cell>
          <table:table-cell office:value-type="string">
            <text:p>in proporzioni uguali</text:p>
          </table:table-cell>
          <table:table-cell/>
        </table:table-row>
        <table:table-row table:style-name="ro1">
          <table:table-cell office:value-type="string">
            <text:p>invalid</text:p>
          </table:table-cell>
          <table:table-cell office:value-type="string">
            <text:p>non valido</text:p>
          </table:table-cell>
          <table:table-cell office:value-type="string">
            <text:p>a number, a value </text:p>
          </table:table-cell>
        </table:table-row>
        <table:table-row table:style-name="ro1">
          <table:table-cell office:value-type="string">
            <text:p>invert</text:p>
          </table:table-cell>
          <table:table-cell office:value-type="string">
            <text:p>invertire</text:p>
          </table:table-cell>
          <table:table-cell/>
        </table:table-row>
        <table:table-row table:style-name="ro1">
          <table:table-cell office:value-type="string">
            <text:p>investment protection story</text:p>
          </table:table-cell>
          <table:table-cell office:value-type="string">
            <text:p>salvaguardia degli investimenti</text:p>
          </table:table-cell>
          <table:table-cell/>
        </table:table-row>
        <table:table-row table:style-name="ro1">
          <table:table-cell office:value-type="string">
            <text:p>investment</text:p>
          </table:table-cell>
          <table:table-cell office:value-type="string">
            <text:p>investimento</text:p>
          </table:table-cell>
          <table:table-cell/>
        </table:table-row>
        <table:table-row table:style-name="ro1">
          <table:table-cell office:value-type="string">
            <text:p>invisible separator</text:p>
          </table:table-cell>
          <table:table-cell office:value-type="string">
            <text:p>separatore invisibile</text:p>
          </table:table-cell>
          <table:table-cell/>
        </table:table-row>
        <table:table-row table:style-name="ro1">
          <table:table-cell office:value-type="string">
            <text:p>invisible</text:p>
          </table:table-cell>
          <table:table-cell office:value-type="string">
            <text:p>invisibile</text:p>
          </table:table-cell>
          <table:table-cell/>
        </table:table-row>
        <table:table-row table:style-name="ro1">
          <table:table-cell office:value-type="string">
            <text:p>invite</text:p>
          </table:table-cell>
          <table:table-cell office:value-type="string">
            <text:p>invito</text:p>
          </table:table-cell>
          <table:table-cell/>
        </table:table-row>
        <table:table-row table:style-name="ro1">
          <table:table-cell office:value-type="string">
            <text:p>IP RAN</text:p>
          </table:table-cell>
          <table:table-cell office:value-type="string">
            <text:p>RAN IP</text:p>
          </table:table-cell>
          <table:table-cell/>
        </table:table-row>
        <table:table-row table:style-name="ro1">
          <table:table-cell office:value-type="string">
            <text:p>ISDN number</text:p>
          </table:table-cell>
          <table:table-cell office:value-type="string">
            <text:p>numero ISDN</text:p>
          </table:table-cell>
          <table:table-cell/>
        </table:table-row>
        <table:table-row table:style-name="ro1">
          <table:table-cell table:number-columns-repeated="2" office:value-type="string">
            <text:p>ISDN</text:p>
          </table:table-cell>
          <table:table-cell/>
        </table:table-row>
        <table:table-row table:style-name="ro1">
          <table:table-cell office:value-type="string">
            <text:p>IT staff</text:p>
          </table:table-cell>
          <table:table-cell office:value-type="string">
            <text:p>personale (del reparto) IT</text:p>
          </table:table-cell>
          <table:table-cell/>
        </table:table-row>
        <table:table-row table:style-name="ro1">
          <table:table-cell office:value-type="string">
            <text:p>italic</text:p>
          </table:table-cell>
          <table:table-cell office:value-type="string">
            <text:p>corsivo</text:p>
          </table:table-cell>
          <table:table-cell/>
        </table:table-row>
        <table:table-row table:style-name="ro1">
          <table:table-cell office:value-type="string">
            <text:p>item status changed</text:p>
          </table:table-cell>
          <table:table-cell office:value-type="string">
            <text:p>stato modificato</text:p>
          </table:table-cell>
          <table:table-cell/>
        </table:table-row>
        <table:table-row table:style-name="ro1">
          <table:table-cell office:value-type="string">
            <text:p>iterations</text:p>
          </table:table-cell>
          <table:table-cell office:value-type="string">
            <text:p>iterazioni</text:p>
          </table:table-cell>
          <table:table-cell/>
        </table:table-row>
        <table:table-row table:style-name="ro1">
          <table:table-cell office:value-type="string">
            <text:p>iterative references</text:p>
          </table:table-cell>
          <table:table-cell office:value-type="string">
            <text:p>riferimenti circolari</text:p>
          </table:table-cell>
          <table:table-cell/>
        </table:table-row>
        <table:table-row table:style-name="ro1">
          <table:table-cell table:number-columns-repeated="2" office:value-type="string">
            <text:p>ITU</text:p>
          </table:table-cell>
          <table:table-cell/>
        </table:table-row>
        <table:table-row table:style-name="ro1">
          <table:table-cell office:value-type="string">
            <text:p>J2EE application server</text:p>
          </table:table-cell>
          <table:table-cell office:value-type="string">
            <text:p>server applicazioni J2EE</text:p>
          </table:table-cell>
          <table:table-cell/>
        </table:table-row>
        <table:table-row table:style-name="ro1">
          <table:table-cell table:number-columns-repeated="2" office:value-type="string">
            <text:p>Java development kit</text:p>
          </table:table-cell>
          <table:table-cell/>
        </table:table-row>
        <table:table-row table:style-name="ro1">
          <table:table-cell office:value-type="string">
            <text:p>Java environment installation</text:p>
          </table:table-cell>
          <table:table-cell office:value-type="string">
            <text:p>installazione dell'ambiente Java</text:p>
          </table:table-cell>
          <table:table-cell/>
        </table:table-row>
        <table:table-row table:style-name="ro1">
          <table:table-cell table:number-columns-repeated="2" office:value-type="string">
            <text:p>Java Runtime Environment</text:p>
          </table:table-cell>
          <table:table-cell/>
        </table:table-row>
        <table:table-row table:style-name="ro1">
          <table:table-cell office:value-type="string">
            <text:p>Java setup</text:p>
          </table:table-cell>
          <table:table-cell office:value-type="string">
            <text:p>installazione Java</text:p>
          </table:table-cell>
          <table:table-cell office:value-type="string">
            <text:p>setup Java </text:p>
          </table:table-cell>
        </table:table-row>
        <table:table-row table:style-name="ro1">
          <table:table-cell office:value-type="string">
            <text:p>Java support disabled</text:p>
          </table:table-cell>
          <table:table-cell office:value-type="string">
            <text:p>supporto Java disattivato</text:p>
          </table:table-cell>
          <table:table-cell/>
        </table:table-row>
        <table:table-row table:style-name="ro1">
          <table:table-cell table:number-columns-repeated="2" office:value-type="string">
            <text:p>Java</text:p>
          </table:table-cell>
          <table:table-cell/>
        </table:table-row>
        <table:table-row table:style-name="ro1">
          <table:table-cell office:value-type="string">
            <text:p>Javascript runtime error</text:p>
          </table:table-cell>
          <table:table-cell office:value-type="string">
            <text:p>errore di runtime Javascript</text:p>
          </table:table-cell>
          <table:table-cell/>
        </table:table-row>
        <table:table-row table:style-name="ro1">
          <table:table-cell table:number-columns-repeated="2" office:value-type="string">
            <text:p>Javascript</text:p>
          </table:table-cell>
          <table:table-cell/>
        </table:table-row>
        <table:table-row table:style-name="ro1">
          <table:table-cell office:value-type="string">
            <text:p>JDBC driver class</text:p>
          </table:table-cell>
          <table:table-cell office:value-type="string">
            <text:p>classe di driver JDBC</text:p>
          </table:table-cell>
          <table:table-cell/>
        </table:table-row>
        <table:table-row table:style-name="ro1">
          <table:table-cell table:number-columns-repeated="2" office:value-type="string">
            <text:p>JDBC</text:p>
          </table:table-cell>
          <table:table-cell/>
        </table:table-row>
        <table:table-row table:style-name="ro1">
          <table:table-cell office:value-type="string">
            <text:p>JDK 1.0 Native Method Interface</text:p>
          </table:table-cell>
          <table:table-cell office:value-type="string">
            <text:p>Interfaccia di metodo nativo JDK 1.0</text:p>
          </table:table-cell>
          <table:table-cell/>
        </table:table-row>
        <table:table-row table:style-name="ro1">
          <table:table-cell office:value-type="string">
            <text:p>job title</text:p>
          </table:table-cell>
          <table:table-cell office:value-type="string">
            <text:p>titolo</text:p>
          </table:table-cell>
          <table:table-cell/>
        </table:table-row>
        <table:table-row table:style-name="ro1">
          <table:table-cell office:value-type="string">
            <text:p>join properties</text:p>
          </table:table-cell>
          <table:table-cell office:value-type="string">
            <text:p>proprietà relazioni</text:p>
          </table:table-cell>
          <table:table-cell/>
        </table:table-row>
        <table:table-row table:style-name="ro1">
          <table:table-cell office:value-type="string">
            <text:p>journal</text:p>
          </table:table-cell>
          <table:table-cell office:value-type="string">
            <text:p>rivista</text:p>
          </table:table-cell>
          <table:table-cell/>
        </table:table-row>
        <table:table-row table:style-name="ro1">
          <table:table-cell office:value-type="string">
            <text:p>JPEG options</text:p>
          </table:table-cell>
          <table:table-cell office:value-type="string">
            <text:p>opzioni JPEG</text:p>
          </table:table-cell>
          <table:table-cell/>
        </table:table-row>
        <table:table-row table:style-name="ro1">
          <table:table-cell table:number-columns-repeated="2" office:value-type="string">
            <text:p>jpg</text:p>
          </table:table-cell>
          <table:table-cell/>
        </table:table-row>
        <table:table-row table:style-name="ro1">
          <table:table-cell office:value-type="string">
            <text:p>justified</text:p>
          </table:table-cell>
          <table:table-cell office:value-type="string">
            <text:p>giustificato</text:p>
          </table:table-cell>
          <table:table-cell/>
        </table:table-row>
        <table:table-row table:style-name="ro1">
          <table:table-cell office:value-type="string">
            <text:p>Katakana</text:p>
          </table:table-cell>
          <table:table-cell office:value-type="string">
            <text:p>Katagana</text:p>
          </table:table-cell>
          <table:table-cell office:value-type="string">
            <text:p>japanese character system </text:p>
          </table:table-cell>
        </table:table-row>
        <table:table-row table:style-name="ro1">
          <table:table-cell office:value-type="string">
            <text:p>keep filter criteria</text:p>
          </table:table-cell>
          <table:table-cell office:value-type="string">
            <text:p>mantenere criteri</text:p>
          </table:table-cell>
          <table:table-cell/>
        </table:table-row>
        <table:table-row table:style-name="ro1">
          <table:table-cell office:value-type="string">
            <text:p>keep formatting</text:p>
          </table:table-cell>
          <table:table-cell office:value-type="string">
            <text:p>mantenere formattazione</text:p>
          </table:table-cell>
          <table:table-cell/>
        </table:table-row>
        <table:table-row table:style-name="ro1">
          <table:table-cell office:value-type="string">
            <text:p>keep image size</text:p>
          </table:table-cell>
          <table:table-cell office:value-type="string">
            <text:p>mantenere dimensione</text:p>
          </table:table-cell>
          <table:table-cell/>
        </table:table-row>
        <table:table-row table:style-name="ro1">
          <table:table-cell office:value-type="string">
            <text:p>keep ratio</text:p>
          </table:table-cell>
          <table:table-cell office:value-type="string">
            <text:p>proporzionale</text:p>
          </table:table-cell>
          <table:table-cell/>
        </table:table-row>
        <table:table-row table:style-name="ro1">
          <table:table-cell office:value-type="string">
            <text:p>keep spacing interval</text:p>
          </table:table-cell>
          <table:table-cell office:value-type="string">
            <text:p>brevi distanze non consentite</text:p>
          </table:table-cell>
          <table:table-cell/>
        </table:table-row>
        <table:table-row table:style-name="ro1">
          <table:table-cell office:value-type="string">
            <text:p>kerning</text:p>
          </table:table-cell>
          <table:table-cell office:value-type="string">
            <text:p>crenatura</text:p>
          </table:table-cell>
          <table:table-cell office:value-type="string">
            <text:p>kerning </text:p>
          </table:table-cell>
        </table:table-row>
        <table:table-row table:style-name="ro1">
          <table:table-cell office:value-type="string">
            <text:p>key pressed</text:p>
          </table:table-cell>
          <table:table-cell office:value-type="string">
            <text:p>tasto premuto</text:p>
          </table:table-cell>
          <table:table-cell/>
        </table:table-row>
        <table:table-row table:style-name="ro1">
          <table:table-cell office:value-type="string">
            <text:p>key released</text:p>
          </table:table-cell>
          <table:table-cell office:value-type="string">
            <text:p>dopo aver premuto il tasto</text:p>
          </table:table-cell>
          <table:table-cell/>
        </table:table-row>
        <table:table-row table:style-name="ro1">
          <table:table-cell office:value-type="string">
            <text:p>key type</text:p>
          </table:table-cell>
          <table:table-cell office:value-type="string">
            <text:p>tipo chiave</text:p>
          </table:table-cell>
          <table:table-cell/>
        </table:table-row>
        <table:table-row table:style-name="ro1">
          <table:table-cell office:value-type="string">
            <text:p>key words</text:p>
          </table:table-cell>
          <table:table-cell office:value-type="string">
            <text:p>parole chiave</text:p>
          </table:table-cell>
          <table:table-cell/>
        </table:table-row>
        <table:table-row table:style-name="ro1">
          <table:table-cell office:value-type="string">
            <text:p>key</text:p>
          </table:table-cell>
          <table:table-cell office:value-type="string">
            <text:p>chiave</text:p>
          </table:table-cell>
          <table:table-cell office:value-type="string">
            <text:p>sort function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string">
            <text:p>criterio</text:p>
          </table:table-cell>
          <table:table-cell office:value-type="string">
            <text:p>index</text:p>
          </table:table-cell>
        </table:table-row>
        <table:table-row table:style-name="ro1">
          <table:table-cell office:value-type="string">
            <text:p>keyboard accelerators</text:p>
          </table:table-cell>
          <table:table-cell office:value-type="string">
            <text:p>mnemonici</text:p>
          </table:table-cell>
          <table:table-cell/>
        </table:table-row>
        <table:table-row table:style-name="ro1">
          <table:table-cell office:value-type="string">
            <text:p>keyboard handling</text:p>
          </table:table-cell>
          <table:table-cell office:value-type="string">
            <text:p>uso della tastiera</text:p>
          </table:table-cell>
          <table:table-cell/>
        </table:table-row>
        <table:table-row table:style-name="ro1">
          <table:table-cell office:value-type="string">
            <text:p>keyboard</text:p>
          </table:table-cell>
          <table:table-cell office:value-type="string">
            <text:p>tastiera</text:p>
          </table:table-cell>
          <table:table-cell/>
        </table:table-row>
        <table:table-row table:style-name="ro1">
          <table:table-cell office:value-type="string">
            <text:p>keys</text:p>
          </table:table-cell>
          <table:table-cell office:value-type="string">
            <text:p>tasti</text:p>
          </table:table-cell>
          <table:table-cell/>
        </table:table-row>
        <table:table-row table:style-name="ro1">
          <table:table-cell office:value-type="string">
            <text:p>kilometer</text:p>
          </table:table-cell>
          <table:table-cell office:value-type="string">
            <text:p>chilometro</text:p>
          </table:table-cell>
          <table:table-cell/>
        </table:table-row>
        <table:table-row table:style-name="ro1">
          <table:table-cell office:value-type="string">
            <text:p>kodak photo-cd import</text:p>
          </table:table-cell>
          <table:table-cell office:value-type="string">
            <text:p>importazione kodak photo-cd</text:p>
          </table:table-cell>
          <table:table-cell/>
        </table:table-row>
        <table:table-row table:style-name="ro1">
          <table:table-cell office:value-type="string">
            <text:p>label field selection</text:p>
          </table:table-cell>
          <table:table-cell office:value-type="string">
            <text:p>selezione testo fisso</text:p>
          </table:table-cell>
          <table:table-cell/>
        </table:table-row>
        <table:table-row table:style-name="ro1">
          <table:table-cell office:value-type="string">
            <text:p>label field</text:p>
          </table:table-cell>
          <table:table-cell office:value-type="string">
            <text:p>testo fisso</text:p>
          </table:table-cell>
          <table:table-cell/>
        </table:table-row>
        <table:table-row table:style-name="ro1">
          <table:table-cell office:value-type="string">
            <text:p>label placement</text:p>
          </table:table-cell>
          <table:table-cell office:value-type="string">
            <text:p>allineamento del campo di testo fisso</text:p>
          </table:table-cell>
          <table:table-cell/>
        </table:table-row>
        <table:table-row table:style-name="ro1">
          <table:table-cell office:value-type="string">
            <text:p>label text</text:p>
          </table:table-cell>
          <table:table-cell office:value-type="string">
            <text:p>testo etichetta</text:p>
          </table:table-cell>
          <table:table-cell/>
        </table:table-row>
        <table:table-row table:style-name="ro1">
          <table:table-cell office:value-type="string">
            <text:p>label</text:p>
          </table:table-cell>
          <table:table-cell office:value-type="string">
            <text:p>etichetta</text:p>
          </table:table-cell>
          <table:table-cell office:value-type="string">
            <text:p>(come per le ricerche interne, i filtri ecc.) </text:p>
          </table:table-cell>
        </table:table-row>
        <table:table-row table:style-name="ro1">
          <table:table-cell office:value-type="string">
            <text:p>label</text:p>
          </table:table-cell>
          <table:table-cell office:value-type="string">
            <text:p>scheda</text:p>
          </table:table-cell>
          <table:table-cell office:value-type="string">
            <text:p>(come nei casi delle schede relative alle finestre di dialogo Es.: CALC &gt; Formatta celle &gt; scheda Numeri, scheda Carattere, scheda Effetto carattere, scheda Allineamento, ecc) </text:p>
          </table:table-cell>
        </table:table-row>
        <table:table-row table:style-name="ro1">
          <table:table-cell office:value-type="string">
            <text:p>labels</text:p>
          </table:table-cell>
          <table:table-cell office:value-type="string">
            <text:p>etichette</text:p>
          </table:table-cell>
          <table:table-cell/>
        </table:table-row>
        <table:table-row table:style-name="ro1">
          <table:table-cell office:value-type="string">
            <text:p>landscape</text:p>
          </table:table-cell>
          <table:table-cell office:value-type="string">
            <text:p>orizzontale</text:p>
          </table:table-cell>
          <table:table-cell/>
        </table:table-row>
        <table:table-row table:style-name="ro1">
          <table:table-cell office:value-type="string">
            <text:p>language modules</text:p>
          </table:table-cell>
          <table:table-cell office:value-type="string">
            <text:p>moduli linguistici</text:p>
          </table:table-cell>
          <table:table-cell/>
        </table:table-row>
        <table:table-row table:style-name="ro1">
          <table:table-cell office:value-type="string">
            <text:p>language settings</text:p>
          </table:table-cell>
          <table:table-cell office:value-type="string">
            <text:p>impostazioni lingua</text:p>
          </table:table-cell>
          <table:table-cell/>
        </table:table-row>
        <table:table-row table:style-name="ro1">
          <table:table-cell office:value-type="string">
            <text:p>language</text:p>
          </table:table-cell>
          <table:table-cell office:value-type="string">
            <text:p>lingua</text:p>
          </table:table-cell>
          <table:table-cell/>
        </table:table-row>
        <table:table-row table:style-name="ro1">
          <table:table-cell office:value-type="string">
            <text:p>large buttons</text:p>
          </table:table-cell>
          <table:table-cell office:value-type="string">
            <text:p>pulsanti grandi</text:p>
          </table:table-cell>
          <table:table-cell/>
        </table:table-row>
        <table:table-row table:style-name="ro1">
          <table:table-cell office:value-type="string">
            <text:p>large circumflex</text:p>
          </table:table-cell>
          <table:table-cell office:value-type="string">
            <text:p>accento circonflesso ampio</text:p>
          </table:table-cell>
          <table:table-cell/>
        </table:table-row>
        <table:table-row table:style-name="ro1">
          <table:table-cell office:value-type="string">
            <text:p>large handles</text:p>
          </table:table-cell>
          <table:table-cell office:value-type="string">
            <text:p>maniglie grandi</text:p>
          </table:table-cell>
          <table:table-cell/>
        </table:table-row>
        <table:table-row table:style-name="ro1">
          <table:table-cell office:value-type="string">
            <text:p>large vector arrow</text:p>
          </table:table-cell>
          <table:table-cell office:value-type="string">
            <text:p>freccia vettoriale ampia</text:p>
          </table:table-cell>
          <table:table-cell/>
        </table:table-row>
        <table:table-row table:style-name="ro1">
          <table:table-cell office:value-type="string">
            <text:p>last line</text:p>
          </table:table-cell>
          <table:table-cell office:value-type="string">
            <text:p>ultima riga</text:p>
          </table:table-cell>
          <table:table-cell/>
        </table:table-row>
        <table:table-row table:style-name="ro1">
          <table:table-cell office:value-type="string">
            <text:p>last name</text:p>
          </table:table-cell>
          <table:table-cell office:value-type="string">
            <text:p>cognome</text:p>
          </table:table-cell>
          <table:table-cell/>
        </table:table-row>
        <table:table-row table:style-name="ro1">
          <table:table-cell office:value-type="string">
            <text:p>last page</text:p>
          </table:table-cell>
          <table:table-cell office:value-type="string">
            <text:p>ultima pagina</text:p>
          </table:table-cell>
          <table:table-cell/>
        </table:table-row>
        <table:table-row table:style-name="ro1">
          <table:table-cell office:value-type="string">
            <text:p>last printed</text:p>
          </table:table-cell>
          <table:table-cell office:value-type="string">
            <text:p>ultima stampa</text:p>
          </table:table-cell>
          <table:table-cell/>
        </table:table-row>
        <table:table-row table:style-name="ro1">
          <table:table-cell office:value-type="string">
            <text:p>last record</text:p>
          </table:table-cell>
          <table:table-cell office:value-type="string">
            <text:p>ultimo record</text:p>
          </table:table-cell>
          <table:table-cell/>
        </table:table-row>
        <table:table-row table:style-name="ro1">
          <table:table-cell office:value-type="string">
            <text:p>last slide</text:p>
          </table:table-cell>
          <table:table-cell office:value-type="string">
            <text:p>ultima pagina</text:p>
          </table:table-cell>
          <table:table-cell/>
        </table:table-row>
        <table:table-row table:style-name="ro1">
          <table:table-cell office:value-type="string">
            <text:p>last used</text:p>
          </table:table-cell>
          <table:table-cell office:value-type="string">
            <text:p>usate più di recente</text:p>
          </table:table-cell>
          <table:table-cell/>
        </table:table-row>
        <table:table-row table:style-name="ro1">
          <table:table-cell office:value-type="string">
            <text:p>Launch</text:p>
          </table:table-cell>
          <table:table-cell office:value-type="string">
            <text:p>Apri</text:p>
          </table:table-cell>
          <table:table-cell/>
        </table:table-row>
        <table:table-row table:style-name="ro1">
          <table:table-cell office:value-type="string">
            <text:p>layer indicator</text:p>
          </table:table-cell>
          <table:table-cell office:value-type="string">
            <text:p>contrassegno livello</text:p>
          </table:table-cell>
          <table:table-cell/>
        </table:table-row>
        <table:table-row table:style-name="ro1">
          <table:table-cell office:value-type="string">
            <text:p>layer view</text:p>
          </table:table-cell>
          <table:table-cell office:value-type="string">
            <text:p>vista livello</text:p>
          </table:table-cell>
          <table:table-cell/>
        </table:table-row>
        <table:table-row table:style-name="ro1">
          <table:table-cell office:value-type="string">
            <text:p>layer</text:p>
          </table:table-cell>
          <table:table-cell office:value-type="string">
            <text:p>livello</text:p>
          </table:table-cell>
          <table:table-cell/>
        </table:table-row>
        <table:table-row table:style-name="ro1">
          <table:table-cell office:value-type="string">
            <text:p>layout of data</text:p>
          </table:table-cell>
          <table:table-cell office:value-type="string">
            <text:p>layout dati</text:p>
          </table:table-cell>
          <table:table-cell/>
        </table:table-row>
        <table:table-row table:style-name="ro1">
          <table:table-cell office:value-type="string">
            <text:p>layout settings</text:p>
          </table:table-cell>
          <table:table-cell office:value-type="string">
            <text:p>impostazioni layout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stile</text:p>
          </table:table-cell>
          <table:table-cell office:value-type="string">
            <text:p>layout (il) </text:p>
          </table:table-cell>
        </table:table-row>
        <table:table-row table:style-name="ro1">
          <table:table-cell office:value-type="string">
            <text:p>lcm</text:p>
          </table:table-cell>
          <table:table-cell office:value-type="string">
            <text:p>mcm</text:p>
          </table:table-cell>
          <table:table-cell/>
        </table:table-row>
        <table:table-row table:style-name="ro1">
          <table:table-cell office:value-type="string">
            <text:p>LDAP address book</text:p>
          </table:table-cell>
          <table:table-cell office:value-type="string">
            <text:p>rubrica LDAP</text:p>
          </table:table-cell>
          <table:table-cell/>
        </table:table-row>
        <table:table-row table:style-name="ro1">
          <table:table-cell office:value-type="string">
            <text:p>LDAP address data</text:p>
          </table:table-cell>
          <table:table-cell office:value-type="string">
            <text:p>dati rubrica LDAP</text:p>
          </table:table-cell>
          <table:table-cell/>
        </table:table-row>
        <table:table-row table:style-name="ro1">
          <table:table-cell office:value-type="string">
            <text:p>LDAP server</text:p>
          </table:table-cell>
          <table:table-cell office:value-type="string">
            <text:p>server LDAP</text:p>
          </table:table-cell>
          <table:table-cell/>
        </table:table-row>
        <table:table-row table:style-name="ro1">
          <table:table-cell table:number-columns-repeated="2" office:value-type="string">
            <text:p>LDAP</text:p>
          </table:table-cell>
          <table:table-cell/>
        </table:table-row>
        <table:table-row table:style-name="ro1">
          <table:table-cell office:value-type="string">
            <text:p>leading zeroes</text:p>
          </table:table-cell>
          <table:table-cell office:value-type="string">
            <text:p>zeri iniziali</text:p>
          </table:table-cell>
          <table:table-cell/>
        </table:table-row>
        <table:table-row table:style-name="ro1">
          <table:table-cell office:value-type="string">
            <text:p>leading</text:p>
          </table:table-cell>
          <table:table-cell office:value-type="string">
            <text:p>iniziale</text:p>
          </table:table-cell>
          <table:table-cell/>
        </table:table-row>
        <table:table-row table:style-name="ro1">
          <table:table-cell office:value-type="string">
            <text:p>leading-edge display</text:p>
          </table:table-cell>
          <table:table-cell office:value-type="string">
            <text:p>schermo innovativo</text:p>
          </table:table-cell>
          <table:table-cell office:value-type="string">
            <text:p>Dual Translation Lookaside Buffer (CPU) </text:p>
          </table:table-cell>
        </table:table-row>
        <table:table-row table:style-name="ro1">
          <table:table-cell office:value-type="string">
            <text:p>leave full-screen mode</text:p>
          </table:table-cell>
          <table:table-cell office:value-type="string">
            <text:p>ripristinare vista schermo standard</text:p>
          </table:table-cell>
          <table:table-cell/>
        </table:table-row>
        <table:table-row table:style-name="ro1">
          <table:table-cell office:value-type="string">
            <text:p>leaves</text:p>
          </table:table-cell>
          <table:table-cell office:value-type="string">
            <text:p>foglie</text:p>
          </table:table-cell>
          <table:table-cell/>
        </table:table-row>
        <table:table-row table:style-name="ro1">
          <table:table-cell office:value-type="string">
            <text:p>LED system</text:p>
          </table:table-cell>
          <table:table-cell office:value-type="string">
            <text:p>sistema di spie LED</text:p>
          </table:table-cell>
          <table:table-cell/>
        </table:table-row>
        <table:table-row table:style-name="ro1">
          <table:table-cell office:value-type="string">
            <text:p>left arc</text:p>
          </table:table-cell>
          <table:table-cell office:value-type="string">
            <text:p>arco sinistro</text:p>
          </table:table-cell>
          <table:table-cell/>
        </table:table-row>
        <table:table-row table:style-name="ro1">
          <table:table-cell office:value-type="string">
            <text:p>left area</text:p>
          </table:table-cell>
          <table:table-cell office:value-type="string">
            <text:p>area sinistra</text:p>
          </table:table-cell>
          <table:table-cell/>
        </table:table-row>
        <table:table-row table:style-name="ro1">
          <table:table-cell office:value-type="string">
            <text:p>left arrow</text:p>
          </table:table-cell>
          <table:table-cell office:value-type="string">
            <text:p>(Freccia Sinistra)</text:p>
          </table:table-cell>
          <table:table-cell/>
        </table:table-row>
        <table:table-row table:style-name="ro1">
          <table:table-cell office:value-type="string">
            <text:p>left arrow</text:p>
          </table:table-cell>
          <table:table-cell office:value-type="string">
            <text:p>freccia a sinistra</text:p>
          </table:table-cell>
          <table:table-cell/>
        </table:table-row>
        <table:table-row table:style-name="ro1">
          <table:table-cell office:value-type="string">
            <text:p>left border line</text:p>
          </table:table-cell>
          <table:table-cell office:value-type="string">
            <text:p>bordo sinistro</text:p>
          </table:table-cell>
          <table:table-cell/>
        </table:table-row>
        <table:table-row table:style-name="ro1">
          <table:table-cell office:value-type="string">
            <text:p>left center</text:p>
          </table:table-cell>
          <table:table-cell office:value-type="string">
            <text:p>in centro a sinistra</text:p>
          </table:table-cell>
          <table:table-cell/>
        </table:table-row>
        <table:table-row table:style-name="ro1">
          <table:table-cell office:value-type="string">
            <text:p>left column</text:p>
          </table:table-cell>
          <table:table-cell office:value-type="string">
            <text:p>colonna sinistra</text:p>
          </table:table-cell>
          <table:table-cell/>
        </table:table-row>
        <table:table-row table:style-name="ro1">
          <table:table-cell office:value-type="string">
            <text:p>left guide</text:p>
          </table:table-cell>
          <table:table-cell office:value-type="string">
            <text:p>linea ausiliaria sinistra</text:p>
          </table:table-cell>
          <table:table-cell/>
        </table:table-row>
        <table:table-row table:style-name="ro1">
          <table:table-cell office:value-type="string">
            <text:p>left limit expected</text:p>
          </table:table-cell>
          <table:table-cell office:value-type="string">
            <text:p>atteso limite sinistro</text:p>
          </table:table-cell>
          <table:table-cell office:value-type="string">
            <text:p>mathematics </text:p>
          </table:table-cell>
        </table:table-row>
        <table:table-row table:style-name="ro1">
          <table:table-cell office:value-type="string">
            <text:p>left margin</text:p>
          </table:table-cell>
          <table:table-cell office:value-type="string">
            <text:p>margine sinistro</text:p>
          </table:table-cell>
          <table:table-cell/>
        </table:table-row>
        <table:table-row table:style-name="ro1">
          <table:table-cell office:value-type="string">
            <text:p>left outside</text:p>
          </table:table-cell>
          <table:table-cell office:value-type="string">
            <text:p>a sinistra all'esterno</text:p>
          </table:table-cell>
          <table:table-cell/>
        </table:table-row>
        <table:table-row table:style-name="ro1">
          <table:table-cell office:value-type="string">
            <text:p>left page border</text:p>
          </table:table-cell>
          <table:table-cell office:value-type="string">
            <text:p>margine paragrafo sinistro</text:p>
          </table:table-cell>
          <table:table-cell/>
        </table:table-row>
        <table:table-row table:style-name="ro1">
          <table:table-cell office:value-type="string">
            <text:p>left page</text:p>
          </table:table-cell>
          <table:table-cell office:value-type="string">
            <text:p>pagina sinistra</text:p>
          </table:table-cell>
          <table:table-cell/>
        </table:table-row>
        <table:table-row table:style-name="ro1">
          <table:table-cell office:value-type="string">
            <text:p>left pages</text:p>
          </table:table-cell>
          <table:table-cell office:value-type="string">
            <text:p>pagine sinistre</text:p>
          </table:table-cell>
          <table:table-cell/>
        </table:table-row>
        <table:table-row table:style-name="ro1">
          <table:table-cell office:value-type="string">
            <text:p>left paragraph border</text:p>
          </table:table-cell>
          <table:table-cell office:value-type="string">
            <text:p>margine paragrafo sinistro</text:p>
          </table:table-cell>
          <table:table-cell/>
        </table:table-row>
        <table:table-row table:style-name="ro1">
          <table:table-cell office:value-type="string">
            <text:p>left paragraph margin</text:p>
          </table:table-cell>
          <table:table-cell office:value-type="string">
            <text:p>margine paragrafo sinistro</text:p>
          </table:table-cell>
          <table:table-cell/>
        </table:table-row>
        <table:table-row table:style-name="ro1">
          <table:table-cell office:value-type="string">
            <text:p>left semicircle</text:p>
          </table:table-cell>
          <table:table-cell office:value-type="string">
            <text:p>semicerchio sinistro</text:p>
          </table:table-cell>
          <table:table-cell/>
        </table:table-row>
        <table:table-row table:style-name="ro1">
          <table:table-cell office:value-type="string">
            <text:p>left wrap</text:p>
          </table:table-cell>
          <table:table-cell office:value-type="string">
            <text:p>scorrimento a sinistra</text:p>
          </table:table-cell>
          <table:table-cell/>
        </table:table-row>
        <table:table-row table:style-name="ro1">
          <table:table-cell office:value-type="string">
            <text:p>left</text:p>
          </table:table-cell>
          <table:table-cell office:value-type="string">
            <text:p>a sinistra</text:p>
          </table:table-cell>
          <table:table-cell/>
        </table:table-row>
        <table:table-row table:style-name="ro1">
          <table:table-cell office:value-type="string">
            <text:p>left/top</text:p>
          </table:table-cell>
          <table:table-cell office:value-type="string">
            <text:p>a sinistra/in alto</text:p>
          </table:table-cell>
          <table:table-cell/>
        </table:table-row>
        <table:table-row table:style-name="ro1">
          <table:table-cell office:value-type="string">
            <text:p>left-to-right (horizontal)</text:p>
          </table:table-cell>
          <table:table-cell office:value-type="string">
            <text:p>da sinistra a destra (orizzontale)</text:p>
          </table:table-cell>
          <table:table-cell/>
        </table:table-row>
        <table:table-row table:style-name="ro1">
          <table:table-cell office:value-type="string">
            <text:p>left-to-right (vertical)</text:p>
          </table:table-cell>
          <table:table-cell office:value-type="string">
            <text:p>da sinistra a destra (verticale)</text:p>
          </table:table-cell>
          <table:table-cell/>
        </table:table-row>
        <table:table-row table:style-name="ro1">
          <table:table-cell office:value-type="string">
            <text:p>left-to-right</text:p>
          </table:table-cell>
          <table:table-cell office:value-type="string">
            <text:p>da sinistra a destra</text:p>
          </table:table-cell>
          <table:table-cell/>
        </table:table-row>
        <table:table-row table:style-name="ro1">
          <table:table-cell table:number-columns-repeated="2" office:value-type="string">
            <text:p>legal</text:p>
          </table:table-cell>
          <table:table-cell office:value-type="string">
            <text:p>paper format </text:p>
          </table:table-cell>
        </table:table-row>
        <table:table-row table:style-name="ro1">
          <table:table-cell office:value-type="string">
            <text:p>legend angle</text:p>
          </table:table-cell>
          <table:table-cell office:value-type="string">
            <text:p>angolo legenda</text:p>
          </table:table-cell>
          <table:table-cell/>
        </table:table-row>
        <table:table-row table:style-name="ro1">
          <table:table-cell office:value-type="string">
            <text:p>legend attributes</text:p>
          </table:table-cell>
          <table:table-cell office:value-type="string">
            <text:p>attributi legenda</text:p>
          </table:table-cell>
          <table:table-cell/>
        </table:table-row>
        <table:table-row table:style-name="ro1">
          <table:table-cell office:value-type="string">
            <text:p>legend exit alignment</text:p>
          </table:table-cell>
          <table:table-cell office:value-type="string">
            <text:p>direzione uscita legenda</text:p>
          </table:table-cell>
          <table:table-cell/>
        </table:table-row>
        <table:table-row table:style-name="ro1">
          <table:table-cell office:value-type="string">
            <text:p>legend line length</text:p>
          </table:table-cell>
          <table:table-cell office:value-type="string">
            <text:p>lunghezza linee legenda</text:p>
          </table:table-cell>
          <table:table-cell/>
        </table:table-row>
        <table:table-row table:style-name="ro1">
          <table:table-cell office:value-type="string">
            <text:p>legend lines spacing</text:p>
          </table:table-cell>
          <table:table-cell office:value-type="string">
            <text:p>distanza linee legenda</text:p>
          </table:table-cell>
          <table:table-cell/>
        </table:table-row>
        <table:table-row table:style-name="ro1">
          <table:table-cell office:value-type="string">
            <text:p>legend position</text:p>
          </table:table-cell>
          <table:table-cell office:value-type="string">
            <text:p>posizione della legenda</text:p>
          </table:table-cell>
          <table:table-cell/>
        </table:table-row>
        <table:table-row table:style-name="ro1">
          <table:table-cell office:value-type="string">
            <text:p>legend</text:p>
          </table:table-cell>
          <table:table-cell office:value-type="string">
            <text:p>legenda</text:p>
          </table:table-cell>
          <table:table-cell/>
        </table:table-row>
        <table:table-row table:style-name="ro1">
          <table:table-cell office:value-type="string">
            <text:p>length</text:p>
          </table:table-cell>
          <table:table-cell office:value-type="string">
            <text:p>lunghezza</text:p>
          </table:table-cell>
          <table:table-cell/>
        </table:table-row>
        <table:table-row table:style-name="ro1">
          <table:table-cell office:value-type="string">
            <text:p>less than</text:p>
          </table:table-cell>
          <table:table-cell office:value-type="string">
            <text:p>più piccolo di</text:p>
          </table:table-cell>
          <table:table-cell/>
        </table:table-row>
        <table:table-row table:style-name="ro1">
          <table:table-cell office:value-type="string">
            <text:p>less</text:p>
          </table:table-cell>
          <table:table-cell office:value-type="string">
            <text:p>minore</text:p>
          </table:table-cell>
          <table:table-cell/>
        </table:table-row>
        <table:table-row table:style-name="ro1">
          <table:table-cell office:value-type="string">
            <text:p>letter</text:p>
          </table:table-cell>
          <table:table-cell office:value-type="string">
            <text:p>lettera</text:p>
          </table:table-cell>
          <table:table-cell office:value-type="string">
            <text:p>paper format </text:p>
          </table:table-cell>
        </table:table-row>
        <table:table-row table:style-name="ro1">
          <table:table-cell office:value-type="string">
            <text:p>level</text:p>
          </table:table-cell>
          <table:table-cell office:value-type="string">
            <text:p>livello</text:p>
          </table:table-cell>
          <table:table-cell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librerie</text:p>
          </table:table-cell>
          <table:table-cell/>
        </table:table-row>
        <table:table-row table:style-name="ro1">
          <table:table-cell office:value-type="string">
            <text:p>library</text:p>
          </table:table-cell>
          <table:table-cell office:value-type="string">
            <text:p>libreria</text:p>
          </table:table-cell>
          <table:table-cell/>
        </table:table-row>
        <table:table-row table:style-name="ro1">
          <table:table-cell office:value-type="string">
            <text:p>license agreement</text:p>
          </table:table-cell>
          <table:table-cell office:value-type="string">
            <text:p>contratto di licenza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vita utile</text:p>
          </table:table-cell>
          <table:table-cell/>
        </table:table-row>
        <table:table-row table:style-name="ro1">
          <table:table-cell office:value-type="string">
            <text:p>light blue</text:p>
          </table:table-cell>
          <table:table-cell office:value-type="string">
            <text:p>blu chiaro</text:p>
          </table:table-cell>
          <table:table-cell/>
        </table:table-row>
        <table:table-row table:style-name="ro1">
          <table:table-cell office:value-type="string">
            <text:p>light cyan</text:p>
          </table:table-cell>
          <table:table-cell office:value-type="string">
            <text:p>ciano chiaro</text:p>
          </table:table-cell>
          <table:table-cell/>
        </table:table-row>
        <table:table-row table:style-name="ro1">
          <table:table-cell office:value-type="string">
            <text:p>light gray</text:p>
          </table:table-cell>
          <table:table-cell office:value-type="string">
            <text:p>grigio chiaro</text:p>
          </table:table-cell>
          <table:table-cell/>
        </table:table-row>
        <table:table-row table:style-name="ro1">
          <table:table-cell office:value-type="string">
            <text:p>light green</text:p>
          </table:table-cell>
          <table:table-cell office:value-type="string">
            <text:p>verde chiaro</text:p>
          </table:table-cell>
          <table:table-cell/>
        </table:table-row>
        <table:table-row table:style-name="ro1">
          <table:table-cell office:value-type="string">
            <text:p>light italic</text:p>
          </table:table-cell>
          <table:table-cell office:value-type="string">
            <text:p>corsivo light</text:p>
          </table:table-cell>
          <table:table-cell/>
        </table:table-row>
        <table:table-row table:style-name="ro1">
          <table:table-cell office:value-type="string">
            <text:p>light magenta</text:p>
          </table:table-cell>
          <table:table-cell office:value-type="string">
            <text:p>magenta chiaro</text:p>
          </table:table-cell>
          <table:table-cell/>
        </table:table-row>
        <table:table-row table:style-name="ro1">
          <table:table-cell office:value-type="string">
            <text:p>light red</text:p>
          </table:table-cell>
          <table:table-cell office:value-type="string">
            <text:p>rosso chiaro</text:p>
          </table:table-cell>
          <table:table-cell/>
        </table:table-row>
        <table:table-row table:style-name="ro1">
          <table:table-cell office:value-type="string">
            <text:p>light source</text:p>
          </table:table-cell>
          <table:table-cell office:value-type="string">
            <text:p>sorgente luminosa</text:p>
          </table:table-cell>
          <table:table-cell/>
        </table:table-row>
        <table:table-row table:style-name="ro1">
          <table:table-cell office:value-type="string">
            <text:p>light</text:p>
          </table:table-cell>
          <table:table-cell office:value-type="string">
            <text:p>chiaro</text:p>
          </table:table-cell>
          <table:table-cell/>
        </table:table-row>
        <table:table-row table:style-name="ro1">
          <table:table-cell office:value-type="string">
            <text:p>limes</text:p>
          </table:table-cell>
          <table:table-cell office:value-type="string">
            <text:p>limite</text:p>
          </table:table-cell>
          <table:table-cell/>
        </table:table-row>
        <table:table-row table:style-name="ro1">
          <table:table-cell office:value-type="string">
            <text:p>LinCAT (Linux Compatibility Assurance Toolkit)</text:p>
          </table:table-cell>
          <table:table-cell office:value-type="string">
            <text:p>LinCAT, un toolkit per assicurare la compatibilità  con Linux</text:p>
          </table:table-cell>
          <table:table-cell/>
        </table:table-row>
        <table:table-row table:style-name="ro1">
          <table:table-cell office:value-type="string">
            <text:p>line above</text:p>
          </table:table-cell>
          <table:table-cell office:value-type="string">
            <text:p>linea superiore</text:p>
          </table:table-cell>
          <table:table-cell/>
        </table:table-row>
        <table:table-row table:style-name="ro1">
          <table:table-cell office:value-type="string">
            <text:p>line arrow</text:p>
          </table:table-cell>
          <table:table-cell office:value-type="string">
            <text:p>linea freccia</text:p>
          </table:table-cell>
          <table:table-cell/>
        </table:table-row>
        <table:table-row table:style-name="ro1">
          <table:table-cell office:value-type="string">
            <text:p>line attributes</text:p>
          </table:table-cell>
          <table:table-cell office:value-type="string">
            <text:p>attributi linea</text:p>
          </table:table-cell>
          <table:table-cell/>
        </table:table-row>
        <table:table-row table:style-name="ro1">
          <table:table-cell office:value-type="string">
            <text:p>line break</text:p>
          </table:table-cell>
          <table:table-cell office:value-type="string">
            <text:p>interruzione riga</text:p>
          </table:table-cell>
          <table:table-cell/>
        </table:table-row>
        <table:table-row table:style-name="ro1">
          <table:table-cell office:value-type="string">
            <text:p>line centered</text:p>
          </table:table-cell>
          <table:table-cell office:value-type="string">
            <text:p>centrato verticalmente alla riga</text:p>
          </table:table-cell>
          <table:table-cell/>
        </table:table-row>
        <table:table-row table:style-name="ro1">
          <table:table-cell office:value-type="string">
            <text:p>line change</text:p>
          </table:table-cell>
          <table:table-cell office:value-type="string">
            <text:p>cambio riga</text:p>
          </table:table-cell>
          <table:table-cell/>
        </table:table-row>
        <table:table-row table:style-name="ro1">
          <table:table-cell office:value-type="string">
            <text:p>line color</text:p>
          </table:table-cell>
          <table:table-cell office:value-type="string">
            <text:p>colore della linea</text:p>
          </table:table-cell>
          <table:table-cell/>
        </table:table-row>
        <table:table-row table:style-name="ro1">
          <table:table-cell office:value-type="string">
            <text:p>line connector</text:p>
          </table:table-cell>
          <table:table-cell office:value-type="string">
            <text:p>connettore lineare</text:p>
          </table:table-cell>
          <table:table-cell/>
        </table:table-row>
        <table:table-row table:style-name="ro1">
          <table:table-cell office:value-type="string">
            <text:p>line count</text:p>
          </table:table-cell>
          <table:table-cell office:value-type="string">
            <text:p>numero delle righe</text:p>
          </table:table-cell>
          <table:table-cell/>
        </table:table-row>
        <table:table-row table:style-name="ro1">
          <table:table-cell office:value-type="string">
            <text:p>line distance</text:p>
          </table:table-cell>
          <table:table-cell office:value-type="string">
            <text:p>distanza linee</text:p>
          </table:table-cell>
          <table:table-cell/>
        </table:table-row>
        <table:table-row table:style-name="ro1">
          <table:table-cell office:value-type="string">
            <text:p>line ends</text:p>
          </table:table-cell>
          <table:table-cell office:value-type="string">
            <text:p>estremità linea</text:p>
          </table:table-cell>
          <table:table-cell/>
        </table:table-row>
        <table:table-row table:style-name="ro1">
          <table:table-cell office:value-type="string">
            <text:p>line head width</text:p>
          </table:table-cell>
          <table:table-cell office:value-type="string">
            <text:p>spessore inizio linea</text:p>
          </table:table-cell>
          <table:table-cell/>
        </table:table-row>
        <table:table-row table:style-name="ro1">
          <table:table-cell office:value-type="string">
            <text:p>line head</text:p>
          </table:table-cell>
          <table:table-cell office:value-type="string">
            <text:p>inizio linea</text:p>
          </table:table-cell>
          <table:table-cell/>
        </table:table-row>
        <table:table-row table:style-name="ro1">
          <table:table-cell office:value-type="string">
            <text:p>line increment</text:p>
          </table:table-cell>
          <table:table-cell office:value-type="string">
            <text:p>incremento linea</text:p>
          </table:table-cell>
          <table:table-cell/>
        </table:table-row>
        <table:table-row table:style-name="ro1">
          <table:table-cell office:value-type="string">
            <text:p>line length</text:p>
          </table:table-cell>
          <table:table-cell office:value-type="string">
            <text:p>lunghezza linea</text:p>
          </table:table-cell>
          <table:table-cell/>
        </table:table-row>
        <table:table-row table:style-name="ro1">
          <table:table-cell office:value-type="string">
            <text:p>line numbering</text:p>
          </table:table-cell>
          <table:table-cell office:value-type="string">
            <text:p>numerazione righe</text:p>
          </table:table-cell>
          <table:table-cell/>
        </table:table-row>
        <table:table-row table:style-name="ro1">
          <table:table-cell office:value-type="string">
            <text:p>line segment</text:p>
          </table:table-cell>
          <table:table-cell office:value-type="string">
            <text:p>segmento di retta</text:p>
          </table:table-cell>
          <table:table-cell/>
        </table:table-row>
        <table:table-row table:style-name="ro1">
          <table:table-cell office:value-type="string">
            <text:p>line skew</text:p>
          </table:table-cell>
          <table:table-cell office:value-type="string">
            <text:p>spostamento linea</text:p>
          </table:table-cell>
          <table:table-cell/>
        </table:table-row>
        <table:table-row table:style-name="ro1">
          <table:table-cell office:value-type="string">
            <text:p>line spacing</text:p>
          </table:table-cell>
          <table:table-cell office:value-type="string">
            <text:p>interlinea</text:p>
          </table:table-cell>
          <table:table-cell/>
        </table:table-row>
        <table:table-row table:style-name="ro1">
          <table:table-cell office:value-type="string">
            <text:p>line style</text:p>
          </table:table-cell>
          <table:table-cell office:value-type="string">
            <text:p>stile linea</text:p>
          </table:table-cell>
          <table:table-cell/>
        </table:table-row>
        <table:table-row table:style-name="ro1">
          <table:table-cell office:value-type="string">
            <text:p>line transparency</text:p>
          </table:table-cell>
          <table:table-cell office:value-type="string">
            <text:p>trasparenza linee</text:p>
          </table:table-cell>
          <table:table-cell/>
        </table:table-row>
        <table:table-row table:style-name="ro1">
          <table:table-cell office:value-type="string">
            <text:p>line type</text:p>
          </table:table-cell>
          <table:table-cell office:value-type="string">
            <text:p>tipo di linea</text:p>
          </table:table-cell>
          <table:table-cell/>
        </table:table-row>
        <table:table-row table:style-name="ro1">
          <table:table-cell office:value-type="string">
            <text:p>line width</text:p>
          </table:table-cell>
          <table:table-cell office:value-type="string">
            <text:p>spessore del tratto</text:p>
          </table:table-cell>
          <table:table-cell office:value-type="string">
            <text:p>spessore linea </text:p>
          </table:table-cell>
        </table:table-row>
        <table:table-row table:style-name="ro1">
          <table:table-cell office:value-type="string">
            <text:p>line with arrow/circle</text:p>
          </table:table-cell>
          <table:table-cell office:value-type="string">
            <text:p>linea con cerchio/freccia terminale</text:p>
          </table:table-cell>
          <table:table-cell/>
        </table:table-row>
        <table:table-row table:style-name="ro1">
          <table:table-cell office:value-type="string">
            <text:p>line with arrow/square</text:p>
          </table:table-cell>
          <table:table-cell office:value-type="string">
            <text:p>linea con freccia/quadrato terminale</text:p>
          </table:table-cell>
          <table:table-cell/>
        </table:table-row>
        <table:table-row table:style-name="ro1">
          <table:table-cell office:value-type="string">
            <text:p>line with arrows</text:p>
          </table:table-cell>
          <table:table-cell office:value-type="string">
            <text:p>linea con frecce terminale</text:p>
          </table:table-cell>
          <table:table-cell/>
        </table:table-row>
        <table:table-row table:style-name="ro1">
          <table:table-cell office:value-type="string">
            <text:p>line with circle/arrow</text:p>
          </table:table-cell>
          <table:table-cell office:value-type="string">
            <text:p>linea con cerchio/freccia terminale</text:p>
          </table:table-cell>
          <table:table-cell/>
        </table:table-row>
        <table:table-row table:style-name="ro1">
          <table:table-cell office:value-type="string">
            <text:p>line with square/arrow</text:p>
          </table:table-cell>
          <table:table-cell office:value-type="string">
            <text:p>linea con quadrato/freccia terminale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linea</text:p>
          </table:table-cell>
          <table:table-cell/>
        </table:table-row>
        <table:table-row table:style-name="ro1">
          <table:table-cell office:value-type="string">
            <text:p>linear ascending</text:p>
          </table:table-cell>
          <table:table-cell office:value-type="string">
            <text:p>lineare crescente</text:p>
          </table:table-cell>
          <table:table-cell/>
        </table:table-row>
        <table:table-row table:style-name="ro1">
          <table:table-cell office:value-type="string">
            <text:p>linear blue/white</text:p>
          </table:table-cell>
          <table:table-cell office:value-type="string">
            <text:p>lineare blu/bianco</text:p>
          </table:table-cell>
          <table:table-cell/>
        </table:table-row>
        <table:table-row table:style-name="ro1">
          <table:table-cell office:value-type="string">
            <text:p>linear descending</text:p>
          </table:table-cell>
          <table:table-cell office:value-type="string">
            <text:p>lineare decrescente</text:p>
          </table:table-cell>
          <table:table-cell/>
        </table:table-row>
        <table:table-row table:style-name="ro1">
          <table:table-cell office:value-type="string">
            <text:p>linear magenta/green</text:p>
          </table:table-cell>
          <table:table-cell office:value-type="string">
            <text:p>lineare magenta/verde</text:p>
          </table:table-cell>
          <table:table-cell/>
        </table:table-row>
        <table:table-row table:style-name="ro1">
          <table:table-cell office:value-type="string">
            <text:p>linear regression</text:p>
          </table:table-cell>
          <table:table-cell office:value-type="string">
            <text:p>regressione lineare</text:p>
          </table:table-cell>
          <table:table-cell/>
        </table:table-row>
        <table:table-row table:style-name="ro1">
          <table:table-cell office:value-type="string">
            <text:p>linear yellow/brown</text:p>
          </table:table-cell>
          <table:table-cell office:value-type="string">
            <text:p>lineare giallo/marrone</text:p>
          </table:table-cell>
          <table:table-cell/>
        </table:table-row>
        <table:table-row table:style-name="ro1">
          <table:table-cell office:value-type="string">
            <text:p>linear</text:p>
          </table:table-cell>
          <table:table-cell office:value-type="string">
            <text:p>lineare</text:p>
          </table:table-cell>
          <table:table-cell/>
        </table:table-row>
        <table:table-row table:style-name="ro1">
          <table:table-cell office:value-type="string">
            <text:p>Lineo Embedix operating system</text:p>
          </table:table-cell>
          <table:table-cell office:value-type="string">
            <text:p>sistema operativo Lineo Embedix</text:p>
          </table:table-cell>
          <table:table-cell/>
        </table:table-row>
        <table:table-row table:style-name="ro1">
          <table:table-cell office:value-type="string">
            <text:p>lines and arrows</text:p>
          </table:table-cell>
          <table:table-cell office:value-type="string">
            <text:p>linee e frecce</text:p>
          </table:table-cell>
          <table:table-cell/>
        </table:table-row>
        <table:table-row table:style-name="ro1">
          <table:table-cell office:value-type="string">
            <text:p>lines changed</text:p>
          </table:table-cell>
          <table:table-cell office:value-type="string">
            <text:p>righe modificate</text:p>
          </table:table-cell>
          <table:table-cell/>
        </table:table-row>
        <table:table-row table:style-name="ro1">
          <table:table-cell office:value-type="string">
            <text:p>lines only</text:p>
          </table:table-cell>
          <table:table-cell office:value-type="string">
            <text:p>solo linee</text:p>
          </table:table-cell>
          <table:table-cell/>
        </table:table-row>
        <table:table-row table:style-name="ro1">
          <table:table-cell office:value-type="string">
            <text:p>lines per page</text:p>
          </table:table-cell>
          <table:table-cell office:value-type="string">
            <text:p>righe per pagina</text:p>
          </table:table-cell>
          <table:table-cell/>
        </table:table-row>
        <table:table-row table:style-name="ro1">
          <table:table-cell office:value-type="string">
            <text:p>lines with symbols</text:p>
          </table:table-cell>
          <table:table-cell office:value-type="string">
            <text:p>linee con simboli</text:p>
          </table:table-cell>
          <table:table-cell/>
        </table:table-row>
        <table:table-row table:style-name="ro1">
          <table:table-cell office:value-type="string">
            <text:p>link</text:p>
          </table:table-cell>
          <table:table-cell office:value-type="string">
            <text:p>collegamento</text:p>
          </table:table-cell>
          <table:table-cell office:value-type="string">
            <text:p>link (on a Web page) </text:p>
          </table:table-cell>
        </table:table-row>
        <table:table-row table:style-name="ro1">
          <table:table-cell office:value-type="string">
            <text:p>link</text:p>
          </table:table-cell>
          <table:table-cell office:value-type="string">
            <text:p>collegare</text:p>
          </table:table-cell>
          <table:table-cell/>
        </table:table-row>
        <table:table-row table:style-name="ro1">
          <table:table-cell office:value-type="string">
            <text:p>linked areas</text:p>
          </table:table-cell>
          <table:table-cell office:value-type="string">
            <text:p>aree collegate</text:p>
          </table:table-cell>
          <table:table-cell/>
        </table:table-row>
        <table:table-row table:style-name="ro1">
          <table:table-cell office:value-type="string">
            <text:p>linked bitmap</text:p>
          </table:table-cell>
          <table:table-cell office:value-type="string">
            <text:p>bitmap collegato</text:p>
          </table:table-cell>
          <table:table-cell/>
        </table:table-row>
        <table:table-row table:style-name="ro1">
          <table:table-cell office:value-type="string">
            <text:p>linked graphic</text:p>
          </table:table-cell>
          <table:table-cell office:value-type="string">
            <text:p>immagine collegata</text:p>
          </table:table-cell>
          <table:table-cell/>
        </table:table-row>
        <table:table-row table:style-name="ro1">
          <table:table-cell office:value-type="string">
            <text:p>linked group object</text:p>
          </table:table-cell>
          <table:table-cell office:value-type="string">
            <text:p>gruppo di oggetti collegato</text:p>
          </table:table-cell>
          <table:table-cell/>
        </table:table-row>
        <table:table-row table:style-name="ro1">
          <table:table-cell office:value-type="string">
            <text:p>linked Mac graphic</text:p>
          </table:table-cell>
          <table:table-cell office:value-type="string">
            <text:p>grafici Mac collegati</text:p>
          </table:table-cell>
          <table:table-cell/>
        </table:table-row>
        <table:table-row table:style-name="ro1">
          <table:table-cell office:value-type="string">
            <text:p>linked metafile</text:p>
          </table:table-cell>
          <table:table-cell office:value-type="string">
            <text:p>metafile collegato</text:p>
          </table:table-cell>
          <table:table-cell/>
        </table:table-row>
        <table:table-row table:style-name="ro1">
          <table:table-cell office:value-type="string">
            <text:p>linked text frames</text:p>
          </table:table-cell>
          <table:table-cell office:value-type="string">
            <text:p>cornici di testo collegate</text:p>
          </table:table-cell>
          <table:table-cell/>
        </table:table-row>
        <table:table-row table:style-name="ro1">
          <table:table-cell office:value-type="string">
            <text:p>Linus Torvald's kernel</text:p>
          </table:table-cell>
          <table:table-cell office:value-type="string">
            <text:p>kernel di Linus Torvald</text:p>
          </table:table-cell>
          <table:table-cell/>
        </table:table-row>
        <table:table-row table:style-name="ro1">
          <table:table-cell table:number-columns-repeated="2" office:value-type="string">
            <text:p>Linux International</text:p>
          </table:table-cell>
          <table:table-cell/>
        </table:table-row>
        <table:table-row table:style-name="ro1">
          <table:table-cell table:number-columns-repeated="2" office:value-type="string">
            <text:p>Linux Internationalization Initiative</text:p>
          </table:table-cell>
          <table:table-cell/>
        </table:table-row>
        <table:table-row table:style-name="ro1">
          <table:table-cell office:value-type="string">
            <text:p>Linux operating system</text:p>
          </table:table-cell>
          <table:table-cell office:value-type="string">
            <text:p>sistema operativo Linux</text:p>
          </table:table-cell>
          <table:table-cell/>
        </table:table-row>
        <table:table-row table:style-name="ro1">
          <table:table-cell office:value-type="string">
            <text:p>Linux port</text:p>
          </table:table-cell>
          <table:table-cell office:value-type="string">
            <text:p>port di Linux</text:p>
          </table:table-cell>
          <table:table-cell office:value-type="string">
            <text:p>(maschile)</text:p>
          </table:table-cell>
        </table:table-row>
        <table:table-row table:style-name="ro1">
          <table:table-cell office:value-type="string">
            <text:p>list box</text:p>
          </table:table-cell>
          <table:table-cell office:value-type="string">
            <text:p>casella di riepilogo</text:p>
          </table:table-cell>
          <table:table-cell/>
        </table:table-row>
        <table:table-row table:style-name="ro1">
          <table:table-cell office:value-type="string">
            <text:p>list content</text:p>
          </table:table-cell>
          <table:table-cell office:value-type="string">
            <text:p>contenuto elenco</text:p>
          </table:table-cell>
          <table:table-cell/>
        </table:table-row>
        <table:table-row table:style-name="ro1">
          <table:table-cell office:value-type="string">
            <text:p>list entries</text:p>
          </table:table-cell>
          <table:table-cell office:value-type="string">
            <text:p>voci dell'elenco</text:p>
          </table:table-cell>
          <table:table-cell/>
        </table:table-row>
        <table:table-row table:style-name="ro1">
          <table:table-cell office:value-type="string">
            <text:p>list heading</text:p>
          </table:table-cell>
          <table:table-cell office:value-type="string">
            <text:p>intestazione elenco</text:p>
          </table:table-cell>
          <table:table-cell/>
        </table:table-row>
        <table:table-row table:style-name="ro1">
          <table:table-cell office:value-type="string">
            <text:p>list index</text:p>
          </table:table-cell>
          <table:table-cell office:value-type="string">
            <text:p>indice elenco</text:p>
          </table:table-cell>
          <table:table-cell/>
        </table:table-row>
        <table:table-row table:style-name="ro1">
          <table:table-cell office:value-type="string">
            <text:p>list names</text:p>
          </table:table-cell>
          <table:table-cell office:value-type="string">
            <text:p>elencare nomi</text:p>
          </table:table-cell>
          <table:table-cell/>
        </table:table-row>
        <table:table-row table:style-name="ro1">
          <table:table-cell office:value-type="string">
            <text:p>list separator</text:p>
          </table:table-cell>
          <table:table-cell office:value-type="string">
            <text:p>separatore elenco</text:p>
          </table:table-cell>
          <table:table-cell/>
        </table:table-row>
        <table:table-row table:style-name="ro1">
          <table:table-cell office:value-type="string">
            <text:p>list styles</text:p>
          </table:table-cell>
          <table:table-cell office:value-type="string">
            <text:p>modelli di elenchi</text:p>
          </table:table-cell>
          <table:table-cell/>
        </table:table-row>
        <table:table-row table:style-name="ro1">
          <table:table-cell office:value-type="string">
            <text:p>list</text:p>
          </table:table-cell>
          <table:table-cell office:value-type="string">
            <text:p>elenco</text:p>
          </table:table-cell>
          <table:table-cell/>
        </table:table-row>
        <table:table-row table:style-name="ro1">
          <table:table-cell office:value-type="string">
            <text:p>lists</text:p>
          </table:table-cell>
          <table:table-cell office:value-type="string">
            <text:p>elenchi</text:p>
          </table:table-cell>
          <table:table-cell/>
        </table:table-row>
        <table:table-row table:style-name="ro1">
          <table:table-cell office:value-type="string">
            <text:p>literal mask</text:p>
          </table:table-cell>
          <table:table-cell office:value-type="string">
            <text:p>maschera caratteri</text:p>
          </table:table-cell>
          <table:table-cell/>
        </table:table-row>
        <table:table-row table:style-name="ro1">
          <table:table-cell office:value-type="string">
            <text:p>live mode</text:p>
          </table:table-cell>
          <table:table-cell office:value-type="string">
            <text:p>modo live</text:p>
          </table:table-cell>
          <table:table-cell/>
        </table:table-row>
        <table:table-row table:style-name="ro1">
          <table:table-cell office:value-type="string">
            <text:p>load</text:p>
          </table:table-cell>
          <table:table-cell office:value-type="string">
            <text:p>caricare</text:p>
          </table:table-cell>
          <table:table-cell/>
        </table:table-row>
        <table:table-row table:style-name="ro1">
          <table:table-cell office:value-type="string">
            <text:p>local data sources</text:p>
          </table:table-cell>
          <table:table-cell office:value-type="string">
            <text:p>sorgente dati locale</text:p>
          </table:table-cell>
          <table:table-cell/>
        </table:table-row>
        <table:table-row table:style-name="ro1">
          <table:table-cell office:value-type="string">
            <text:p>local drive</text:p>
          </table:table-cell>
          <table:table-cell office:value-type="string">
            <text:p>drive locale</text:p>
          </table:table-cell>
          <table:table-cell/>
        </table:table-row>
        <table:table-row table:style-name="ro1">
          <table:table-cell office:value-type="string">
            <text:p>local file system</text:p>
          </table:table-cell>
          <table:table-cell office:value-type="string">
            <text:p>file system locale</text:p>
          </table:table-cell>
          <table:table-cell/>
        </table:table-row>
        <table:table-row table:style-name="ro1">
          <table:table-cell office:value-type="string">
            <text:p>local installation</text:p>
          </table:table-cell>
          <table:table-cell office:value-type="string">
            <text:p>installazione locale</text:p>
          </table:table-cell>
          <table:table-cell/>
        </table:table-row>
        <table:table-row table:style-name="ro1">
          <table:table-cell office:value-type="string">
            <text:p>local program modules</text:p>
          </table:table-cell>
          <table:table-cell office:value-type="string">
            <text:p>moduli di programma locale</text:p>
          </table:table-cell>
          <table:table-cell/>
        </table:table-row>
        <table:table-row table:style-name="ro1">
          <table:table-cell office:value-type="string">
            <text:p>local source</text:p>
          </table:table-cell>
          <table:table-cell office:value-type="string">
            <text:p>origine locale</text:p>
          </table:table-cell>
          <table:table-cell/>
        </table:table-row>
        <table:table-row table:style-name="ro1">
          <table:table-cell office:value-type="string">
            <text:p>locale setting</text:p>
          </table:table-cell>
          <table:table-cell office:value-type="string">
            <text:p>schema locale</text:p>
          </table:table-cell>
          <table:table-cell/>
        </table:table-row>
        <table:table-row table:style-name="ro1">
          <table:table-cell office:value-type="string">
            <text:p>locale</text:p>
          </table:table-cell>
          <table:table-cell office:value-type="string">
            <text:p>area geografica</text:p>
          </table:table-cell>
          <table:table-cell/>
        </table:table-row>
        <table:table-row table:style-name="ro1">
          <table:table-cell office:value-type="string">
            <text:p>location</text:p>
          </table:table-cell>
          <table:table-cell office:value-type="string">
            <text:p>posizione file</text:p>
          </table:table-cell>
          <table:table-cell office:value-type="string">
            <text:p>percorso, ubicazione </text:p>
          </table:table-cell>
        </table:table-row>
        <table:table-row table:style-name="ro1">
          <table:table-cell office:value-type="string">
            <text:p>locked</text:p>
          </table:table-cell>
          <table:table-cell office:value-type="string">
            <text:p>bloccato</text:p>
          </table:table-cell>
          <table:table-cell/>
        </table:table-row>
        <table:table-row table:style-name="ro1">
          <table:table-cell office:value-type="string">
            <text:p>locking problem</text:p>
          </table:table-cell>
          <table:table-cell office:value-type="string">
            <text:p>problema di locking</text:p>
          </table:table-cell>
          <table:table-cell/>
        </table:table-row>
        <table:table-row table:style-name="ro1">
          <table:table-cell office:value-type="string">
            <text:p>log file</text:p>
          </table:table-cell>
          <table:table-cell office:value-type="string">
            <text:p>file di registro</text:p>
          </table:table-cell>
          <table:table-cell office:value-type="string">
            <text:p>file di protocollo</text:p>
          </table:table-cell>
        </table:table-row>
        <table:table-row table:style-name="ro1">
          <table:table-cell office:value-type="string">
            <text:p>log in</text:p>
          </table:table-cell>
          <table:table-cell office:value-type="string">
            <text:p>login</text:p>
          </table:table-cell>
          <table:table-cell/>
        </table:table-row>
        <table:table-row table:style-name="ro1">
          <table:table-cell table:number-columns-repeated="2" office:value-type="string">
            <text:p>log out</text:p>
          </table:table-cell>
          <table:table-cell/>
        </table:table-row>
        <table:table-row table:style-name="ro1">
          <table:table-cell table:number-columns-repeated="2" office:value-type="string">
            <text:p>log</text:p>
          </table:table-cell>
          <table:table-cell/>
        </table:table-row>
        <table:table-row table:style-name="ro1">
          <table:table-cell office:value-type="string">
            <text:p>logarithm regression</text:p>
          </table:table-cell>
          <table:table-cell office:value-type="string">
            <text:p>regressione logaritmica</text:p>
          </table:table-cell>
          <table:table-cell/>
        </table:table-row>
        <table:table-row table:style-name="ro1">
          <table:table-cell office:value-type="string">
            <text:p>logarithm</text:p>
          </table:table-cell>
          <table:table-cell office:value-type="string">
            <text:p>logaritmo</text:p>
          </table:table-cell>
          <table:table-cell/>
        </table:table-row>
        <table:table-row table:style-name="ro1">
          <table:table-cell office:value-type="string">
            <text:p>logarithmic scale</text:p>
          </table:table-cell>
          <table:table-cell office:value-type="string">
            <text:p>scala logaritmica</text:p>
          </table:table-cell>
          <table:table-cell/>
        </table:table-row>
        <table:table-row table:style-name="ro1">
          <table:table-cell office:value-type="string">
            <text:p>logical height</text:p>
          </table:table-cell>
          <table:table-cell office:value-type="string">
            <text:p>altezza logica</text:p>
          </table:table-cell>
          <table:table-cell/>
        </table:table-row>
        <table:table-row table:style-name="ro1">
          <table:table-cell office:value-type="string">
            <text:p>logical value</text:p>
          </table:table-cell>
          <table:table-cell office:value-type="string">
            <text:p>valore logico</text:p>
          </table:table-cell>
          <table:table-cell/>
        </table:table-row>
        <table:table-row table:style-name="ro1">
          <table:table-cell office:value-type="string">
            <text:p>logical width</text:p>
          </table:table-cell>
          <table:table-cell office:value-type="string">
            <text:p>larghezza logica</text:p>
          </table:table-cell>
          <table:table-cell/>
        </table:table-row>
        <table:table-row table:style-name="ro1">
          <table:table-cell office:value-type="string">
            <text:p>logical</text:p>
          </table:table-cell>
          <table:table-cell office:value-type="string">
            <text:p>logico</text:p>
          </table:table-cell>
          <table:table-cell/>
        </table:table-row>
        <table:table-row table:style-name="ro1">
          <table:table-cell office:value-type="string">
            <text:p>logo text</text:p>
          </table:table-cell>
          <table:table-cell office:value-type="string">
            <text:p>testo del logo</text:p>
          </table:table-cell>
          <table:table-cell/>
        </table:table-row>
        <table:table-row table:style-name="ro1">
          <table:table-cell table:number-columns-repeated="2" office:value-type="string">
            <text:p>logo</text:p>
          </table:table-cell>
          <table:table-cell/>
        </table:table-row>
        <table:table-row table:style-name="ro1">
          <table:table-cell office:value-type="string">
            <text:p>logout</text:p>
          </table:table-cell>
          <table:table-cell office:value-type="string">
            <text:p>log out</text:p>
          </table:table-cell>
          <table:table-cell/>
        </table:table-row>
        <table:table-row table:style-name="ro1">
          <table:table-cell office:value-type="string">
            <text:p>long dash (bold)</text:p>
          </table:table-cell>
          <table:table-cell office:value-type="string">
            <text:p>tratto lungo grassetto</text:p>
          </table:table-cell>
          <table:table-cell/>
        </table:table-row>
        <table:table-row table:style-name="ro1">
          <table:table-cell office:value-type="string">
            <text:p>long dash</text:p>
          </table:table-cell>
          <table:table-cell office:value-type="string">
            <text:p>tratto lungo</text:p>
          </table:table-cell>
          <table:table-cell/>
        </table:table-row>
        <table:table-row table:style-name="ro1">
          <table:table-cell office:value-type="string">
            <text:p>Look &amp; feel</text:p>
          </table:table-cell>
          <table:table-cell office:value-type="string">
            <text:p>stile dell'interfaccia</text:p>
          </table:table-cell>
          <table:table-cell/>
        </table:table-row>
        <table:table-row table:style-name="ro1">
          <table:table-cell office:value-type="string">
            <text:p>lookup</text:p>
          </table:table-cell>
          <table:table-cell office:value-type="string">
            <text:p>cercare</text:p>
          </table:table-cell>
          <table:table-cell/>
        </table:table-row>
        <table:table-row table:style-name="ro1">
          <table:table-cell office:value-type="string">
            <text:p>lower border spacing</text:p>
          </table:table-cell>
          <table:table-cell office:value-type="string">
            <text:p>distanza inferiore cornice</text:p>
          </table:table-cell>
          <table:table-cell/>
        </table:table-row>
        <table:table-row table:style-name="ro1">
          <table:table-cell office:value-type="string">
            <text:p>lower edge dimensioning</text:p>
          </table:table-cell>
          <table:table-cell office:value-type="string">
            <text:p>quotatura bordi inferiori</text:p>
          </table:table-cell>
          <table:table-cell/>
        </table:table-row>
        <table:table-row table:style-name="ro1">
          <table:table-cell office:value-type="string">
            <text:p>lower indicator</text:p>
          </table:table-cell>
          <table:table-cell office:value-type="string">
            <text:p>indicatore inferiore</text:p>
          </table:table-cell>
          <table:table-cell/>
        </table:table-row>
        <table:table-row table:style-name="ro1">
          <table:table-cell office:value-type="string">
            <text:p>lower limit</text:p>
          </table:table-cell>
          <table:table-cell office:value-type="string">
            <text:p>limite inferiore</text:p>
          </table:table-cell>
          <table:table-cell/>
        </table:table-row>
        <table:table-row table:style-name="ro1">
          <table:table-cell office:value-type="string">
            <text:p>lower semicircle</text:p>
          </table:table-cell>
          <table:table-cell office:value-type="string">
            <text:p>semicerchio inferiore</text:p>
          </table:table-cell>
          <table:table-cell/>
        </table:table-row>
        <table:table-row table:style-name="ro1">
          <table:table-cell office:value-type="string">
            <text:p>lowercase</text:p>
          </table:table-cell>
          <table:table-cell office:value-type="string">
            <text:p>maiuscoletto</text:p>
          </table:table-cell>
          <table:table-cell/>
        </table:table-row>
        <table:table-row table:style-name="ro1">
          <table:table-cell office:value-type="string">
            <text:p>lowercase</text:p>
          </table:table-cell>
          <table:table-cell office:value-type="string">
            <text:p>minuscole</text:p>
          </table:table-cell>
          <table:table-cell/>
        </table:table-row>
        <table:table-row table:style-name="ro1">
          <table:table-cell office:value-type="string">
            <text:p>lowest common multiple</text:p>
          </table:table-cell>
          <table:table-cell office:value-type="string">
            <text:p>minimo comune multiplo</text:p>
          </table:table-cell>
          <table:table-cell/>
        </table:table-row>
        <table:table-row table:style-name="ro1">
          <table:table-cell office:value-type="string">
            <text:p>lowest</text:p>
          </table:table-cell>
          <table:table-cell office:value-type="string">
            <text:p>molto bassa</text:p>
          </table:table-cell>
          <table:table-cell office:value-type="string">
            <text:p>accessibility settings</text:p>
          </table:table-cell>
        </table:table-row>
        <table:table-row table:style-name="ro1">
          <table:table-cell office:value-type="string">
            <text:p>Mac graphic</text:p>
          </table:table-cell>
          <table:table-cell office:value-type="string">
            <text:p>immagine Mac</text:p>
          </table:table-cell>
          <table:table-cell/>
        </table:table-row>
        <table:table-row table:style-name="ro1">
          <table:table-cell office:value-type="string">
            <text:p>Mac graphics</text:p>
          </table:table-cell>
          <table:table-cell office:value-type="string">
            <text:p>immagini Mac</text:p>
          </table:table-cell>
          <table:table-cell/>
        </table:table-row>
        <table:table-row table:style-name="ro1">
          <table:table-cell office:value-type="string">
            <text:p>Mac text</text:p>
          </table:table-cell>
          <table:table-cell office:value-type="string">
            <text:p>testo Mac</text:p>
          </table:table-cell>
          <table:table-cell/>
        </table:table-row>
        <table:table-row table:style-name="ro1">
          <table:table-cell table:number-columns-repeated="2" office:value-type="string">
            <text:p>Mac Write 4.x/5.0</text:p>
          </table:table-cell>
          <table:table-cell/>
        </table:table-row>
        <table:table-row table:style-name="ro1">
          <table:table-cell table:number-columns-repeated="2" office:value-type="string">
            <text:p>Mac Write II</text:p>
          </table:table-cell>
          <table:table-cell/>
        </table:table-row>
        <table:table-row table:style-name="ro1">
          <table:table-cell office:value-type="string">
            <text:p>Mac Write import</text:p>
          </table:table-cell>
          <table:table-cell office:value-type="string">
            <text:p>importazione Mac Write</text:p>
          </table:table-cell>
          <table:table-cell/>
        </table:table-row>
        <table:table-row table:style-name="ro1">
          <table:table-cell table:number-columns-repeated="2" office:value-type="string">
            <text:p>Mac Write pro</text:p>
          </table:table-cell>
          <table:table-cell/>
        </table:table-row>
        <table:table-row table:style-name="ro1">
          <table:table-cell table:number-columns-repeated="2" office:value-type="string">
            <text:p>Mac</text:p>
          </table:table-cell>
          <table:table-cell/>
        </table:table-row>
        <table:table-row table:style-name="ro1">
          <table:table-cell table:number-columns-repeated="2" office:value-type="string">
            <text:p>Macintosh</text:p>
          </table:table-cell>
          <table:table-cell/>
        </table:table-row>
        <table:table-row table:style-name="ro1">
          <table:table-cell office:value-type="string">
            <text:p>Mac-pict import/export filters</text:p>
          </table:table-cell>
          <table:table-cell office:value-type="string">
            <text:p>importazione/esportazione Mac-pict</text:p>
          </table:table-cell>
          <table:table-cell/>
        </table:table-row>
        <table:table-row table:style-name="ro1">
          <table:table-cell office:value-type="string">
            <text:p>Mac-pict import/export</text:p>
          </table:table-cell>
          <table:table-cell office:value-type="string">
            <text:p>importazione/esportazione Mac-pict</text:p>
          </table:table-cell>
          <table:table-cell/>
        </table:table-row>
        <table:table-row table:style-name="ro1">
          <table:table-cell office:value-type="string">
            <text:p>Mac-picture</text:p>
          </table:table-cell>
          <table:table-cell office:value-type="string">
            <text:p>immagine Mac</text:p>
          </table:table-cell>
          <table:table-cell/>
        </table:table-row>
        <table:table-row table:style-name="ro1">
          <table:table-cell office:value-type="string">
            <text:p>macro bar</text:p>
          </table:table-cell>
          <table:table-cell office:value-type="string">
            <text:p>barra delle macro</text:p>
          </table:table-cell>
          <table:table-cell/>
        </table:table-row>
        <table:table-row table:style-name="ro1">
          <table:table-cell office:value-type="string">
            <text:p>macro dialog</text:p>
          </table:table-cell>
          <table:table-cell office:value-type="string">
            <text:p>dialogo macro</text:p>
          </table:table-cell>
          <table:table-cell/>
        </table:table-row>
        <table:table-row table:style-name="ro1">
          <table:table-cell office:value-type="string">
            <text:p>macro file</text:p>
          </table:table-cell>
          <table:table-cell office:value-type="string">
            <text:p>file di macro</text:p>
          </table:table-cell>
          <table:table-cell/>
        </table:table-row>
        <table:table-row table:style-name="ro1">
          <table:table-cell office:value-type="string">
            <text:p>macro name</text:p>
          </table:table-cell>
          <table:table-cell office:value-type="string">
            <text:p>nome macro</text:p>
          </table:table-cell>
          <table:table-cell/>
        </table:table-row>
        <table:table-row table:style-name="ro1">
          <table:table-cell office:value-type="string">
            <text:p>macro organizer</text:p>
          </table:table-cell>
          <table:table-cell office:value-type="string">
            <text:p>gestione macro</text:p>
          </table:table-cell>
          <table:table-cell/>
        </table:table-row>
        <table:table-row table:style-name="ro1">
          <table:table-cell office:value-type="string">
            <text:p>macro toolbar on/off</text:p>
          </table:table-cell>
          <table:table-cell office:value-type="string">
            <text:p>barra delle macro on/off</text:p>
          </table:table-cell>
          <table:table-cell/>
        </table:table-row>
        <table:table-row table:style-name="ro1">
          <table:table-cell table:number-columns-repeated="2" office:value-type="string">
            <text:p>macro</text:p>
          </table:table-cell>
          <table:table-cell/>
        </table:table-row>
        <table:table-row table:style-name="ro1">
          <table:table-cell table:number-columns-repeated="2" office:value-type="string">
            <text:p>macromedia flash (swf)</text:p>
          </table:table-cell>
          <table:table-cell/>
        </table:table-row>
        <table:table-row table:style-name="ro1">
          <table:table-cell table:number-columns-repeated="2" office:value-type="string">
            <text:p>Macword 3.0</text:p>
          </table:table-cell>
          <table:table-cell/>
        </table:table-row>
        <table:table-row table:style-name="ro1">
          <table:table-cell table:number-columns-repeated="2" office:value-type="string">
            <text:p>magenta</text:p>
          </table:table-cell>
          <table:table-cell/>
        </table:table-row>
        <table:table-row table:style-name="ro1">
          <table:table-cell table:number-columns-repeated="2" office:value-type="string">
            <text:p>Mail &amp; News</text:p>
          </table:table-cell>
          <table:table-cell/>
        </table:table-row>
        <table:table-row table:style-name="ro1">
          <table:table-cell office:value-type="string">
            <text:p>mail format</text:p>
          </table:table-cell>
          <table:table-cell office:value-type="string">
            <text:p>formato mail</text:p>
          </table:table-cell>
          <table:table-cell/>
        </table:table-row>
        <table:table-row table:style-name="ro1">
          <table:table-cell office:value-type="string">
            <text:p>mail merge</text:p>
          </table:table-cell>
          <table:table-cell office:value-type="string">
            <text:p>stampa in serie</text:p>
          </table:table-cell>
          <table:table-cell/>
        </table:table-row>
        <table:table-row table:style-name="ro1">
          <table:table-cell office:value-type="string">
            <text:p>mail server</text:p>
          </table:table-cell>
          <table:table-cell office:value-type="string">
            <text:p>Server di posta elettronica </text:p>
          </table:table-cell>
          <table:table-cell/>
        </table:table-row>
        <table:table-row table:style-name="ro1">
          <table:table-cell office:value-type="string">
            <text:p>mail</text:p>
          </table:table-cell>
          <table:table-cell office:value-type="string">
            <text:p>posta</text:p>
          </table:table-cell>
          <table:table-cell/>
        </table:table-row>
        <table:table-row table:style-name="ro1">
          <table:table-cell office:value-type="string">
            <text:p>main entry</text:p>
          </table:table-cell>
          <table:table-cell office:value-type="string">
            <text:p>voce principale</text:p>
          </table:table-cell>
          <table:table-cell/>
        </table:table-row>
        <table:table-row table:style-name="ro1">
          <table:table-cell office:value-type="string">
            <text:p>main grid</text:p>
          </table:table-cell>
          <table:table-cell office:value-type="string">
            <text:p>griglia principale</text:p>
          </table:table-cell>
          <table:table-cell/>
        </table:table-row>
        <table:table-row table:style-name="ro1">
          <table:table-cell office:value-type="string">
            <text:p>main index entry</text:p>
          </table:table-cell>
          <table:table-cell office:value-type="string">
            <text:p>voce principale per indice analitico</text:p>
          </table:table-cell>
          <table:table-cell/>
        </table:table-row>
        <table:table-row table:style-name="ro1">
          <table:table-cell office:value-type="string">
            <text:p>main title</text:p>
          </table:table-cell>
          <table:table-cell office:value-type="string">
            <text:p>titolo principale</text:p>
          </table:table-cell>
          <table:table-cell/>
        </table:table-row>
        <table:table-row table:style-name="ro1">
          <table:table-cell office:value-type="string">
            <text:p>main toolbar on/off</text:p>
          </table:table-cell>
          <table:table-cell office:value-type="string">
            <text:p>barra degli strumenti on/off</text:p>
          </table:table-cell>
          <table:table-cell/>
        </table:table-row>
        <table:table-row table:style-name="ro1">
          <table:table-cell office:value-type="string">
            <text:p>main toolbar</text:p>
          </table:table-cell>
          <table:table-cell office:value-type="string">
            <text:p>barra degli strumenti</text:p>
          </table:table-cell>
          <table:table-cell/>
        </table:table-row>
        <table:table-row table:style-name="ro1">
          <table:table-cell office:value-type="string">
            <text:p>mainframe rehosting</text:p>
          </table:table-cell>
          <table:table-cell office:value-type="string">
            <text:p>rehosting del mainframe</text:p>
          </table:table-cell>
          <table:table-cell/>
        </table:table-row>
        <table:table-row table:style-name="ro1">
          <table:table-cell office:value-type="string">
            <text:p>mainframe-scale computing</text:p>
          </table:table-cell>
          <table:table-cell office:value-type="string">
            <text:p>sistemi informatici mainframe</text:p>
          </table:table-cell>
          <table:table-cell office:value-type="string">
            <text:p>A rollout is a staged series of activities that often accumulate meaning as they occur. Computer product makers and marketers use the term to describe a series of related product announcements that are staged over time.</text:p>
          </table:table-cell>
        </table:table-row>
        <table:table-row table:style-name="ro1">
          <table:table-cell office:value-type="string">
            <text:p>major axis</text:p>
          </table:table-cell>
          <table:table-cell office:value-type="string">
            <text:p>asse principale</text:p>
          </table:table-cell>
          <table:table-cell/>
        </table:table-row>
        <table:table-row table:style-name="ro1">
          <table:table-cell office:value-type="string">
            <text:p>manual break</text:p>
          </table:table-cell>
          <table:table-cell office:value-type="string">
            <text:p>interruzione di pagina manuale</text:p>
          </table:table-cell>
          <table:table-cell/>
        </table:table-row>
        <table:table-row table:style-name="ro1">
          <table:table-cell office:value-type="string">
            <text:p>manual feed</text:p>
          </table:table-cell>
          <table:table-cell office:value-type="string">
            <text:p>alimentazione carta manuale</text:p>
          </table:table-cell>
          <table:table-cell/>
        </table:table-row>
        <table:table-row table:style-name="ro1">
          <table:table-cell office:value-type="string">
            <text:p>manual kerning</text:p>
          </table:table-cell>
          <table:table-cell office:value-type="string">
            <text:p>kerning manuale</text:p>
          </table:table-cell>
          <table:table-cell/>
        </table:table-row>
        <table:table-row table:style-name="ro1">
          <table:table-cell office:value-type="string">
            <text:p>manual line break</text:p>
          </table:table-cell>
          <table:table-cell office:value-type="string">
            <text:p>interruzione di riga fissa</text:p>
          </table:table-cell>
          <table:table-cell/>
        </table:table-row>
        <table:table-row table:style-name="ro1">
          <table:table-cell office:value-type="string">
            <text:p>manual page breaks</text:p>
          </table:table-cell>
          <table:table-cell office:value-type="string">
            <text:p>interruzioni pagina manuali</text:p>
          </table:table-cell>
          <table:table-cell/>
        </table:table-row>
        <table:table-row table:style-name="ro1">
          <table:table-cell office:value-type="string">
            <text:p>manual setting</text:p>
          </table:table-cell>
          <table:table-cell office:value-type="string">
            <text:p>preimpostazione manuale</text:p>
          </table:table-cell>
          <table:table-cell/>
        </table:table-row>
        <table:table-row table:style-name="ro1">
          <table:table-cell office:value-type="string">
            <text:p>manual</text:p>
          </table:table-cell>
          <table:table-cell office:value-type="string">
            <text:p>manuale</text:p>
          </table:table-cell>
          <table:table-cell/>
        </table:table-row>
        <table:table-row table:style-name="ro1">
          <table:table-cell office:value-type="string">
            <text:p>maps</text:p>
          </table:table-cell>
          <table:table-cell office:value-type="string">
            <text:p>cartine</text:p>
          </table:table-cell>
          <table:table-cell/>
        </table:table-row>
        <table:table-row table:style-name="ro1">
          <table:table-cell table:number-columns-repeated="2" office:value-type="string">
            <text:p>marathi</text:p>
          </table:table-cell>
          <table:table-cell/>
        </table:table-row>
        <table:table-row table:style-name="ro1">
          <table:table-cell office:value-type="string">
            <text:p>marble</text:p>
          </table:table-cell>
          <table:table-cell office:value-type="string">
            <text:p>marmo</text:p>
          </table:table-cell>
          <table:table-cell/>
        </table:table-row>
        <table:table-row table:style-name="ro1">
          <table:table-cell office:value-type="string">
            <text:p>march</text:p>
          </table:table-cell>
          <table:table-cell office:value-type="string">
            <text:p>marzo</text:p>
          </table:table-cell>
          <table:table-cell/>
        </table:table-row>
        <table:table-row table:style-name="ro1">
          <table:table-cell office:value-type="string">
            <text:p>margin</text:p>
          </table:table-cell>
          <table:table-cell office:value-type="string">
            <text:p>margine</text:p>
          </table:table-cell>
          <table:table-cell/>
        </table:table-row>
        <table:table-row table:style-name="ro1">
          <table:table-cell office:value-type="string">
            <text:p>marginalia</text:p>
          </table:table-cell>
          <table:table-cell office:value-type="string">
            <text:p>nota in margine</text:p>
          </table:table-cell>
          <table:table-cell/>
        </table:table-row>
        <table:table-row table:style-name="ro1">
          <table:table-cell office:value-type="string">
            <text:p>margins</text:p>
          </table:table-cell>
          <table:table-cell office:value-type="string">
            <text:p>margini</text:p>
          </table:table-cell>
          <table:table-cell/>
        </table:table-row>
        <table:table-row table:style-name="ro1">
          <table:table-cell office:value-type="string">
            <text:p>mark additional objects</text:p>
          </table:table-cell>
          <table:table-cell office:value-type="string">
            <text:p>selezionare oggetti aggiuntivi</text:p>
          </table:table-cell>
          <table:table-cell/>
        </table:table-row>
        <table:table-row table:style-name="ro1">
          <table:table-cell office:value-type="string">
            <text:p>mark additional points</text:p>
          </table:table-cell>
          <table:table-cell office:value-type="string">
            <text:p>selezionare punti aggiuntivi</text:p>
          </table:table-cell>
          <table:table-cell/>
        </table:table-row>
        <table:table-row table:style-name="ro1">
          <table:table-cell office:value-type="string">
            <text:p>mark glue points</text:p>
          </table:table-cell>
          <table:table-cell office:value-type="string">
            <text:p>contrassegnare punti di incollaggio</text:p>
          </table:table-cell>
          <table:table-cell/>
        </table:table-row>
        <table:table-row table:style-name="ro1">
          <table:table-cell office:value-type="string">
            <text:p>mark invalid data</text:p>
          </table:table-cell>
          <table:table-cell office:value-type="string">
            <text:p>evidenziare i dati non validi</text:p>
          </table:table-cell>
          <table:table-cell/>
        </table:table-row>
        <table:table-row table:style-name="ro1">
          <table:table-cell office:value-type="string">
            <text:p>mark message</text:p>
          </table:table-cell>
          <table:table-cell office:value-type="string">
            <text:p>contrassegnare il messaggio</text:p>
          </table:table-cell>
          <table:table-cell/>
        </table:table-row>
        <table:table-row table:style-name="ro1">
          <table:table-cell office:value-type="string">
            <text:p>mark objects</text:p>
          </table:table-cell>
          <table:table-cell office:value-type="string">
            <text:p>contrassegnare oggetti</text:p>
          </table:table-cell>
          <table:table-cell/>
        </table:table-row>
        <table:table-row table:style-name="ro1">
          <table:table-cell office:value-type="string">
            <text:p>mark points</text:p>
          </table:table-cell>
          <table:table-cell office:value-type="string">
            <text:p>contrassegnare punti</text:p>
          </table:table-cell>
          <table: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contrassegnare</text:p>
          </table:table-cell>
          <table: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contrassegno</text:p>
          </table:table-cell>
          <table:table-cell/>
        </table:table-row>
        <table:table-row table:style-name="ro1">
          <table:table-cell office:value-type="string">
            <text:p>marked documents</text:p>
          </table:table-cell>
          <table:table-cell office:value-type="string">
            <text:p>messaggi contrassegnati</text:p>
          </table:table-cell>
          <table:table-cell/>
        </table:table-row>
        <table:table-row table:style-name="ro1">
          <table:table-cell office:value-type="string">
            <text:p>marked</text:p>
          </table:table-cell>
          <table:table-cell office:value-type="string">
            <text:p>contrassegnato</text:p>
          </table:table-cell>
          <table:table-cell/>
        </table:table-row>
        <table:table-row table:style-name="ro1">
          <table:table-cell office:value-type="string">
            <text:p>marker</text:p>
          </table:table-cell>
          <table:table-cell office:value-type="string">
            <text:p>separatore</text:p>
          </table:table-cell>
          <table:table-cell office:value-type="string">
            <text:p>contrassegno </text:p>
          </table:table-cell>
        </table:table-row>
        <table:table-row table:style-name="ro1">
          <table:table-cell office:value-type="string">
            <text:p>master document</text:p>
          </table:table-cell>
          <table:table-cell office:value-type="string">
            <text:p>documento master</text:p>
          </table:table-cell>
          <table:table-cell/>
        </table:table-row>
        <table:table-row table:style-name="ro1">
          <table:table-cell office:value-type="string">
            <text:p>master password</text:p>
          </table:table-cell>
          <table:table-cell office:value-type="string">
            <text:p>password principale</text:p>
          </table:table-cell>
          <table:table-cell/>
        </table:table-row>
        <table:table-row table:style-name="ro1">
          <table:table-cell office:value-type="string">
            <text:p>master view</text:p>
          </table:table-cell>
          <table:table-cell office:value-type="string">
            <text:p>vista sfondo</text:p>
          </table:table-cell>
          <table:table-cell/>
        </table:table-row>
        <table:table-row table:style-name="ro1">
          <table:table-cell office:value-type="string">
            <text:p>master</text:p>
          </table:table-cell>
          <table:table-cell office:value-type="string">
            <text:p>principale</text:p>
          </table:table-cell>
          <table:table-cell/>
        </table:table-row>
        <table:table-row table:style-name="ro1">
          <table:table-cell office:value-type="string">
            <text:p>match case</text:p>
          </table:table-cell>
          <table:table-cell office:value-type="string">
            <text:p>ricerca esatta</text:p>
          </table:table-cell>
          <table:table-cell/>
        </table:table-row>
        <table:table-row table:style-name="ro1">
          <table:table-cell office:value-type="string">
            <text:p>match character width</text:p>
          </table:table-cell>
          <table:table-cell office:value-type="string">
            <text:p>considera la larghezza dei caratteri</text:p>
          </table:table-cell>
          <table:table-cell/>
        </table:table-row>
        <table:table-row table:style-name="ro1">
          <table:table-cell office:value-type="string">
            <text:p>match</text:p>
          </table:table-cell>
          <table:table-cell office:value-type="string">
            <text:p>confrontare</text:p>
          </table:table-cell>
          <table:table-cell/>
        </table:table-row>
        <table:table-row table:style-name="ro1">
          <table:table-cell office:value-type="string">
            <text:p>material</text:p>
          </table:table-cell>
          <table:table-cell office:value-type="string">
            <text:p>materiale</text:p>
          </table:table-cell>
          <table:table-cell/>
        </table:table-row>
        <table:table-row table:style-name="ro1">
          <table:table-cell table:number-columns-repeated="2" office:value-type="string">
            <text:p>Math</text:p>
          </table:table-cell>
          <table:table-cell/>
        </table:table-row>
        <table:table-row table:style-name="ro1">
          <table:table-cell office:value-type="string">
            <text:p>mathematical operators</text:p>
          </table:table-cell>
          <table:table-cell office:value-type="string">
            <text:p>operatori matematici</text:p>
          </table:table-cell>
          <table:table-cell/>
        </table:table-row>
        <table:table-row table:style-name="ro1">
          <table:table-cell office:value-type="string">
            <text:p>mathematical</text:p>
          </table:table-cell>
          <table:table-cell office:value-type="string">
            <text:p>matematica</text:p>
          </table:table-cell>
          <table:table-cell/>
        </table:table-row>
        <table:table-row table:style-name="ro1">
          <table:table-cell office:value-type="string">
            <text:p>matrix stack</text:p>
          </table:table-cell>
          <table:table-cell office:value-type="string">
            <text:p>disposizione matrice</text:p>
          </table:table-cell>
          <table:table-cell/>
        </table:table-row>
        <table:table-row table:style-name="ro1">
          <table:table-cell office:value-type="string">
            <text:p>matrix</text:p>
          </table:table-cell>
          <table:table-cell office:value-type="string">
            <text:p>matrici</text:p>
          </table:table-cell>
          <table:table-cell/>
        </table:table-row>
        <table:table-row table:style-name="ro1">
          <table:table-cell table:number-columns-repeated="2" office:value-type="string">
            <text:p>max</text:p>
          </table:table-cell>
          <table:table-cell/>
        </table:table-row>
        <table:table-row table:style-name="ro1">
          <table:table-cell office:value-type="string">
            <text:p>maximal frame height</text:p>
          </table:table-cell>
          <table:table-cell office:value-type="string">
            <text:p>altezza massima cornice</text:p>
          </table:table-cell>
          <table:table-cell/>
        </table:table-row>
        <table:table-row table:style-name="ro1">
          <table:table-cell office:value-type="string">
            <text:p>maximal frame width</text:p>
          </table:table-cell>
          <table:table-cell office:value-type="string">
            <text:p>larghezza massima cornice</text:p>
          </table:table-cell>
          <table:table-cell/>
        </table:table-row>
        <table:table-row table:style-name="ro1">
          <table:table-cell office:value-type="string">
            <text:p>maximize</text:p>
          </table:table-cell>
          <table:table-cell office:value-type="string">
            <text:p>ingrandire</text:p>
          </table:table-cell>
          <table:table-cell/>
        </table:table-row>
        <table:table-row table:style-name="ro1">
          <table:table-cell office:value-type="string">
            <text:p>maximum footnote height</text:p>
          </table:table-cell>
          <table:table-cell office:value-type="string">
            <text:p>altezza massima nota a piè pagina</text:p>
          </table:table-cell>
          <table:table-cell/>
        </table:table-row>
        <table:table-row table:style-name="ro1">
          <table:table-cell office:value-type="string">
            <text:p>maximum</text:p>
          </table:table-cell>
          <table:table-cell office:value-type="string">
            <text:p>massimo</text:p>
          </table:table-cell>
          <table:table-cell/>
        </table:table-row>
        <table:table-row table:style-name="ro1">
          <table:table-cell office:value-type="string">
            <text:p>mean value</text:p>
          </table:table-cell>
          <table:table-cell office:value-type="string">
            <text:p>valore medio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office:value-type="string">
            <text:p>media</text:p>
          </table:table-cell>
          <table:table-cell/>
        </table:table-row>
        <table:table-row table:style-name="ro1">
          <table:table-cell office:value-type="string">
            <text:p>meaning</text:p>
          </table:table-cell>
          <table:table-cell office:value-type="string">
            <text:p>significato</text:p>
          </table:table-cell>
          <table:table-cell/>
        </table:table-row>
        <table:table-row table:style-name="ro1">
          <table:table-cell office:value-type="string">
            <text:p>measure below object</text:p>
          </table:table-cell>
          <table:table-cell office:value-type="string">
            <text:p>linea di quotatura sotto l'oggetto</text:p>
          </table:table-cell>
          <table:table-cell/>
        </table:table-row>
        <table:table-row table:style-name="ro1">
          <table:table-cell office:value-type="string">
            <text:p>measure unit display</text:p>
          </table:table-cell>
          <table:table-cell office:value-type="string">
            <text:p>visualizzazione unità di misura</text:p>
          </table:table-cell>
          <table:table-cell/>
        </table:table-row>
        <table:table-row table:style-name="ro1">
          <table:table-cell office:value-type="string">
            <text:p>measure unit</text:p>
          </table:table-cell>
          <table:table-cell office:value-type="string">
            <text:p>unità di misura</text:p>
          </table:table-cell>
          <table:table-cell/>
        </table:table-row>
        <table:table-row table:style-name="ro1">
          <table:table-cell office:value-type="string">
            <text:p>measurement unit</text:p>
          </table:table-cell>
          <table:table-cell office:value-type="string">
            <text:p>unità di misura</text:p>
          </table:table-cell>
          <table:table-cell/>
        </table:table-row>
        <table:table-row table:style-name="ro1">
          <table:table-cell office:value-type="string">
            <text:p>median</text:p>
          </table:table-cell>
          <table:table-cell office:value-type="string">
            <text:p>mediana</text:p>
          </table:table-cell>
          <table:table-cell/>
        </table:table-row>
        <table:table-row table:style-name="ro1">
          <table:table-cell office:value-type="string">
            <text:p>medium</text:p>
          </table:table-cell>
          <table:table-cell office:value-type="string">
            <text:p>medio</text:p>
          </table:table-cell>
          <table:table-cell/>
        </table:table-row>
        <table:table-row table:style-name="ro1">
          <table:table-cell office:value-type="string">
            <text:p>medium</text:p>
          </table:table-cell>
          <table:table-cell office:value-type="string">
            <text:p>mezzo</text:p>
          </table:table-cell>
          <table:table-cell/>
        </table:table-row>
        <table:table-row table:style-name="ro1">
          <table:table-cell table:number-columns-repeated="2" office:value-type="string">
            <text:p>memo</text:p>
          </table:table-cell>
          <table:table-cell/>
        </table:table-row>
        <table:table-row table:style-name="ro1">
          <table:table-cell office:value-type="string">
            <text:p>memory per object</text:p>
          </table:table-cell>
          <table:table-cell office:value-type="string">
            <text:p>memoria per oggetto</text:p>
          </table:table-cell>
          <table:table-cell/>
        </table:table-row>
        <table:table-row table:style-name="ro1">
          <table:table-cell office:value-type="string">
            <text:p>memory</text:p>
          </table:table-cell>
          <table:table-cell office:value-type="string">
            <text:p>memoria principale</text:p>
          </table:table-cell>
          <table:table-cell/>
        </table:table-row>
        <table:table-row table:style-name="ro1">
          <table:table-cell office:value-type="string">
            <text:p>menu entries</text:p>
          </table:table-cell>
          <table:table-cell office:value-type="string">
            <text:p>voci del menu</text:p>
          </table:table-cell>
          <table:table-cell/>
        </table:table-row>
        <table:table-row table:style-name="ro1">
          <table:table-cell table:number-columns-repeated="2" office:value-type="string">
            <text:p>menu on/off</text:p>
          </table:table-cell>
          <table:table-cell office:value-type="string">
            <text:p>mostra/nascondi</text:p>
          </table:table-cell>
        </table:table-row>
        <table:table-row table:style-name="ro1">
          <table:table-cell table:number-columns-repeated="2" office:value-type="string">
            <text:p>menu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string">
            <text:p>mercurio</text:p>
          </table:table-cell>
          <table:table-cell/>
        </table:table-row>
        <table:table-row table:style-name="ro1">
          <table:table-cell office:value-type="string">
            <text:p>merge cells</text:p>
          </table:table-cell>
          <table:table-cell office:value-type="string">
            <text:p>unire celle</text:p>
          </table:table-cell>
          <table:table-cell/>
        </table:table-row>
        <table:table-row table:style-name="ro1">
          <table:table-cell office:value-type="string">
            <text:p>merge delimiters</text:p>
          </table:table-cell>
          <table:table-cell office:value-type="string">
            <text:p>raggruppa i separatori di campo</text:p>
          </table:table-cell>
          <table:table-cell/>
        </table:table-row>
        <table:table-row table:style-name="ro1">
          <table:table-cell office:value-type="string">
            <text:p>merge documents</text:p>
          </table:table-cell>
          <table:table-cell office:value-type="string">
            <text:p>unire documento</text:p>
          </table:table-cell>
          <table:table-cell/>
        </table:table-row>
        <table:table-row table:style-name="ro1">
          <table:table-cell office:value-type="string">
            <text:p>merge table</text:p>
          </table:table-cell>
          <table:table-cell office:value-type="string">
            <text:p>collega tabella</text:p>
          </table:table-cell>
          <table:table-cell office:value-type="string">
            <text:p>unire tabella </text:p>
          </table:table-cell>
        </table:table-row>
        <table:table-row table:style-name="ro1">
          <table:table-cell office:value-type="string">
            <text:p>merge tables</text:p>
          </table:table-cell>
          <table:table-cell office:value-type="string">
            <text:p>collega tabelle</text:p>
          </table:table-cell>
          <table:table-cell office:value-type="string">
            <text:p>unire tabelle 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string">
            <text:p>unire</text:p>
          </table:table-cell>
          <table:table-cell/>
        </table:table-row>
        <table:table-row table:style-name="ro1">
          <table:table-cell office:value-type="string">
            <text:p>message</text:p>
          </table:table-cell>
          <table:table-cell office:value-type="string">
            <text:p>messaggio</text:p>
          </table:table-cell>
          <table:table-cell/>
        </table:table-row>
        <table:table-row table:style-name="ro1">
          <table:table-cell office:value-type="string">
            <text:p>met options</text:p>
          </table:table-cell>
          <table:table-cell office:value-type="string">
            <text:p>opzioni met</text:p>
          </table:table-cell>
          <table:table-cell/>
        </table:table-row>
        <table:table-row table:style-name="ro1">
          <table:table-cell table:number-columns-repeated="2" office:value-type="string">
            <text:p>metafile</text:p>
          </table:table-cell>
          <table:table-cell/>
        </table:table-row>
        <table:table-row table:style-name="ro1">
          <table:table-cell office:value-type="string">
            <text:p>metal</text:p>
          </table:table-cell>
          <table:table-cell office:value-type="string">
            <text:p>metallo</text:p>
          </table:table-cell>
          <table:table-cell/>
        </table:table-row>
        <table:table-row table:style-name="ro1">
          <table:table-cell office:value-type="string">
            <text:p>meter</text:p>
          </table:table-cell>
          <table:table-cell office:value-type="string">
            <text:p>metro</text:p>
          </table:table-cell>
          <table:table-cell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odo</text:p>
          </table:table-cell>
          <table:table-cell/>
        </table:table-row>
        <table:table-row table:style-name="ro1">
          <table:table-cell office:value-type="string">
            <text:p>metrics</text:p>
          </table:table-cell>
          <table:table-cell office:value-type="string">
            <text:p>metrici</text:p>
          </table:table-cell>
          <table:table-cell/>
        </table:table-row>
        <table:table-row table:style-name="ro1">
          <table:table-cell office:value-type="string">
            <text:p>middle dots</text:p>
          </table:table-cell>
          <table:table-cell office:value-type="string">
            <text:p>punto al centro</text:p>
          </table:table-cell>
          <table:table-cell/>
        </table:table-row>
        <table:table-row table:style-name="ro1">
          <table:table-cell office:value-type="string">
            <text:p>middle mouse button</text:p>
          </table:table-cell>
          <table:table-cell office:value-type="string">
            <text:p>tasto medio del mouse</text:p>
          </table:table-cell>
          <table:table-cell/>
        </table:table-row>
        <table:table-row table:style-name="ro1">
          <table:table-cell office:value-type="string">
            <text:p>middle</text:p>
          </table:table-cell>
          <table:table-cell office:value-type="string">
            <text:p>al centro</text:p>
          </table:table-cell>
          <table:table-cell/>
        </table:table-row>
        <table:table-row table:style-name="ro1">
          <table:table-cell table:number-columns-repeated="2" office:value-type="string">
            <text:p>midi</text:p>
          </table:table-cell>
          <table:table-cell/>
        </table:table-row>
        <table:table-row table:style-name="ro1">
          <table:table-cell office:value-type="string">
            <text:p>miles</text:p>
          </table:table-cell>
          <table:table-cell office:value-type="string">
            <text:p>miglio</text:p>
          </table:table-cell>
          <table:table-cell/>
        </table:table-row>
        <table:table-row table:style-name="ro1">
          <table:table-cell office:value-type="string">
            <text:p>minimize</text:p>
          </table:table-cell>
          <table:table-cell office:value-type="string">
            <text:p>ridurre</text:p>
          </table:table-cell>
          <table:table-cell/>
        </table:table-row>
        <table:table-row table:style-name="ro1">
          <table:table-cell office:value-type="string">
            <text:p>minimum change</text:p>
          </table:table-cell>
          <table:table-cell office:value-type="string">
            <text:p>scarto consentito</text:p>
          </table:table-cell>
          <table:table-cell/>
        </table:table-row>
        <table:table-row table:style-name="ro1">
          <table:table-cell office:value-type="string">
            <text:p>minimum installation</text:p>
          </table:table-cell>
          <table:table-cell office:value-type="string">
            <text:p>installazione minima</text:p>
          </table:table-cell>
          <table:table-cell/>
        </table:table-row>
        <table:table-row table:style-name="ro1">
          <table:table-cell office:value-type="string">
            <text:p>minimum</text:p>
          </table:table-cell>
          <table:table-cell office:value-type="string">
            <text:p>minimo</text:p>
          </table:table-cell>
          <table:table-cell/>
        </table:table-row>
        <table:table-row table:style-name="ro1">
          <table:table-cell office:value-type="string">
            <text:p>minor grid</text:p>
          </table:table-cell>
          <table:table-cell office:value-type="string">
            <text:p>griglia ausiliaria</text:p>
          </table:table-cell>
          <table:table-cell/>
        </table:table-row>
        <table:table-row table:style-name="ro1">
          <table:table-cell office:value-type="string">
            <text:p>minute</text:p>
          </table:table-cell>
          <table:table-cell office:value-type="string">
            <text:p>minuto</text:p>
          </table:table-cell>
          <table:table-cell/>
        </table:table-row>
        <table:table-row table:style-name="ro1">
          <table:table-cell office:value-type="string">
            <text:p>minutes</text:p>
          </table:table-cell>
          <table:table-cell office:value-type="string">
            <text:p>protocollo</text:p>
          </table:table-cell>
          <table:table-cell/>
        </table:table-row>
        <table:table-row table:style-name="ro1">
          <table:table-cell office:value-type="string">
            <text:p>mirrored</text:p>
          </table:table-cell>
          <table:table-cell office:value-type="string">
            <text:p>rispecchiato</text:p>
          </table:table-cell>
          <table:table-cell/>
        </table:table-row>
        <table:table-row table:style-name="ro1">
          <table:table-cell office:value-type="string">
            <text:p>miscellaneous options</text:p>
          </table:table-cell>
          <table:table-cell office:value-type="string">
            <text:p>ulteriori opzioni</text:p>
          </table:table-cell>
          <table:table-cell/>
        </table:table-row>
        <table:table-row table:style-name="ro1">
          <table:table-cell office:value-type="string">
            <text:p>miscellaneous</text:p>
          </table:table-cell>
          <table:table-cell office:value-type="string">
            <text:p>varie</text:p>
          </table:table-cell>
          <table:table-cell/>
        </table:table-row>
        <table:table-row table:style-name="ro1">
          <table:table-cell office:value-type="string">
            <text:p>mixed-speed CPU</text:p>
          </table:table-cell>
          <table:table-cell office:value-type="string">
            <text:p>processori a più velocità</text:p>
          </table:table-cell>
          <table:table-cell/>
        </table:table-row>
        <table:table-row table:style-name="ro1">
          <table:table-cell office:value-type="string">
            <text:p>mobile phone</text:p>
          </table:table-cell>
          <table:table-cell office:value-type="string">
            <text:p>telefono cellulare</text:p>
          </table:table-cell>
          <table:table-cell office:value-type="string">
            <text:p>cellulare</text:p>
          </table:table-cell>
        </table:table-row>
        <table:table-row table:style-name="ro1">
          <table:table-cell office:value-type="string">
            <text:p>mobile phone</text:p>
          </table:table-cell>
          <table:table-cell office:value-type="string">
            <text:p>telefono cellulare</text:p>
          </table:table-cell>
          <table:table-cell/>
        </table:table-row>
        <table:table-row table:style-name="ro1">
          <table:table-cell table:number-columns-repeated="2" office:value-type="string">
            <text:p>Mobile Wireless Internet Forum (MWIF)</text:p>
          </table:table-cell>
          <table:table-cell/>
        </table:table-row>
        <table:table-row table:style-name="ro1">
          <table:table-cell office:value-type="string">
            <text:p>mobile</text:p>
          </table:table-cell>
          <table:table-cell office:value-type="string">
            <text:p>cellulare</text:p>
          </table:table-cell>
          <table:table-cell/>
        </table:table-row>
        <table:table-row table:style-name="ro1">
          <table:table-cell office:value-type="string">
            <text:p>mode</text:p>
          </table:table-cell>
          <table:table-cell office:value-type="string">
            <text:p>metodo</text:p>
          </table:table-cell>
          <table:table-cell/>
        </table:table-row>
        <table:table-row table:style-name="ro1">
          <table:table-cell office:value-type="string">
            <text:p>model</text:p>
          </table:table-cell>
          <table:table-cell office:value-type="string">
            <text:p>modello</text:p>
          </table:table-cell>
          <table:table-cell/>
        </table:table-row>
        <table:table-row table:style-name="ro1">
          <table:table-cell office:value-type="string">
            <text:p>modern</text:p>
          </table:table-cell>
          <table:table-cell office:value-type="string">
            <text:p>moderno</text:p>
          </table:table-cell>
          <table:table-cell/>
        </table:table-row>
        <table:table-row table:style-name="ro1">
          <table:table-cell office:value-type="string">
            <text:p>modification date</text:p>
          </table:table-cell>
          <table:table-cell office:value-type="string">
            <text:p>data di modifica</text:p>
          </table:table-cell>
          <table:table-cell/>
        </table:table-row>
        <table:table-row table:style-name="ro1">
          <table:table-cell office:value-type="string">
            <text:p>modified</text:p>
          </table:table-cell>
          <table:table-cell office:value-type="string">
            <text:p>modificare</text:p>
          </table:table-cell>
          <table:table-cell/>
        </table:table-row>
        <table:table-row table:style-name="ro1">
          <table:table-cell office:value-type="string">
            <text:p>modify</text:p>
          </table:table-cell>
          <table:table-cell office:value-type="string">
            <text:p>cambiare</text:p>
          </table:table-cell>
          <table:table-cell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o</text:p>
          </table:table-cell>
          <table:table-cell/>
        </table:table-row>
        <table:table-row table:style-name="ro1">
          <table:table-cell office:value-type="string">
            <text:p>module/dialog</text:p>
          </table:table-cell>
          <table:table-cell office:value-type="string">
            <text:p>modulo/dialogo</text:p>
          </table:table-cell>
          <table:table-cell/>
        </table:table-row>
        <table:table-row table:style-name="ro1">
          <table:table-cell office:value-type="string">
            <text:p>modules</text:p>
          </table:table-cell>
          <table:table-cell office:value-type="string">
            <text:p>moduli</text:p>
          </table:table-cell>
          <table:table-cell/>
        </table:table-row>
        <table:table-row table:style-name="ro1">
          <table:table-cell office:value-type="string">
            <text:p>mom-and-pop shop</text:p>
          </table:table-cell>
          <table:table-cell office:value-type="string">
            <text:p>impresa operante su piccola scala</text:p>
          </table:table-cell>
          <table:table-cell/>
        </table:table-row>
        <table:table-row table:style-name="ro1">
          <table:table-cell office:value-type="string">
            <text:p>monitor resolution</text:p>
          </table:table-cell>
          <table:table-cell office:value-type="string">
            <text:p>risoluzione monitor</text:p>
          </table:table-cell>
          <table:table-cell/>
        </table:table-row>
        <table:table-row table:style-name="ro1">
          <table:table-cell office:value-type="string">
            <text:p>month</text:p>
          </table:table-cell>
          <table:table-cell office:value-type="string">
            <text:p>mese</text:p>
          </table:table-cell>
          <table:table-cell/>
        </table:table-row>
        <table:table-row table:style-name="ro1">
          <table:table-cell table:number-columns-repeated="2" office:value-type="string">
            <text:p>morphing</text:p>
          </table:table-cell>
          <table:table-cell/>
        </table:table-row>
        <table:table-row table:style-name="ro1">
          <table:table-cell office:value-type="string">
            <text:p>mosaic</text:p>
          </table:table-cell>
          <table:table-cell office:value-type="string">
            <text:p>mosaico</text:p>
          </table:table-cell>
          <table:table-cell/>
        </table:table-row>
        <table:table-row table:style-name="ro1">
          <table:table-cell office:value-type="string">
            <text:p>mouse button pressed</text:p>
          </table:table-cell>
          <table:table-cell office:value-type="string">
            <text:p>tasto del mouse premuto</text:p>
          </table:table-cell>
          <table:table-cell/>
        </table:table-row>
        <table:table-row table:style-name="ro1">
          <table:table-cell office:value-type="string">
            <text:p>mouse button released</text:p>
          </table:table-cell>
          <table:table-cell office:value-type="string">
            <text:p>tasto del mouse rilasciato</text:p>
          </table:table-cell>
          <table:table-cell/>
        </table:table-row>
        <table:table-row table:style-name="ro1">
          <table:table-cell office:value-type="string">
            <text:p>mouse inside</text:p>
          </table:table-cell>
          <table:table-cell office:value-type="string">
            <text:p>mouse dentro</text:p>
          </table:table-cell>
          <table:table-cell/>
        </table:table-row>
        <table:table-row table:style-name="ro1">
          <table:table-cell office:value-type="string">
            <text:p>mouse leaves object</text:p>
          </table:table-cell>
          <table:table-cell office:value-type="string">
            <text:p>mouse fuori dall'oggetto</text:p>
          </table:table-cell>
          <table:table-cell/>
        </table:table-row>
        <table:table-row table:style-name="ro1">
          <table:table-cell office:value-type="string">
            <text:p>mouse over object</text:p>
          </table:table-cell>
          <table:table-cell office:value-type="string">
            <text:p>mouse sopra oggetto</text:p>
          </table:table-cell>
          <table:table-cell/>
        </table:table-row>
        <table:table-row table:style-name="ro1">
          <table:table-cell office:value-type="string">
            <text:p>mouse pointer visible</text:p>
          </table:table-cell>
          <table:table-cell office:value-type="string">
            <text:p>puntatore mouse visibile</text:p>
          </table:table-cell>
          <table:table-cell/>
        </table:table-row>
        <table:table-row table:style-name="ro1">
          <table:table-cell office:value-type="string">
            <text:p>mouse pointer</text:p>
          </table:table-cell>
          <table:table-cell office:value-type="string">
            <text:p>puntatore mouse</text:p>
          </table:table-cell>
          <table:table-cell/>
        </table:table-row>
        <table:table-row table:style-name="ro1">
          <table:table-cell table:number-columns-repeated="2" office:value-type="string">
            <text:p>mouse</text:p>
          </table:table-cell>
          <table:table-cell/>
        </table:table-row>
        <table:table-row table:style-name="ro1">
          <table:table-cell office:value-type="string">
            <text:p>move</text:p>
          </table:table-cell>
          <table:table-cell office:value-type="string">
            <text:p>spostare</text:p>
          </table:table-cell>
          <table:table-cell/>
        </table:table-row>
        <table:table-row table:style-name="ro1">
          <table:table-cell office:value-type="string">
            <text:p>movement</text:p>
          </table:table-cell>
          <table:table-cell office:value-type="string">
            <text:p>movimento</text:p>
          </table:table-cell>
          <table:table-cell/>
        </table:table-row>
        <table:table-row table:style-name="ro1">
          <table:table-cell office:value-type="string">
            <text:p>mozilla / netscape</text:p>
          </table:table-cell>
          <table:table-cell office:value-type="string">
            <text:p>Mozilla / Netscape</text:p>
          </table:table-cell>
          <table:table-cell/>
        </table:table-row>
        <table:table-row table:style-name="ro1">
          <table:table-cell office:value-type="string">
            <text:p>mozilla address book</text:p>
          </table:table-cell>
          <table:table-cell office:value-type="string">
            <text:p>rubrica Mozilla</text:p>
          </table:table-cell>
          <table:table-cell/>
        </table:table-row>
        <table:table-row table:style-name="ro1">
          <table:table-cell table:number-columns-repeated="2" office:value-type="string">
            <text:p>MSNBC</text:p>
          </table:table-cell>
          <table:table-cell/>
        </table:table-row>
        <table:table-row table:style-name="ro1">
          <table:table-cell office:value-type="string">
            <text:p>MSRP</text:p>
          </table:table-cell>
          <table:table-cell office:value-type="string">
            <text:p>MSRP (prezzo di vendita al dettaglio consigliato dal produttore)</text:p>
          </table:table-cell>
          <table:table-cell/>
        </table:table-row>
        <table:table-row table:style-name="ro1">
          <table:table-cell office:value-type="string">
            <text:p>mu</text:p>
          </table:table-cell>
          <table:table-cell office:value-type="string">
            <text:p>mi</text:p>
          </table:table-cell>
          <table:table-cell/>
        </table:table-row>
        <table:table-row table:style-name="ro1">
          <table:table-cell office:value-type="string">
            <text:p>multihead capability</text:p>
          </table:table-cell>
          <table:table-cell office:value-type="string">
            <text:p>funzionalità multihead</text:p>
          </table:table-cell>
          <table:table-cell/>
        </table:table-row>
        <table:table-row table:style-name="ro1">
          <table:table-cell office:value-type="string">
            <text:p>multiline input</text:p>
          </table:table-cell>
          <table:table-cell office:value-type="string">
            <text:p>digitazione a più righe</text:p>
          </table:table-cell>
          <table:table-cell/>
        </table:table-row>
        <table:table-row table:style-name="ro1">
          <table:table-cell office:value-type="string">
            <text:p>multimate import filters</text:p>
          </table:table-cell>
          <table:table-cell office:value-type="string">
            <text:p>filtri d'importazione multimate</text:p>
          </table:table-cell>
          <table:table-cell/>
        </table:table-row>
        <table:table-row table:style-name="ro1">
          <table:table-cell office:value-type="string">
            <text:p>multinomial</text:p>
          </table:table-cell>
          <table:table-cell office:value-type="string">
            <text:p>multinominale</text:p>
          </table:table-cell>
          <table:table-cell/>
        </table:table-row>
        <table:table-row table:style-name="ro1">
          <table:table-cell office:value-type="string">
            <text:p>multiple operations</text:p>
          </table:table-cell>
          <table:table-cell office:value-type="string">
            <text:p>operazione multipla</text:p>
          </table:table-cell>
          <table:table-cell/>
        </table:table-row>
        <table:table-row table:style-name="ro1">
          <table:table-cell office:value-type="string">
            <text:p>multiple pages</text:p>
          </table:table-cell>
          <table:table-cell office:value-type="string">
            <text:p>più pagine</text:p>
          </table:table-cell>
          <table:table-cell/>
        </table:table-row>
        <table:table-row table:style-name="ro1">
          <table:table-cell office:value-type="string">
            <text:p>multiple</text:p>
          </table:table-cell>
          <table:table-cell office:value-type="string">
            <text:p>multiplo</text:p>
          </table:table-cell>
          <table:table-cell/>
        </table:table-row>
        <table:table-row table:style-name="ro1">
          <table:table-cell office:value-type="string">
            <text:p>multiplication</text:p>
          </table:table-cell>
          <table:table-cell office:value-type="string">
            <text:p>moltiplicazione</text:p>
          </table:table-cell>
          <table:table-cell/>
        </table:table-row>
        <table:table-row table:style-name="ro1">
          <table:table-cell office:value-type="string">
            <text:p>multiply</text:p>
          </table:table-cell>
          <table:table-cell office:value-type="string">
            <text:p>moltiplicare</text:p>
          </table:table-cell>
          <table:table-cell/>
        </table:table-row>
        <table:table-row table:style-name="ro1">
          <table:table-cell table:number-columns-repeated="2" office:value-type="string">
            <text:p>multirange</text:p>
          </table:table-cell>
          <table:table-cell/>
        </table:table-row>
        <table:table-row table:style-name="ro1">
          <table:table-cell office:value-type="string">
            <text:p>multisampling</text:p>
          </table:table-cell>
          <table:table-cell office:value-type="string">
            <text:p>multicampionamento</text:p>
          </table:table-cell>
          <table:table-cell/>
        </table:table-row>
        <table:table-row table:style-name="ro1">
          <table:table-cell office:value-type="string">
            <text:p>multiscripting</text:p>
          </table:table-cell>
          <table:table-cell office:value-type="string">
            <text:p>multiscript</text:p>
          </table:table-cell>
          <table:table-cell/>
        </table:table-row>
        <table:table-row table:style-name="ro1">
          <table:table-cell office:value-type="string">
            <text:p>multiselection</text:p>
          </table:table-cell>
          <table:table-cell office:value-type="string">
            <text:p>selezione multipla</text:p>
          </table:table-cell>
          <table:table-cell/>
        </table:table-row>
        <table:table-row table:style-name="ro1">
          <table:table-cell office:value-type="string">
            <text:p>multithreading library</text:p>
          </table:table-cell>
          <table:table-cell office:value-type="string">
            <text:p>libreria multithread</text:p>
          </table:table-cell>
          <table:table-cell office:value-type="string">
            <text:p>Instead of buying a one-time software license, customers buy the right to install any new release of products covered in the agreement during the specified time period. </text:p>
          </table:table-cell>
        </table:table-row>
        <table:table-row table:style-name="ro1">
          <table:table-cell table:number-columns-repeated="2" office:value-type="string">
            <text:p>munit</text:p>
          </table:table-cell>
          <table:table-cell/>
        </table:table-row>
        <table:table-row table:style-name="ro1">
          <table:table-cell office:value-type="string">
            <text:p>my documents</text:p>
          </table:table-cell>
          <table:table-cell office:value-type="string">
            <text:p>cartella di lavoro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nome</text:p>
          </table:table-cell>
          <table:table-cell/>
        </table:table-row>
        <table:table-row table:style-name="ro1">
          <table:table-cell office:value-type="string">
            <text:p>naming conflict</text:p>
          </table:table-cell>
          <table:table-cell office:value-type="string">
            <text:p>conflitto di nomi</text:p>
          </table:table-cell>
          <table:table-cell/>
        </table:table-row>
        <table:table-row table:style-name="ro1">
          <table:table-cell office:value-type="string">
            <text:p>natural logarithm</text:p>
          </table:table-cell>
          <table:table-cell office:value-type="string">
            <text:p>logaritmo naturale</text:p>
          </table:table-cell>
          <table:table-cell/>
        </table:table-row>
        <table:table-row table:style-name="ro1">
          <table:table-cell office:value-type="string">
            <text:p>natural numbers set</text:p>
          </table:table-cell>
          <table:table-cell office:value-type="string">
            <text:p>insieme dei numeri naturali</text:p>
          </table:table-cell>
          <table:table-cell/>
        </table:table-row>
        <table:table-row table:style-name="ro1">
          <table:table-cell office:value-type="string">
            <text:p>natural spline</text:p>
          </table:table-cell>
          <table:table-cell office:value-type="string">
            <text:p>curva spline naturale</text:p>
          </table:table-cell>
          <table:table-cell/>
        </table:table-row>
        <table:table-row table:style-name="ro1">
          <table:table-cell office:value-type="string">
            <text:p>natural splines</text:p>
          </table:table-cell>
          <table:table-cell office:value-type="string">
            <text:p>curve spline naturali</text:p>
          </table:table-cell>
          <table:table-cell/>
        </table:table-row>
        <table:table-row table:style-name="ro1">
          <table:table-cell office:value-type="string">
            <text:p>navigate</text:p>
          </table:table-cell>
          <table:table-cell office:value-type="string">
            <text:p>navigare</text:p>
          </table:table-cell>
          <table:table-cell/>
        </table:table-row>
        <table:table-row table:style-name="ro1">
          <table:table-cell office:value-type="string">
            <text:p>navigation bar</text:p>
          </table:table-cell>
          <table:table-cell office:value-type="string">
            <text:p>barra di navigazione</text:p>
          </table:table-cell>
          <table:table-cell/>
        </table:table-row>
        <table:table-row table:style-name="ro1">
          <table:table-cell office:value-type="string">
            <text:p>navigation pane</text:p>
          </table:table-cell>
          <table:table-cell office:value-type="string">
            <text:p>area di navigazione</text:p>
          </table:table-cell>
          <table:table-cell/>
        </table:table-row>
        <table:table-row table:style-name="ro1">
          <table:table-cell office:value-type="string">
            <text:p>navigation</text:p>
          </table:table-cell>
          <table:table-cell office:value-type="string">
            <text:p>navigazione</text:p>
          </table:table-cell>
          <table:table-cell/>
        </table:table-row>
        <table:table-row table:style-name="ro1">
          <table:table-cell office:value-type="string">
            <text:p>navigator</text:p>
          </table:table-cell>
          <table:table-cell office:value-type="string">
            <text:p>navigatore</text:p>
          </table:table-cell>
          <table:table-cell/>
        </table:table-row>
        <table:table-row table:style-name="ro1">
          <table:table-cell office:value-type="string">
            <text:p>negative deviation</text:p>
          </table:table-cell>
          <table:table-cell office:value-type="string">
            <text:p>deviazione negativa</text:p>
          </table:table-cell>
          <table:table-cell/>
        </table:table-row>
        <table:table-row table:style-name="ro1">
          <table:table-cell office:value-type="string">
            <text:p>negative numbers red</text:p>
          </table:table-cell>
          <table:table-cell office:value-type="string">
            <text:p>valori negativi in rosso</text:p>
          </table:table-cell>
          <table:table-cell/>
        </table:table-row>
        <table:table-row table:style-name="ro1">
          <table:table-cell office:value-type="string">
            <text:p>net access</text:p>
          </table:table-cell>
          <table:table-cell office:value-type="string">
            <text:p>accesso rete</text:p>
          </table:table-cell>
          <table:table-cell/>
        </table:table-row>
        <table:table-row table:style-name="ro1">
          <table:table-cell office:value-type="string">
            <text:p>net</text:p>
          </table:table-cell>
          <table:table-cell office:value-type="string">
            <text:p>rete</text:p>
          </table:table-cell>
          <table:table-cell/>
        </table:table-row>
        <table:table-row table:style-name="ro1">
          <table:table-cell office:value-type="string">
            <text:p>netscape bookmark</text:p>
          </table:table-cell>
          <table:table-cell office:value-type="string">
            <text:p>segnalibro Netscape</text:p>
          </table:table-cell>
          <table:table-cell/>
        </table:table-row>
        <table:table-row table:style-name="ro1">
          <table:table-cell office:value-type="string">
            <text:p>netting</text:p>
          </table:table-cell>
          <table:table-cell office:value-type="string">
            <text:p>rete</text:p>
          </table:table-cell>
          <table:table-cell/>
        </table:table-row>
        <table:table-row table:style-name="ro1">
          <table:table-cell office:value-type="string">
            <text:p>network connection</text:p>
          </table:table-cell>
          <table:table-cell office:value-type="string">
            <text:p>collegamento alla rete</text:p>
          </table:table-cell>
          <table:table-cell/>
        </table:table-row>
        <table:table-row table:style-name="ro1">
          <table:table-cell office:value-type="string">
            <text:p>network identity</text:p>
          </table:table-cell>
          <table:table-cell office:value-type="string">
            <text:p>identità network</text:p>
          </table:table-cell>
          <table:table-cell/>
        </table:table-row>
        <table:table-row table:style-name="ro1">
          <table:table-cell office:value-type="string">
            <text:p>network infrastructure application</text:p>
          </table:table-cell>
          <table:table-cell office:value-type="string">
            <text:p>applicazione per l'infrastruttura di rete</text:p>
          </table:table-cell>
          <table:table-cell/>
        </table:table-row>
        <table:table-row table:style-name="ro1">
          <table:table-cell office:value-type="string">
            <text:p>network throughput</text:p>
          </table:table-cell>
          <table:table-cell office:value-type="string">
            <text:p>throughput della rete</text:p>
          </table:table-cell>
          <table:table-cell/>
        </table:table-row>
        <table:table-row table:style-name="ro1">
          <table:table-cell table:number-columns-repeated="2" office:value-type="string">
            <text:p>news</text:p>
          </table:table-cell>
          <table:table-cell/>
        </table:table-row>
        <table:table-row table:style-name="ro1">
          <table:table-cell office:value-type="string">
            <text:p>newsgroup</text:p>
          </table:table-cell>
          <table:table-cell office:value-type="string">
            <text:p>gruppo di discussione</text:p>
          </table:table-cell>
          <table:table-cell/>
        </table:table-row>
        <table:table-row table:style-name="ro1">
          <table:table-cell office:value-type="string">
            <text:p>next bookmark</text:p>
          </table:table-cell>
          <table:table-cell office:value-type="string">
            <text:p>segnalibro successivo</text:p>
          </table:table-cell>
          <table:table-cell/>
        </table:table-row>
        <table:table-row table:style-name="ro1">
          <table:table-cell office:value-type="string">
            <text:p>next control</text:p>
          </table:table-cell>
          <table:table-cell office:value-type="string">
            <text:p>campo di controllo successivo</text:p>
          </table:table-cell>
          <table:table-cell/>
        </table:table-row>
        <table:table-row table:style-name="ro1">
          <table:table-cell office:value-type="string">
            <text:p>next drawing</text:p>
          </table:table-cell>
          <table:table-cell office:value-type="string">
            <text:p>oggetto di disegno successivo</text:p>
          </table:table-cell>
          <table:table-cell/>
        </table:table-row>
        <table:table-row table:style-name="ro1">
          <table:table-cell office:value-type="string">
            <text:p>next error</text:p>
          </table:table-cell>
          <table:table-cell office:value-type="string">
            <text:p>errore successivo</text:p>
          </table:table-cell>
          <table:table-cell/>
        </table:table-row>
        <table:table-row table:style-name="ro1">
          <table:table-cell office:value-type="string">
            <text:p>next footnote</text:p>
          </table:table-cell>
          <table:table-cell office:value-type="string">
            <text:p>nota a piè pagina successiva</text:p>
          </table:table-cell>
          <table:table-cell/>
        </table:table-row>
        <table:table-row table:style-name="ro1">
          <table:table-cell office:value-type="string">
            <text:p>next graphic</text:p>
          </table:table-cell>
          <table:table-cell office:value-type="string">
            <text:p>immagine successiva</text:p>
          </table:table-cell>
          <table:table-cell/>
        </table:table-row>
        <table:table-row table:style-name="ro1">
          <table:table-cell office:value-type="string">
            <text:p>next heading</text:p>
          </table:table-cell>
          <table:table-cell office:value-type="string">
            <text:p>intestazione successiva</text:p>
          </table:table-cell>
          <table:table-cell/>
        </table:table-row>
        <table:table-row table:style-name="ro1">
          <table:table-cell office:value-type="string">
            <text:p>next index entry</text:p>
          </table:table-cell>
          <table:table-cell office:value-type="string">
            <text:p>voce d'indice successiva</text:p>
          </table:table-cell>
          <table:table-cell/>
        </table:table-row>
        <table:table-row table:style-name="ro1">
          <table:table-cell office:value-type="string">
            <text:p>next link</text:p>
          </table:table-cell>
          <table:table-cell office:value-type="string">
            <text:p>successivo</text:p>
          </table:table-cell>
          <table:table-cell/>
        </table:table-row>
        <table:table-row table:style-name="ro1">
          <table:table-cell office:value-type="string">
            <text:p>next</text:p>
          </table:table-cell>
          <table:table-cell office:value-type="string">
            <text:p>successivo</text:p>
          </table:table-cell>
          <table:table-cell/>
        </table:table-row>
        <table:table-row table:style-name="ro1">
          <table:table-cell office:value-type="string">
            <text:p>next-generation computing</text:p>
          </table:table-cell>
          <table:table-cell office:value-type="string">
            <text:p>sistemi informatici di nuova generazione</text:p>
          </table:table-cell>
          <table:table-cell/>
        </table:table-row>
        <table:table-row table:style-name="ro1">
          <table:table-cell table:number-columns-repeated="2" office:value-type="string">
            <text:p>nickname</text:p>
          </table:table-cell>
          <table:table-cell/>
        </table:table-row>
        <table:table-row table:style-name="ro1">
          <table:table-cell office:value-type="string">
            <text:p>Nilable</text:p>
          </table:table-cell>
          <table:table-cell office:value-type="string">
            <text:p>può essere NIL -- Sun</text:p>
          </table:table-cell>
          <table:table-cell/>
        </table:table-row>
        <table:table-row table:style-name="ro1">
          <table:table-cell office:value-type="string">
            <text:p>no duplication</text:p>
          </table:table-cell>
          <table:table-cell office:value-type="string">
            <text:p>univoco</text:p>
          </table:table-cell>
          <table:table-cell/>
        </table:table-row>
        <table:table-row table:style-name="ro1">
          <table:table-cell office:value-type="string">
            <text:p>nominal</text:p>
          </table:table-cell>
          <table:table-cell office:value-type="string">
            <text:p>nominale</text:p>
          </table:table-cell>
          <table:table-cell/>
        </table:table-row>
        <table:table-row table:style-name="ro1">
          <table:table-cell office:value-type="string">
            <text:p>non convertable character</text:p>
          </table:table-cell>
          <table:table-cell office:value-type="string">
            <text:p>carattere non convertibile</text:p>
          </table:table-cell>
          <table:table-cell/>
        </table:table-row>
        <table:table-row table:style-name="ro1">
          <table:table-cell office:value-type="string">
            <text:p>non-breaking spaces</text:p>
          </table:table-cell>
          <table:table-cell office:value-type="string">
            <text:p>spazio non divisibile</text:p>
          </table:table-cell>
          <table:table-cell/>
        </table:table-row>
        <table:table-row table:style-name="ro1">
          <table:table-cell office:value-type="string">
            <text:p>none available</text:p>
          </table:table-cell>
          <table:table-cell office:value-type="string">
            <text:p>non disponibili</text:p>
          </table:table-cell>
          <table:table-cell/>
        </table:table-row>
        <table:table-row table:style-name="ro1">
          <table:table-cell office:value-type="string">
            <text:p>none selected</text:p>
          </table:table-cell>
          <table:table-cell office:value-type="string">
            <text:p>nessuna selezione</text:p>
          </table:table-cell>
          <table:table-cell/>
        </table:table-row>
        <table:table-row table:style-name="ro1">
          <table:table-cell office:value-type="string">
            <text:p>none</text:p>
          </table:table-cell>
          <table:table-cell office:value-type="string">
            <text:p>nessuno</text:p>
          </table:table-cell>
          <table:table-cell/>
        </table:table-row>
        <table:table-row table:style-name="ro1">
          <table:table-cell office:value-type="string">
            <text:p>non-proportional fonts</text:p>
          </table:table-cell>
          <table:table-cell office:value-type="string">
            <text:p>caratteri non proporzionali</text:p>
          </table:table-cell>
          <table:table-cell/>
        </table:table-row>
        <table:table-row table:style-name="ro1">
          <table:table-cell office:value-type="string">
            <text:p>normal with lines</text:p>
          </table:table-cell>
          <table:table-cell office:value-type="string">
            <text:p>normale con linee</text:p>
          </table:table-cell>
          <table:table-cell/>
        </table:table-row>
        <table:table-row table:style-name="ro1">
          <table:table-cell office:value-type="string">
            <text:p>normal</text:p>
          </table:table-cell>
          <table:table-cell office:value-type="string">
            <text:p>normale</text:p>
          </table:table-cell>
          <table:table-cell/>
        </table:table-row>
        <table:table-row table:style-name="ro1">
          <table:table-cell office:value-type="string">
            <text:p>not applied</text:p>
          </table:table-cell>
          <table:table-cell office:value-type="string">
            <text:p>non applicato</text:p>
          </table:table-cell>
          <table:table-cell/>
        </table:table-row>
        <table:table-row table:style-name="ro1">
          <table:table-cell office:value-type="string">
            <text:p>not available</text:p>
          </table:table-cell>
          <table:table-cell office:value-type="string">
            <text:p>non disponibile</text:p>
          </table:table-cell>
          <table:table-cell/>
        </table:table-row>
        <table:table-row table:style-name="ro1">
          <table:table-cell office:value-type="string">
            <text:p>not equal</text:p>
          </table:table-cell>
          <table:table-cell office:value-type="string">
            <text:p>diverso</text:p>
          </table:table-cell>
          <table:table-cell office:value-type="string">
            <text:p>non uguale </text:p>
          </table:table-cell>
        </table:table-row>
        <table:table-row table:style-name="ro1">
          <table:table-cell office:value-type="string">
            <text:p>Note icon</text:p>
          </table:table-cell>
          <table:table-cell office:value-type="string">
            <text:p>Simbolo di nota</text:p>
          </table:table-cell>
          <table:table-cell/>
        </table:table-row>
        <table:table-row table:style-name="ro1">
          <table:table-cell office:value-type="string">
            <text:p>note indicator</text:p>
          </table:table-cell>
          <table:table-cell office:value-type="string">
            <text:p>indicazione note</text:p>
          </table:table-cell>
          <table:table-cell/>
        </table:table-row>
        <table:table-row table:style-name="ro1">
          <table:table-cell office:value-type="string">
            <text:p>note</text:p>
          </table:table-cell>
          <table:table-cell office:value-type="string">
            <text:p>nota</text:p>
          </table:table-cell>
          <table:table-cell/>
        </table:table-row>
        <table:table-row table:style-name="ro1">
          <table:table-cell office:value-type="string">
            <text:p>notes</text:p>
          </table:table-cell>
          <table:table-cell office:value-type="string">
            <text:p>annotazioni</text:p>
          </table:table-cell>
          <table:table-cell/>
        </table:table-row>
        <table:table-row table:style-name="ro1">
          <table:table-cell office:value-type="string">
            <text:p>nu</text:p>
          </table:table-cell>
          <table:table-cell office:value-type="string">
            <text:p>ni</text:p>
          </table:table-cell>
          <table:table-cell/>
        </table:table-row>
        <table:table-row table:style-name="ro1">
          <table:table-cell office:value-type="string">
            <text:p>NUM LOCK</text:p>
          </table:table-cell>
          <table:table-cell office:value-type="string">
            <text:p>(Bloc num)</text:p>
          </table:table-cell>
          <table:table-cell office:value-type="string">
            <text:p>Keyboard </text:p>
          </table:table-cell>
        </table:table-row>
        <table:table-row table:style-name="ro1">
          <table:table-cell office:value-type="string">
            <text:p>number range options</text:p>
          </table:table-cell>
          <table:table-cell office:value-type="string">
            <text:p>opzioni sequenza</text:p>
          </table:table-cell>
          <table:table-cell/>
        </table:table-row>
        <table:table-row table:style-name="ro1">
          <table:table-cell office:value-type="string">
            <text:p>number recognition</text:p>
          </table:table-cell>
          <table:table-cell office:value-type="string">
            <text:p>riconoscimento del numero</text:p>
          </table:table-cell>
          <table:table-cell/>
        </table:table-row>
        <table:table-row table:style-name="ro1">
          <table:table-cell office:value-type="string">
            <text:p>number</text:p>
          </table:table-cell>
          <table:table-cell office:value-type="string">
            <text:p>numero</text:p>
          </table:table-cell>
          <table:table-cell/>
        </table:table-row>
        <table:table-row table:style-name="ro1">
          <table:table-cell office:value-type="string">
            <text:p>number</text:p>
          </table:table-cell>
          <table:table-cell office:value-type="string">
            <text:p>potenza</text:p>
          </table:table-cell>
          <table:table-cell office:value-type="string">
            <text:p>valore </text:p>
          </table:table-cell>
        </table:table-row>
        <table:table-row table:style-name="ro1">
          <table:table-cell office:value-type="string">
            <text:p>numbering alignment</text:p>
          </table:table-cell>
          <table:table-cell office:value-type="string">
            <text:p>allineamento della numerazione</text:p>
          </table:table-cell>
          <table:table-cell/>
        </table:table-row>
        <table:table-row table:style-name="ro1">
          <table:table-cell office:value-type="string">
            <text:p>numbering indents</text:p>
          </table:table-cell>
          <table:table-cell office:value-type="string">
            <text:p>rientri nella numerazione</text:p>
          </table:table-cell>
          <table:table-cell/>
        </table:table-row>
        <table:table-row table:style-name="ro1">
          <table:table-cell office:value-type="string">
            <text:p>numbering level</text:p>
          </table:table-cell>
          <table:table-cell office:value-type="string">
            <text:p>livello di numerazione</text:p>
          </table:table-cell>
          <table:table-cell/>
        </table:table-row>
        <table:table-row table:style-name="ro1">
          <table:table-cell office:value-type="string">
            <text:p>numbering object bar</text:p>
          </table:table-cell>
          <table:table-cell office:value-type="string">
            <text:p>barra degli oggetti per la numerazione</text:p>
          </table:table-cell>
          <table:table-cell/>
        </table:table-row>
        <table:table-row table:style-name="ro1">
          <table:table-cell office:value-type="string">
            <text:p>numbering type</text:p>
          </table:table-cell>
          <table:table-cell office:value-type="string">
            <text:p>tipo di numerazione</text:p>
          </table:table-cell>
          <table:table-cell/>
        </table:table-row>
        <table:table-row table:style-name="ro1">
          <table:table-cell office:value-type="string">
            <text:p>numbering</text:p>
          </table:table-cell>
          <table:table-cell office:value-type="string">
            <text:p>numerazione</text:p>
          </table:table-cell>
          <table:table-cell/>
        </table:table-row>
        <table:table-row table:style-name="ro1">
          <table:table-cell office:value-type="string">
            <text:p>numbering/bullets</text:p>
          </table:table-cell>
          <table:table-cell office:value-type="string">
            <text:p>elenchi puntati e numerati</text:p>
          </table:table-cell>
          <table:table-cell/>
        </table:table-row>
        <table:table-row table:style-name="ro1">
          <table:table-cell office:value-type="string">
            <text:p>numeric field</text:p>
          </table:table-cell>
          <table:table-cell office:value-type="string">
            <text:p>numerico</text:p>
          </table:table-cell>
          <table:table-cell/>
        </table:table-row>
        <table:table-row table:style-name="ro1">
          <table:table-cell office:value-type="string">
            <text:p>object bar</text:p>
          </table:table-cell>
          <table:table-cell office:value-type="string">
            <text:p>barra degli oggetti</text:p>
          </table:table-cell>
          <table:table-cell/>
        </table:table-row>
        <table:table-row table:style-name="ro1">
          <table:table-cell office:value-type="string">
            <text:p>object boundaries</text:p>
          </table:table-cell>
          <table:table-cell office:value-type="string">
            <text:p>contorno oggetto</text:p>
          </table:table-cell>
          <table:table-cell/>
        </table:table-row>
        <table:table-row table:style-name="ro1">
          <table:table-cell office:value-type="string">
            <text:p>object oriented programming language</text:p>
          </table:table-cell>
          <table:table-cell office:value-type="string">
            <text:p>linguaggio di programmazione orientato agli oggetti</text:p>
          </table:table-cell>
          <table:table-cell/>
        </table:table-row>
        <table:table-row table:style-name="ro1">
          <table:table-cell office:value-type="string">
            <text:p>object</text:p>
          </table:table-cell>
          <table:table-cell office:value-type="string">
            <text:p>oggetto</text:p>
          </table:table-cell>
          <table:table-cell/>
        </table:table-row>
        <table:table-row table:style-name="ro1">
          <table:table-cell office:value-type="string">
            <text:p>objects on background</text:p>
          </table:table-cell>
          <table:table-cell office:value-type="string">
            <text:p>oggetti sullo sfondo</text:p>
          </table:table-cell>
          <table:table-cell/>
        </table:table-row>
        <table:table-row table:style-name="ro1">
          <table:table-cell office:value-type="string">
            <text:p>objects/graphics</text:p>
          </table:table-cell>
          <table:table-cell office:value-type="string">
            <text:p>oggetti/immagini</text:p>
          </table:table-cell>
          <table:table-cell/>
        </table:table-row>
        <table:table-row table:style-name="ro1">
          <table:table-cell office:value-type="string">
            <text:p>oblique</text:p>
          </table:table-cell>
          <table:table-cell office:value-type="string">
            <text:p>obliquo</text:p>
          </table:table-cell>
          <table:table-cell/>
        </table:table-row>
        <table:table-row table:style-name="ro1">
          <table:table-cell office:value-type="string">
            <text:p>occasion</text:p>
          </table:table-cell>
          <table:table-cell office:value-type="string">
            <text:p>occasione</text:p>
          </table:table-cell>
          <table:table-cell/>
        </table:table-row>
        <table:table-row table:style-name="ro1">
          <table:table-cell office:value-type="string">
            <text:p>occurrence</text:p>
          </table:table-cell>
          <table:table-cell office:value-type="string">
            <text:p>occorrenze</text:p>
          </table:table-cell>
          <table:table-cell/>
        </table:table-row>
        <table:table-row table:style-name="ro1">
          <table:table-cell office:value-type="string">
            <text:p>office bar</text:p>
          </table:table-cell>
          <table:table-cell office:value-type="string">
            <text:p>barra office</text:p>
          </table:table-cell>
          <table:table-cell/>
        </table:table-row>
        <table:table-row table:style-name="ro1">
          <table:table-cell office:value-type="string">
            <text:p>office</text:p>
          </table:table-cell>
          <table:table-cell office:value-type="string">
            <text:p>ufficio</text:p>
          </table:table-cell>
          <table:table-cell/>
        </table:table-row>
        <table:table-row table:style-name="ro1">
          <table:table-cell table:number-columns-repeated="2" office:value-type="string">
            <text:p>offline</text:p>
          </table:table-cell>
          <table:table-cell/>
        </table:table-row>
        <table:table-row table:style-name="ro1">
          <table:table-cell office:value-type="string">
            <text:p>offset in days</text:p>
          </table:table-cell>
          <table:table-cell office:value-type="string">
            <text:p>correzione in giorni</text:p>
          </table:table-cell>
          <table:table-cell/>
        </table:table-row>
        <table:table-row table:style-name="ro1">
          <table:table-cell office:value-type="string">
            <text:p>offset in minutes</text:p>
          </table:table-cell>
          <table:table-cell office:value-type="string">
            <text:p>correzione in minuti</text:p>
          </table:table-cell>
          <table:table-cell/>
        </table:table-row>
        <table:table-row table:style-name="ro1">
          <table:table-cell office:value-type="string">
            <text:p>offset</text:p>
          </table:table-cell>
          <table:table-cell office:value-type="string">
            <text:p>correzione</text:p>
          </table:table-cell>
          <table:table-cell office:value-type="string">
            <text:p>spostamento</text:p>
          </table:table-cell>
        </table:table-row>
        <table:table-row table:style-name="ro1">
          <table:table-cell table:number-columns-repeated="2" office:value-type="string">
            <text:p>OLAP</text:p>
          </table:table-cell>
          <table:table-cell/>
        </table:table-row>
        <table:table-row table:style-name="ro1">
          <table:table-cell office:value-type="string">
            <text:p>old password</text:p>
          </table:table-cell>
          <table:table-cell office:value-type="string">
            <text:p>password precedente</text:p>
          </table:table-cell>
          <table:table-cell office:value-type="string">
            <text:p>vecchia password </text:p>
          </table:table-cell>
        </table:table-row>
        <table:table-row table:style-name="ro1">
          <table:table-cell office:value-type="string">
            <text:p>old symbol</text:p>
          </table:table-cell>
          <table:table-cell office:value-type="string">
            <text:p>simbolo precedente</text:p>
          </table:table-cell>
          <table:table-cell/>
        </table:table-row>
        <table:table-row table:style-name="ro1">
          <table:table-cell office:value-type="string">
            <text:p>old value</text:p>
          </table:table-cell>
          <table:table-cell office:value-type="string">
            <text:p>valore precedente</text:p>
          </table:table-cell>
          <table:table-cell/>
        </table:table-row>
        <table:table-row table:style-name="ro1">
          <table:table-cell office:value-type="string">
            <text:p>older version</text:p>
          </table:table-cell>
          <table:table-cell office:value-type="string">
            <text:p>versione precedente</text:p>
          </table:table-cell>
          <table:table-cell/>
        </table:table-row>
        <table:table-row table:style-name="ro1">
          <table:table-cell office:value-type="string">
            <text:p>ole object</text:p>
          </table:table-cell>
          <table:table-cell office:value-type="string">
            <text:p>oggetto OLE</text:p>
          </table:table-cell>
          <table:table-cell/>
        </table:table-row>
        <table:table-row table:style-name="ro1">
          <table:table-cell table:number-columns-repeated="2" office:value-type="string">
            <text:p>ole</text:p>
          </table:table-cell>
          <table:table-cell/>
        </table:table-row>
        <table:table-row table:style-name="ro1">
          <table:table-cell office:value-type="string">
            <text:p>on request</text:p>
          </table:table-cell>
          <table:table-cell office:value-type="string">
            <text:p>su richiesta</text:p>
          </table:table-cell>
          <table:table-cell/>
        </table:table-row>
        <table:table-row table:style-name="ro1">
          <table:table-cell office:value-type="string">
            <text:p>on-chip memory controller</text:p>
          </table:table-cell>
          <table:table-cell office:value-type="string">
            <text:p>controller di memoria on-chip</text:p>
          </table:table-cell>
          <table:table-cell/>
        </table:table-row>
        <table:table-row table:style-name="ro1">
          <table:table-cell office:value-type="string">
            <text:p>one-time</text:p>
          </table:table-cell>
          <table:table-cell office:value-type="string">
            <text:p>una sola volta</text:p>
          </table:table-cell>
          <table:table-cell/>
        </table:table-row>
        <table:table-row table:style-name="ro1">
          <table:table-cell office:value-type="string">
            <text:p>online layout</text:p>
          </table:table-cell>
          <table:table-cell office:value-type="string">
            <text:p>layout online</text:p>
          </table:table-cell>
          <table:table-cell/>
        </table:table-row>
        <table:table-row table:style-name="ro1">
          <table:table-cell office:value-type="string">
            <text:p>online registration</text:p>
          </table:table-cell>
          <table:table-cell office:value-type="string">
            <text:p>registrazione online</text:p>
          </table:table-cell>
          <table:table-cell/>
        </table:table-row>
        <table:table-row table:style-name="ro1">
          <table:table-cell office:value-type="string">
            <text:p>Online Update</text:p>
          </table:table-cell>
          <table:table-cell office:value-type="string">
            <text:p>Aggiornamento in linea</text:p>
          </table:table-cell>
          <table:table-cell/>
        </table:table-row>
        <table:table-row table:style-name="ro1">
          <table:table-cell table:number-columns-repeated="2" office:value-type="string">
            <text:p>online</text:p>
          </table:table-cell>
          <table:table-cell/>
        </table:table-row>
        <table:table-row table:style-name="ro1">
          <table:table-cell office:value-type="string">
            <text:p>opaque</text:p>
          </table:table-cell>
          <table:table-cell office:value-type="string">
            <text:p>opaco</text:p>
          </table:table-cell>
          <table:table-cell/>
        </table:table-row>
        <table:table-row table:style-name="ro1">
          <table:table-cell office:value-type="string">
            <text:p>open architecture</text:p>
          </table:table-cell>
          <table:table-cell office:value-type="string">
            <text:p>architettura aperta</text:p>
          </table:table-cell>
          <table:table-cell/>
        </table:table-row>
        <table:table-row table:style-name="ro1">
          <table:table-cell office:value-type="string">
            <text:p>open circle vertical</text:p>
          </table:table-cell>
          <table:table-cell office:value-type="string">
            <text:p>cerchio aperto verticale</text:p>
          </table:table-cell>
          <table:table-cell/>
        </table:table-row>
        <table:table-row table:style-name="ro1">
          <table:table-cell office:value-type="string">
            <text:p>open circle</text:p>
          </table:table-cell>
          <table:table-cell office:value-type="string">
            <text:p>cerchio aperto</text:p>
          </table:table-cell>
          <table:table-cell/>
        </table:table-row>
        <table:table-row table:style-name="ro1">
          <table:table-cell office:value-type="string">
            <text:p>open existing presentation</text:p>
          </table:table-cell>
          <table:table-cell office:value-type="string">
            <text:p>apertura di una presentazione esistente</text:p>
          </table:table-cell>
          <table:table-cell/>
        </table:table-row>
        <table:table-row table:style-name="ro1">
          <table:table-cell office:value-type="string">
            <text:p>open source operating system</text:p>
          </table:table-cell>
          <table:table-cell office:value-type="string">
            <text:p>sistema operativo open source</text:p>
          </table:table-cell>
          <table:table-cell/>
        </table:table-row>
        <table:table-row table:style-name="ro1">
          <table:table-cell office:value-type="string">
            <text:p>open</text:p>
          </table:table-cell>
          <table:table-cell office:value-type="string">
            <text:p>aprire</text:p>
          </table:table-cell>
          <table:table-cell/>
        </table:table-row>
        <table:table-row table:style-name="ro1">
          <table:table-cell office:value-type="string">
            <text:p>openly published programming interface</text:p>
          </table:table-cell>
          <table:table-cell office:value-type="string">
            <text:p>interfaccia di programmazione aperta</text:p>
          </table:table-cell>
          <table:table-cell office:value-type="string">
            <text:p>A flexible combination of on-site and off-site integration andmanagement services that address abroad range of IT infrastructure design,implementation and management needs </text:p>
          </table:table-cell>
        </table:table-row>
        <table:table-row table:style-name="ro1">
          <table:table-cell office:value-type="string">
            <text:p>openoffice</text:p>
          </table:table-cell>
          <table:table-cell office:value-type="string">
            <text:p>OpenOffice</text:p>
          </table:table-cell>
          <table:table-cell/>
        </table:table-row>
        <table:table-row table:style-name="ro1">
          <table:table-cell table:number-columns-repeated="2" office:value-type="string">
            <text:p>OpenRAN</text:p>
          </table:table-cell>
          <table:table-cell/>
        </table:table-row>
        <table:table-row table:style-name="ro1">
          <table:table-cell office:value-type="string">
            <text:p>operating power</text:p>
          </table:table-cell>
          <table:table-cell office:value-type="string">
            <text:p>caratteristiche di alimentazione</text:p>
          </table:table-cell>
          <table:table-cell/>
        </table:table-row>
        <table:table-row table:style-name="ro1">
          <table:table-cell office:value-type="string">
            <text:p>operator brackets</text:p>
          </table:table-cell>
          <table:table-cell office:value-type="string">
            <text:p>parentesi operatore</text:p>
          </table:table-cell>
          <table:table-cell/>
        </table:table-row>
        <table:table-row table:style-name="ro1">
          <table:table-cell office:value-type="string">
            <text:p>operator</text:p>
          </table:table-cell>
          <table:table-cell office:value-type="string">
            <text:p>operatore</text:p>
          </table:table-cell>
          <table:table-cell/>
        </table:table-row>
        <table:table-row table:style-name="ro1">
          <table:table-cell office:value-type="string">
            <text:p>optical character recognition</text:p>
          </table:table-cell>
          <table:table-cell office:value-type="string">
            <text:p>riconoscimento ottico dei caratteri</text:p>
          </table:table-cell>
          <table:table-cell/>
        </table:table-row>
        <table:table-row table:style-name="ro1">
          <table:table-cell office:value-type="string">
            <text:p>optimal</text:p>
          </table:table-cell>
          <table:table-cell office:value-type="string">
            <text:p>ottimale</text:p>
          </table:table-cell>
          <table:table-cell office:value-type="string">
            <text:p>dinamico </text:p>
          </table:table-cell>
        </table:table-row>
        <table:table-row table:style-name="ro1">
          <table:table-cell office:value-type="string">
            <text:p>optimize</text:p>
          </table:table-cell>
          <table:table-cell office:value-type="string">
            <text:p>ottimizzare</text:p>
          </table:table-cell>
          <table:table-cell/>
        </table:table-row>
        <table:table-row table:style-name="ro1">
          <table:table-cell office:value-type="string">
            <text:p>optimized</text:p>
          </table:table-cell>
          <table:table-cell office:value-type="string">
            <text:p>ottimizzato</text:p>
          </table:table-cell>
          <table:table-cell/>
        </table:table-row>
        <table:table-row table:style-name="ro1">
          <table:table-cell office:value-type="string">
            <text:p>option bar</text:p>
          </table:table-cell>
          <table:table-cell office:value-type="string">
            <text:p>barra delle opzioni</text:p>
          </table:table-cell>
          <table:table-cell/>
        </table:table-row>
        <table:table-row table:style-name="ro1">
          <table:table-cell office:value-type="string">
            <text:p>option button</text:p>
          </table:table-cell>
          <table:table-cell office:value-type="string">
            <text:p>pulsante di scelta</text:p>
          </table:table-cell>
          <table:table-cell/>
        </table:table-row>
        <table:table-row table:style-name="ro1">
          <table:table-cell office:value-type="string">
            <text:p>option fields</text:p>
          </table:table-cell>
          <table:table-cell office:value-type="string">
            <text:p>campi di opzione</text:p>
          </table:table-cell>
          <table:table-cell/>
        </table:table-row>
        <table:table-row table:style-name="ro1">
          <table:table-cell office:value-type="string">
            <text:p>option</text:p>
          </table:table-cell>
          <table:table-cell office:value-type="string">
            <text:p>opzione</text:p>
          </table:table-cell>
          <table:table-cell/>
        </table:table-row>
        <table:table-row table:style-name="ro1">
          <table:table-cell office:value-type="string">
            <text:p>optional components</text:p>
          </table:table-cell>
          <table:table-cell office:value-type="string">
            <text:p>componenti opzionali</text:p>
          </table:table-cell>
          <table:table-cell/>
        </table:table-row>
        <table:table-row table:style-name="ro1">
          <table:table-cell office:value-type="string">
            <text:p>optional text filters</text:p>
          </table:table-cell>
          <table:table-cell office:value-type="string">
            <text:p>filtro di testo opzionale</text:p>
          </table:table-cell>
          <table:table-cell/>
        </table:table-row>
        <table:table-row table:style-name="ro1">
          <table:table-cell office:value-type="string">
            <text:p>options</text:p>
          </table:table-cell>
          <table:table-cell office:value-type="string">
            <text:p>opzioni varie, selezione, strumenti, extra -- Sun</text:p>
          </table:table-cell>
          <table:table-cell/>
        </table:table-row>
        <table:table-row table:style-name="ro1">
          <table:table-cell office:value-type="string">
            <text:p>oracle</text:p>
          </table:table-cell>
          <table:table-cell office:value-type="string">
            <text:p>Oracle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rancione</text:p>
          </table:table-cell>
          <table:table-cell/>
        </table:table-row>
        <table:table-row table:style-name="ro1">
          <table:table-cell office:value-type="string">
            <text:p>order</text:p>
          </table:table-cell>
          <table:table-cell office:value-type="string">
            <text:p>disporre</text:p>
          </table:table-cell>
          <table:table-cell/>
        </table:table-row>
        <table:table-row table:style-name="ro1">
          <table:table-cell office:value-type="string">
            <text:p>order</text:p>
          </table:table-cell>
          <table:table-cell office:value-type="string">
            <text:p>sequenza</text:p>
          </table:table-cell>
          <table:table-cell/>
        </table:table-row>
        <table:table-row table:style-name="ro1">
          <table:table-cell office:value-type="string">
            <text:p>organization</text:p>
          </table:table-cell>
          <table:table-cell office:value-type="string">
            <text:p>organizzazione</text:p>
          </table:table-cell>
          <table:table-cell/>
        </table:table-row>
        <table:table-row table:style-name="ro1">
          <table:table-cell office:value-type="string">
            <text:p>organizer</text:p>
          </table:table-cell>
          <table:table-cell office:value-type="string">
            <text:p>gestione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allineamento</text:p>
          </table:table-cell>
          <table:table-cell office:value-type="string">
            <text:p>direzione di scorrimento, orientamento</text:p>
          </table:table-cell>
        </table:table-row>
        <table:table-row table:style-name="ro1">
          <table:table-cell office:value-type="string">
            <text:p>origin</text:p>
          </table:table-cell>
          <table:table-cell office:value-type="string">
            <text:p>origine</text:p>
          </table:table-cell>
          <table:table-cell office:value-type="string">
            <text:p>sorgente 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originale</text:p>
          </table:table-cell>
          <table:table-cell/>
        </table:table-row>
        <table:table-row table:style-name="ro1">
          <table:table-cell office:value-type="string">
            <text:p>orphan control</text:p>
          </table:table-cell>
          <table:table-cell office:value-type="string">
            <text:p>controllo vedove</text:p>
          </table:table-cell>
          <table:table-cell/>
        </table:table-row>
        <table:table-row table:style-name="ro1">
          <table:table-cell office:value-type="string">
            <text:p>orphans</text:p>
          </table:table-cell>
          <table:table-cell office:value-type="string">
            <text:p>orfane</text:p>
          </table:table-cell>
          <table:table-cell/>
        </table:table-row>
        <table:table-row table:style-name="ro1">
          <table:table-cell table:number-columns-repeated="2" office:value-type="string">
            <text:p>os</text:p>
          </table:table-cell>
          <table:table-cell/>
        </table:table-row>
        <table:table-row table:style-name="ro1">
          <table:table-cell table:number-columns-repeated="2" office:value-type="string">
            <text:p>os/2</text:p>
          </table:table-cell>
          <table:table-cell/>
        </table:table-row>
        <table:table-row table:style-name="ro1">
          <table:table-cell office:value-type="string">
            <text:p>outbox</text:p>
          </table:table-cell>
          <table:table-cell office:value-type="string">
            <text:p>posta in uscita</text:p>
          </table:table-cell>
          <table:table-cell/>
        </table:table-row>
        <table:table-row table:style-name="ro1">
          <table:table-cell office:value-type="string">
            <text:p>outer</text:p>
          </table:table-cell>
          <table:table-cell office:value-type="string">
            <text:p>esterno</text:p>
          </table:table-cell>
          <table:table-cell/>
        </table:table-row>
        <table:table-row table:style-name="ro1">
          <table:table-cell office:value-type="string">
            <text:p>outline bar</text:p>
          </table:table-cell>
          <table:table-cell office:value-type="string">
            <text:p>barra degli strumenti per struttura</text:p>
          </table:table-cell>
          <table:table-cell/>
        </table:table-row>
        <table:table-row table:style-name="ro1">
          <table:table-cell office:value-type="string">
            <text:p>outline level</text:p>
          </table:table-cell>
          <table:table-cell office:value-type="string">
            <text:p>livelli di struttura</text:p>
          </table:table-cell>
          <table:table-cell/>
        </table:table-row>
        <table:table-row table:style-name="ro1">
          <table:table-cell office:value-type="string">
            <text:p>outline numbering</text:p>
          </table:table-cell>
          <table:table-cell office:value-type="string">
            <text:p>numerazione capitolo</text:p>
          </table:table-cell>
          <table:table-cell/>
        </table:table-row>
        <table:table-row table:style-name="ro1">
          <table:table-cell office:value-type="string">
            <text:p>outline symbols</text:p>
          </table:table-cell>
          <table:table-cell office:value-type="string">
            <text:p>punti</text:p>
          </table:table-cell>
          <table:table-cell/>
        </table:table-row>
        <table:table-row table:style-name="ro1">
          <table:table-cell office:value-type="string">
            <text:p>outline to clipboard</text:p>
          </table:table-cell>
          <table:table-cell office:value-type="string">
            <text:p>struttura negli appunti</text:p>
          </table:table-cell>
          <table:table-cell/>
        </table:table-row>
        <table:table-row table:style-name="ro1">
          <table:table-cell office:value-type="string">
            <text:p>outline view</text:p>
          </table:table-cell>
          <table:table-cell office:value-type="string">
            <text:p>vista struttura</text:p>
          </table:table-cell>
          <table:table-cell office:value-type="string">
            <text:p>modo struttura</text:p>
          </table:table-cell>
        </table:table-row>
        <table:table-row table:style-name="ro1">
          <table:table-cell office:value-type="string">
            <text:p>outline</text:p>
          </table:table-cell>
          <table:table-cell office:value-type="string">
            <text:p>contorno</text:p>
          </table:table-cell>
          <table:table-cell office:value-type="string">
            <text:p>struttura</text:p>
          </table:table-cell>
        </table:table-row>
        <table:table-row table:style-name="ro1">
          <table:table-cell office:value-type="string">
            <text:p>output</text:p>
          </table:table-cell>
          <table:table-cell office:value-type="string">
            <text:p>destinazione</text:p>
          </table:table-cell>
          <table:table-cell/>
        </table:table-row>
        <table:table-row table:style-name="ro1">
          <table:table-cell office:value-type="string">
            <text:p>outside only</text:p>
          </table:table-cell>
          <table:table-cell office:value-type="string">
            <text:p>solo esterno</text:p>
          </table:table-cell>
          <table:table-cell/>
        </table:table-row>
        <table:table-row table:style-name="ro1">
          <table:table-cell office:value-type="string">
            <text:p>outside</text:p>
          </table:table-cell>
          <table:table-cell office:value-type="string">
            <text:p>fuori</text:p>
          </table:table-cell>
          <table:table-cell/>
        </table:table-row>
        <table:table-row table:style-name="ro1">
          <table:table-cell office:value-type="string">
            <text:p>overlap</text:p>
          </table:table-cell>
          <table:table-cell office:value-type="string">
            <text:p>sovrapporre</text:p>
          </table:table-cell>
          <table:table-cell/>
        </table:table-row>
        <table:table-row table:style-name="ro1">
          <table:table-cell office:value-type="string">
            <text:p>overview</text:p>
          </table:table-cell>
          <table:table-cell office:value-type="string">
            <text:p>panoramica</text:p>
          </table:table-cell>
          <table:table-cell/>
        </table:table-row>
        <table:table-row table:style-name="ro1">
          <table:table-cell office:value-type="string">
            <text:p>overwrite</text:p>
          </table:table-cell>
          <table:table-cell office:value-type="string">
            <text:p>sovrascrivere</text:p>
          </table:table-cell>
          <table:table-cell/>
        </table:table-row>
        <table:table-row table:style-name="ro1">
          <table:table-cell office:value-type="string">
            <text:p>pack</text:p>
          </table:table-cell>
          <table:table-cell office:value-type="string">
            <text:p>comprimere</text:p>
          </table:table-cell>
          <table:table-cell/>
        </table:table-row>
        <table:table-row table:style-name="ro1">
          <table:table-cell office:value-type="string">
            <text:p>page down</text:p>
          </table:table-cell>
          <table:table-cell office:value-type="string">
            <text:p>(PagGiù)</text:p>
          </table:table-cell>
          <table:table-cell office:value-type="string">
            <text:p>when it refers to a key </text:p>
          </table:table-cell>
        </table:table-row>
        <table:table-row table:style-name="ro1">
          <table:table-cell office:value-type="string">
            <text:p>page down</text:p>
          </table:table-cell>
          <table:table-cell office:value-type="string">
            <text:p>pagina verso il basso</text:p>
          </table:table-cell>
          <table:table-cell/>
        </table:table-row>
        <table:table-row table:style-name="ro1">
          <table:table-cell office:value-type="string">
            <text:p>page preview</text:p>
          </table:table-cell>
          <table:table-cell office:value-type="string">
            <text:p>anteprima di stampa</text:p>
          </table:table-cell>
          <table:table-cell/>
        </table:table-row>
        <table:table-row table:style-name="ro1">
          <table:table-cell office:value-type="string">
            <text:p>page up</text:p>
          </table:table-cell>
          <table:table-cell office:value-type="string">
            <text:p>(PagSu)</text:p>
          </table:table-cell>
          <table:table-cell office:value-type="string">
            <text:p>when it refers to a key </text:p>
          </table:table-cell>
        </table:table-row>
        <table:table-row table:style-name="ro1">
          <table:table-cell office:value-type="string">
            <text:p>page</text:p>
          </table:table-cell>
          <table:table-cell office:value-type="string">
            <text:p>pagina</text:p>
          </table:table-cell>
          <table:table-cell/>
        </table:table-row>
        <table:table-row table:style-name="ro1">
          <table:table-cell office:value-type="string">
            <text:p>pager</text:p>
          </table:table-cell>
          <table:table-cell office:value-type="string">
            <text:p>cercapersone</text:p>
          </table:table-cell>
          <table:table-cell office:value-type="string">
            <text:p>teledrin</text:p>
          </table:table-cell>
        </table:table-row>
        <table:table-row table:style-name="ro1">
          <table:table-cell office:value-type="string">
            <text:p>paint bucket</text:p>
          </table:table-cell>
          <table:table-cell office:value-type="string">
            <text:p>barattolo di vernice</text:p>
          </table:table-cell>
          <table:table-cell/>
        </table:table-row>
        <table:table-row table:style-name="ro1">
          <table:table-cell office:value-type="string">
            <text:p>pair kerning</text:p>
          </table:table-cell>
          <table:table-cell office:value-type="string">
            <text:p>kerning automatico</text:p>
          </table:table-cell>
          <table:table-cell office:value-type="string">
            <text:p>crenatura a coppia </text:p>
          </table:table-cell>
        </table:table-row>
        <table:table-row table:style-name="ro1">
          <table:table-cell office:value-type="string">
            <text:p>pale green</text:p>
          </table:table-cell>
          <table:table-cell office:value-type="string">
            <text:p>verde chiaro</text:p>
          </table:table-cell>
          <table:table-cell/>
        </table:table-row>
        <table:table-row table:style-name="ro1">
          <table:table-cell office:value-type="string">
            <text:p>pale yellow</text:p>
          </table:table-cell>
          <table:table-cell office:value-type="string">
            <text:p>giallo chiaro</text:p>
          </table:table-cell>
          <table:table-cell/>
        </table:table-row>
        <table:table-row table:style-name="ro1">
          <table:table-cell office:value-type="string">
            <text:p>palettes</text:p>
          </table:table-cell>
          <table:table-cell office:value-type="string">
            <text:p>tavolozze</text:p>
          </table:table-cell>
          <table:table-cell/>
        </table:table-row>
        <table:table-row table:style-name="ro1">
          <table:table-cell table:number-columns-repeated="2" office:value-type="string">
            <text:p>palm</text:p>
          </table:table-cell>
          <table:table-cell/>
        </table:table-row>
        <table:table-row table:style-name="ro1">
          <table:table-cell office:value-type="string">
            <text:p>palmpilot installation</text:p>
          </table:table-cell>
          <table:table-cell office:value-type="string">
            <text:p>installazione palmpilot</text:p>
          </table:table-cell>
          <table:table-cell/>
        </table:table-row>
        <table:table-row table:style-name="ro1">
          <table:table-cell office:value-type="string">
            <text:p>paper format</text:p>
          </table:table-cell>
          <table:table-cell office:value-type="string">
            <text:p>formato foglio</text:p>
          </table:table-cell>
          <table:table-cell/>
        </table:table-row>
        <table:table-row table:style-name="ro1">
          <table:table-cell office:value-type="string">
            <text:p>paper jam</text:p>
          </table:table-cell>
          <table:table-cell office:value-type="string">
            <text:p>inceppamento</text:p>
          </table:table-cell>
          <table:table-cell/>
        </table:table-row>
        <table:table-row table:style-name="ro1">
          <table:table-cell office:value-type="string">
            <text:p>paper orientation</text:p>
          </table:table-cell>
          <table:table-cell office:value-type="string">
            <text:p>orientamento carta</text:p>
          </table:table-cell>
          <table:table-cell/>
        </table:table-row>
        <table:table-row table:style-name="ro1">
          <table:table-cell office:value-type="string">
            <text:p>paper problem</text:p>
          </table:table-cell>
          <table:table-cell office:value-type="string">
            <text:p>errore carta</text:p>
          </table:table-cell>
          <table:table-cell/>
        </table:table-row>
        <table:table-row table:style-name="ro1">
          <table:table-cell office:value-type="string">
            <text:p>paper size</text:p>
          </table:table-cell>
          <table:table-cell office:value-type="string">
            <text:p>formato carta</text:p>
          </table:table-cell>
          <table:table-cell/>
        </table:table-row>
        <table:table-row table:style-name="ro1">
          <table:table-cell office:value-type="string">
            <text:p>paper tray</text:p>
          </table:table-cell>
          <table:table-cell office:value-type="string">
            <text:p>cassetto</text:p>
          </table:table-cell>
          <table:table-cell/>
        </table:table-row>
        <table:table-row table:style-name="ro1">
          <table:table-cell office:value-type="string">
            <text:p>paper</text:p>
          </table:table-cell>
          <table:table-cell office:value-type="string">
            <text:p>carta</text:p>
          </table:table-cell>
          <table:table-cell/>
        </table:table-row>
        <table:table-row table:style-name="ro1">
          <table:table-cell office:value-type="string">
            <text:p>paragraph spacing</text:p>
          </table:table-cell>
          <table:table-cell office:value-type="string">
            <text:p>distanza paragrafi</text:p>
          </table:table-cell>
          <table:table-cell/>
        </table:table-row>
        <table:table-row table:style-name="ro1">
          <table:table-cell office:value-type="string">
            <text:p>paragraph style</text:p>
          </table:table-cell>
          <table:table-cell office:value-type="string">
            <text:p>modello di paragrafo</text:p>
          </table:table-cell>
          <table:table-cell/>
        </table:table-row>
        <table:table-row table:style-name="ro1">
          <table:table-cell office:value-type="string">
            <text:p>paragraph</text:p>
          </table:table-cell>
          <table:table-cell office:value-type="string">
            <text:p>paragrafo</text:p>
          </table:table-cell>
          <table:table-cell/>
        </table:table-row>
        <table:table-row table:style-name="ro1">
          <table:table-cell office:value-type="string">
            <text:p>parallel</text:p>
          </table:table-cell>
          <table:table-cell office:value-type="string">
            <text:p>parallelo</text:p>
          </table:table-cell>
          <table:table-cell/>
        </table:table-row>
        <table:table-row table:style-name="ro1">
          <table:table-cell office:value-type="string">
            <text:p>parallelogram</text:p>
          </table:table-cell>
          <table:table-cell office:value-type="string">
            <text:p>parallelogramma</text:p>
          </table:table-cell>
          <table:table-cell/>
        </table:table-row>
        <table:table-row table:style-name="ro1">
          <table:table-cell office:value-type="string">
            <text:p>parameter input</text:p>
          </table:table-cell>
          <table:table-cell office:value-type="string">
            <text:p>specifica parametro</text:p>
          </table:table-cell>
          <table:table-cell/>
        </table:table-row>
        <table:table-row table:style-name="ro1">
          <table:table-cell office:value-type="string">
            <text:p>parity bit protection</text:p>
          </table:table-cell>
          <table:table-cell office:value-type="string">
            <text:p>protezione del bit di parità</text:p>
          </table:table-cell>
          <table:table-cell/>
        </table:table-row>
        <table:table-row table:style-name="ro1">
          <table:table-cell office:value-type="string">
            <text:p>partial</text:p>
          </table:table-cell>
          <table:table-cell office:value-type="string">
            <text:p>parziale</text:p>
          </table:table-cell>
          <table:table-cell/>
        </table:table-row>
        <table:table-row table:style-name="ro1">
          <table:table-cell table:number-columns-repeated="2" office:value-type="string">
            <text:p>partnership</text:p>
          </table:table-cell>
          <table:table-cell/>
        </table:table-row>
        <table:table-row table:style-name="ro1">
          <table:table-cell office:value-type="string">
            <text:p>pass count</text:p>
          </table:table-cell>
          <table:table-cell office:value-type="string">
            <text:p>passaggi</text:p>
          </table:table-cell>
          <table:table-cell office:value-type="string">
            <text:p>in the cross-fading function [StarOffice Draw] it indicates the number of steps to transform an object into another.</text:p>
          </table:table-cell>
        </table:table-row>
        <table:table-row table:style-name="ro1">
          <table:table-cell office:value-type="string">
            <text:p>password required</text:p>
          </table:table-cell>
          <table:table-cell office:value-type="string">
            <text:p>password necessaria</text:p>
          </table:table-cell>
          <table:table-cell/>
        </table:table-row>
        <table:table-row table:style-name="ro1">
          <table:table-cell office:value-type="string">
            <text:p>password</text:p>
          </table:table-cell>
          <table:table-cell office:value-type="string">
            <text:p>confermare password</text:p>
          </table:table-cell>
          <table:table-cell/>
        </table:table-row>
        <table:table-row table:style-name="ro1">
          <table:table-cell table:number-columns-repeated="2" office:value-type="string">
            <text:p>password</text:p>
          </table:table-cell>
          <table:table-cell/>
        </table:table-row>
        <table:table-row table:style-name="ro1">
          <table:table-cell office:value-type="string">
            <text:p>paste clipboard</text:p>
          </table:table-cell>
          <table:table-cell office:value-type="string">
            <text:p>incollare Appunti</text:p>
          </table:table-cell>
          <table:table-cell/>
        </table:table-row>
        <table:table-row table:style-name="ro1">
          <table:table-cell office:value-type="string">
            <text:p>paste</text:p>
          </table:table-cell>
          <table:table-cell office:value-type="string">
            <text:p>incollare</text:p>
          </table:table-cell>
          <table:table-cell/>
        </table:table-row>
        <table:table-row table:style-name="ro1">
          <table:table-cell office:value-type="string">
            <text:p>path</text:p>
          </table:table-cell>
          <table:table-cell office:value-type="string">
            <text:p>percorso</text:p>
          </table:table-cell>
          <table:table-cell/>
        </table:table-row>
        <table:table-row table:style-name="ro1">
          <table:table-cell office:value-type="string">
            <text:p>pattern editor</text:p>
          </table:table-cell>
          <table:table-cell office:value-type="string">
            <text:p>editor modello</text:p>
          </table:table-cell>
          <table:table-cell/>
        </table:table-row>
        <table:table-row table:style-name="ro1">
          <table:table-cell office:value-type="string">
            <text:p>pattern field</text:p>
          </table:table-cell>
          <table:table-cell office:value-type="string">
            <text:p>campo a maschera</text:p>
          </table:table-cell>
          <table:table-cell/>
        </table:table-row>
        <table:table-row table:style-name="ro1">
          <table:table-cell office:value-type="string">
            <text:p>Pattern Vertical Alignment viewing angle technology</text:p>
          </table:table-cell>
          <table:table-cell office:value-type="string">
            <text:p>tecnologia dell'angolatura di visione basata sull'allineamento verticale delle immagini</text:p>
          </table:table-cell>
          <table:table-cell/>
        </table:table-row>
        <table:table-row table:style-name="ro1">
          <table:table-cell office:value-type="string">
            <text:p>pattern</text:p>
          </table:table-cell>
          <table:table-cell office:value-type="string">
            <text:p>modello</text:p>
          </table:table-cell>
          <table:table-cell/>
        </table:table-row>
        <table:table-row table:style-name="ro1">
          <table:table-cell office:value-type="string">
            <text:p>PAUSE</text:p>
          </table:table-cell>
          <table:table-cell office:value-type="string">
            <text:p>(Pausa)</text:p>
          </table:table-cell>
          <table:table-cell/>
        </table:table-row>
        <table:table-row table:style-name="ro1">
          <table:table-cell office:value-type="string">
            <text:p>pause</text:p>
          </table:table-cell>
          <table:table-cell office:value-type="string">
            <text:p>pausa</text:p>
          </table:table-cell>
          <table:table-cell/>
        </table:table-row>
        <table:table-row table:style-name="ro1">
          <table:table-cell office:value-type="string">
            <text:p>paused</text:p>
          </table:table-cell>
          <table:table-cell office:value-type="string">
            <text:p>pausa</text:p>
          </table:table-cell>
          <table:table-cell/>
        </table:table-row>
        <table:table-row table:style-name="ro1">
          <table:table-cell table:number-columns-repeated="2" office:value-type="string">
            <text:p>PCS</text:p>
          </table:table-cell>
          <table:table-cell/>
        </table:table-row>
        <table:table-row table:style-name="ro1">
          <table:table-cell table:number-columns-repeated="2" office:value-type="string">
            <text:p>pearson</text:p>
          </table:table-cell>
          <table:table-cell/>
        </table:table-row>
        <table:table-row table:style-name="ro1">
          <table:table-cell office:value-type="string">
            <text:p>pending deletion</text:p>
          </table:table-cell>
          <table:table-cell office:value-type="string">
            <text:p>in attesa di eliminare</text:p>
          </table:table-cell>
          <table:table-cell/>
        </table:table-row>
        <table:table-row table:style-name="ro1">
          <table:table-cell office:value-type="string">
            <text:p>percent with symbols</text:p>
          </table:table-cell>
          <table:table-cell office:value-type="string">
            <text:p>percentuale con simboli</text:p>
          </table:table-cell>
          <table:table-cell/>
        </table:table-row>
        <table:table-row table:style-name="ro1">
          <table:table-cell office:value-type="string">
            <text:p>percent</text:p>
          </table:table-cell>
          <table:table-cell office:value-type="string">
            <text:p>percentuale</text:p>
          </table:table-cell>
          <table:table-cell/>
        </table:table-row>
        <table:table-row table:style-name="ro1">
          <table:table-cell office:value-type="string">
            <text:p>percentage</text:p>
          </table:table-cell>
          <table:table-cell office:value-type="string">
            <text:p>percentuale</text:p>
          </table:table-cell>
          <table:table-cell/>
        </table:table-row>
        <table:table-row table:style-name="ro1">
          <table:table-cell table:number-columns-repeated="2" office:value-type="string">
            <text:p>percentile</text:p>
          </table:table-cell>
          <table:table-cell/>
        </table:table-row>
        <table:table-row table:style-name="ro1">
          <table:table-cell office:value-type="string">
            <text:p>percentrank</text:p>
          </table:table-cell>
          <table:table-cell office:value-type="string">
            <text:p>percent.rango</text:p>
          </table:table-cell>
          <table: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periodi</text:p>
          </table:table-cell>
          <table:table-cell/>
        </table:table-row>
        <table:table-row table:style-name="ro1">
          <table:table-cell office:value-type="string">
            <text:p>periodic spline</text:p>
          </table:table-cell>
          <table:table-cell office:value-type="string">
            <text:p>curva spline periodica</text:p>
          </table:table-cell>
          <table:table-cell/>
        </table:table-row>
        <table:table-row table:style-name="ro1">
          <table:table-cell office:value-type="string">
            <text:p>periodic splines</text:p>
          </table:table-cell>
          <table:table-cell office:value-type="string">
            <text:p>curve spline periodiche</text:p>
          </table:table-cell>
          <table:table-cell/>
        </table:table-row>
        <table:table-row table:style-name="ro1">
          <table:table-cell office:value-type="string">
            <text:p>personal data</text:p>
          </table:table-cell>
          <table:table-cell office:value-type="string">
            <text:p>dati dell'utente</text:p>
          </table:table-cell>
          <table:table-cell/>
        </table:table-row>
        <table:table-row table:style-name="ro1">
          <table:table-cell office:value-type="string">
            <text:p>personal letter</text:p>
          </table:table-cell>
          <table:table-cell office:value-type="string">
            <text:p>lettera privata</text:p>
          </table:table-cell>
          <table:table-cell/>
        </table:table-row>
        <table:table-row table:style-name="ro1">
          <table:table-cell office:value-type="string">
            <text:p>perspective shadow</text:p>
          </table:table-cell>
          <table:table-cell office:value-type="string">
            <text:p>ombra in prospettiva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string">
            <text:p>fi</text:p>
          </table:table-cell>
          <table:table-cell/>
        </table:table-row>
        <table:table-row table:style-name="ro1">
          <table:table-cell office:value-type="string">
            <text:p>phone (home)</text:p>
          </table:table-cell>
          <table:table-cell office:value-type="string">
            <text:p>telefono</text:p>
          </table:table-cell>
          <table:table-cell/>
        </table:table-row>
        <table:table-row table:style-name="ro1">
          <table:table-cell office:value-type="string">
            <text:p>phone book</text:p>
          </table:table-cell>
          <table:table-cell office:value-type="string">
            <text:p>elenco telefonico</text:p>
          </table:table-cell>
          <table:table-cell/>
        </table:table-row>
        <table:table-row table:style-name="ro1">
          <table:table-cell office:value-type="string">
            <text:p>phone dialer</text:p>
          </table:table-cell>
          <table:table-cell office:value-type="string">
            <text:p>connessione telefonica</text:p>
          </table:table-cell>
          <table:table-cell/>
        </table:table-row>
        <table:table-row table:style-name="ro1">
          <table:table-cell office:value-type="string">
            <text:p>phonetic reading</text:p>
          </table:table-cell>
          <table:table-cell office:value-type="string">
            <text:p>lettura fonetica</text:p>
          </table:table-cell>
          <table:table-cell/>
        </table:table-row>
        <table:table-row table:style-name="ro1">
          <table:table-cell office:value-type="string">
            <text:p>phonetic</text:p>
          </table:table-cell>
          <table:table-cell office:value-type="string">
            <text:p>fonetico</text:p>
          </table:table-cell>
          <table:table-cell/>
        </table:table-row>
        <table:table-row table:style-name="ro1">
          <table:table-cell office:value-type="string">
            <text:p>picture placeholders</text:p>
          </table:table-cell>
          <table:table-cell office:value-type="string">
            <text:p>ingombro immagini</text:p>
          </table:table-cell>
          <table:table-cell/>
        </table:table-row>
        <table:table-row table:style-name="ro1">
          <table:table-cell office:value-type="string">
            <text:p>pictures</text:p>
          </table:table-cell>
          <table:table-cell office:value-type="string">
            <text:p>fotografie</text:p>
          </table:table-cell>
          <table:table-cell/>
        </table:table-row>
        <table:table-row table:style-name="ro1">
          <table:table-cell office:value-type="string">
            <text:p>pies</text:p>
          </table:table-cell>
          <table:table-cell office:value-type="string">
            <text:p>torta</text:p>
          </table:table-cell>
          <table:table-cell/>
        </table:table-row>
        <table:table-row table:style-name="ro1">
          <table:table-cell office:value-type="string">
            <text:p>pivot point</text:p>
          </table:table-cell>
          <table:table-cell office:value-type="string">
            <text:p>punto di rotazione</text:p>
          </table:table-cell>
          <table:table-cell/>
        </table:table-row>
        <table:table-row table:style-name="ro1">
          <table:table-cell office:value-type="string">
            <text:p>pixel mode</text:p>
          </table:table-cell>
          <table:table-cell office:value-type="string">
            <text:p>modo pixel</text:p>
          </table:table-cell>
          <table:table-cell/>
        </table:table-row>
        <table:table-row table:style-name="ro1">
          <table:table-cell office:value-type="string">
            <text:p>pixels</text:p>
          </table:table-cell>
          <table:table-cell office:value-type="string">
            <text:p>pixel</text:p>
          </table:table-cell>
          <table:table-cell/>
        </table:table-row>
        <table:table-row table:style-name="ro1">
          <table:table-cell office:value-type="string">
            <text:p>placeholder</text:p>
          </table:table-cell>
          <table:table-cell office:value-type="string">
            <text:p>segnaposto</text:p>
          </table:table-cell>
          <table:table-cell/>
        </table:table-row>
        <table:table-row table:style-name="ro1">
          <table:table-cell office:value-type="string">
            <text:p>placement</text:p>
          </table:table-cell>
          <table:table-cell office:value-type="string">
            <text:p>spostamento</text:p>
          </table:table-cell>
          <table:table-cell/>
        </table:table-row>
        <table:table-row table:style-name="ro1">
          <table:table-cell office:value-type="string">
            <text:p>places</text:p>
          </table:table-cell>
          <table:table-cell office:value-type="string">
            <text:p>cifre</text:p>
          </table:table-cell>
          <table:table-cell/>
        </table:table-row>
        <table:table-row table:style-name="ro1">
          <table:table-cell office:value-type="string">
            <text:p>plain</text:p>
          </table:table-cell>
          <table:table-cell office:value-type="string">
            <text:p>semplice</text:p>
          </table:table-cell>
          <table:table-cell/>
        </table:table-row>
        <table:table-row table:style-name="ro1">
          <table:table-cell office:value-type="string">
            <text:p>plastic</text:p>
          </table:table-cell>
          <table:table-cell office:value-type="string">
            <text:p>plastica</text:p>
          </table:table-cell>
          <table:table-cell/>
        </table:table-row>
        <table:table-row table:style-name="ro1">
          <table:table-cell office:value-type="string">
            <text:p>play</text:p>
          </table:table-cell>
          <table:table-cell office:value-type="string">
            <text:p>eseguire</text:p>
          </table:table-cell>
          <table:table-cell/>
        </table:table-row>
        <table:table-row table:style-name="ro1">
          <table:table-cell office:value-type="string">
            <text:p>plug-in bar</text:p>
          </table:table-cell>
          <table:table-cell office:value-type="string">
            <text:p>barra degli oggetti per i plugin</text:p>
          </table:table-cell>
          <table:table-cell/>
        </table:table-row>
        <table:table-row table:style-name="ro1">
          <table:table-cell office:value-type="string">
            <text:p>plug-in</text:p>
          </table:table-cell>
          <table:table-cell office:value-type="string">
            <text:p>plugin</text:p>
          </table:table-cell>
          <table:table-cell/>
        </table:table-row>
        <table:table-row table:style-name="ro1">
          <table:table-cell office:value-type="string">
            <text:p>pocket pc</text:p>
          </table:table-cell>
          <table:table-cell office:value-type="string">
            <text:p>pc tascabile</text:p>
          </table:table-cell>
          <table:table-cell/>
        </table:table-row>
        <table:table-row table:style-name="ro1">
          <table:table-cell office:value-type="string">
            <text:p>point reduction</text:p>
          </table:table-cell>
          <table:table-cell office:value-type="string">
            <text:p>riduzione punti</text:p>
          </table:table-cell>
          <table:table-cell/>
        </table:table-row>
        <table:table-row table:style-name="ro1">
          <table:table-cell office:value-type="string">
            <text:p>point</text:p>
          </table:table-cell>
          <table:table-cell office:value-type="string">
            <text:p>punto</text:p>
          </table:table-cell>
          <table:table-cell/>
        </table:table-row>
        <table:table-row table:style-name="ro1">
          <table:table-cell office:value-type="string">
            <text:p>point(s)</text:p>
          </table:table-cell>
          <table:table-cell office:value-type="string">
            <text:p>punti</text:p>
          </table:table-cell>
          <table:table-cell/>
        </table:table-row>
        <table:table-row table:style-name="ro1">
          <table:table-cell office:value-type="string">
            <text:p>pointer</text:p>
          </table:table-cell>
          <table:table-cell office:value-type="string">
            <text:p>pennarello</text:p>
          </table:table-cell>
          <table:table-cell/>
        </table:table-row>
        <table:table-row table:style-name="ro1">
          <table:table-cell office:value-type="string">
            <text:p>points</text:p>
          </table:table-cell>
          <table:table-cell office:value-type="string">
            <text:p>punti</text:p>
          </table:table-cell>
          <table:table-cell/>
        </table:table-row>
        <table:table-row table:style-name="ro1">
          <table:table-cell table:number-columns-repeated="2" office:value-type="string">
            <text:p>poisson</text:p>
          </table:table-cell>
          <table:table-cell/>
        </table:table-row>
        <table:table-row table:style-name="ro1">
          <table:table-cell office:value-type="string">
            <text:p>polygon</text:p>
          </table:table-cell>
          <table:table-cell office:value-type="string">
            <text:p>poligono</text:p>
          </table:table-cell>
          <table:table-cell/>
        </table:table-row>
        <table:table-row table:style-name="ro1">
          <table:table-cell office:value-type="string">
            <text:p>polygon, filled</text:p>
          </table:table-cell>
          <table:table-cell office:value-type="string">
            <text:p>poligono, pieno</text:p>
          </table:table-cell>
          <table:table-cell/>
        </table:table-row>
        <table:table-row table:style-name="ro1">
          <table:table-cell office:value-type="string">
            <text:p>polyline</text:p>
          </table:table-cell>
          <table:table-cell office:value-type="string">
            <text:p>polilinea</text:p>
          </table:table-cell>
          <table:table-cell/>
        </table:table-row>
        <table:table-row table:style-name="ro1">
          <table:table-cell office:value-type="string">
            <text:p>pop-up menu</text:p>
          </table:table-cell>
          <table:table-cell office:value-type="string">
            <text:p>menu a comparsa </text:p>
          </table:table-cell>
          <table:table-cell/>
        </table:table-row>
        <table:table-row table:style-name="ro1">
          <table:table-cell table:number-columns-repeated="2" office:value-type="string">
            <text:p>pool</text:p>
          </table:table-cell>
          <table:table-cell/>
        </table:table-row>
        <table:table-row table:style-name="ro1">
          <table:table-cell office:value-type="string">
            <text:p>pop art</text:p>
          </table:table-cell>
          <table:table-cell office:value-type="string">
            <text:p>popart</text:p>
          </table:table-cell>
          <table:table-cell/>
        </table:table-row>
        <table:table-row table:style-name="ro1">
          <table:table-cell office:value-type="string">
            <text:p>port</text:p>
          </table:table-cell>
          <table:table-cell office:value-type="string">
            <text:p>porta</text:p>
          </table:table-cell>
          <table:table-cell/>
        </table:table-row>
        <table:table-row table:style-name="ro1">
          <table:table-cell office:value-type="string">
            <text:p>portrait</text:p>
          </table:table-cell>
          <table:table-cell office:value-type="string">
            <text:p>verticale</text:p>
          </table:table-cell>
          <table:table-cell/>
        </table:table-row>
        <table:table-row table:style-name="ro1">
          <table:table-cell office:value-type="string">
            <text:p>position and size</text:p>
          </table:table-cell>
          <table:table-cell office:value-type="string">
            <text:p>posizione e dimensione</text:p>
          </table:table-cell>
          <table:table-cell/>
        </table:table-row>
        <table:table-row table:style-name="ro1">
          <table:table-cell office:value-type="string">
            <text:p>position and spacing</text:p>
          </table:table-cell>
          <table:table-cell office:value-type="string">
            <text:p>posizione e distanza</text:p>
          </table:table-cell>
          <table:table-cell/>
        </table:table-row>
        <table:table-row table:style-name="ro1">
          <table:table-cell office:value-type="string">
            <text:p>position</text:p>
          </table:table-cell>
          <table:table-cell office:value-type="string">
            <text:p>disporre</text:p>
          </table:table-cell>
          <table:table-cell/>
        </table:table-row>
        <table:table-row table:style-name="ro1">
          <table:table-cell office:value-type="string">
            <text:p>position</text:p>
          </table:table-cell>
          <table:table-cell office:value-type="string">
            <text:p>posizione</text:p>
          </table:table-cell>
          <table:table-cell/>
        </table:table-row>
        <table:table-row table:style-name="ro1">
          <table:table-cell office:value-type="string">
            <text:p>positive deviation</text:p>
          </table:table-cell>
          <table:table-cell office:value-type="string">
            <text:p>deviazione positiva</text:p>
          </table:table-cell>
          <table:table-cell/>
        </table:table-row>
        <table:table-row table:style-name="ro1">
          <table:table-cell office:value-type="string">
            <text:p>post document</text:p>
          </table:table-cell>
          <table:table-cell office:value-type="string">
            <text:p>inviare un documento</text:p>
          </table:table-cell>
          <table:table-cell/>
        </table:table-row>
        <table:table-row table:style-name="ro1">
          <table:table-cell office:value-type="string">
            <text:p>post office</text:p>
          </table:table-cell>
          <table:table-cell office:value-type="string">
            <text:p>ufficio postale</text:p>
          </table:table-cell>
          <table:table-cell/>
        </table:table-row>
        <table:table-row table:style-name="ro1">
          <table:table-cell office:value-type="string">
            <text:p>poster colors</text:p>
          </table:table-cell>
          <table:table-cell office:value-type="string">
            <text:p>colori posterizzati</text:p>
          </table:table-cell>
          <table:table-cell/>
        </table:table-row>
        <table:table-row table:style-name="ro1">
          <table:table-cell office:value-type="string">
            <text:p>posterize</text:p>
          </table:table-cell>
          <table:table-cell office:value-type="string">
            <text:p>posterizza</text:p>
          </table:table-cell>
          <table:table-cell/>
        </table:table-row>
        <table:table-row table:style-name="ro1">
          <table:table-cell office:value-type="string">
            <text:p>power regression</text:p>
          </table:table-cell>
          <table:table-cell office:value-type="string">
            <text:p>regressione potenziale</text:p>
          </table:table-cell>
          <table:table-cell/>
        </table:table-row>
        <table:table-row table:style-name="ro1">
          <table:table-cell office:value-type="string">
            <text:p>power save mode</text:p>
          </table:table-cell>
          <table:table-cell office:value-type="string">
            <text:p>modo risparmio energetico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elevare a potenza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potenza</text:p>
          </table:table-cell>
          <table:table-cell/>
        </table:table-row>
        <table:table-row table:style-name="ro1">
          <table:table-cell office:value-type="string">
            <text:p>prefix</text:p>
          </table:table-cell>
          <table:table-cell office:value-type="string">
            <text:p>prefisso</text:p>
          </table:table-cell>
          <table:table-cell/>
        </table:table-row>
        <table:table-row table:style-name="ro1">
          <table:table-cell office:value-type="string">
            <text:p>preformatted text</text:p>
          </table:table-cell>
          <table:table-cell office:value-type="string">
            <text:p>testo preformattato</text:p>
          </table:table-cell>
          <table:table-cell/>
        </table:table-row>
        <table:table-row table:style-name="ro1">
          <table:table-cell office:value-type="string">
            <text:p>presentation</text:p>
          </table:table-cell>
          <table:table-cell office:value-type="string">
            <text:p>presentazione</text:p>
          </table:table-cell>
          <table:table-cell/>
        </table:table-row>
        <table:table-row table:style-name="ro1">
          <table:table-cell office:value-type="string">
            <text:p>presiding</text:p>
          </table:table-cell>
          <table:table-cell office:value-type="string">
            <text:p>responsabile</text:p>
          </table:table-cell>
          <table:table-cell/>
        </table:table-row>
        <table:table-row table:style-name="ro1">
          <table:table-cell office:value-type="string">
            <text:p>press optimized</text:p>
          </table:table-cell>
          <table:table-cell office:value-type="string">
            <text:p>prestampa ottimizzata</text:p>
          </table:table-cell>
          <table:table-cell/>
        </table:table-row>
        <table:table-row table:style-name="ro1">
          <table:table-cell office:value-type="string">
            <text:p>preview</text:p>
          </table:table-cell>
          <table:table-cell office:value-type="string">
            <text:p>anteprima</text:p>
          </table:table-cell>
          <table:table-cell/>
        </table:table-row>
        <table:table-row table:style-name="ro1">
          <table:table-cell office:value-type="string">
            <text:p>previous</text:p>
          </table:table-cell>
          <table:table-cell office:value-type="string">
            <text:p>precedente</text:p>
          </table:table-cell>
          <table:table-cell/>
        </table:table-row>
        <table:table-row table:style-name="ro1">
          <table:table-cell office:value-type="string">
            <text:p>price</text:p>
          </table:table-cell>
          <table:table-cell office:value-type="string">
            <text:p>prezzo</text:p>
          </table:table-cell>
          <table:table-cell/>
        </table:table-row>
        <table:table-row table:style-name="ro1">
          <table:table-cell office:value-type="string">
            <text:p>primary data center</text:p>
          </table:table-cell>
          <table:table-cell office:value-type="string">
            <text:p>centro dati principale</text:p>
          </table:table-cell>
          <table:table-cell/>
        </table:table-row>
        <table:table-row table:style-name="ro1">
          <table:table-cell office:value-type="string">
            <text:p>primary key</text:p>
          </table:table-cell>
          <table:table-cell office:value-type="string">
            <text:p>chiave primaria</text:p>
          </table:table-cell>
          <table:table-cell/>
        </table:table-row>
        <table:table-row table:style-name="ro1">
          <table:table-cell office:value-type="string">
            <text:p>principal</text:p>
          </table:table-cell>
          <table:table-cell office:value-type="string">
            <text:p>capitale</text:p>
          </table:table-cell>
          <table:table-cell/>
        </table:table-row>
        <table:table-row table:style-name="ro1">
          <table:table-cell office:value-type="string">
            <text:p>print layout</text:p>
          </table:table-cell>
          <table:table-cell office:value-type="string">
            <text:p>layout di stampa</text:p>
          </table:table-cell>
          <table:table-cell/>
        </table:table-row>
        <table:table-row table:style-name="ro1">
          <table:table-cell office:value-type="string">
            <text:p>print range</text:p>
          </table:table-cell>
          <table:table-cell office:value-type="string">
            <text:p>area di stampa</text:p>
          </table:table-cell>
          <table:table-cell/>
        </table:table-row>
        <table:table-row table:style-name="ro1">
          <table:table-cell office:value-type="string">
            <text:p>print screen</text:p>
          </table:table-cell>
          <table:table-cell office:value-type="string">
            <text:p>(Stamp)</text:p>
          </table:table-cell>
          <table:table-cell/>
        </table:table-row>
        <table:table-row table:style-name="ro1">
          <table:table-cell office:value-type="string">
            <text:p>print to file</text:p>
          </table:table-cell>
          <table:table-cell office:value-type="string">
            <text:p>stampa nel file</text:p>
          </table:table-cell>
          <table:table-cell/>
        </table:table-row>
        <table:table-row table:style-name="ro1">
          <table:table-cell office:value-type="string">
            <text:p>print</text:p>
          </table:table-cell>
          <table:table-cell office:value-type="string">
            <text:p>stampa</text:p>
          </table:table-cell>
          <table:table-cell/>
        </table:table-row>
        <table:table-row table:style-name="ro1">
          <table:table-cell office:value-type="string">
            <text:p>printable</text:p>
          </table:table-cell>
          <table:table-cell office:value-type="string">
            <text:p>stampabile</text:p>
          </table:table-cell>
          <table:table-cell/>
        </table:table-row>
        <table:table-row table:style-name="ro1">
          <table:table-cell office:value-type="string">
            <text:p>printed</text:p>
          </table:table-cell>
          <table:table-cell office:value-type="string">
            <text:p>stampato</text:p>
          </table:table-cell>
          <table:table-cell/>
        </table:table-row>
        <table:table-row table:style-name="ro1">
          <table:table-cell office:value-type="string">
            <text:p>printer administration</text:p>
          </table:table-cell>
          <table:table-cell office:value-type="string">
            <text:p>gestione stampante</text:p>
          </table:table-cell>
          <table:table-cell/>
        </table:table-row>
        <table:table-row table:style-name="ro1">
          <table:table-cell office:value-type="string">
            <text:p>printer</text:p>
          </table:table-cell>
          <table:table-cell office:value-type="string">
            <text:p>stampante</text:p>
          </table:table-cell>
          <table:table-cell/>
        </table:table-row>
        <table:table-row table:style-name="ro1">
          <table:table-cell office:value-type="string">
            <text:p>printing</text:p>
          </table:table-cell>
          <table:table-cell office:value-type="string">
            <text:p>stampa</text:p>
          </table:table-cell>
          <table:table-cell/>
        </table:table-row>
        <table:table-row table:style-name="ro1">
          <table:table-cell office:value-type="string">
            <text:p>prior to reset</text:p>
          </table:table-cell>
          <table:table-cell office:value-type="string">
            <text:p>prima di ripristinare</text:p>
          </table:table-cell>
          <table:table-cell/>
        </table:table-row>
        <table:table-row table:style-name="ro1">
          <table:table-cell office:value-type="string">
            <text:p>priority</text:p>
          </table:table-cell>
          <table:table-cell office:value-type="string">
            <text:p>priorità</text:p>
          </table:table-cell>
          <table:table-cell/>
        </table:table-row>
        <table:table-row table:style-name="ro1">
          <table:table-cell office:value-type="string">
            <text:p>private data</text:p>
          </table:table-cell>
          <table:table-cell office:value-type="string">
            <text:p>dati privati</text:p>
          </table:table-cell>
          <table:table-cell/>
        </table:table-row>
        <table:table-row table:style-name="ro1">
          <table:table-cell office:value-type="string">
            <text:p>private use area</text:p>
          </table:table-cell>
          <table:table-cell office:value-type="string">
            <text:p>area uso privato</text:p>
          </table:table-cell>
          <table:table-cell/>
        </table:table-row>
        <table:table-row table:style-name="ro1">
          <table:table-cell office:value-type="string">
            <text:p>probability</text:p>
          </table:table-cell>
          <table:table-cell office:value-type="string">
            <text:p>probabilità</text:p>
          </table:table-cell>
          <table:table-cell/>
        </table:table-row>
        <table:table-row table:style-name="ro1">
          <table:table-cell office:value-type="string">
            <text:p>procedure step</text:p>
          </table:table-cell>
          <table:table-cell office:value-type="string">
            <text:p>passo di procedura</text:p>
          </table:table-cell>
          <table:table-cell/>
        </table:table-row>
        <table:table-row table:style-name="ro1">
          <table:table-cell office:value-type="string">
            <text:p>processing</text:p>
          </table:table-cell>
          <table:table-cell office:value-type="string">
            <text:p>modifica</text:p>
          </table:table-cell>
          <table:table-cell/>
        </table:table-row>
        <table:table-row table:style-name="ro1">
          <table:table-cell office:value-type="string">
            <text:p>product</text:p>
          </table:table-cell>
          <table:table-cell office:value-type="string">
            <text:p>prodotto</text:p>
          </table:table-cell>
          <table:table-cell/>
        </table:table-row>
        <table:table-row table:style-name="ro1">
          <table:table-cell office:value-type="string">
            <text:p>productivity software</text:p>
          </table:table-cell>
          <table:table-cell office:value-type="string">
            <text:p>software di produttività</text:p>
          </table:table-cell>
          <table:table-cell/>
        </table:table-row>
        <table:table-row table:style-name="ro1">
          <table:table-cell office:value-type="string">
            <text:p>program</text:p>
          </table:table-cell>
          <table:table-cell office:value-type="string">
            <text:p>programma</text:p>
          </table:table-cell>
          <table:table-cell/>
        </table:table-row>
        <table:table-row table:style-name="ro1">
          <table:table-cell office:value-type="string">
            <text:p>progress bar</text:p>
          </table:table-cell>
          <table:table-cell office:value-type="string">
            <text:p>barra di completamento</text:p>
          </table:table-cell>
          <table:table-cell/>
        </table:table-row>
        <table:table-row table:style-name="ro1">
          <table:table-cell office:value-type="string">
            <text:p>progress value</text:p>
          </table:table-cell>
          <table:table-cell office:value-type="string">
            <text:p>valore di progressione</text:p>
          </table:table-cell>
          <table:table-cell/>
        </table:table-row>
        <table:table-row table:style-name="ro1">
          <table:table-cell office:value-type="string">
            <text:p>progress</text:p>
          </table:table-cell>
          <table:table-cell office:value-type="string">
            <text:p>progresso</text:p>
          </table:table-cell>
          <table:table-cell/>
        </table:table-row>
        <table:table-row table:style-name="ro1">
          <table:table-cell office:value-type="string">
            <text:p>project protocol</text:p>
          </table:table-cell>
          <table:table-cell office:value-type="string">
            <text:p>protocollo di progetto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office:value-type="string">
            <text:p>progetto</text:p>
          </table:table-cell>
          <table:table-cell/>
        </table:table-row>
        <table:table-row table:style-name="ro1">
          <table:table-cell office:value-type="string">
            <text:p>promote chapter</text:p>
          </table:table-cell>
          <table:table-cell office:value-type="string">
            <text:p>capitolo superiore</text:p>
          </table:table-cell>
          <table:table-cell/>
        </table:table-row>
        <table:table-row table:style-name="ro1">
          <table:table-cell office:value-type="string">
            <text:p>promote level</text:p>
          </table:table-cell>
          <table:table-cell office:value-type="string">
            <text:p>livello superiore</text:p>
          </table:table-cell>
          <table:table-cell/>
        </table:table-row>
        <table:table-row table:style-name="ro1">
          <table:table-cell office:value-type="string">
            <text:p>promote outline</text:p>
          </table:table-cell>
          <table:table-cell office:value-type="string">
            <text:p>graduare struttura</text:p>
          </table:table-cell>
          <table:table-cell/>
        </table:table-row>
        <table:table-row table:style-name="ro1">
          <table:table-cell office:value-type="string">
            <text:p>property</text:p>
          </table:table-cell>
          <table:table-cell office:value-type="string">
            <text:p>proprietà</text:p>
          </table:table-cell>
          <table:table-cell/>
        </table:table-row>
        <table:table-row table:style-name="ro1">
          <table:table-cell office:value-type="string">
            <text:p>proportional</text:p>
          </table:table-cell>
          <table:table-cell office:value-type="string">
            <text:p>proporzionale</text:p>
          </table:table-cell>
          <table:table-cell/>
        </table:table-row>
        <table:table-row table:style-name="ro1">
          <table:table-cell office:value-type="string">
            <text:p>proprietary infrastructure</text:p>
          </table:table-cell>
          <table:table-cell office:value-type="string">
            <text:p>infrastruttura proprietaria</text:p>
          </table:table-cell>
          <table:table-cell/>
        </table:table-row>
        <table:table-row table:style-name="ro1">
          <table:table-cell office:value-type="string">
            <text:p>protect</text:p>
          </table:table-cell>
          <table:table-cell office:value-type="string">
            <text:p>proteggere</text:p>
          </table:table-cell>
          <table:table-cell/>
        </table:table-row>
        <table:table-row table:style-name="ro1">
          <table:table-cell office:value-type="string">
            <text:p>protected</text:p>
          </table:table-cell>
          <table:table-cell office:value-type="string">
            <text:p>protetto</text:p>
          </table:table-cell>
          <table:table-cell/>
        </table:table-row>
        <table:table-row table:style-name="ro1">
          <table:table-cell office:value-type="string">
            <text:p>protection</text:p>
          </table:table-cell>
          <table:table-cell office:value-type="string">
            <text:p>protezione</text:p>
          </table:table-cell>
          <table:table-cell/>
        </table:table-row>
        <table:table-row table:style-name="ro1">
          <table:table-cell office:value-type="string">
            <text:p>protocol selection</text:p>
          </table:table-cell>
          <table:table-cell office:value-type="string">
            <text:p>selezione protocollo</text:p>
          </table:table-cell>
          <table:table-cell/>
        </table:table-row>
        <table:table-row table:style-name="ro1">
          <table:table-cell office:value-type="string">
            <text:p>proxy server</text:p>
          </table:table-cell>
          <table:table-cell office:value-type="string">
            <text:p>server proxy</text:p>
          </table:table-cell>
          <table:table-cell/>
        </table:table-row>
        <table:table-row table:style-name="ro1">
          <table:table-cell table:number-columns-repeated="2" office:value-type="string">
            <text:p>proxy</text:p>
          </table:table-cell>
          <table:table-cell/>
        </table:table-row>
        <table:table-row table:style-name="ro1">
          <table:table-cell office:value-type="string">
            <text:p>PSU</text:p>
          </table:table-cell>
          <table:table-cell office:value-type="string">
            <text:p>Alimentatore</text:p>
          </table:table-cell>
          <table:table-cell/>
        </table:table-row>
        <table:table-row table:style-name="ro1">
          <table:table-cell office:value-type="string">
            <text:p>public holidays</text:p>
          </table:table-cell>
          <table:table-cell office:value-type="string">
            <text:p>festività generali</text:p>
          </table:table-cell>
          <table:table-cell/>
        </table:table-row>
        <table:table-row table:style-name="ro1">
          <table:table-cell office:value-type="string">
            <text:p>publication type</text:p>
          </table:table-cell>
          <table:table-cell office:value-type="string">
            <text:p>tipo di edizione</text:p>
          </table:table-cell>
          <table:table-cell/>
        </table:table-row>
        <table:table-row table:style-name="ro1">
          <table:table-cell office:value-type="string">
            <text:p>publisher</text:p>
          </table:table-cell>
          <table:table-cell office:value-type="string">
            <text:p>casa editrice</text:p>
          </table:table-cell>
          <table:table-cell/>
        </table:table-row>
        <table:table-row table:style-name="ro1">
          <table:table-cell office:value-type="string">
            <text:p>punctuation characters</text:p>
          </table:table-cell>
          <table:table-cell office:value-type="string">
            <text:p>segni di punteggiatura</text:p>
          </table:table-cell>
          <table:table-cell/>
        </table:table-row>
        <table:table-row table:style-name="ro1">
          <table:table-cell office:value-type="string">
            <text:p>push button</text:p>
          </table:table-cell>
          <table:table-cell office:value-type="string">
            <text:p>pulsante</text:p>
          </table:table-cell>
          <table:table-cell/>
        </table:table-row>
        <table:table-row table:style-name="ro1">
          <table:table-cell office:value-type="string">
            <text:p>pyramid</text:p>
          </table:table-cell>
          <table:table-cell office:value-type="string">
            <text:p>piramide</text:p>
          </table:table-cell>
          <table:table-cell/>
        </table:table-row>
        <table:table-row table:style-name="ro1">
          <table:table-cell office:value-type="string">
            <text:p>quadratic</text:p>
          </table:table-cell>
          <table:table-cell office:value-type="string">
            <text:p>quadrato</text:p>
          </table:table-cell>
          <table:table-cell/>
        </table:table-row>
        <table:table-row table:style-name="ro1">
          <table:table-cell office:value-type="string">
            <text:p>quality</text:p>
          </table:table-cell>
          <table:table-cell office:value-type="string">
            <text:p>qualità</text:p>
          </table:table-cell>
          <table:table-cell/>
        </table:table-row>
        <table:table-row table:style-name="ro1">
          <table:table-cell table:number-columns-repeated="2" office:value-type="string">
            <text:p>quartile</text:p>
          </table:table-cell>
          <table:table-cell/>
        </table:table-row>
        <table:table-row table:style-name="ro1">
          <table:table-cell office:value-type="string">
            <text:p>query design</text:p>
          </table:table-cell>
          <table:table-cell office:value-type="string">
            <text:p>struttura ricerca</text:p>
          </table:table-cell>
          <table:table-cell/>
        </table:table-row>
        <table:table-row table:style-name="ro1">
          <table:table-cell office:value-type="string">
            <text:p>query name</text:p>
          </table:table-cell>
          <table:table-cell office:value-type="string">
            <text:p>nome della ricerca</text:p>
          </table:table-cell>
          <table:table-cell/>
        </table:table-row>
        <table:table-row table:style-name="ro1">
          <table:table-cell office:value-type="string">
            <text:p>query title</text:p>
          </table:table-cell>
          <table:table-cell office:value-type="string">
            <text:p>titolo ricerca</text:p>
          </table:table-cell>
          <table:table-cell/>
        </table:table-row>
        <table:table-row table:style-name="ro1">
          <table:table-cell office:value-type="string">
            <text:p>query</text:p>
          </table:table-cell>
          <table:table-cell office:value-type="string">
            <text:p>ricerca</text:p>
          </table:table-cell>
          <table:table-cell office:value-type="string">
            <text:p>interrogazione (To be used whenever the query refers to a command not to a "search") </text:p>
          </table:table-cell>
        </table:table-row>
        <table:table-row table:style-name="ro1">
          <table:table-cell office:value-type="string">
            <text:p>queue</text:p>
          </table:table-cell>
          <table:table-cell office:value-type="string">
            <text:p>coda</text:p>
          </table:table-cell>
          <table:table-cell/>
        </table:table-row>
        <table:table-row table:style-name="ro1">
          <table:table-cell office:value-type="string">
            <text:p>quickstarter</text:p>
          </table:table-cell>
          <table:table-cell office:value-type="string">
            <text:p>QuickStart</text:p>
          </table:table-cell>
          <table:table-cell/>
        </table:table-row>
        <table:table-row table:style-name="ro1">
          <table:table-cell office:value-type="string">
            <text:p>quotation</text:p>
          </table:table-cell>
          <table:table-cell office:value-type="string">
            <text:p>citazione</text:p>
          </table:table-cell>
          <table:table-cell/>
        </table:table-row>
        <table:table-row table:style-name="ro1">
          <table:table-cell office:value-type="string">
            <text:p>quotient set</text:p>
          </table:table-cell>
          <table:table-cell office:value-type="string">
            <text:p>insieme quoziente</text:p>
          </table:table-cell>
          <table:table-cell/>
        </table:table-row>
        <table:table-row table:style-name="ro1">
          <table:table-cell office:value-type="string">
            <text:p>quotient</text:p>
          </table:table-cell>
          <table:table-cell office:value-type="string">
            <text:p>quoziente</text:p>
          </table:table-cell>
          <table:table-cell/>
        </table:table-row>
        <table:table-row table:style-name="ro1">
          <table:table-cell office:value-type="string">
            <text:p>radial red/yellow</text:p>
          </table:table-cell>
          <table:table-cell office:value-type="string">
            <text:p>radiale rosso/giallo</text:p>
          </table:table-cell>
          <table:table-cell/>
        </table:table-row>
        <table:table-row table:style-name="ro1">
          <table:table-cell office:value-type="string">
            <text:p>radial</text:p>
          </table:table-cell>
          <table:table-cell office:value-type="string">
            <text:p>radiale</text:p>
          </table:table-cell>
          <table:table-cell/>
        </table:table-row>
        <table:table-row table:style-name="ro1">
          <table:table-cell office:value-type="string">
            <text:p>radians</text:p>
          </table:table-cell>
          <table:table-cell office:value-type="string">
            <text:p>radianti</text:p>
          </table:table-cell>
          <table:table-cell/>
        </table:table-row>
        <table:table-row table:style-name="ro1">
          <table:table-cell office:value-type="string">
            <text:p>radical</text:p>
          </table:table-cell>
          <table:table-cell office:value-type="string">
            <text:p>radicale</text:p>
          </table:table-cell>
          <table:table-cell/>
        </table:table-row>
        <table:table-row table:style-name="ro1">
          <table:table-cell office:value-type="string">
            <text:p>radio access network (RAN)</text:p>
          </table:table-cell>
          <table:table-cell office:value-type="string">
            <text:p>rete di accesso radio (RAN)</text:p>
          </table:table-cell>
          <table:table-cell/>
        </table:table-row>
        <table:table-row table:style-name="ro1">
          <table:table-cell table:number-columns-repeated="2" office:value-type="string">
            <text:p>RADIUS</text:p>
          </table:table-cell>
          <table:table-cell/>
        </table:table-row>
        <table:table-row table:style-name="ro1">
          <table:table-cell office:value-type="string">
            <text:p>radius</text:p>
          </table:table-cell>
          <table:table-cell office:value-type="string">
            <text:p>raggio</text:p>
          </table:table-cell>
          <table:table-cell/>
        </table:table-row>
        <table:table-row table:style-name="ro1">
          <table:table-cell office:value-type="string">
            <text:p>radix</text:p>
          </table:table-cell>
          <table:table-cell office:value-type="string">
            <text:p>radice</text:p>
          </table:table-cell>
          <table:table-cell/>
        </table:table-row>
        <table:table-row table:style-name="ro1">
          <table:table-cell office:value-type="string">
            <text:p>ram disk</text:p>
          </table:table-cell>
          <table:table-cell office:value-type="string">
            <text:p>disco ram</text:p>
          </table:table-cell>
          <table:table-cell/>
        </table:table-row>
        <table:table-row table:style-name="ro1">
          <table:table-cell table:number-columns-repeated="2" office:value-type="string">
            <text:p>ram</text:p>
          </table:table-cell>
          <table:table-cell/>
        </table:table-row>
        <table:table-row table:style-name="ro1">
          <table:table-cell office:value-type="string">
            <text:p>rand</text:p>
          </table:table-cell>
          <table:table-cell office:value-type="string">
            <text:p>casuale</text:p>
          </table:table-cell>
          <table:table-cell/>
        </table:table-row>
        <table:table-row table:style-name="ro1">
          <table:table-cell office:value-type="string">
            <text:p>range</text:p>
          </table:table-cell>
          <table:table-cell office:value-type="string">
            <text:p>diapositive</text:p>
          </table:table-cell>
          <table:table-cell office:value-type="string">
            <text:p>intervallo, area 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rango</text:p>
          </table:table-cell>
          <table:table-cell/>
        </table:table-row>
        <table:table-row table:style-name="ro1">
          <table:table-cell table:number-columns-repeated="2" office:value-type="string">
            <text:p>rapid file</text:p>
          </table:table-cell>
          <table:table-cell/>
        </table:table-row>
        <table:table-row table:style-name="ro1">
          <table:table-cell office:value-type="string">
            <text:p>rate</text:p>
          </table:table-cell>
          <table:table-cell office:value-type="string">
            <text:p>tasso interesse</text:p>
          </table:table-cell>
          <table:table-cell/>
        </table:table-row>
        <table:table-row table:style-name="ro1">
          <table:table-cell office:value-type="string">
            <text:p>read</text:p>
          </table:table-cell>
          <table:table-cell office:value-type="string">
            <text:p>letto</text:p>
          </table:table-cell>
          <table:table-cell/>
        </table:table-row>
        <table:table-row table:style-name="ro1">
          <table:table-cell office:value-type="string">
            <text:p>read-error</text:p>
          </table:table-cell>
          <table:table-cell office:value-type="string">
            <text:p>errore di lettura</text:p>
          </table:table-cell>
          <table:table-cell/>
        </table:table-row>
        <table:table-row table:style-name="ro1">
          <table:table-cell office:value-type="string">
            <text:p>reading subfolders</text:p>
          </table:table-cell>
          <table:table-cell office:value-type="string">
            <text:p>lettura sottocartelle in corso</text:p>
          </table:table-cell>
          <table:table-cell/>
        </table:table-row>
        <table:table-row table:style-name="ro1">
          <table:table-cell office:value-type="string">
            <text:p>read-only</text:p>
          </table:table-cell>
          <table:table-cell office:value-type="string">
            <text:p>di sola lettura</text:p>
          </table:table-cell>
          <table:table-cell/>
        </table:table-row>
        <table:table-row table:style-name="ro1">
          <table:table-cell office:value-type="string">
            <text:p>ready</text:p>
          </table:table-cell>
          <table:table-cell office:value-type="string">
            <text:p>pronto</text:p>
          </table:table-cell>
          <table:table-cell/>
        </table:table-row>
        <table:table-row table:style-name="ro1">
          <table:table-cell office:value-type="string">
            <text:p>real num</text:p>
          </table:table-cell>
          <table:table-cell office:value-type="string">
            <text:p>parte reale</text:p>
          </table:table-cell>
          <table:table-cell/>
        </table:table-row>
        <table:table-row table:style-name="ro1">
          <table:table-cell office:value-type="string">
            <text:p>rearchitecting</text:p>
          </table:table-cell>
          <table:table-cell office:value-type="string">
            <text:p>ricorso a nuove architetture</text:p>
          </table:table-cell>
          <table:table-cell/>
        </table:table-row>
        <table:table-row table:style-name="ro1">
          <table:table-cell office:value-type="string">
            <text:p>rebuild</text:p>
          </table:table-cell>
          <table:table-cell office:value-type="string">
            <text:p>ricostruire</text:p>
          </table:table-cell>
          <table:table-cell/>
        </table:table-row>
        <table:table-row table:style-name="ro1">
          <table:table-cell office:value-type="string">
            <text:p>recalculate hard</text:p>
          </table:table-cell>
          <table:table-cell office:value-type="string">
            <text:p>ricalcolo incondizionato</text:p>
          </table:table-cell>
          <table:table-cell/>
        </table:table-row>
        <table:table-row table:style-name="ro1">
          <table:table-cell office:value-type="string">
            <text:p>recalculate</text:p>
          </table:table-cell>
          <table:table-cell office:value-type="string">
            <text:p>ripetere il calcolo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string">
            <text:p>destinatario</text:p>
          </table:table-cell>
          <table:table-cell/>
        </table:table-row>
        <table:table-row table:style-name="ro1">
          <table:table-cell office:value-type="string">
            <text:p>record</text:p>
          </table:table-cell>
          <table:table-cell office:value-type="string">
            <text:p>record di dati</text:p>
          </table:table-cell>
          <table:table-cell/>
        </table:table-row>
        <table:table-row table:style-name="ro1">
          <table:table-cell office:value-type="string">
            <text:p>record</text:p>
          </table:table-cell>
          <table:table-cell office:value-type="string">
            <text:p>registrare</text:p>
          </table:table-cell>
          <table:table-cell/>
        </table:table-row>
        <table:table-row table:style-name="ro1">
          <table:table-cell office:value-type="string">
            <text:p>rectangle</text:p>
          </table:table-cell>
          <table:table-cell office:value-type="string">
            <text:p>rettangolo</text:p>
          </table:table-cell>
          <table:table-cell/>
        </table:table-row>
        <table:table-row table:style-name="ro1">
          <table:table-cell office:value-type="string">
            <text:p>rectangular parallelepiped</text:p>
          </table:table-cell>
          <table:table-cell office:value-type="string">
            <text:p>parallelepipedo</text:p>
          </table:table-cell>
          <table:table-cell/>
        </table:table-row>
        <table:table-row table:style-name="ro1">
          <table:table-cell office:value-type="string">
            <text:p>recycle bin</text:p>
          </table:table-cell>
          <table:table-cell office:value-type="string">
            <text:p>cestino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rosso</text:p>
          </table:table-cell>
          <table:table-cell/>
        </table:table-row>
        <table:table-row table:style-name="ro1">
          <table:table-cell office:value-type="string">
            <text:p>redemption</text:p>
          </table:table-cell>
          <table:table-cell office:value-type="string">
            <text:p>rimborso</text:p>
          </table:table-cell>
          <table:table-cell/>
        </table:table-row>
        <table:table-row table:style-name="ro1">
          <table:table-cell office:value-type="string">
            <text:p>redo</text:p>
          </table:table-cell>
          <table:table-cell office:value-type="string">
            <text:p>ripristinare</text:p>
          </table:table-cell>
          <table:table-cell/>
        </table:table-row>
        <table:table-row table:style-name="ro1">
          <table:table-cell office:value-type="string">
            <text:p>redraw</text:p>
          </table:table-cell>
          <table:table-cell office:value-type="string">
            <text:p>ridisegnare</text:p>
          </table:table-cell>
          <table:table-cell/>
        </table:table-row>
        <table:table-row table:style-name="ro1">
          <table:table-cell office:value-type="string">
            <text:p>reduce</text:p>
          </table:table-cell>
          <table:table-cell office:value-type="string">
            <text:p>ridurre</text:p>
          </table:table-cell>
          <table:table-cell/>
        </table:table-row>
        <table:table-row table:style-name="ro1">
          <table:table-cell office:value-type="string">
            <text:p>reference</text:p>
          </table:table-cell>
          <table:table-cell office:value-type="string">
            <text:p>riferimento</text:p>
          </table:table-cell>
          <table:table-cell/>
        </table:table-row>
        <table:table-row table:style-name="ro1">
          <table:table-cell office:value-type="string">
            <text:p>refresh</text:p>
          </table:table-cell>
          <table:table-cell office:value-type="string">
            <text:p>aggiornare</text:p>
          </table:table-cell>
          <table:table-cell/>
        </table:table-row>
        <table:table-row table:style-name="ro1">
          <table:table-cell office:value-type="string">
            <text:p>register</text:p>
          </table:table-cell>
          <table:table-cell office:value-type="string">
            <text:p>registrare</text:p>
          </table:table-cell>
          <table:table-cell/>
        </table:table-row>
        <table:table-row table:style-name="ro1">
          <table:table-cell office:value-type="string">
            <text:p>register-true</text:p>
          </table:table-cell>
          <table:table-cell office:value-type="string">
            <text:p>conformità registro</text:p>
          </table:table-cell>
          <table:table-cell/>
        </table:table-row>
        <table:table-row table:style-name="ro1">
          <table:table-cell office:value-type="string">
            <text:p>registration</text:p>
          </table:table-cell>
          <table:table-cell office:value-type="string">
            <text:p>registrazione</text:p>
          </table:table-cell>
          <table:table-cell/>
        </table:table-row>
        <table:table-row table:style-name="ro1">
          <table:table-cell office:value-type="string">
            <text:p>regression curve</text:p>
          </table:table-cell>
          <table:table-cell office:value-type="string">
            <text:p>curva di regressione</text:p>
          </table:table-cell>
          <table:table-cell/>
        </table:table-row>
        <table:table-row table:style-name="ro1">
          <table:table-cell office:value-type="string">
            <text:p>regular expression</text:p>
          </table:table-cell>
          <table:table-cell office:value-type="string">
            <text:p>espressione regolare</text:p>
          </table:table-cell>
          <table:table-cell/>
        </table:table-row>
        <table:table-row table:style-name="ro1">
          <table:table-cell office:value-type="string">
            <text:p>regular</text:p>
          </table:table-cell>
          <table:table-cell office:value-type="string">
            <text:p>standard</text:p>
          </table:table-cell>
          <table:table-cell/>
        </table:table-row>
        <table:table-row table:style-name="ro1">
          <table:table-cell office:value-type="string">
            <text:p>rehearse timings</text:p>
          </table:table-cell>
          <table:table-cell office:value-type="string">
            <text:p>presentazione cronometrata</text:p>
          </table:table-cell>
          <table:table-cell/>
        </table:table-row>
        <table:table-row table:style-name="ro1">
          <table:table-cell office:value-type="string">
            <text:p>reject</text:p>
          </table:table-cell>
          <table:table-cell office:value-type="string">
            <text:p>rifiutare</text:p>
          </table:table-cell>
          <table:table-cell/>
        </table:table-row>
        <table:table-row table:style-name="ro1">
          <table:table-cell office:value-type="string">
            <text:p>rejectable modification</text:p>
          </table:table-cell>
          <table:table-cell office:value-type="string">
            <text:p>modifica ricusabile</text:p>
          </table:table-cell>
          <table:table-cell/>
        </table:table-row>
        <table:table-row table:style-name="ro1">
          <table:table-cell office:value-type="string">
            <text:p>relative</text:p>
          </table:table-cell>
          <table:table-cell office:value-type="string">
            <text:p>relativo</text:p>
          </table:table-cell>
          <table:table-cell/>
        </table:table-row>
        <table:table-row table:style-name="ro1">
          <table:table-cell office:value-type="string">
            <text:p>relative/absolute references</text:p>
          </table:table-cell>
          <table:table-cell office:value-type="string">
            <text:p>riferimenti relativi/assoluti</text:p>
          </table:table-cell>
          <table:table-cell/>
        </table:table-row>
        <table:table-row table:style-name="ro1">
          <table:table-cell office:value-type="string">
            <text:p>relief</text:p>
          </table:table-cell>
          <table:table-cell office:value-type="string">
            <text:p>rilievo</text:p>
          </table:table-cell>
          <table:table-cell/>
        </table:table-row>
        <table:table-row table:style-name="ro1">
          <table:table-cell office:value-type="string">
            <text:p>reload</text:p>
          </table:table-cell>
          <table:table-cell office:value-type="string">
            <text:p>ricarica</text:p>
          </table:table-cell>
          <table:table-cell/>
        </table:table-row>
        <table:table-row table:style-name="ro1">
          <table:table-cell office:value-type="string">
            <text:p>remaining time</text:p>
          </table:table-cell>
          <table:table-cell office:value-type="string">
            <text:p>tempo restante</text:p>
          </table:table-cell>
          <table:table-cell/>
        </table:table-row>
        <table:table-row table:style-name="ro1">
          <table:table-cell office:value-type="string">
            <text:p>remarks</text:p>
          </table:table-cell>
          <table:table-cell office:value-type="string">
            <text:p>nota</text:p>
          </table:table-cell>
          <table:table-cell/>
        </table:table-row>
        <table:table-row table:style-name="ro1">
          <table:table-cell office:value-type="string">
            <text:p>reminder</text:p>
          </table:table-cell>
          <table:table-cell office:value-type="string">
            <text:p>contrassegno</text:p>
          </table:table-cell>
          <table:table-cell/>
        </table:table-row>
        <table:table-row table:style-name="ro1">
          <table:table-cell office:value-type="string">
            <text:p>reminders</text:p>
          </table:table-cell>
          <table:table-cell office:value-type="string">
            <text:p>contrassegni</text:p>
          </table:table-cell>
          <table:table-cell/>
        </table:table-row>
        <table:table-row table:style-name="ro1">
          <table:table-cell office:value-type="string">
            <text:p>remove</text:p>
          </table:table-cell>
          <table:table-cell office:value-type="string">
            <text:p>disinstallazione</text:p>
          </table:table-cell>
          <table:table-cell/>
        </table:table-row>
        <table:table-row table:style-name="ro1">
          <table:table-cell office:value-type="string">
            <text:p>remove</text:p>
          </table:table-cell>
          <table:table-cell office:value-type="string">
            <text:p>eliminare</text:p>
          </table:table-cell>
          <table:table-cell office:value-type="string">
            <text:p>rimuovere</text:p>
          </table:table-cell>
        </table:table-row>
        <table:table-row table:style-name="ro1">
          <table:table-cell office:value-type="string">
            <text:p>rename</text:p>
          </table:table-cell>
          <table:table-cell office:value-type="string">
            <text:p>rinominare</text:p>
          </table:table-cell>
          <table:table-cell/>
        </table:table-row>
        <table:table-row table:style-name="ro1">
          <table:table-cell office:value-type="string">
            <text:p>repair installation</text:p>
          </table:table-cell>
          <table:table-cell office:value-type="string">
            <text:p>ripara installazione</text:p>
          </table:table-cell>
          <table:table-cell/>
        </table:table-row>
        <table:table-row table:style-name="ro1">
          <table:table-cell office:value-type="string">
            <text:p>repair</text:p>
          </table:table-cell>
          <table:table-cell office:value-type="string">
            <text:p>riparazione</text:p>
          </table:table-cell>
          <table:table-cell/>
        </table:table-row>
        <table:table-row table:style-name="ro1">
          <table:table-cell office:value-type="string">
            <text:p>repeat</text:p>
          </table:table-cell>
          <table:table-cell office:value-type="string">
            <text:p>ripetere</text:p>
          </table:table-cell>
          <table:table-cell/>
        </table:table-row>
        <table:table-row table:style-name="ro1">
          <table:table-cell office:value-type="string">
            <text:p>replace</text:p>
          </table:table-cell>
          <table:table-cell office:value-type="string">
            <text:p>sostituzione</text:p>
          </table:table-cell>
          <table:table-cell/>
        </table:table-row>
        <table:table-row table:style-name="ro1">
          <table:table-cell office:value-type="string">
            <text:p>reply</text:p>
          </table:table-cell>
          <table:table-cell office:value-type="string">
            <text:p>rispondere</text:p>
          </table:table-cell>
          <table:table-cell/>
        </table:table-row>
        <table:table-row table:style-name="ro1">
          <table:table-cell office:value-type="string">
            <text:p>report</text:p>
          </table:table-cell>
          <table:table-cell office:value-type="string">
            <text:p>rapporto</text:p>
          </table:table-cell>
          <table:table-cell/>
        </table:table-row>
        <table:table-row table:style-name="ro1">
          <table:table-cell office:value-type="string">
            <text:p>request</text:p>
          </table:table-cell>
          <table:table-cell office:value-type="string">
            <text:p>richiesta</text:p>
          </table:table-cell>
          <table:table-cell/>
        </table:table-row>
        <table:table-row table:style-name="ro1">
          <table:table-cell office:value-type="string">
            <text:p>reseller channel partner</text:p>
          </table:table-cell>
          <table:table-cell office:value-type="string">
            <text:p>canali di rivendita</text:p>
          </table:table-cell>
          <table:table-cell/>
        </table:table-row>
        <table:table-row table:style-name="ro1">
          <table:table-cell office:value-type="string">
            <text:p>reset</text:p>
          </table:table-cell>
          <table:table-cell office:value-type="string">
            <text:p>ripristinare</text:p>
          </table:table-cell>
          <table:table-cell/>
        </table:table-row>
        <table:table-row table:style-name="ro1">
          <table:table-cell office:value-type="string">
            <text:p>resize</text:p>
          </table:table-cell>
          <table:table-cell office:value-type="string">
            <text:p>ridimensionare</text:p>
          </table:table-cell>
          <table:table-cell/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risoluzione</text:p>
          </table:table-cell>
          <table:table-cell/>
        </table:table-row>
        <table:table-row table:style-name="ro1">
          <table:table-cell office:value-type="string">
            <text:p>resource exhausted</text:p>
          </table:table-cell>
          <table:table-cell office:value-type="string">
            <text:p>risorse esaurite</text:p>
          </table:table-cell>
          <table:table-cell/>
        </table:table-row>
        <table:table-row table:style-name="ro1">
          <table:table-cell office:value-type="string">
            <text:p>response file autopilot</text:p>
          </table:table-cell>
          <table:table-cell office:value-type="string">
            <text:p>response file pilota automatico</text:p>
          </table:table-cell>
          <table:table-cell/>
        </table:table-row>
        <table:table-row table:style-name="ro1">
          <table:table-cell office:value-type="string">
            <text:p>response file</text:p>
          </table:table-cell>
          <table:table-cell office:value-type="string">
            <text:p>file di risposta</text:p>
          </table:table-cell>
          <table:table-cell/>
        </table:table-row>
        <table:table-row table:style-name="ro1">
          <table:table-cell office:value-type="string">
            <text:p>responsible</text:p>
          </table:table-cell>
          <table:table-cell office:value-type="string">
            <text:p>responsabile</text:p>
          </table:table-cell>
          <table:table-cell/>
        </table:table-row>
        <table:table-row table:style-name="ro1">
          <table:table-cell office:value-type="string">
            <text:p>restart</text:p>
          </table:table-cell>
          <table:table-cell office:value-type="string">
            <text:p>riavvio</text:p>
          </table:table-cell>
          <table:table-cell/>
        </table:table-row>
        <table:table-row table:style-name="ro1">
          <table:table-cell office:value-type="string">
            <text:p>restore</text:p>
          </table:table-cell>
          <table:table-cell office:value-type="string">
            <text:p>ripristinare</text:p>
          </table:table-cell>
          <table:table-cell/>
        </table:table-row>
        <table:table-row table:style-name="ro1">
          <table:table-cell office:value-type="string">
            <text:p>result</text:p>
          </table:table-cell>
          <table:table-cell office:value-type="string">
            <text:p>risultato</text:p>
          </table:table-cell>
          <table:table-cell/>
        </table:table-row>
        <table:table-row table:style-name="ro1">
          <table:table-cell office:value-type="string">
            <text:p>retry</text:p>
          </table:table-cell>
          <table:table-cell office:value-type="string">
            <text:p>ripetere</text:p>
          </table:table-cell>
          <table:table-cell/>
        </table:table-row>
        <table:table-row table:style-name="ro1">
          <table:table-cell office:value-type="string">
            <text:p>return</text:p>
          </table:table-cell>
          <table:table-cell office:value-type="string">
            <text:p>indietro</text:p>
          </table:table-cell>
          <table:table-cell/>
        </table:table-row>
        <table:table-row table:style-name="ro1">
          <table:table-cell office:value-type="string">
            <text:p>reverse circumflex</text:p>
          </table:table-cell>
          <table:table-cell office:value-type="string">
            <text:p>accento circonflesso rovesciato</text:p>
          </table:table-cell>
          <table:table-cell/>
        </table:table-row>
        <table:table-row table:style-name="ro1">
          <table:table-cell office:value-type="string">
            <text:p>reverse engineering</text:p>
          </table:table-cell>
          <table:table-cell office:value-type="string">
            <text:p>retroingegnerizzare</text:p>
          </table:table-cell>
          <table:table-cell/>
        </table:table-row>
        <table:table-row table:style-name="ro1">
          <table:table-cell office:value-type="string">
            <text:p>reverse</text:p>
          </table:table-cell>
          <table:table-cell office:value-type="string">
            <text:p>scambiare</text:p>
          </table:table-cell>
          <table:table-cell/>
        </table:table-row>
        <table:table-row table:style-name="ro1">
          <table:table-cell office:value-type="string">
            <text:p>reversed</text:p>
          </table:table-cell>
          <table:table-cell office:value-type="string">
            <text:p>invertito</text:p>
          </table:table-cell>
          <table:table-cell/>
        </table:table-row>
        <table:table-row table:style-name="ro1">
          <table:table-cell office:value-type="string">
            <text:p>review</text:p>
          </table:table-cell>
          <table:table-cell office:value-type="string">
            <text:p>verifica</text:p>
          </table:table-cell>
          <table:table-cell/>
        </table:table-row>
        <table:table-row table:style-name="ro1">
          <table:table-cell table:number-columns-repeated="2" office:value-type="string">
            <text:p>rgb</text:p>
          </table:table-cell>
          <table:table-cell/>
        </table:table-row>
        <table:table-row table:style-name="ro1">
          <table:table-cell office:value-type="string">
            <text:p>rhaeto-romance</text:p>
          </table:table-cell>
          <table:table-cell office:value-type="string">
            <text:p>retoromanzo</text:p>
          </table:table-cell>
          <table:table-cell/>
        </table:table-row>
        <table:table-row table:style-name="ro1">
          <table:table-cell office:value-type="string">
            <text:p>rho</text:p>
          </table:table-cell>
          <table:table-cell office:value-type="string">
            <text:p>ro</text:p>
          </table:table-cell>
          <table:table-cell/>
        </table:table-row>
        <table:table-row table:style-name="ro1">
          <table:table-cell office:value-type="string">
            <text:p>rhombus</text:p>
          </table:table-cell>
          <table:table-cell office:value-type="string">
            <text:p>rombo</text:p>
          </table:table-cell>
          <table:table-cell/>
        </table:table-row>
        <table:table-row table:style-name="ro1">
          <table:table-cell office:value-type="string">
            <text:p>right arc</text:p>
          </table:table-cell>
          <table:table-cell office:value-type="string">
            <text:p>arco destro</text:p>
          </table:table-cell>
          <table:table-cell/>
        </table:table-row>
        <table:table-row table:style-name="ro1">
          <table:table-cell office:value-type="string">
            <text:p>right area</text:p>
          </table:table-cell>
          <table:table-cell office:value-type="string">
            <text:p>area destra</text:p>
          </table:table-cell>
          <table:table-cell/>
        </table:table-row>
        <table:table-row table:style-name="ro1">
          <table:table-cell office:value-type="string">
            <text:p>right arrow</text:p>
          </table:table-cell>
          <table:table-cell office:value-type="string">
            <text:p>(Freccia Destra)</text:p>
          </table:table-cell>
          <table:table-cell/>
        </table:table-row>
        <table:table-row table:style-name="ro1">
          <table:table-cell office:value-type="string">
            <text:p>right arrow</text:p>
          </table:table-cell>
          <table:table-cell office:value-type="string">
            <text:p>freccia a destra</text:p>
          </table:table-cell>
          <table:table-cell/>
        </table:table-row>
        <table:table-row table:style-name="ro1">
          <table:table-cell office:value-type="string">
            <text:p>right center</text:p>
          </table:table-cell>
          <table:table-cell office:value-type="string">
            <text:p>in centro a destra</text:p>
          </table:table-cell>
          <table:table-cell/>
        </table:table-row>
        <table:table-row table:style-name="ro1">
          <table:table-cell office:value-type="string">
            <text:p>right outside</text:p>
          </table:table-cell>
          <table:table-cell office:value-type="string">
            <text:p>a destra all'esterno</text:p>
          </table:table-cell>
          <table:table-cell/>
        </table:table-row>
        <table:table-row table:style-name="ro1">
          <table:table-cell office:value-type="string">
            <text:p>right page</text:p>
          </table:table-cell>
          <table:table-cell office:value-type="string">
            <text:p>pagina destra</text:p>
          </table:table-cell>
          <table:table-cell/>
        </table:table-row>
        <table:table-row table:style-name="ro1">
          <table:table-cell office:value-type="string">
            <text:p>right</text:p>
          </table:table-cell>
          <table:table-cell office:value-type="string">
            <text:p>destra</text:p>
          </table:table-cell>
          <table:table-cell/>
        </table:table-row>
        <table:table-row table:style-name="ro1">
          <table:table-cell office:value-type="string">
            <text:p>right-to-left</text:p>
          </table:table-cell>
          <table:table-cell office:value-type="string">
            <text:p>da destra a sinistra</text:p>
          </table:table-cell>
          <table:table-cell/>
        </table:table-row>
        <table:table-row table:style-name="ro1">
          <table:table-cell office:value-type="string">
            <text:p>rings</text:p>
          </table:table-cell>
          <table:table-cell office:value-type="string">
            <text:p>anelli</text:p>
          </table:table-cell>
          <table:table-cell/>
        </table:table-row>
        <table:table-row table:style-name="ro1">
          <table:table-cell office:value-type="string">
            <text:p>rle coding</text:p>
          </table:table-cell>
          <table:table-cell office:value-type="string">
            <text:p>codifica rle</text:p>
          </table:table-cell>
          <table:table-cell/>
        </table:table-row>
        <table:table-row table:style-name="ro1">
          <table:table-cell table:number-columns-repeated="2" office:value-type="string">
            <text:p>roaming</text:p>
          </table:table-cell>
          <table:table-cell/>
        </table:table-row>
        <table:table-row table:style-name="ro1">
          <table:table-cell office:value-type="string">
            <text:p>roll</text:p>
          </table:table-cell>
          <table:table-cell office:value-type="string">
            <text:p>scorrimento</text:p>
          </table:table-cell>
          <table:table-cell/>
        </table:table-row>
        <table:table-row table:style-name="ro1">
          <table:table-cell office:value-type="string">
            <text:p>root spacing</text:p>
          </table:table-cell>
          <table:table-cell office:value-type="string">
            <text:p>distanza radice</text:p>
          </table:table-cell>
          <table:table-cell/>
        </table:table-row>
        <table:table-row table:style-name="ro1">
          <table:table-cell table:number-columns-repeated="2" office:value-type="string">
            <text:p>root</text:p>
          </table:table-cell>
          <table:table-cell/>
        </table:table-row>
        <table:table-row table:style-name="ro1">
          <table:table-cell office:value-type="string">
            <text:p>rotate horizontally</text:p>
          </table:table-cell>
          <table:table-cell office:value-type="string">
            <text:p>ruota in orizzontale</text:p>
          </table:table-cell>
          <table:table-cell/>
        </table:table-row>
        <table:table-row table:style-name="ro1">
          <table:table-cell office:value-type="string">
            <text:p>rotate</text:p>
          </table:table-cell>
          <table:table-cell office:value-type="string">
            <text:p>ruotare</text:p>
          </table:table-cell>
          <table:table-cell/>
        </table:table-row>
        <table:table-row table:style-name="ro1">
          <table:table-cell office:value-type="string">
            <text:p>rotation angle</text:p>
          </table:table-cell>
          <table:table-cell office:value-type="string">
            <text:p>angolo di rotazione</text:p>
          </table:table-cell>
          <table:table-cell/>
        </table:table-row>
        <table:table-row table:style-name="ro1">
          <table:table-cell office:value-type="string">
            <text:p>rotation object</text:p>
          </table:table-cell>
          <table:table-cell office:value-type="string">
            <text:p>oggetto di rotazione</text:p>
          </table:table-cell>
          <table:table-cell/>
        </table:table-row>
        <table:table-row table:style-name="ro1">
          <table:table-cell office:value-type="string">
            <text:p>rotation</text:p>
          </table:table-cell>
          <table:table-cell office:value-type="string">
            <text:p>rotazione</text:p>
          </table:table-cell>
          <table:table-cell/>
        </table:table-row>
        <table:table-row table:style-name="ro1">
          <table:table-cell office:value-type="string">
            <text:p>round brackets (scalable)</text:p>
          </table:table-cell>
          <table:table-cell office:value-type="string">
            <text:p>parentesi tonde (in scala)</text:p>
          </table:table-cell>
          <table:table-cell/>
        </table:table-row>
        <table:table-row table:style-name="ro1">
          <table:table-cell office:value-type="string">
            <text:p>round brackets</text:p>
          </table:table-cell>
          <table:table-cell office:value-type="string">
            <text:p>parentesi tonde</text:p>
          </table:table-cell>
          <table:table-cell/>
        </table:table-row>
        <table:table-row table:style-name="ro1">
          <table:table-cell office:value-type="string">
            <text:p>round</text:p>
          </table:table-cell>
          <table:table-cell office:value-type="string">
            <text:p>arrotondare</text:p>
          </table:table-cell>
          <table:table-cell/>
        </table:table-row>
        <table:table-row table:style-name="ro1">
          <table:table-cell office:value-type="string">
            <text:p>rounded edges</text:p>
          </table:table-cell>
          <table:table-cell office:value-type="string">
            <text:p>bordi arrotondati</text:p>
          </table:table-cell>
          <table:table-cell/>
        </table:table-row>
        <table:table-row table:style-name="ro1">
          <table:table-cell office:value-type="string">
            <text:p>rounded large arrow</text:p>
          </table:table-cell>
          <table:table-cell office:value-type="string">
            <text:p>freccia lunga arrotondata</text:p>
          </table:table-cell>
          <table:table-cell/>
        </table:table-row>
        <table:table-row table:style-name="ro1">
          <table:table-cell office:value-type="string">
            <text:p>row</text:p>
          </table:table-cell>
          <table:table-cell office:value-type="string">
            <text:p>riga</text:p>
          </table:table-cell>
          <table:table-cell/>
        </table:table-row>
        <table:table-row table:style-name="ro1">
          <table:table-cell office:value-type="string">
            <text:p>rubies</text:p>
          </table:table-cell>
          <table:table-cell office:value-type="string">
            <text:p>testo ruby</text:p>
          </table:table-cell>
          <table:table-cell/>
        </table:table-row>
        <table:table-row table:style-name="ro1">
          <table:table-cell office:value-type="string">
            <text:p>ruby</text:p>
          </table:table-cell>
          <table:table-cell office:value-type="string">
            <text:p>testo ruby</text:p>
          </table:table-cell>
          <table:table-cell/>
        </table:table-row>
        <table:table-row table:style-name="ro1">
          <table:table-cell office:value-type="string">
            <text:p>ruler</text:p>
          </table:table-cell>
          <table:table-cell office:value-type="string">
            <text:p>righello</text:p>
          </table:table-cell>
          <table:table-cell/>
        </table:table-row>
        <table:table-row table:style-name="ro1">
          <table:table-cell office:value-type="string">
            <text:p>rulers</text:p>
          </table:table-cell>
          <table:table-cell office:value-type="string">
            <text:p>righelli</text:p>
          </table:table-cell>
          <table:table-cell office:value-type="string">
            <text:p>limiti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string">
            <text:p>eseguire</text:p>
          </table:table-cell>
          <table:table-cell/>
        </table:table-row>
        <table:table-row table:style-name="ro1">
          <table:table-cell office:value-type="string">
            <text:p>runic</text:p>
          </table:table-cell>
          <table:table-cell office:value-type="string">
            <text:p>runico</text:p>
          </table:table-cell>
          <table:table-cell/>
        </table:table-row>
        <table:table-row table:style-name="ro1">
          <table:table-cell office:value-type="string">
            <text:p>salutation</text:p>
          </table:table-cell>
          <table:table-cell office:value-type="string">
            <text:p>formula di saluto</text:p>
          </table:table-cell>
          <table:table-cell office:value-type="string">
            <text:p>inizio lettera </text:p>
          </table:table-cell>
        </table:table-row>
        <table:table-row table:style-name="ro1">
          <table:table-cell office:value-type="string">
            <text:p>salvage</text:p>
          </table:table-cell>
          <table:table-cell office:value-type="string">
            <text:p>valore residuo</text:p>
          </table:table-cell>
          <table:table-cell/>
        </table:table-row>
        <table:table-row table:style-name="ro1">
          <table:table-cell office:value-type="string">
            <text:p>samples</text:p>
          </table:table-cell>
          <table:table-cell office:value-type="string">
            <text:p>esempi</text:p>
          </table:table-cell>
          <table:table-cell/>
        </table:table-row>
        <table:table-row table:style-name="ro1">
          <table:table-cell table:number-columns-repeated="2" office:value-type="string">
            <text:p>sandbox</text:p>
          </table:table-cell>
          <table:table-cell/>
        </table:table-row>
        <table:table-row table:style-name="ro1">
          <table:table-cell office:value-type="string">
            <text:p>saturation</text:p>
          </table:table-cell>
          <table:table-cell office:value-type="string">
            <text:p>saturazione</text:p>
          </table:table-cell>
          <table:table-cell/>
        </table:table-row>
        <table:table-row table:style-name="ro1">
          <table:table-cell office:value-type="string">
            <text:p>save password</text:p>
          </table:table-cell>
          <table:table-cell office:value-type="string">
            <text:p>memorizzare password</text:p>
          </table:table-cell>
          <table:table-cell/>
        </table:table-row>
        <table:table-row table:style-name="ro1">
          <table:table-cell office:value-type="string">
            <text:p>save</text:p>
          </table:table-cell>
          <table:table-cell office:value-type="string">
            <text:p>salvare</text:p>
          </table:table-cell>
          <table:table-cell/>
        </table:table-row>
        <table:table-row table:style-name="ro1">
          <table:table-cell office:value-type="string">
            <text:p>scale</text:p>
          </table:table-cell>
          <table:table-cell office:value-type="string">
            <text:p>scala</text:p>
          </table:table-cell>
          <table:table-cell/>
        </table:table-row>
        <table:table-row table:style-name="ro1">
          <table:table-cell office:value-type="string">
            <text:p>scaling</text:p>
          </table:table-cell>
          <table:table-cell office:value-type="string">
            <text:p>scala</text:p>
          </table:table-cell>
          <table:table-cell/>
        </table:table-row>
        <table:table-row table:style-name="ro1">
          <table:table-cell office:value-type="string">
            <text:p>scan</text:p>
          </table:table-cell>
          <table:table-cell office:value-type="string">
            <text:p>scansione</text:p>
          </table:table-cell>
          <table:table-cell/>
        </table:table-row>
        <table:table-row table:style-name="ro1">
          <table:table-cell table:number-columns-repeated="2" office:value-type="string">
            <text:p>scanner</text:p>
          </table:table-cell>
          <table:table-cell/>
        </table:table-row>
        <table:table-row table:style-name="ro1">
          <table:table-cell table:number-columns-repeated="2" office:value-type="string">
            <text:p>scenario</text:p>
          </table:table-cell>
          <table:table-cell/>
        </table:table-row>
        <table:table-row table:style-name="ro1">
          <table:table-cell table:number-columns-repeated="2" office:value-type="string">
            <text:p>schema</text:p>
          </table:table-cell>
          <table:table-cell/>
        </table:table-row>
        <table:table-row table:style-name="ro1">
          <table:table-cell office:value-type="string">
            <text:p>scheme</text:p>
          </table:table-cell>
          <table:table-cell office:value-type="string">
            <text:p>schema</text:p>
          </table:table-cell>
          <table:table-cell/>
        </table:table-row>
        <table:table-row table:style-name="ro1">
          <table:table-cell office:value-type="string">
            <text:p>school &amp; university</text:p>
          </table:table-cell>
          <table:table-cell office:value-type="string">
            <text:p>scuola &amp; università</text:p>
          </table:table-cell>
          <table:table-cell/>
        </table:table-row>
        <table:table-row table:style-name="ro1">
          <table:table-cell office:value-type="string">
            <text:p>scientific</text:p>
          </table:table-cell>
          <table:table-cell office:value-type="string">
            <text:p>scientifico</text:p>
          </table:table-cell>
          <table:table-cell/>
        </table:table-row>
        <table:table-row table:style-name="ro1">
          <table:table-cell office:value-type="string">
            <text:p>screen</text:p>
          </table:table-cell>
          <table:table-cell office:value-type="string">
            <text:p>schermo</text:p>
          </table:table-cell>
          <table:table-cell/>
        </table:table-row>
        <table:table-row table:style-name="ro1">
          <table:table-cell table:number-columns-repeated="2" office:value-type="string">
            <text:p>script</text:p>
          </table:table-cell>
          <table:table-cell/>
        </table:table-row>
        <table:table-row table:style-name="ro1">
          <table:table-cell table:number-columns-repeated="2" office:value-type="string">
            <text:p>scripting</text:p>
          </table:table-cell>
          <table:table-cell/>
        </table:table-row>
        <table:table-row table:style-name="ro1">
          <table:table-cell office:value-type="string">
            <text:p>scroll bar</text:p>
          </table:table-cell>
          <table:table-cell office:value-type="string">
            <text:p>barra di scorrimento</text:p>
          </table:table-cell>
          <table:table-cell/>
        </table:table-row>
        <table:table-row table:style-name="ro1">
          <table:table-cell office:value-type="string">
            <text:p>SCROLL LOCK</text:p>
          </table:table-cell>
          <table:table-cell office:value-type="string">
            <text:p>(Bloc scorr)</text:p>
          </table:table-cell>
          <table:table-cell/>
        </table:table-row>
        <table:table-row table:style-name="ro1">
          <table:table-cell office:value-type="string">
            <text:p>scroll value</text:p>
          </table:table-cell>
          <table:table-cell office:value-type="string">
            <text:p>valore scorrimento</text:p>
          </table:table-cell>
          <table:table-cell/>
        </table:table-row>
        <table:table-row table:style-name="ro1">
          <table:table-cell office:value-type="string">
            <text:p>search</text:p>
          </table:table-cell>
          <table:table-cell office:value-type="string">
            <text:p>cercare</text:p>
          </table:table-cell>
          <table:table-cell/>
        </table:table-row>
        <table:table-row table:style-name="ro1">
          <table:table-cell office:value-type="string">
            <text:p>search</text:p>
          </table:table-cell>
          <table:table-cell office:value-type="string">
            <text:p>ricerca</text:p>
          </table:table-cell>
          <table:table-cell/>
        </table:table-row>
        <table:table-row table:style-name="ro1">
          <table:table-cell office:value-type="string">
            <text:p>secondary axis</text:p>
          </table:table-cell>
          <table:table-cell office:value-type="string">
            <text:p>asse secondario</text:p>
          </table:table-cell>
          <table:table-cell/>
        </table:table-row>
        <table:table-row table:style-name="ro1">
          <table:table-cell office:value-type="string">
            <text:p>secondary data center</text:p>
          </table:table-cell>
          <table:table-cell office:value-type="string">
            <text:p>centro dati secondario</text:p>
          </table:table-cell>
          <table:table-cell/>
        </table:table-row>
        <table:table-row table:style-name="ro1">
          <table:table-cell office:value-type="string">
            <text:p>seconds</text:p>
          </table:table-cell>
          <table:table-cell office:value-type="string">
            <text:p>secondi</text:p>
          </table:table-cell>
          <table:table-cell/>
        </table:table-row>
        <table:table-row table:style-name="ro1">
          <table:table-cell office:value-type="string">
            <text:p>section</text:p>
          </table:table-cell>
          <table:table-cell office:value-type="string">
            <text:p>area</text:p>
          </table:table-cell>
          <table:table-cell office:value-type="string">
            <text:p>sezione (of a text) </text:p>
          </table:table-cell>
        </table:table-row>
        <table:table-row table:style-name="ro1">
          <table:table-cell office:value-type="string">
            <text:p>secure connection</text:p>
          </table:table-cell>
          <table:table-cell office:value-type="string">
            <text:p>connessione sicura</text:p>
          </table:table-cell>
          <table:table-cell/>
        </table:table-row>
        <table:table-row table:style-name="ro1">
          <table:table-cell office:value-type="string">
            <text:p>security breach</text:p>
          </table:table-cell>
          <table:table-cell office:value-type="string">
            <text:p>violazione di protezione</text:p>
          </table:table-cell>
          <table:table-cell/>
        </table:table-row>
        <table:table-row table:style-name="ro1">
          <table:table-cell office:value-type="string">
            <text:p>security procedure</text:p>
          </table:table-cell>
          <table:table-cell office:value-type="string">
            <text:p>procedura di protezione</text:p>
          </table:table-cell>
          <table:table-cell/>
        </table:table-row>
        <table:table-row table:style-name="ro1">
          <table:table-cell office:value-type="string">
            <text:p>security</text:p>
          </table:table-cell>
          <table:table-cell office:value-type="string">
            <text:p>sicurezza</text:p>
          </table:table-cell>
          <table:table-cell/>
        </table:table-row>
        <table:table-row table:style-name="ro1">
          <table:table-cell office:value-type="string">
            <text:p>segments</text:p>
          </table:table-cell>
          <table:table-cell office:value-type="string">
            <text:p>segmenti</text:p>
          </table:table-cell>
          <table:table-cell/>
        </table:table-row>
        <table:table-row table:style-name="ro1">
          <table:table-cell office:value-type="string">
            <text:p>select</text:p>
          </table:table-cell>
          <table:table-cell office:value-type="string">
            <text:p>scelta</text:p>
          </table:table-cell>
          <table:table-cell office:value-type="string">
            <text:p>selezione </text:p>
          </table:table-cell>
        </table:table-row>
        <table:table-row table:style-name="ro1">
          <table:table-cell office:value-type="string">
            <text:p>select</text:p>
          </table:table-cell>
          <table:table-cell office:value-type="string">
            <text:p>selezionare</text:p>
          </table:table-cell>
          <table:table-cell office:value-type="string">
            <text:p>verb </text:p>
          </table:table-cell>
        </table:table-row>
        <table:table-row table:style-name="ro1">
          <table:table-cell office:value-type="string">
            <text:p>selection mode</text:p>
          </table:table-cell>
          <table:table-cell office:value-type="string">
            <text:p>modo selezione</text:p>
          </table:table-cell>
          <table:table-cell/>
        </table:table-row>
        <table:table-row table:style-name="ro1">
          <table:table-cell office:value-type="string">
            <text:p>selection of drivers</text:p>
          </table:table-cell>
          <table:table-cell office:value-type="string">
            <text:p>selezione driver</text:p>
          </table:table-cell>
          <table:table-cell/>
        </table:table-row>
        <table:table-row table:style-name="ro1">
          <table:table-cell office:value-type="string">
            <text:p>selection</text:p>
          </table:table-cell>
          <table:table-cell office:value-type="string">
            <text:p>selezione</text:p>
          </table:table-cell>
          <table:table-cell office:value-type="string">
            <text:p>scelta </text:p>
          </table:table-cell>
        </table:table-row>
        <table:table-row table:style-name="ro1">
          <table:table-cell office:value-type="string">
            <text:p>semi bold</text:p>
          </table:table-cell>
          <table:table-cell office:value-type="string">
            <text:p>semigrassetto</text:p>
          </table:table-cell>
          <table:table-cell/>
        </table:table-row>
        <table:table-row table:style-name="ro1">
          <table:table-cell office:value-type="string">
            <text:p>semi light</text:p>
          </table:table-cell>
          <table:table-cell office:value-type="string">
            <text:p>semileggero</text:p>
          </table:table-cell>
          <table:table-cell/>
        </table:table-row>
        <table:table-row table:style-name="ro1">
          <table:table-cell office:value-type="string">
            <text:p>semiautomatic</text:p>
          </table:table-cell>
          <table:table-cell office:value-type="string">
            <text:p>semiautomatico</text:p>
          </table:table-cell>
          <table:table-cell/>
        </table:table-row>
        <table:table-row table:style-name="ro1">
          <table:table-cell office:value-type="string">
            <text:p>semibold</text:p>
          </table:table-cell>
          <table:table-cell office:value-type="string">
            <text:p>semigrassetto</text:p>
          </table:table-cell>
          <table:table-cell/>
        </table:table-row>
        <table:table-row table:style-name="ro1">
          <table:table-cell office:value-type="string">
            <text:p>semicolon</text:p>
          </table:table-cell>
          <table:table-cell office:value-type="string">
            <text:p>punto e virgola</text:p>
          </table:table-cell>
          <table:table-cell/>
        </table:table-row>
        <table:table-row table:style-name="ro1">
          <table:table-cell office:value-type="string">
            <text:p>semicondensed</text:p>
          </table:table-cell>
          <table:table-cell office:value-type="string">
            <text:p>semi compatto</text:p>
          </table:table-cell>
          <table:table-cell/>
        </table:table-row>
        <table:table-row table:style-name="ro1">
          <table:table-cell office:value-type="string">
            <text:p>semiexpanded</text:p>
          </table:table-cell>
          <table:table-cell office:value-type="string">
            <text:p>semiespanso</text:p>
          </table:table-cell>
          <table:table-cell/>
        </table:table-row>
        <table:table-row table:style-name="ro1">
          <table:table-cell office:value-type="string">
            <text:p>semilight</text:p>
          </table:table-cell>
          <table:table-cell office:value-type="string">
            <text:p>semichiaro</text:p>
          </table:table-cell>
          <table:table-cell/>
        </table:table-row>
        <table:table-row table:style-name="ro1">
          <table:table-cell office:value-type="string">
            <text:p>send</text:p>
          </table:table-cell>
          <table:table-cell office:value-type="string">
            <text:p>inviare</text:p>
          </table:table-cell>
          <table:table-cell/>
        </table:table-row>
        <table:table-row table:style-name="ro1">
          <table:table-cell office:value-type="string">
            <text:p>sender</text:p>
          </table:table-cell>
          <table:table-cell office:value-type="string">
            <text:p>mittente</text:p>
          </table:table-cell>
          <table:table-cell/>
        </table:table-row>
        <table:table-row table:style-name="ro1">
          <table:table-cell office:value-type="string">
            <text:p>sent</text:p>
          </table:table-cell>
          <table:table-cell office:value-type="string">
            <text:p>inviati</text:p>
          </table:table-cell>
          <table:table-cell/>
        </table:table-row>
        <table:table-row table:style-name="ro1">
          <table:table-cell office:value-type="string">
            <text:p>separator</text:p>
          </table:table-cell>
          <table:table-cell office:value-type="string">
            <text:p>separatore</text:p>
          </table:table-cell>
          <table:table-cell/>
        </table:table-row>
        <table:table-row table:style-name="ro1">
          <table:table-cell office:value-type="string">
            <text:p>september</text:p>
          </table:table-cell>
          <table:table-cell office:value-type="string">
            <text:p>settembre</text:p>
          </table:table-cell>
          <table:table-cell/>
        </table:table-row>
        <table:table-row table:style-name="ro1">
          <table:table-cell office:value-type="string">
            <text:p>sequence checking</text:p>
          </table:table-cell>
          <table:table-cell office:value-type="string">
            <text:p>controllo sequenza</text:p>
          </table:table-cell>
          <table:table-cell/>
        </table:table-row>
        <table:table-row table:style-name="ro1">
          <table:table-cell office:value-type="string">
            <text:p>serial number</text:p>
          </table:table-cell>
          <table:table-cell office:value-type="string">
            <text:p>Numero di serie</text:p>
          </table:table-cell>
          <table:table-cell/>
        </table:table-row>
        <table:table-row table:style-name="ro1">
          <table:table-cell office:value-type="string">
            <text:p>series</text:p>
          </table:table-cell>
          <table:table-cell office:value-type="string">
            <text:p>serie</text:p>
          </table:table-cell>
          <table:table-cell/>
        </table:table-row>
        <table:table-row table:style-name="ro1">
          <table:table-cell table:number-columns-repeated="2" office:value-type="string">
            <text:p>serif</text:p>
          </table:table-cell>
          <table:table-cell/>
        </table:table-row>
        <table:table-row table:style-name="ro1">
          <table:table-cell office:value-type="string">
            <text:p>server not available</text:p>
          </table:table-cell>
          <table:table-cell office:value-type="string">
            <text:p>server non raggiungibile</text:p>
          </table:table-cell>
          <table:table-cell/>
        </table:table-row>
        <table:table-row table:style-name="ro1">
          <table:table-cell office:value-type="string">
            <text:p>server user installation</text:p>
          </table:table-cell>
          <table:table-cell office:value-type="string">
            <text:p>impostazioni utente server</text:p>
          </table:table-cell>
          <table:table-cell/>
        </table:table-row>
        <table:table-row table:style-name="ro1">
          <table:table-cell office:value-type="string">
            <text:p>server virtualization</text:p>
          </table:table-cell>
          <table:table-cell office:value-type="string">
            <text:p>virtualizzazione del server</text:p>
          </table:table-cell>
          <table:table-cell/>
        </table:table-row>
        <table:table-row table:style-name="ro1">
          <table:table-cell table:number-columns-repeated="2" office:value-type="string">
            <text:p>server</text:p>
          </table:table-cell>
          <table:table-cell/>
        </table:table-row>
        <table:table-row table:style-name="ro1">
          <table:table-cell office:value-type="string">
            <text:p>server-side image map</text:p>
          </table:table-cell>
          <table:table-cell office:value-type="string">
            <text:p>image map dalla parte del server</text:p>
          </table:table-cell>
          <table:table-cell/>
        </table:table-row>
        <table:table-row table:style-name="ro1">
          <table:table-cell office:value-type="string">
            <text:p>Service Location Protocol (SLP)</text:p>
          </table:table-cell>
          <table:table-cell office:value-type="string">
            <text:p>Protocollo SLP (Service Location Protocol)</text:p>
          </table:table-cell>
          <table:table-cell/>
        </table:table-row>
        <table:table-row table:style-name="ro1">
          <table:table-cell office:value-type="string">
            <text:p>service</text:p>
          </table:table-cell>
          <table:table-cell office:value-type="string">
            <text:p>servizio</text:p>
          </table:table-cell>
          <table:table-cell/>
        </table:table-row>
        <table:table-row table:style-name="ro1">
          <table:table-cell office:value-type="string">
            <text:p>services platform</text:p>
          </table:table-cell>
          <table:table-cell office:value-type="string">
            <text:p>piattaforma di servizi</text:p>
          </table:table-cell>
          <table:table-cell/>
        </table:table-row>
        <table:table-row table:style-name="ro1">
          <table:table-cell office:value-type="string">
            <text:p>set</text:p>
          </table:table-cell>
          <table:table-cell office:value-type="string">
            <text:p>impostare</text:p>
          </table:table-cell>
          <table:table-cell/>
        </table:table-row>
        <table:table-row table:style-name="ro1">
          <table:table-cell office:value-type="string">
            <text:p>setting</text:p>
          </table:table-cell>
          <table:table-cell office:value-type="string">
            <text:p>impostazioni</text:p>
          </table:table-cell>
          <table:table-cell/>
        </table:table-row>
        <table:table-row table:style-name="ro1">
          <table:table-cell office:value-type="string">
            <text:p>setup</text:p>
          </table:table-cell>
          <table:table-cell office:value-type="string">
            <text:p>[programma di] installazione</text:p>
          </table:table-cell>
          <table:table-cell/>
        </table:table-row>
        <table:table-row table:style-name="ro1">
          <table:table-cell office:value-type="string">
            <text:p>seventh outline level</text:p>
          </table:table-cell>
          <table:table-cell office:value-type="string">
            <text:p>settimo livello struttura</text:p>
          </table:table-cell>
          <table:table-cell/>
        </table:table-row>
        <table:table-row table:style-name="ro1">
          <table:table-cell office:value-type="string">
            <text:p>shadow</text:p>
          </table:table-cell>
          <table:table-cell/>
          <table:table-cell office:value-type="string">
            <text:p>ombra</text:p>
          </table:table-cell>
        </table:table-row>
        <table:table-row table:style-name="ro1">
          <table:table-cell office:value-type="string">
            <text:p>shadowing</text:p>
          </table:table-cell>
          <table:table-cell office:value-type="string">
            <text:p>ombra</text:p>
          </table:table-cell>
          <table:table-cell/>
        </table:table-row>
        <table:table-row table:style-name="ro1">
          <table:table-cell office:value-type="string">
            <text:p>sharpen</text:p>
          </table:table-cell>
          <table:table-cell office:value-type="string">
            <text:p>aumentare la nitidezza</text:p>
          </table:table-cell>
          <table:table-cell/>
        </table:table-row>
        <table:table-row table:style-name="ro1">
          <table:table-cell office:value-type="string">
            <text:p>shear angle</text:p>
          </table:table-cell>
          <table:table-cell office:value-type="string">
            <text:p>angolo di apertura</text:p>
          </table:table-cell>
          <table:table-cell/>
        </table:table-row>
        <table:table-row table:style-name="ro1">
          <table:table-cell office:value-type="string">
            <text:p>sheet</text:p>
          </table:table-cell>
          <table:table-cell office:value-type="string">
            <text:p>tabella</text:p>
          </table:table-cell>
          <table:table-cell office:value-type="string">
            <text:p>foglio elettronico </text:p>
          </table:table-cell>
        </table:table-row>
        <table:table-row table:style-name="ro1">
          <table:table-cell table:number-columns-repeated="2" office:value-type="string">
            <text:p>shell</text:p>
          </table:table-cell>
          <table:table-cell/>
        </table:table-row>
        <table:table-row table:style-name="ro1">
          <table:table-cell office:value-type="string">
            <text:p>shift</text:p>
          </table:table-cell>
          <table:table-cell office:value-type="string">
            <text:p>(Maiusc)</text:p>
          </table:table-cell>
          <table:table-cell office:value-type="string">
            <text:p>Keyboard </text:p>
          </table:table-cell>
        </table:table-row>
        <table:table-row table:style-name="ro1">
          <table:table-cell office:value-type="string">
            <text:p>shift</text:p>
          </table:table-cell>
          <table:table-cell office:value-type="string">
            <text:p>spostare</text:p>
          </table:table-cell>
          <table:table-cell/>
        </table:table-row>
        <table:table-row table:style-name="ro1">
          <table:table-cell office:value-type="string">
            <text:p>short fly in</text:p>
          </table:table-cell>
          <table:table-cell office:value-type="string">
            <text:p>sovrapporre da un punto interno</text:p>
          </table:table-cell>
          <table:table-cell/>
        </table:table-row>
        <table:table-row table:style-name="ro1">
          <table:table-cell office:value-type="string">
            <text:p>short name</text:p>
          </table:table-cell>
          <table:table-cell office:value-type="string">
            <text:p>abbreviazione</text:p>
          </table:table-cell>
          <table:table-cell/>
        </table:table-row>
        <table:table-row table:style-name="ro1">
          <table:table-cell office:value-type="string">
            <text:p>shortcut keys</text:p>
          </table:table-cell>
          <table:table-cell office:value-type="string">
            <text:p>tasti di scelta rapida</text:p>
          </table:table-cell>
          <table:table-cell office:value-type="string">
            <text:p>combinazione tasti </text:p>
          </table:table-cell>
        </table:table-row>
        <table:table-row table:style-name="ro1">
          <table:table-cell office:value-type="string">
            <text:p>shortcut</text:p>
          </table:table-cell>
          <table:table-cell office:value-type="string">
            <text:p>scelta rapida</text:p>
          </table:table-cell>
          <table:table-cell office:value-type="string">
            <text:p>sigla </text:p>
          </table:table-cell>
        </table:table-row>
        <table:table-row table:style-name="ro1">
          <table:table-cell office:value-type="string">
            <text:p>shortcuts</text:p>
          </table:table-cell>
          <table:table-cell office:value-type="string">
            <text:p>tasti di scelta rapida</text:p>
          </table:table-cell>
          <table:table-cell/>
        </table:table-row>
        <table:table-row table:style-name="ro1">
          <table:table-cell office:value-type="string">
            <text:p>show</text:p>
          </table:table-cell>
          <table:table-cell office:value-type="string">
            <text:p>mostrare</text:p>
          </table:table-cell>
          <table:table-cell/>
        </table:table-row>
        <table:table-row table:style-name="ro1">
          <table:table-cell office:value-type="string">
            <text:p>show report</text:p>
          </table:table-cell>
          <table:table-cell office:value-type="string">
            <text:p>mostrare la notifica</text:p>
          </table:table-cell>
          <table:table-cell/>
        </table:table-row>
        <table:table-row table:style-name="ro1">
          <table:table-cell office:value-type="string">
            <text:p>sign</text:p>
          </table:table-cell>
          <table:table-cell office:value-type="string">
            <text:p>segno</text:p>
          </table:table-cell>
          <table:table-cell/>
        </table:table-row>
        <table:table-row table:style-name="ro1">
          <table:table-cell office:value-type="string">
            <text:p>signature</text:p>
          </table:table-cell>
          <table:table-cell office:value-type="string">
            <text:p>firma</text:p>
          </table:table-cell>
          <table:table-cell/>
        </table:table-row>
        <table:table-row table:style-name="ro1">
          <table:table-cell office:value-type="string">
            <text:p>significance</text:p>
          </table:table-cell>
          <table:table-cell office:value-type="string">
            <text:p>peso</text:p>
          </table:table-cell>
          <table:table-cell/>
        </table:table-row>
        <table:table-row table:style-name="ro1">
          <table:table-cell office:value-type="string">
            <text:p>similarity search</text:p>
          </table:table-cell>
          <table:table-cell office:value-type="string">
            <text:p>ricerca per simili</text:p>
          </table:table-cell>
          <table:table-cell/>
        </table:table-row>
        <table:table-row table:style-name="ro1">
          <table:table-cell office:value-type="string">
            <text:p>sine</text:p>
          </table:table-cell>
          <table:table-cell office:value-type="string">
            <text:p>seno</text:p>
          </table:table-cell>
          <table:table-cell/>
        </table:table-row>
        <table:table-row table:style-name="ro1">
          <table:table-cell office:value-type="string">
            <text:p>single- and multiprocessing system</text:p>
          </table:table-cell>
          <table:table-cell office:value-type="string">
            <text:p>sistemi a processore unico e multiprocessore</text:p>
          </table:table-cell>
          <table:table-cell/>
        </table:table-row>
        <table:table-row table:style-name="ro1">
          <table:table-cell office:value-type="string">
            <text:p>single bit error</text:p>
          </table:table-cell>
          <table:table-cell office:value-type="string">
            <text:p>errore su un bit singolo</text:p>
          </table:table-cell>
          <table:table-cell/>
        </table:table-row>
        <table:table-row table:style-name="ro1">
          <table:table-cell office:value-type="string">
            <text:p>single</text:p>
          </table:table-cell>
          <table:table-cell office:value-type="string">
            <text:p>singolo</text:p>
          </table:table-cell>
          <table:table-cell office:value-type="string">
            <text:p>semplice </text:p>
          </table:table-cell>
        </table:table-row>
        <table:table-row table:style-name="ro1">
          <table:table-cell office:value-type="string">
            <text:p>site certificates</text:p>
          </table:table-cell>
          <table:table-cell office:value-type="string">
            <text:p>certificati di sito</text:p>
          </table:table-cell>
          <table:table-cell/>
        </table:table-row>
        <table:table-row table:style-name="ro1">
          <table:table-cell office:value-type="string">
            <text:p>size</text:p>
          </table:table-cell>
          <table:table-cell office:value-type="string">
            <text:p>dimensioni</text:p>
          </table:table-cell>
          <table:table-cell/>
        </table:table-row>
        <table:table-row table:style-name="ro1">
          <table:table-cell office:value-type="string">
            <text:p>skew</text:p>
          </table:table-cell>
          <table:table-cell office:value-type="string">
            <text:p>asimmetria</text:p>
          </table:table-cell>
          <table:table-cell/>
        </table:table-row>
        <table:table-row table:style-name="ro1">
          <table:table-cell office:value-type="string">
            <text:p>slant</text:p>
          </table:table-cell>
          <table:table-cell office:value-type="string">
            <text:p>inclinare</text:p>
          </table:table-cell>
          <table:table-cell/>
        </table:table-row>
        <table:table-row table:style-name="ro1">
          <table:table-cell office:value-type="string">
            <text:p>slide bar</text:p>
          </table:table-cell>
          <table:table-cell office:value-type="string">
            <text:p>barra degli strumenti per diapositive</text:p>
          </table:table-cell>
          <table:table-cell/>
        </table:table-row>
        <table:table-row table:style-name="ro1">
          <table:table-cell office:value-type="string">
            <text:p>slide design</text:p>
          </table:table-cell>
          <table:table-cell office:value-type="string">
            <text:p>modello di diapositiva</text:p>
          </table:table-cell>
          <table:table-cell office:value-type="string">
            <text:p>modello di pagina </text:p>
          </table:table-cell>
        </table:table-row>
        <table:table-row table:style-name="ro1">
          <table:table-cell office:value-type="string">
            <text:p>slide effects</text:p>
          </table:table-cell>
          <table:table-cell office:value-type="string">
            <text:p>effetto diapositiva</text:p>
          </table:table-cell>
          <table:table-cell/>
        </table:table-row>
        <table:table-row table:style-name="ro1">
          <table:table-cell office:value-type="string">
            <text:p>slide mode</text:p>
          </table:table-cell>
          <table:table-cell office:value-type="string">
            <text:p>modo diapositiva</text:p>
          </table:table-cell>
          <table:table-cell/>
        </table:table-row>
        <table:table-row table:style-name="ro1">
          <table:table-cell office:value-type="string">
            <text:p>slide object bar</text:p>
          </table:table-cell>
          <table:table-cell office:value-type="string">
            <text:p>barra degli oggetti delle diapositive</text:p>
          </table:table-cell>
          <table:table-cell/>
        </table:table-row>
        <table:table-row table:style-name="ro1">
          <table:table-cell office:value-type="string">
            <text:p>slide parameter</text:p>
          </table:table-cell>
          <table:table-cell office:value-type="string">
            <text:p>parametro diapositiva</text:p>
          </table:table-cell>
          <table:table-cell/>
        </table:table-row>
        <table:table-row table:style-name="ro1">
          <table:table-cell office:value-type="string">
            <text:p>slide show settings</text:p>
          </table:table-cell>
          <table:table-cell office:value-type="string">
            <text:p>impostazioni presentazione</text:p>
          </table:table-cell>
          <table:table-cell/>
        </table:table-row>
        <table:table-row table:style-name="ro1">
          <table:table-cell office:value-type="string">
            <text:p>slide show</text:p>
          </table:table-cell>
          <table:table-cell office:value-type="string">
            <text:p>presentazione</text:p>
          </table:table-cell>
          <table:table-cell/>
        </table:table-row>
        <table:table-row table:style-name="ro1">
          <table:table-cell office:value-type="string">
            <text:p>slide transition</text:p>
          </table:table-cell>
          <table:table-cell office:value-type="string">
            <text:p>diapositiva</text:p>
          </table:table-cell>
          <table:table-cell/>
        </table:table-row>
        <table:table-row table:style-name="ro1">
          <table:table-cell office:value-type="string">
            <text:p>slide view</text:p>
          </table:table-cell>
          <table:table-cell office:value-type="string">
            <text:p>vista diapositiva</text:p>
          </table:table-cell>
          <table:table-cell/>
        </table:table-row>
        <table:table-row table:style-name="ro1">
          <table:table-cell office:value-type="string">
            <text:p>slide</text:p>
          </table:table-cell>
          <table:table-cell office:value-type="string">
            <text:p>diapositiva</text:p>
          </table:table-cell>
          <table:table-cell/>
        </table:table-row>
        <table:table-row table:style-name="ro1">
          <table:table-cell office:value-type="string">
            <text:p>slider</text:p>
          </table:table-cell>
          <table:table-cell office:value-type="string">
            <text:p>cursore</text:p>
          </table:table-cell>
          <table:table-cell/>
        </table:table-row>
        <table:table-row table:style-name="ro1">
          <table:table-cell office:value-type="string">
            <text:p>slope</text:p>
          </table:table-cell>
          <table:table-cell office:value-type="string">
            <text:p>pendenza</text:p>
          </table:table-cell>
          <table:table-cell/>
        </table:table-row>
        <table:table-row table:style-name="ro1">
          <table:table-cell office:value-type="string">
            <text:p>slow</text:p>
          </table:table-cell>
          <table:table-cell office:value-type="string">
            <text:p>lento</text:p>
          </table:table-cell>
          <table:table-cell/>
        </table:table-row>
        <table:table-row table:style-name="ro1">
          <table:table-cell office:value-type="string">
            <text:p>small arrow</text:p>
          </table:table-cell>
          <table:table-cell office:value-type="string">
            <text:p>freccia piccola</text:p>
          </table:table-cell>
          <table:table-cell/>
        </table:table-row>
        <table:table-row table:style-name="ro1">
          <table:table-cell office:value-type="string">
            <text:p>small capitals</text:p>
          </table:table-cell>
          <table:table-cell office:value-type="string">
            <text:p>maiuscoletto</text:p>
          </table:table-cell>
          <table:table-cell/>
        </table:table-row>
        <table:table-row table:style-name="ro1">
          <table:table-cell office:value-type="string">
            <text:p>small caps</text:p>
          </table:table-cell>
          <table:table-cell office:value-type="string">
            <text:p>maiuscoletto</text:p>
          </table:table-cell>
          <table:table-cell/>
        </table:table-row>
        <table:table-row table:style-name="ro1">
          <table:table-cell office:value-type="string">
            <text:p>small form variants</text:p>
          </table:table-cell>
          <table:table-cell office:value-type="string">
            <text:p>piccole varianti di forma</text:p>
          </table:table-cell>
          <table:table-cell/>
        </table:table-row>
        <table:table-row table:style-name="ro1">
          <table:table-cell office:value-type="string">
            <text:p>small gap</text:p>
          </table:table-cell>
          <table:table-cell office:value-type="string">
            <text:p>spazio intermedio piccolo</text:p>
          </table:table-cell>
          <table:table-cell/>
        </table:table-row>
        <table:table-row table:style-name="ro1">
          <table:table-cell office:value-type="string">
            <text:p>small</text:p>
          </table:table-cell>
          <table:table-cell office:value-type="string">
            <text:p>piccolo</text:p>
          </table:table-cell>
          <table:table-cell/>
        </table:table-row>
        <table:table-row table:style-name="ro1">
          <table:table-cell office:value-type="string">
            <text:p>smallest</text:p>
          </table:table-cell>
          <table:table-cell office:value-type="string">
            <text:p>il più piccolo</text:p>
          </table:table-cell>
          <table:table-cell/>
        </table:table-row>
        <table:table-row table:style-name="ro1">
          <table:table-cell table:number-columns-repeated="2" office:value-type="string">
            <text:p>smart</text:p>
          </table:table-cell>
          <table:table-cell/>
        </table:table-row>
        <table:table-row table:style-name="ro1">
          <table:table-cell office:value-type="string">
            <text:p>smooth scroll</text:p>
          </table:table-cell>
          <table:table-cell office:value-type="string">
            <text:p>scorrimento dolce</text:p>
          </table:table-cell>
          <table:table-cell/>
        </table:table-row>
        <table:table-row table:style-name="ro1">
          <table:table-cell office:value-type="string">
            <text:p>smooth transition</text:p>
          </table:table-cell>
          <table:table-cell office:value-type="string">
            <text:p>smorzamento lieve</text:p>
          </table:table-cell>
          <table:table-cell/>
        </table:table-row>
        <table:table-row table:style-name="ro1">
          <table:table-cell office:value-type="string">
            <text:p>smooth</text:p>
          </table:table-cell>
          <table:table-cell office:value-type="string">
            <text:p>regolare</text:p>
          </table:table-cell>
          <table:table-cell/>
        </table:table-row>
        <table:table-row table:style-name="ro1">
          <table:table-cell office:value-type="string">
            <text:p>smooth</text:p>
          </table:table-cell>
          <table:table-cell office:value-type="string">
            <text:p>smorza</text:p>
          </table:table-cell>
          <table:table-cell/>
        </table:table-row>
        <table:table-row table:style-name="ro1">
          <table:table-cell office:value-type="string">
            <text:p>snap lines visible</text:p>
          </table:table-cell>
          <table:table-cell office:value-type="string">
            <text:p>linee di cattura visibili</text:p>
          </table:table-cell>
          <table:table-cell/>
        </table:table-row>
        <table:table-row table:style-name="ro1">
          <table:table-cell office:value-type="string">
            <text:p>snap lines</text:p>
          </table:table-cell>
          <table:table-cell office:value-type="string">
            <text:p>linee di cattura</text:p>
          </table:table-cell>
          <table:table-cell/>
        </table:table-row>
        <table:table-row table:style-name="ro1">
          <table:table-cell office:value-type="string">
            <text:p>snap object</text:p>
          </table:table-cell>
          <table:table-cell office:value-type="string">
            <text:p>oggetto di cattura</text:p>
          </table:table-cell>
          <table:table-cell/>
        </table:table-row>
        <table:table-row table:style-name="ro1">
          <table:table-cell office:value-type="string">
            <text:p>snap position</text:p>
          </table:table-cell>
          <table:table-cell office:value-type="string">
            <text:p>aggancio</text:p>
          </table:table-cell>
          <table:table-cell/>
        </table:table-row>
        <table:table-row table:style-name="ro1">
          <table:table-cell office:value-type="string">
            <text:p>snap range</text:p>
          </table:table-cell>
          <table:table-cell office:value-type="string">
            <text:p>area di cattura</text:p>
          </table:table-cell>
          <table:table-cell/>
        </table:table-row>
        <table:table-row table:style-name="ro1">
          <table:table-cell office:value-type="string">
            <text:p>snap</text:p>
          </table:table-cell>
          <table:table-cell office:value-type="string">
            <text:p>cattura</text:p>
          </table:table-cell>
          <table:table-cell/>
        </table:table-row>
        <table:table-row table:style-name="ro1">
          <table:table-cell office:value-type="string">
            <text:p>snapshot build</text:p>
          </table:table-cell>
          <table:table-cell office:value-type="string">
            <text:p>versione Snapshot</text:p>
          </table:table-cell>
          <table:table-cell/>
        </table:table-row>
        <table:table-row table:style-name="ro1">
          <table:table-cell table:number-columns-repeated="2" office:value-type="string">
            <text:p>socks proxy</text:p>
          </table:table-cell>
          <table:table-cell/>
        </table:table-row>
        <table:table-row table:style-name="ro1">
          <table:table-cell office:value-type="string">
            <text:p>software license agreement</text:p>
          </table:table-cell>
          <table:table-cell office:value-type="string">
            <text:p>contratto di licenza software</text:p>
          </table:table-cell>
          <table:table-cell/>
        </table:table-row>
        <table:table-row table:style-name="ro1">
          <table:table-cell table:number-columns-repeated="2" office:value-type="string">
            <text:p>Solaris Container</text:p>
          </table:table-cell>
          <table:table-cell/>
        </table:table-row>
        <table:table-row table:style-name="ro1">
          <table:table-cell table:number-columns-repeated="2" office:value-type="string">
            <text:p>Solaris Feature Comparison Chart</text:p>
          </table:table-cell>
          <table:table-cell office:value-type="string">
            <text:p>Several structures existing together without one constant ruling form. </text:p>
          </table:table-cell>
        </table:table-row>
        <table:table-row table:style-name="ro1">
          <table:table-cell table:number-columns-repeated="2" office:value-type="string">
            <text:p>Solaris Flash</text:p>
          </table:table-cell>
          <table:table-cell/>
        </table:table-row>
        <table:table-row table:style-name="ro1">
          <table:table-cell table:number-columns-repeated="2" office:value-type="string">
            <text:p>Solaris Secure Shell</text:p>
          </table:table-cell>
          <table:table-cell/>
        </table:table-row>
        <table:table-row table:style-name="ro1">
          <table:table-cell table:number-columns-repeated="2" office:value-type="string">
            <text:p>Solaris Volume Manager</text:p>
          </table:table-cell>
          <table:table-cell/>
        </table:table-row>
        <table:table-row table:style-name="ro1">
          <table:table-cell table:number-columns-repeated="2" office:value-type="string">
            <text:p>solaris-sparc</text:p>
          </table:table-cell>
          <table:table-cell/>
        </table:table-row>
        <table:table-row table:style-name="ro1">
          <table:table-cell office:value-type="string">
            <text:p>solarization</text:p>
          </table:table-cell>
          <table:table-cell office:value-type="string">
            <text:p>solarizzazione</text:p>
          </table:table-cell>
          <table:table-cell/>
        </table:table-row>
        <table:table-row table:style-name="ro1">
          <table:table-cell office:value-type="string">
            <text:p>solid</text:p>
          </table:table-cell>
          <table:table-cell office:value-type="string">
            <text:p>pieno</text:p>
          </table:table-cell>
          <table:table-cell/>
        </table:table-row>
        <table:table-row table:style-name="ro1">
          <table:table-cell office:value-type="string">
            <text:p>sort</text:p>
          </table:table-cell>
          <table:table-cell office:value-type="string">
            <text:p>ordinare</text:p>
          </table:table-cell>
          <table:table-cell/>
        </table:table-row>
        <table:table-row table:style-name="ro1">
          <table:table-cell office:value-type="string">
            <text:p>sorting</text:p>
          </table:table-cell>
          <table:table-cell office:value-type="string">
            <text:p>ordine</text:p>
          </table:table-cell>
          <table:table-cell/>
        </table:table-row>
        <table:table-row table:style-name="ro1">
          <table:table-cell office:value-type="string">
            <text:p>sound files</text:p>
          </table:table-cell>
          <table:table-cell office:value-type="string">
            <text:p>file audio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suono</text:p>
          </table:table-cell>
          <table:table-cell/>
        </table:table-row>
        <table:table-row table:style-name="ro1">
          <table:table-cell office:value-type="string">
            <text:p>source code</text:p>
          </table:table-cell>
          <table:table-cell office:value-type="string">
            <text:p>codice-sorgente</text:p>
          </table:table-cell>
          <table:table-cell/>
        </table:table-row>
        <table:table-row table:style-name="ro1">
          <table:table-cell office:value-type="string">
            <text:p>source color</text:p>
          </table:table-cell>
          <table:table-cell office:value-type="string">
            <text:p>colore origine</text:p>
          </table:table-cell>
          <table:table-cell/>
        </table:table-row>
        <table:table-row table:style-name="ro1">
          <table:table-cell office:value-type="string">
            <text:p>source data range</text:p>
          </table:table-cell>
          <table:table-cell office:value-type="string">
            <text:p>area dati di sorgente</text:p>
          </table:table-cell>
          <table:table-cell/>
        </table:table-row>
        <table:table-row table:style-name="ro1">
          <table:table-cell office:value-type="string">
            <text:p>source directory</text:p>
          </table:table-cell>
          <table:table-cell office:value-type="string">
            <text:p>cartella sorgente</text:p>
          </table:table-cell>
          <table:table-cell/>
        </table:table-row>
        <table:table-row table:style-name="ro1">
          <table:table-cell office:value-type="string">
            <text:p>source document:</text:p>
          </table:table-cell>
          <table:table-cell office:value-type="string">
            <text:p>documento sorgente</text:p>
          </table:table-cell>
          <table:table-cell/>
        </table:table-row>
        <table:table-row table:style-name="ro1">
          <table:table-cell office:value-type="string">
            <text:p>source</text:p>
          </table:table-cell>
          <table:table-cell office:value-type="string">
            <text:p>sorgente</text:p>
          </table:table-cell>
          <table:table-cell/>
        </table:table-row>
        <table:table-row table:style-name="ro1">
          <table:table-cell office:value-type="string">
            <text:p>space bar</text:p>
          </table:table-cell>
          <table:table-cell office:value-type="string">
            <text:p>(Barra spaziatrice)</text:p>
          </table:table-cell>
          <table:table-cell/>
        </table:table-row>
        <table:table-row table:style-name="ro1">
          <table:table-cell office:value-type="string">
            <text:p>space bar</text:p>
          </table:table-cell>
          <table:table-cell office:value-type="string">
            <text:p>spazio</text:p>
          </table:table-cell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spazio</text:p>
          </table:table-cell>
          <table:table-cell/>
        </table:table-row>
        <table:table-row table:style-name="ro1">
          <table:table-cell office:value-type="string">
            <text:p>spacing</text:p>
          </table:table-cell>
          <table:table-cell office:value-type="string">
            <text:p>distanza</text:p>
          </table:table-cell>
          <table:table-cell office:value-type="string">
            <text:p>spaziatura (tipography) </text:p>
          </table:table-cell>
        </table:table-row>
        <table:table-row table:style-name="ro1">
          <table:table-cell office:value-type="string">
            <text:p>speaker</text:p>
          </table:table-cell>
          <table:table-cell office:value-type="string">
            <text:p>voce</text:p>
          </table:table-cell>
          <table:table-cell/>
        </table:table-row>
        <table:table-row table:style-name="ro1">
          <table:table-cell table:number-columns-repeated="2" office:value-type="string">
            <text:p>SPECfp</text:p>
          </table:table-cell>
          <table:table-cell/>
        </table:table-row>
        <table:table-row table:style-name="ro1">
          <table:table-cell office:value-type="string">
            <text:p>special character</text:p>
          </table:table-cell>
          <table:table-cell office:value-type="string">
            <text:p>carattere speciale</text:p>
          </table:table-cell>
          <table:table-cell/>
        </table:table-row>
        <table:table-row table:style-name="ro1">
          <table:table-cell office:value-type="string">
            <text:p>special</text:p>
          </table:table-cell>
          <table:table-cell office:value-type="string">
            <text:p>speciale</text:p>
          </table:table-cell>
          <table:table-cell/>
        </table:table-row>
        <table:table-row table:style-name="ro1">
          <table:table-cell office:value-type="string">
            <text:p>specify</text:p>
          </table:table-cell>
          <table:table-cell office:value-type="string">
            <text:p>indicare</text:p>
          </table:table-cell>
          <table:table-cell/>
        </table:table-row>
        <table:table-row table:style-name="ro1">
          <table:table-cell table:number-columns-repeated="2" office:value-type="string">
            <text:p>SPECint</text:p>
          </table:table-cell>
          <table:table-cell/>
        </table:table-row>
        <table:table-row table:style-name="ro1">
          <table:table-cell office:value-type="string">
            <text:p>specular</text:p>
          </table:table-cell>
          <table:table-cell office:value-type="string">
            <text:p>riflesso</text:p>
          </table:table-cell>
          <table:table-cell/>
        </table:table-row>
        <table:table-row table:style-name="ro1">
          <table:table-cell office:value-type="string">
            <text:p>speech recognize</text:p>
          </table:table-cell>
          <table:table-cell office:value-type="string">
            <text:p>riconoscimento voce</text:p>
          </table:table-cell>
          <table:table-cell/>
        </table:table-row>
        <table:table-row table:style-name="ro1">
          <table:table-cell office:value-type="string">
            <text:p>speed of ticker</text:p>
          </table:table-cell>
          <table:table-cell office:value-type="string">
            <text:p>velocità scritta scorrevole</text:p>
          </table:table-cell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velocità</text:p>
          </table:table-cell>
          <table:table-cell/>
        </table:table-row>
        <table:table-row table:style-name="ro1">
          <table:table-cell office:value-type="string">
            <text:p>spellcheck</text:p>
          </table:table-cell>
          <table:table-cell office:value-type="string">
            <text:p>controllo ortografico</text:p>
          </table:table-cell>
          <table:table-cell/>
        </table:table-row>
        <table:table-row table:style-name="ro1">
          <table:table-cell office:value-type="string">
            <text:p>spelling options</text:p>
          </table:table-cell>
          <table:table-cell office:value-type="string">
            <text:p>opzioni controllo ortografico</text:p>
          </table:table-cell>
          <table:table-cell/>
        </table:table-row>
        <table:table-row table:style-name="ro1">
          <table:table-cell office:value-type="string">
            <text:p>spelling</text:p>
          </table:table-cell>
          <table:table-cell office:value-type="string">
            <text:p>controllo ortografico</text:p>
          </table:table-cell>
          <table:table-cell/>
        </table:table-row>
        <table:table-row table:style-name="ro1">
          <table:table-cell office:value-type="string">
            <text:p>sphere</text:p>
          </table:table-cell>
          <table:table-cell office:value-type="string">
            <text:p>sfera</text:p>
          </table:table-cell>
          <table:table-cell/>
        </table:table-row>
        <table:table-row table:style-name="ro1">
          <table:table-cell office:value-type="string">
            <text:p>spin box</text:p>
          </table:table-cell>
          <table:table-cell office:value-type="string">
            <text:p>casella di selezione</text:p>
          </table:table-cell>
          <table:table-cell office:value-type="string">
            <text:p>OLH </text:p>
          </table:table-cell>
        </table:table-row>
        <table:table-row table:style-name="ro1">
          <table:table-cell office:value-type="string">
            <text:p>spin button</text:p>
          </table:table-cell>
          <table:table-cell office:value-type="string">
            <text:p>pulsante di selezione</text:p>
          </table:table-cell>
          <table:table-cell/>
        </table:table-row>
        <table:table-row table:style-name="ro1">
          <table:table-cell office:value-type="string">
            <text:p>spiral</text:p>
          </table:table-cell>
          <table:table-cell office:value-type="string">
            <text:p>spirale</text:p>
          </table:table-cell>
          <table:table-cell/>
        </table:table-row>
        <table:table-row table:style-name="ro1">
          <table:table-cell office:value-type="string">
            <text:p>split</text:p>
          </table:table-cell>
          <table:table-cell office:value-type="string">
            <text:p>dividere</text:p>
          </table:table-cell>
          <table:table-cell office:value-type="string">
            <text:p>separare </text:p>
          </table:table-cell>
        </table:table-row>
        <table:table-row table:style-name="ro1">
          <table:table-cell office:value-type="string">
            <text:p>spreadsheet</text:p>
          </table:table-cell>
          <table:table-cell office:value-type="string">
            <text:p>foglio di lavoro</text:p>
          </table:table-cell>
          <table:table-cell office:value-type="string">
            <text:p>foglio elettronico, tabella</text:p>
          </table:table-cell>
        </table:table-row>
        <table:table-row table:style-name="ro1">
          <table:table-cell table:number-columns-repeated="2" office:value-type="string">
            <text:p>sql [native]</text:p>
          </table:table-cell>
          <table:table-cell/>
        </table:table-row>
        <table:table-row table:style-name="ro1">
          <table:table-cell table:number-columns-repeated="2" office:value-type="string">
            <text:p>sql</text:p>
          </table:table-cell>
          <table:table-cell/>
        </table:table-row>
        <table:table-row table:style-name="ro1">
          <table:table-cell office:value-type="string">
            <text:p>square brackets</text:p>
          </table:table-cell>
          <table:table-cell office:value-type="string">
            <text:p>parentesi quadre</text:p>
          </table:table-cell>
          <table:table-cell/>
        </table:table-row>
        <table:table-row table:style-name="ro1">
          <table:table-cell office:value-type="string">
            <text:p>square root</text:p>
          </table:table-cell>
          <table:table-cell office:value-type="string">
            <text:p>radice quadrata</text:p>
          </table:table-cell>
          <table:table-cell/>
        </table:table-row>
        <table:table-row table:style-name="ro1">
          <table:table-cell office:value-type="string">
            <text:p>square</text:p>
          </table:table-cell>
          <table:table-cell office:value-type="string">
            <text:p>quadrato</text:p>
          </table:table-cell>
          <table:table-cell/>
        </table:table-row>
        <table:table-row table:style-name="ro1">
          <table:table-cell table:number-columns-repeated="2" office:value-type="string">
            <text:p>SS7 (Signaling System 7)</text:p>
          </table:table-cell>
          <table:table-cell/>
        </table:table-row>
        <table:table-row table:style-name="ro1">
          <table:table-cell office:value-type="string">
            <text:p>stacked</text:p>
          </table:table-cell>
          <table:table-cell/>
          <table:table-cell office:value-type="string">
            <text:p>sovrapposto</text:p>
          </table:table-cell>
        </table:table-row>
        <table:table-row table:style-name="ro1">
          <table:table-cell table:number-columns-repeated="2" office:value-type="string">
            <text:p>standard</text:p>
          </table:table-cell>
          <table:table-cell/>
        </table:table-row>
        <table:table-row table:style-name="ro1">
          <table:table-cell office:value-type="string">
            <text:p>standards-based platform</text:p>
          </table:table-cell>
          <table:table-cell office:value-type="string">
            <text:p>piattaforma basata su standard</text:p>
          </table:table-cell>
          <table:table-cell/>
        </table:table-row>
        <table:table-row table:style-name="ro1">
          <table:table-cell office:value-type="string">
            <text:p>start over</text:p>
          </table:table-cell>
          <table:table-cell office:value-type="string">
            <text:p>riavviare</text:p>
          </table:table-cell>
          <table:table-cell/>
        </table:table-row>
        <table:table-row table:style-name="ro1">
          <table:table-cell office:value-type="string">
            <text:p>start</text:p>
          </table:table-cell>
          <table:table-cell office:value-type="string">
            <text:p>inizio</text:p>
          </table:table-cell>
          <table:table-cell office:value-type="string">
            <text:p>limite inferiore</text:p>
          </table:table-cell>
        </table:table-row>
        <table:table-row table:style-name="ro1">
          <table:table-cell office:value-type="string">
            <text:p>state (US)</text:p>
          </table:table-cell>
          <table:table-cell office:value-type="string">
            <text:p>regione</text:p>
          </table:table-cell>
          <table:table-cell/>
        </table:table-row>
        <table:table-row table:style-name="ro1">
          <table:table-cell office:value-type="string">
            <text:p>state</text:p>
          </table:table-cell>
          <table:table-cell office:value-type="string">
            <text:p>stato</text:p>
          </table:table-cell>
          <table:table-cell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statistica</text:p>
          </table:table-cell>
          <table:table-cell/>
        </table:table-row>
        <table:table-row table:style-name="ro1">
          <table:table-cell office:value-type="string">
            <text:p>stats</text:p>
          </table:table-cell>
          <table:table-cell office:value-type="string">
            <text:p>parametri</text:p>
          </table:table-cell>
          <table:table-cell/>
        </table:table-row>
        <table:table-row table:style-name="ro1">
          <table:table-cell office:value-type="string">
            <text:p>status bar</text:p>
          </table:table-cell>
          <table:table-cell office:value-type="string">
            <text:p>barra di stato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stato</text:p>
          </table:table-cell>
          <table:table-cell/>
        </table:table-row>
        <table:table-row table:style-name="ro1">
          <table:table-cell office:value-type="string">
            <text:p>stealth mode perimeter</text:p>
          </table:table-cell>
          <table:table-cell office:value-type="string">
            <text:p>security</text:p>
          </table:table-cell>
          <table:table-cell office:value-type="string">
            <text:p>sicurezza del perimetro in modalità stealth</text:p>
          </table:table-cell>
        </table:table-row>
        <table:table-row table:style-name="ro2">
          <table:table-cell table:style-name="ce2" office:value-type="string">
            <text:p>step into </text:p>
          </table:table-cell>
          <table:table-cell table:style-name="ce2" office:value-type="string">
            <text:p>passa all'interno</text:p>
          </table:table-cell>
          <table:table-cell/>
        </table:table-row>
        <table:table-row table:style-name="ro2">
          <table:table-cell table:style-name="ce2" office:value-type="string">
            <text:p>step out</text:p>
          </table:table-cell>
          <table:table-cell table:style-name="ce2" office:value-type="string">
            <text:p>passa all'esterno</text:p>
          </table:table-cell>
          <table:table-cell/>
        </table:table-row>
        <table:table-row table:style-name="ro2">
          <table:table-cell table:style-name="ce2" office:value-type="string">
            <text:p>step over</text:p>
          </table:table-cell>
          <table:table-cell table:style-name="ce2" office:value-type="string">
            <text:p>oltrepassa</text:p>
          </table:table-cell>
          <table:table-cell/>
        </table:table-row>
        <table:table-row table:style-name="ro1">
          <table:table-cell office:value-type="string">
            <text:p>stereo graphics</text:p>
          </table:table-cell>
          <table:table-cell office:value-type="string">
            <text:p>grafica stereoscopica</text:p>
          </table:table-cell>
          <table:table-cell/>
        </table:table-row>
        <table:table-row table:style-name="ro1">
          <table:table-cell office:value-type="string">
            <text:p>Stereoscopic environment</text:p>
          </table:table-cell>
          <table:table-cell office:value-type="string">
            <text:p>ambiente stereoscopico</text:p>
          </table:table-cell>
          <table:table-cell/>
        </table:table-row>
        <table:table-row table:style-name="ro1">
          <table:table-cell office:value-type="string">
            <text:p>stock chart</text:p>
          </table:table-cell>
          <table:table-cell office:value-type="string">
            <text:p>diagramma quotazioni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office:value-type="string">
            <text:p>interrompere</text:p>
          </table:table-cell>
          <table:table-cell office:value-type="string">
            <text:p>arrestare </text:p>
          </table:table-cell>
        </table:table-row>
        <table:table-row table:style-name="ro1">
          <table:table-cell office:value-type="string">
            <text:p>stoppage</text:p>
          </table:table-cell>
          <table:table-cell office:value-type="string">
            <text:p>stoppage (blocco del sistema)</text:p>
          </table:table-cell>
          <table:table-cell/>
        </table:table-row>
        <table:table-row table:style-name="ro1">
          <table:table-cell office:value-type="string">
            <text:p>Storage array driver</text:p>
          </table:table-cell>
          <table:table-cell office:value-type="string">
            <text:p>Driver per storage array</text:p>
          </table:table-cell>
          <table:table-cell/>
        </table:table-row>
        <table:table-row table:style-name="ro1">
          <table:table-cell office:value-type="string">
            <text:p>straight connector</text:p>
          </table:table-cell>
          <table:table-cell office:value-type="string">
            <text:p>connettore diretto</text:p>
          </table:table-cell>
          <table:table-cell/>
        </table:table-row>
        <table:table-row table:style-name="ro1">
          <table:table-cell office:value-type="string">
            <text:p>straight line segment</text:p>
          </table:table-cell>
          <table:table-cell office:value-type="string">
            <text:p>segmento di retta</text:p>
          </table:table-cell>
          <table:table-cell/>
        </table:table-row>
        <table:table-row table:style-name="ro1">
          <table:table-cell office:value-type="string">
            <text:p>straight line</text:p>
          </table:table-cell>
          <table:table-cell office:value-type="string">
            <text:p>linea diritta</text:p>
          </table:table-cell>
          <table:table-cell/>
        </table:table-row>
        <table:table-row table:style-name="ro1">
          <table:table-cell office:value-type="string">
            <text:p>Stream Control Transmission Protocol (SCTP)</text:p>
          </table:table-cell>
          <table:table-cell office:value-type="string">
            <text:p>Protocollo SCTP (Stream Control Transmission Protocol)</text:p>
          </table:table-cell>
          <table:table-cell/>
        </table:table-row>
        <table:table-row table:style-name="ro1">
          <table:table-cell office:value-type="string">
            <text:p>street</text:p>
          </table:table-cell>
          <table:table-cell office:value-type="string">
            <text:p>via</text:p>
          </table:table-cell>
          <table:table-cell/>
        </table:table-row>
        <table:table-row table:style-name="ro1">
          <table:table-cell office:value-type="string">
            <text:p>stretch and rotate</text:p>
          </table:table-cell>
          <table:table-cell office:value-type="string">
            <text:p>proiettare e ruotare</text:p>
          </table:table-cell>
          <table:table-cell/>
        </table:table-row>
        <table:table-row table:style-name="ro1">
          <table:table-cell office:value-type="string">
            <text:p>stretch from bottom</text:p>
          </table:table-cell>
          <table:table-cell office:value-type="string">
            <text:p>proiettare dal basso</text:p>
          </table:table-cell>
          <table:table-cell/>
        </table:table-row>
        <table:table-row table:style-name="ro1">
          <table:table-cell office:value-type="string">
            <text:p>stretch from left</text:p>
          </table:table-cell>
          <table:table-cell office:value-type="string">
            <text:p>proiettare da sinistra</text:p>
          </table:table-cell>
          <table:table-cell/>
        </table:table-row>
        <table:table-row table:style-name="ro1">
          <table:table-cell office:value-type="string">
            <text:p>stretch from right</text:p>
          </table:table-cell>
          <table:table-cell office:value-type="string">
            <text:p>proiettare da destra</text:p>
          </table:table-cell>
          <table:table-cell/>
        </table:table-row>
        <table:table-row table:style-name="ro1">
          <table:table-cell office:value-type="string">
            <text:p>stretch from top</text:p>
          </table:table-cell>
          <table:table-cell office:value-type="string">
            <text:p>proiettare dall'alto</text:p>
          </table:table-cell>
          <table:table-cell/>
        </table:table-row>
        <table:table-row table:style-name="ro1">
          <table:table-cell office:value-type="string">
            <text:p>stretch horizontally</text:p>
          </table:table-cell>
          <table:table-cell office:value-type="string">
            <text:p>proiettare in orizzontale</text:p>
          </table:table-cell>
          <table:table-cell/>
        </table:table-row>
        <table:table-row table:style-name="ro1">
          <table:table-cell office:value-type="string">
            <text:p>stretch vertically</text:p>
          </table:table-cell>
          <table:table-cell office:value-type="string">
            <text:p>proiettare in verticale</text:p>
          </table:table-cell>
          <table:table-cell/>
        </table:table-row>
        <table:table-row table:style-name="ro1">
          <table:table-cell office:value-type="string">
            <text:p>stretch</text:p>
          </table:table-cell>
          <table:table-cell office:value-type="string">
            <text:p>proiettare</text:p>
          </table:table-cell>
          <table:table-cell/>
        </table:table-row>
        <table:table-row table:style-name="ro1">
          <table:table-cell office:value-type="string">
            <text:p>stretched</text:p>
          </table:table-cell>
          <table:table-cell office:value-type="string">
            <text:p>esteso</text:p>
          </table:table-cell>
          <table:table-cell/>
        </table:table-row>
        <table:table-row table:style-name="ro1">
          <table:table-cell office:value-type="string">
            <text:p>strict format</text:p>
          </table:table-cell>
          <table:table-cell office:value-type="string">
            <text:p>controllo formato</text:p>
          </table:table-cell>
          <table:table-cell/>
        </table:table-row>
        <table:table-row table:style-name="ro1">
          <table:table-cell office:value-type="string">
            <text:p>strikethrough</text:p>
          </table:table-cell>
          <table:table-cell office:value-type="string">
            <text:p>barrato</text:p>
          </table:table-cell>
          <table:table-cell/>
        </table:table-row>
        <table:table-row table:style-name="ro1">
          <table:table-cell office:value-type="string">
            <text:p>string</text:p>
          </table:table-cell>
          <table:table-cell office:value-type="string">
            <text:p>stringa</text:p>
          </table:table-cell>
          <table:table-cell/>
        </table:table-row>
        <table:table-row table:style-name="ro1">
          <table:table-cell office:value-type="string">
            <text:p>strings</text:p>
          </table:table-cell>
          <table:table-cell office:value-type="string">
            <text:p>stringhe</text:p>
          </table:table-cell>
          <table:table-cell/>
        </table:table-row>
        <table:table-row table:style-name="ro1">
          <table:table-cell table:number-columns-repeated="2" office:value-type="string">
            <text:p>stroke</text:p>
          </table:table-cell>
          <table:table-cell/>
        </table:table-row>
        <table:table-row table:style-name="ro1">
          <table:table-cell office:value-type="string">
            <text:p>strong emphasis</text:p>
          </table:table-cell>
          <table:table-cell office:value-type="string">
            <text:p>enfasi forte</text:p>
          </table:table-cell>
          <table:table-cell/>
        </table:table-row>
        <table:table-row table:style-name="ro1">
          <table:table-cell office:value-type="string">
            <text:p>structure and formatting</text:p>
          </table:table-cell>
          <table:table-cell office:value-type="string">
            <text:p>struttura e formattazione</text:p>
          </table:table-cell>
          <table:table-cell/>
        </table:table-row>
        <table:table-row table:style-name="ro1">
          <table:table-cell office:value-type="string">
            <text:p>structure</text:p>
          </table:table-cell>
          <table:table-cell office:value-type="string">
            <text:p>struttura</text:p>
          </table:table-cell>
          <table:table-cell/>
        </table:table-row>
        <table:table-row table:style-name="ro1">
          <table:table-cell office:value-type="string">
            <text:p>stuck</text:p>
          </table:table-cell>
          <table:table-cell office:value-type="string">
            <text:p>stallo</text:p>
          </table:table-cell>
          <table:table-cell/>
        </table:table-row>
        <table:table-row table:style-name="ro1">
          <table:table-cell office:value-type="string">
            <text:p>style catalog</text:p>
          </table:table-cell>
          <table:table-cell office:value-type="string">
            <text:p>catalogo modelli</text:p>
          </table:table-cell>
          <table:table-cell/>
        </table:table-row>
        <table:table-row table:style-name="ro1">
          <table:table-cell office:value-type="string">
            <text:p>style name</text:p>
          </table:table-cell>
          <table:table-cell office:value-type="string">
            <text:p>nome modello</text:p>
          </table:table-cell>
          <table:table-cell/>
        </table:table-row>
        <table:table-row table:style-name="ro1">
          <table:table-cell office:value-type="string">
            <text:p>style sheet</text:p>
          </table:table-cell>
          <table:table-cell office:value-type="string">
            <text:p>foglio stile</text:p>
          </table:table-cell>
          <table:table-cell/>
        </table:table-row>
        <table:table-row table:style-name="ro1">
          <table:table-cell office:value-type="string">
            <text:p>style</text:p>
          </table:table-cell>
          <table:table-cell office:value-type="string">
            <text:p>stile</text:p>
          </table:table-cell>
          <table:table-cell office:value-type="string">
            <text:p>modello di formato (when it refers to an entry of the Sylist e.g. Intestazione 1</text:p>
          </table:table-cell>
        </table:table-row>
        <table:table-row table:style-name="ro1">
          <table:table-cell office:value-type="string">
            <text:p>stylist on/off</text:p>
          </table:table-cell>
          <table:table-cell office:value-type="string">
            <text:p>mostra/nascondi Stilista</text:p>
          </table:table-cell>
          <table:table-cell/>
        </table:table-row>
        <table:table-row table:style-name="ro1">
          <table:table-cell office:value-type="string">
            <text:p>stylist</text:p>
          </table:table-cell>
          <table:table-cell office:value-type="string">
            <text:p>Stilista</text:p>
          </table:table-cell>
          <table:table-cell/>
        </table:table-row>
        <table:table-row table:style-name="ro1">
          <table:table-cell office:value-type="string">
            <text:p>subdirectories</text:p>
          </table:table-cell>
          <table:table-cell office:value-type="string">
            <text:p>sottocartelle</text:p>
          </table:table-cell>
          <table:table-cell/>
        </table:table-row>
        <table:table-row table:style-name="ro1">
          <table:table-cell office:value-type="string">
            <text:p>subdivision</text:p>
          </table:table-cell>
          <table:table-cell office:value-type="string">
            <text:p>suddivisione</text:p>
          </table:table-cell>
          <table:table-cell/>
        </table:table-row>
        <table:table-row table:style-name="ro1">
          <table:table-cell office:value-type="string">
            <text:p>subdocument</text:p>
          </table:table-cell>
          <table:table-cell office:value-type="string">
            <text:p>documento secondario</text:p>
          </table:table-cell>
          <table:table-cell/>
        </table:table-row>
        <table:table-row table:style-name="ro1">
          <table:table-cell office:value-type="string">
            <text:p>subdocuments</text:p>
          </table:table-cell>
          <table:table-cell office:value-type="string">
            <text:p>documenti secondari</text:p>
          </table:table-cell>
          <table:table-cell/>
        </table:table-row>
        <table:table-row table:style-name="ro1">
          <table:table-cell office:value-type="string">
            <text:p>subitems</text:p>
          </table:table-cell>
          <table:table-cell office:value-type="string">
            <text:p>sottoelementi</text:p>
          </table:table-cell>
          <table:table-cell/>
        </table:table-row>
        <table:table-row table:style-name="ro1">
          <table:table-cell office:value-type="string">
            <text:p>subject line</text:p>
          </table:table-cell>
          <table:table-cell office:value-type="string">
            <text:p>riga oggetto</text:p>
          </table:table-cell>
          <table:table-cell/>
        </table:table-row>
        <table:table-row table:style-name="ro1">
          <table:table-cell office:value-type="string">
            <text:p>subject</text:p>
          </table:table-cell>
          <table:table-cell office:value-type="string">
            <text:p>oggetto</text:p>
          </table:table-cell>
          <table:table-cell/>
        </table:table-row>
        <table:table-row table:style-name="ro1">
          <table:table-cell office:value-type="string">
            <text:p>submenu</text:p>
          </table:table-cell>
          <table:table-cell office:value-type="string">
            <text:p>sottomenu</text:p>
          </table:table-cell>
          <table:table-cell office:value-type="string">
            <text:p>OLH </text:p>
          </table:table-cell>
        </table:table-row>
        <table:table-row table:style-name="ro1">
          <table:table-cell office:value-type="string">
            <text:p>submission encoding</text:p>
          </table:table-cell>
          <table:table-cell office:value-type="string">
            <text:p>codifica all'invio</text:p>
          </table:table-cell>
          <table:table-cell/>
        </table:table-row>
        <table:table-row table:style-name="ro1">
          <table:table-cell office:value-type="string">
            <text:p>subpoints per level</text:p>
          </table:table-cell>
          <table:table-cell office:value-type="string">
            <text:p>paragrafi per capitolo</text:p>
          </table:table-cell>
          <table:table-cell/>
        </table:table-row>
        <table:table-row table:style-name="ro1">
          <table:table-cell office:value-type="string">
            <text:p>subpoints</text:p>
          </table:table-cell>
          <table:table-cell office:value-type="string">
            <text:p>sottoparagrafi</text:p>
          </table:table-cell>
          <table:table-cell/>
        </table:table-row>
        <table:table-row table:style-name="ro1">
          <table:table-cell office:value-type="string">
            <text:p>subscribed folders</text:p>
          </table:table-cell>
          <table:table-cell office:value-type="string">
            <text:p>gruppi sottoscritti</text:p>
          </table:table-cell>
          <table:table-cell/>
        </table:table-row>
        <table:table-row table:style-name="ro1">
          <table:table-cell office:value-type="string">
            <text:p>subscribed</text:p>
          </table:table-cell>
          <table:table-cell office:value-type="string">
            <text:p>sottoscritto</text:p>
          </table:table-cell>
          <table:table-cell/>
        </table:table-row>
        <table:table-row table:style-name="ro1">
          <table:table-cell office:value-type="string">
            <text:p>subscript</text:p>
          </table:table-cell>
          <table:table-cell office:value-type="string">
            <text:p>pedice</text:p>
          </table:table-cell>
          <table:table-cell/>
        </table:table-row>
        <table:table-row table:style-name="ro1">
          <table:table-cell office:value-type="string">
            <text:p>subset</text:p>
          </table:table-cell>
          <table:table-cell office:value-type="string">
            <text:p>area</text:p>
          </table:table-cell>
          <table:table-cell office:value-type="string">
            <text:p>insieme parziale, set caratteri </text:p>
          </table:table-cell>
        </table:table-row>
        <table:table-row table:style-name="ro1">
          <table:table-cell office:value-type="string">
            <text:p>substitute</text:p>
          </table:table-cell>
          <table:table-cell office:value-type="string">
            <text:p>sostituire</text:p>
          </table:table-cell>
          <table:table-cell/>
        </table:table-row>
        <table:table-row table:style-name="ro1">
          <table:table-cell office:value-type="string">
            <text:p>subtitle</text:p>
          </table:table-cell>
          <table:table-cell office:value-type="string">
            <text:p>sottotitolo</text:p>
          </table:table-cell>
          <table:table-cell/>
        </table:table-row>
        <table:table-row table:style-name="ro1">
          <table:table-cell office:value-type="string">
            <text:p>subtotal</text:p>
          </table:table-cell>
          <table:table-cell office:value-type="string">
            <text:p>subtotale</text:p>
          </table:table-cell>
          <table:table-cell/>
        </table:table-row>
        <table:table-row table:style-name="ro1">
          <table:table-cell office:value-type="string">
            <text:p>subtract</text:p>
          </table:table-cell>
          <table:table-cell office:value-type="string">
            <text:p>sottrarre</text:p>
          </table:table-cell>
          <table:table-cell/>
        </table:table-row>
        <table:table-row table:style-name="ro1">
          <table:table-cell office:value-type="string">
            <text:p>subtraction</text:p>
          </table:table-cell>
          <table:table-cell office:value-type="string">
            <text:p>sottrazione</text:p>
          </table:table-cell>
          <table:table-cell/>
        </table:table-row>
        <table:table-row table:style-name="ro1">
          <table:table-cell office:value-type="string">
            <text:p>suffix</text:p>
          </table:table-cell>
          <table:table-cell office:value-type="string">
            <text:p>suffisso</text:p>
          </table:table-cell>
          <table:table-cell/>
        </table:table-row>
        <table:table-row table:style-name="ro1">
          <table:table-cell office:value-type="string">
            <text:p>suggestions</text:p>
          </table:table-cell>
          <table:table-cell office:value-type="string">
            <text:p>proposte</text:p>
          </table:table-cell>
          <table:table-cell/>
        </table:table-row>
        <table:table-row table:style-name="ro1">
          <table:table-cell office:value-type="string">
            <text:p>sum range</text:p>
          </table:table-cell>
          <table:table-cell office:value-type="string">
            <text:p>intervallo somma</text:p>
          </table:table-cell>
          <table:table-cell/>
        </table:table-row>
        <table:table-row table:style-name="ro1">
          <table:table-cell office:value-type="string">
            <text:p>sum</text:p>
          </table:table-cell>
          <table:table-cell office:value-type="string">
            <text:p>somma</text:p>
          </table:table-cell>
          <table:table-cell/>
        </table:table-row>
        <table:table-row table:style-name="ro1">
          <table:table-cell office:value-type="string">
            <text:p>summary slide</text:p>
          </table:table-cell>
          <table:table-cell office:value-type="string">
            <text:p>pagina sommario</text:p>
          </table:table-cell>
          <table:table-cell/>
        </table:table-row>
        <table:table-row table:style-name="ro1">
          <table:table-cell office:value-type="string">
            <text:p>summary table</text:p>
          </table:table-cell>
          <table:table-cell office:value-type="string">
            <text:p>tabella riepilogativa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riepilogo</text:p>
          </table:table-cell>
          <table:table-cell/>
        </table:table-row>
        <table:table-row table:style-name="ro1">
          <table:table-cell office:value-type="string">
            <text:p>summation</text:p>
          </table:table-cell>
          <table:table-cell office:value-type="string">
            <text:p>sommatoria</text:p>
          </table:table-cell>
          <table:table-cell office:value-type="string">
            <text:p>OLH</text:p>
          </table:table-cell>
        </table:table-row>
        <table:table-row table:style-name="ro1">
          <table:table-cell office:value-type="string">
            <text:p>Sun 1394 visual collaboration kit</text:p>
          </table:table-cell>
          <table:table-cell office:value-type="string">
            <text:p>kit di sussidio visivo Sun 1394</text:p>
          </table:table-cell>
          <table:table-cell/>
        </table:table-row>
        <table:table-row table:style-name="ro1">
          <table:table-cell office:value-type="string">
            <text:p>Sun Blade 2000 20-Year Anniversary Celebration Edition</text:p>
          </table:table-cell>
          <table:table-cell office:value-type="string">
            <text:p>Sun Blade 2000, un'edizione speciale per il ventesimo anniversario di Sun</text:p>
          </table:table-cell>
          <table:table-cell/>
        </table:table-row>
        <table:table-row table:style-name="ro1">
          <table:table-cell office:value-type="string">
            <text:p>Sun Blade 2000 Personal Visualization Systems</text:p>
          </table:table-cell>
          <table:table-cell office:value-type="string">
            <text:p>sistemi di visualizzazione Sun Blade 2000</text:p>
          </table:table-cell>
          <table:table-cell/>
        </table:table-row>
        <table:table-row table:style-name="ro1">
          <table:table-cell office:value-type="string">
            <text:p>Sun Blade 2000 workstations</text:p>
          </table:table-cell>
          <table:table-cell office:value-type="string">
            <text:p>workstation Sun Blade 2000</text:p>
          </table:table-cell>
          <table:table-cell/>
        </table:table-row>
        <table:table-row table:style-name="ro1">
          <table:table-cell table:number-columns-repeated="2" office:value-type="string">
            <text:p>Sun Blade 2000</text:p>
          </table:table-cell>
          <table:table-cell/>
        </table:table-row>
        <table:table-row table:style-name="ro1">
          <table:table-cell table:number-columns-repeated="2" office:value-type="string">
            <text:p>Sun Creator3D</text:p>
          </table:table-cell>
          <table:table-cell/>
        </table:table-row>
        <table:table-row table:style-name="ro1">
          <table:table-cell table:number-columns-repeated="2" office:value-type="string">
            <text:p>Sun Expert3D</text:p>
          </table:table-cell>
          <table:table-cell/>
        </table:table-row>
        <table:table-row table:style-name="ro1">
          <table:table-cell table:number-columns-repeated="2" office:value-type="string">
            <text:p>Sun Expert3D-lite</text:p>
          </table:table-cell>
          <table:table-cell/>
        </table:table-row>
        <table:table-row table:style-name="ro1">
          <table:table-cell office:value-type="string">
            <text:p>Sun Java Center</text:p>
          </table:table-cell>
          <table:table-cell office:value-type="string">
            <text:p>Java Center Sun</text:p>
          </table:table-cell>
          <table:table-cell/>
        </table:table-row>
        <table:table-row table:style-name="ro1">
          <table:table-cell office:value-type="string">
            <text:p>sun logo</text:p>
          </table:table-cell>
          <table:table-cell office:value-type="string">
            <text:p>logo sun</text:p>
          </table:table-cell>
          <table:table-cell/>
        </table:table-row>
        <table:table-row table:style-name="ro1">
          <table:table-cell table:number-columns-repeated="2" office:value-type="string">
            <text:p>Sun Net Event</text:p>
          </table:table-cell>
          <table:table-cell/>
        </table:table-row>
        <table:table-row table:style-name="ro1">
          <table:table-cell table:number-columns-repeated="2" office:value-type="string">
            <text:p>Sun ONE Application Server 7, Platform Edition</text:p>
          </table:table-cell>
          <table:table-cell/>
        </table:table-row>
        <table:table-row table:style-name="ro1">
          <table:table-cell office:value-type="string">
            <text:p>Sun ONE Application Server</text:p>
          </table:table-cell>
          <table:table-cell office:value-type="string">
            <text:p>server applicativo Sun ONE</text:p>
          </table:table-cell>
          <table:table-cell/>
        </table:table-row>
        <table:table-row table:style-name="ro1">
          <table:table-cell office:value-type="string">
            <text:p>Sun ONE Developer platform</text:p>
          </table:table-cell>
          <table:table-cell office:value-type="string">
            <text:p>Sun ONE Developer Platform</text:p>
          </table:table-cell>
          <table:table-cell/>
        </table:table-row>
        <table:table-row table:style-name="ro1">
          <table:table-cell table:number-columns-repeated="2" office:value-type="string">
            <text:p>Sun ONE Directory Server</text:p>
          </table:table-cell>
          <table:table-cell office:value-type="string">
            <text:p>server di directory Sun ONE</text:p>
          </table:table-cell>
        </table:table-row>
        <table:table-row table:style-name="ro1">
          <table:table-cell table:number-columns-repeated="2" office:value-type="string">
            <text:p>Sun ONE Message Queue</text:p>
          </table:table-cell>
          <table:table-cell/>
        </table:table-row>
        <table:table-row table:style-name="ro1">
          <table:table-cell table:number-columns-repeated="2" office:value-type="string">
            <text:p>Sun ONE Message Queue</text:p>
          </table:table-cell>
          <table:table-cell/>
        </table:table-row>
        <table:table-row table:style-name="ro1">
          <table:table-cell table:number-columns-repeated="2" office:value-type="string">
            <text:p>Sun ONE Portal Server 6.0</text:p>
          </table:table-cell>
          <table:table-cell/>
        </table:table-row>
        <table:table-row table:style-name="ro1">
          <table:table-cell office:value-type="string">
            <text:p>Sun ONE Portal Server</text:p>
          </table:table-cell>
          <table:table-cell office:value-type="string">
            <text:p>server del portale Sun ONE</text:p>
          </table:table-cell>
          <table:table-cell/>
        </table:table-row>
        <table:table-row table:style-name="ro1">
          <table:table-cell table:number-columns-repeated="2" office:value-type="string">
            <text:p>Sun ONE Web Server</text:p>
          </table:table-cell>
          <table:table-cell/>
        </table:table-row>
        <table:table-row table:style-name="ro1">
          <table:table-cell table:number-columns-repeated="2" office:value-type="string">
            <text:p>Sun PGX64</text:p>
          </table:table-cell>
          <table:table-cell/>
        </table:table-row>
        <table:table-row table:style-name="ro1">
          <table:table-cell office:value-type="string">
            <text:p>sun XVR-1000 graphics accelarator</text:p>
          </table:table-cell>
          <table:table-cell office:value-type="string">
            <text:p>acceleratore grafico Sun XVR-1000</text:p>
          </table:table-cell>
          <table:table-cell/>
        </table:table-row>
        <table:table-row table:style-name="ro1">
          <table:table-cell table:number-columns-repeated="2" office:value-type="string">
            <text:p>sun</text:p>
          </table:table-cell>
          <table:table-cell/>
        </table:table-row>
        <table:table-row table:style-name="ro1">
          <table:table-cell office:value-type="string">
            <text:p>SUNPCi IIpro coprocessor card</text:p>
          </table:table-cell>
          <table:table-cell office:value-type="string">
            <text:p>scheda del coprocessore SUNPCi Iipro</text:p>
          </table:table-cell>
          <table:table-cell office:value-type="string">
            <text:p>Unix File System </text:p>
          </table:table-cell>
        </table:table-row>
        <table:table-row table:style-name="ro1">
          <table:table-cell table:number-columns-repeated="2" office:value-type="string">
            <text:p>SunScreen Firewall</text:p>
          </table:table-cell>
          <table:table-cell/>
        </table:table-row>
        <table:table-row table:style-name="ro1">
          <table:table-cell office:value-type="string">
            <text:p>superordinate level</text:p>
          </table:table-cell>
          <table:table-cell office:value-type="string">
            <text:p>livello superiore</text:p>
          </table:table-cell>
          <table:table-cell/>
        </table:table-row>
        <table:table-row table:style-name="ro1">
          <table:table-cell office:value-type="string">
            <text:p>superscript</text:p>
          </table:table-cell>
          <table:table-cell office:value-type="string">
            <text:p>apice</text:p>
          </table:table-cell>
          <table:table-cell office:value-type="string">
            <text:p>OLH</text:p>
          </table:table-cell>
        </table:table-row>
        <table:table-row table:style-name="ro1">
          <table:table-cell office:value-type="string">
            <text:p>superset</text:p>
          </table:table-cell>
          <table:table-cell office:value-type="string">
            <text:p>insieme superiore</text:p>
          </table:table-cell>
          <table:table-cell/>
        </table:table-row>
        <table:table-row table:style-name="ro1">
          <table:table-cell office:value-type="string">
            <text:p>Support Entitlement</text:p>
          </table:table-cell>
          <table:table-cell office:value-type="string">
            <text:p>Diritto al supporto tecnico</text:p>
          </table:table-cell>
          <table:table-cell/>
        </table:table-row>
        <table:table-row table:style-name="ro1">
          <table:table-cell office:value-type="string">
            <text:p>supported functions</text:p>
          </table:table-cell>
          <table:table-cell office:value-type="string">
            <text:p>funzioni supportate</text:p>
          </table:table-cell>
          <table:table-cell/>
        </table:table-row>
        <table:table-row table:style-name="ro1">
          <table:table-cell office:value-type="string">
            <text:p>surface angle</text:p>
          </table:table-cell>
          <table:table-cell office:value-type="string">
            <text:p>inclinazione carta</text:p>
          </table:table-cell>
          <table:table-cell/>
        </table:table-row>
        <table:table-row table:style-name="ro1">
          <table:table-cell office:value-type="string">
            <text:p>surfaces</text:p>
          </table:table-cell>
          <table:table-cell office:value-type="string">
            <text:p>superfici</text:p>
          </table:table-cell>
          <table:table-cell/>
        </table:table-row>
        <table:table-row table:style-name="ro1">
          <table:table-cell office:value-type="string">
            <text:p>SWIM benchmark</text:p>
          </table:table-cell>
          <table:table-cell office:value-type="string">
            <text:p>benchmark SWIM</text:p>
          </table:table-cell>
          <table:table-cell/>
        </table:table-row>
        <table:table-row table:style-name="ro1">
          <table:table-cell office:value-type="string">
            <text:p>symbol</text:p>
          </table:table-cell>
          <table:table-cell office:value-type="string">
            <text:p>simbolo</text:p>
          </table:table-cell>
          <table:table-cell/>
        </table:table-row>
        <table:table-row table:style-name="ro1">
          <table:table-cell office:value-type="string">
            <text:p>symmetric arrow</text:p>
          </table:table-cell>
          <table:table-cell office:value-type="string">
            <text:p>freccia simmetrica</text:p>
          </table:table-cell>
          <table:table-cell/>
        </table:table-row>
        <table:table-row table:style-name="ro1">
          <table:table-cell office:value-type="string">
            <text:p>symmetric transition</text:p>
          </table:table-cell>
          <table:table-cell office:value-type="string">
            <text:p>transito simmetrico</text:p>
          </table:table-cell>
          <table:table-cell/>
        </table:table-row>
        <table:table-row table:style-name="ro1">
          <table:table-cell office:value-type="string">
            <text:p>symmetric</text:p>
          </table:table-cell>
          <table:table-cell office:value-type="string">
            <text:p>simmetrico</text:p>
          </table:table-cell>
          <table:table-cell/>
        </table:table-row>
        <table:table-row table:style-name="ro1">
          <table:table-cell office:value-type="string">
            <text:p>synchronization</text:p>
          </table:table-cell>
          <table:table-cell office:value-type="string">
            <text:p>sincronizzazione</text:p>
          </table:table-cell>
          <table:table-cell/>
        </table:table-row>
        <table:table-row table:style-name="ro1">
          <table:table-cell office:value-type="string">
            <text:p>synchronize</text:p>
          </table:table-cell>
          <table:table-cell office:value-type="string">
            <text:p>sincronizzare</text:p>
          </table:table-cell>
          <table:table-cell/>
        </table:table-row>
        <table:table-row table:style-name="ro1">
          <table:table-cell office:value-type="string">
            <text:p>synonym</text:p>
          </table:table-cell>
          <table:table-cell office:value-type="string">
            <text:p>sinonimo</text:p>
          </table:table-cell>
          <table:table-cell/>
        </table:table-row>
        <table:table-row table:style-name="ro1">
          <table:table-cell office:value-type="string">
            <text:p>syntax error</text:p>
          </table:table-cell>
          <table:table-cell office:value-type="string">
            <text:p>errore di sintassi</text:p>
          </table:table-cell>
          <table:table-cell/>
        </table:table-row>
        <table:table-row table:style-name="ro1">
          <table:table-cell table:number-columns-repeated="2" office:value-type="string">
            <text:p>System Controller Failover</text:p>
          </table:table-cell>
          <table:table-cell/>
        </table:table-row>
        <table:table-row table:style-name="ro1">
          <table:table-cell office:value-type="string">
            <text:p>system directories</text:p>
          </table:table-cell>
          <table:table-cell office:value-type="string">
            <text:p>cartelle di sistema</text:p>
          </table:table-cell>
          <table:table-cell/>
        </table:table-row>
        <table:table-row table:style-name="ro1">
          <table:table-cell office:value-type="string">
            <text:p>system drive (%)</text:p>
          </table:table-cell>
          <table:table-cell office:value-type="string">
            <text:p>drive di sistema (%)</text:p>
          </table:table-cell>
          <table:table-cell/>
        </table:table-row>
        <table:table-row table:style-name="ro1">
          <table:table-cell office:value-type="string">
            <text:p>system file</text:p>
          </table:table-cell>
          <table:table-cell office:value-type="string">
            <text:p>file system</text:p>
          </table:table-cell>
          <table:table-cell/>
        </table:table-row>
        <table:table-row table:style-name="ro1">
          <table:table-cell office:value-type="string">
            <text:p>system folder</text:p>
          </table:table-cell>
          <table:table-cell office:value-type="string">
            <text:p>cartella specifica di sistema</text:p>
          </table:table-cell>
          <table:table-cell/>
        </table:table-row>
        <table:table-row table:style-name="ro1">
          <table:table-cell office:value-type="string">
            <text:p>system integration</text:p>
          </table:table-cell>
          <table:table-cell office:value-type="string">
            <text:p>integrazione di sistema</text:p>
          </table:table-cell>
          <table:table-cell/>
        </table:table-row>
        <table:table-row table:style-name="ro1">
          <table:table-cell office:value-type="string">
            <text:p>system object</text:p>
          </table:table-cell>
          <table:table-cell office:value-type="string">
            <text:p>oggetto di sistema</text:p>
          </table:table-cell>
          <table:table-cell/>
        </table:table-row>
        <table:table-row table:style-name="ro1">
          <table:table-cell office:value-type="string">
            <text:p>system options</text:p>
          </table:table-cell>
          <table:table-cell office:value-type="string">
            <text:p>opzioni di sistema</text:p>
          </table:table-cell>
          <table:table-cell/>
        </table:table-row>
        <table:table-row table:style-name="ro1">
          <table:table-cell office:value-type="string">
            <text:p>system properties</text:p>
          </table:table-cell>
          <table:table-cell office:value-type="string">
            <text:p>proprietà di sistema</text:p>
          </table:table-cell>
          <table:table-cell/>
        </table:table-row>
        <table:table-row table:style-name="ro1">
          <table:table-cell office:value-type="string">
            <text:p>system requirements</text:p>
          </table:table-cell>
          <table:table-cell office:value-type="string">
            <text:p>requisiti di sistema</text:p>
          </table:table-cell>
          <table:table-cell office:value-type="string">
            <text:p>richieste di sistema</text:p>
          </table:table-cell>
        </table:table-row>
        <table:table-row table:style-name="ro1">
          <table:table-cell office:value-type="string">
            <text:p>system sound</text:p>
          </table:table-cell>
          <table:table-cell office:value-type="string">
            <text:p>suono di sistema</text:p>
          </table:table-cell>
          <table:table-cell/>
        </table:table-row>
        <table:table-row table:style-name="ro1">
          <table:table-cell office:value-type="string">
            <text:p>System Tools</text:p>
          </table:table-cell>
          <table:table-cell office:value-type="string">
            <text:p>Sistema</text:p>
          </table:table-cell>
          <table:table-cell/>
        </table:table-row>
        <table:table-row table:style-name="ro1">
          <table:table-cell office:value-type="string">
            <text:p>system</text:p>
          </table:table-cell>
          <table:table-cell office:value-type="string">
            <text:p>sistema</text:p>
          </table:table-cell>
          <table:table-cell/>
        </table:table-row>
        <table:table-row table:style-name="ro1">
          <table:table-cell office:value-type="string">
            <text:p>tab</text:p>
          </table:table-cell>
          <table:table-cell office:value-type="string">
            <text:p>tabulazione</text:p>
          </table:table-cell>
          <table:table-cell office:value-type="string">
            <text:p>scheda</text:p>
          </table:table-cell>
        </table:table-row>
        <table:table-row table:style-name="ro1">
          <table:table-cell office:value-type="string">
            <text:p>table</text:p>
          </table:table-cell>
          <table:table-cell office:value-type="string">
            <text:p>tabella</text:p>
          </table:table-cell>
          <table:table-cell/>
        </table:table-row>
        <table:table-row table:style-name="ro1">
          <table:table-cell office:value-type="string">
            <text:p>tabulator</text:p>
          </table:table-cell>
          <table:table-cell office:value-type="string">
            <text:p>tabulazione</text:p>
          </table:table-cell>
          <table:table-cell/>
        </table:table-row>
        <table:table-row table:style-name="ro1">
          <table:table-cell office:value-type="string">
            <text:p>tangent</text:p>
          </table:table-cell>
          <table:table-cell office:value-type="string">
            <text:p>tangente</text:p>
          </table:table-cell>
          <table:table-cell/>
        </table:table-row>
        <table:table-row table:style-name="ro1">
          <table:table-cell office:value-type="string">
            <text:p>target directory</text:p>
          </table:table-cell>
          <table:table-cell office:value-type="string">
            <text:p>cartella di destinazione</text:p>
          </table:table-cell>
          <table:table-cell/>
        </table:table-row>
        <table:table-row table:style-name="ro1">
          <table:table-cell office:value-type="string">
            <text:p>target</text:p>
          </table:table-cell>
          <table:table-cell office:value-type="string">
            <text:p>destinazione</text:p>
          </table:table-cell>
          <table:table-cell/>
        </table:table-row>
        <table:table-row table:style-name="ro1">
          <table:table-cell table:number-columns-repeated="2" office:value-type="string">
            <text:p>TDMA (Time Division Multiple Access)</text:p>
          </table:table-cell>
          <table:table-cell/>
        </table:table-row>
        <table:table-row table:style-name="ro1">
          <table:table-cell office:value-type="string">
            <text:p>tear-off</text:p>
          </table:table-cell>
          <table:table-cell office:value-type="string">
            <text:p>separare</text:p>
          </table:table-cell>
          <table:table-cell office:value-type="string">
            <text:p>staccare</text:p>
          </table:table-cell>
        </table:table-row>
        <table:table-row table:style-name="ro1">
          <table:table-cell office:value-type="string">
            <text:p>tear-off toolbars</text:p>
          </table:table-cell>
          <table:table-cell office:value-type="string">
            <text:p>barre strumenti separabili</text:p>
          </table:table-cell>
          <table:table-cell/>
        </table:table-row>
        <table:table-row table:style-name="ro1">
          <table:table-cell office:value-type="string">
            <text:p>template</text:p>
          </table:table-cell>
          <table:table-cell office:value-type="string">
            <text:p>modello di documento</text:p>
          </table:table-cell>
          <table:table-cell/>
        </table:table-row>
        <table:table-row table:style-name="ro1">
          <table:table-cell office:value-type="string">
            <text:p>test page</text:p>
          </table:table-cell>
          <table:table-cell office:value-type="string">
            <text:p>pagina di prova</text:p>
          </table:table-cell>
          <table:table-cell/>
        </table:table-row>
        <table:table-row table:style-name="ro1">
          <table:table-cell office:value-type="string">
            <text:p>test text</text:p>
          </table:table-cell>
          <table:table-cell office:value-type="string">
            <text:p>testo di prova</text:p>
          </table:table-cell>
          <table:table-cell/>
        </table:table-row>
        <table:table-row table:style-name="ro1">
          <table:table-cell office:value-type="string">
            <text:p>text delimiter</text:p>
          </table:table-cell>
          <table:table-cell office:value-type="string">
            <text:p>separatore di testo</text:p>
          </table:table-cell>
          <table:table-cell/>
        </table:table-row>
        <table:table-row table:style-name="ro1">
          <table:table-cell office:value-type="string">
            <text:p>text</text:p>
          </table:table-cell>
          <table:table-cell office:value-type="string">
            <text:p>testo</text:p>
          </table:table-cell>
          <table:table-cell/>
        </table:table-row>
        <table:table-row table:style-name="ro1">
          <table:table-cell office:value-type="string">
            <text:p>text-to-text</text:p>
          </table:table-cell>
          <table:table-cell office:value-type="string">
            <text:p>testo a testo</text:p>
          </table:table-cell>
          <table:table-cell/>
        </table:table-row>
        <table:table-row table:style-name="ro1">
          <table:table-cell office:value-type="string">
            <text:p>texture memory</text:p>
          </table:table-cell>
          <table:table-cell office:value-type="string">
            <text:p>memoria per le texture</text:p>
          </table:table-cell>
          <table:table-cell/>
        </table:table-row>
        <table:table-row table:style-name="ro1">
          <table:table-cell office:value-type="string">
            <text:p>texture</text:p>
          </table:table-cell>
          <table:table-cell office:value-type="string">
            <text:p>motivo</text:p>
          </table:table-cell>
          <table:table-cell/>
        </table:table-row>
        <table:table-row table:style-name="ro1">
          <table:table-cell office:value-type="string">
            <text:p>the Java Virtual Machine</text:p>
          </table:table-cell>
          <table:table-cell office:value-type="string">
            <text:p>la Macchina virtuale di Java (Macchina virtuale)</text:p>
          </table:table-cell>
          <table:table-cell/>
        </table:table-row>
        <table:table-row table:style-name="ro1">
          <table:table-cell office:value-type="string">
            <text:p>The magic keyword</text:p>
          </table:table-cell>
          <table:table-cell office:value-type="string">
            <text:p>parola magica</text:p>
          </table:table-cell>
          <table:table-cell/>
        </table:table-row>
        <table:table-row table:style-name="ro1">
          <table:table-cell office:value-type="string">
            <text:p>thesaurus</text:p>
          </table:table-cell>
          <table:table-cell office:value-type="string">
            <text:p>sinonimi</text:p>
          </table:table-cell>
          <table:table-cell/>
        </table:table-row>
        <table:table-row table:style-name="ro1">
          <table:table-cell office:value-type="string">
            <text:p>thesis</text:p>
          </table:table-cell>
          <table:table-cell office:value-type="string">
            <text:p>tesi di laurea</text:p>
          </table:table-cell>
          <table:table-cell/>
        </table:table-row>
        <table:table-row table:style-name="ro1">
          <table:table-cell office:value-type="string">
            <text:p>thin</text:p>
          </table:table-cell>
          <table:table-cell office:value-type="string">
            <text:p>sottile</text:p>
          </table:table-cell>
          <table:table-cell office:value-type="string">
            <text:p>fine </text:p>
          </table:table-cell>
        </table:table-row>
        <table:table-row table:style-name="ro1">
          <table:table-cell office:value-type="string">
            <text:p>thousands separator</text:p>
          </table:table-cell>
          <table:table-cell office:value-type="string">
            <text:p>separatore migliaia</text:p>
          </table:table-cell>
          <table:table-cell/>
        </table:table-row>
        <table:table-row table:style-name="ro1">
          <table:table-cell office:value-type="string">
            <text:p>Thread group</text:p>
          </table:table-cell>
          <table:table-cell office:value-type="string">
            <text:p>gruppo dei thread</text:p>
          </table:table-cell>
          <table:table-cell/>
        </table:table-row>
        <table:table-row table:style-name="ro1">
          <table:table-cell office:value-type="string">
            <text:p>thread</text:p>
          </table:table-cell>
          <table:table-cell office:value-type="string">
            <text:p>struttura</text:p>
          </table:table-cell>
          <table:table-cell/>
        </table:table-row>
        <table:table-row table:style-name="ro1">
          <table:table-cell office:value-type="string">
            <text:p>Thread-local data</text:p>
          </table:table-cell>
          <table:table-cell office:value-type="string">
            <text:p>dati locali ai thread</text:p>
          </table:table-cell>
          <table:table-cell/>
        </table:table-row>
        <table:table-row table:style-name="ro1">
          <table:table-cell office:value-type="string">
            <text:p>threshold value</text:p>
          </table:table-cell>
          <table:table-cell office:value-type="string">
            <text:p>soglia</text:p>
          </table:table-cell>
          <table:table-cell/>
        </table:table-row>
        <table:table-row table:style-name="ro1">
          <table:table-cell office:value-type="string">
            <text:p>ticker</text:p>
          </table:table-cell>
          <table:table-cell office:value-type="string">
            <text:p>scritta scorrevole</text:p>
          </table:table-cell>
          <table:table-cell/>
        </table:table-row>
        <table:table-row table:style-name="ro1">
          <table:table-cell table:number-columns-repeated="2" office:value-type="string">
            <text:p>tilde</text:p>
          </table:table-cell>
          <table:table-cell/>
        </table:table-row>
        <table:table-row table:style-name="ro1">
          <table:table-cell office:value-type="string">
            <text:p>tile</text:p>
          </table:table-cell>
          <table:table-cell office:value-type="string">
            <text:p>affianca</text:p>
          </table:table-cell>
          <table: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orario</text:p>
          </table:table-cell>
          <table:table-cell/>
        </table:table-row>
        <table:table-row table:style-name="ro1">
          <table:table-cell table:number-columns-repeated="2" office:value-type="string">
            <text:p>timeout</text:p>
          </table:table-cell>
          <table:table-cell/>
        </table:table-row>
        <table:table-row table:style-name="ro1">
          <table:table-cell office:value-type="string">
            <text:p>timing and scoring system</text:p>
          </table:table-cell>
          <table:table-cell office:value-type="string">
            <text:p>sistema di cronometraggio e calcolo dei punteggi</text:p>
          </table:table-cell>
          <table:table-cell/>
        </table:table-row>
        <table:table-row table:style-name="ro1">
          <table:table-cell office:value-type="string">
            <text:p>tip</text:p>
          </table:table-cell>
          <table:table-cell office:value-type="string">
            <text:p>suggerimento</text:p>
          </table:table-cell>
          <table:table-cell/>
        </table:table-row>
        <table:table-row table:style-name="ro1">
          <table:table-cell office:value-type="string">
            <text:p>title</text:p>
          </table:table-cell>
          <table:table-cell office:value-type="string">
            <text:p>titolo</text:p>
          </table:table-cell>
          <table:table-cell/>
        </table:table-row>
        <table:table-row table:style-name="ro1">
          <table:table-cell office:value-type="string">
            <text:p>today</text:p>
          </table:table-cell>
          <table:table-cell office:value-type="string">
            <text:p>oggi</text:p>
          </table:table-cell>
          <table:table-cell/>
        </table:table-row>
        <table:table-row table:style-name="ro1">
          <table:table-cell office:value-type="string">
            <text:p>toggle</text:p>
          </table:table-cell>
          <table:table-cell office:value-type="string">
            <text:p>commutare</text:p>
          </table:table-cell>
          <table:table-cell/>
        </table:table-row>
        <table:table-row table:style-name="ro1">
          <table:table-cell office:value-type="string">
            <text:p>tolerance</text:p>
          </table:table-cell>
          <table:table-cell office:value-type="string">
            <text:p>tolleranza</text:p>
          </table:table-cell>
          <table:table-cell/>
        </table:table-row>
        <table:table-row table:style-name="ro1">
          <table:table-cell table:number-columns-repeated="2" office:value-type="string">
            <text:p>tomcat</text:p>
          </table:table-cell>
          <table:table-cell/>
        </table:table-row>
        <table:table-row table:style-name="ro1">
          <table:table-cell office:value-type="string">
            <text:p>toner low</text:p>
          </table:table-cell>
          <table:table-cell office:value-type="string">
            <text:p>livello del toner basso</text:p>
          </table:table-cell>
          <table:table-cell/>
        </table:table-row>
        <table:table-row table:style-name="ro1">
          <table:table-cell office:value-type="string">
            <text:p>toolbar</text:p>
          </table:table-cell>
          <table:table-cell office:value-type="string">
            <text:p>barra strumenti</text:p>
          </table:table-cell>
          <table:table-cell/>
        </table:table-row>
        <table:table-row table:style-name="ro1">
          <table:table-cell office:value-type="string">
            <text:p>toolbars</text:p>
          </table:table-cell>
          <table:table-cell office:value-type="string">
            <text:p>barre degli strumenti</text:p>
          </table:table-cell>
          <table:table-cell/>
        </table:table-row>
        <table:table-row table:style-name="ro1">
          <table:table-cell office:value-type="string">
            <text:p>tools</text:p>
          </table:table-cell>
          <table:table-cell office:value-type="string">
            <text:p>strumenti</text:p>
          </table:table-cell>
          <table:table-cell/>
        </table:table-row>
        <table:table-row table:style-name="ro1">
          <table:table-cell office:value-type="string">
            <text:p>torus</text:p>
          </table:table-cell>
          <table:table-cell office:value-type="string">
            <text:p>toro</text:p>
          </table:table-cell>
          <table:table-cell/>
        </table:table-row>
        <table:table-row table:style-name="ro1">
          <table:table-cell office:value-type="string">
            <text:p>total columns</text:p>
          </table:table-cell>
          <table:table-cell office:value-type="string">
            <text:p>risultato complessivo colonne</text:p>
          </table:table-cell>
          <table:table-cell/>
        </table:table-row>
        <table:table-row table:style-name="ro1">
          <table:table-cell office:value-type="string">
            <text:p>total rows</text:p>
          </table:table-cell>
          <table:table-cell office:value-type="string">
            <text:p>risultato complessivo righe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totale</text:p>
          </table:table-cell>
          <table:table-cell office:value-type="string">
            <text:p>somma</text:p>
          </table:table-cell>
        </table:table-row>
        <table:table-row table:style-name="ro1">
          <table:table-cell office:value-type="string">
            <text:p>transition speed</text:p>
          </table:table-cell>
          <table:table-cell office:value-type="string">
            <text:p>velocità diapositive</text:p>
          </table:table-cell>
          <table:table-cell/>
        </table:table-row>
        <table:table-row table:style-name="ro1">
          <table:table-cell office:value-type="string">
            <text:p>transparency</text:p>
          </table:table-cell>
          <table:table-cell office:value-type="string">
            <text:p>trasparenza</text:p>
          </table:table-cell>
          <table:table-cell/>
        </table:table-row>
        <table:table-row table:style-name="ro1">
          <table:table-cell office:value-type="string">
            <text:p>transparent</text:p>
          </table:table-cell>
          <table:table-cell office:value-type="string">
            <text:p>trasparente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string">
            <text:p>transponder</text:p>
          </table:table-cell>
          <table:table-cell/>
        </table:table-row>
        <table:table-row table:style-name="ro1">
          <table:table-cell office:value-type="string">
            <text:p>transpose</text:p>
          </table:table-cell>
          <table:table-cell office:value-type="string">
            <text:p>trasporre</text:p>
          </table:table-cell>
          <table:table-cell/>
        </table:table-row>
        <table:table-row table:style-name="ro1">
          <table:table-cell office:value-type="string">
            <text:p>trend</text:p>
          </table:table-cell>
          <table:table-cell office:value-type="string">
            <text:p>tendenza</text:p>
          </table:table-cell>
          <table:table-cell/>
        </table:table-row>
        <table:table-row table:style-name="ro1">
          <table:table-cell office:value-type="string">
            <text:p>trials</text:p>
          </table:table-cell>
          <table:table-cell office:value-type="string">
            <text:p>prove</text:p>
          </table:table-cell>
          <table:table-cell office:value-type="string">
            <text:p>tentativi</text:p>
          </table:table-cell>
        </table:table-row>
        <table:table-row table:style-name="ro1">
          <table:table-cell office:value-type="string">
            <text:p>trigger hyperlink</text:p>
          </table:table-cell>
          <table:table-cell office:value-type="string">
            <text:p>esegui hyperlink</text:p>
          </table:table-cell>
          <table:table-cell/>
        </table:table-row>
        <table:table-row table:style-name="ro1">
          <table:table-cell office:value-type="string">
            <text:p>trim</text:p>
          </table:table-cell>
          <table:table-cell office:value-type="string">
            <text:p>ritagliare</text:p>
          </table:table-cell>
          <table:table-cell/>
        </table:table-row>
        <table:table-row table:style-name="ro1">
          <table:table-cell office:value-type="string">
            <text:p>triple curve integral</text:p>
          </table:table-cell>
          <table:table-cell office:value-type="string">
            <text:p>integrale curvilineo triplo</text:p>
          </table:table-cell>
          <table:table-cell/>
        </table:table-row>
        <table:table-row table:style-name="ro1">
          <table:table-cell office:value-type="string">
            <text:p>triple dot</text:p>
          </table:table-cell>
          <table:table-cell office:value-type="string">
            <text:p>punto triplo</text:p>
          </table:table-cell>
          <table:table-cell/>
        </table:table-row>
        <table:table-row table:style-name="ro1">
          <table:table-cell office:value-type="string">
            <text:p>triple integral</text:p>
          </table:table-cell>
          <table:table-cell office:value-type="string">
            <text:p>integrale triplo</text:p>
          </table:table-cell>
          <table:table-cell/>
        </table:table-row>
        <table:table-row table:style-name="ro1">
          <table:table-cell office:value-type="string">
            <text:p>tristate</text:p>
          </table:table-cell>
          <table:table-cell office:value-type="string">
            <text:p>stato triplo</text:p>
          </table:table-cell>
          <table:table-cell/>
        </table:table-row>
        <table:table-row table:style-name="ro1">
          <table:table-cell office:value-type="string">
            <text:p>Trojan horse</text:p>
          </table:table-cell>
          <table:table-cell office:value-type="string">
            <text:p>cavallo di Troia</text:p>
          </table:table-cell>
          <table:table-cell/>
        </table:table-row>
        <table:table-row table:style-name="ro1">
          <table:table-cell office:value-type="string">
            <text:p>true colors</text:p>
          </table:table-cell>
          <table:table-cell office:value-type="string">
            <text:p>colori reali</text:p>
          </table:table-cell>
          <table:table-cell/>
        </table:table-row>
        <table:table-row table:style-name="ro1">
          <table:table-cell office:value-type="string">
            <text:p>trunc</text:p>
          </table:table-cell>
          <table:table-cell office:value-type="string">
            <text:p>troncare</text:p>
          </table:table-cell>
          <table:table-cell/>
        </table:table-row>
        <table:table-row table:style-name="ro1">
          <table:table-cell office:value-type="string">
            <text:p>turquoise</text:p>
          </table:table-cell>
          <table:table-cell office:value-type="string">
            <text:p>turchese</text:p>
          </table:table-cell>
          <table:table-cell office:value-type="string">
            <text:p>ciano</text:p>
          </table:table-cell>
        </table:table-row>
        <table:table-row table:style-name="ro1">
          <table:table-cell office:value-type="string">
            <text:p>tutorial</text:p>
          </table:table-cell>
          <table:table-cell office:value-type="string">
            <text:p>esercitazione</text:p>
          </table:table-cell>
          <table:table-cell office:value-type="string">
            <text:p>OLH </text:p>
          </table:table-cell>
        </table:table-row>
        <table:table-row table:style-name="ro1">
          <table:table-cell table:number-columns-repeated="2" office:value-type="string">
            <text:p>TV Linux Alliance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tipo</text:p>
          </table:table-cell>
          <table:table-cell/>
        </table:table-row>
        <table:table-row table:style-name="ro1">
          <table:table-cell table:number-columns-repeated="2" office:value-type="string">
            <text:p>UFS</text:p>
          </table:table-cell>
          <table:table-cell/>
        </table:table-row>
        <table:table-row table:style-name="ro1">
          <table:table-cell office:value-type="string">
            <text:p>ultra bold</text:p>
          </table:table-cell>
          <table:table-cell office:value-type="string">
            <text:p>grassetto doppio</text:p>
          </table:table-cell>
          <table:table-cell/>
        </table:table-row>
        <table:table-row table:style-name="ro1">
          <table:table-cell office:value-type="string">
            <text:p>ultra thin</text:p>
          </table:table-cell>
          <table:table-cell office:value-type="string">
            <text:p>ultrasottile</text:p>
          </table:table-cell>
          <table:table-cell/>
        </table:table-row>
        <table:table-row table:style-name="ro1">
          <table:table-cell office:value-type="string">
            <text:p>ultrabold</text:p>
          </table:table-cell>
          <table:table-cell office:value-type="string">
            <text:p>extra grassetto</text:p>
          </table:table-cell>
          <table:table-cell/>
        </table:table-row>
        <table:table-row table:style-name="ro1">
          <table:table-cell office:value-type="string">
            <text:p>ultracondensed</text:p>
          </table:table-cell>
          <table:table-cell office:value-type="string">
            <text:p>extra compatto</text:p>
          </table:table-cell>
          <table:table-cell/>
        </table:table-row>
        <table:table-row table:style-name="ro1">
          <table:table-cell office:value-type="string">
            <text:p>ultraexpanded</text:p>
          </table:table-cell>
          <table:table-cell office:value-type="string">
            <text:p>extra espanso</text:p>
          </table:table-cell>
          <table:table-cell/>
        </table:table-row>
        <table:table-row table:style-name="ro1">
          <table:table-cell office:value-type="string">
            <text:p>ultrafine dashed</text:p>
          </table:table-cell>
          <table:table-cell office:value-type="string">
            <text:p>a tratti finissimi</text:p>
          </table:table-cell>
          <table:table-cell/>
        </table:table-row>
        <table:table-row table:style-name="ro1">
          <table:table-cell office:value-type="string">
            <text:p>ultrafine dotted (variable)</text:p>
          </table:table-cell>
          <table:table-cell office:value-type="string">
            <text:p>a punti finissimi (var)</text:p>
          </table:table-cell>
          <table:table-cell/>
        </table:table-row>
        <table:table-row table:style-name="ro1">
          <table:table-cell office:value-type="string">
            <text:p>ultralight</text:p>
          </table:table-cell>
          <table:table-cell office:value-type="string">
            <text:p>extra chiaro</text:p>
          </table:table-cell>
          <table:table-cell/>
        </table:table-row>
        <table:table-row table:style-name="ro1">
          <table:table-cell office:value-type="string">
            <text:p>ultraSparc III Cu processor</text:p>
          </table:table-cell>
          <table:table-cell office:value-type="string">
            <text:p>processore ultraSparc III Cu</text:p>
          </table:table-cell>
          <table:table-cell office:value-type="string">
            <text:p>Stands for "Manufacturer's Suggested Retail Price" </text:p>
          </table:table-cell>
        </table:table-row>
        <table:table-row table:style-name="ro1">
          <table:table-cell office:value-type="string">
            <text:p>unary operator expected</text:p>
          </table:table-cell>
          <table:table-cell office:value-type="string">
            <text:p>atteso operatore unario</text:p>
          </table:table-cell>
          <table:table-cell/>
        </table:table-row>
        <table:table-row table:style-name="ro1">
          <table:table-cell office:value-type="string">
            <text:p>unary/binary operators</text:p>
          </table:table-cell>
          <table:table-cell office:value-type="string">
            <text:p>operatori unari/binari</text:p>
          </table:table-cell>
          <table:table-cell/>
        </table:table-row>
        <table:table-row table:style-name="ro1">
          <table:table-cell office:value-type="string">
            <text:p>uncover downwards</text:p>
          </table:table-cell>
          <table:table-cell office:value-type="string">
            <text:p>scoprire in basso</text:p>
          </table:table-cell>
          <table:table-cell/>
        </table:table-row>
        <table:table-row table:style-name="ro1">
          <table:table-cell office:value-type="string">
            <text:p>uncover to left</text:p>
          </table:table-cell>
          <table:table-cell office:value-type="string">
            <text:p>scoprire a sinistra</text:p>
          </table:table-cell>
          <table:table-cell/>
        </table:table-row>
        <table:table-row table:style-name="ro1">
          <table:table-cell office:value-type="string">
            <text:p>uncover to right</text:p>
          </table:table-cell>
          <table:table-cell office:value-type="string">
            <text:p>scoprire a destra</text:p>
          </table:table-cell>
          <table:table-cell/>
        </table:table-row>
        <table:table-row table:style-name="ro1">
          <table:table-cell office:value-type="string">
            <text:p>uncover upwards</text:p>
          </table:table-cell>
          <table:table-cell office:value-type="string">
            <text:p>scoprire in alto</text:p>
          </table:table-cell>
          <table:table-cell/>
        </table:table-row>
        <table:table-row table:style-name="ro1">
          <table:table-cell office:value-type="string">
            <text:p>uncover</text:p>
          </table:table-cell>
          <table:table-cell office:value-type="string">
            <text:p>scoprire</text:p>
          </table:table-cell>
          <table:table-cell/>
        </table:table-row>
        <table:table-row table:style-name="ro1">
          <table:table-cell office:value-type="string">
            <text:p>undeclared</text:p>
          </table:table-cell>
          <table:table-cell office:value-type="string">
            <text:p>non dichiarato</text:p>
          </table:table-cell>
          <table:table-cell/>
        </table:table-row>
        <table:table-row table:style-name="ro1">
          <table:table-cell office:value-type="string">
            <text:p>underline</text:p>
          </table:table-cell>
          <table:table-cell office:value-type="string">
            <text:p>sottolineato</text:p>
          </table:table-cell>
          <table:table-cell/>
        </table:table-row>
        <table:table-row table:style-name="ro1">
          <table:table-cell office:value-type="string">
            <text:p>underscore</text:p>
          </table:table-cell>
          <table:table-cell office:value-type="string">
            <text:p>sottolineato</text:p>
          </table:table-cell>
          <table:table-cell/>
        </table:table-row>
        <table:table-row table:style-name="ro1">
          <table:table-cell office:value-type="string">
            <text:p>undo</text:p>
          </table:table-cell>
          <table:table-cell office:value-type="string">
            <text:p>annullare</text:p>
          </table:table-cell>
          <table:table-cell/>
        </table:table-row>
        <table:table-row table:style-name="ro1">
          <table:table-cell office:value-type="string">
            <text:p>ungroup</text:p>
          </table:table-cell>
          <table:table-cell office:value-type="string">
            <text:p>sciogli gruppo</text:p>
          </table:table-cell>
          <table:table-cell office:value-type="string">
            <text:p>elimina gruppo</text:p>
          </table:table-cell>
        </table:table-row>
        <table:table-row table:style-name="ro1">
          <table:table-cell office:value-type="string">
            <text:p>ungroup</text:p>
          </table:table-cell>
          <table:table-cell office:value-type="string">
            <text:p>separare</text:p>
          </table:table-cell>
          <table:table-cell office:value-type="string">
            <text:p>rimuovere </text:p>
          </table:table-cell>
        </table:table-row>
        <table:table-row table:style-name="ro1">
          <table:table-cell table:number-columns-repeated="2" office:value-type="string">
            <text:p>Unicode Consortium</text:p>
          </table:table-cell>
          <table:table-cell/>
        </table:table-row>
        <table:table-row table:style-name="ro1">
          <table:table-cell office:value-type="string">
            <text:p>Unicode environment</text:p>
          </table:table-cell>
          <table:table-cell office:value-type="string">
            <text:p>ambiente Unicode</text:p>
          </table:table-cell>
          <table:table-cell/>
        </table:table-row>
        <table:table-row table:style-name="ro1">
          <table:table-cell table:number-columns-repeated="2" office:value-type="string">
            <text:p>unicode</text:p>
          </table:table-cell>
          <table:table-cell/>
        </table:table-row>
        <table:table-row table:style-name="ro1">
          <table:table-cell office:value-type="string">
            <text:p>unique</text:p>
          </table:table-cell>
          <table:table-cell office:value-type="string">
            <text:p>univoco</text:p>
          </table:table-cell>
          <table:table-cell/>
        </table:table-row>
        <table:table-row table:style-name="ro1">
          <table:table-cell office:value-type="string">
            <text:p>unit of measurement</text:p>
          </table:table-cell>
          <table:table-cell office:value-type="string">
            <text:p>unità di misura</text:p>
          </table:table-cell>
          <table:table-cell/>
        </table:table-row>
        <table:table-row table:style-name="ro1">
          <table:table-cell office:value-type="string">
            <text:p>university</text:p>
          </table:table-cell>
          <table:table-cell office:value-type="string">
            <text:p>università</text:p>
          </table:table-cell>
          <table:table-cell/>
        </table:table-row>
        <table:table-row table:style-name="ro1">
          <table:table-cell office:value-type="string">
            <text:p>unix text</text:p>
          </table:table-cell>
          <table:table-cell office:value-type="string">
            <text:p>testo unix</text:p>
          </table:table-cell>
          <table:table-cell/>
        </table:table-row>
        <table:table-row table:style-name="ro1">
          <table:table-cell office:value-type="string">
            <text:p>UNIX-based platform</text:p>
          </table:table-cell>
          <table:table-cell office:value-type="string">
            <text:p>piattaforma basata su UNIX</text:p>
          </table:table-cell>
          <table:table-cell/>
        </table:table-row>
        <table:table-row table:style-name="ro1">
          <table:table-cell office:value-type="string">
            <text:p>unknown</text:p>
          </table:table-cell>
          <table:table-cell office:value-type="string">
            <text:p>sconosciuto</text:p>
          </table:table-cell>
          <table:table-cell/>
        </table:table-row>
        <table:table-row table:style-name="ro1">
          <table:table-cell office:value-type="string">
            <text:p>unlink text frames</text:p>
          </table:table-cell>
          <table:table-cell office:value-type="string">
            <text:p>staccare il collegamento della cornice di testo</text:p>
          </table:table-cell>
          <table:table-cell/>
        </table:table-row>
        <table:table-row table:style-name="ro1">
          <table:table-cell office:value-type="string">
            <text:p>unlink</text:p>
          </table:table-cell>
          <table:table-cell office:value-type="string">
            <text:p>rimuovere i collegamenti</text:p>
          </table:table-cell>
          <table:table-cell/>
        </table:table-row>
        <table:table-row table:style-name="ro1">
          <table:table-cell office:value-type="string">
            <text:p>unlinked graphic</text:p>
          </table:table-cell>
          <table:table-cell office:value-type="string">
            <text:p>immagine non collegata</text:p>
          </table:table-cell>
          <table:table-cell/>
        </table:table-row>
        <table:table-row table:style-name="ro1">
          <table:table-cell office:value-type="string">
            <text:p>unnamed</text:p>
          </table:table-cell>
          <table:table-cell office:value-type="string">
            <text:p>senza nome</text:p>
          </table:table-cell>
          <table:table-cell/>
        </table:table-row>
        <table:table-row table:style-name="ro1">
          <table:table-cell office:value-type="string">
            <text:p>unprotect</text:p>
          </table:table-cell>
          <table:table-cell office:value-type="string">
            <text:p>disattivare la protezione</text:p>
          </table:table-cell>
          <table:table-cell/>
        </table:table-row>
        <table:table-row table:style-name="ro1">
          <table:table-cell office:value-type="string">
            <text:p>unpublished</text:p>
          </table:table-cell>
          <table:table-cell office:value-type="string">
            <text:p>non pubblicato</text:p>
          </table:table-cell>
          <table:table-cell/>
        </table:table-row>
        <table:table-row table:style-name="ro1">
          <table:table-cell office:value-type="string">
            <text:p>unread documents</text:p>
          </table:table-cell>
          <table:table-cell office:value-type="string">
            <text:p>documenti non letti</text:p>
          </table:table-cell>
          <table:table-cell/>
        </table:table-row>
        <table:table-row table:style-name="ro1">
          <table:table-cell office:value-type="string">
            <text:p>unrestricted</text:p>
          </table:table-cell>
          <table:table-cell office:value-type="string">
            <text:p>illimitato</text:p>
          </table:table-cell>
          <table:table-cell/>
        </table:table-row>
        <table:table-row table:style-name="ro1">
          <table:table-cell office:value-type="string">
            <text:p>unsent messages</text:p>
          </table:table-cell>
          <table:table-cell office:value-type="string">
            <text:p>messaggi non inviati</text:p>
          </table:table-cell>
          <table:table-cell/>
        </table:table-row>
        <table:table-row table:style-name="ro1">
          <table:table-cell office:value-type="string">
            <text:p>unspecific name</text:p>
          </table:table-cell>
          <table:table-cell office:value-type="string">
            <text:p>nome non univoco</text:p>
          </table:table-cell>
          <table:table-cell/>
        </table:table-row>
        <table:table-row table:style-name="ro1">
          <table:table-cell office:value-type="string">
            <text:p>untitled</text:p>
          </table:table-cell>
          <table:table-cell office:value-type="string">
            <text:p>senza nome</text:p>
          </table:table-cell>
          <table:table-cell/>
        </table:table-row>
        <table:table-row table:style-name="ro1">
          <table:table-cell office:value-type="string">
            <text:p>unused</text:p>
          </table:table-cell>
          <table:table-cell office:value-type="string">
            <text:p>non utilizzato</text:p>
          </table:table-cell>
          <table:table-cell/>
        </table:table-row>
        <table:table-row table:style-name="ro1">
          <table:table-cell office:value-type="string">
            <text:p>unzip</text:p>
          </table:table-cell>
          <table:table-cell office:value-type="string">
            <text:p>decomprimere</text:p>
          </table:table-cell>
          <table:table-cell/>
        </table:table-row>
        <table:table-row table:style-name="ro1">
          <table:table-cell office:value-type="string">
            <text:p>up arrow</text:p>
          </table:table-cell>
          <table:table-cell office:value-type="string">
            <text:p>(Freccia Giu)</text:p>
          </table:table-cell>
          <table:table-cell/>
        </table:table-row>
        <table:table-row table:style-name="ro1">
          <table:table-cell office:value-type="string">
            <text:p>UPA slot</text:p>
          </table:table-cell>
          <table:table-cell office:value-type="string">
            <text:p>slot UPA</text:p>
          </table:table-cell>
          <table:table-cell/>
        </table:table-row>
        <table:table-row table:style-name="ro1">
          <table:table-cell office:value-type="string">
            <text:p>Update Now</text:p>
          </table:table-cell>
          <table:table-cell office:value-type="string">
            <text:p>Aggiorna</text:p>
          </table:table-cell>
          <table:table-cell/>
        </table:table-row>
        <table:table-row table:style-name="ro1">
          <table:table-cell office:value-type="string">
            <text:p>update</text:p>
          </table:table-cell>
          <table:table-cell office:value-type="string">
            <text:p>aggiornare</text:p>
          </table:table-cell>
          <table:table-cell/>
        </table:table-row>
        <table:table-row table:style-name="ro1">
          <table:table-cell office:value-type="string">
            <text:p>upper arc</text:p>
          </table:table-cell>
          <table:table-cell office:value-type="string">
            <text:p>arco superiore</text:p>
          </table:table-cell>
          <table:table-cell/>
        </table:table-row>
        <table:table-row table:style-name="ro1">
          <table:table-cell office:value-type="string">
            <text:p>upper border spacing</text:p>
          </table:table-cell>
          <table:table-cell office:value-type="string">
            <text:p>distanza superiore cornice</text:p>
          </table:table-cell>
          <table:table-cell/>
        </table:table-row>
        <table:table-row table:style-name="ro1">
          <table:table-cell office:value-type="string">
            <text:p>upper indicator</text:p>
          </table:table-cell>
          <table:table-cell office:value-type="string">
            <text:p>indicatore superiore</text:p>
          </table:table-cell>
          <table:table-cell/>
        </table:table-row>
        <table:table-row table:style-name="ro1">
          <table:table-cell office:value-type="string">
            <text:p>upper limit</text:p>
          </table:table-cell>
          <table:table-cell office:value-type="string">
            <text:p>limite superiore</text:p>
          </table:table-cell>
          <table:table-cell/>
        </table:table-row>
        <table:table-row table:style-name="ro1">
          <table:table-cell office:value-type="string">
            <text:p>uppercase</text:p>
          </table:table-cell>
          <table:table-cell office:value-type="string">
            <text:p>maiuscolo</text:p>
          </table:table-cell>
          <table: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 office:value-type="string">
            <text:p>use</text:p>
          </table:table-cell>
          <table:table-cell office:value-type="string">
            <text:p>usare</text:p>
          </table:table-cell>
          <table:table-cell office:value-type="string">
            <text:p>applicare (“activate” a function or a formatting) </text:p>
          </table:table-cell>
        </table:table-row>
        <table:table-row table:style-name="ro1">
          <table:table-cell office:value-type="string">
            <text:p>user index heading</text:p>
          </table:table-cell>
          <table:table-cell office:value-type="string">
            <text:p>intestazione indice personalizzato</text:p>
          </table:table-cell>
          <table:table-cell/>
        </table:table-row>
        <table:table-row table:style-name="ro1">
          <table:table-cell office:value-type="string">
            <text:p>user interface elements</text:p>
          </table:table-cell>
          <table:table-cell office:value-type="string">
            <text:p>elementi dell'interfaccia utente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utente</text:p>
          </table:table-cell>
          <table:table-cell/>
        </table:table-row>
        <table:table-row table:style-name="ro1">
          <table:table-cell office:value-type="string">
            <text:p>user-defined</text:p>
          </table:table-cell>
          <table:table-cell office:value-type="string">
            <text:p>personalizzato</text:p>
          </table:table-cell>
          <table:table-cell/>
        </table:table-row>
        <table:table-row table:style-name="ro1">
          <table:table-cell office:value-type="string">
            <text:p>validate</text:p>
          </table:table-cell>
          <table:table-cell office:value-type="string">
            <text:p>confermare</text:p>
          </table:table-cell>
          <table:table-cell/>
        </table:table-row>
        <table:table-row table:style-name="ro1">
          <table:table-cell office:value-type="string">
            <text:p>validity</text:p>
          </table:table-cell>
          <table:table-cell office:value-type="string">
            <text:p>validità</text:p>
          </table:table-cell>
          <table:table-cell/>
        </table:table-row>
        <table:table-row table:style-name="ro1">
          <table:table-cell office:value-type="string">
            <text:p>value</text:p>
          </table:table-cell>
          <table:table-cell office:value-type="string">
            <text:p>valore</text:p>
          </table:table-cell>
          <table:table-cell/>
        </table:table-row>
        <table:table-row table:style-name="ro1">
          <table:table-cell table:number-columns-repeated="2" office:value-type="string">
            <text:p>varepsilon</text:p>
          </table:table-cell>
          <table:table-cell/>
        </table:table-row>
        <table:table-row table:style-name="ro1">
          <table:table-cell office:value-type="string">
            <text:p>variable</text:p>
          </table:table-cell>
          <table:table-cell office:value-type="string">
            <text:p>variabile</text:p>
          </table:table-cell>
          <table:table-cell/>
        </table:table-row>
        <table:table-row table:style-name="ro1">
          <table:table-cell office:value-type="string">
            <text:p>variance</text:p>
          </table:table-cell>
          <table:table-cell office:value-type="string">
            <text:p>varianza</text:p>
          </table:table-cell>
          <table:table-cell/>
        </table:table-row>
        <table:table-row table:style-name="ro1">
          <table:table-cell office:value-type="string">
            <text:p>variation</text:p>
          </table:table-cell>
          <table:table-cell office:value-type="string">
            <text:p>variazione</text:p>
          </table:table-cell>
          <table:table-cell/>
        </table:table-row>
        <table:table-row table:style-name="ro1">
          <table:table-cell table:number-columns-repeated="2" office:value-type="string">
            <text:p>varpi</text:p>
          </table:table-cell>
          <table:table-cell/>
        </table:table-row>
        <table:table-row table:style-name="ro1">
          <table:table-cell office:value-type="string">
            <text:p>varrho</text:p>
          </table:table-cell>
          <table:table-cell office:value-type="string">
            <text:p>varro</text:p>
          </table:table-cell>
          <table:table-cell/>
        </table:table-row>
        <table:table-row table:style-name="ro1">
          <table:table-cell table:number-columns-repeated="2" office:value-type="string">
            <text:p>varsigma</text:p>
          </table:table-cell>
          <table:table-cell/>
        </table:table-row>
        <table:table-row table:style-name="ro1">
          <table:table-cell table:number-columns-repeated="2" office:value-type="string">
            <text:p>vartheta</text:p>
          </table:table-cell>
          <table:table-cell/>
        </table:table-row>
        <table:table-row table:style-name="ro1">
          <table:table-cell office:value-type="string">
            <text:p>vba properties</text:p>
          </table:table-cell>
          <table:table-cell office:value-type="string">
            <text:p>proprietà vba</text:p>
          </table:table-cell>
          <table:table-cell/>
        </table:table-row>
        <table:table-row table:style-name="ro1">
          <table:table-cell office:value-type="string">
            <text:p>vcalendar-file</text:p>
          </table:table-cell>
          <table:table-cell office:value-type="string">
            <text:p>file vcalendar</text:p>
          </table:table-cell>
          <table:table-cell/>
        </table:table-row>
        <table:table-row table:style-name="ro1">
          <table:table-cell office:value-type="string">
            <text:p>vcard file</text:p>
          </table:table-cell>
          <table:table-cell office:value-type="string">
            <text:p>file vcard</text:p>
          </table:table-cell>
          <table:table-cell/>
        </table:table-row>
        <table:table-row table:style-name="ro1">
          <table:table-cell office:value-type="string">
            <text:p>vector arrow</text:p>
          </table:table-cell>
          <table:table-cell office:value-type="string">
            <text:p>freccia vettoriale</text:p>
          </table:table-cell>
          <table:table-cell/>
        </table:table-row>
        <table:table-row table:style-name="ro1">
          <table:table-cell office:value-type="string">
            <text:p>vector element</text:p>
          </table:table-cell>
          <table:table-cell office:value-type="string">
            <text:p>elemento vettoriale</text:p>
          </table:table-cell>
          <table:table-cell/>
        </table:table-row>
        <table:table-row table:style-name="ro1">
          <table:table-cell office:value-type="string">
            <text:p>verified</text:p>
          </table:table-cell>
          <table:table-cell office:value-type="string">
            <text:p>verificato</text:p>
          </table:table-cell>
          <table:table-cell/>
        </table:table-row>
        <table:table-row table:style-name="ro1">
          <table:table-cell office:value-type="string">
            <text:p>version comment</text:p>
          </table:table-cell>
          <table:table-cell office:value-type="string">
            <text:p>commento versioni</text:p>
          </table:table-cell>
          <table:table-cell/>
        </table:table-row>
        <table:table-row table:style-name="ro1">
          <table:table-cell office:value-type="string">
            <text:p>version incompatibility</text:p>
          </table:table-cell>
          <table:table-cell office:value-type="string">
            <text:p>conflitto di versione</text:p>
          </table:table-cell>
          <table:table-cell/>
        </table:table-row>
        <table:table-row table:style-name="ro1">
          <table:table-cell office:value-type="string">
            <text:p>version visible</text:p>
          </table:table-cell>
          <table:table-cell office:value-type="string">
            <text:p>versione visibile</text:p>
          </table:table-cell>
          <table:table-cell/>
        </table:table-row>
        <table:table-row table:style-name="ro1">
          <table:table-cell office:value-type="string">
            <text:p>version</text:p>
          </table:table-cell>
          <table:table-cell office:value-type="string">
            <text:p>versione</text:p>
          </table:table-cell>
          <table:table-cell/>
        </table:table-row>
        <table:table-row table:style-name="ro1">
          <table:table-cell office:value-type="string">
            <text:p>vertical alignment default</text:p>
          </table:table-cell>
          <table:table-cell office:value-type="string">
            <text:p>allineamento verticale standard</text:p>
          </table:table-cell>
          <table:table-cell/>
        </table:table-row>
        <table:table-row table:style-name="ro1">
          <table:table-cell office:value-type="string">
            <text:p>vertical alignment</text:p>
          </table:table-cell>
          <table:table-cell office:value-type="string">
            <text:p>allineamento verticale</text:p>
          </table:table-cell>
          <table:table-cell/>
        </table:table-row>
        <table:table-row table:style-name="ro1">
          <table:table-cell office:value-type="string">
            <text:p>vertical border line</text:p>
          </table:table-cell>
          <table:table-cell office:value-type="string">
            <text:p>bordo verticale</text:p>
          </table:table-cell>
          <table:table-cell/>
        </table:table-row>
        <table:table-row table:style-name="ro1">
          <table:table-cell office:value-type="string">
            <text:p>vertical callout</text:p>
          </table:table-cell>
          <table:table-cell office:value-type="string">
            <text:p>legenda verticale</text:p>
          </table:table-cell>
          <table:table-cell/>
        </table:table-row>
        <table:table-row table:style-name="ro1">
          <table:table-cell office:value-type="string">
            <text:p>vertical callouts</text:p>
          </table:table-cell>
          <table:table-cell office:value-type="string">
            <text:p>legenda verticale</text:p>
          </table:table-cell>
          <table:table-cell/>
        </table:table-row>
        <table:table-row table:style-name="ro1">
          <table:table-cell office:value-type="string">
            <text:p>vertical checkerboard</text:p>
          </table:table-cell>
          <table:table-cell office:value-type="string">
            <text:p>scacchiera verticale</text:p>
          </table:table-cell>
          <table:table-cell/>
        </table:table-row>
        <table:table-row table:style-name="ro1">
          <table:table-cell office:value-type="string">
            <text:p>vertical glyph substitution</text:p>
          </table:table-cell>
          <table:table-cell office:value-type="string">
            <text:p>sostituzione del glifo verticale</text:p>
          </table:table-cell>
          <table:table-cell/>
        </table:table-row>
        <table:table-row table:style-name="ro1">
          <table:table-cell office:value-type="string">
            <text:p>vertical line</text:p>
          </table:table-cell>
          <table:table-cell office:value-type="string">
            <text:p>linea verticale</text:p>
          </table:table-cell>
          <table:table-cell/>
        </table:table-row>
        <table:table-row table:style-name="ro1">
          <table:table-cell office:value-type="string">
            <text:p>vertical pitch</text:p>
          </table:table-cell>
          <table:table-cell office:value-type="string">
            <text:p>distanza verticale</text:p>
          </table:table-cell>
          <table:table-cell/>
        </table:table-row>
        <table:table-row table:style-name="ro1">
          <table:table-cell office:value-type="string">
            <text:p>vertical ruler</text:p>
          </table:table-cell>
          <table:table-cell office:value-type="string">
            <text:p>righello verticale</text:p>
          </table:table-cell>
          <table:table-cell/>
        </table:table-row>
        <table:table-row table:style-name="ro1">
          <table:table-cell office:value-type="string">
            <text:p>vertical scroll bar</text:p>
          </table:table-cell>
          <table:table-cell office:value-type="string">
            <text:p>barra di scorrimento verticale</text:p>
          </table:table-cell>
          <table:table-cell/>
        </table:table-row>
        <table:table-row table:style-name="ro1">
          <table:table-cell office:value-type="string">
            <text:p>vertical shadow outline</text:p>
          </table:table-cell>
          <table:table-cell office:value-type="string">
            <text:p>spostamento verticale ombra</text:p>
          </table:table-cell>
          <table:table-cell/>
        </table:table-row>
        <table:table-row table:style-name="ro1">
          <table:table-cell office:value-type="string">
            <text:p>vertical stack</text:p>
          </table:table-cell>
          <table:table-cell office:value-type="string">
            <text:p>disposizione verticale</text:p>
          </table:table-cell>
          <table:table-cell/>
        </table:table-row>
        <table:table-row table:style-name="ro1">
          <table:table-cell office:value-type="string">
            <text:p>vertical text alignment</text:p>
          </table:table-cell>
          <table:table-cell office:value-type="string">
            <text:p>allineamento del testo verticale</text:p>
          </table:table-cell>
          <table:table-cell/>
        </table:table-row>
        <table:table-row table:style-name="ro1">
          <table:table-cell office:value-type="string">
            <text:p>vertical text anchor</text:p>
          </table:table-cell>
          <table:table-cell office:value-type="string">
            <text:p>ancoraggio verticale testo</text:p>
          </table:table-cell>
          <table:table-cell/>
        </table:table-row>
        <table:table-row table:style-name="ro1">
          <table:table-cell office:value-type="string">
            <text:p>vertical</text:p>
          </table:table-cell>
          <table:table-cell office:value-type="string">
            <text:p>verticale</text:p>
          </table:table-cell>
          <table:table-cell/>
        </table:table-row>
        <table:table-row table:style-name="ro1">
          <table:table-cell office:value-type="string">
            <text:p>view</text:p>
          </table:table-cell>
          <table:table-cell office:value-type="string">
            <text:p>visualizzare</text:p>
          </table:table-cell>
          <table:table-cell/>
        </table:table-row>
        <table:table-row table:style-name="ro1">
          <table:table-cell office:value-type="string">
            <text:p>view</text:p>
          </table:table-cell>
          <table:table-cell office:value-type="string">
            <text:p>visualizzazione</text:p>
          </table:table-cell>
          <table:table-cell/>
        </table:table-row>
        <table:table-row table:style-name="ro1">
          <table:table-cell office:value-type="string">
            <text:p>visibility</text:p>
          </table:table-cell>
          <table:table-cell office:value-type="string">
            <text:p>visibilità</text:p>
          </table:table-cell>
          <table:table-cell/>
        </table:table-row>
        <table:table-row table:style-name="ro1">
          <table:table-cell office:value-type="string">
            <text:p>visible buttons</text:p>
          </table:table-cell>
          <table:table-cell office:value-type="string">
            <text:p>pulsanti visibili</text:p>
          </table:table-cell>
          <table:table-cell/>
        </table:table-row>
        <table:table-row table:style-name="ro1">
          <table:table-cell office:value-type="string">
            <text:p>visible grid</text:p>
          </table:table-cell>
          <table:table-cell office:value-type="string">
            <text:p>griglia visibile</text:p>
          </table:table-cell>
          <table:table-cell/>
        </table:table-row>
        <table:table-row table:style-name="ro1">
          <table:table-cell office:value-type="string">
            <text:p>visible size</text:p>
          </table:table-cell>
          <table:table-cell office:value-type="string">
            <text:p>dimensioni visibili</text:p>
          </table:table-cell>
          <table:table-cell/>
        </table:table-row>
        <table:table-row table:style-name="ro1">
          <table:table-cell office:value-type="string">
            <text:p>visible toolbars</text:p>
          </table:table-cell>
          <table:table-cell office:value-type="string">
            <text:p>barre dei simboli visibili</text:p>
          </table:table-cell>
          <table:table-cell/>
        </table:table-row>
        <table:table-row table:style-name="ro1">
          <table:table-cell office:value-type="string">
            <text:p>visible</text:p>
          </table:table-cell>
          <table:table-cell office:value-type="string">
            <text:p>visibile</text:p>
          </table:table-cell>
          <table:table-cell/>
        </table:table-row>
        <table:table-row table:style-name="ro1">
          <table:table-cell office:value-type="string">
            <text:p>visited internet link</text:p>
          </table:table-cell>
          <table:table-cell office:value-type="string">
            <text:p>link internet visitato</text:p>
          </table:table-cell>
          <table:table-cell/>
        </table:table-row>
        <table:table-row table:style-name="ro1">
          <table:table-cell office:value-type="string">
            <text:p>visited link</text:p>
          </table:table-cell>
          <table:table-cell office:value-type="string">
            <text:p>link visitato</text:p>
          </table:table-cell>
          <table:table-cell/>
        </table:table-row>
        <table:table-row table:style-name="ro1">
          <table:table-cell office:value-type="string">
            <text:p>visited links</text:p>
          </table:table-cell>
          <table:table-cell office:value-type="string">
            <text:p>collegamenti attivati</text:p>
          </table:table-cell>
          <table:table-cell office:value-type="string">
            <text:p>per il sito visitato</text:p>
          </table:table-cell>
        </table:table-row>
        <table:table-row table:style-name="ro1">
          <table:table-cell office:value-type="string">
            <text:p>visual aids</text:p>
          </table:table-cell>
          <table:table-cell office:value-type="string">
            <text:p>supporti visivi</text:p>
          </table:table-cell>
          <table:table-cell/>
        </table:table-row>
        <table:table-row table:style-name="ro1">
          <table:table-cell office:value-type="string">
            <text:p>visual</text:p>
          </table:table-cell>
          <table:table-cell office:value-type="string">
            <text:p>visivo</text:p>
          </table:table-cell>
          <table:table-cell/>
        </table:table-row>
        <table:table-row table:style-name="ro1">
          <table:table-cell table:number-columns-repeated="2" office:value-type="string">
            <text:p>volkswriter deluxe</text:p>
          </table:table-cell>
          <table:table-cell/>
        </table:table-row>
        <table:table-row table:style-name="ro1">
          <table:table-cell office:value-type="string">
            <text:p>volkswriter import filters</text:p>
          </table:table-cell>
          <table:table-cell office:value-type="string">
            <text:p>filtri d'importazione volkswriter</text:p>
          </table:table-cell>
          <table:table-cell/>
        </table:table-row>
        <table:table-row table:style-name="ro1">
          <table:table-cell office:value-type="string">
            <text:p>volkswriter import</text:p>
          </table:table-cell>
          <table:table-cell office:value-type="string">
            <text:p>importazione volkswriter</text:p>
          </table:table-cell>
          <table:table-cell/>
        </table:table-row>
        <table:table-row table:style-name="ro1">
          <table:table-cell table:number-columns-repeated="2" office:value-type="string">
            <text:p>volume</text:p>
          </table:table-cell>
          <table:table-cell/>
        </table:table-row>
        <table:table-row table:style-name="ro1">
          <table:table-cell office:value-type="string">
            <text:p>vrml file</text:p>
          </table:table-cell>
          <table:table-cell office:value-type="string">
            <text:p>file vrml</text:p>
          </table:table-cell>
          <table:table-cell/>
        </table:table-row>
        <table:table-row table:style-name="ro1">
          <table:table-cell office:value-type="string">
            <text:p>waiting</text:p>
          </table:table-cell>
          <table:table-cell office:value-type="string">
            <text:p>attesa</text:p>
          </table:table-cell>
          <table:table-cell office:value-type="string">
            <text:p>in attesa</text:p>
          </table:table-cell>
        </table:table-row>
        <table:table-row table:style-name="ro1">
          <table:table-cell office:value-type="string">
            <text:p>wall</text:p>
          </table:table-cell>
          <table:table-cell office:value-type="string">
            <text:p>muro</text:p>
          </table:table-cell>
          <table:table-cell/>
        </table:table-row>
        <table:table-row table:style-name="ro1">
          <table:table-cell office:value-type="string">
            <text:p>warming up</text:p>
          </table:table-cell>
          <table:table-cell office:value-type="string">
            <text:p>in avvio</text:p>
          </table:table-cell>
          <table:table-cell/>
        </table:table-row>
        <table:table-row table:style-name="ro1">
          <table:table-cell office:value-type="string">
            <text:p>warning</text:p>
          </table:table-cell>
          <table:table-cell office:value-type="string">
            <text:p>avvertimento</text:p>
          </table:table-cell>
          <table:table-cell office:value-type="string">
            <text:p>attenzione</text:p>
          </table:table-cell>
        </table:table-row>
        <table:table-row table:style-name="ro1">
          <table:table-cell office:value-type="string">
            <text:p>watch</text:p>
          </table:table-cell>
          <table:table-cell office:value-type="string">
            <text:p>controllo</text:p>
          </table:table-cell>
          <table:table-cell/>
        </table:table-row>
        <table:table-row table:style-name="ro1">
          <table:table-cell office:value-type="string">
            <text:p>watermark</text:p>
          </table:table-cell>
          <table:table-cell office:value-type="string">
            <text:p>filigrana</text:p>
          </table:table-cell>
          <table:table-cell/>
        </table:table-row>
        <table:table-row table:style-name="ro1">
          <table:table-cell table:number-columns-repeated="2" office:value-type="string">
            <text:p>WCDMA</text:p>
          </table:table-cell>
          <table:table-cell/>
        </table:table-row>
        <table:table-row table:style-name="ro1">
          <table:table-cell office:value-type="string">
            <text:p>web page</text:p>
          </table:table-cell>
          <table:table-cell office:value-type="string">
            <text:p>pagina Web</text:p>
          </table:table-cell>
          <table:table-cell/>
        </table:table-row>
        <table:table-row table:style-name="ro1">
          <table:table-cell office:value-type="string">
            <text:p>web server</text:p>
          </table:table-cell>
          <table:table-cell office:value-type="string">
            <text:p>Web server</text:p>
          </table:table-cell>
          <table:table-cell/>
        </table:table-row>
        <table:table-row table:style-name="ro1">
          <table:table-cell office:value-type="string">
            <text:p>Web-based training</text:p>
          </table:table-cell>
          <table:table-cell office:value-type="string">
            <text:p>formazione basata sul Web</text:p>
          </table:table-cell>
          <table:table-cell/>
        </table:table-row>
        <table:table-row table:style-name="ro1">
          <table:table-cell table:number-columns-repeated="2" office:value-type="string">
            <text:p>webcast</text:p>
          </table:table-cell>
          <table:table-cell/>
        </table:table-row>
        <table:table-row table:style-name="ro1">
          <table:table-cell table:number-columns-repeated="2" office:value-type="string">
            <text:p>weibull</text:p>
          </table:table-cell>
          <table:table-cell/>
        </table:table-row>
        <table:table-row table:style-name="ro1">
          <table:table-cell office:value-type="string">
            <text:p>weight</text:p>
          </table:table-cell>
          <table:table-cell office:value-type="string">
            <text:p>spessore</text:p>
          </table:table-cell>
          <table:table-cell/>
        </table:table-row>
        <table:table-row table:style-name="ro1">
          <table:table-cell office:value-type="string">
            <text:p>Western Europe</text:p>
          </table:table-cell>
          <table:table-cell office:value-type="string">
            <text:p>Europa dell'ovest</text:p>
          </table:table-cell>
          <table:table-cell/>
        </table:table-row>
        <table:table-row table:style-name="ro1">
          <table:table-cell office:value-type="string">
            <text:p>western text font</text:p>
          </table:table-cell>
          <table:table-cell office:value-type="string">
            <text:p>tipo di carattere occidentale</text:p>
          </table:table-cell>
          <table:table-cell/>
        </table:table-row>
        <table:table-row table:style-name="ro1">
          <table:table-cell office:value-type="string">
            <text:p>western text:</text:p>
          </table:table-cell>
          <table:table-cell office:value-type="string">
            <text:p>testo occidentale:</text:p>
          </table:table-cell>
          <table:table-cell/>
        </table:table-row>
        <table:table-row table:style-name="ro1">
          <table:table-cell office:value-type="string">
            <text:p>western</text:p>
          </table:table-cell>
          <table:table-cell office:value-type="string">
            <text:p>occidentale</text:p>
          </table:table-cell>
          <table:table-cell/>
        </table:table-row>
        <table:table-row table:style-name="ro1">
          <table:table-cell office:value-type="string">
            <text:p>when initiating</text:p>
          </table:table-cell>
          <table:table-cell office:value-type="string">
            <text:p>durante l'esecuzione</text:p>
          </table:table-cell>
          <table:table-cell/>
        </table:table-row>
        <table:table-row table:style-name="ro1">
          <table:table-cell office:value-type="string">
            <text:p>when loading</text:p>
          </table:table-cell>
          <table:table-cell office:value-type="string">
            <text:p>durante il caricamento</text:p>
          </table:table-cell>
          <table:table-cell/>
        </table:table-row>
        <table:table-row table:style-name="ro1">
          <table:table-cell office:value-type="string">
            <text:p>when losing focus</text:p>
          </table:table-cell>
          <table:table-cell office:value-type="string">
            <text:p>perdita del punto focale</text:p>
          </table:table-cell>
          <table:table-cell/>
        </table:table-row>
        <table:table-row table:style-name="ro1">
          <table:table-cell office:value-type="string">
            <text:p>when receiving focus</text:p>
          </table:table-cell>
          <table:table-cell office:value-type="string">
            <text:p>raggiungimento del punto focale</text:p>
          </table:table-cell>
          <table:table-cell/>
        </table:table-row>
        <table:table-row table:style-name="ro1">
          <table:table-cell office:value-type="string">
            <text:p>when reloading</text:p>
          </table:table-cell>
          <table:table-cell office:value-type="string">
            <text:p>durante il ricaricamento</text:p>
          </table:table-cell>
          <table:table-cell/>
        </table:table-row>
        <table:table-row table:style-name="ro1">
          <table:table-cell office:value-type="string">
            <text:p>when rotating</text:p>
          </table:table-cell>
          <table:table-cell office:value-type="string">
            <text:p>nella rotazione</text:p>
          </table:table-cell>
          <table:table-cell/>
        </table:table-row>
        <table:table-row table:style-name="ro1">
          <table:table-cell office:value-type="string">
            <text:p>when unloading</text:p>
          </table:table-cell>
          <table:table-cell office:value-type="string">
            <text:p>durante lo scaricamento</text:p>
          </table:table-cell>
          <table:table-cell/>
        </table:table-row>
        <table:table-row table:style-name="ro1">
          <table:table-cell office:value-type="string">
            <text:p>whole numbers</text:p>
          </table:table-cell>
          <table:table-cell office:value-type="string">
            <text:p>numero intero</text:p>
          </table:table-cell>
          <table:table-cell/>
        </table:table-row>
        <table:table-row table:style-name="ro1">
          <table:table-cell office:value-type="string">
            <text:p>whole word</text:p>
          </table:table-cell>
          <table:table-cell office:value-type="string">
            <text:p>parola intera</text:p>
          </table:table-cell>
          <table:table-cell/>
        </table:table-row>
        <table:table-row table:style-name="ro1">
          <table:table-cell office:value-type="string">
            <text:p>widow control</text:p>
          </table:table-cell>
          <table:table-cell office:value-type="string">
            <text:p>controllo orfane</text:p>
          </table:table-cell>
          <table:table-cell/>
        </table:table-row>
        <table:table-row table:style-name="ro1">
          <table:table-cell office:value-type="string">
            <text:p>widows</text:p>
          </table:table-cell>
          <table:table-cell office:value-type="string">
            <text:p>vedove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larghezza</text:p>
          </table:table-cell>
          <table:table-cell/>
        </table:table-row>
        <table:table-row table:style-name="ro1">
          <table:table-cell office:value-type="string">
            <text:p>wildcard</text:p>
          </table:table-cell>
          <table:table-cell office:value-type="string">
            <text:p>carattere jolly </text:p>
          </table:table-cell>
          <table:table-cell/>
        </table:table-row>
        <table:table-row table:style-name="ro1">
          <table:table-cell office:value-type="string">
            <text:p>wildcard expression</text:p>
          </table:table-cell>
          <table:table-cell office:value-type="string">
            <text:p>espressione wildcard</text:p>
          </table:table-cell>
          <table:table-cell/>
        </table:table-row>
        <table:table-row table:style-name="ro1">
          <table:table-cell office:value-type="string">
            <text:p>window</text:p>
          </table:table-cell>
          <table:table-cell office:value-type="string">
            <text:p>finestra</text:p>
          </table:table-cell>
          <table:table-cell/>
        </table:table-row>
        <table:table-row table:style-name="ro1">
          <table:table-cell office:value-type="string">
            <text:p>wireless provider</text:p>
          </table:table-cell>
          <table:table-cell office:value-type="string">
            <text:p>fornitore di servizi wireless</text:p>
          </table:table-cell>
          <table:table-cell/>
        </table:table-row>
        <table:table-row table:style-name="ro1">
          <table:table-cell office:value-type="string">
            <text:p>word processing</text:p>
          </table:table-cell>
          <table:table-cell office:value-type="string">
            <text:p>elaborazione di testi</text:p>
          </table:table-cell>
          <table:table-cell/>
        </table:table-row>
        <table:table-row table:style-name="ro1">
          <table:table-cell office:value-type="string">
            <text:p>word templates</text:p>
          </table:table-cell>
          <table:table-cell office:value-type="string">
            <text:p>modelli di word</text:p>
          </table:table-cell>
          <table:table-cell/>
        </table:table-row>
        <table:table-row table:style-name="ro1">
          <table:table-cell office:value-type="string">
            <text:p>words</text:p>
          </table:table-cell>
          <table:table-cell office:value-type="string">
            <text:p>parole</text:p>
          </table:table-cell>
          <table:table-cell/>
        </table:table-row>
        <table:table-row table:style-name="ro1">
          <table:table-cell office:value-type="string">
            <text:p>work item</text:p>
          </table:table-cell>
          <table:table-cell office:value-type="string">
            <text:p>elemento di lavoro</text:p>
          </table:table-cell>
          <table:table-cell/>
        </table:table-row>
        <table:table-row table:style-name="ro1">
          <table:table-cell table:number-columns-repeated="2" office:value-type="string">
            <text:p>workaround</text:p>
          </table:table-cell>
          <table:table-cell office:value-type="string">
            <text:p>(il) </text:p>
          </table:table-cell>
        </table:table-row>
        <table:table-row table:style-name="ro1">
          <table:table-cell office:value-type="string">
            <text:p>workflow</text:p>
          </table:table-cell>
          <table:table-cell office:value-type="string">
            <text:p>flusso di lavoro</text:p>
          </table:table-cell>
          <table:table-cell/>
        </table:table-row>
        <table:table-row table:style-name="ro1">
          <table:table-cell office:value-type="string">
            <text:p>workplace</text:p>
          </table:table-cell>
          <table:table-cell office:value-type="string">
            <text:p>posto di lavoro</text:p>
          </table:table-cell>
          <table:table-cell office:value-type="string">
            <text:p>area di lavoro</text:p>
          </table:table-cell>
        </table:table-row>
        <table:table-row table:style-name="ro1">
          <table:table-cell office:value-type="string">
            <text:p>workstation installation</text:p>
          </table:table-cell>
          <table:table-cell office:value-type="string">
            <text:p>installazione workstation</text:p>
          </table:table-cell>
          <table:table-cell/>
        </table:table-row>
        <table:table-row table:style-name="ro1">
          <table:table-cell office:value-type="string">
            <text:p>workweek</text:p>
          </table:table-cell>
          <table:table-cell office:value-type="string">
            <text:p>settimana lavorativa</text:p>
          </table:table-cell>
          <table:table-cell/>
        </table:table-row>
        <table:table-row table:style-name="ro1">
          <table:table-cell office:value-type="string">
            <text:p>wrap</text:p>
          </table:table-cell>
          <table:table-cell office:value-type="string">
            <text:p>scorrimento</text:p>
          </table:table-cell>
          <table:table-cell/>
        </table:table-row>
        <table:table-row table:style-name="ro1">
          <table:table-cell office:value-type="string">
            <text:p>write protection</text:p>
          </table:table-cell>
          <table:table-cell office:value-type="string">
            <text:p>protetto</text:p>
          </table:table-cell>
          <table:table-cell/>
        </table:table-row>
        <table:table-row table:style-name="ro1">
          <table:table-cell table:number-columns-repeated="2" office:value-type="string">
            <text:p>writer</text:p>
          </table:table-cell>
          <table:table-cell/>
        </table:table-row>
        <table:table-row table:style-name="ro1">
          <table:table-cell office:value-type="string">
            <text:p>writing aids</text:p>
          </table:table-cell>
          <table:table-cell office:value-type="string">
            <text:p>linguistica</text:p>
          </table:table-cell>
          <table:table-cell/>
        </table:table-row>
        <table:table-row table:style-name="ro1">
          <table:table-cell office:value-type="string">
            <text:p>X axis</text:p>
          </table:table-cell>
          <table:table-cell office:value-type="string">
            <text:p>asse X</text:p>
          </table:table-cell>
          <table:table-cell/>
        </table:table-row>
        <table:table-row table:style-name="ro1">
          <table:table-cell table:number-columns-repeated="2" office:value-type="string">
            <text:p>X.org</text:p>
          </table:table-cell>
          <table:table-cell/>
        </table:table-row>
        <table:table-row table:style-name="ro1">
          <table:table-cell office:value-type="string">
            <text:p>xi</text:p>
          </table:table-cell>
          <table:table-cell office:value-type="string">
            <text:p>csi</text:p>
          </table:table-cell>
          <table:table-cell/>
        </table:table-row>
        <table:table-row table:style-name="ro1">
          <table:table-cell office:value-type="string">
            <text:p>XML message</text:p>
          </table:table-cell>
          <table:table-cell office:value-type="string">
            <text:p>messaggio XML</text:p>
          </table:table-cell>
          <table:table-cell/>
        </table:table-row>
        <table:table-row table:style-name="ro1">
          <table:table-cell table:number-columns-repeated="2" office:value-type="string">
            <text:p>XSL</text:p>
          </table:table-cell>
          <table:table-cell office:value-type="string">
            <text:p>eXtensible Style Language</text:p>
          </table:table-cell>
        </table:table-row>
        <table:table-row table:style-name="ro1">
          <table:table-cell table:number-columns-repeated="2" office:value-type="string">
            <text:p>XSLT</text:p>
          </table:table-cell>
          <table:table-cell office:value-type="string">
            <text:p>eXtensible Style Language Transformation </text:p>
          </table:table-cell>
        </table:table-row>
        <table:table-row table:style-name="ro1">
          <table:table-cell office:value-type="string">
            <text:p>Y axis</text:p>
          </table:table-cell>
          <table:table-cell office:value-type="string">
            <text:p>asse Y</text:p>
          </table:table-cell>
          <table:table-cell/>
        </table:table-row>
        <table:table-row table:style-name="ro1">
          <table:table-cell office:value-type="string">
            <text:p>year</text:p>
          </table:table-cell>
          <table:table-cell office:value-type="string">
            <text:p>anno</text:p>
          </table:table-cell>
          <table:table-cell/>
        </table:table-row>
        <table:table-row table:style-name="ro1">
          <table:table-cell office:value-type="string">
            <text:p>Z axis</text:p>
          </table:table-cell>
          <table:table-cell office:value-type="string">
            <text:p>asse Z</text:p>
          </table:table-cell>
          <table:table-cell/>
        </table:table-row>
        <table:table-row table:style-name="ro1">
          <table:table-cell office:value-type="string">
            <text:p>zero line</text:p>
          </table:table-cell>
          <table:table-cell office:value-type="string">
            <text:p>linea dello zero</text:p>
          </table:table-cell>
          <table:table-cell/>
        </table:table-row>
        <table:table-row table:style-name="ro1">
          <table:table-cell office:value-type="string">
            <text:p>zero values</text:p>
          </table:table-cell>
          <table:table-cell office:value-type="string">
            <text:p>valori zero</text:p>
          </table:table-cell>
          <table:table-cell/>
        </table:table-row>
        <table:table-row table:style-name="ro1">
          <table:table-cell table:number-columns-repeated="2" office:value-type="string">
            <text:p>zeta</text:p>
          </table:table-cell>
          <table:table-cell/>
        </table:table-row>
        <table:table-row table:style-name="ro1">
          <table:table-cell table:number-columns-repeated="2" office:value-type="string">
            <text:p>zhuyin</text:p>
          </table:table-cell>
          <table:table-cell/>
        </table:table-row>
        <table:table-row table:style-name="ro1">
          <table:table-cell office:value-type="string">
            <text:p>zip code</text:p>
          </table:table-cell>
          <table:table-cell office:value-type="string">
            <text:p>cap</text:p>
          </table:table-cell>
          <table:table-cell/>
        </table:table-row>
        <table:table-row table:style-name="ro1">
          <table:table-cell office:value-type="string">
            <text:p>zip file</text:p>
          </table:table-cell>
          <table:table-cell office:value-type="string">
            <text:p>file zip</text:p>
          </table:table-cell>
          <table:table-cell/>
        </table:table-row>
        <table:table-row table:style-name="ro1">
          <table:table-cell table:number-columns-repeated="2" office:value-type="string">
            <text:p>zoom</text:p>
          </table:table-cell>
          <table:table-cell/>
        </table:table-row>
        <table:table-row table:style-name="ro1" table:number-rows-repeated="6199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oglio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6">26/09/2010</text:date>, <text:time>14.13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6T13:49:57.88</meta:creation-date>
    <dc:date>2010-09-26T14:13:06.55</dc:date>
    <meta:editing-duration>PT00H23M09S</meta:editing-duration>
    <meta:editing-cycles>4</meta:editing-cycles>
    <meta:generator>OpenOffice.org/3.2$Win32 OpenOffice.org_project/320m12$Build-9483</meta:generator>
    <meta:document-statistic meta:table-count="3" meta:cell-count="7273" meta:object-count="0"/>
  </office:meta>
</office:document-meta>
</file>